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4" table:default-cell-style-name="ce3"/>
        <table:table-row table:style-name="ro1">
          <table:table-cell table:style-name="ce1" office:value-type="string">
            <text:p>HR hex</text:p>
          </table:table-cell>
          <table:table-cell table:style-name="ce1" office:value-type="string">
            <text:p>Lspeed hex</text:p>
          </table:table-cell>
          <table:table-cell table:style-name="ce1" office:value-type="string">
            <text:p>Hspeed hex</text:p>
          </table:table-cell>
          <table:table-cell table:style-name="ce1"/>
          <table:table-cell table:style-name="ce1" office:value-type="string">
            <text:p>HR</text:p>
          </table:table-cell>
          <table:table-cell table:style-name="ce1" office:value-type="string">
            <text:p>Speed</text:p>
          </table:table-cell>
          <table:table-cell table:style-name="ce1"/>
          <table:table-cell table:style-name="ce1" office:value-type="string">
            <text:p>TM</text:p>
          </table:table-cell>
          <table:table-cell table:style-name="ce1" office:value-type="string">
            <text:p>Fitlog dist</text:p>
          </table:table-cell>
          <table:table-cell table:style-name="ce1" office:value-type="string">
            <text:p>Fitlog HR</text:p>
          </table:table-cell>
          <table:table-cell table:style-name="ce1"/>
          <table:table-cell table:style-name="ce1" office:value-type="string">
            <text:p>HR =</text:p>
          </table:table-cell>
          <table:table-cell table:style-name="ce1" office:value-type="string">
            <text:p>Delta dist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>
            <text:p>52</text:p>
          </table:table-cell>
          <table:table-cell table:style-name="ce2" office:value-type="string">
            <text:p>69</text:p>
          </table:table-cell>
          <table:table-cell table:style-name="ce2" office:value-type="string">
            <text:p>02</text:p>
          </table:table-cell>
          <table:table-cell/>
          <table:table-cell table:formula="of:=HEX2DEC([.A2])" office:value-type="float" office:value="82">
            <text:p>82</text:p>
          </table:table-cell>
          <table:table-cell table:formula="of:=256*HEX2DEC([.C2])+HEX2DEC([.B2])" office:value-type="float" office:value="617">
            <text:p>617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8.541667">
            <text:p>8,541667</text:p>
          </table:table-cell>
          <table:table-cell table:style-name="Default" office:value-type="float" office:value="82">
            <text:p>82</text:p>
          </table:table-cell>
          <table:table-cell/>
          <table:table-cell table:formula="of:=IF([.J2]=[.E2];&quot;X&quot;;&quot;&quot;)" office:value-type="string" office:string-value="X">
            <text:p>X</text:p>
          </table:table-cell>
          <table:table-cell table:formula="of:=[.I2]" office:value-type="float" office:value="8.541667">
            <text:p>8,541667</text:p>
          </table:table-cell>
          <table:table-cell table:formula="of:=[.F2]/[.M2]" office:value-type="float" office:value="72.23414352257">
            <text:p>72,2341435226</text:p>
          </table:table-cell>
          <table:table-cell table:formula="of:=([.F2]-[.P2])/100*5/3.6" office:value-type="float" office:value="8.54166666666667">
            <text:p>8,5416666667</text:p>
          </table:table-cell>
          <table:table-cell table:formula="of:=HEX2DEC([.C2])" office:value-type="float" office:value="2">
            <text:p>2</text:p>
          </table:table-cell>
          <table:table-cell table:formula="of:=[.P2]*5/(3.6*100)" office:value-type="float" office:value="0.0277777777777778">
            <text:p>0,0277777778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5e</text:p>
          </table:table-cell>
          <table:table-cell table:style-name="ce2" office:value-type="string">
            <text:p>86</text:p>
          </table:table-cell>
          <table:table-cell table:style-name="ce2" office:value-type="string">
            <text:p>04</text:p>
          </table:table-cell>
          <table:table-cell/>
          <table:table-cell table:formula="of:=HEX2DEC([.A3])" office:value-type="float" office:value="94">
            <text:p>94</text:p>
          </table:table-cell>
          <table:table-cell table:formula="of:=256*HEX2DEC([.C3])+HEX2DEC([.B3])" office:value-type="float" office:value="1158">
            <text:p>1158</text:p>
          </table:table-cell>
          <table:table-cell/>
          <table:table-cell table:style-name="Default" office:value-type="float" office:value="5">
            <text:p>5</text:p>
          </table:table-cell>
          <table:table-cell table:style-name="Default" office:value-type="float" office:value="24.56945">
            <text:p>24,56945</text:p>
          </table:table-cell>
          <table:table-cell table:style-name="Default" office:value-type="float" office:value="94">
            <text:p>94</text:p>
          </table:table-cell>
          <table:table-cell/>
          <table:table-cell table:formula="of:=IF([.J3]=[.E3];&quot;X&quot;;&quot;&quot;)" office:value-type="string" office:string-value="X">
            <text:p>X</text:p>
          </table:table-cell>
          <table:table-cell table:formula="of:=[.I3]-[.I2]" office:value-type="float" office:value="16.027783">
            <text:p>16,027783</text:p>
          </table:table-cell>
          <table:table-cell table:formula="of:=[.F3]/[.M3]" office:value-type="float" office:value="72.2495431838577">
            <text:p>72,2495431839</text:p>
          </table:table-cell>
          <table:table-cell table:formula="of:=([.F3]-[.P3])/100*5/3.6" office:value-type="float" office:value="16.0277777777778">
            <text:p>16,0277777778</text:p>
          </table:table-cell>
          <table:table-cell table:formula="of:=HEX2DEC([.C3])" office:value-type="float" office:value="4">
            <text:p>4</text:p>
          </table:table-cell>
          <table:table-cell table:formula="of:=[.P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6c</text:p>
          </table:table-cell>
          <table:table-cell table:style-name="Default" office:value-type="string">
            <text:p>c9</text:p>
          </table:table-cell>
          <table:table-cell table:style-name="ce2" office:value-type="string">
            <text:p>04</text:p>
          </table:table-cell>
          <table:table-cell/>
          <table:table-cell table:formula="of:=HEX2DEC([.A4])" office:value-type="float" office:value="108">
            <text:p>108</text:p>
          </table:table-cell>
          <table:table-cell table:formula="of:=256*HEX2DEC([.C4])+HEX2DEC([.B4])" office:value-type="float" office:value="1225">
            <text:p>1225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office:value-type="float" office:value="41.52778">
            <text:p>41,52778</text:p>
          </table:table-cell>
          <table:table-cell table:style-name="Default" office:value-type="float" office:value="108">
            <text:p>108</text:p>
          </table:table-cell>
          <table:table-cell/>
          <table:table-cell table:formula="of:=IF([.J4]=[.E4];&quot;X&quot;;&quot;&quot;)" office:value-type="string" office:string-value="X">
            <text:p>X</text:p>
          </table:table-cell>
          <table:table-cell table:formula="of:=[.I4]-[.I3]" office:value-type="float" office:value="16.95833">
            <text:p>16,95833</text:p>
          </table:table-cell>
          <table:table-cell table:formula="of:=[.F4]/[.M4]" office:value-type="float" office:value="72.2358864345723">
            <text:p>72,2358864346</text:p>
          </table:table-cell>
          <table:table-cell table:formula="of:=([.F4]-[.P4])/100*5/3.6" office:value-type="float" office:value="16.9583333333333">
            <text:p>16,9583333333</text:p>
          </table:table-cell>
          <table:table-cell table:formula="of:=HEX2DEC([.C4])" office:value-type="float" office:value="4">
            <text:p>4</text:p>
          </table:table-cell>
          <table:table-cell table:formula="of:=[.P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72</text:p>
          </table:table-cell>
          <table:table-cell table:style-name="Default" office:value-type="string">
            <text:p>ac</text:p>
          </table:table-cell>
          <table:table-cell table:style-name="ce2" office:value-type="string">
            <text:p>04</text:p>
          </table:table-cell>
          <table:table-cell/>
          <table:table-cell table:formula="of:=HEX2DEC([.A5])" office:value-type="float" office:value="114">
            <text:p>114</text:p>
          </table:table-cell>
          <table:table-cell table:formula="of:=256*HEX2DEC([.C5])+HEX2DEC([.B5])" office:value-type="float" office:value="1196">
            <text:p>1196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58.08334">
            <text:p>58,08334</text:p>
          </table:table-cell>
          <table:table-cell table:style-name="Default" office:value-type="float" office:value="114">
            <text:p>114</text:p>
          </table:table-cell>
          <table:table-cell/>
          <table:table-cell table:formula="of:=IF([.J5]=[.E5];&quot;X&quot;;&quot;&quot;)" office:value-type="string" office:string-value="X">
            <text:p>X</text:p>
          </table:table-cell>
          <table:table-cell table:formula="of:=[.I5]-[.I4]" office:value-type="float" office:value="16.55556">
            <text:p>16,55556</text:p>
          </table:table-cell>
          <table:table-cell table:formula="of:=[.F5]/[.M5]" office:value-type="float" office:value="72.2415913445392">
            <text:p>72,2415913445</text:p>
          </table:table-cell>
          <table:table-cell table:formula="of:=([.F5]-[.P5])/100*5/3.6" office:value-type="float" office:value="16.5555555555556">
            <text:p>16,5555555556</text:p>
          </table:table-cell>
          <table:table-cell table:formula="of:=HEX2DEC([.C5])" office:value-type="float" office:value="4">
            <text:p>4</text:p>
          </table:table-cell>
          <table:table-cell table:formula="of:=[.P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80</text:p>
          </table:table-cell>
          <table:table-cell table:style-name="Default" office:value-type="string">
            <text:p>9a</text:p>
          </table:table-cell>
          <table:table-cell table:style-name="ce2" office:value-type="string">
            <text:p>04</text:p>
          </table:table-cell>
          <table:table-cell/>
          <table:table-cell table:formula="of:=HEX2DEC([.A6])" office:value-type="float" office:value="128">
            <text:p>128</text:p>
          </table:table-cell>
          <table:table-cell table:formula="of:=256*HEX2DEC([.C6])+HEX2DEC([.B6])" office:value-type="float" office:value="1178">
            <text:p>1178</text:p>
          </table:table-cell>
          <table:table-cell/>
          <table:table-cell table:style-name="Default" office:value-type="float" office:value="20">
            <text:p>20</text:p>
          </table:table-cell>
          <table:table-cell table:style-name="Default" office:value-type="float" office:value="74.38889">
            <text:p>74,38889</text:p>
          </table:table-cell>
          <table:table-cell table:style-name="Default" office:value-type="float" office:value="128">
            <text:p>128</text:p>
          </table:table-cell>
          <table:table-cell/>
          <table:table-cell table:formula="of:=IF([.J6]=[.E6];&quot;X&quot;;&quot;&quot;)" office:value-type="string" office:string-value="X">
            <text:p>X</text:p>
          </table:table-cell>
          <table:table-cell table:formula="of:=[.I6]-[.I5]" office:value-type="float" office:value="16.30555">
            <text:p>16,30555</text:p>
          </table:table-cell>
          <table:table-cell table:formula="of:=[.F6]/[.M6]" office:value-type="float" office:value="72.2453397769471">
            <text:p>72,2453397769</text:p>
          </table:table-cell>
          <table:table-cell table:formula="of:=([.F6]-[.P6])/100*5/3.6" office:value-type="float" office:value="16.3055555555556">
            <text:p>16,3055555556</text:p>
          </table:table-cell>
          <table:table-cell table:formula="of:=HEX2DEC([.C6])" office:value-type="float" office:value="4">
            <text:p>4</text:p>
          </table:table-cell>
          <table:table-cell table:formula="of:=[.P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91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04</text:p>
          </table:table-cell>
          <table:table-cell/>
          <table:table-cell table:formula="of:=HEX2DEC([.A7])" office:value-type="float" office:value="145">
            <text:p>145</text:p>
          </table:table-cell>
          <table:table-cell table:formula="of:=256*HEX2DEC([.C7])+HEX2DEC([.B7])" office:value-type="float" office:value="1157">
            <text:p>1157</text:p>
          </table:table-cell>
          <table:table-cell/>
          <table:table-cell table:style-name="Default" office:value-type="float" office:value="25">
            <text:p>25</text:p>
          </table:table-cell>
          <table:table-cell table:style-name="Default" office:value-type="float" office:value="90.40279">
            <text:p>90,40279</text:p>
          </table:table-cell>
          <table:table-cell table:style-name="Default" office:value-type="float" office:value="145">
            <text:p>145</text:p>
          </table:table-cell>
          <table:table-cell/>
          <table:table-cell table:formula="of:=IF([.J7]=[.E7];&quot;X&quot;;&quot;&quot;)" office:value-type="string" office:string-value="X">
            <text:p>X</text:p>
          </table:table-cell>
          <table:table-cell table:formula="of:=[.I7]-[.I6]" office:value-type="float" office:value="16.0139">
            <text:p>16,0139</text:p>
          </table:table-cell>
          <table:table-cell table:formula="of:=[.F7]/[.M7]" office:value-type="float" office:value="72.2497330444177">
            <text:p>72,2497330444</text:p>
          </table:table-cell>
          <table:table-cell table:formula="of:=([.F7]-[.P7])/100*5/3.6" office:value-type="float" office:value="16.0138888888889">
            <text:p>16,0138888889</text:p>
          </table:table-cell>
          <table:table-cell table:formula="of:=HEX2DEC([.C7])" office:value-type="float" office:value="4">
            <text:p>4</text:p>
          </table:table-cell>
          <table:table-cell table:formula="of:=[.P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97</text:p>
          </table:table-cell>
          <table:table-cell table:style-name="Default" office:value-type="string">
            <text:p>6a</text:p>
          </table:table-cell>
          <table:table-cell table:style-name="ce2" office:value-type="string">
            <text:p>04</text:p>
          </table:table-cell>
          <table:table-cell/>
          <table:table-cell table:formula="of:=HEX2DEC([.A8])" office:value-type="float" office:value="151">
            <text:p>151</text:p>
          </table:table-cell>
          <table:table-cell table:formula="of:=256*HEX2DEC([.C8])+HEX2DEC([.B8])" office:value-type="float" office:value="1130">
            <text:p>1130</text:p>
          </table:table-cell>
          <table:table-cell/>
          <table:table-cell table:style-name="Default" office:value-type="float" office:value="30">
            <text:p>30</text:p>
          </table:table-cell>
          <table:table-cell table:style-name="Default" office:value-type="float" office:value="106.0417">
            <text:p>106,0417</text:p>
          </table:table-cell>
          <table:table-cell table:style-name="Default" office:value-type="float" office:value="151">
            <text:p>151</text:p>
          </table:table-cell>
          <table:table-cell/>
          <table:table-cell table:formula="of:=IF([.J8]=[.E8];&quot;X&quot;;&quot;&quot;)" office:value-type="string" office:string-value="X">
            <text:p>X</text:p>
          </table:table-cell>
          <table:table-cell table:formula="of:=[.I8]-[.I7]" office:value-type="float" office:value="15.63891">
            <text:p>15,63891</text:p>
          </table:table-cell>
          <table:table-cell table:formula="of:=[.F8]/[.M8]" office:value-type="float" office:value="72.255675107792">
            <text:p>72,2556751078</text:p>
          </table:table-cell>
          <table:table-cell table:formula="of:=([.F8]-[.P8])/100*5/3.6" office:value-type="float" office:value="15.6388888888889">
            <text:p>15,6388888889</text:p>
          </table:table-cell>
          <table:table-cell table:formula="of:=HEX2DEC([.C8])" office:value-type="float" office:value="4">
            <text:p>4</text:p>
          </table:table-cell>
          <table:table-cell table:formula="of:=[.P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b</text:p>
          </table:table-cell>
          <table:table-cell table:style-name="ce2" office:value-type="string">
            <text:p>67</text:p>
          </table:table-cell>
          <table:table-cell table:style-name="ce2" office:value-type="string">
            <text:p>04</text:p>
          </table:table-cell>
          <table:table-cell/>
          <table:table-cell table:formula="of:=HEX2DEC([.A9])" office:value-type="float" office:value="155">
            <text:p>155</text:p>
          </table:table-cell>
          <table:table-cell table:formula="of:=256*HEX2DEC([.C9])+HEX2DEC([.B9])" office:value-type="float" office:value="1127">
            <text:p>1127</text:p>
          </table:table-cell>
          <table:table-cell/>
          <table:table-cell table:style-name="Default" office:value-type="float" office:value="35">
            <text:p>35</text:p>
          </table:table-cell>
          <table:table-cell table:style-name="Default" office:value-type="float" office:value="121.6389">
            <text:p>121,6389</text:p>
          </table:table-cell>
          <table:table-cell table:style-name="Default" office:value-type="float" office:value="155">
            <text:p>155</text:p>
          </table:table-cell>
          <table:table-cell/>
          <table:table-cell table:formula="of:=IF([.J9]=[.E9];&quot;X&quot;;&quot;&quot;)" office:value-type="string" office:string-value="X">
            <text:p>X</text:p>
          </table:table-cell>
          <table:table-cell table:formula="of:=[.I9]-[.I8]" office:value-type="float" office:value="15.5972">
            <text:p>15,5972</text:p>
          </table:table-cell>
          <table:table-cell table:formula="of:=[.F9]/[.M9]" office:value-type="float" office:value="72.2565588695407">
            <text:p>72,2565588695</text:p>
          </table:table-cell>
          <table:table-cell table:formula="of:=([.F9]-[.P9])/100*5/3.6" office:value-type="float" office:value="15.5972222222222">
            <text:p>15,5972222222</text:p>
          </table:table-cell>
          <table:table-cell table:formula="of:=HEX2DEC([.C9])" office:value-type="float" office:value="4">
            <text:p>4</text:p>
          </table:table-cell>
          <table:table-cell table:formula="of:=[.P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1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04</text:p>
          </table:table-cell>
          <table:table-cell/>
          <table:table-cell table:formula="of:=HEX2DEC([.A10])" office:value-type="float" office:value="161">
            <text:p>161</text:p>
          </table:table-cell>
          <table:table-cell table:formula="of:=256*HEX2DEC([.C10])+HEX2DEC([.B10])" office:value-type="float" office:value="1107">
            <text:p>1107</text:p>
          </table:table-cell>
          <table:table-cell/>
          <table:table-cell table:style-name="Default" office:value-type="float" office:value="40">
            <text:p>40</text:p>
          </table:table-cell>
          <table:table-cell table:style-name="Default" office:value-type="float" office:value="136.9583">
            <text:p>136,9583</text:p>
          </table:table-cell>
          <table:table-cell table:style-name="Default" office:value-type="float" office:value="161">
            <text:p>161</text:p>
          </table:table-cell>
          <table:table-cell/>
          <table:table-cell table:formula="of:=IF([.J10]=[.E10];&quot;X&quot;;&quot;&quot;)" office:value-type="string" office:string-value="X">
            <text:p>X</text:p>
          </table:table-cell>
          <table:table-cell table:formula="of:=[.I10]-[.I9]" office:value-type="float" office:value="15.3194">
            <text:p>15,3194</text:p>
          </table:table-cell>
          <table:table-cell table:formula="of:=[.F10]/[.M10]" office:value-type="float" office:value="72.2613157173257">
            <text:p>72,2613157173</text:p>
          </table:table-cell>
          <table:table-cell table:formula="of:=([.F10]-[.P10])/100*5/3.6" office:value-type="float" office:value="15.3194444444444">
            <text:p>15,3194444444</text:p>
          </table:table-cell>
          <table:table-cell table:formula="of:=HEX2DEC([.C10])" office:value-type="float" office:value="4">
            <text:p>4</text:p>
          </table:table-cell>
          <table:table-cell table:formula="of:=[.P1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3</text:p>
          </table:table-cell>
          <table:table-cell table:style-name="Default" office:value-type="string">
            <text:p>4a</text:p>
          </table:table-cell>
          <table:table-cell table:style-name="ce2" office:value-type="string">
            <text:p>04</text:p>
          </table:table-cell>
          <table:table-cell/>
          <table:table-cell table:formula="of:=HEX2DEC([.A11])" office:value-type="float" office:value="163">
            <text:p>163</text:p>
          </table:table-cell>
          <table:table-cell table:formula="of:=256*HEX2DEC([.C11])+HEX2DEC([.B11])" office:value-type="float" office:value="1098">
            <text:p>1098</text:p>
          </table:table-cell>
          <table:table-cell/>
          <table:table-cell table:style-name="Default" office:value-type="float" office:value="45">
            <text:p>45</text:p>
          </table:table-cell>
          <table:table-cell table:style-name="Default" office:value-type="float" office:value="152.1528">
            <text:p>152,1528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11]=[.E11];&quot;X&quot;;&quot;&quot;)" office:value-type="string" office:string-value="X">
            <text:p>X</text:p>
          </table:table-cell>
          <table:table-cell table:formula="of:=[.I11]-[.I10]" office:value-type="float" office:value="15.1945">
            <text:p>15,1945</text:p>
          </table:table-cell>
          <table:table-cell table:formula="of:=[.F11]/[.M11]" office:value-type="float" office:value="72.2629898976603">
            <text:p>72,2629898977</text:p>
          </table:table-cell>
          <table:table-cell table:formula="of:=([.F11]-[.P11])/100*5/3.6" office:value-type="float" office:value="15.1944444444444">
            <text:p>15,1944444444</text:p>
          </table:table-cell>
          <table:table-cell table:formula="of:=HEX2DEC([.C11])" office:value-type="float" office:value="4">
            <text:p>4</text:p>
          </table:table-cell>
          <table:table-cell table:formula="of:=[.P1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04</text:p>
          </table:table-cell>
          <table:table-cell/>
          <table:table-cell table:formula="of:=HEX2DEC([.A12])" office:value-type="float" office:value="164">
            <text:p>164</text:p>
          </table:table-cell>
          <table:table-cell table:formula="of:=256*HEX2DEC([.C12])+HEX2DEC([.B12])" office:value-type="float" office:value="1107">
            <text:p>1107</text:p>
          </table:table-cell>
          <table:table-cell/>
          <table:table-cell table:style-name="Default" office:value-type="float" office:value="50">
            <text:p>50</text:p>
          </table:table-cell>
          <table:table-cell table:style-name="Default" office:value-type="float" office:value="167.4722">
            <text:p>167,4722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12]=[.E12];&quot;X&quot;;&quot;&quot;)" office:value-type="string" office:string-value="X">
            <text:p>X</text:p>
          </table:table-cell>
          <table:table-cell table:formula="of:=[.I12]-[.I11]" office:value-type="float" office:value="15.3194">
            <text:p>15,3194</text:p>
          </table:table-cell>
          <table:table-cell table:formula="of:=[.F12]/[.M12]" office:value-type="float" office:value="72.2613157173259">
            <text:p>72,2613157173</text:p>
          </table:table-cell>
          <table:table-cell table:formula="of:=([.F12]-[.P12])/100*5/3.6" office:value-type="float" office:value="15.3194444444444">
            <text:p>15,3194444444</text:p>
          </table:table-cell>
          <table:table-cell table:formula="of:=HEX2DEC([.C12])" office:value-type="float" office:value="4">
            <text:p>4</text:p>
          </table:table-cell>
          <table:table-cell table:formula="of:=[.P1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04</text:p>
          </table:table-cell>
          <table:table-cell/>
          <table:table-cell table:formula="of:=HEX2DEC([.A13])" office:value-type="float" office:value="164">
            <text:p>164</text:p>
          </table:table-cell>
          <table:table-cell table:formula="of:=256*HEX2DEC([.C13])+HEX2DEC([.B13])" office:value-type="float" office:value="1106">
            <text:p>1106</text:p>
          </table:table-cell>
          <table:table-cell/>
          <table:table-cell table:style-name="Default" office:value-type="float" office:value="55">
            <text:p>55</text:p>
          </table:table-cell>
          <table:table-cell table:style-name="Default" office:value-type="float" office:value="182.7778">
            <text:p>182,7778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13]=[.E13];&quot;X&quot;;&quot;&quot;)" office:value-type="string" office:string-value="X">
            <text:p>X</text:p>
          </table:table-cell>
          <table:table-cell table:formula="of:=[.I13]-[.I12]" office:value-type="float" office:value="15.3056">
            <text:p>15,3056</text:p>
          </table:table-cell>
          <table:table-cell table:formula="of:=[.F13]/[.M13]" office:value-type="float" office:value="72.2611331800124">
            <text:p>72,26113318</text:p>
          </table:table-cell>
          <table:table-cell table:formula="of:=([.F13]-[.P13])/100*5/3.6" office:value-type="float" office:value="15.3055555555556">
            <text:p>15,3055555556</text:p>
          </table:table-cell>
          <table:table-cell table:formula="of:=HEX2DEC([.C13])" office:value-type="float" office:value="4">
            <text:p>4</text:p>
          </table:table-cell>
          <table:table-cell table:formula="of:=[.P1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Default" office:value-type="string">
            <text:p>4f</text:p>
          </table:table-cell>
          <table:table-cell table:style-name="ce2" office:value-type="string">
            <text:p>04</text:p>
          </table:table-cell>
          <table:table-cell/>
          <table:table-cell table:formula="of:=HEX2DEC([.A14])" office:value-type="float" office:value="164">
            <text:p>164</text:p>
          </table:table-cell>
          <table:table-cell table:formula="of:=256*HEX2DEC([.C14])+HEX2DEC([.B14])" office:value-type="float" office:value="1103">
            <text:p>1103</text:p>
          </table:table-cell>
          <table:table-cell/>
          <table:table-cell table:style-name="Default" office:value-type="float" office:value="60">
            <text:p>60</text:p>
          </table:table-cell>
          <table:table-cell table:style-name="Default" office:value-type="float" office:value="198.0417">
            <text:p>198,0417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14]=[.E14];&quot;X&quot;;&quot;&quot;)" office:value-type="string" office:string-value="X">
            <text:p>X</text:p>
          </table:table-cell>
          <table:table-cell table:formula="of:=[.I14]-[.I13]" office:value-type="float" office:value="15.2639">
            <text:p>15,2639</text:p>
          </table:table-cell>
          <table:table-cell table:formula="of:=[.F14]/[.M14]" office:value-type="float" office:value="72.2620038129182">
            <text:p>72,2620038129</text:p>
          </table:table-cell>
          <table:table-cell table:formula="of:=([.F14]-[.P14])/100*5/3.6" office:value-type="float" office:value="15.2638888888889">
            <text:p>15,2638888889</text:p>
          </table:table-cell>
          <table:table-cell table:formula="of:=HEX2DEC([.C14])" office:value-type="float" office:value="4">
            <text:p>4</text:p>
          </table:table-cell>
          <table:table-cell table:formula="of:=[.P1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2</text:p>
          </table:table-cell>
          <table:table-cell table:style-name="Default" office:value-type="string">
            <text:p>6f</text:p>
          </table:table-cell>
          <table:table-cell table:style-name="ce2" office:value-type="string">
            <text:p>04</text:p>
          </table:table-cell>
          <table:table-cell/>
          <table:table-cell table:formula="of:=HEX2DEC([.A15])" office:value-type="float" office:value="162">
            <text:p>162</text:p>
          </table:table-cell>
          <table:table-cell table:formula="of:=256*HEX2DEC([.C15])+HEX2DEC([.B15])" office:value-type="float" office:value="1135">
            <text:p>1135</text:p>
          </table:table-cell>
          <table:table-cell/>
          <table:table-cell table:style-name="Default" office:value-type="float" office:value="65">
            <text:p>65</text:p>
          </table:table-cell>
          <table:table-cell table:style-name="Default" office:value-type="float" office:value="213.75">
            <text:p>213,75</text:p>
          </table:table-cell>
          <table:table-cell table:style-name="Default" office:value-type="float" office:value="162">
            <text:p>162</text:p>
          </table:table-cell>
          <table:table-cell/>
          <table:table-cell table:formula="of:=IF([.J15]=[.E15];&quot;X&quot;;&quot;&quot;)" office:value-type="string" office:string-value="X">
            <text:p>X</text:p>
          </table:table-cell>
          <table:table-cell table:formula="of:=[.I15]-[.I14]" office:value-type="float" office:value="15.7083">
            <text:p>15,7083</text:p>
          </table:table-cell>
          <table:table-cell table:formula="of:=[.F15]/[.M15]" office:value-type="float" office:value="72.2547952356397">
            <text:p>72,2547952356</text:p>
          </table:table-cell>
          <table:table-cell table:formula="of:=([.F15]-[.P15])/100*5/3.6" office:value-type="float" office:value="15.7083333333333">
            <text:p>15,7083333333</text:p>
          </table:table-cell>
          <table:table-cell table:formula="of:=HEX2DEC([.C15])" office:value-type="float" office:value="4">
            <text:p>4</text:p>
          </table:table-cell>
          <table:table-cell table:formula="of:=[.P1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e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04</text:p>
          </table:table-cell>
          <table:table-cell/>
          <table:table-cell table:formula="of:=HEX2DEC([.A16])" office:value-type="float" office:value="158">
            <text:p>158</text:p>
          </table:table-cell>
          <table:table-cell table:formula="of:=256*HEX2DEC([.C16])+HEX2DEC([.B16])" office:value-type="float" office:value="1154">
            <text:p>1154</text:p>
          </table:table-cell>
          <table:table-cell/>
          <table:table-cell table:style-name="Default" office:value-type="float" office:value="70">
            <text:p>70</text:p>
          </table:table-cell>
          <table:table-cell table:style-name="Default" office:value-type="float" office:value="229.7222">
            <text:p>229,7222</text:p>
          </table:table-cell>
          <table:table-cell table:style-name="Default" office:value-type="float" office:value="158">
            <text:p>158</text:p>
          </table:table-cell>
          <table:table-cell/>
          <table:table-cell table:formula="of:=IF([.J16]=[.E16];&quot;X&quot;;&quot;&quot;)" office:value-type="string" office:string-value="X">
            <text:p>X</text:p>
          </table:table-cell>
          <table:table-cell table:formula="of:=[.I16]-[.I15]" office:value-type="float" office:value="15.9722">
            <text:p>15,9722</text:p>
          </table:table-cell>
          <table:table-cell table:formula="of:=[.F16]/[.M16]" office:value-type="float" office:value="72.2505353050927">
            <text:p>72,2505353051</text:p>
          </table:table-cell>
          <table:table-cell table:formula="of:=([.F16]-[.P16])/100*5/3.6" office:value-type="float" office:value="15.9722222222222">
            <text:p>15,9722222222</text:p>
          </table:table-cell>
          <table:table-cell table:formula="of:=HEX2DEC([.C16])" office:value-type="float" office:value="4">
            <text:p>4</text:p>
          </table:table-cell>
          <table:table-cell table:formula="of:=[.P1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d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04</text:p>
          </table:table-cell>
          <table:table-cell/>
          <table:table-cell table:formula="of:=HEX2DEC([.A17])" office:value-type="float" office:value="157">
            <text:p>157</text:p>
          </table:table-cell>
          <table:table-cell table:formula="of:=256*HEX2DEC([.C17])+HEX2DEC([.B17])" office:value-type="float" office:value="1161">
            <text:p>1161</text:p>
          </table:table-cell>
          <table:table-cell/>
          <table:table-cell table:style-name="Default" office:value-type="float" office:value="75">
            <text:p>75</text:p>
          </table:table-cell>
          <table:table-cell table:style-name="Default" office:value-type="float" office:value="245.7917">
            <text:p>245,7917</text:p>
          </table:table-cell>
          <table:table-cell table:style-name="Default" office:value-type="float" office:value="157">
            <text:p>157</text:p>
          </table:table-cell>
          <table:table-cell/>
          <table:table-cell table:formula="of:=IF([.J17]=[.E17];&quot;X&quot;;&quot;&quot;)" office:value-type="string" office:string-value="X">
            <text:p>X</text:p>
          </table:table-cell>
          <table:table-cell table:formula="of:=[.I17]-[.I16]" office:value-type="float" office:value="16.0695">
            <text:p>16,0695</text:p>
          </table:table-cell>
          <table:table-cell table:formula="of:=[.F17]/[.M17]" office:value-type="float" office:value="72.2486698403808">
            <text:p>72,2486698404</text:p>
          </table:table-cell>
          <table:table-cell table:formula="of:=([.F17]-[.P17])/100*5/3.6" office:value-type="float" office:value="16.0694444444444">
            <text:p>16,0694444444</text:p>
          </table:table-cell>
          <table:table-cell table:formula="of:=HEX2DEC([.C17])" office:value-type="float" office:value="4">
            <text:p>4</text:p>
          </table:table-cell>
          <table:table-cell table:formula="of:=[.P1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d</text:p>
          </table:table-cell>
          <table:table-cell table:style-name="Default" office:value-type="string">
            <text:p>7e</text:p>
          </table:table-cell>
          <table:table-cell table:style-name="ce2" office:value-type="string">
            <text:p>04</text:p>
          </table:table-cell>
          <table:table-cell/>
          <table:table-cell table:formula="of:=HEX2DEC([.A18])" office:value-type="float" office:value="157">
            <text:p>157</text:p>
          </table:table-cell>
          <table:table-cell table:formula="of:=256*HEX2DEC([.C18])+HEX2DEC([.B18])" office:value-type="float" office:value="1150">
            <text:p>1150</text:p>
          </table:table-cell>
          <table:table-cell/>
          <table:table-cell table:style-name="Default" office:value-type="float" office:value="80">
            <text:p>80</text:p>
          </table:table-cell>
          <table:table-cell table:style-name="Default" office:value-type="float" office:value="261.7083">
            <text:p>261,7083</text:p>
          </table:table-cell>
          <table:table-cell table:style-name="Default" office:value-type="float" office:value="157">
            <text:p>157</text:p>
          </table:table-cell>
          <table:table-cell/>
          <table:table-cell table:formula="of:=IF([.J18]=[.E18];&quot;X&quot;;&quot;&quot;)" office:value-type="string" office:string-value="X">
            <text:p>X</text:p>
          </table:table-cell>
          <table:table-cell table:formula="of:=[.I18]-[.I17]" office:value-type="float" office:value="15.9166">
            <text:p>15,9166</text:p>
          </table:table-cell>
          <table:table-cell table:formula="of:=[.F18]/[.M18]" office:value-type="float" office:value="72.2516115250744">
            <text:p>72,2516115251</text:p>
          </table:table-cell>
          <table:table-cell table:formula="of:=([.F18]-[.P18])/100*5/3.6" office:value-type="float" office:value="15.9166666666667">
            <text:p>15,9166666667</text:p>
          </table:table-cell>
          <table:table-cell table:formula="of:=HEX2DEC([.C18])" office:value-type="float" office:value="4">
            <text:p>4</text:p>
          </table:table-cell>
          <table:table-cell table:formula="of:=[.P1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c</text:p>
          </table:table-cell>
          <table:table-cell table:style-name="Default" office:value-type="string">
            <text:p>9b</text:p>
          </table:table-cell>
          <table:table-cell table:style-name="ce2" office:value-type="string">
            <text:p>04</text:p>
          </table:table-cell>
          <table:table-cell/>
          <table:table-cell table:formula="of:=HEX2DEC([.A19])" office:value-type="float" office:value="156">
            <text:p>156</text:p>
          </table:table-cell>
          <table:table-cell table:formula="of:=256*HEX2DEC([.C19])+HEX2DEC([.B19])" office:value-type="float" office:value="1179">
            <text:p>1179</text:p>
          </table:table-cell>
          <table:table-cell/>
          <table:table-cell table:style-name="Default" office:value-type="float" office:value="85">
            <text:p>85</text:p>
          </table:table-cell>
          <table:table-cell table:style-name="Default" office:value-type="float" office:value="278.0278">
            <text:p>278,0278</text:p>
          </table:table-cell>
          <table:table-cell table:style-name="Default" office:value-type="float" office:value="156">
            <text:p>156</text:p>
          </table:table-cell>
          <table:table-cell/>
          <table:table-cell table:formula="of:=IF([.J19]=[.E19];&quot;X&quot;;&quot;&quot;)" office:value-type="string" office:string-value="X">
            <text:p>X</text:p>
          </table:table-cell>
          <table:table-cell table:formula="of:=[.I19]-[.I18]" office:value-type="float" office:value="16.3195">
            <text:p>16,3195</text:p>
          </table:table-cell>
          <table:table-cell table:formula="of:=[.F19]/[.M19]" office:value-type="float" office:value="72.2448604430283">
            <text:p>72,244860443</text:p>
          </table:table-cell>
          <table:table-cell table:formula="of:=([.F19]-[.P19])/100*5/3.6" office:value-type="float" office:value="16.3194444444444">
            <text:p>16,3194444444</text:p>
          </table:table-cell>
          <table:table-cell table:formula="of:=HEX2DEC([.C19])" office:value-type="float" office:value="4">
            <text:p>4</text:p>
          </table:table-cell>
          <table:table-cell table:formula="of:=[.P1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b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04</text:p>
          </table:table-cell>
          <table:table-cell/>
          <table:table-cell table:formula="of:=HEX2DEC([.A20])" office:value-type="float" office:value="155">
            <text:p>155</text:p>
          </table:table-cell>
          <table:table-cell table:formula="of:=256*HEX2DEC([.C20])+HEX2DEC([.B20])" office:value-type="float" office:value="1173">
            <text:p>1173</text:p>
          </table:table-cell>
          <table:table-cell/>
          <table:table-cell table:style-name="Default" office:value-type="float" office:value="90">
            <text:p>90</text:p>
          </table:table-cell>
          <table:table-cell table:style-name="Default" office:value-type="float" office:value="294.2639">
            <text:p>294,2639</text:p>
          </table:table-cell>
          <table:table-cell table:style-name="Default" office:value-type="float" office:value="155">
            <text:p>155</text:p>
          </table:table-cell>
          <table:table-cell/>
          <table:table-cell table:formula="of:=IF([.J20]=[.E20];&quot;X&quot;;&quot;&quot;)" office:value-type="string" office:string-value="X">
            <text:p>X</text:p>
          </table:table-cell>
          <table:table-cell table:formula="of:=[.I20]-[.I19]" office:value-type="float" office:value="16.2361">
            <text:p>16,2361</text:p>
          </table:table-cell>
          <table:table-cell table:formula="of:=[.F20]/[.M20]" office:value-type="float" office:value="72.2464138555443">
            <text:p>72,2464138555</text:p>
          </table:table-cell>
          <table:table-cell table:formula="of:=([.F20]-[.P20])/100*5/3.6" office:value-type="float" office:value="16.2361111111111">
            <text:p>16,2361111111</text:p>
          </table:table-cell>
          <table:table-cell table:formula="of:=HEX2DEC([.C20])" office:value-type="float" office:value="4">
            <text:p>4</text:p>
          </table:table-cell>
          <table:table-cell table:formula="of:=[.P2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c</text:p>
          </table:table-cell>
          <table:table-cell table:style-name="ce2" office:value-type="string">
            <text:p>92</text:p>
          </table:table-cell>
          <table:table-cell table:style-name="ce2" office:value-type="string">
            <text:p>04</text:p>
          </table:table-cell>
          <table:table-cell/>
          <table:table-cell table:formula="of:=HEX2DEC([.A21])" office:value-type="float" office:value="156">
            <text:p>156</text:p>
          </table:table-cell>
          <table:table-cell table:formula="of:=256*HEX2DEC([.C21])+HEX2DEC([.B21])" office:value-type="float" office:value="1170">
            <text:p>1170</text:p>
          </table:table-cell>
          <table:table-cell/>
          <table:table-cell table:style-name="Default" office:value-type="float" office:value="95">
            <text:p>95</text:p>
          </table:table-cell>
          <table:table-cell table:style-name="Default" office:value-type="float" office:value="310.4584">
            <text:p>310,4584</text:p>
          </table:table-cell>
          <table:table-cell table:style-name="Default" office:value-type="float" office:value="156">
            <text:p>156</text:p>
          </table:table-cell>
          <table:table-cell/>
          <table:table-cell table:formula="of:=IF([.J21]=[.E21];&quot;X&quot;;&quot;&quot;)" office:value-type="string" office:string-value="X">
            <text:p>X</text:p>
          </table:table-cell>
          <table:table-cell table:formula="of:=[.I21]-[.I20]" office:value-type="float" office:value="16.1945">
            <text:p>16,1945</text:p>
          </table:table-cell>
          <table:table-cell table:formula="of:=[.F21]/[.M21]" office:value-type="float" office:value="72.2467504399642">
            <text:p>72,24675044</text:p>
          </table:table-cell>
          <table:table-cell table:formula="of:=([.F21]-[.P21])/100*5/3.6" office:value-type="float" office:value="16.1944444444444">
            <text:p>16,1944444444</text:p>
          </table:table-cell>
          <table:table-cell table:formula="of:=HEX2DEC([.C21])" office:value-type="float" office:value="4">
            <text:p>4</text:p>
          </table:table-cell>
          <table:table-cell table:formula="of:=[.P2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e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04</text:p>
          </table:table-cell>
          <table:table-cell/>
          <table:table-cell table:formula="of:=HEX2DEC([.A22])" office:value-type="float" office:value="158">
            <text:p>158</text:p>
          </table:table-cell>
          <table:table-cell table:formula="of:=256*HEX2DEC([.C22])+HEX2DEC([.B22])" office:value-type="float" office:value="1168">
            <text:p>1168</text:p>
          </table:table-cell>
          <table:table-cell/>
          <table:table-cell table:style-name="Default" office:value-type="float" office:value="100">
            <text:p>100</text:p>
          </table:table-cell>
          <table:table-cell table:style-name="Default" office:value-type="float" office:value="326.625">
            <text:p>326,625</text:p>
          </table:table-cell>
          <table:table-cell table:style-name="Default" office:value-type="float" office:value="158">
            <text:p>158</text:p>
          </table:table-cell>
          <table:table-cell/>
          <table:table-cell table:formula="of:=IF([.J22]=[.E22];&quot;X&quot;;&quot;&quot;)" office:value-type="string" office:string-value="X">
            <text:p>X</text:p>
          </table:table-cell>
          <table:table-cell table:formula="of:=[.I22]-[.I21]" office:value-type="float" office:value="16.1666">
            <text:p>16,1666</text:p>
          </table:table-cell>
          <table:table-cell table:formula="of:=[.F22]/[.M22]" office:value-type="float" office:value="72.2477206091571">
            <text:p>72,2477206092</text:p>
          </table:table-cell>
          <table:table-cell table:formula="of:=([.F22]-[.P22])/100*5/3.6" office:value-type="float" office:value="16.1666666666667">
            <text:p>16,1666666667</text:p>
          </table:table-cell>
          <table:table-cell table:formula="of:=HEX2DEC([.C22])" office:value-type="float" office:value="4">
            <text:p>4</text:p>
          </table:table-cell>
          <table:table-cell table:formula="of:=[.P2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9e</text:p>
          </table:table-cell>
          <table:table-cell table:style-name="Default" office:value-type="string">
            <text:p>ae</text:p>
          </table:table-cell>
          <table:table-cell table:style-name="ce2" office:value-type="string">
            <text:p>04</text:p>
          </table:table-cell>
          <table:table-cell/>
          <table:table-cell table:formula="of:=HEX2DEC([.A23])" office:value-type="float" office:value="158">
            <text:p>158</text:p>
          </table:table-cell>
          <table:table-cell table:formula="of:=256*HEX2DEC([.C23])+HEX2DEC([.B23])" office:value-type="float" office:value="1198">
            <text:p>1198</text:p>
          </table:table-cell>
          <table:table-cell/>
          <table:table-cell table:style-name="Default" office:value-type="float" office:value="105">
            <text:p>105</text:p>
          </table:table-cell>
          <table:table-cell table:style-name="Default" office:value-type="float" office:value="343.2084">
            <text:p>343,2084</text:p>
          </table:table-cell>
          <table:table-cell table:style-name="Default" office:value-type="float" office:value="158">
            <text:p>158</text:p>
          </table:table-cell>
          <table:table-cell/>
          <table:table-cell table:formula="of:=IF([.J23]=[.E23];&quot;X&quot;;&quot;&quot;)" office:value-type="string" office:string-value="X">
            <text:p>X</text:p>
          </table:table-cell>
          <table:table-cell table:formula="of:=[.I23]-[.I22]" office:value-type="float" office:value="16.5834">
            <text:p>16,5834</text:p>
          </table:table-cell>
          <table:table-cell table:formula="of:=[.F23]/[.M23]" office:value-type="float" office:value="72.2409156144097">
            <text:p>72,2409156144</text:p>
          </table:table-cell>
          <table:table-cell table:formula="of:=([.F23]-[.P23])/100*5/3.6" office:value-type="float" office:value="16.5833333333333">
            <text:p>16,5833333333</text:p>
          </table:table-cell>
          <table:table-cell table:formula="of:=HEX2DEC([.C23])" office:value-type="float" office:value="4">
            <text:p>4</text:p>
          </table:table-cell>
          <table:table-cell table:formula="of:=[.P2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9e</text:p>
          </table:table-cell>
          <table:table-cell table:style-name="Default" office:value-type="string">
            <text:p>bb</text:p>
          </table:table-cell>
          <table:table-cell table:style-name="ce2" office:value-type="string">
            <text:p>04</text:p>
          </table:table-cell>
          <table:table-cell/>
          <table:table-cell table:formula="of:=HEX2DEC([.A24])" office:value-type="float" office:value="158">
            <text:p>158</text:p>
          </table:table-cell>
          <table:table-cell table:formula="of:=256*HEX2DEC([.C24])+HEX2DEC([.B24])" office:value-type="float" office:value="1211">
            <text:p>1211</text:p>
          </table:table-cell>
          <table:table-cell/>
          <table:table-cell table:style-name="Default" office:value-type="float" office:value="110">
            <text:p>110</text:p>
          </table:table-cell>
          <table:table-cell table:style-name="Default" office:value-type="float" office:value="359.9723">
            <text:p>359,9723</text:p>
          </table:table-cell>
          <table:table-cell table:style-name="Default" office:value-type="float" office:value="158">
            <text:p>158</text:p>
          </table:table-cell>
          <table:table-cell/>
          <table:table-cell table:formula="of:=IF([.J24]=[.E24];&quot;X&quot;;&quot;&quot;)" office:value-type="string" office:string-value="X">
            <text:p>X</text:p>
          </table:table-cell>
          <table:table-cell table:formula="of:=[.I24]-[.I23]" office:value-type="float" office:value="16.7639">
            <text:p>16,7639</text:p>
          </table:table-cell>
          <table:table-cell table:formula="of:=[.F24]/[.M24]" office:value-type="float" office:value="72.2385602395623">
            <text:p>72,2385602396</text:p>
          </table:table-cell>
          <table:table-cell table:formula="of:=([.F24]-[.P24])/100*5/3.6" office:value-type="float" office:value="16.7638888888889">
            <text:p>16,7638888889</text:p>
          </table:table-cell>
          <table:table-cell table:formula="of:=HEX2DEC([.C24])" office:value-type="float" office:value="4">
            <text:p>4</text:p>
          </table:table-cell>
          <table:table-cell table:formula="of:=[.P2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0</text:p>
          </table:table-cell>
          <table:table-cell table:style-name="Default" office:value-type="string">
            <text:p>b7</text:p>
          </table:table-cell>
          <table:table-cell table:style-name="ce2" office:value-type="string">
            <text:p>04</text:p>
          </table:table-cell>
          <table:table-cell/>
          <table:table-cell table:formula="of:=HEX2DEC([.A25])" office:value-type="float" office:value="160">
            <text:p>160</text:p>
          </table:table-cell>
          <table:table-cell table:formula="of:=256*HEX2DEC([.C25])+HEX2DEC([.B25])" office:value-type="float" office:value="1207">
            <text:p>1207</text:p>
          </table:table-cell>
          <table:table-cell/>
          <table:table-cell table:style-name="Default" office:value-type="float" office:value="115">
            <text:p>115</text:p>
          </table:table-cell>
          <table:table-cell table:style-name="Default" office:value-type="float" office:value="376.6806">
            <text:p>376,6806</text:p>
          </table:table-cell>
          <table:table-cell table:style-name="Default" office:value-type="float" office:value="160">
            <text:p>160</text:p>
          </table:table-cell>
          <table:table-cell/>
          <table:table-cell table:formula="of:=IF([.J25]=[.E25];&quot;X&quot;;&quot;&quot;)" office:value-type="string" office:string-value="X">
            <text:p>X</text:p>
          </table:table-cell>
          <table:table-cell table:formula="of:=[.I25]-[.I24]" office:value-type="float" office:value="16.7083">
            <text:p>16,7083</text:p>
          </table:table-cell>
          <table:table-cell table:formula="of:=[.F25]/[.M25]" office:value-type="float" office:value="72.2395456150536">
            <text:p>72,2395456151</text:p>
          </table:table-cell>
          <table:table-cell table:formula="of:=([.F25]-[.P25])/100*5/3.6" office:value-type="float" office:value="16.7083333333333">
            <text:p>16,7083333333</text:p>
          </table:table-cell>
          <table:table-cell table:formula="of:=HEX2DEC([.C25])" office:value-type="float" office:value="4">
            <text:p>4</text:p>
          </table:table-cell>
          <table:table-cell table:formula="of:=[.P2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e</text:p>
          </table:table-cell>
          <table:table-cell table:style-name="Default" office:value-type="string">
            <text:p>b6</text:p>
          </table:table-cell>
          <table:table-cell table:style-name="ce2" office:value-type="string">
            <text:p>04</text:p>
          </table:table-cell>
          <table:table-cell/>
          <table:table-cell table:formula="of:=HEX2DEC([.A26])" office:value-type="float" office:value="158">
            <text:p>158</text:p>
          </table:table-cell>
          <table:table-cell table:formula="of:=256*HEX2DEC([.C26])+HEX2DEC([.B26])" office:value-type="float" office:value="1206">
            <text:p>1206</text:p>
          </table:table-cell>
          <table:table-cell/>
          <table:table-cell table:style-name="Default" office:value-type="float" office:value="120">
            <text:p>120</text:p>
          </table:table-cell>
          <table:table-cell table:style-name="Default" office:value-type="float" office:value="393.3751">
            <text:p>393,3751</text:p>
          </table:table-cell>
          <table:table-cell table:style-name="Default" office:value-type="float" office:value="158">
            <text:p>158</text:p>
          </table:table-cell>
          <table:table-cell/>
          <table:table-cell table:formula="of:=IF([.J26]=[.E26];&quot;X&quot;;&quot;&quot;)" office:value-type="string" office:string-value="X">
            <text:p>X</text:p>
          </table:table-cell>
          <table:table-cell table:formula="of:=[.I26]-[.I25]" office:value-type="float" office:value="16.6944999999999">
            <text:p>16,6945</text:p>
          </table:table-cell>
          <table:table-cell table:formula="of:=[.F26]/[.M26]" office:value-type="float" office:value="72.2393602683521">
            <text:p>72,2393602684</text:p>
          </table:table-cell>
          <table:table-cell table:formula="of:=([.F26]-[.P26])/100*5/3.6" office:value-type="float" office:value="16.6944444444444">
            <text:p>16,6944444444</text:p>
          </table:table-cell>
          <table:table-cell table:formula="of:=HEX2DEC([.C26])" office:value-type="float" office:value="4">
            <text:p>4</text:p>
          </table:table-cell>
          <table:table-cell table:formula="of:=[.P2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e</text:p>
          </table:table-cell>
          <table:table-cell table:style-name="Default" office:value-type="string">
            <text:p>ac</text:p>
          </table:table-cell>
          <table:table-cell table:style-name="ce2" office:value-type="string">
            <text:p>04</text:p>
          </table:table-cell>
          <table:table-cell/>
          <table:table-cell table:formula="of:=HEX2DEC([.A27])" office:value-type="float" office:value="158">
            <text:p>158</text:p>
          </table:table-cell>
          <table:table-cell table:formula="of:=256*HEX2DEC([.C27])+HEX2DEC([.B27])" office:value-type="float" office:value="1196">
            <text:p>1196</text:p>
          </table:table-cell>
          <table:table-cell/>
          <table:table-cell table:style-name="Default" office:value-type="float" office:value="125">
            <text:p>125</text:p>
          </table:table-cell>
          <table:table-cell table:style-name="Default" office:value-type="float" office:value="409.9306">
            <text:p>409,9306</text:p>
          </table:table-cell>
          <table:table-cell table:style-name="Default" office:value-type="float" office:value="158">
            <text:p>158</text:p>
          </table:table-cell>
          <table:table-cell/>
          <table:table-cell table:formula="of:=IF([.J27]=[.E27];&quot;X&quot;;&quot;&quot;)" office:value-type="string" office:string-value="X">
            <text:p>X</text:p>
          </table:table-cell>
          <table:table-cell table:formula="of:=[.I27]-[.I26]" office:value-type="float" office:value="16.5555000000001">
            <text:p>16,5555</text:p>
          </table:table-cell>
          <table:table-cell table:formula="of:=[.F27]/[.M27]" office:value-type="float" office:value="72.2418531605809">
            <text:p>72,2418531606</text:p>
          </table:table-cell>
          <table:table-cell table:formula="of:=([.F27]-[.P27])/100*5/3.6" office:value-type="float" office:value="16.5555555555556">
            <text:p>16,5555555556</text:p>
          </table:table-cell>
          <table:table-cell table:formula="of:=HEX2DEC([.C27])" office:value-type="float" office:value="4">
            <text:p>4</text:p>
          </table:table-cell>
          <table:table-cell table:formula="of:=[.P2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0</text:p>
          </table:table-cell>
          <table:table-cell table:style-name="Default" office:value-type="string">
            <text:p>f9</text:p>
          </table:table-cell>
          <table:table-cell table:style-name="ce2" office:value-type="string">
            <text:p>04</text:p>
          </table:table-cell>
          <table:table-cell/>
          <table:table-cell table:formula="of:=HEX2DEC([.A28])" office:value-type="float" office:value="160">
            <text:p>160</text:p>
          </table:table-cell>
          <table:table-cell table:formula="of:=256*HEX2DEC([.C28])+HEX2DEC([.B28])" office:value-type="float" office:value="1273">
            <text:p>1273</text:p>
          </table:table-cell>
          <table:table-cell/>
          <table:table-cell table:style-name="Default" office:value-type="float" office:value="130">
            <text:p>130</text:p>
          </table:table-cell>
          <table:table-cell table:style-name="Default" office:value-type="float" office:value="427.5556">
            <text:p>427,5556</text:p>
          </table:table-cell>
          <table:table-cell table:style-name="Default" office:value-type="float" office:value="160">
            <text:p>160</text:p>
          </table:table-cell>
          <table:table-cell/>
          <table:table-cell table:formula="of:=IF([.J28]=[.E28];&quot;X&quot;;&quot;&quot;)" office:value-type="string" office:string-value="X">
            <text:p>X</text:p>
          </table:table-cell>
          <table:table-cell table:formula="of:=[.I28]-[.I27]" office:value-type="float" office:value="17.625">
            <text:p>17,625</text:p>
          </table:table-cell>
          <table:table-cell table:formula="of:=[.F28]/[.M28]" office:value-type="float" office:value="72.2269503546099">
            <text:p>72,2269503546</text:p>
          </table:table-cell>
          <table:table-cell table:formula="of:=([.F28]-[.P28])/100*5/3.6" office:value-type="float" office:value="17.625">
            <text:p>17,625</text:p>
          </table:table-cell>
          <table:table-cell table:formula="of:=HEX2DEC([.C28])" office:value-type="float" office:value="4">
            <text:p>4</text:p>
          </table:table-cell>
          <table:table-cell table:formula="of:=[.P2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3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05</text:p>
          </table:table-cell>
          <table:table-cell/>
          <table:table-cell table:formula="of:=HEX2DEC([.A29])" office:value-type="float" office:value="163">
            <text:p>163</text:p>
          </table:table-cell>
          <table:table-cell table:formula="of:=256*HEX2DEC([.C29])+HEX2DEC([.B29])" office:value-type="float" office:value="1348">
            <text:p>1348</text:p>
          </table:table-cell>
          <table:table-cell/>
          <table:table-cell table:style-name="Default" office:value-type="float" office:value="135">
            <text:p>135</text:p>
          </table:table-cell>
          <table:table-cell table:style-name="Default" office:value-type="float" office:value="446.2084">
            <text:p>446,2084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29]=[.E29];&quot;X&quot;;&quot;&quot;)" office:value-type="string" office:string-value="X">
            <text:p>X</text:p>
          </table:table-cell>
          <table:table-cell table:formula="of:=[.I29]-[.I28]" office:value-type="float" office:value="18.6528">
            <text:p>18,6528</text:p>
          </table:table-cell>
          <table:table-cell table:formula="of:=[.F29]/[.M29]" office:value-type="float" office:value="72.2679704923659">
            <text:p>72,2679704924</text:p>
          </table:table-cell>
          <table:table-cell table:formula="of:=([.F29]-[.P29])/100*5/3.6" office:value-type="float" office:value="18.6527777777778">
            <text:p>18,6527777778</text:p>
          </table:table-cell>
          <table:table-cell table:formula="of:=HEX2DEC([.C29])" office:value-type="float" office:value="5">
            <text:p>5</text:p>
          </table:table-cell>
          <table:table-cell table:formula="of:=[.P2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3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05</text:p>
          </table:table-cell>
          <table:table-cell/>
          <table:table-cell table:formula="of:=HEX2DEC([.A30])" office:value-type="float" office:value="163">
            <text:p>163</text:p>
          </table:table-cell>
          <table:table-cell table:formula="of:=256*HEX2DEC([.C30])+HEX2DEC([.B30])" office:value-type="float" office:value="1330">
            <text:p>1330</text:p>
          </table:table-cell>
          <table:table-cell/>
          <table:table-cell table:style-name="Default" office:value-type="float" office:value="140">
            <text:p>140</text:p>
          </table:table-cell>
          <table:table-cell table:style-name="Default" office:value-type="float" office:value="464.6111">
            <text:p>464,6111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30]=[.E30];&quot;X&quot;;&quot;&quot;)" office:value-type="string" office:string-value="X">
            <text:p>X</text:p>
          </table:table-cell>
          <table:table-cell table:formula="of:=[.I30]-[.I29]" office:value-type="float" office:value="18.4027">
            <text:p>18,4027</text:p>
          </table:table-cell>
          <table:table-cell table:formula="of:=[.F30]/[.M30]" office:value-type="float" office:value="72.2720035646942">
            <text:p>72,2720035647</text:p>
          </table:table-cell>
          <table:table-cell table:formula="of:=([.F30]-[.P30])/100*5/3.6" office:value-type="float" office:value="18.4027777777778">
            <text:p>18,4027777778</text:p>
          </table:table-cell>
          <table:table-cell table:formula="of:=HEX2DEC([.C30])" office:value-type="float" office:value="5">
            <text:p>5</text:p>
          </table:table-cell>
          <table:table-cell table:formula="of:=[.P3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5</text:p>
          </table:table-cell>
          <table:table-cell table:style-name="Default" office:value-type="string">
            <text:p>0c</text:p>
          </table:table-cell>
          <table:table-cell table:style-name="ce2" office:value-type="string">
            <text:p>05</text:p>
          </table:table-cell>
          <table:table-cell/>
          <table:table-cell table:formula="of:=HEX2DEC([.A31])" office:value-type="float" office:value="165">
            <text:p>165</text:p>
          </table:table-cell>
          <table:table-cell table:formula="of:=256*HEX2DEC([.C31])+HEX2DEC([.B31])" office:value-type="float" office:value="1292">
            <text:p>1292</text:p>
          </table:table-cell>
          <table:table-cell/>
          <table:table-cell table:style-name="Default" office:value-type="float" office:value="145">
            <text:p>145</text:p>
          </table:table-cell>
          <table:table-cell table:style-name="Default" office:value-type="float" office:value="482.4861">
            <text:p>482,4861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31]=[.E31];&quot;X&quot;;&quot;&quot;)" office:value-type="string" office:string-value="X">
            <text:p>X</text:p>
          </table:table-cell>
          <table:table-cell table:formula="of:=[.I31]-[.I30]" office:value-type="float" office:value="17.875">
            <text:p>17,875</text:p>
          </table:table-cell>
          <table:table-cell table:formula="of:=[.F31]/[.M31]" office:value-type="float" office:value="72.2797202797203">
            <text:p>72,2797202797</text:p>
          </table:table-cell>
          <table:table-cell table:formula="of:=([.F31]-[.P31])/100*5/3.6" office:value-type="float" office:value="17.875">
            <text:p>17,875</text:p>
          </table:table-cell>
          <table:table-cell table:formula="of:=HEX2DEC([.C31])" office:value-type="float" office:value="5">
            <text:p>5</text:p>
          </table:table-cell>
          <table:table-cell table:formula="of:=[.P3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f7</text:p>
          </table:table-cell>
          <table:table-cell table:style-name="ce2" office:value-type="string">
            <text:p>04</text:p>
          </table:table-cell>
          <table:table-cell/>
          <table:table-cell table:formula="of:=HEX2DEC([.A32])" office:value-type="float" office:value="167">
            <text:p>167</text:p>
          </table:table-cell>
          <table:table-cell table:formula="of:=256*HEX2DEC([.C32])+HEX2DEC([.B32])" office:value-type="float" office:value="1271">
            <text:p>1271</text:p>
          </table:table-cell>
          <table:table-cell/>
          <table:table-cell table:style-name="Default" office:value-type="float" office:value="150">
            <text:p>150</text:p>
          </table:table-cell>
          <table:table-cell table:style-name="Default" office:value-type="float" office:value="500.0834">
            <text:p>500,0834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32]=[.E32];&quot;X&quot;;&quot;&quot;)" office:value-type="string" office:string-value="X">
            <text:p>X</text:p>
          </table:table-cell>
          <table:table-cell table:formula="of:=[.I32]-[.I31]" office:value-type="float" office:value="17.5973">
            <text:p>17,5973</text:p>
          </table:table-cell>
          <table:table-cell table:formula="of:=[.F32]/[.M32]" office:value-type="float" office:value="72.2269893676873">
            <text:p>72,2269893677</text:p>
          </table:table-cell>
          <table:table-cell table:formula="of:=([.F32]-[.P32])/100*5/3.6" office:value-type="float" office:value="17.5972222222222">
            <text:p>17,5972222222</text:p>
          </table:table-cell>
          <table:table-cell table:formula="of:=HEX2DEC([.C32])" office:value-type="float" office:value="4">
            <text:p>4</text:p>
          </table:table-cell>
          <table:table-cell table:formula="of:=[.P3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33])" office:value-type="float" office:value="167">
            <text:p>167</text:p>
          </table:table-cell>
          <table:table-cell table:formula="of:=256*HEX2DEC([.C33])+HEX2DEC([.B33])" office:value-type="float" office:value="1249">
            <text:p>1249</text:p>
          </table:table-cell>
          <table:table-cell/>
          <table:table-cell table:style-name="Default" office:value-type="float" office:value="155">
            <text:p>155</text:p>
          </table:table-cell>
          <table:table-cell table:style-name="Default" office:value-type="float" office:value="517.3751">
            <text:p>517,3751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33]=[.E33];&quot;X&quot;;&quot;&quot;)" office:value-type="string" office:string-value="X">
            <text:p>X</text:p>
          </table:table-cell>
          <table:table-cell table:formula="of:=[.I33]-[.I32]" office:value-type="float" office:value="17.2917">
            <text:p>17,2917</text:p>
          </table:table-cell>
          <table:table-cell table:formula="of:=[.F33]/[.M33]" office:value-type="float" office:value="72.2311860603643">
            <text:p>72,2311860604</text:p>
          </table:table-cell>
          <table:table-cell table:formula="of:=([.F33]-[.P33])/100*5/3.6" office:value-type="float" office:value="17.2916666666667">
            <text:p>17,2916666667</text:p>
          </table:table-cell>
          <table:table-cell table:formula="of:=HEX2DEC([.C33])" office:value-type="float" office:value="4">
            <text:p>4</text:p>
          </table:table-cell>
          <table:table-cell table:formula="of:=[.P3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f</text:p>
          </table:table-cell>
          <table:table-cell table:style-name="ce2" office:value-type="string">
            <text:p>04</text:p>
          </table:table-cell>
          <table:table-cell/>
          <table:table-cell table:formula="of:=HEX2DEC([.A34])" office:value-type="float" office:value="167">
            <text:p>167</text:p>
          </table:table-cell>
          <table:table-cell table:formula="of:=256*HEX2DEC([.C34])+HEX2DEC([.B34])" office:value-type="float" office:value="1231">
            <text:p>1231</text:p>
          </table:table-cell>
          <table:table-cell/>
          <table:table-cell table:style-name="Default" office:value-type="float" office:value="160">
            <text:p>160</text:p>
          </table:table-cell>
          <table:table-cell table:style-name="Default" office:value-type="float" office:value="534.4167">
            <text:p>534,4167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34]=[.E34];&quot;X&quot;;&quot;&quot;)" office:value-type="string" office:string-value="X">
            <text:p>X</text:p>
          </table:table-cell>
          <table:table-cell table:formula="of:=[.I34]-[.I33]" office:value-type="float" office:value="17.0416">
            <text:p>17,0416</text:p>
          </table:table-cell>
          <table:table-cell table:formula="of:=[.F34]/[.M34]" office:value-type="float" office:value="72.2350014083184">
            <text:p>72,2350014083</text:p>
          </table:table-cell>
          <table:table-cell table:formula="of:=([.F34]-[.P34])/100*5/3.6" office:value-type="float" office:value="17.0416666666667">
            <text:p>17,0416666667</text:p>
          </table:table-cell>
          <table:table-cell table:formula="of:=HEX2DEC([.C34])" office:value-type="float" office:value="4">
            <text:p>4</text:p>
          </table:table-cell>
          <table:table-cell table:formula="of:=[.P3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35])" office:value-type="float" office:value="166">
            <text:p>166</text:p>
          </table:table-cell>
          <table:table-cell table:formula="of:=256*HEX2DEC([.C35])+HEX2DEC([.B35])" office:value-type="float" office:value="1222">
            <text:p>1222</text:p>
          </table:table-cell>
          <table:table-cell/>
          <table:table-cell table:style-name="Default" office:value-type="float" office:value="165">
            <text:p>165</text:p>
          </table:table-cell>
          <table:table-cell table:style-name="Default" office:value-type="float" office:value="551.3334">
            <text:p>551,3334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35]=[.E35];&quot;X&quot;;&quot;&quot;)" office:value-type="string" office:string-value="X">
            <text:p>X</text:p>
          </table:table-cell>
          <table:table-cell table:formula="of:=[.I35]-[.I34]" office:value-type="float" office:value="16.9167">
            <text:p>16,9167</text:p>
          </table:table-cell>
          <table:table-cell table:formula="of:=[.F35]/[.M35]" office:value-type="float" office:value="72.2363108644121">
            <text:p>72,2363108644</text:p>
          </table:table-cell>
          <table:table-cell table:formula="of:=([.F35]-[.P35])/100*5/3.6" office:value-type="float" office:value="16.9166666666667">
            <text:p>16,9166666667</text:p>
          </table:table-cell>
          <table:table-cell table:formula="of:=HEX2DEC([.C35])" office:value-type="float" office:value="4">
            <text:p>4</text:p>
          </table:table-cell>
          <table:table-cell table:formula="of:=[.P3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36])" office:value-type="float" office:value="167">
            <text:p>167</text:p>
          </table:table-cell>
          <table:table-cell table:formula="of:=256*HEX2DEC([.C36])+HEX2DEC([.B36])" office:value-type="float" office:value="1219">
            <text:p>1219</text:p>
          </table:table-cell>
          <table:table-cell/>
          <table:table-cell table:style-name="Default" office:value-type="float" office:value="170">
            <text:p>170</text:p>
          </table:table-cell>
          <table:table-cell table:style-name="Default" office:value-type="float" office:value="568.2084">
            <text:p>568,2084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36]=[.E36];&quot;X&quot;;&quot;&quot;)" office:value-type="string" office:string-value="X">
            <text:p>X</text:p>
          </table:table-cell>
          <table:table-cell table:formula="of:=[.I36]-[.I35]" office:value-type="float" office:value="16.875">
            <text:p>16,875</text:p>
          </table:table-cell>
          <table:table-cell table:formula="of:=[.F36]/[.M36]" office:value-type="float" office:value="72.237037037037">
            <text:p>72,237037037</text:p>
          </table:table-cell>
          <table:table-cell table:formula="of:=([.F36]-[.P36])/100*5/3.6" office:value-type="float" office:value="16.875">
            <text:p>16,875</text:p>
          </table:table-cell>
          <table:table-cell table:formula="of:=HEX2DEC([.C36])" office:value-type="float" office:value="4">
            <text:p>4</text:p>
          </table:table-cell>
          <table:table-cell table:formula="of:=[.P3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f1</text:p>
          </table:table-cell>
          <table:table-cell table:style-name="ce2" office:value-type="string">
            <text:p>04</text:p>
          </table:table-cell>
          <table:table-cell/>
          <table:table-cell table:formula="of:=HEX2DEC([.A37])" office:value-type="float" office:value="168">
            <text:p>168</text:p>
          </table:table-cell>
          <table:table-cell table:formula="of:=256*HEX2DEC([.C37])+HEX2DEC([.B37])" office:value-type="float" office:value="1265">
            <text:p>1265</text:p>
          </table:table-cell>
          <table:table-cell/>
          <table:table-cell table:style-name="Default" office:value-type="float" office:value="175">
            <text:p>175</text:p>
          </table:table-cell>
          <table:table-cell table:style-name="Default" office:value-type="float" office:value="585.7224">
            <text:p>585,7224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37]=[.E37];&quot;X&quot;;&quot;&quot;)" office:value-type="string" office:string-value="X">
            <text:p>X</text:p>
          </table:table-cell>
          <table:table-cell table:formula="of:=[.I37]-[.I36]" office:value-type="float" office:value="17.514">
            <text:p>17,514</text:p>
          </table:table-cell>
          <table:table-cell table:formula="of:=[.F37]/[.M37]" office:value-type="float" office:value="72.2279319401621">
            <text:p>72,2279319402</text:p>
          </table:table-cell>
          <table:table-cell table:formula="of:=([.F37]-[.P37])/100*5/3.6" office:value-type="float" office:value="17.5138888888889">
            <text:p>17,5138888889</text:p>
          </table:table-cell>
          <table:table-cell table:formula="of:=HEX2DEC([.C37])" office:value-type="float" office:value="4">
            <text:p>4</text:p>
          </table:table-cell>
          <table:table-cell table:formula="of:=[.P3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4b</text:p>
          </table:table-cell>
          <table:table-cell table:style-name="ce2" office:value-type="string">
            <text:p>05</text:p>
          </table:table-cell>
          <table:table-cell/>
          <table:table-cell table:formula="of:=HEX2DEC([.A38])" office:value-type="float" office:value="166">
            <text:p>166</text:p>
          </table:table-cell>
          <table:table-cell table:formula="of:=256*HEX2DEC([.C38])+HEX2DEC([.B38])" office:value-type="float" office:value="1355">
            <text:p>1355</text:p>
          </table:table-cell>
          <table:table-cell/>
          <table:table-cell table:style-name="Default" office:value-type="float" office:value="180">
            <text:p>180</text:p>
          </table:table-cell>
          <table:table-cell table:style-name="Default" office:value-type="float" office:value="604.4724">
            <text:p>604,4724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38]=[.E38];&quot;X&quot;;&quot;&quot;)" office:value-type="string" office:string-value="X">
            <text:p>X</text:p>
          </table:table-cell>
          <table:table-cell table:formula="of:=[.I38]-[.I37]" office:value-type="float" office:value="18.75">
            <text:p>18,75</text:p>
          </table:table-cell>
          <table:table-cell table:formula="of:=[.F38]/[.M38]" office:value-type="float" office:value="72.2666666666667">
            <text:p>72,2666666667</text:p>
          </table:table-cell>
          <table:table-cell table:formula="of:=([.F38]-[.P38])/100*5/3.6" office:value-type="float" office:value="18.75">
            <text:p>18,75</text:p>
          </table:table-cell>
          <table:table-cell table:formula="of:=HEX2DEC([.C38])" office:value-type="float" office:value="5">
            <text:p>5</text:p>
          </table:table-cell>
          <table:table-cell table:formula="of:=[.P3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5</text:p>
          </table:table-cell>
          <table:table-cell table:style-name="Default" office:value-type="string">
            <text:p>ea</text:p>
          </table:table-cell>
          <table:table-cell table:style-name="ce2" office:value-type="string">
            <text:p>04</text:p>
          </table:table-cell>
          <table:table-cell/>
          <table:table-cell table:formula="of:=HEX2DEC([.A39])" office:value-type="float" office:value="165">
            <text:p>165</text:p>
          </table:table-cell>
          <table:table-cell table:formula="of:=256*HEX2DEC([.C39])+HEX2DEC([.B39])" office:value-type="float" office:value="1258">
            <text:p>1258</text:p>
          </table:table-cell>
          <table:table-cell/>
          <table:table-cell table:style-name="Default" office:value-type="float" office:value="185">
            <text:p>185</text:p>
          </table:table-cell>
          <table:table-cell table:style-name="Default" office:value-type="float" office:value="621.889">
            <text:p>621,889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39]=[.E39];&quot;X&quot;;&quot;&quot;)" office:value-type="string" office:string-value="X">
            <text:p>X</text:p>
          </table:table-cell>
          <table:table-cell table:formula="of:=[.I39]-[.I38]" office:value-type="float" office:value="17.4166">
            <text:p>17,4166</text:p>
          </table:table-cell>
          <table:table-cell table:formula="of:=[.F39]/[.M39]" office:value-type="float" office:value="72.2299415500154">
            <text:p>72,22994155</text:p>
          </table:table-cell>
          <table:table-cell table:formula="of:=([.F39]-[.P39])/100*5/3.6" office:value-type="float" office:value="17.4166666666667">
            <text:p>17,4166666667</text:p>
          </table:table-cell>
          <table:table-cell table:formula="of:=HEX2DEC([.C39])" office:value-type="float" office:value="4">
            <text:p>4</text:p>
          </table:table-cell>
          <table:table-cell table:formula="of:=[.P3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40])" office:value-type="float" office:value="164">
            <text:p>164</text:p>
          </table:table-cell>
          <table:table-cell table:formula="of:=256*HEX2DEC([.C40])+HEX2DEC([.B40])" office:value-type="float" office:value="1222">
            <text:p>1222</text:p>
          </table:table-cell>
          <table:table-cell/>
          <table:table-cell table:style-name="Default" office:value-type="float" office:value="190">
            <text:p>190</text:p>
          </table:table-cell>
          <table:table-cell table:style-name="Default" office:value-type="float" office:value="638.8057">
            <text:p>638,8057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40]=[.E40];&quot;X&quot;;&quot;&quot;)" office:value-type="string" office:string-value="X">
            <text:p>X</text:p>
          </table:table-cell>
          <table:table-cell table:formula="of:=[.I40]-[.I39]" office:value-type="float" office:value="16.9167">
            <text:p>16,9167</text:p>
          </table:table-cell>
          <table:table-cell table:formula="of:=[.F40]/[.M40]" office:value-type="float" office:value="72.2363108644121">
            <text:p>72,2363108644</text:p>
          </table:table-cell>
          <table:table-cell table:formula="of:=([.F40]-[.P40])/100*5/3.6" office:value-type="float" office:value="16.9166666666667">
            <text:p>16,9166666667</text:p>
          </table:table-cell>
          <table:table-cell table:formula="of:=HEX2DEC([.C40])" office:value-type="float" office:value="4">
            <text:p>4</text:p>
          </table:table-cell>
          <table:table-cell table:formula="of:=[.P4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3</text:p>
          </table:table-cell>
          <table:table-cell table:style-name="Default" office:value-type="string">
            <text:p>cf</text:p>
          </table:table-cell>
          <table:table-cell table:style-name="ce2" office:value-type="string">
            <text:p>04</text:p>
          </table:table-cell>
          <table:table-cell/>
          <table:table-cell table:formula="of:=HEX2DEC([.A41])" office:value-type="float" office:value="163">
            <text:p>163</text:p>
          </table:table-cell>
          <table:table-cell table:formula="of:=256*HEX2DEC([.C41])+HEX2DEC([.B41])" office:value-type="float" office:value="1231">
            <text:p>1231</text:p>
          </table:table-cell>
          <table:table-cell/>
          <table:table-cell table:style-name="Default" office:value-type="float" office:value="195">
            <text:p>195</text:p>
          </table:table-cell>
          <table:table-cell table:style-name="Default" office:value-type="float" office:value="655.8474">
            <text:p>655,8474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41]=[.E41];&quot;X&quot;;&quot;&quot;)" office:value-type="string" office:string-value="X">
            <text:p>X</text:p>
          </table:table-cell>
          <table:table-cell table:formula="of:=[.I41]-[.I40]" office:value-type="float" office:value="17.0417">
            <text:p>17,0417</text:p>
          </table:table-cell>
          <table:table-cell table:formula="of:=[.F41]/[.M41]" office:value-type="float" office:value="72.2345775362787">
            <text:p>72,2345775363</text:p>
          </table:table-cell>
          <table:table-cell table:formula="of:=([.F41]-[.P41])/100*5/3.6" office:value-type="float" office:value="17.0416666666667">
            <text:p>17,0416666667</text:p>
          </table:table-cell>
          <table:table-cell table:formula="of:=HEX2DEC([.C41])" office:value-type="float" office:value="4">
            <text:p>4</text:p>
          </table:table-cell>
          <table:table-cell table:formula="of:=[.P4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42])" office:value-type="float" office:value="164">
            <text:p>164</text:p>
          </table:table-cell>
          <table:table-cell table:formula="of:=256*HEX2DEC([.C42])+HEX2DEC([.B42])" office:value-type="float" office:value="1238">
            <text:p>1238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float" office:value="672.9863">
            <text:p>672,9863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42]=[.E42];&quot;X&quot;;&quot;&quot;)" office:value-type="string" office:string-value="X">
            <text:p>X</text:p>
          </table:table-cell>
          <table:table-cell table:formula="of:=[.I42]-[.I41]" office:value-type="float" office:value="17.1389">
            <text:p>17,1389</text:p>
          </table:table-cell>
          <table:table-cell table:formula="of:=[.F42]/[.M42]" office:value-type="float" office:value="72.2333405294387">
            <text:p>72,2333405294</text:p>
          </table:table-cell>
          <table:table-cell table:formula="of:=([.F42]-[.P42])/100*5/3.6" office:value-type="float" office:value="17.1388888888889">
            <text:p>17,1388888889</text:p>
          </table:table-cell>
          <table:table-cell table:formula="of:=HEX2DEC([.C42])" office:value-type="float" office:value="4">
            <text:p>4</text:p>
          </table:table-cell>
          <table:table-cell table:formula="of:=[.P4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Default" office:value-type="string">
            <text:p>e4</text:p>
          </table:table-cell>
          <table:table-cell table:style-name="ce2" office:value-type="string">
            <text:p>04</text:p>
          </table:table-cell>
          <table:table-cell/>
          <table:table-cell table:formula="of:=HEX2DEC([.A43])" office:value-type="float" office:value="164">
            <text:p>164</text:p>
          </table:table-cell>
          <table:table-cell table:formula="of:=256*HEX2DEC([.C43])+HEX2DEC([.B43])" office:value-type="float" office:value="1252">
            <text:p>1252</text:p>
          </table:table-cell>
          <table:table-cell/>
          <table:table-cell table:style-name="Default" office:value-type="float" office:value="205">
            <text:p>205</text:p>
          </table:table-cell>
          <table:table-cell table:style-name="Default" office:value-type="float" office:value="690.3196">
            <text:p>690,3196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43]=[.E43];&quot;X&quot;;&quot;&quot;)" office:value-type="string" office:string-value="X">
            <text:p>X</text:p>
          </table:table-cell>
          <table:table-cell table:formula="of:=[.I43]-[.I42]" office:value-type="float" office:value="17.3333">
            <text:p>17,3333</text:p>
          </table:table-cell>
          <table:table-cell table:formula="of:=[.F43]/[.M43]" office:value-type="float" office:value="72.2309081363618">
            <text:p>72,2309081364</text:p>
          </table:table-cell>
          <table:table-cell table:formula="of:=([.F43]-[.P43])/100*5/3.6" office:value-type="float" office:value="17.3333333333333">
            <text:p>17,3333333333</text:p>
          </table:table-cell>
          <table:table-cell table:formula="of:=HEX2DEC([.C43])" office:value-type="float" office:value="4">
            <text:p>4</text:p>
          </table:table-cell>
          <table:table-cell table:formula="of:=[.P4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5</text:p>
          </table:table-cell>
          <table:table-cell table:style-name="Default" office:value-type="string">
            <text:p>d1</text:p>
          </table:table-cell>
          <table:table-cell table:style-name="ce2" office:value-type="string">
            <text:p>04</text:p>
          </table:table-cell>
          <table:table-cell/>
          <table:table-cell table:formula="of:=HEX2DEC([.A44])" office:value-type="float" office:value="165">
            <text:p>165</text:p>
          </table:table-cell>
          <table:table-cell table:formula="of:=256*HEX2DEC([.C44])+HEX2DEC([.B44])" office:value-type="float" office:value="1233">
            <text:p>1233</text:p>
          </table:table-cell>
          <table:table-cell/>
          <table:table-cell table:style-name="Default" office:value-type="float" office:value="210">
            <text:p>210</text:p>
          </table:table-cell>
          <table:table-cell table:style-name="Default" office:value-type="float" office:value="707.3891">
            <text:p>707,3891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44]=[.E44];&quot;X&quot;;&quot;&quot;)" office:value-type="string" office:string-value="X">
            <text:p>X</text:p>
          </table:table-cell>
          <table:table-cell table:formula="of:=[.I44]-[.I43]" office:value-type="float" office:value="17.0694999999999">
            <text:p>17,0695</text:p>
          </table:table-cell>
          <table:table-cell table:formula="of:=[.F44]/[.M44]" office:value-type="float" office:value="72.2341017604501">
            <text:p>72,2341017605</text:p>
          </table:table-cell>
          <table:table-cell table:formula="of:=([.F44]-[.P44])/100*5/3.6" office:value-type="float" office:value="17.0694444444444">
            <text:p>17,0694444444</text:p>
          </table:table-cell>
          <table:table-cell table:formula="of:=HEX2DEC([.C44])" office:value-type="float" office:value="4">
            <text:p>4</text:p>
          </table:table-cell>
          <table:table-cell table:formula="of:=[.P4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45])" office:value-type="float" office:value="164">
            <text:p>164</text:p>
          </table:table-cell>
          <table:table-cell table:formula="of:=256*HEX2DEC([.C45])+HEX2DEC([.B45])" office:value-type="float" office:value="1216">
            <text:p>1216</text:p>
          </table:table-cell>
          <table:table-cell/>
          <table:table-cell table:style-name="Default" office:value-type="float" office:value="215">
            <text:p>215</text:p>
          </table:table-cell>
          <table:table-cell table:style-name="Default" office:value-type="float" office:value="724.2224">
            <text:p>724,2224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45]=[.E45];&quot;X&quot;;&quot;&quot;)" office:value-type="string" office:string-value="X">
            <text:p>X</text:p>
          </table:table-cell>
          <table:table-cell table:formula="of:=[.I45]-[.I44]" office:value-type="float" office:value="16.8333">
            <text:p>16,8333</text:p>
          </table:table-cell>
          <table:table-cell table:formula="of:=[.F45]/[.M45]" office:value-type="float" office:value="72.237766807459">
            <text:p>72,2377668075</text:p>
          </table:table-cell>
          <table:table-cell table:formula="of:=([.F45]-[.P45])/100*5/3.6" office:value-type="float" office:value="16.8333333333333">
            <text:p>16,8333333333</text:p>
          </table:table-cell>
          <table:table-cell table:formula="of:=HEX2DEC([.C45])" office:value-type="float" office:value="4">
            <text:p>4</text:p>
          </table:table-cell>
          <table:table-cell table:formula="of:=[.P4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9</text:p>
          </table:table-cell>
          <table:table-cell table:style-name="Default" office:value-type="string">
            <text:p>bb</text:p>
          </table:table-cell>
          <table:table-cell table:style-name="ce2" office:value-type="string">
            <text:p>04</text:p>
          </table:table-cell>
          <table:table-cell/>
          <table:table-cell table:formula="of:=HEX2DEC([.A46])" office:value-type="float" office:value="169">
            <text:p>169</text:p>
          </table:table-cell>
          <table:table-cell table:formula="of:=256*HEX2DEC([.C46])+HEX2DEC([.B46])" office:value-type="float" office:value="1211">
            <text:p>1211</text:p>
          </table:table-cell>
          <table:table-cell/>
          <table:table-cell table:style-name="Default" office:value-type="float" office:value="220">
            <text:p>220</text:p>
          </table:table-cell>
          <table:table-cell table:style-name="Default" office:value-type="float" office:value="740.9863">
            <text:p>740,9863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46]=[.E46];&quot;X&quot;;&quot;&quot;)" office:value-type="string" office:string-value="X">
            <text:p>X</text:p>
          </table:table-cell>
          <table:table-cell table:formula="of:=[.I46]-[.I45]" office:value-type="float" office:value="16.7639">
            <text:p>16,7639</text:p>
          </table:table-cell>
          <table:table-cell table:formula="of:=[.F46]/[.M46]" office:value-type="float" office:value="72.2385602395623">
            <text:p>72,2385602396</text:p>
          </table:table-cell>
          <table:table-cell table:formula="of:=([.F46]-[.P46])/100*5/3.6" office:value-type="float" office:value="16.7638888888889">
            <text:p>16,7638888889</text:p>
          </table:table-cell>
          <table:table-cell table:formula="of:=HEX2DEC([.C46])" office:value-type="float" office:value="4">
            <text:p>4</text:p>
          </table:table-cell>
          <table:table-cell table:formula="of:=[.P4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c5</text:p>
          </table:table-cell>
          <table:table-cell table:style-name="ce2" office:value-type="string">
            <text:p>04</text:p>
          </table:table-cell>
          <table:table-cell/>
          <table:table-cell table:formula="of:=HEX2DEC([.A47])" office:value-type="float" office:value="166">
            <text:p>166</text:p>
          </table:table-cell>
          <table:table-cell table:formula="of:=256*HEX2DEC([.C47])+HEX2DEC([.B47])" office:value-type="float" office:value="1221">
            <text:p>1221</text:p>
          </table:table-cell>
          <table:table-cell/>
          <table:table-cell table:style-name="Default" office:value-type="float" office:value="225">
            <text:p>225</text:p>
          </table:table-cell>
          <table:table-cell table:style-name="Default" office:value-type="float" office:value="757.8891">
            <text:p>757,8891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47]=[.E47];&quot;X&quot;;&quot;&quot;)" office:value-type="string" office:string-value="X">
            <text:p>X</text:p>
          </table:table-cell>
          <table:table-cell table:formula="of:=[.I47]-[.I46]" office:value-type="float" office:value="16.9028">
            <text:p>16,9028</text:p>
          </table:table-cell>
          <table:table-cell table:formula="of:=[.F47]/[.M47]" office:value-type="float" office:value="72.2365525238424">
            <text:p>72,2365525238</text:p>
          </table:table-cell>
          <table:table-cell table:formula="of:=([.F47]-[.P47])/100*5/3.6" office:value-type="float" office:value="16.9027777777778">
            <text:p>16,9027777778</text:p>
          </table:table-cell>
          <table:table-cell table:formula="of:=HEX2DEC([.C47])" office:value-type="float" office:value="4">
            <text:p>4</text:p>
          </table:table-cell>
          <table:table-cell table:formula="of:=[.P4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3</text:p>
          </table:table-cell>
          <table:table-cell table:style-name="Default" office:value-type="string">
            <text:p>fb</text:p>
          </table:table-cell>
          <table:table-cell table:style-name="ce2" office:value-type="string">
            <text:p>04</text:p>
          </table:table-cell>
          <table:table-cell/>
          <table:table-cell table:formula="of:=HEX2DEC([.A48])" office:value-type="float" office:value="163">
            <text:p>163</text:p>
          </table:table-cell>
          <table:table-cell table:formula="of:=256*HEX2DEC([.C48])+HEX2DEC([.B48])" office:value-type="float" office:value="1275">
            <text:p>1275</text:p>
          </table:table-cell>
          <table:table-cell/>
          <table:table-cell table:style-name="Default" office:value-type="float" office:value="230">
            <text:p>230</text:p>
          </table:table-cell>
          <table:table-cell table:style-name="Default" office:value-type="float" office:value="775.5419">
            <text:p>775,5419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48]=[.E48];&quot;X&quot;;&quot;&quot;)" office:value-type="string" office:string-value="X">
            <text:p>X</text:p>
          </table:table-cell>
          <table:table-cell table:formula="of:=[.I48]-[.I47]" office:value-type="float" office:value="17.6528000000001">
            <text:p>17,6528</text:p>
          </table:table-cell>
          <table:table-cell table:formula="of:=[.F48]/[.M48]" office:value-type="float" office:value="72.2265023112478">
            <text:p>72,2265023112</text:p>
          </table:table-cell>
          <table:table-cell table:formula="of:=([.F48]-[.P48])/100*5/3.6" office:value-type="float" office:value="17.6527777777778">
            <text:p>17,6527777778</text:p>
          </table:table-cell>
          <table:table-cell table:formula="of:=HEX2DEC([.C48])" office:value-type="float" office:value="4">
            <text:p>4</text:p>
          </table:table-cell>
          <table:table-cell table:formula="of:=[.P4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3</text:p>
          </table:table-cell>
          <table:table-cell table:style-name="Default" office:value-type="string">
            <text:p>ef</text:p>
          </table:table-cell>
          <table:table-cell table:style-name="ce2" office:value-type="string">
            <text:p>04</text:p>
          </table:table-cell>
          <table:table-cell/>
          <table:table-cell table:formula="of:=HEX2DEC([.A49])" office:value-type="float" office:value="163">
            <text:p>163</text:p>
          </table:table-cell>
          <table:table-cell table:formula="of:=256*HEX2DEC([.C49])+HEX2DEC([.B49])" office:value-type="float" office:value="1263">
            <text:p>1263</text:p>
          </table:table-cell>
          <table:table-cell/>
          <table:table-cell table:style-name="Default" office:value-type="float" office:value="235">
            <text:p>235</text:p>
          </table:table-cell>
          <table:table-cell table:style-name="Default" office:value-type="float" office:value="793.028">
            <text:p>793,028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49]=[.E49];&quot;X&quot;;&quot;&quot;)" office:value-type="string" office:string-value="X">
            <text:p>X</text:p>
          </table:table-cell>
          <table:table-cell table:formula="of:=[.I49]-[.I48]" office:value-type="float" office:value="17.4861">
            <text:p>17,4861</text:p>
          </table:table-cell>
          <table:table-cell table:formula="of:=[.F49]/[.M49]" office:value-type="float" office:value="72.2287988745348">
            <text:p>72,2287988745</text:p>
          </table:table-cell>
          <table:table-cell table:formula="of:=([.F49]-[.P49])/100*5/3.6" office:value-type="float" office:value="17.4861111111111">
            <text:p>17,4861111111</text:p>
          </table:table-cell>
          <table:table-cell table:formula="of:=HEX2DEC([.C49])" office:value-type="float" office:value="4">
            <text:p>4</text:p>
          </table:table-cell>
          <table:table-cell table:formula="of:=[.P4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3</text:p>
          </table:table-cell>
          <table:table-cell table:style-name="Default" office:value-type="string">
            <text:p>dc</text:p>
          </table:table-cell>
          <table:table-cell table:style-name="ce2" office:value-type="string">
            <text:p>04</text:p>
          </table:table-cell>
          <table:table-cell/>
          <table:table-cell table:formula="of:=HEX2DEC([.A50])" office:value-type="float" office:value="163">
            <text:p>163</text:p>
          </table:table-cell>
          <table:table-cell table:formula="of:=256*HEX2DEC([.C50])+HEX2DEC([.B50])" office:value-type="float" office:value="1244">
            <text:p>1244</text:p>
          </table:table-cell>
          <table:table-cell/>
          <table:table-cell table:style-name="Default" office:value-type="float" office:value="240">
            <text:p>240</text:p>
          </table:table-cell>
          <table:table-cell table:style-name="Default" office:value-type="float" office:value="810.2502">
            <text:p>810,2502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50]=[.E50];&quot;X&quot;;&quot;&quot;)" office:value-type="string" office:string-value="X">
            <text:p>X</text:p>
          </table:table-cell>
          <table:table-cell table:formula="of:=[.I50]-[.I49]" office:value-type="float" office:value="17.2221999999999">
            <text:p>17,2222</text:p>
          </table:table-cell>
          <table:table-cell table:formula="of:=[.F50]/[.M50]" office:value-type="float" office:value="72.2323512675503">
            <text:p>72,2323512676</text:p>
          </table:table-cell>
          <table:table-cell table:formula="of:=([.F50]-[.P50])/100*5/3.6" office:value-type="float" office:value="17.2222222222222">
            <text:p>17,2222222222</text:p>
          </table:table-cell>
          <table:table-cell table:formula="of:=HEX2DEC([.C50])" office:value-type="float" office:value="4">
            <text:p>4</text:p>
          </table:table-cell>
          <table:table-cell table:formula="of:=[.P5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3</text:p>
          </table:table-cell>
          <table:table-cell table:style-name="Default" office:value-type="string">
            <text:p>c8</text:p>
          </table:table-cell>
          <table:table-cell table:style-name="ce2" office:value-type="string">
            <text:p>04</text:p>
          </table:table-cell>
          <table:table-cell/>
          <table:table-cell table:formula="of:=HEX2DEC([.A51])" office:value-type="float" office:value="163">
            <text:p>163</text:p>
          </table:table-cell>
          <table:table-cell table:formula="of:=256*HEX2DEC([.C51])+HEX2DEC([.B51])" office:value-type="float" office:value="1224">
            <text:p>1224</text:p>
          </table:table-cell>
          <table:table-cell/>
          <table:table-cell table:style-name="Default" office:value-type="float" office:value="245">
            <text:p>245</text:p>
          </table:table-cell>
          <table:table-cell table:style-name="Default" office:value-type="float" office:value="827.1946">
            <text:p>827,1946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51]=[.E51];&quot;X&quot;;&quot;&quot;)" office:value-type="string" office:string-value="X">
            <text:p>X</text:p>
          </table:table-cell>
          <table:table-cell table:formula="of:=[.I51]-[.I50]" office:value-type="float" office:value="16.9444000000001">
            <text:p>16,9444</text:p>
          </table:table-cell>
          <table:table-cell table:formula="of:=[.F51]/[.M51]" office:value-type="float" office:value="72.2362550459145">
            <text:p>72,2362550459</text:p>
          </table:table-cell>
          <table:table-cell table:formula="of:=([.F51]-[.P51])/100*5/3.6" office:value-type="float" office:value="16.9444444444444">
            <text:p>16,9444444444</text:p>
          </table:table-cell>
          <table:table-cell table:formula="of:=HEX2DEC([.C51])" office:value-type="float" office:value="4">
            <text:p>4</text:p>
          </table:table-cell>
          <table:table-cell table:formula="of:=[.P5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1</text:p>
          </table:table-cell>
          <table:table-cell table:style-name="Default" office:value-type="string">
            <text:p>be</text:p>
          </table:table-cell>
          <table:table-cell table:style-name="ce2" office:value-type="string">
            <text:p>04</text:p>
          </table:table-cell>
          <table:table-cell/>
          <table:table-cell table:formula="of:=HEX2DEC([.A52])" office:value-type="float" office:value="161">
            <text:p>161</text:p>
          </table:table-cell>
          <table:table-cell table:formula="of:=256*HEX2DEC([.C52])+HEX2DEC([.B52])" office:value-type="float" office:value="1214">
            <text:p>1214</text:p>
          </table:table-cell>
          <table:table-cell/>
          <table:table-cell table:style-name="Default" office:value-type="float" office:value="250">
            <text:p>250</text:p>
          </table:table-cell>
          <table:table-cell table:style-name="Default" office:value-type="float" office:value="844.0002">
            <text:p>844,0002</text:p>
          </table:table-cell>
          <table:table-cell table:style-name="Default" office:value-type="float" office:value="161">
            <text:p>161</text:p>
          </table:table-cell>
          <table:table-cell/>
          <table:table-cell table:formula="of:=IF([.J52]=[.E52];&quot;X&quot;;&quot;&quot;)" office:value-type="string" office:string-value="X">
            <text:p>X</text:p>
          </table:table-cell>
          <table:table-cell table:formula="of:=[.I52]-[.I51]" office:value-type="float" office:value="16.8055999999999">
            <text:p>16,8056</text:p>
          </table:table-cell>
          <table:table-cell table:formula="of:=[.F52]/[.M52]" office:value-type="float" office:value="72.2378254867429">
            <text:p>72,2378254867</text:p>
          </table:table-cell>
          <table:table-cell table:formula="of:=([.F52]-[.P52])/100*5/3.6" office:value-type="float" office:value="16.8055555555556">
            <text:p>16,8055555556</text:p>
          </table:table-cell>
          <table:table-cell table:formula="of:=HEX2DEC([.C52])" office:value-type="float" office:value="4">
            <text:p>4</text:p>
          </table:table-cell>
          <table:table-cell table:formula="of:=[.P5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1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53])" office:value-type="float" office:value="161">
            <text:p>161</text:p>
          </table:table-cell>
          <table:table-cell table:formula="of:=256*HEX2DEC([.C53])+HEX2DEC([.B53])" office:value-type="float" office:value="1219">
            <text:p>1219</text:p>
          </table:table-cell>
          <table:table-cell/>
          <table:table-cell table:style-name="Default" office:value-type="float" office:value="255">
            <text:p>255</text:p>
          </table:table-cell>
          <table:table-cell table:style-name="Default" office:value-type="float" office:value="860.8752">
            <text:p>860,8752</text:p>
          </table:table-cell>
          <table:table-cell table:style-name="Default" office:value-type="float" office:value="161">
            <text:p>161</text:p>
          </table:table-cell>
          <table:table-cell/>
          <table:table-cell table:formula="of:=IF([.J53]=[.E53];&quot;X&quot;;&quot;&quot;)" office:value-type="string" office:string-value="X">
            <text:p>X</text:p>
          </table:table-cell>
          <table:table-cell table:formula="of:=[.I53]-[.I52]" office:value-type="float" office:value="16.875">
            <text:p>16,875</text:p>
          </table:table-cell>
          <table:table-cell table:formula="of:=[.F53]/[.M53]" office:value-type="float" office:value="72.237037037037">
            <text:p>72,237037037</text:p>
          </table:table-cell>
          <table:table-cell table:formula="of:=([.F53]-[.P53])/100*5/3.6" office:value-type="float" office:value="16.875">
            <text:p>16,875</text:p>
          </table:table-cell>
          <table:table-cell table:formula="of:=HEX2DEC([.C53])" office:value-type="float" office:value="4">
            <text:p>4</text:p>
          </table:table-cell>
          <table:table-cell table:formula="of:=[.P5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2</text:p>
          </table:table-cell>
          <table:table-cell table:style-name="Default" office:value-type="string">
            <text:p>cb</text:p>
          </table:table-cell>
          <table:table-cell table:style-name="ce2" office:value-type="string">
            <text:p>04</text:p>
          </table:table-cell>
          <table:table-cell/>
          <table:table-cell table:formula="of:=HEX2DEC([.A54])" office:value-type="float" office:value="162">
            <text:p>162</text:p>
          </table:table-cell>
          <table:table-cell table:formula="of:=256*HEX2DEC([.C54])+HEX2DEC([.B54])" office:value-type="float" office:value="1227">
            <text:p>1227</text:p>
          </table:table-cell>
          <table:table-cell/>
          <table:table-cell table:style-name="Default" office:value-type="float" office:value="260">
            <text:p>260</text:p>
          </table:table-cell>
          <table:table-cell table:style-name="Default" office:value-type="float" office:value="877.8613">
            <text:p>877,8613</text:p>
          </table:table-cell>
          <table:table-cell table:style-name="Default" office:value-type="float" office:value="162">
            <text:p>162</text:p>
          </table:table-cell>
          <table:table-cell/>
          <table:table-cell table:formula="of:=IF([.J54]=[.E54];&quot;X&quot;;&quot;&quot;)" office:value-type="string" office:string-value="X">
            <text:p>X</text:p>
          </table:table-cell>
          <table:table-cell table:formula="of:=[.I54]-[.I53]" office:value-type="float" office:value="16.9861000000001">
            <text:p>16,9861</text:p>
          </table:table-cell>
          <table:table-cell table:formula="of:=[.F54]/[.M54]" office:value-type="float" office:value="72.2355337599563">
            <text:p>72,23553376</text:p>
          </table:table-cell>
          <table:table-cell table:formula="of:=([.F54]-[.P54])/100*5/3.6" office:value-type="float" office:value="16.9861111111111">
            <text:p>16,9861111111</text:p>
          </table:table-cell>
          <table:table-cell table:formula="of:=HEX2DEC([.C54])" office:value-type="float" office:value="4">
            <text:p>4</text:p>
          </table:table-cell>
          <table:table-cell table:formula="of:=[.P5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2</text:p>
          </table:table-cell>
          <table:table-cell table:style-name="Default" office:value-type="string">
            <text:p>df</text:p>
          </table:table-cell>
          <table:table-cell table:style-name="ce2" office:value-type="string">
            <text:p>04</text:p>
          </table:table-cell>
          <table:table-cell/>
          <table:table-cell table:formula="of:=HEX2DEC([.A55])" office:value-type="float" office:value="162">
            <text:p>162</text:p>
          </table:table-cell>
          <table:table-cell table:formula="of:=256*HEX2DEC([.C55])+HEX2DEC([.B55])" office:value-type="float" office:value="1247">
            <text:p>1247</text:p>
          </table:table-cell>
          <table:table-cell/>
          <table:table-cell table:style-name="Default" office:value-type="float" office:value="265">
            <text:p>265</text:p>
          </table:table-cell>
          <table:table-cell table:style-name="Default" office:value-type="float" office:value="895.1252">
            <text:p>895,1252</text:p>
          </table:table-cell>
          <table:table-cell table:style-name="Default" office:value-type="float" office:value="162">
            <text:p>162</text:p>
          </table:table-cell>
          <table:table-cell/>
          <table:table-cell table:formula="of:=IF([.J55]=[.E55];&quot;X&quot;;&quot;&quot;)" office:value-type="string" office:string-value="X">
            <text:p>X</text:p>
          </table:table-cell>
          <table:table-cell table:formula="of:=[.I55]-[.I54]" office:value-type="float" office:value="17.2638999999999">
            <text:p>17,2639</text:p>
          </table:table-cell>
          <table:table-cell table:formula="of:=[.F55]/[.M55]" office:value-type="float" office:value="72.2316510174414">
            <text:p>72,2316510174</text:p>
          </table:table-cell>
          <table:table-cell table:formula="of:=([.F55]-[.P55])/100*5/3.6" office:value-type="float" office:value="17.2638888888889">
            <text:p>17,2638888889</text:p>
          </table:table-cell>
          <table:table-cell table:formula="of:=HEX2DEC([.C55])" office:value-type="float" office:value="4">
            <text:p>4</text:p>
          </table:table-cell>
          <table:table-cell table:formula="of:=[.P5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1</text:p>
          </table:table-cell>
          <table:table-cell table:style-name="Default" office:value-type="string">
            <text:p>7a</text:p>
          </table:table-cell>
          <table:table-cell table:style-name="ce2" office:value-type="string">
            <text:p>05</text:p>
          </table:table-cell>
          <table:table-cell/>
          <table:table-cell table:formula="of:=HEX2DEC([.A56])" office:value-type="float" office:value="161">
            <text:p>161</text:p>
          </table:table-cell>
          <table:table-cell table:formula="of:=256*HEX2DEC([.C56])+HEX2DEC([.B56])" office:value-type="float" office:value="1402">
            <text:p>1402</text:p>
          </table:table-cell>
          <table:table-cell/>
          <table:table-cell table:style-name="Default" office:value-type="float" office:value="270">
            <text:p>270</text:p>
          </table:table-cell>
          <table:table-cell table:style-name="Default" office:value-type="float" office:value="914.528">
            <text:p>914,528</text:p>
          </table:table-cell>
          <table:table-cell table:style-name="Default" office:value-type="float" office:value="161">
            <text:p>161</text:p>
          </table:table-cell>
          <table:table-cell/>
          <table:table-cell table:formula="of:=IF([.J56]=[.E56];&quot;X&quot;;&quot;&quot;)" office:value-type="string" office:string-value="X">
            <text:p>X</text:p>
          </table:table-cell>
          <table:table-cell table:formula="of:=[.I56]-[.I55]" office:value-type="float" office:value="19.4028000000001">
            <text:p>19,4028</text:p>
          </table:table-cell>
          <table:table-cell table:formula="of:=[.F56]/[.M56]" office:value-type="float" office:value="72.2576123033786">
            <text:p>72,2576123034</text:p>
          </table:table-cell>
          <table:table-cell table:formula="of:=([.F56]-[.P56])/100*5/3.6" office:value-type="float" office:value="19.4027777777778">
            <text:p>19,4027777778</text:p>
          </table:table-cell>
          <table:table-cell table:formula="of:=HEX2DEC([.C56])" office:value-type="float" office:value="5">
            <text:p>5</text:p>
          </table:table-cell>
          <table:table-cell table:formula="of:=[.P5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05</text:p>
          </table:table-cell>
          <table:table-cell/>
          <table:table-cell table:formula="of:=HEX2DEC([.A57])" office:value-type="float" office:value="163">
            <text:p>163</text:p>
          </table:table-cell>
          <table:table-cell table:formula="of:=256*HEX2DEC([.C57])+HEX2DEC([.B57])" office:value-type="float" office:value="1429">
            <text:p>1429</text:p>
          </table:table-cell>
          <table:table-cell/>
          <table:table-cell table:style-name="Default" office:value-type="float" office:value="275">
            <text:p>275</text:p>
          </table:table-cell>
          <table:table-cell table:style-name="Default" office:value-type="float" office:value="934.3057">
            <text:p>934,3057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57]=[.E57];&quot;X&quot;;&quot;&quot;)" office:value-type="string" office:string-value="X">
            <text:p>X</text:p>
          </table:table-cell>
          <table:table-cell table:formula="of:=[.I57]-[.I56]" office:value-type="float" office:value="19.7777">
            <text:p>19,7777</text:p>
          </table:table-cell>
          <table:table-cell table:formula="of:=[.F57]/[.M57]" office:value-type="float" office:value="72.2530931301416">
            <text:p>72,2530931301</text:p>
          </table:table-cell>
          <table:table-cell table:formula="of:=([.F57]-[.P57])/100*5/3.6" office:value-type="float" office:value="19.7777777777778">
            <text:p>19,7777777778</text:p>
          </table:table-cell>
          <table:table-cell table:formula="of:=HEX2DEC([.C57])" office:value-type="float" office:value="5">
            <text:p>5</text:p>
          </table:table-cell>
          <table:table-cell table:formula="of:=[.P5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5</text:p>
          </table:table-cell>
          <table:table-cell table:style-name="Default" office:value-type="string">
            <text:p>7c</text:p>
          </table:table-cell>
          <table:table-cell table:style-name="ce2" office:value-type="string">
            <text:p>05</text:p>
          </table:table-cell>
          <table:table-cell/>
          <table:table-cell table:formula="of:=HEX2DEC([.A58])" office:value-type="float" office:value="165">
            <text:p>165</text:p>
          </table:table-cell>
          <table:table-cell table:formula="of:=256*HEX2DEC([.C58])+HEX2DEC([.B58])" office:value-type="float" office:value="1404">
            <text:p>1404</text:p>
          </table:table-cell>
          <table:table-cell/>
          <table:table-cell table:style-name="Default" office:value-type="float" office:value="280">
            <text:p>280</text:p>
          </table:table-cell>
          <table:table-cell table:style-name="Default" office:value-type="float" office:value="953.7363">
            <text:p>953,7363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58]=[.E58];&quot;X&quot;;&quot;&quot;)" office:value-type="string" office:string-value="X">
            <text:p>X</text:p>
          </table:table-cell>
          <table:table-cell table:formula="of:=[.I58]-[.I57]" office:value-type="float" office:value="19.4306">
            <text:p>19,4306</text:p>
          </table:table-cell>
          <table:table-cell table:formula="of:=[.F58]/[.M58]" office:value-type="float" office:value="72.25716138462">
            <text:p>72,2571613846</text:p>
          </table:table-cell>
          <table:table-cell table:formula="of:=([.F58]-[.P58])/100*5/3.6" office:value-type="float" office:value="19.4305555555556">
            <text:p>19,4305555556</text:p>
          </table:table-cell>
          <table:table-cell table:formula="of:=HEX2DEC([.C58])" office:value-type="float" office:value="5">
            <text:p>5</text:p>
          </table:table-cell>
          <table:table-cell table:formula="of:=[.P5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e5</text:p>
          </table:table-cell>
          <table:table-cell table:style-name="ce2" office:value-type="string">
            <text:p>04</text:p>
          </table:table-cell>
          <table:table-cell/>
          <table:table-cell table:formula="of:=HEX2DEC([.A59])" office:value-type="float" office:value="167">
            <text:p>167</text:p>
          </table:table-cell>
          <table:table-cell table:formula="of:=256*HEX2DEC([.C59])+HEX2DEC([.B59])" office:value-type="float" office:value="1253">
            <text:p>1253</text:p>
          </table:table-cell>
          <table:table-cell/>
          <table:table-cell table:style-name="Default" office:value-type="float" office:value="285">
            <text:p>285</text:p>
          </table:table-cell>
          <table:table-cell table:style-name="Default" office:value-type="float" office:value="971.0835">
            <text:p>971,0835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59]=[.E59];&quot;X&quot;;&quot;&quot;)" office:value-type="string" office:string-value="X">
            <text:p>X</text:p>
          </table:table-cell>
          <table:table-cell table:formula="of:=[.I59]-[.I58]" office:value-type="float" office:value="17.3471999999999">
            <text:p>17,3472</text:p>
          </table:table-cell>
          <table:table-cell table:formula="of:=[.F59]/[.M59]" office:value-type="float" office:value="72.2306769968643">
            <text:p>72,2306769969</text:p>
          </table:table-cell>
          <table:table-cell table:formula="of:=([.F59]-[.P59])/100*5/3.6" office:value-type="float" office:value="17.3472222222222">
            <text:p>17,3472222222</text:p>
          </table:table-cell>
          <table:table-cell table:formula="of:=HEX2DEC([.C59])" office:value-type="float" office:value="4">
            <text:p>4</text:p>
          </table:table-cell>
          <table:table-cell table:formula="of:=[.P5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60])" office:value-type="float" office:value="167">
            <text:p>167</text:p>
          </table:table-cell>
          <table:table-cell table:formula="of:=256*HEX2DEC([.C60])+HEX2DEC([.B60])" office:value-type="float" office:value="1216">
            <text:p>1216</text:p>
          </table:table-cell>
          <table:table-cell/>
          <table:table-cell table:style-name="Default" office:value-type="float" office:value="290">
            <text:p>290</text:p>
          </table:table-cell>
          <table:table-cell table:style-name="Default" office:value-type="float" office:value="987.9168">
            <text:p>987,9168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60]=[.E60];&quot;X&quot;;&quot;&quot;)" office:value-type="string" office:string-value="X">
            <text:p>X</text:p>
          </table:table-cell>
          <table:table-cell table:formula="of:=[.I60]-[.I59]" office:value-type="float" office:value="16.8333">
            <text:p>16,8333</text:p>
          </table:table-cell>
          <table:table-cell table:formula="of:=[.F60]/[.M60]" office:value-type="float" office:value="72.237766807459">
            <text:p>72,2377668075</text:p>
          </table:table-cell>
          <table:table-cell table:formula="of:=([.F60]-[.P60])/100*5/3.6" office:value-type="float" office:value="16.8333333333333">
            <text:p>16,8333333333</text:p>
          </table:table-cell>
          <table:table-cell table:formula="of:=HEX2DEC([.C60])" office:value-type="float" office:value="4">
            <text:p>4</text:p>
          </table:table-cell>
          <table:table-cell table:formula="of:=[.P6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61])" office:value-type="float" office:value="167">
            <text:p>167</text:p>
          </table:table-cell>
          <table:table-cell table:formula="of:=256*HEX2DEC([.C61])+HEX2DEC([.B61])" office:value-type="float" office:value="1216">
            <text:p>1216</text:p>
          </table:table-cell>
          <table:table-cell/>
          <table:table-cell table:style-name="Default" office:value-type="float" office:value="295">
            <text:p>295</text:p>
          </table:table-cell>
          <table:table-cell table:style-name="Default" office:value-type="float" office:value="1004.75">
            <text:p>1004,75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61]=[.E61];&quot;X&quot;;&quot;&quot;)" office:value-type="string" office:string-value="X">
            <text:p>X</text:p>
          </table:table-cell>
          <table:table-cell table:formula="of:=[.I61]-[.I60]" office:value-type="float" office:value="16.8332">
            <text:p>16,8332</text:p>
          </table:table-cell>
          <table:table-cell table:formula="of:=[.F61]/[.M61]" office:value-type="float" office:value="72.2381959461064">
            <text:p>72,2381959461</text:p>
          </table:table-cell>
          <table:table-cell table:formula="of:=([.F61]-[.P61])/100*5/3.6" office:value-type="float" office:value="16.8333333333333">
            <text:p>16,8333333333</text:p>
          </table:table-cell>
          <table:table-cell table:formula="of:=HEX2DEC([.C61])" office:value-type="float" office:value="4">
            <text:p>4</text:p>
          </table:table-cell>
          <table:table-cell table:formula="of:=[.P6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62])" office:value-type="float" office:value="168">
            <text:p>168</text:p>
          </table:table-cell>
          <table:table-cell table:formula="of:=256*HEX2DEC([.C62])+HEX2DEC([.B62])" office:value-type="float" office:value="1239">
            <text:p>1239</text:p>
          </table:table-cell>
          <table:table-cell/>
          <table:table-cell table:style-name="Default" office:value-type="float" office:value="300">
            <text:p>300</text:p>
          </table:table-cell>
          <table:table-cell table:style-name="Default" office:value-type="float" office:value="1021.903">
            <text:p>1021,903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62]=[.E62];&quot;X&quot;;&quot;&quot;)" office:value-type="string" office:string-value="X">
            <text:p>X</text:p>
          </table:table-cell>
          <table:table-cell table:formula="of:=[.I62]-[.I61]" office:value-type="float" office:value="17.153">
            <text:p>17,153</text:p>
          </table:table-cell>
          <table:table-cell table:formula="of:=[.F62]/[.M62]" office:value-type="float" office:value="72.2322625779746">
            <text:p>72,232262578</text:p>
          </table:table-cell>
          <table:table-cell table:formula="of:=([.F62]-[.P62])/100*5/3.6" office:value-type="float" office:value="17.1527777777778">
            <text:p>17,1527777778</text:p>
          </table:table-cell>
          <table:table-cell table:formula="of:=HEX2DEC([.C62])" office:value-type="float" office:value="4">
            <text:p>4</text:p>
          </table:table-cell>
          <table:table-cell table:formula="of:=[.P6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d5</text:p>
          </table:table-cell>
          <table:table-cell table:style-name="ce2" office:value-type="string">
            <text:p>04</text:p>
          </table:table-cell>
          <table:table-cell/>
          <table:table-cell table:formula="of:=HEX2DEC([.A63])" office:value-type="float" office:value="169">
            <text:p>169</text:p>
          </table:table-cell>
          <table:table-cell table:formula="of:=256*HEX2DEC([.C63])+HEX2DEC([.B63])" office:value-type="float" office:value="1237">
            <text:p>1237</text:p>
          </table:table-cell>
          <table:table-cell/>
          <table:table-cell table:style-name="Default" office:value-type="float" office:value="305">
            <text:p>305</text:p>
          </table:table-cell>
          <table:table-cell table:style-name="Default" office:value-type="float" office:value="1039.028">
            <text:p>1039,028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63]=[.E63];&quot;X&quot;;&quot;&quot;)" office:value-type="string" office:string-value="X">
            <text:p>X</text:p>
          </table:table-cell>
          <table:table-cell table:formula="of:=[.I63]-[.I62]" office:value-type="float" office:value="17.125">
            <text:p>17,125</text:p>
          </table:table-cell>
          <table:table-cell table:formula="of:=[.F63]/[.M63]" office:value-type="float" office:value="72.2335766423358">
            <text:p>72,2335766423</text:p>
          </table:table-cell>
          <table:table-cell table:formula="of:=([.F63]-[.P63])/100*5/3.6" office:value-type="float" office:value="17.125">
            <text:p>17,125</text:p>
          </table:table-cell>
          <table:table-cell table:formula="of:=HEX2DEC([.C63])" office:value-type="float" office:value="4">
            <text:p>4</text:p>
          </table:table-cell>
          <table:table-cell table:formula="of:=[.P6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e0</text:p>
          </table:table-cell>
          <table:table-cell table:style-name="ce2" office:value-type="string">
            <text:p>04</text:p>
          </table:table-cell>
          <table:table-cell/>
          <table:table-cell table:formula="of:=HEX2DEC([.A64])" office:value-type="float" office:value="167">
            <text:p>167</text:p>
          </table:table-cell>
          <table:table-cell table:formula="of:=256*HEX2DEC([.C64])+HEX2DEC([.B64])" office:value-type="float" office:value="1248">
            <text:p>1248</text:p>
          </table:table-cell>
          <table:table-cell/>
          <table:table-cell table:style-name="Default" office:value-type="float" office:value="310">
            <text:p>310</text:p>
          </table:table-cell>
          <table:table-cell table:style-name="Default" office:value-type="float" office:value="1056.306">
            <text:p>1056,306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64]=[.E64];&quot;X&quot;;&quot;&quot;)" office:value-type="string" office:string-value="X">
            <text:p>X</text:p>
          </table:table-cell>
          <table:table-cell table:formula="of:=[.I64]-[.I63]" office:value-type="float" office:value="17.278">
            <text:p>17,278</text:p>
          </table:table-cell>
          <table:table-cell table:formula="of:=[.F64]/[.M64]" office:value-type="float" office:value="72.2305822433151">
            <text:p>72,2305822433</text:p>
          </table:table-cell>
          <table:table-cell table:formula="of:=([.F64]-[.P64])/100*5/3.6" office:value-type="float" office:value="17.2777777777778">
            <text:p>17,2777777778</text:p>
          </table:table-cell>
          <table:table-cell table:formula="of:=HEX2DEC([.C64])" office:value-type="float" office:value="4">
            <text:p>4</text:p>
          </table:table-cell>
          <table:table-cell table:formula="of:=[.P6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5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5</text:p>
          </table:table-cell>
          <table:table-cell/>
          <table:table-cell table:formula="of:=HEX2DEC([.A65])" office:value-type="float" office:value="165">
            <text:p>165</text:p>
          </table:table-cell>
          <table:table-cell table:formula="of:=256*HEX2DEC([.C65])+HEX2DEC([.B65])" office:value-type="float" office:value="1288">
            <text:p>1288</text:p>
          </table:table-cell>
          <table:table-cell/>
          <table:table-cell table:style-name="Default" office:value-type="float" office:value="315">
            <text:p>315</text:p>
          </table:table-cell>
          <table:table-cell table:style-name="Default" office:value-type="float" office:value="1074.125">
            <text:p>1074,125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65]=[.E65];&quot;X&quot;;&quot;&quot;)" office:value-type="string" office:string-value="X">
            <text:p>X</text:p>
          </table:table-cell>
          <table:table-cell table:formula="of:=[.I65]-[.I64]" office:value-type="float" office:value="17.819">
            <text:p>17,819</text:p>
          </table:table-cell>
          <table:table-cell table:formula="of:=[.F65]/[.M65]" office:value-type="float" office:value="72.2823951961391">
            <text:p>72,2823951961</text:p>
          </table:table-cell>
          <table:table-cell table:formula="of:=([.F65]-[.P65])/100*5/3.6" office:value-type="float" office:value="17.8194444444444">
            <text:p>17,8194444444</text:p>
          </table:table-cell>
          <table:table-cell table:formula="of:=HEX2DEC([.C65])" office:value-type="float" office:value="5">
            <text:p>5</text:p>
          </table:table-cell>
          <table:table-cell table:formula="of:=[.P6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ce2" office:value-type="string">
            <text:p>79</text:p>
          </table:table-cell>
          <table:table-cell table:style-name="ce2" office:value-type="string">
            <text:p>05</text:p>
          </table:table-cell>
          <table:table-cell/>
          <table:table-cell table:formula="of:=HEX2DEC([.A66])" office:value-type="float" office:value="166">
            <text:p>166</text:p>
          </table:table-cell>
          <table:table-cell table:formula="of:=256*HEX2DEC([.C66])+HEX2DEC([.B66])" office:value-type="float" office:value="1401">
            <text:p>1401</text:p>
          </table:table-cell>
          <table:table-cell/>
          <table:table-cell table:style-name="Default" office:value-type="float" office:value="320">
            <text:p>320</text:p>
          </table:table-cell>
          <table:table-cell table:style-name="Default" office:value-type="float" office:value="1093.514">
            <text:p>1093,514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66]=[.E66];&quot;X&quot;;&quot;&quot;)" office:value-type="string" office:string-value="X">
            <text:p>X</text:p>
          </table:table-cell>
          <table:table-cell table:formula="of:=[.I66]-[.I65]" office:value-type="float" office:value="19.3889999999999">
            <text:p>19,389</text:p>
          </table:table-cell>
          <table:table-cell table:formula="of:=[.F66]/[.M66]" office:value-type="float" office:value="72.2574655732636">
            <text:p>72,2574655733</text:p>
          </table:table-cell>
          <table:table-cell table:formula="of:=([.F66]-[.P66])/100*5/3.6" office:value-type="float" office:value="19.3888888888889">
            <text:p>19,3888888889</text:p>
          </table:table-cell>
          <table:table-cell table:formula="of:=HEX2DEC([.C66])" office:value-type="float" office:value="5">
            <text:p>5</text:p>
          </table:table-cell>
          <table:table-cell table:formula="of:=[.P6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05</text:p>
          </table:table-cell>
          <table:table-cell/>
          <table:table-cell table:formula="of:=HEX2DEC([.A67])" office:value-type="float" office:value="167">
            <text:p>167</text:p>
          </table:table-cell>
          <table:table-cell table:formula="of:=256*HEX2DEC([.C67])+HEX2DEC([.B67])" office:value-type="float" office:value="1318">
            <text:p>1318</text:p>
          </table:table-cell>
          <table:table-cell/>
          <table:table-cell table:style-name="Default" office:value-type="float" office:value="325">
            <text:p>325</text:p>
          </table:table-cell>
          <table:table-cell table:style-name="Default" office:value-type="float" office:value="1111.75">
            <text:p>1111,75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67]=[.E67];&quot;X&quot;;&quot;&quot;)" office:value-type="string" office:string-value="X">
            <text:p>X</text:p>
          </table:table-cell>
          <table:table-cell table:formula="of:=[.I67]-[.I66]" office:value-type="float" office:value="18.2360000000001">
            <text:p>18,236</text:p>
          </table:table-cell>
          <table:table-cell table:formula="of:=[.F67]/[.M67]" office:value-type="float" office:value="72.2746216275495">
            <text:p>72,2746216275</text:p>
          </table:table-cell>
          <table:table-cell table:formula="of:=([.F67]-[.P67])/100*5/3.6" office:value-type="float" office:value="18.2361111111111">
            <text:p>18,2361111111</text:p>
          </table:table-cell>
          <table:table-cell table:formula="of:=HEX2DEC([.C67])" office:value-type="float" office:value="5">
            <text:p>5</text:p>
          </table:table-cell>
          <table:table-cell table:formula="of:=[.P6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8</text:p>
          </table:table-cell>
          <table:table-cell table:style-name="Default" office:value-type="string">
            <text:p>ec</text:p>
          </table:table-cell>
          <table:table-cell table:style-name="ce2" office:value-type="string">
            <text:p>04</text:p>
          </table:table-cell>
          <table:table-cell/>
          <table:table-cell table:formula="of:=HEX2DEC([.A68])" office:value-type="float" office:value="168">
            <text:p>168</text:p>
          </table:table-cell>
          <table:table-cell table:formula="of:=256*HEX2DEC([.C68])+HEX2DEC([.B68])" office:value-type="float" office:value="1260">
            <text:p>1260</text:p>
          </table:table-cell>
          <table:table-cell/>
          <table:table-cell table:style-name="Default" office:value-type="float" office:value="330">
            <text:p>330</text:p>
          </table:table-cell>
          <table:table-cell table:style-name="Default" office:value-type="float" office:value="1129.195">
            <text:p>1129,195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68]=[.E68];&quot;X&quot;;&quot;&quot;)" office:value-type="string" office:string-value="X">
            <text:p>X</text:p>
          </table:table-cell>
          <table:table-cell table:formula="of:=[.I68]-[.I67]" office:value-type="float" office:value="17.4449999999999">
            <text:p>17,445</text:p>
          </table:table-cell>
          <table:table-cell table:formula="of:=[.F68]/[.M68]" office:value-type="float" office:value="72.226999140155">
            <text:p>72,2269991402</text:p>
          </table:table-cell>
          <table:table-cell table:formula="of:=([.F68]-[.P68])/100*5/3.6" office:value-type="float" office:value="17.4444444444444">
            <text:p>17,4444444444</text:p>
          </table:table-cell>
          <table:table-cell table:formula="of:=HEX2DEC([.C68])" office:value-type="float" office:value="4">
            <text:p>4</text:p>
          </table:table-cell>
          <table:table-cell table:formula="of:=[.P6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d9</text:p>
          </table:table-cell>
          <table:table-cell table:style-name="ce2" office:value-type="string">
            <text:p>04</text:p>
          </table:table-cell>
          <table:table-cell/>
          <table:table-cell table:formula="of:=HEX2DEC([.A69])" office:value-type="float" office:value="168">
            <text:p>168</text:p>
          </table:table-cell>
          <table:table-cell table:formula="of:=256*HEX2DEC([.C69])+HEX2DEC([.B69])" office:value-type="float" office:value="1241">
            <text:p>1241</text:p>
          </table:table-cell>
          <table:table-cell/>
          <table:table-cell table:style-name="Default" office:value-type="float" office:value="335">
            <text:p>335</text:p>
          </table:table-cell>
          <table:table-cell table:style-name="Default" office:value-type="float" office:value="1146.375">
            <text:p>1146,375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69]=[.E69];&quot;X&quot;;&quot;&quot;)" office:value-type="string" office:string-value="X">
            <text:p>X</text:p>
          </table:table-cell>
          <table:table-cell table:formula="of:=[.I69]-[.I68]" office:value-type="float" office:value="17.1800000000001">
            <text:p>17,18</text:p>
          </table:table-cell>
          <table:table-cell table:formula="of:=[.F69]/[.M69]" office:value-type="float" office:value="72.2351571594875">
            <text:p>72,2351571595</text:p>
          </table:table-cell>
          <table:table-cell table:formula="of:=([.F69]-[.P69])/100*5/3.6" office:value-type="float" office:value="17.1805555555556">
            <text:p>17,1805555556</text:p>
          </table:table-cell>
          <table:table-cell table:formula="of:=HEX2DEC([.C69])" office:value-type="float" office:value="4">
            <text:p>4</text:p>
          </table:table-cell>
          <table:table-cell table:formula="of:=[.P6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e4</text:p>
          </table:table-cell>
          <table:table-cell table:style-name="ce2" office:value-type="string">
            <text:p>04</text:p>
          </table:table-cell>
          <table:table-cell/>
          <table:table-cell table:formula="of:=HEX2DEC([.A70])" office:value-type="float" office:value="169">
            <text:p>169</text:p>
          </table:table-cell>
          <table:table-cell table:formula="of:=256*HEX2DEC([.C70])+HEX2DEC([.B70])" office:value-type="float" office:value="1252">
            <text:p>1252</text:p>
          </table:table-cell>
          <table:table-cell/>
          <table:table-cell table:style-name="Default" office:value-type="float" office:value="340">
            <text:p>340</text:p>
          </table:table-cell>
          <table:table-cell table:style-name="Default" office:value-type="float" office:value="1163.708">
            <text:p>1163,708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70]=[.E70];&quot;X&quot;;&quot;&quot;)" office:value-type="string" office:string-value="X">
            <text:p>X</text:p>
          </table:table-cell>
          <table:table-cell table:formula="of:=[.I70]-[.I69]" office:value-type="float" office:value="17.3330000000001">
            <text:p>17,333</text:p>
          </table:table-cell>
          <table:table-cell table:formula="of:=[.F70]/[.M70]" office:value-type="float" office:value="72.2321583107364">
            <text:p>72,2321583107</text:p>
          </table:table-cell>
          <table:table-cell table:formula="of:=([.F70]-[.P70])/100*5/3.6" office:value-type="float" office:value="17.3333333333333">
            <text:p>17,3333333333</text:p>
          </table:table-cell>
          <table:table-cell table:formula="of:=HEX2DEC([.C70])" office:value-type="float" office:value="4">
            <text:p>4</text:p>
          </table:table-cell>
          <table:table-cell table:formula="of:=[.P7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71])" office:value-type="float" office:value="171">
            <text:p>171</text:p>
          </table:table-cell>
          <table:table-cell table:formula="of:=256*HEX2DEC([.C71])+HEX2DEC([.B71])" office:value-type="float" office:value="1232">
            <text:p>1232</text:p>
          </table:table-cell>
          <table:table-cell/>
          <table:table-cell table:style-name="Default" office:value-type="float" office:value="345">
            <text:p>345</text:p>
          </table:table-cell>
          <table:table-cell table:style-name="Default" office:value-type="float" office:value="1180.764">
            <text:p>1180,764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71]=[.E71];&quot;X&quot;;&quot;&quot;)" office:value-type="string" office:string-value="X">
            <text:p>X</text:p>
          </table:table-cell>
          <table:table-cell table:formula="of:=[.I71]-[.I70]" office:value-type="float" office:value="17.0559999999998">
            <text:p>17,056</text:p>
          </table:table-cell>
          <table:table-cell table:formula="of:=[.F71]/[.M71]" office:value-type="float" office:value="72.2326454033779">
            <text:p>72,2326454034</text:p>
          </table:table-cell>
          <table:table-cell table:formula="of:=([.F71]-[.P71])/100*5/3.6" office:value-type="float" office:value="17.0555555555556">
            <text:p>17,0555555556</text:p>
          </table:table-cell>
          <table:table-cell table:formula="of:=HEX2DEC([.C71])" office:value-type="float" office:value="4">
            <text:p>4</text:p>
          </table:table-cell>
          <table:table-cell table:formula="of:=[.P7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72])" office:value-type="float" office:value="172">
            <text:p>172</text:p>
          </table:table-cell>
          <table:table-cell table:formula="of:=256*HEX2DEC([.C72])+HEX2DEC([.B72])" office:value-type="float" office:value="1232">
            <text:p>1232</text:p>
          </table:table-cell>
          <table:table-cell/>
          <table:table-cell table:style-name="Default" office:value-type="float" office:value="350">
            <text:p>350</text:p>
          </table:table-cell>
          <table:table-cell table:style-name="Default" office:value-type="float" office:value="1197.82">
            <text:p>1197,82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72]=[.E72];&quot;X&quot;;&quot;&quot;)" office:value-type="string" office:string-value="X">
            <text:p>X</text:p>
          </table:table-cell>
          <table:table-cell table:formula="of:=[.I72]-[.I71]" office:value-type="float" office:value="17.056">
            <text:p>17,056</text:p>
          </table:table-cell>
          <table:table-cell table:formula="of:=[.F72]/[.M72]" office:value-type="float" office:value="72.2326454033769">
            <text:p>72,2326454034</text:p>
          </table:table-cell>
          <table:table-cell table:formula="of:=([.F72]-[.P72])/100*5/3.6" office:value-type="float" office:value="17.0555555555556">
            <text:p>17,0555555556</text:p>
          </table:table-cell>
          <table:table-cell table:formula="of:=HEX2DEC([.C72])" office:value-type="float" office:value="4">
            <text:p>4</text:p>
          </table:table-cell>
          <table:table-cell table:formula="of:=[.P7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73])" office:value-type="float" office:value="172">
            <text:p>172</text:p>
          </table:table-cell>
          <table:table-cell table:formula="of:=256*HEX2DEC([.C73])+HEX2DEC([.B73])" office:value-type="float" office:value="1239">
            <text:p>1239</text:p>
          </table:table-cell>
          <table:table-cell/>
          <table:table-cell table:style-name="Default" office:value-type="float" office:value="355">
            <text:p>355</text:p>
          </table:table-cell>
          <table:table-cell table:style-name="Default" office:value-type="float" office:value="1214.972">
            <text:p>1214,972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73]=[.E73];&quot;X&quot;;&quot;&quot;)" office:value-type="string" office:string-value="X">
            <text:p>X</text:p>
          </table:table-cell>
          <table:table-cell table:formula="of:=[.I73]-[.I72]" office:value-type="float" office:value="17.152">
            <text:p>17,152</text:p>
          </table:table-cell>
          <table:table-cell table:formula="of:=[.F73]/[.M73]" office:value-type="float" office:value="72.2364738805968">
            <text:p>72,2364738806</text:p>
          </table:table-cell>
          <table:table-cell table:formula="of:=([.F73]-[.P73])/100*5/3.6" office:value-type="float" office:value="17.1527777777778">
            <text:p>17,1527777778</text:p>
          </table:table-cell>
          <table:table-cell table:formula="of:=HEX2DEC([.C73])" office:value-type="float" office:value="4">
            <text:p>4</text:p>
          </table:table-cell>
          <table:table-cell table:formula="of:=[.P7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e8</text:p>
          </table:table-cell>
          <table:table-cell table:style-name="ce2" office:value-type="string">
            <text:p>04</text:p>
          </table:table-cell>
          <table:table-cell/>
          <table:table-cell table:formula="of:=HEX2DEC([.A74])" office:value-type="float" office:value="172">
            <text:p>172</text:p>
          </table:table-cell>
          <table:table-cell table:formula="of:=256*HEX2DEC([.C74])+HEX2DEC([.B74])" office:value-type="float" office:value="1256">
            <text:p>1256</text:p>
          </table:table-cell>
          <table:table-cell/>
          <table:table-cell table:style-name="Default" office:value-type="float" office:value="360">
            <text:p>360</text:p>
          </table:table-cell>
          <table:table-cell table:style-name="Default" office:value-type="float" office:value="1232.361">
            <text:p>1232,361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74]=[.E74];&quot;X&quot;;&quot;&quot;)" office:value-type="string" office:string-value="X">
            <text:p>X</text:p>
          </table:table-cell>
          <table:table-cell table:formula="of:=[.I74]-[.I73]" office:value-type="float" office:value="17.3890000000001">
            <text:p>17,389</text:p>
          </table:table-cell>
          <table:table-cell table:formula="of:=[.F74]/[.M74]" office:value-type="float" office:value="72.2295704180799">
            <text:p>72,2295704181</text:p>
          </table:table-cell>
          <table:table-cell table:formula="of:=([.F74]-[.P74])/100*5/3.6" office:value-type="float" office:value="17.3888888888889">
            <text:p>17,3888888889</text:p>
          </table:table-cell>
          <table:table-cell table:formula="of:=HEX2DEC([.C74])" office:value-type="float" office:value="4">
            <text:p>4</text:p>
          </table:table-cell>
          <table:table-cell table:formula="of:=[.P7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e7</text:p>
          </table:table-cell>
          <table:table-cell table:style-name="ce2" office:value-type="string">
            <text:p>04</text:p>
          </table:table-cell>
          <table:table-cell/>
          <table:table-cell table:formula="of:=HEX2DEC([.A75])" office:value-type="float" office:value="173">
            <text:p>173</text:p>
          </table:table-cell>
          <table:table-cell table:formula="of:=256*HEX2DEC([.C75])+HEX2DEC([.B75])" office:value-type="float" office:value="1255">
            <text:p>1255</text:p>
          </table:table-cell>
          <table:table-cell/>
          <table:table-cell table:style-name="Default" office:value-type="float" office:value="365">
            <text:p>365</text:p>
          </table:table-cell>
          <table:table-cell table:style-name="Default" office:value-type="float" office:value="1249.736">
            <text:p>1249,73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75]=[.E75];&quot;X&quot;;&quot;&quot;)" office:value-type="string" office:string-value="X">
            <text:p>X</text:p>
          </table:table-cell>
          <table:table-cell table:formula="of:=[.I75]-[.I74]" office:value-type="float" office:value="17.375">
            <text:p>17,375</text:p>
          </table:table-cell>
          <table:table-cell table:formula="of:=[.F75]/[.M75]" office:value-type="float" office:value="72.2302158273381">
            <text:p>72,2302158273</text:p>
          </table:table-cell>
          <table:table-cell table:formula="of:=([.F75]-[.P75])/100*5/3.6" office:value-type="float" office:value="17.375">
            <text:p>17,375</text:p>
          </table:table-cell>
          <table:table-cell table:formula="of:=HEX2DEC([.C75])" office:value-type="float" office:value="4">
            <text:p>4</text:p>
          </table:table-cell>
          <table:table-cell table:formula="of:=[.P7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f1</text:p>
          </table:table-cell>
          <table:table-cell table:style-name="ce2" office:value-type="string">
            <text:p>04</text:p>
          </table:table-cell>
          <table:table-cell/>
          <table:table-cell table:formula="of:=HEX2DEC([.A76])" office:value-type="float" office:value="174">
            <text:p>174</text:p>
          </table:table-cell>
          <table:table-cell table:formula="of:=256*HEX2DEC([.C76])+HEX2DEC([.B76])" office:value-type="float" office:value="1265">
            <text:p>1265</text:p>
          </table:table-cell>
          <table:table-cell/>
          <table:table-cell table:style-name="Default" office:value-type="float" office:value="370">
            <text:p>370</text:p>
          </table:table-cell>
          <table:table-cell table:style-name="Default" office:value-type="float" office:value="1267.25">
            <text:p>1267,2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76]=[.E76];&quot;X&quot;;&quot;&quot;)" office:value-type="string" office:string-value="X">
            <text:p>X</text:p>
          </table:table-cell>
          <table:table-cell table:formula="of:=[.I76]-[.I75]" office:value-type="float" office:value="17.5139999999999">
            <text:p>17,514</text:p>
          </table:table-cell>
          <table:table-cell table:formula="of:=[.F76]/[.M76]" office:value-type="float" office:value="72.2279319401626">
            <text:p>72,2279319402</text:p>
          </table:table-cell>
          <table:table-cell table:formula="of:=([.F76]-[.P76])/100*5/3.6" office:value-type="float" office:value="17.5138888888889">
            <text:p>17,5138888889</text:p>
          </table:table-cell>
          <table:table-cell table:formula="of:=HEX2DEC([.C76])" office:value-type="float" office:value="4">
            <text:p>4</text:p>
          </table:table-cell>
          <table:table-cell table:formula="of:=[.P7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0</text:p>
          </table:table-cell>
          <table:table-cell table:style-name="ce2" office:value-type="string">
            <text:p>04</text:p>
          </table:table-cell>
          <table:table-cell/>
          <table:table-cell table:formula="of:=HEX2DEC([.A77])" office:value-type="float" office:value="174">
            <text:p>174</text:p>
          </table:table-cell>
          <table:table-cell table:formula="of:=256*HEX2DEC([.C77])+HEX2DEC([.B77])" office:value-type="float" office:value="1248">
            <text:p>1248</text:p>
          </table:table-cell>
          <table:table-cell/>
          <table:table-cell table:style-name="Default" office:value-type="float" office:value="375">
            <text:p>375</text:p>
          </table:table-cell>
          <table:table-cell table:style-name="Default" office:value-type="float" office:value="1284.528">
            <text:p>1284,52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77]=[.E77];&quot;X&quot;;&quot;&quot;)" office:value-type="string" office:string-value="X">
            <text:p>X</text:p>
          </table:table-cell>
          <table:table-cell table:formula="of:=[.I77]-[.I76]" office:value-type="float" office:value="17.278">
            <text:p>17,278</text:p>
          </table:table-cell>
          <table:table-cell table:formula="of:=[.F77]/[.M77]" office:value-type="float" office:value="72.2305822433151">
            <text:p>72,2305822433</text:p>
          </table:table-cell>
          <table:table-cell table:formula="of:=([.F77]-[.P77])/100*5/3.6" office:value-type="float" office:value="17.2777777777778">
            <text:p>17,2777777778</text:p>
          </table:table-cell>
          <table:table-cell table:formula="of:=HEX2DEC([.C77])" office:value-type="float" office:value="4">
            <text:p>4</text:p>
          </table:table-cell>
          <table:table-cell table:formula="of:=[.P7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78])" office:value-type="float" office:value="173">
            <text:p>173</text:p>
          </table:table-cell>
          <table:table-cell table:formula="of:=256*HEX2DEC([.C78])+HEX2DEC([.B78])" office:value-type="float" office:value="1240">
            <text:p>1240</text:p>
          </table:table-cell>
          <table:table-cell/>
          <table:table-cell table:style-name="Default" office:value-type="float" office:value="380">
            <text:p>380</text:p>
          </table:table-cell>
          <table:table-cell table:style-name="Default" office:value-type="float" office:value="1301.695">
            <text:p>1301,695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78]=[.E78];&quot;X&quot;;&quot;&quot;)" office:value-type="string" office:string-value="X">
            <text:p>X</text:p>
          </table:table-cell>
          <table:table-cell table:formula="of:=[.I78]-[.I77]" office:value-type="float" office:value="17.1669999999999">
            <text:p>17,167</text:p>
          </table:table-cell>
          <table:table-cell table:formula="of:=[.F78]/[.M78]" office:value-type="float" office:value="72.2316071532595">
            <text:p>72,2316071533</text:p>
          </table:table-cell>
          <table:table-cell table:formula="of:=([.F78]-[.P78])/100*5/3.6" office:value-type="float" office:value="17.1666666666667">
            <text:p>17,1666666667</text:p>
          </table:table-cell>
          <table:table-cell table:formula="of:=HEX2DEC([.C78])" office:value-type="float" office:value="4">
            <text:p>4</text:p>
          </table:table-cell>
          <table:table-cell table:formula="of:=[.P7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7b</text:p>
          </table:table-cell>
          <table:table-cell table:style-name="ce2" office:value-type="string">
            <text:p>03</text:p>
          </table:table-cell>
          <table:table-cell/>
          <table:table-cell table:formula="of:=HEX2DEC([.A79])" office:value-type="float" office:value="171">
            <text:p>171</text:p>
          </table:table-cell>
          <table:table-cell table:formula="of:=256*HEX2DEC([.C79])+HEX2DEC([.B79])" office:value-type="float" office:value="891">
            <text:p>891</text:p>
          </table:table-cell>
          <table:table-cell/>
          <table:table-cell table:style-name="Default" office:value-type="float" office:value="385">
            <text:p>385</text:p>
          </table:table-cell>
          <table:table-cell table:style-name="Default" office:value-type="float" office:value="1314.028">
            <text:p>1314,028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79]=[.E79];&quot;X&quot;;&quot;&quot;)" office:value-type="string" office:string-value="X">
            <text:p>X</text:p>
          </table:table-cell>
          <table:table-cell table:formula="of:=[.I79]-[.I78]" office:value-type="float" office:value="12.3330000000001">
            <text:p>12,333</text:p>
          </table:table-cell>
          <table:table-cell table:formula="of:=[.F79]/[.M79]" office:value-type="float" office:value="72.2451958161027">
            <text:p>72,2451958161</text:p>
          </table:table-cell>
          <table:table-cell table:formula="of:=([.F79]-[.P79])/100*5/3.6" office:value-type="float" office:value="12.3333333333333">
            <text:p>12,3333333333</text:p>
          </table:table-cell>
          <table:table-cell table:formula="of:=HEX2DEC([.C79])" office:value-type="float" office:value="3">
            <text:p>3</text:p>
          </table:table-cell>
          <table:table-cell table:formula="of:=[.P79]*5/(3.6*100)" office:value-type="float" office:value="0.0416666666666667">
            <text:p>0,0416666667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05</text:p>
          </table:table-cell>
          <table:table-cell/>
          <table:table-cell table:formula="of:=HEX2DEC([.A80])" office:value-type="float" office:value="169">
            <text:p>169</text:p>
          </table:table-cell>
          <table:table-cell table:formula="of:=256*HEX2DEC([.C80])+HEX2DEC([.B80])" office:value-type="float" office:value="1351">
            <text:p>1351</text:p>
          </table:table-cell>
          <table:table-cell/>
          <table:table-cell table:style-name="Default" office:value-type="float" office:value="390">
            <text:p>390</text:p>
          </table:table-cell>
          <table:table-cell table:style-name="Default" office:value-type="float" office:value="1332.723">
            <text:p>1332,723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80]=[.E80];&quot;X&quot;;&quot;&quot;)" office:value-type="string" office:string-value="X">
            <text:p>X</text:p>
          </table:table-cell>
          <table:table-cell table:formula="of:=[.I80]-[.I79]" office:value-type="float" office:value="18.6949999999999">
            <text:p>18,695</text:p>
          </table:table-cell>
          <table:table-cell table:formula="of:=[.F80]/[.M80]" office:value-type="float" office:value="72.2653115806368">
            <text:p>72,2653115806</text:p>
          </table:table-cell>
          <table:table-cell table:formula="of:=([.F80]-[.P80])/100*5/3.6" office:value-type="float" office:value="18.6944444444444">
            <text:p>18,6944444444</text:p>
          </table:table-cell>
          <table:table-cell table:formula="of:=HEX2DEC([.C80])" office:value-type="float" office:value="5">
            <text:p>5</text:p>
          </table:table-cell>
          <table:table-cell table:formula="of:=[.P8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05</text:p>
          </table:table-cell>
          <table:table-cell/>
          <table:table-cell table:formula="of:=HEX2DEC([.A81])" office:value-type="float" office:value="167">
            <text:p>167</text:p>
          </table:table-cell>
          <table:table-cell table:formula="of:=256*HEX2DEC([.C81])+HEX2DEC([.B81])" office:value-type="float" office:value="1317">
            <text:p>1317</text:p>
          </table:table-cell>
          <table:table-cell/>
          <table:table-cell table:style-name="Default" office:value-type="float" office:value="395">
            <text:p>395</text:p>
          </table:table-cell>
          <table:table-cell table:style-name="Default" office:value-type="float" office:value="1350.945">
            <text:p>1350,945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81]=[.E81];&quot;X&quot;;&quot;&quot;)" office:value-type="string" office:string-value="X">
            <text:p>X</text:p>
          </table:table-cell>
          <table:table-cell table:formula="of:=[.I81]-[.I80]" office:value-type="float" office:value="18.222">
            <text:p>18,222</text:p>
          </table:table-cell>
          <table:table-cell table:formula="of:=[.F81]/[.M81]" office:value-type="float" office:value="72.2752716496543">
            <text:p>72,2752716497</text:p>
          </table:table-cell>
          <table:table-cell table:formula="of:=([.F81]-[.P81])/100*5/3.6" office:value-type="float" office:value="18.2222222222222">
            <text:p>18,2222222222</text:p>
          </table:table-cell>
          <table:table-cell table:formula="of:=HEX2DEC([.C81])" office:value-type="float" office:value="5">
            <text:p>5</text:p>
          </table:table-cell>
          <table:table-cell table:formula="of:=[.P8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e5</text:p>
          </table:table-cell>
          <table:table-cell table:style-name="ce2" office:value-type="string">
            <text:p>04</text:p>
          </table:table-cell>
          <table:table-cell/>
          <table:table-cell table:formula="of:=HEX2DEC([.A82])" office:value-type="float" office:value="168">
            <text:p>168</text:p>
          </table:table-cell>
          <table:table-cell table:formula="of:=256*HEX2DEC([.C82])+HEX2DEC([.B82])" office:value-type="float" office:value="1253">
            <text:p>1253</text:p>
          </table:table-cell>
          <table:table-cell/>
          <table:table-cell table:style-name="Default" office:value-type="float" office:value="400">
            <text:p>400</text:p>
          </table:table-cell>
          <table:table-cell table:style-name="Default" office:value-type="float" office:value="1368.292">
            <text:p>1368,292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82]=[.E82];&quot;X&quot;;&quot;&quot;)" office:value-type="string" office:string-value="X">
            <text:p>X</text:p>
          </table:table-cell>
          <table:table-cell table:formula="of:=[.I82]-[.I81]" office:value-type="float" office:value="17.347">
            <text:p>17,347</text:p>
          </table:table-cell>
          <table:table-cell table:formula="of:=[.F82]/[.M82]" office:value-type="float" office:value="72.2315097711421">
            <text:p>72,2315097711</text:p>
          </table:table-cell>
          <table:table-cell table:formula="of:=([.F82]-[.P82])/100*5/3.6" office:value-type="float" office:value="17.3472222222222">
            <text:p>17,3472222222</text:p>
          </table:table-cell>
          <table:table-cell table:formula="of:=HEX2DEC([.C82])" office:value-type="float" office:value="4">
            <text:p>4</text:p>
          </table:table-cell>
          <table:table-cell table:formula="of:=[.P8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05</text:p>
          </table:table-cell>
          <table:table-cell/>
          <table:table-cell table:formula="of:=HEX2DEC([.A83])" office:value-type="float" office:value="170">
            <text:p>170</text:p>
          </table:table-cell>
          <table:table-cell table:formula="of:=256*HEX2DEC([.C83])+HEX2DEC([.B83])" office:value-type="float" office:value="1345">
            <text:p>1345</text:p>
          </table:table-cell>
          <table:table-cell/>
          <table:table-cell table:style-name="Default" office:value-type="float" office:value="405">
            <text:p>405</text:p>
          </table:table-cell>
          <table:table-cell table:style-name="Default" office:value-type="float" office:value="1386.903">
            <text:p>1386,903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83]=[.E83];&quot;X&quot;;&quot;&quot;)" office:value-type="string" office:string-value="X">
            <text:p>X</text:p>
          </table:table-cell>
          <table:table-cell table:formula="of:=[.I83]-[.I82]" office:value-type="float" office:value="18.6110000000001">
            <text:p>18,611</text:p>
          </table:table-cell>
          <table:table-cell table:formula="of:=[.F83]/[.M83]" office:value-type="float" office:value="72.2690881736603">
            <text:p>72,2690881737</text:p>
          </table:table-cell>
          <table:table-cell table:formula="of:=([.F83]-[.P83])/100*5/3.6" office:value-type="float" office:value="18.6111111111111">
            <text:p>18,6111111111</text:p>
          </table:table-cell>
          <table:table-cell table:formula="of:=HEX2DEC([.C83])" office:value-type="float" office:value="5">
            <text:p>5</text:p>
          </table:table-cell>
          <table:table-cell table:formula="of:=[.P8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05</text:p>
          </table:table-cell>
          <table:table-cell/>
          <table:table-cell table:formula="of:=HEX2DEC([.A84])" office:value-type="float" office:value="173">
            <text:p>173</text:p>
          </table:table-cell>
          <table:table-cell table:formula="of:=256*HEX2DEC([.C84])+HEX2DEC([.B84])" office:value-type="float" office:value="1399">
            <text:p>1399</text:p>
          </table:table-cell>
          <table:table-cell/>
          <table:table-cell table:style-name="Default" office:value-type="float" office:value="410">
            <text:p>410</text:p>
          </table:table-cell>
          <table:table-cell table:style-name="Default" office:value-type="float" office:value="1406.264">
            <text:p>1406,264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84]=[.E84];&quot;X&quot;;&quot;&quot;)" office:value-type="string" office:string-value="X">
            <text:p>X</text:p>
          </table:table-cell>
          <table:table-cell table:formula="of:=[.I84]-[.I83]" office:value-type="float" office:value="19.3609999999999">
            <text:p>19,361</text:p>
          </table:table-cell>
          <table:table-cell table:formula="of:=[.F84]/[.M84]" office:value-type="float" office:value="72.2586643251903">
            <text:p>72,2586643252</text:p>
          </table:table-cell>
          <table:table-cell table:formula="of:=([.F84]-[.P84])/100*5/3.6" office:value-type="float" office:value="19.3611111111111">
            <text:p>19,3611111111</text:p>
          </table:table-cell>
          <table:table-cell table:formula="of:=HEX2DEC([.C84])" office:value-type="float" office:value="5">
            <text:p>5</text:p>
          </table:table-cell>
          <table:table-cell table:formula="of:=[.P8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fe</text:p>
          </table:table-cell>
          <table:table-cell table:style-name="ce2" office:value-type="string">
            <text:p>04</text:p>
          </table:table-cell>
          <table:table-cell/>
          <table:table-cell table:formula="of:=HEX2DEC([.A85])" office:value-type="float" office:value="172">
            <text:p>172</text:p>
          </table:table-cell>
          <table:table-cell table:formula="of:=256*HEX2DEC([.C85])+HEX2DEC([.B85])" office:value-type="float" office:value="1278">
            <text:p>1278</text:p>
          </table:table-cell>
          <table:table-cell/>
          <table:table-cell table:style-name="Default" office:value-type="float" office:value="415">
            <text:p>415</text:p>
          </table:table-cell>
          <table:table-cell table:style-name="Default" office:value-type="float" office:value="1423.958">
            <text:p>1423,958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85]=[.E85];&quot;X&quot;;&quot;&quot;)" office:value-type="string" office:string-value="X">
            <text:p>X</text:p>
          </table:table-cell>
          <table:table-cell table:formula="of:=[.I85]-[.I84]" office:value-type="float" office:value="17.6940000000002">
            <text:p>17,694</text:p>
          </table:table-cell>
          <table:table-cell table:formula="of:=[.F85]/[.M85]" office:value-type="float" office:value="72.2278738555435">
            <text:p>72,2278738555</text:p>
          </table:table-cell>
          <table:table-cell table:formula="of:=([.F85]-[.P85])/100*5/3.6" office:value-type="float" office:value="17.6944444444444">
            <text:p>17,6944444444</text:p>
          </table:table-cell>
          <table:table-cell table:formula="of:=HEX2DEC([.C85])" office:value-type="float" office:value="4">
            <text:p>4</text:p>
          </table:table-cell>
          <table:table-cell table:formula="of:=[.P8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9</text:p>
          </table:table-cell>
          <table:table-cell table:style-name="ce2" office:value-type="string">
            <text:p>04</text:p>
          </table:table-cell>
          <table:table-cell/>
          <table:table-cell table:formula="of:=HEX2DEC([.A86])" office:value-type="float" office:value="172">
            <text:p>172</text:p>
          </table:table-cell>
          <table:table-cell table:formula="of:=256*HEX2DEC([.C86])+HEX2DEC([.B86])" office:value-type="float" office:value="1225">
            <text:p>1225</text:p>
          </table:table-cell>
          <table:table-cell/>
          <table:table-cell table:style-name="Default" office:value-type="float" office:value="420">
            <text:p>420</text:p>
          </table:table-cell>
          <table:table-cell table:style-name="Default" office:value-type="float" office:value="1440.917">
            <text:p>1440,917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86]=[.E86];&quot;X&quot;;&quot;&quot;)" office:value-type="string" office:string-value="X">
            <text:p>X</text:p>
          </table:table-cell>
          <table:table-cell table:formula="of:=[.I86]-[.I85]" office:value-type="float" office:value="16.9589999999998">
            <text:p>16,959</text:p>
          </table:table-cell>
          <table:table-cell table:formula="of:=[.F86]/[.M86]" office:value-type="float" office:value="72.2330326080554">
            <text:p>72,2330326081</text:p>
          </table:table-cell>
          <table:table-cell table:formula="of:=([.F86]-[.P86])/100*5/3.6" office:value-type="float" office:value="16.9583333333333">
            <text:p>16,9583333333</text:p>
          </table:table-cell>
          <table:table-cell table:formula="of:=HEX2DEC([.C86])" office:value-type="float" office:value="4">
            <text:p>4</text:p>
          </table:table-cell>
          <table:table-cell table:formula="of:=[.P8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d</text:p>
          </table:table-cell>
          <table:table-cell table:style-name="Default" office:value-type="string">
            <text:p>aa</text:p>
          </table:table-cell>
          <table:table-cell table:style-name="ce2" office:value-type="string">
            <text:p>04</text:p>
          </table:table-cell>
          <table:table-cell/>
          <table:table-cell table:formula="of:=HEX2DEC([.A87])" office:value-type="float" office:value="173">
            <text:p>173</text:p>
          </table:table-cell>
          <table:table-cell table:formula="of:=256*HEX2DEC([.C87])+HEX2DEC([.B87])" office:value-type="float" office:value="1194">
            <text:p>1194</text:p>
          </table:table-cell>
          <table:table-cell/>
          <table:table-cell table:style-name="Default" office:value-type="float" office:value="425">
            <text:p>425</text:p>
          </table:table-cell>
          <table:table-cell table:style-name="Default" office:value-type="float" office:value="1457.445">
            <text:p>1457,445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87]=[.E87];&quot;X&quot;;&quot;&quot;)" office:value-type="string" office:string-value="X">
            <text:p>X</text:p>
          </table:table-cell>
          <table:table-cell table:formula="of:=[.I87]-[.I86]" office:value-type="float" office:value="16.528">
            <text:p>16,528</text:p>
          </table:table-cell>
          <table:table-cell table:formula="of:=[.F87]/[.M87]" office:value-type="float" office:value="72.2410454985478">
            <text:p>72,2410454985</text:p>
          </table:table-cell>
          <table:table-cell table:formula="of:=([.F87]-[.P87])/100*5/3.6" office:value-type="float" office:value="16.5277777777778">
            <text:p>16,5277777778</text:p>
          </table:table-cell>
          <table:table-cell table:formula="of:=HEX2DEC([.C87])" office:value-type="float" office:value="4">
            <text:p>4</text:p>
          </table:table-cell>
          <table:table-cell table:formula="of:=[.P8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b8</text:p>
          </table:table-cell>
          <table:table-cell table:style-name="ce2" office:value-type="string">
            <text:p>04</text:p>
          </table:table-cell>
          <table:table-cell/>
          <table:table-cell table:formula="of:=HEX2DEC([.A88])" office:value-type="float" office:value="172">
            <text:p>172</text:p>
          </table:table-cell>
          <table:table-cell table:formula="of:=256*HEX2DEC([.C88])+HEX2DEC([.B88])" office:value-type="float" office:value="1208">
            <text:p>1208</text:p>
          </table:table-cell>
          <table:table-cell/>
          <table:table-cell table:style-name="Default" office:value-type="float" office:value="430">
            <text:p>430</text:p>
          </table:table-cell>
          <table:table-cell table:style-name="Default" office:value-type="float" office:value="1474.167">
            <text:p>1474,167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88]=[.E88];&quot;X&quot;;&quot;&quot;)" office:value-type="string" office:string-value="X">
            <text:p>X</text:p>
          </table:table-cell>
          <table:table-cell table:formula="of:=[.I88]-[.I87]" office:value-type="float" office:value="16.722">
            <text:p>16,722</text:p>
          </table:table-cell>
          <table:table-cell table:formula="of:=[.F88]/[.M88]" office:value-type="float" office:value="72.240162659969">
            <text:p>72,24016266</text:p>
          </table:table-cell>
          <table:table-cell table:formula="of:=([.F88]-[.P88])/100*5/3.6" office:value-type="float" office:value="16.7222222222222">
            <text:p>16,7222222222</text:p>
          </table:table-cell>
          <table:table-cell table:formula="of:=HEX2DEC([.C88])" office:value-type="float" office:value="4">
            <text:p>4</text:p>
          </table:table-cell>
          <table:table-cell table:formula="of:=[.P8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c1</text:p>
          </table:table-cell>
          <table:table-cell table:style-name="ce2" office:value-type="string">
            <text:p>04</text:p>
          </table:table-cell>
          <table:table-cell/>
          <table:table-cell table:formula="of:=HEX2DEC([.A89])" office:value-type="float" office:value="171">
            <text:p>171</text:p>
          </table:table-cell>
          <table:table-cell table:formula="of:=256*HEX2DEC([.C89])+HEX2DEC([.B89])" office:value-type="float" office:value="1217">
            <text:p>1217</text:p>
          </table:table-cell>
          <table:table-cell/>
          <table:table-cell table:style-name="Default" office:value-type="float" office:value="435">
            <text:p>435</text:p>
          </table:table-cell>
          <table:table-cell table:style-name="Default" office:value-type="float" office:value="1491.014">
            <text:p>1491,014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89]=[.E89];&quot;X&quot;;&quot;&quot;)" office:value-type="string" office:string-value="X">
            <text:p>X</text:p>
          </table:table-cell>
          <table:table-cell table:formula="of:=[.I89]-[.I88]" office:value-type="float" office:value="16.847">
            <text:p>16,847</text:p>
          </table:table-cell>
          <table:table-cell table:formula="of:=[.F89]/[.M89]" office:value-type="float" office:value="72.2383807206032">
            <text:p>72,2383807206</text:p>
          </table:table-cell>
          <table:table-cell table:formula="of:=([.F89]-[.P89])/100*5/3.6" office:value-type="float" office:value="16.8472222222222">
            <text:p>16,8472222222</text:p>
          </table:table-cell>
          <table:table-cell table:formula="of:=HEX2DEC([.C89])" office:value-type="float" office:value="4">
            <text:p>4</text:p>
          </table:table-cell>
          <table:table-cell table:formula="of:=[.P8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dc</text:p>
          </table:table-cell>
          <table:table-cell table:style-name="ce2" office:value-type="string">
            <text:p>04</text:p>
          </table:table-cell>
          <table:table-cell/>
          <table:table-cell table:formula="of:=HEX2DEC([.A90])" office:value-type="float" office:value="170">
            <text:p>170</text:p>
          </table:table-cell>
          <table:table-cell table:formula="of:=256*HEX2DEC([.C90])+HEX2DEC([.B90])" office:value-type="float" office:value="1244">
            <text:p>1244</text:p>
          </table:table-cell>
          <table:table-cell/>
          <table:table-cell table:style-name="Default" office:value-type="float" office:value="440">
            <text:p>440</text:p>
          </table:table-cell>
          <table:table-cell table:style-name="Default" office:value-type="float" office:value="1508.236">
            <text:p>1508,236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90]=[.E90];&quot;X&quot;;&quot;&quot;)" office:value-type="string" office:string-value="X">
            <text:p>X</text:p>
          </table:table-cell>
          <table:table-cell table:formula="of:=[.I90]-[.I89]" office:value-type="float" office:value="17.2220000000002">
            <text:p>17,222</text:p>
          </table:table-cell>
          <table:table-cell table:formula="of:=[.F90]/[.M90]" office:value-type="float" office:value="72.2331901056779">
            <text:p>72,2331901057</text:p>
          </table:table-cell>
          <table:table-cell table:formula="of:=([.F90]-[.P90])/100*5/3.6" office:value-type="float" office:value="17.2222222222222">
            <text:p>17,2222222222</text:p>
          </table:table-cell>
          <table:table-cell table:formula="of:=HEX2DEC([.C90])" office:value-type="float" office:value="4">
            <text:p>4</text:p>
          </table:table-cell>
          <table:table-cell table:formula="of:=[.P9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91])" office:value-type="float" office:value="169">
            <text:p>169</text:p>
          </table:table-cell>
          <table:table-cell table:formula="of:=256*HEX2DEC([.C91])+HEX2DEC([.B91])" office:value-type="float" office:value="1249">
            <text:p>1249</text:p>
          </table:table-cell>
          <table:table-cell/>
          <table:table-cell table:style-name="Default" office:value-type="float" office:value="445">
            <text:p>445</text:p>
          </table:table-cell>
          <table:table-cell table:style-name="Default" office:value-type="float" office:value="1525.528">
            <text:p>1525,528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91]=[.E91];&quot;X&quot;;&quot;&quot;)" office:value-type="string" office:string-value="X">
            <text:p>X</text:p>
          </table:table-cell>
          <table:table-cell table:formula="of:=[.I91]-[.I90]" office:value-type="float" office:value="17.2919999999999">
            <text:p>17,292</text:p>
          </table:table-cell>
          <table:table-cell table:formula="of:=[.F91]/[.M91]" office:value-type="float" office:value="72.2299329169562">
            <text:p>72,229932917</text:p>
          </table:table-cell>
          <table:table-cell table:formula="of:=([.F91]-[.P91])/100*5/3.6" office:value-type="float" office:value="17.2916666666667">
            <text:p>17,2916666667</text:p>
          </table:table-cell>
          <table:table-cell table:formula="of:=HEX2DEC([.C91])" office:value-type="float" office:value="4">
            <text:p>4</text:p>
          </table:table-cell>
          <table:table-cell table:formula="of:=[.P9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d3</text:p>
          </table:table-cell>
          <table:table-cell table:style-name="ce2" office:value-type="string">
            <text:p>04</text:p>
          </table:table-cell>
          <table:table-cell/>
          <table:table-cell table:formula="of:=HEX2DEC([.A92])" office:value-type="float" office:value="168">
            <text:p>168</text:p>
          </table:table-cell>
          <table:table-cell table:formula="of:=256*HEX2DEC([.C92])+HEX2DEC([.B92])" office:value-type="float" office:value="1235">
            <text:p>1235</text:p>
          </table:table-cell>
          <table:table-cell/>
          <table:table-cell table:style-name="Default" office:value-type="float" office:value="450">
            <text:p>450</text:p>
          </table:table-cell>
          <table:table-cell table:style-name="Default" office:value-type="float" office:value="1542.625">
            <text:p>1542,625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92]=[.E92];&quot;X&quot;;&quot;&quot;)" office:value-type="string" office:string-value="X">
            <text:p>X</text:p>
          </table:table-cell>
          <table:table-cell table:formula="of:=[.I92]-[.I91]" office:value-type="float" office:value="17.097">
            <text:p>17,097</text:p>
          </table:table-cell>
          <table:table-cell table:formula="of:=[.F92]/[.M92]" office:value-type="float" office:value="72.2348950108207">
            <text:p>72,2348950108</text:p>
          </table:table-cell>
          <table:table-cell table:formula="of:=([.F92]-[.P92])/100*5/3.6" office:value-type="float" office:value="17.0972222222222">
            <text:p>17,0972222222</text:p>
          </table:table-cell>
          <table:table-cell table:formula="of:=HEX2DEC([.C92])" office:value-type="float" office:value="4">
            <text:p>4</text:p>
          </table:table-cell>
          <table:table-cell table:formula="of:=[.P9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e9</text:p>
          </table:table-cell>
          <table:table-cell table:style-name="ce2" office:value-type="string">
            <text:p>04</text:p>
          </table:table-cell>
          <table:table-cell/>
          <table:table-cell table:formula="of:=HEX2DEC([.A93])" office:value-type="float" office:value="167">
            <text:p>167</text:p>
          </table:table-cell>
          <table:table-cell table:formula="of:=256*HEX2DEC([.C93])+HEX2DEC([.B93])" office:value-type="float" office:value="1257">
            <text:p>1257</text:p>
          </table:table-cell>
          <table:table-cell/>
          <table:table-cell table:style-name="Default" office:value-type="float" office:value="455">
            <text:p>455</text:p>
          </table:table-cell>
          <table:table-cell table:style-name="Default" office:value-type="float" office:value="1560.028">
            <text:p>1560,028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93]=[.E93];&quot;X&quot;;&quot;&quot;)" office:value-type="string" office:string-value="X">
            <text:p>X</text:p>
          </table:table-cell>
          <table:table-cell table:formula="of:=[.I93]-[.I92]" office:value-type="float" office:value="17.403">
            <text:p>17,403</text:p>
          </table:table-cell>
          <table:table-cell table:formula="of:=[.F93]/[.M93]" office:value-type="float" office:value="72.2289260472332">
            <text:p>72,2289260472</text:p>
          </table:table-cell>
          <table:table-cell table:formula="of:=([.F93]-[.P93])/100*5/3.6" office:value-type="float" office:value="17.4027777777778">
            <text:p>17,4027777778</text:p>
          </table:table-cell>
          <table:table-cell table:formula="of:=HEX2DEC([.C93])" office:value-type="float" office:value="4">
            <text:p>4</text:p>
          </table:table-cell>
          <table:table-cell table:formula="of:=[.P9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2f</text:p>
          </table:table-cell>
          <table:table-cell table:style-name="ce2" office:value-type="string">
            <text:p>05</text:p>
          </table:table-cell>
          <table:table-cell/>
          <table:table-cell table:formula="of:=HEX2DEC([.A94])" office:value-type="float" office:value="166">
            <text:p>166</text:p>
          </table:table-cell>
          <table:table-cell table:formula="of:=256*HEX2DEC([.C94])+HEX2DEC([.B94])" office:value-type="float" office:value="1327">
            <text:p>1327</text:p>
          </table:table-cell>
          <table:table-cell/>
          <table:table-cell table:style-name="Default" office:value-type="float" office:value="460">
            <text:p>460</text:p>
          </table:table-cell>
          <table:table-cell table:style-name="Default" office:value-type="float" office:value="1578.389">
            <text:p>1578,389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94]=[.E94];&quot;X&quot;;&quot;&quot;)" office:value-type="string" office:string-value="X">
            <text:p>X</text:p>
          </table:table-cell>
          <table:table-cell table:formula="of:=[.I94]-[.I93]" office:value-type="float" office:value="18.3609999999999">
            <text:p>18,361</text:p>
          </table:table-cell>
          <table:table-cell table:formula="of:=[.F94]/[.M94]" office:value-type="float" office:value="72.2727520287571">
            <text:p>72,2727520288</text:p>
          </table:table-cell>
          <table:table-cell table:formula="of:=([.F94]-[.P94])/100*5/3.6" office:value-type="float" office:value="18.3611111111111">
            <text:p>18,3611111111</text:p>
          </table:table-cell>
          <table:table-cell table:formula="of:=HEX2DEC([.C94])" office:value-type="float" office:value="5">
            <text:p>5</text:p>
          </table:table-cell>
          <table:table-cell table:formula="of:=[.P9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1f</text:p>
          </table:table-cell>
          <table:table-cell table:style-name="ce2" office:value-type="string">
            <text:p>05</text:p>
          </table:table-cell>
          <table:table-cell/>
          <table:table-cell table:formula="of:=HEX2DEC([.A95])" office:value-type="float" office:value="167">
            <text:p>167</text:p>
          </table:table-cell>
          <table:table-cell table:formula="of:=256*HEX2DEC([.C95])+HEX2DEC([.B95])" office:value-type="float" office:value="1311">
            <text:p>1311</text:p>
          </table:table-cell>
          <table:table-cell/>
          <table:table-cell table:style-name="Default" office:value-type="float" office:value="465">
            <text:p>465</text:p>
          </table:table-cell>
          <table:table-cell table:style-name="Default" office:value-type="float" office:value="1596.528">
            <text:p>1596,528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95]=[.E95];&quot;X&quot;;&quot;&quot;)" office:value-type="string" office:string-value="X">
            <text:p>X</text:p>
          </table:table-cell>
          <table:table-cell table:formula="of:=[.I95]-[.I94]" office:value-type="float" office:value="18.1390000000001">
            <text:p>18,139</text:p>
          </table:table-cell>
          <table:table-cell table:formula="of:=[.F95]/[.M95]" office:value-type="float" office:value="72.2752081151106">
            <text:p>72,2752081151</text:p>
          </table:table-cell>
          <table:table-cell table:formula="of:=([.F95]-[.P95])/100*5/3.6" office:value-type="float" office:value="18.1388888888889">
            <text:p>18,1388888889</text:p>
          </table:table-cell>
          <table:table-cell table:formula="of:=HEX2DEC([.C95])" office:value-type="float" office:value="5">
            <text:p>5</text:p>
          </table:table-cell>
          <table:table-cell table:formula="of:=[.P9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0e</text:p>
          </table:table-cell>
          <table:table-cell table:style-name="ce2" office:value-type="string">
            <text:p>05</text:p>
          </table:table-cell>
          <table:table-cell/>
          <table:table-cell table:formula="of:=HEX2DEC([.A96])" office:value-type="float" office:value="168">
            <text:p>168</text:p>
          </table:table-cell>
          <table:table-cell table:formula="of:=256*HEX2DEC([.C96])+HEX2DEC([.B96])" office:value-type="float" office:value="1294">
            <text:p>1294</text:p>
          </table:table-cell>
          <table:table-cell/>
          <table:table-cell table:style-name="Default" office:value-type="float" office:value="470">
            <text:p>470</text:p>
          </table:table-cell>
          <table:table-cell table:style-name="Default" office:value-type="float" office:value="1614.431">
            <text:p>1614,431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96]=[.E96];&quot;X&quot;;&quot;&quot;)" office:value-type="string" office:string-value="X">
            <text:p>X</text:p>
          </table:table-cell>
          <table:table-cell table:formula="of:=[.I96]-[.I95]" office:value-type="float" office:value="17.903">
            <text:p>17,903</text:p>
          </table:table-cell>
          <table:table-cell table:formula="of:=[.F96]/[.M96]" office:value-type="float" office:value="72.2783890967993">
            <text:p>72,2783890968</text:p>
          </table:table-cell>
          <table:table-cell table:formula="of:=([.F96]-[.P96])/100*5/3.6" office:value-type="float" office:value="17.9027777777778">
            <text:p>17,9027777778</text:p>
          </table:table-cell>
          <table:table-cell table:formula="of:=HEX2DEC([.C96])" office:value-type="float" office:value="5">
            <text:p>5</text:p>
          </table:table-cell>
          <table:table-cell table:formula="of:=[.P9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5</text:p>
          </table:table-cell>
          <table:table-cell table:style-name="Default" office:value-type="string">
            <text:p>df</text:p>
          </table:table-cell>
          <table:table-cell table:style-name="ce2" office:value-type="string">
            <text:p>03</text:p>
          </table:table-cell>
          <table:table-cell/>
          <table:table-cell table:formula="of:=HEX2DEC([.A97])" office:value-type="float" office:value="165">
            <text:p>165</text:p>
          </table:table-cell>
          <table:table-cell table:formula="of:=256*HEX2DEC([.C97])+HEX2DEC([.B97])" office:value-type="float" office:value="991">
            <text:p>991</text:p>
          </table:table-cell>
          <table:table-cell/>
          <table:table-cell table:style-name="Default" office:value-type="float" office:value="475">
            <text:p>475</text:p>
          </table:table-cell>
          <table:table-cell table:style-name="Default" office:value-type="float" office:value="1628.153">
            <text:p>1628,153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97]=[.E97];&quot;X&quot;;&quot;&quot;)" office:value-type="string" office:string-value="X">
            <text:p>X</text:p>
          </table:table-cell>
          <table:table-cell table:formula="of:=[.I97]-[.I96]" office:value-type="float" office:value="13.722">
            <text:p>13,722</text:p>
          </table:table-cell>
          <table:table-cell table:formula="of:=[.F97]/[.M97]" office:value-type="float" office:value="72.2197930330857">
            <text:p>72,2197930331</text:p>
          </table:table-cell>
          <table:table-cell table:formula="of:=([.F97]-[.P97])/100*5/3.6" office:value-type="float" office:value="13.7222222222222">
            <text:p>13,7222222222</text:p>
          </table:table-cell>
          <table:table-cell table:formula="of:=HEX2DEC([.C97])" office:value-type="float" office:value="3">
            <text:p>3</text:p>
          </table:table-cell>
          <table:table-cell table:formula="of:=[.P97]*5/(3.6*100)" office:value-type="float" office:value="0.0416666666666667">
            <text:p>0,0416666667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b</text:p>
          </table:table-cell>
          <table:table-cell table:style-name="ce2" office:value-type="string">
            <text:p>23</text:p>
          </table:table-cell>
          <table:table-cell table:style-name="ce2" office:value-type="string">
            <text:p>04</text:p>
          </table:table-cell>
          <table:table-cell/>
          <table:table-cell table:formula="of:=HEX2DEC([.A98])" office:value-type="float" office:value="155">
            <text:p>155</text:p>
          </table:table-cell>
          <table:table-cell table:formula="of:=256*HEX2DEC([.C98])+HEX2DEC([.B98])" office:value-type="float" office:value="1059">
            <text:p>1059</text:p>
          </table:table-cell>
          <table:table-cell/>
          <table:table-cell table:style-name="Default" office:value-type="float" office:value="480">
            <text:p>480</text:p>
          </table:table-cell>
          <table:table-cell table:style-name="Default" office:value-type="float" office:value="1642.806">
            <text:p>1642,806</text:p>
          </table:table-cell>
          <table:table-cell table:style-name="Default" office:value-type="float" office:value="155">
            <text:p>155</text:p>
          </table:table-cell>
          <table:table-cell/>
          <table:table-cell table:formula="of:=IF([.J98]=[.E98];&quot;X&quot;;&quot;&quot;)" office:value-type="string" office:string-value="X">
            <text:p>X</text:p>
          </table:table-cell>
          <table:table-cell table:formula="of:=[.I98]-[.I97]" office:value-type="float" office:value="14.653">
            <text:p>14,653</text:p>
          </table:table-cell>
          <table:table-cell table:formula="of:=[.F98]/[.M98]" office:value-type="float" office:value="72.2718897154165">
            <text:p>72,2718897154</text:p>
          </table:table-cell>
          <table:table-cell table:formula="of:=([.F98]-[.P98])/100*5/3.6" office:value-type="float" office:value="14.6527777777778">
            <text:p>14,6527777778</text:p>
          </table:table-cell>
          <table:table-cell table:formula="of:=HEX2DEC([.C98])" office:value-type="float" office:value="4">
            <text:p>4</text:p>
          </table:table-cell>
          <table:table-cell table:formula="of:=[.P9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a</text:p>
          </table:table-cell>
          <table:table-cell table:style-name="Default" office:value-type="string">
            <text:p>9d</text:p>
          </table:table-cell>
          <table:table-cell table:style-name="ce2" office:value-type="string">
            <text:p>04</text:p>
          </table:table-cell>
          <table:table-cell/>
          <table:table-cell table:formula="of:=HEX2DEC([.A99])" office:value-type="float" office:value="154">
            <text:p>154</text:p>
          </table:table-cell>
          <table:table-cell table:formula="of:=256*HEX2DEC([.C99])+HEX2DEC([.B99])" office:value-type="float" office:value="1181">
            <text:p>1181</text:p>
          </table:table-cell>
          <table:table-cell/>
          <table:table-cell table:style-name="Default" office:value-type="float" office:value="485">
            <text:p>485</text:p>
          </table:table-cell>
          <table:table-cell table:style-name="Default" office:value-type="float" office:value="1659.153">
            <text:p>1659,153</text:p>
          </table:table-cell>
          <table:table-cell table:style-name="Default" office:value-type="float" office:value="154">
            <text:p>154</text:p>
          </table:table-cell>
          <table:table-cell/>
          <table:table-cell table:formula="of:=IF([.J99]=[.E99];&quot;X&quot;;&quot;&quot;)" office:value-type="string" office:string-value="X">
            <text:p>X</text:p>
          </table:table-cell>
          <table:table-cell table:formula="of:=[.I99]-[.I98]" office:value-type="float" office:value="16.347">
            <text:p>16,347</text:p>
          </table:table-cell>
          <table:table-cell table:formula="of:=[.F99]/[.M99]" office:value-type="float" office:value="72.2456719887442">
            <text:p>72,2456719887</text:p>
          </table:table-cell>
          <table:table-cell table:formula="of:=([.F99]-[.P99])/100*5/3.6" office:value-type="float" office:value="16.3472222222222">
            <text:p>16,3472222222</text:p>
          </table:table-cell>
          <table:table-cell table:formula="of:=HEX2DEC([.C99])" office:value-type="float" office:value="4">
            <text:p>4</text:p>
          </table:table-cell>
          <table:table-cell table:formula="of:=[.P9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a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04</text:p>
          </table:table-cell>
          <table:table-cell/>
          <table:table-cell table:formula="of:=HEX2DEC([.A100])" office:value-type="float" office:value="154">
            <text:p>154</text:p>
          </table:table-cell>
          <table:table-cell table:formula="of:=256*HEX2DEC([.C100])+HEX2DEC([.B100])" office:value-type="float" office:value="1173">
            <text:p>1173</text:p>
          </table:table-cell>
          <table:table-cell/>
          <table:table-cell table:style-name="Default" office:value-type="float" office:value="490">
            <text:p>490</text:p>
          </table:table-cell>
          <table:table-cell table:style-name="Default" office:value-type="float" office:value="1675.389">
            <text:p>1675,389</text:p>
          </table:table-cell>
          <table:table-cell table:style-name="Default" office:value-type="float" office:value="154">
            <text:p>154</text:p>
          </table:table-cell>
          <table:table-cell/>
          <table:table-cell table:formula="of:=IF([.J100]=[.E100];&quot;X&quot;;&quot;&quot;)" office:value-type="string" office:string-value="X">
            <text:p>X</text:p>
          </table:table-cell>
          <table:table-cell table:formula="of:=[.I100]-[.I99]" office:value-type="float" office:value="16.2359999999999">
            <text:p>16,236</text:p>
          </table:table-cell>
          <table:table-cell table:formula="of:=[.F100]/[.M100]" office:value-type="float" office:value="72.2468588322252">
            <text:p>72,2468588322</text:p>
          </table:table-cell>
          <table:table-cell table:formula="of:=([.F100]-[.P100])/100*5/3.6" office:value-type="float" office:value="16.2361111111111">
            <text:p>16,2361111111</text:p>
          </table:table-cell>
          <table:table-cell table:formula="of:=HEX2DEC([.C100])" office:value-type="float" office:value="4">
            <text:p>4</text:p>
          </table:table-cell>
          <table:table-cell table:formula="of:=[.P10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b</text:p>
          </table:table-cell>
          <table:table-cell table:style-name="Default" office:value-type="string">
            <text:p>8c</text:p>
          </table:table-cell>
          <table:table-cell table:style-name="ce2" office:value-type="string">
            <text:p>04</text:p>
          </table:table-cell>
          <table:table-cell/>
          <table:table-cell table:formula="of:=HEX2DEC([.A101])" office:value-type="float" office:value="155">
            <text:p>155</text:p>
          </table:table-cell>
          <table:table-cell table:formula="of:=256*HEX2DEC([.C101])+HEX2DEC([.B101])" office:value-type="float" office:value="1164">
            <text:p>1164</text:p>
          </table:table-cell>
          <table:table-cell/>
          <table:table-cell table:style-name="Default" office:value-type="float" office:value="495">
            <text:p>495</text:p>
          </table:table-cell>
          <table:table-cell table:style-name="Default" office:value-type="float" office:value="1691.5">
            <text:p>1691,5</text:p>
          </table:table-cell>
          <table:table-cell table:style-name="Default" office:value-type="float" office:value="155">
            <text:p>155</text:p>
          </table:table-cell>
          <table:table-cell/>
          <table:table-cell table:formula="of:=IF([.J101]=[.E101];&quot;X&quot;;&quot;&quot;)" office:value-type="string" office:string-value="X">
            <text:p>X</text:p>
          </table:table-cell>
          <table:table-cell table:formula="of:=[.I101]-[.I100]" office:value-type="float" office:value="16.1110000000001">
            <text:p>16,111</text:p>
          </table:table-cell>
          <table:table-cell table:formula="of:=[.F101]/[.M101]" office:value-type="float" office:value="72.2487741294763">
            <text:p>72,2487741295</text:p>
          </table:table-cell>
          <table:table-cell table:formula="of:=([.F101]-[.P101])/100*5/3.6" office:value-type="float" office:value="16.1111111111111">
            <text:p>16,1111111111</text:p>
          </table:table-cell>
          <table:table-cell table:formula="of:=HEX2DEC([.C101])" office:value-type="float" office:value="4">
            <text:p>4</text:p>
          </table:table-cell>
          <table:table-cell table:formula="of:=[.P10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9c</text:p>
          </table:table-cell>
          <table:table-cell table:style-name="Default" office:value-type="string">
            <text:p>bb</text:p>
          </table:table-cell>
          <table:table-cell table:style-name="ce2" office:value-type="string">
            <text:p>04</text:p>
          </table:table-cell>
          <table:table-cell/>
          <table:table-cell table:formula="of:=HEX2DEC([.A102])" office:value-type="float" office:value="156">
            <text:p>156</text:p>
          </table:table-cell>
          <table:table-cell table:formula="of:=256*HEX2DEC([.C102])+HEX2DEC([.B102])" office:value-type="float" office:value="1211">
            <text:p>1211</text:p>
          </table:table-cell>
          <table:table-cell/>
          <table:table-cell table:style-name="Default" office:value-type="float" office:value="500">
            <text:p>500</text:p>
          </table:table-cell>
          <table:table-cell table:style-name="Default" office:value-type="float" office:value="1708.264">
            <text:p>1708,264</text:p>
          </table:table-cell>
          <table:table-cell table:style-name="Default" office:value-type="float" office:value="156">
            <text:p>156</text:p>
          </table:table-cell>
          <table:table-cell/>
          <table:table-cell table:formula="of:=IF([.J102]=[.E102];&quot;X&quot;;&quot;&quot;)" office:value-type="string" office:string-value="X">
            <text:p>X</text:p>
          </table:table-cell>
          <table:table-cell table:formula="of:=[.I102]-[.I101]" office:value-type="float" office:value="16.7639999999999">
            <text:p>16,764</text:p>
          </table:table-cell>
          <table:table-cell table:formula="of:=[.F102]/[.M102]" office:value-type="float" office:value="72.238129324744">
            <text:p>72,2381293247</text:p>
          </table:table-cell>
          <table:table-cell table:formula="of:=([.F102]-[.P102])/100*5/3.6" office:value-type="float" office:value="16.7638888888889">
            <text:p>16,7638888889</text:p>
          </table:table-cell>
          <table:table-cell table:formula="of:=HEX2DEC([.C102])" office:value-type="float" office:value="4">
            <text:p>4</text:p>
          </table:table-cell>
          <table:table-cell table:formula="of:=[.P10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f</text:p>
          </table:table-cell>
          <table:table-cell table:style-name="Default" office:value-type="string">
            <text:p>e9</text:p>
          </table:table-cell>
          <table:table-cell table:style-name="ce2" office:value-type="string">
            <text:p>04</text:p>
          </table:table-cell>
          <table:table-cell/>
          <table:table-cell table:formula="of:=HEX2DEC([.A103])" office:value-type="float" office:value="159">
            <text:p>159</text:p>
          </table:table-cell>
          <table:table-cell table:formula="of:=256*HEX2DEC([.C103])+HEX2DEC([.B103])" office:value-type="float" office:value="1257">
            <text:p>1257</text:p>
          </table:table-cell>
          <table:table-cell/>
          <table:table-cell table:style-name="Default" office:value-type="float" office:value="505">
            <text:p>505</text:p>
          </table:table-cell>
          <table:table-cell table:style-name="Default" office:value-type="float" office:value="1725.667">
            <text:p>1725,667</text:p>
          </table:table-cell>
          <table:table-cell table:style-name="Default" office:value-type="float" office:value="159">
            <text:p>159</text:p>
          </table:table-cell>
          <table:table-cell/>
          <table:table-cell table:formula="of:=IF([.J103]=[.E103];&quot;X&quot;;&quot;&quot;)" office:value-type="string" office:string-value="X">
            <text:p>X</text:p>
          </table:table-cell>
          <table:table-cell table:formula="of:=[.I103]-[.I102]" office:value-type="float" office:value="17.403">
            <text:p>17,403</text:p>
          </table:table-cell>
          <table:table-cell table:formula="of:=[.F103]/[.M103]" office:value-type="float" office:value="72.2289260472332">
            <text:p>72,2289260472</text:p>
          </table:table-cell>
          <table:table-cell table:formula="of:=([.F103]-[.P103])/100*5/3.6" office:value-type="float" office:value="17.4027777777778">
            <text:p>17,4027777778</text:p>
          </table:table-cell>
          <table:table-cell table:formula="of:=HEX2DEC([.C103])" office:value-type="float" office:value="4">
            <text:p>4</text:p>
          </table:table-cell>
          <table:table-cell table:formula="of:=[.P10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0</text:p>
          </table:table-cell>
          <table:table-cell table:style-name="Default" office:value-type="string">
            <text:p>fc</text:p>
          </table:table-cell>
          <table:table-cell table:style-name="ce2" office:value-type="string">
            <text:p>04</text:p>
          </table:table-cell>
          <table:table-cell/>
          <table:table-cell table:formula="of:=HEX2DEC([.A104])" office:value-type="float" office:value="160">
            <text:p>160</text:p>
          </table:table-cell>
          <table:table-cell table:formula="of:=256*HEX2DEC([.C104])+HEX2DEC([.B104])" office:value-type="float" office:value="1276">
            <text:p>1276</text:p>
          </table:table-cell>
          <table:table-cell/>
          <table:table-cell table:style-name="Default" office:value-type="float" office:value="510">
            <text:p>510</text:p>
          </table:table-cell>
          <table:table-cell table:style-name="Default" office:value-type="float" office:value="1743.333">
            <text:p>1743,333</text:p>
          </table:table-cell>
          <table:table-cell table:style-name="Default" office:value-type="float" office:value="160">
            <text:p>160</text:p>
          </table:table-cell>
          <table:table-cell/>
          <table:table-cell table:formula="of:=IF([.J104]=[.E104];&quot;X&quot;;&quot;&quot;)" office:value-type="string" office:string-value="X">
            <text:p>X</text:p>
          </table:table-cell>
          <table:table-cell table:formula="of:=[.I104]-[.I103]" office:value-type="float" office:value="17.6660000000002">
            <text:p>17,666</text:p>
          </table:table-cell>
          <table:table-cell table:formula="of:=[.F104]/[.M104]" office:value-type="float" office:value="72.2291407222907">
            <text:p>72,2291407223</text:p>
          </table:table-cell>
          <table:table-cell table:formula="of:=([.F104]-[.P104])/100*5/3.6" office:value-type="float" office:value="17.6666666666667">
            <text:p>17,6666666667</text:p>
          </table:table-cell>
          <table:table-cell table:formula="of:=HEX2DEC([.C104])" office:value-type="float" office:value="4">
            <text:p>4</text:p>
          </table:table-cell>
          <table:table-cell table:formula="of:=[.P10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1</text:p>
          </table:table-cell>
          <table:table-cell table:style-name="Default" office:value-type="string">
            <text:p>df</text:p>
          </table:table-cell>
          <table:table-cell table:style-name="ce2" office:value-type="string">
            <text:p>04</text:p>
          </table:table-cell>
          <table:table-cell/>
          <table:table-cell table:formula="of:=HEX2DEC([.A105])" office:value-type="float" office:value="161">
            <text:p>161</text:p>
          </table:table-cell>
          <table:table-cell table:formula="of:=256*HEX2DEC([.C105])+HEX2DEC([.B105])" office:value-type="float" office:value="1247">
            <text:p>1247</text:p>
          </table:table-cell>
          <table:table-cell/>
          <table:table-cell table:style-name="Default" office:value-type="float" office:value="515">
            <text:p>515</text:p>
          </table:table-cell>
          <table:table-cell table:style-name="Default" office:value-type="float" office:value="1760.597">
            <text:p>1760,597</text:p>
          </table:table-cell>
          <table:table-cell table:style-name="Default" office:value-type="float" office:value="161">
            <text:p>161</text:p>
          </table:table-cell>
          <table:table-cell/>
          <table:table-cell table:formula="of:=IF([.J105]=[.E105];&quot;X&quot;;&quot;&quot;)" office:value-type="string" office:string-value="X">
            <text:p>X</text:p>
          </table:table-cell>
          <table:table-cell table:formula="of:=[.I105]-[.I104]" office:value-type="float" office:value="17.2639999999999">
            <text:p>17,264</text:p>
          </table:table-cell>
          <table:table-cell table:formula="of:=[.F105]/[.M105]" office:value-type="float" office:value="72.2312326227993">
            <text:p>72,2312326228</text:p>
          </table:table-cell>
          <table:table-cell table:formula="of:=([.F105]-[.P105])/100*5/3.6" office:value-type="float" office:value="17.2638888888889">
            <text:p>17,2638888889</text:p>
          </table:table-cell>
          <table:table-cell table:formula="of:=HEX2DEC([.C105])" office:value-type="float" office:value="4">
            <text:p>4</text:p>
          </table:table-cell>
          <table:table-cell table:formula="of:=[.P10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2</text:p>
          </table:table-cell>
          <table:table-cell table:style-name="Default" office:value-type="string">
            <text:p>c5</text:p>
          </table:table-cell>
          <table:table-cell table:style-name="ce2" office:value-type="string">
            <text:p>04</text:p>
          </table:table-cell>
          <table:table-cell/>
          <table:table-cell table:formula="of:=HEX2DEC([.A106])" office:value-type="float" office:value="162">
            <text:p>162</text:p>
          </table:table-cell>
          <table:table-cell table:formula="of:=256*HEX2DEC([.C106])+HEX2DEC([.B106])" office:value-type="float" office:value="1221">
            <text:p>1221</text:p>
          </table:table-cell>
          <table:table-cell/>
          <table:table-cell table:style-name="Default" office:value-type="float" office:value="520">
            <text:p>520</text:p>
          </table:table-cell>
          <table:table-cell table:style-name="Default" office:value-type="float" office:value="1777.5">
            <text:p>1777,5</text:p>
          </table:table-cell>
          <table:table-cell table:style-name="Default" office:value-type="float" office:value="162">
            <text:p>162</text:p>
          </table:table-cell>
          <table:table-cell/>
          <table:table-cell table:formula="of:=IF([.J106]=[.E106];&quot;X&quot;;&quot;&quot;)" office:value-type="string" office:string-value="X">
            <text:p>X</text:p>
          </table:table-cell>
          <table:table-cell table:formula="of:=[.I106]-[.I105]" office:value-type="float" office:value="16.903">
            <text:p>16,903</text:p>
          </table:table-cell>
          <table:table-cell table:formula="of:=[.F106]/[.M106]" office:value-type="float" office:value="72.2356978051233">
            <text:p>72,2356978051</text:p>
          </table:table-cell>
          <table:table-cell table:formula="of:=([.F106]-[.P106])/100*5/3.6" office:value-type="float" office:value="16.9027777777778">
            <text:p>16,9027777778</text:p>
          </table:table-cell>
          <table:table-cell table:formula="of:=HEX2DEC([.C106])" office:value-type="float" office:value="4">
            <text:p>4</text:p>
          </table:table-cell>
          <table:table-cell table:formula="of:=[.P10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3</text:p>
          </table:table-cell>
          <table:table-cell table:style-name="Default" office:value-type="string">
            <text:p>d4</text:p>
          </table:table-cell>
          <table:table-cell table:style-name="ce2" office:value-type="string">
            <text:p>04</text:p>
          </table:table-cell>
          <table:table-cell/>
          <table:table-cell table:formula="of:=HEX2DEC([.A107])" office:value-type="float" office:value="163">
            <text:p>163</text:p>
          </table:table-cell>
          <table:table-cell table:formula="of:=256*HEX2DEC([.C107])+HEX2DEC([.B107])" office:value-type="float" office:value="1236">
            <text:p>1236</text:p>
          </table:table-cell>
          <table:table-cell/>
          <table:table-cell table:style-name="Default" office:value-type="float" office:value="525">
            <text:p>525</text:p>
          </table:table-cell>
          <table:table-cell table:style-name="Default" office:value-type="float" office:value="1794.611">
            <text:p>1794,611</text:p>
          </table:table-cell>
          <table:table-cell table:style-name="Default" office:value-type="float" office:value="163">
            <text:p>163</text:p>
          </table:table-cell>
          <table:table-cell/>
          <table:table-cell table:formula="of:=IF([.J107]=[.E107];&quot;X&quot;;&quot;&quot;)" office:value-type="string" office:string-value="X">
            <text:p>X</text:p>
          </table:table-cell>
          <table:table-cell table:formula="of:=[.I107]-[.I106]" office:value-type="float" office:value="17.1110000000001">
            <text:p>17,111</text:p>
          </table:table-cell>
          <table:table-cell table:formula="of:=[.F107]/[.M107]" office:value-type="float" office:value="72.2342352872417">
            <text:p>72,2342352872</text:p>
          </table:table-cell>
          <table:table-cell table:formula="of:=([.F107]-[.P107])/100*5/3.6" office:value-type="float" office:value="17.1111111111111">
            <text:p>17,1111111111</text:p>
          </table:table-cell>
          <table:table-cell table:formula="of:=HEX2DEC([.C107])" office:value-type="float" office:value="4">
            <text:p>4</text:p>
          </table:table-cell>
          <table:table-cell table:formula="of:=[.P10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05</text:p>
          </table:table-cell>
          <table:table-cell/>
          <table:table-cell table:formula="of:=HEX2DEC([.A108])" office:value-type="float" office:value="164">
            <text:p>164</text:p>
          </table:table-cell>
          <table:table-cell table:formula="of:=256*HEX2DEC([.C108])+HEX2DEC([.B108])" office:value-type="float" office:value="1304">
            <text:p>1304</text:p>
          </table:table-cell>
          <table:table-cell/>
          <table:table-cell table:style-name="Default" office:value-type="float" office:value="530">
            <text:p>530</text:p>
          </table:table-cell>
          <table:table-cell table:style-name="Default" office:value-type="float" office:value="1812.653">
            <text:p>1812,653</text:p>
          </table:table-cell>
          <table:table-cell table:style-name="Default" office:value-type="float" office:value="164">
            <text:p>164</text:p>
          </table:table-cell>
          <table:table-cell/>
          <table:table-cell table:formula="of:=IF([.J108]=[.E108];&quot;X&quot;;&quot;&quot;)" office:value-type="string" office:string-value="X">
            <text:p>X</text:p>
          </table:table-cell>
          <table:table-cell table:formula="of:=[.I108]-[.I107]" office:value-type="float" office:value="18.0419999999999">
            <text:p>18,042</text:p>
          </table:table-cell>
          <table:table-cell table:formula="of:=[.F108]/[.M108]" office:value-type="float" office:value="72.2758009089905">
            <text:p>72,275800909</text:p>
          </table:table-cell>
          <table:table-cell table:formula="of:=([.F108]-[.P108])/100*5/3.6" office:value-type="float" office:value="18.0416666666667">
            <text:p>18,0416666667</text:p>
          </table:table-cell>
          <table:table-cell table:formula="of:=HEX2DEC([.C108])" office:value-type="float" office:value="5">
            <text:p>5</text:p>
          </table:table-cell>
          <table:table-cell table:formula="of:=[.P10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5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05</text:p>
          </table:table-cell>
          <table:table-cell/>
          <table:table-cell table:formula="of:=HEX2DEC([.A109])" office:value-type="float" office:value="165">
            <text:p>165</text:p>
          </table:table-cell>
          <table:table-cell table:formula="of:=256*HEX2DEC([.C109])+HEX2DEC([.B109])" office:value-type="float" office:value="1361">
            <text:p>1361</text:p>
          </table:table-cell>
          <table:table-cell/>
          <table:table-cell table:style-name="Default" office:value-type="float" office:value="535">
            <text:p>535</text:p>
          </table:table-cell>
          <table:table-cell table:style-name="Default" office:value-type="float" office:value="1831.486">
            <text:p>1831,486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109]=[.E109];&quot;X&quot;;&quot;&quot;)" office:value-type="string" office:string-value="X">
            <text:p>X</text:p>
          </table:table-cell>
          <table:table-cell table:formula="of:=[.I109]-[.I108]" office:value-type="float" office:value="18.8330000000001">
            <text:p>18,833</text:p>
          </table:table-cell>
          <table:table-cell table:formula="of:=[.F109]/[.M109]" office:value-type="float" office:value="72.2667657834649">
            <text:p>72,2667657835</text:p>
          </table:table-cell>
          <table:table-cell table:formula="of:=([.F109]-[.P109])/100*5/3.6" office:value-type="float" office:value="18.8333333333333">
            <text:p>18,8333333333</text:p>
          </table:table-cell>
          <table:table-cell table:formula="of:=HEX2DEC([.C109])" office:value-type="float" office:value="5">
            <text:p>5</text:p>
          </table:table-cell>
          <table:table-cell table:formula="of:=[.P10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05</text:p>
          </table:table-cell>
          <table:table-cell/>
          <table:table-cell table:formula="of:=HEX2DEC([.A110])" office:value-type="float" office:value="168">
            <text:p>168</text:p>
          </table:table-cell>
          <table:table-cell table:formula="of:=256*HEX2DEC([.C110])+HEX2DEC([.B110])" office:value-type="float" office:value="1411">
            <text:p>1411</text:p>
          </table:table-cell>
          <table:table-cell/>
          <table:table-cell table:style-name="Default" office:value-type="float" office:value="540">
            <text:p>540</text:p>
          </table:table-cell>
          <table:table-cell table:style-name="Default" office:value-type="float" office:value="1851.014">
            <text:p>1851,014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10]=[.E110];&quot;X&quot;;&quot;&quot;)" office:value-type="string" office:string-value="X">
            <text:p>X</text:p>
          </table:table-cell>
          <table:table-cell table:formula="of:=[.I110]-[.I109]" office:value-type="float" office:value="19.5279999999998">
            <text:p>19,528</text:p>
          </table:table-cell>
          <table:table-cell table:formula="of:=[.F110]/[.M110]" office:value-type="float" office:value="72.2552232691528">
            <text:p>72,2552232692</text:p>
          </table:table-cell>
          <table:table-cell table:formula="of:=([.F110]-[.P110])/100*5/3.6" office:value-type="float" office:value="19.5277777777778">
            <text:p>19,5277777778</text:p>
          </table:table-cell>
          <table:table-cell table:formula="of:=HEX2DEC([.C110])" office:value-type="float" office:value="5">
            <text:p>5</text:p>
          </table:table-cell>
          <table:table-cell table:formula="of:=[.P11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ce2" office:value-type="string">
            <text:p>56</text:p>
          </table:table-cell>
          <table:table-cell table:style-name="ce2" office:value-type="string">
            <text:p>05</text:p>
          </table:table-cell>
          <table:table-cell/>
          <table:table-cell table:formula="of:=HEX2DEC([.A111])" office:value-type="float" office:value="169">
            <text:p>169</text:p>
          </table:table-cell>
          <table:table-cell table:formula="of:=256*HEX2DEC([.C111])+HEX2DEC([.B111])" office:value-type="float" office:value="1366">
            <text:p>1366</text:p>
          </table:table-cell>
          <table:table-cell/>
          <table:table-cell table:style-name="Default" office:value-type="float" office:value="545">
            <text:p>545</text:p>
          </table:table-cell>
          <table:table-cell table:style-name="Default" office:value-type="float" office:value="1869.917">
            <text:p>1869,917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11]=[.E111];&quot;X&quot;;&quot;&quot;)" office:value-type="string" office:string-value="X">
            <text:p>X</text:p>
          </table:table-cell>
          <table:table-cell table:formula="of:=[.I111]-[.I110]" office:value-type="float" office:value="18.903">
            <text:p>18,903</text:p>
          </table:table-cell>
          <table:table-cell table:formula="of:=[.F111]/[.M111]" office:value-type="float" office:value="72.2636618526159">
            <text:p>72,2636618526</text:p>
          </table:table-cell>
          <table:table-cell table:formula="of:=([.F111]-[.P111])/100*5/3.6" office:value-type="float" office:value="18.9027777777778">
            <text:p>18,9027777778</text:p>
          </table:table-cell>
          <table:table-cell table:formula="of:=HEX2DEC([.C111])" office:value-type="float" office:value="5">
            <text:p>5</text:p>
          </table:table-cell>
          <table:table-cell table:formula="of:=[.P11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2a</text:p>
          </table:table-cell>
          <table:table-cell table:style-name="ce2" office:value-type="string">
            <text:p>05</text:p>
          </table:table-cell>
          <table:table-cell/>
          <table:table-cell table:formula="of:=HEX2DEC([.A112])" office:value-type="float" office:value="170">
            <text:p>170</text:p>
          </table:table-cell>
          <table:table-cell table:formula="of:=256*HEX2DEC([.C112])+HEX2DEC([.B112])" office:value-type="float" office:value="1322">
            <text:p>1322</text:p>
          </table:table-cell>
          <table:table-cell/>
          <table:table-cell table:style-name="Default" office:value-type="float" office:value="550">
            <text:p>550</text:p>
          </table:table-cell>
          <table:table-cell table:style-name="Default" office:value-type="float" office:value="1888.208">
            <text:p>1888,208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12]=[.E112];&quot;X&quot;;&quot;&quot;)" office:value-type="string" office:string-value="X">
            <text:p>X</text:p>
          </table:table-cell>
          <table:table-cell table:formula="of:=[.I112]-[.I111]" office:value-type="float" office:value="18.2910000000002">
            <text:p>18,291</text:p>
          </table:table-cell>
          <table:table-cell table:formula="of:=[.F112]/[.M112]" office:value-type="float" office:value="72.2759827237433">
            <text:p>72,2759827237</text:p>
          </table:table-cell>
          <table:table-cell table:formula="of:=([.F112]-[.P112])/100*5/3.6" office:value-type="float" office:value="18.2916666666667">
            <text:p>18,2916666667</text:p>
          </table:table-cell>
          <table:table-cell table:formula="of:=HEX2DEC([.C112])" office:value-type="float" office:value="5">
            <text:p>5</text:p>
          </table:table-cell>
          <table:table-cell table:formula="of:=[.P11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05</text:p>
          </table:table-cell>
          <table:table-cell/>
          <table:table-cell table:formula="of:=HEX2DEC([.A113])" office:value-type="float" office:value="169">
            <text:p>169</text:p>
          </table:table-cell>
          <table:table-cell table:formula="of:=256*HEX2DEC([.C113])+HEX2DEC([.B113])" office:value-type="float" office:value="1303">
            <text:p>1303</text:p>
          </table:table-cell>
          <table:table-cell/>
          <table:table-cell table:style-name="Default" office:value-type="float" office:value="555">
            <text:p>555</text:p>
          </table:table-cell>
          <table:table-cell table:style-name="Default" office:value-type="float" office:value="1906.236">
            <text:p>1906,236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13]=[.E113];&quot;X&quot;;&quot;&quot;)" office:value-type="string" office:string-value="X">
            <text:p>X</text:p>
          </table:table-cell>
          <table:table-cell table:formula="of:=[.I113]-[.I112]" office:value-type="float" office:value="18.028">
            <text:p>18,028</text:p>
          </table:table-cell>
          <table:table-cell table:formula="of:=[.F113]/[.M113]" office:value-type="float" office:value="72.2764588418016">
            <text:p>72,2764588418</text:p>
          </table:table-cell>
          <table:table-cell table:formula="of:=([.F113]-[.P113])/100*5/3.6" office:value-type="float" office:value="18.0277777777778">
            <text:p>18,0277777778</text:p>
          </table:table-cell>
          <table:table-cell table:formula="of:=HEX2DEC([.C113])" office:value-type="float" office:value="5">
            <text:p>5</text:p>
          </table:table-cell>
          <table:table-cell table:formula="of:=[.P11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05</text:p>
          </table:table-cell>
          <table:table-cell/>
          <table:table-cell table:formula="of:=HEX2DEC([.A114])" office:value-type="float" office:value="170">
            <text:p>170</text:p>
          </table:table-cell>
          <table:table-cell table:formula="of:=256*HEX2DEC([.C114])+HEX2DEC([.B114])" office:value-type="float" office:value="1312">
            <text:p>1312</text:p>
          </table:table-cell>
          <table:table-cell/>
          <table:table-cell table:style-name="Default" office:value-type="float" office:value="560">
            <text:p>560</text:p>
          </table:table-cell>
          <table:table-cell table:style-name="Default" office:value-type="float" office:value="1924.389">
            <text:p>1924,389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14]=[.E114];&quot;X&quot;;&quot;&quot;)" office:value-type="string" office:string-value="X">
            <text:p>X</text:p>
          </table:table-cell>
          <table:table-cell table:formula="of:=[.I114]-[.I113]" office:value-type="float" office:value="18.1529999999998">
            <text:p>18,153</text:p>
          </table:table-cell>
          <table:table-cell table:formula="of:=[.F114]/[.M114]" office:value-type="float" office:value="72.2745551699452">
            <text:p>72,2745551699</text:p>
          </table:table-cell>
          <table:table-cell table:formula="of:=([.F114]-[.P114])/100*5/3.6" office:value-type="float" office:value="18.1527777777778">
            <text:p>18,1527777778</text:p>
          </table:table-cell>
          <table:table-cell table:formula="of:=HEX2DEC([.C114])" office:value-type="float" office:value="5">
            <text:p>5</text:p>
          </table:table-cell>
          <table:table-cell table:formula="of:=[.P11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05</text:p>
          </table:table-cell>
          <table:table-cell/>
          <table:table-cell table:formula="of:=HEX2DEC([.A115])" office:value-type="float" office:value="173">
            <text:p>173</text:p>
          </table:table-cell>
          <table:table-cell table:formula="of:=256*HEX2DEC([.C115])+HEX2DEC([.B115])" office:value-type="float" office:value="1316">
            <text:p>1316</text:p>
          </table:table-cell>
          <table:table-cell/>
          <table:table-cell table:style-name="Default" office:value-type="float" office:value="565">
            <text:p>565</text:p>
          </table:table-cell>
          <table:table-cell table:style-name="Default" office:value-type="float" office:value="1942.598">
            <text:p>1942,598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15]=[.E115];&quot;X&quot;;&quot;&quot;)" office:value-type="string" office:string-value="X">
            <text:p>X</text:p>
          </table:table-cell>
          <table:table-cell table:formula="of:=[.I115]-[.I114]" office:value-type="float" office:value="18.2090000000001">
            <text:p>18,209</text:p>
          </table:table-cell>
          <table:table-cell table:formula="of:=[.F115]/[.M115]" office:value-type="float" office:value="72.2719534296225">
            <text:p>72,2719534296</text:p>
          </table:table-cell>
          <table:table-cell table:formula="of:=([.F115]-[.P115])/100*5/3.6" office:value-type="float" office:value="18.2083333333333">
            <text:p>18,2083333333</text:p>
          </table:table-cell>
          <table:table-cell table:formula="of:=HEX2DEC([.C115])" office:value-type="float" office:value="5">
            <text:p>5</text:p>
          </table:table-cell>
          <table:table-cell table:formula="of:=[.P11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05</text:p>
          </table:table-cell>
          <table:table-cell/>
          <table:table-cell table:formula="of:=HEX2DEC([.A116])" office:value-type="float" office:value="173">
            <text:p>173</text:p>
          </table:table-cell>
          <table:table-cell table:formula="of:=256*HEX2DEC([.C116])+HEX2DEC([.B116])" office:value-type="float" office:value="1304">
            <text:p>1304</text:p>
          </table:table-cell>
          <table:table-cell/>
          <table:table-cell table:style-name="Default" office:value-type="float" office:value="570">
            <text:p>570</text:p>
          </table:table-cell>
          <table:table-cell table:style-name="Default" office:value-type="float" office:value="1960.639">
            <text:p>1960,639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16]=[.E116];&quot;X&quot;;&quot;&quot;)" office:value-type="string" office:string-value="X">
            <text:p>X</text:p>
          </table:table-cell>
          <table:table-cell table:formula="of:=[.I116]-[.I115]" office:value-type="float" office:value="18.0409999999999">
            <text:p>18,041</text:p>
          </table:table-cell>
          <table:table-cell table:formula="of:=[.F116]/[.M116]" office:value-type="float" office:value="72.2798071060365">
            <text:p>72,279807106</text:p>
          </table:table-cell>
          <table:table-cell table:formula="of:=([.F116]-[.P116])/100*5/3.6" office:value-type="float" office:value="18.0416666666667">
            <text:p>18,0416666667</text:p>
          </table:table-cell>
          <table:table-cell table:formula="of:=HEX2DEC([.C116])" office:value-type="float" office:value="5">
            <text:p>5</text:p>
          </table:table-cell>
          <table:table-cell table:formula="of:=[.P11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05</text:p>
          </table:table-cell>
          <table:table-cell/>
          <table:table-cell table:formula="of:=HEX2DEC([.A117])" office:value-type="float" office:value="173">
            <text:p>173</text:p>
          </table:table-cell>
          <table:table-cell table:formula="of:=256*HEX2DEC([.C117])+HEX2DEC([.B117])" office:value-type="float" office:value="1316">
            <text:p>1316</text:p>
          </table:table-cell>
          <table:table-cell/>
          <table:table-cell table:style-name="Default" office:value-type="float" office:value="575">
            <text:p>575</text:p>
          </table:table-cell>
          <table:table-cell table:style-name="Default" office:value-type="float" office:value="1978.848">
            <text:p>1978,848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17]=[.E117];&quot;X&quot;;&quot;&quot;)" office:value-type="string" office:string-value="X">
            <text:p>X</text:p>
          </table:table-cell>
          <table:table-cell table:formula="of:=[.I117]-[.I116]" office:value-type="float" office:value="18.2090000000001">
            <text:p>18,209</text:p>
          </table:table-cell>
          <table:table-cell table:formula="of:=[.F117]/[.M117]" office:value-type="float" office:value="72.2719534296225">
            <text:p>72,2719534296</text:p>
          </table:table-cell>
          <table:table-cell table:formula="of:=([.F117]-[.P117])/100*5/3.6" office:value-type="float" office:value="18.2083333333333">
            <text:p>18,2083333333</text:p>
          </table:table-cell>
          <table:table-cell table:formula="of:=HEX2DEC([.C117])" office:value-type="float" office:value="5">
            <text:p>5</text:p>
          </table:table-cell>
          <table:table-cell table:formula="of:=[.P11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2f</text:p>
          </table:table-cell>
          <table:table-cell table:style-name="ce2" office:value-type="string">
            <text:p>05</text:p>
          </table:table-cell>
          <table:table-cell/>
          <table:table-cell table:formula="of:=HEX2DEC([.A118])" office:value-type="float" office:value="174">
            <text:p>174</text:p>
          </table:table-cell>
          <table:table-cell table:formula="of:=256*HEX2DEC([.C118])+HEX2DEC([.B118])" office:value-type="float" office:value="1327">
            <text:p>1327</text:p>
          </table:table-cell>
          <table:table-cell/>
          <table:table-cell table:style-name="Default" office:value-type="float" office:value="580">
            <text:p>580</text:p>
          </table:table-cell>
          <table:table-cell table:style-name="Default" office:value-type="float" office:value="1997.209">
            <text:p>1997,20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118]=[.E118];&quot;X&quot;;&quot;&quot;)" office:value-type="string" office:string-value="X">
            <text:p>X</text:p>
          </table:table-cell>
          <table:table-cell table:formula="of:=[.I118]-[.I117]" office:value-type="float" office:value="18.3610000000001">
            <text:p>18,361</text:p>
          </table:table-cell>
          <table:table-cell table:formula="of:=[.F118]/[.M118]" office:value-type="float" office:value="72.2727520287562">
            <text:p>72,2727520288</text:p>
          </table:table-cell>
          <table:table-cell table:formula="of:=([.F118]-[.P118])/100*5/3.6" office:value-type="float" office:value="18.3611111111111">
            <text:p>18,3611111111</text:p>
          </table:table-cell>
          <table:table-cell table:formula="of:=HEX2DEC([.C118])" office:value-type="float" office:value="5">
            <text:p>5</text:p>
          </table:table-cell>
          <table:table-cell table:formula="of:=[.P11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54</text:p>
          </table:table-cell>
          <table:table-cell table:style-name="ce2" office:value-type="string">
            <text:p>05</text:p>
          </table:table-cell>
          <table:table-cell/>
          <table:table-cell table:formula="of:=HEX2DEC([.A119])" office:value-type="float" office:value="172">
            <text:p>172</text:p>
          </table:table-cell>
          <table:table-cell table:formula="of:=256*HEX2DEC([.C119])+HEX2DEC([.B119])" office:value-type="float" office:value="1364">
            <text:p>1364</text:p>
          </table:table-cell>
          <table:table-cell/>
          <table:table-cell table:style-name="Default" office:value-type="float" office:value="585">
            <text:p>585</text:p>
          </table:table-cell>
          <table:table-cell table:style-name="Default" office:value-type="float" office:value="2016.084">
            <text:p>2016,084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19]=[.E119];&quot;X&quot;;&quot;&quot;)" office:value-type="string" office:string-value="X">
            <text:p>X</text:p>
          </table:table-cell>
          <table:table-cell table:formula="of:=[.I119]-[.I118]" office:value-type="float" office:value="18.875">
            <text:p>18,875</text:p>
          </table:table-cell>
          <table:table-cell table:formula="of:=[.F119]/[.M119]" office:value-type="float" office:value="72.2649006622517">
            <text:p>72,2649006623</text:p>
          </table:table-cell>
          <table:table-cell table:formula="of:=([.F119]-[.P119])/100*5/3.6" office:value-type="float" office:value="18.875">
            <text:p>18,875</text:p>
          </table:table-cell>
          <table:table-cell table:formula="of:=HEX2DEC([.C119])" office:value-type="float" office:value="5">
            <text:p>5</text:p>
          </table:table-cell>
          <table:table-cell table:formula="of:=[.P11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05</text:p>
          </table:table-cell>
          <table:table-cell/>
          <table:table-cell table:formula="of:=HEX2DEC([.A120])" office:value-type="float" office:value="171">
            <text:p>171</text:p>
          </table:table-cell>
          <table:table-cell table:formula="of:=256*HEX2DEC([.C120])+HEX2DEC([.B120])" office:value-type="float" office:value="1365">
            <text:p>1365</text:p>
          </table:table-cell>
          <table:table-cell/>
          <table:table-cell table:style-name="Default" office:value-type="float" office:value="590">
            <text:p>590</text:p>
          </table:table-cell>
          <table:table-cell table:style-name="Default" office:value-type="float" office:value="2034.973">
            <text:p>2034,973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20]=[.E120];&quot;X&quot;;&quot;&quot;)" office:value-type="string" office:string-value="X">
            <text:p>X</text:p>
          </table:table-cell>
          <table:table-cell table:formula="of:=[.I120]-[.I119]" office:value-type="float" office:value="18.8889999999999">
            <text:p>18,889</text:p>
          </table:table-cell>
          <table:table-cell table:formula="of:=[.F120]/[.M120]" office:value-type="float" office:value="72.2642807983486">
            <text:p>72,2642807983</text:p>
          </table:table-cell>
          <table:table-cell table:formula="of:=([.F120]-[.P120])/100*5/3.6" office:value-type="float" office:value="18.8888888888889">
            <text:p>18,8888888889</text:p>
          </table:table-cell>
          <table:table-cell table:formula="of:=HEX2DEC([.C120])" office:value-type="float" office:value="5">
            <text:p>5</text:p>
          </table:table-cell>
          <table:table-cell table:formula="of:=[.P12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05</text:p>
          </table:table-cell>
          <table:table-cell/>
          <table:table-cell table:formula="of:=HEX2DEC([.A121])" office:value-type="float" office:value="170">
            <text:p>170</text:p>
          </table:table-cell>
          <table:table-cell table:formula="of:=256*HEX2DEC([.C121])+HEX2DEC([.B121])" office:value-type="float" office:value="1298">
            <text:p>1298</text:p>
          </table:table-cell>
          <table:table-cell/>
          <table:table-cell table:style-name="Default" office:value-type="float" office:value="595">
            <text:p>595</text:p>
          </table:table-cell>
          <table:table-cell table:style-name="Default" office:value-type="float" office:value="2052.931">
            <text:p>2052,931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21]=[.E121];&quot;X&quot;;&quot;&quot;)" office:value-type="string" office:string-value="X">
            <text:p>X</text:p>
          </table:table-cell>
          <table:table-cell table:formula="of:=[.I121]-[.I120]" office:value-type="float" office:value="17.9580000000001">
            <text:p>17,958</text:p>
          </table:table-cell>
          <table:table-cell table:formula="of:=[.F121]/[.M121]" office:value-type="float" office:value="72.279763893529">
            <text:p>72,2797638935</text:p>
          </table:table-cell>
          <table:table-cell table:formula="of:=([.F121]-[.P121])/100*5/3.6" office:value-type="float" office:value="17.9583333333333">
            <text:p>17,9583333333</text:p>
          </table:table-cell>
          <table:table-cell table:formula="of:=HEX2DEC([.C121])" office:value-type="float" office:value="5">
            <text:p>5</text:p>
          </table:table-cell>
          <table:table-cell table:formula="of:=[.P12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0b</text:p>
          </table:table-cell>
          <table:table-cell table:style-name="ce2" office:value-type="string">
            <text:p>05</text:p>
          </table:table-cell>
          <table:table-cell/>
          <table:table-cell table:formula="of:=HEX2DEC([.A122])" office:value-type="float" office:value="169">
            <text:p>169</text:p>
          </table:table-cell>
          <table:table-cell table:formula="of:=256*HEX2DEC([.C122])+HEX2DEC([.B122])" office:value-type="float" office:value="1291">
            <text:p>1291</text:p>
          </table:table-cell>
          <table:table-cell/>
          <table:table-cell table:style-name="Default" office:value-type="float" office:value="600">
            <text:p>600</text:p>
          </table:table-cell>
          <table:table-cell table:style-name="Default" office:value-type="float" office:value="2070.792">
            <text:p>2070,792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22]=[.E122];&quot;X&quot;;&quot;&quot;)" office:value-type="string" office:string-value="X">
            <text:p>X</text:p>
          </table:table-cell>
          <table:table-cell table:formula="of:=[.I122]-[.I121]" office:value-type="float" office:value="17.8609999999999">
            <text:p>17,861</text:p>
          </table:table-cell>
          <table:table-cell table:formula="of:=[.F122]/[.M122]" office:value-type="float" office:value="72.2803874363143">
            <text:p>72,2803874363</text:p>
          </table:table-cell>
          <table:table-cell table:formula="of:=([.F122]-[.P122])/100*5/3.6" office:value-type="float" office:value="17.8611111111111">
            <text:p>17,8611111111</text:p>
          </table:table-cell>
          <table:table-cell table:formula="of:=HEX2DEC([.C122])" office:value-type="float" office:value="5">
            <text:p>5</text:p>
          </table:table-cell>
          <table:table-cell table:formula="of:=[.P12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5</text:p>
          </table:table-cell>
          <table:table-cell/>
          <table:table-cell table:formula="of:=HEX2DEC([.A123])" office:value-type="float" office:value="169">
            <text:p>169</text:p>
          </table:table-cell>
          <table:table-cell table:formula="of:=256*HEX2DEC([.C123])+HEX2DEC([.B123])" office:value-type="float" office:value="1280">
            <text:p>1280</text:p>
          </table:table-cell>
          <table:table-cell/>
          <table:table-cell table:style-name="Default" office:value-type="float" office:value="605">
            <text:p>605</text:p>
          </table:table-cell>
          <table:table-cell table:style-name="Default" office:value-type="float" office:value="2088.5">
            <text:p>2088,5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23]=[.E123];&quot;X&quot;;&quot;&quot;)" office:value-type="string" office:string-value="X">
            <text:p>X</text:p>
          </table:table-cell>
          <table:table-cell table:formula="of:=[.I123]-[.I122]" office:value-type="float" office:value="17.7080000000001">
            <text:p>17,708</text:p>
          </table:table-cell>
          <table:table-cell table:formula="of:=[.F123]/[.M123]" office:value-type="float" office:value="72.2837135757846">
            <text:p>72,2837135758</text:p>
          </table:table-cell>
          <table:table-cell table:formula="of:=([.F123]-[.P123])/100*5/3.6" office:value-type="float" office:value="17.7083333333333">
            <text:p>17,7083333333</text:p>
          </table:table-cell>
          <table:table-cell table:formula="of:=HEX2DEC([.C123])" office:value-type="float" office:value="5">
            <text:p>5</text:p>
          </table:table-cell>
          <table:table-cell table:formula="of:=[.P12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f3</text:p>
          </table:table-cell>
          <table:table-cell table:style-name="ce2" office:value-type="string">
            <text:p>04</text:p>
          </table:table-cell>
          <table:table-cell/>
          <table:table-cell table:formula="of:=HEX2DEC([.A124])" office:value-type="float" office:value="169">
            <text:p>169</text:p>
          </table:table-cell>
          <table:table-cell table:formula="of:=256*HEX2DEC([.C124])+HEX2DEC([.B124])" office:value-type="float" office:value="1267">
            <text:p>1267</text:p>
          </table:table-cell>
          <table:table-cell/>
          <table:table-cell table:style-name="Default" office:value-type="float" office:value="610">
            <text:p>610</text:p>
          </table:table-cell>
          <table:table-cell table:style-name="Default" office:value-type="float" office:value="2106.042">
            <text:p>2106,042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24]=[.E124];&quot;X&quot;;&quot;&quot;)" office:value-type="string" office:string-value="X">
            <text:p>X</text:p>
          </table:table-cell>
          <table:table-cell table:formula="of:=[.I124]-[.I123]" office:value-type="float" office:value="17.5419999999999">
            <text:p>17,542</text:p>
          </table:table-cell>
          <table:table-cell table:formula="of:=[.F124]/[.M124]" office:value-type="float" office:value="72.2266560255391">
            <text:p>72,2266560255</text:p>
          </table:table-cell>
          <table:table-cell table:formula="of:=([.F124]-[.P124])/100*5/3.6" office:value-type="float" office:value="17.5416666666667">
            <text:p>17,5416666667</text:p>
          </table:table-cell>
          <table:table-cell table:formula="of:=HEX2DEC([.C124])" office:value-type="float" office:value="4">
            <text:p>4</text:p>
          </table:table-cell>
          <table:table-cell table:formula="of:=[.P12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e3</text:p>
          </table:table-cell>
          <table:table-cell table:style-name="ce2" office:value-type="string">
            <text:p>04</text:p>
          </table:table-cell>
          <table:table-cell/>
          <table:table-cell table:formula="of:=HEX2DEC([.A125])" office:value-type="float" office:value="169">
            <text:p>169</text:p>
          </table:table-cell>
          <table:table-cell table:formula="of:=256*HEX2DEC([.C125])+HEX2DEC([.B125])" office:value-type="float" office:value="1251">
            <text:p>1251</text:p>
          </table:table-cell>
          <table:table-cell/>
          <table:table-cell table:style-name="Default" office:value-type="float" office:value="615">
            <text:p>615</text:p>
          </table:table-cell>
          <table:table-cell table:style-name="Default" office:value-type="float" office:value="2123.361">
            <text:p>2123,361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25]=[.E125];&quot;X&quot;;&quot;&quot;)" office:value-type="string" office:string-value="X">
            <text:p>X</text:p>
          </table:table-cell>
          <table:table-cell table:formula="of:=[.I125]-[.I124]" office:value-type="float" office:value="17.319">
            <text:p>17,319</text:p>
          </table:table-cell>
          <table:table-cell table:formula="of:=[.F125]/[.M125]" office:value-type="float" office:value="72.2328078988396">
            <text:p>72,2328078988</text:p>
          </table:table-cell>
          <table:table-cell table:formula="of:=([.F125]-[.P125])/100*5/3.6" office:value-type="float" office:value="17.3194444444444">
            <text:p>17,3194444444</text:p>
          </table:table-cell>
          <table:table-cell table:formula="of:=HEX2DEC([.C125])" office:value-type="float" office:value="4">
            <text:p>4</text:p>
          </table:table-cell>
          <table:table-cell table:formula="of:=[.P12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9</text:p>
          </table:table-cell>
          <table:table-cell table:style-name="Default" office:value-type="string">
            <text:p>ca</text:p>
          </table:table-cell>
          <table:table-cell table:style-name="ce2" office:value-type="string">
            <text:p>04</text:p>
          </table:table-cell>
          <table:table-cell/>
          <table:table-cell table:formula="of:=HEX2DEC([.A126])" office:value-type="float" office:value="169">
            <text:p>169</text:p>
          </table:table-cell>
          <table:table-cell table:formula="of:=256*HEX2DEC([.C126])+HEX2DEC([.B126])" office:value-type="float" office:value="1226">
            <text:p>1226</text:p>
          </table:table-cell>
          <table:table-cell/>
          <table:table-cell table:style-name="Default" office:value-type="float" office:value="620">
            <text:p>620</text:p>
          </table:table-cell>
          <table:table-cell table:style-name="Default" office:value-type="float" office:value="2140.333">
            <text:p>2140,333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26]=[.E126];&quot;X&quot;;&quot;&quot;)" office:value-type="string" office:string-value="X">
            <text:p>X</text:p>
          </table:table-cell>
          <table:table-cell table:formula="of:=[.I126]-[.I125]" office:value-type="float" office:value="16.9720000000002">
            <text:p>16,972</text:p>
          </table:table-cell>
          <table:table-cell table:formula="of:=[.F126]/[.M126]" office:value-type="float" office:value="72.2366250294594">
            <text:p>72,2366250295</text:p>
          </table:table-cell>
          <table:table-cell table:formula="of:=([.F126]-[.P126])/100*5/3.6" office:value-type="float" office:value="16.9722222222222">
            <text:p>16,9722222222</text:p>
          </table:table-cell>
          <table:table-cell table:formula="of:=HEX2DEC([.C126])" office:value-type="float" office:value="4">
            <text:p>4</text:p>
          </table:table-cell>
          <table:table-cell table:formula="of:=[.P12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a4</text:p>
          </table:table-cell>
          <table:table-cell table:style-name="ce2" office:value-type="string">
            <text:p>04</text:p>
          </table:table-cell>
          <table:table-cell/>
          <table:table-cell table:formula="of:=HEX2DEC([.A127])" office:value-type="float" office:value="171">
            <text:p>171</text:p>
          </table:table-cell>
          <table:table-cell table:formula="of:=256*HEX2DEC([.C127])+HEX2DEC([.B127])" office:value-type="float" office:value="1188">
            <text:p>1188</text:p>
          </table:table-cell>
          <table:table-cell/>
          <table:table-cell table:style-name="Default" office:value-type="float" office:value="625">
            <text:p>625</text:p>
          </table:table-cell>
          <table:table-cell table:style-name="Default" office:value-type="float" office:value="2156.778">
            <text:p>2156,778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27]=[.E127];&quot;X&quot;;&quot;&quot;)" office:value-type="string" office:string-value="X">
            <text:p>X</text:p>
          </table:table-cell>
          <table:table-cell table:formula="of:=[.I127]-[.I126]" office:value-type="float" office:value="16.4449999999997">
            <text:p>16,445</text:p>
          </table:table-cell>
          <table:table-cell table:formula="of:=[.F127]/[.M127]" office:value-type="float" office:value="72.2408026755866">
            <text:p>72,2408026756</text:p>
          </table:table-cell>
          <table:table-cell table:formula="of:=([.F127]-[.P127])/100*5/3.6" office:value-type="float" office:value="16.4444444444444">
            <text:p>16,4444444444</text:p>
          </table:table-cell>
          <table:table-cell table:formula="of:=HEX2DEC([.C127])" office:value-type="float" office:value="4">
            <text:p>4</text:p>
          </table:table-cell>
          <table:table-cell table:formula="of:=[.P12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9f</text:p>
          </table:table-cell>
          <table:table-cell table:style-name="ce2" office:value-type="string">
            <text:p>04</text:p>
          </table:table-cell>
          <table:table-cell/>
          <table:table-cell table:formula="of:=HEX2DEC([.A128])" office:value-type="float" office:value="172">
            <text:p>172</text:p>
          </table:table-cell>
          <table:table-cell table:formula="of:=256*HEX2DEC([.C128])+HEX2DEC([.B128])" office:value-type="float" office:value="1183">
            <text:p>1183</text:p>
          </table:table-cell>
          <table:table-cell/>
          <table:table-cell table:style-name="Default" office:value-type="float" office:value="630">
            <text:p>630</text:p>
          </table:table-cell>
          <table:table-cell table:style-name="Default" office:value-type="float" office:value="2173.153">
            <text:p>2173,153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28]=[.E128];&quot;X&quot;;&quot;&quot;)" office:value-type="string" office:string-value="X">
            <text:p>X</text:p>
          </table:table-cell>
          <table:table-cell table:formula="of:=[.I128]-[.I127]" office:value-type="float" office:value="16.375">
            <text:p>16,375</text:p>
          </table:table-cell>
          <table:table-cell table:formula="of:=[.F128]/[.M128]" office:value-type="float" office:value="72.2442748091603">
            <text:p>72,2442748092</text:p>
          </table:table-cell>
          <table:table-cell table:formula="of:=([.F128]-[.P128])/100*5/3.6" office:value-type="float" office:value="16.375">
            <text:p>16,375</text:p>
          </table:table-cell>
          <table:table-cell table:formula="of:=HEX2DEC([.C128])" office:value-type="float" office:value="4">
            <text:p>4</text:p>
          </table:table-cell>
          <table:table-cell table:formula="of:=[.P12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f7</text:p>
          </table:table-cell>
          <table:table-cell table:style-name="ce2" office:value-type="string">
            <text:p>04</text:p>
          </table:table-cell>
          <table:table-cell/>
          <table:table-cell table:formula="of:=HEX2DEC([.A129])" office:value-type="float" office:value="171">
            <text:p>171</text:p>
          </table:table-cell>
          <table:table-cell table:formula="of:=256*HEX2DEC([.C129])+HEX2DEC([.B129])" office:value-type="float" office:value="1271">
            <text:p>1271</text:p>
          </table:table-cell>
          <table:table-cell/>
          <table:table-cell table:style-name="Default" office:value-type="float" office:value="635">
            <text:p>635</text:p>
          </table:table-cell>
          <table:table-cell table:style-name="Default" office:value-type="float" office:value="2190.75">
            <text:p>2190,75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29]=[.E129];&quot;X&quot;;&quot;&quot;)" office:value-type="string" office:string-value="X">
            <text:p>X</text:p>
          </table:table-cell>
          <table:table-cell table:formula="of:=[.I129]-[.I128]" office:value-type="float" office:value="17.5970000000002">
            <text:p>17,597</text:p>
          </table:table-cell>
          <table:table-cell table:formula="of:=[.F129]/[.M129]" office:value-type="float" office:value="72.22822071944">
            <text:p>72,2282207194</text:p>
          </table:table-cell>
          <table:table-cell table:formula="of:=([.F129]-[.P129])/100*5/3.6" office:value-type="float" office:value="17.5972222222222">
            <text:p>17,5972222222</text:p>
          </table:table-cell>
          <table:table-cell table:formula="of:=HEX2DEC([.C129])" office:value-type="float" office:value="4">
            <text:p>4</text:p>
          </table:table-cell>
          <table:table-cell table:formula="of:=[.P12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ce2" office:value-type="string">
            <text:p>59</text:p>
          </table:table-cell>
          <table:table-cell table:style-name="ce2" office:value-type="string">
            <text:p>05</text:p>
          </table:table-cell>
          <table:table-cell/>
          <table:table-cell table:formula="of:=HEX2DEC([.A130])" office:value-type="float" office:value="168">
            <text:p>168</text:p>
          </table:table-cell>
          <table:table-cell table:formula="of:=256*HEX2DEC([.C130])+HEX2DEC([.B130])" office:value-type="float" office:value="1369">
            <text:p>1369</text:p>
          </table:table-cell>
          <table:table-cell/>
          <table:table-cell table:style-name="Default" office:value-type="float" office:value="640">
            <text:p>640</text:p>
          </table:table-cell>
          <table:table-cell table:style-name="Default" office:value-type="float" office:value="2209.694">
            <text:p>2209,694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30]=[.E130];&quot;X&quot;;&quot;&quot;)" office:value-type="string" office:string-value="X">
            <text:p>X</text:p>
          </table:table-cell>
          <table:table-cell table:formula="of:=[.I130]-[.I129]" office:value-type="float" office:value="18.944">
            <text:p>18,944</text:p>
          </table:table-cell>
          <table:table-cell table:formula="of:=[.F130]/[.M130]" office:value-type="float" office:value="72.2656250000002">
            <text:p>72,265625</text:p>
          </table:table-cell>
          <table:table-cell table:formula="of:=([.F130]-[.P130])/100*5/3.6" office:value-type="float" office:value="18.9444444444444">
            <text:p>18,9444444444</text:p>
          </table:table-cell>
          <table:table-cell table:formula="of:=HEX2DEC([.C130])" office:value-type="float" office:value="5">
            <text:p>5</text:p>
          </table:table-cell>
          <table:table-cell table:formula="of:=[.P13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05</text:p>
          </table:table-cell>
          <table:table-cell/>
          <table:table-cell table:formula="of:=HEX2DEC([.A131])" office:value-type="float" office:value="168">
            <text:p>168</text:p>
          </table:table-cell>
          <table:table-cell table:formula="of:=256*HEX2DEC([.C131])+HEX2DEC([.B131])" office:value-type="float" office:value="1318">
            <text:p>1318</text:p>
          </table:table-cell>
          <table:table-cell/>
          <table:table-cell table:style-name="Default" office:value-type="float" office:value="645">
            <text:p>645</text:p>
          </table:table-cell>
          <table:table-cell table:style-name="Default" office:value-type="float" office:value="2227.93">
            <text:p>2227,93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31]=[.E131];&quot;X&quot;;&quot;&quot;)" office:value-type="string" office:string-value="X">
            <text:p>X</text:p>
          </table:table-cell>
          <table:table-cell table:formula="of:=[.I131]-[.I130]" office:value-type="float" office:value="18.2359999999999">
            <text:p>18,236</text:p>
          </table:table-cell>
          <table:table-cell table:formula="of:=[.F131]/[.M131]" office:value-type="float" office:value="72.2746216275504">
            <text:p>72,2746216276</text:p>
          </table:table-cell>
          <table:table-cell table:formula="of:=([.F131]-[.P131])/100*5/3.6" office:value-type="float" office:value="18.2361111111111">
            <text:p>18,2361111111</text:p>
          </table:table-cell>
          <table:table-cell table:formula="of:=HEX2DEC([.C131])" office:value-type="float" office:value="5">
            <text:p>5</text:p>
          </table:table-cell>
          <table:table-cell table:formula="of:=[.P13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05</text:p>
          </table:table-cell>
          <table:table-cell/>
          <table:table-cell table:formula="of:=HEX2DEC([.A132])" office:value-type="float" office:value="170">
            <text:p>170</text:p>
          </table:table-cell>
          <table:table-cell table:formula="of:=256*HEX2DEC([.C132])+HEX2DEC([.B132])" office:value-type="float" office:value="1296">
            <text:p>1296</text:p>
          </table:table-cell>
          <table:table-cell/>
          <table:table-cell table:style-name="Default" office:value-type="float" office:value="650">
            <text:p>650</text:p>
          </table:table-cell>
          <table:table-cell table:style-name="Default" office:value-type="float" office:value="2245.861">
            <text:p>2245,861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32]=[.E132];&quot;X&quot;;&quot;&quot;)" office:value-type="string" office:string-value="X">
            <text:p>X</text:p>
          </table:table-cell>
          <table:table-cell table:formula="of:=[.I132]-[.I131]" office:value-type="float" office:value="17.931">
            <text:p>17,931</text:p>
          </table:table-cell>
          <table:table-cell table:formula="of:=[.F132]/[.M132]" office:value-type="float" office:value="72.2770620712731">
            <text:p>72,2770620713</text:p>
          </table:table-cell>
          <table:table-cell table:formula="of:=([.F132]-[.P132])/100*5/3.6" office:value-type="float" office:value="17.9305555555556">
            <text:p>17,9305555556</text:p>
          </table:table-cell>
          <table:table-cell table:formula="of:=HEX2DEC([.C132])" office:value-type="float" office:value="5">
            <text:p>5</text:p>
          </table:table-cell>
          <table:table-cell table:formula="of:=[.P13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5</text:p>
          </table:table-cell>
          <table:table-cell/>
          <table:table-cell table:formula="of:=HEX2DEC([.A133])" office:value-type="float" office:value="173">
            <text:p>173</text:p>
          </table:table-cell>
          <table:table-cell table:formula="of:=256*HEX2DEC([.C133])+HEX2DEC([.B133])" office:value-type="float" office:value="1280">
            <text:p>1280</text:p>
          </table:table-cell>
          <table:table-cell/>
          <table:table-cell table:style-name="Default" office:value-type="float" office:value="655">
            <text:p>655</text:p>
          </table:table-cell>
          <table:table-cell table:style-name="Default" office:value-type="float" office:value="2263.569">
            <text:p>2263,569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33]=[.E133];&quot;X&quot;;&quot;&quot;)" office:value-type="string" office:string-value="X">
            <text:p>X</text:p>
          </table:table-cell>
          <table:table-cell table:formula="of:=[.I133]-[.I132]" office:value-type="float" office:value="17.7080000000001">
            <text:p>17,708</text:p>
          </table:table-cell>
          <table:table-cell table:formula="of:=[.F133]/[.M133]" office:value-type="float" office:value="72.2837135757846">
            <text:p>72,2837135758</text:p>
          </table:table-cell>
          <table:table-cell table:formula="of:=([.F133]-[.P133])/100*5/3.6" office:value-type="float" office:value="17.7083333333333">
            <text:p>17,7083333333</text:p>
          </table:table-cell>
          <table:table-cell table:formula="of:=HEX2DEC([.C133])" office:value-type="float" office:value="5">
            <text:p>5</text:p>
          </table:table-cell>
          <table:table-cell table:formula="of:=[.P13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5</text:p>
          </table:table-cell>
          <table:table-cell/>
          <table:table-cell table:formula="of:=HEX2DEC([.A134])" office:value-type="float" office:value="172">
            <text:p>172</text:p>
          </table:table-cell>
          <table:table-cell table:formula="of:=256*HEX2DEC([.C134])+HEX2DEC([.B134])" office:value-type="float" office:value="1283">
            <text:p>1283</text:p>
          </table:table-cell>
          <table:table-cell/>
          <table:table-cell table:style-name="Default" office:value-type="float" office:value="660">
            <text:p>660</text:p>
          </table:table-cell>
          <table:table-cell table:style-name="Default" office:value-type="float" office:value="2281.319">
            <text:p>2281,319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34]=[.E134];&quot;X&quot;;&quot;&quot;)" office:value-type="string" office:string-value="X">
            <text:p>X</text:p>
          </table:table-cell>
          <table:table-cell table:formula="of:=[.I134]-[.I133]" office:value-type="float" office:value="17.75">
            <text:p>17,75</text:p>
          </table:table-cell>
          <table:table-cell table:formula="of:=[.F134]/[.M134]" office:value-type="float" office:value="72.2816901408451">
            <text:p>72,2816901408</text:p>
          </table:table-cell>
          <table:table-cell table:formula="of:=([.F134]-[.P134])/100*5/3.6" office:value-type="float" office:value="17.75">
            <text:p>17,75</text:p>
          </table:table-cell>
          <table:table-cell table:formula="of:=HEX2DEC([.C134])" office:value-type="float" office:value="5">
            <text:p>5</text:p>
          </table:table-cell>
          <table:table-cell table:formula="of:=[.P13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f7</text:p>
          </table:table-cell>
          <table:table-cell table:style-name="ce2" office:value-type="string">
            <text:p>04</text:p>
          </table:table-cell>
          <table:table-cell/>
          <table:table-cell table:formula="of:=HEX2DEC([.A135])" office:value-type="float" office:value="169">
            <text:p>169</text:p>
          </table:table-cell>
          <table:table-cell table:formula="of:=256*HEX2DEC([.C135])+HEX2DEC([.B135])" office:value-type="float" office:value="1271">
            <text:p>1271</text:p>
          </table:table-cell>
          <table:table-cell/>
          <table:table-cell table:style-name="Default" office:value-type="float" office:value="665">
            <text:p>665</text:p>
          </table:table-cell>
          <table:table-cell table:style-name="Default" office:value-type="float" office:value="2298.917">
            <text:p>2298,917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35]=[.E135];&quot;X&quot;;&quot;&quot;)" office:value-type="string" office:string-value="X">
            <text:p>X</text:p>
          </table:table-cell>
          <table:table-cell table:formula="of:=[.I135]-[.I134]" office:value-type="float" office:value="17.598">
            <text:p>17,598</text:p>
          </table:table-cell>
          <table:table-cell table:formula="of:=[.F135]/[.M135]" office:value-type="float" office:value="72.2241163768612">
            <text:p>72,2241163769</text:p>
          </table:table-cell>
          <table:table-cell table:formula="of:=([.F135]-[.P135])/100*5/3.6" office:value-type="float" office:value="17.5972222222222">
            <text:p>17,5972222222</text:p>
          </table:table-cell>
          <table:table-cell table:formula="of:=HEX2DEC([.C135])" office:value-type="float" office:value="4">
            <text:p>4</text:p>
          </table:table-cell>
          <table:table-cell table:formula="of:=[.P13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9</text:p>
          </table:table-cell>
          <table:table-cell table:style-name="Default" office:value-type="string">
            <text:p>ee</text:p>
          </table:table-cell>
          <table:table-cell table:style-name="ce2" office:value-type="string">
            <text:p>04</text:p>
          </table:table-cell>
          <table:table-cell/>
          <table:table-cell table:formula="of:=HEX2DEC([.A136])" office:value-type="float" office:value="169">
            <text:p>169</text:p>
          </table:table-cell>
          <table:table-cell table:formula="of:=256*HEX2DEC([.C136])+HEX2DEC([.B136])" office:value-type="float" office:value="1262">
            <text:p>1262</text:p>
          </table:table-cell>
          <table:table-cell/>
          <table:table-cell table:style-name="Default" office:value-type="float" office:value="670">
            <text:p>670</text:p>
          </table:table-cell>
          <table:table-cell table:style-name="Default" office:value-type="float" office:value="2316.389">
            <text:p>2316,389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36]=[.E136];&quot;X&quot;;&quot;&quot;)" office:value-type="string" office:string-value="X">
            <text:p>X</text:p>
          </table:table-cell>
          <table:table-cell table:formula="of:=[.I136]-[.I135]" office:value-type="float" office:value="17.4720000000002">
            <text:p>17,472</text:p>
          </table:table-cell>
          <table:table-cell table:formula="of:=[.F136]/[.M136]" office:value-type="float" office:value="72.2298534798526">
            <text:p>72,2298534799</text:p>
          </table:table-cell>
          <table:table-cell table:formula="of:=([.F136]-[.P136])/100*5/3.6" office:value-type="float" office:value="17.4722222222222">
            <text:p>17,4722222222</text:p>
          </table:table-cell>
          <table:table-cell table:formula="of:=HEX2DEC([.C136])" office:value-type="float" office:value="4">
            <text:p>4</text:p>
          </table:table-cell>
          <table:table-cell table:formula="of:=[.P13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8</text:p>
          </table:table-cell>
          <table:table-cell table:style-name="Default" office:value-type="string">
            <text:p>ed</text:p>
          </table:table-cell>
          <table:table-cell table:style-name="ce2" office:value-type="string">
            <text:p>04</text:p>
          </table:table-cell>
          <table:table-cell/>
          <table:table-cell table:formula="of:=HEX2DEC([.A137])" office:value-type="float" office:value="168">
            <text:p>168</text:p>
          </table:table-cell>
          <table:table-cell table:formula="of:=256*HEX2DEC([.C137])+HEX2DEC([.B137])" office:value-type="float" office:value="1261">
            <text:p>1261</text:p>
          </table:table-cell>
          <table:table-cell/>
          <table:table-cell table:style-name="Default" office:value-type="float" office:value="675">
            <text:p>675</text:p>
          </table:table-cell>
          <table:table-cell table:style-name="Default" office:value-type="float" office:value="2333.847">
            <text:p>2333,847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37]=[.E137];&quot;X&quot;;&quot;&quot;)" office:value-type="string" office:string-value="X">
            <text:p>X</text:p>
          </table:table-cell>
          <table:table-cell table:formula="of:=[.I137]-[.I136]" office:value-type="float" office:value="17.4580000000001">
            <text:p>17,458</text:p>
          </table:table-cell>
          <table:table-cell table:formula="of:=[.F137]/[.M137]" office:value-type="float" office:value="72.2304960476569">
            <text:p>72,2304960477</text:p>
          </table:table-cell>
          <table:table-cell table:formula="of:=([.F137]-[.P137])/100*5/3.6" office:value-type="float" office:value="17.4583333333333">
            <text:p>17,4583333333</text:p>
          </table:table-cell>
          <table:table-cell table:formula="of:=HEX2DEC([.C137])" office:value-type="float" office:value="4">
            <text:p>4</text:p>
          </table:table-cell>
          <table:table-cell table:formula="of:=[.P13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9</text:p>
          </table:table-cell>
          <table:table-cell table:style-name="Default" office:value-type="string">
            <text:p>ed</text:p>
          </table:table-cell>
          <table:table-cell table:style-name="ce2" office:value-type="string">
            <text:p>04</text:p>
          </table:table-cell>
          <table:table-cell/>
          <table:table-cell table:formula="of:=HEX2DEC([.A138])" office:value-type="float" office:value="169">
            <text:p>169</text:p>
          </table:table-cell>
          <table:table-cell table:formula="of:=256*HEX2DEC([.C138])+HEX2DEC([.B138])" office:value-type="float" office:value="1261">
            <text:p>1261</text:p>
          </table:table-cell>
          <table:table-cell/>
          <table:table-cell table:style-name="Default" office:value-type="float" office:value="680">
            <text:p>680</text:p>
          </table:table-cell>
          <table:table-cell table:style-name="Default" office:value-type="float" office:value="2351.305">
            <text:p>2351,305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38]=[.E138];&quot;X&quot;;&quot;&quot;)" office:value-type="string" office:string-value="X">
            <text:p>X</text:p>
          </table:table-cell>
          <table:table-cell table:formula="of:=[.I138]-[.I137]" office:value-type="float" office:value="17.4579999999996">
            <text:p>17,458</text:p>
          </table:table-cell>
          <table:table-cell table:formula="of:=[.F138]/[.M138]" office:value-type="float" office:value="72.2304960476588">
            <text:p>72,2304960477</text:p>
          </table:table-cell>
          <table:table-cell table:formula="of:=([.F138]-[.P138])/100*5/3.6" office:value-type="float" office:value="17.4583333333333">
            <text:p>17,4583333333</text:p>
          </table:table-cell>
          <table:table-cell table:formula="of:=HEX2DEC([.C138])" office:value-type="float" office:value="4">
            <text:p>4</text:p>
          </table:table-cell>
          <table:table-cell table:formula="of:=[.P13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4</text:p>
          </table:table-cell>
          <table:table-cell/>
          <table:table-cell table:formula="of:=HEX2DEC([.A139])" office:value-type="float" office:value="170">
            <text:p>170</text:p>
          </table:table-cell>
          <table:table-cell table:formula="of:=256*HEX2DEC([.C139])+HEX2DEC([.B139])" office:value-type="float" office:value="1234">
            <text:p>1234</text:p>
          </table:table-cell>
          <table:table-cell/>
          <table:table-cell table:style-name="Default" office:value-type="float" office:value="685">
            <text:p>685</text:p>
          </table:table-cell>
          <table:table-cell table:style-name="Default" office:value-type="float" office:value="2368.388">
            <text:p>2368,388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39]=[.E139];&quot;X&quot;;&quot;&quot;)" office:value-type="string" office:string-value="X">
            <text:p>X</text:p>
          </table:table-cell>
          <table:table-cell table:formula="of:=[.I139]-[.I138]" office:value-type="float" office:value="17.0830000000001">
            <text:p>17,083</text:p>
          </table:table-cell>
          <table:table-cell table:formula="of:=[.F139]/[.M139]" office:value-type="float" office:value="72.2355558157229">
            <text:p>72,2355558157</text:p>
          </table:table-cell>
          <table:table-cell table:formula="of:=([.F139]-[.P139])/100*5/3.6" office:value-type="float" office:value="17.0833333333333">
            <text:p>17,0833333333</text:p>
          </table:table-cell>
          <table:table-cell table:formula="of:=HEX2DEC([.C139])" office:value-type="float" office:value="4">
            <text:p>4</text:p>
          </table:table-cell>
          <table:table-cell table:formula="of:=[.P13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140])" office:value-type="float" office:value="171">
            <text:p>171</text:p>
          </table:table-cell>
          <table:table-cell table:formula="of:=256*HEX2DEC([.C140])+HEX2DEC([.B140])" office:value-type="float" office:value="1222">
            <text:p>1222</text:p>
          </table:table-cell>
          <table:table-cell/>
          <table:table-cell table:style-name="Default" office:value-type="float" office:value="690">
            <text:p>690</text:p>
          </table:table-cell>
          <table:table-cell table:style-name="Default" office:value-type="float" office:value="2385.305">
            <text:p>2385,305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40]=[.E140];&quot;X&quot;;&quot;&quot;)" office:value-type="string" office:string-value="X">
            <text:p>X</text:p>
          </table:table-cell>
          <table:table-cell table:formula="of:=[.I140]-[.I139]" office:value-type="float" office:value="16.9169999999999">
            <text:p>16,917</text:p>
          </table:table-cell>
          <table:table-cell table:formula="of:=[.F140]/[.M140]" office:value-type="float" office:value="72.2350298516289">
            <text:p>72,2350298516</text:p>
          </table:table-cell>
          <table:table-cell table:formula="of:=([.F140]-[.P140])/100*5/3.6" office:value-type="float" office:value="16.9166666666667">
            <text:p>16,9166666667</text:p>
          </table:table-cell>
          <table:table-cell table:formula="of:=HEX2DEC([.C140])" office:value-type="float" office:value="4">
            <text:p>4</text:p>
          </table:table-cell>
          <table:table-cell table:formula="of:=[.P14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b</text:p>
          </table:table-cell>
          <table:table-cell table:style-name="Default" office:value-type="string">
            <text:p>ca</text:p>
          </table:table-cell>
          <table:table-cell table:style-name="ce2" office:value-type="string">
            <text:p>04</text:p>
          </table:table-cell>
          <table:table-cell/>
          <table:table-cell table:formula="of:=HEX2DEC([.A141])" office:value-type="float" office:value="171">
            <text:p>171</text:p>
          </table:table-cell>
          <table:table-cell table:formula="of:=256*HEX2DEC([.C141])+HEX2DEC([.B141])" office:value-type="float" office:value="1226">
            <text:p>1226</text:p>
          </table:table-cell>
          <table:table-cell/>
          <table:table-cell table:style-name="Default" office:value-type="float" office:value="695">
            <text:p>695</text:p>
          </table:table-cell>
          <table:table-cell table:style-name="Default" office:value-type="float" office:value="2402.277">
            <text:p>2402,277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41]=[.E141];&quot;X&quot;;&quot;&quot;)" office:value-type="string" office:string-value="X">
            <text:p>X</text:p>
          </table:table-cell>
          <table:table-cell table:formula="of:=[.I141]-[.I140]" office:value-type="float" office:value="16.9720000000002">
            <text:p>16,972</text:p>
          </table:table-cell>
          <table:table-cell table:formula="of:=[.F141]/[.M141]" office:value-type="float" office:value="72.2366250294594">
            <text:p>72,2366250295</text:p>
          </table:table-cell>
          <table:table-cell table:formula="of:=([.F141]-[.P141])/100*5/3.6" office:value-type="float" office:value="16.9722222222222">
            <text:p>16,9722222222</text:p>
          </table:table-cell>
          <table:table-cell table:formula="of:=HEX2DEC([.C141])" office:value-type="float" office:value="4">
            <text:p>4</text:p>
          </table:table-cell>
          <table:table-cell table:formula="of:=[.P14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d5</text:p>
          </table:table-cell>
          <table:table-cell table:style-name="ce2" office:value-type="string">
            <text:p>04</text:p>
          </table:table-cell>
          <table:table-cell/>
          <table:table-cell table:formula="of:=HEX2DEC([.A142])" office:value-type="float" office:value="170">
            <text:p>170</text:p>
          </table:table-cell>
          <table:table-cell table:formula="of:=256*HEX2DEC([.C142])+HEX2DEC([.B142])" office:value-type="float" office:value="1237">
            <text:p>1237</text:p>
          </table:table-cell>
          <table:table-cell/>
          <table:table-cell table:style-name="Default" office:value-type="float" office:value="700">
            <text:p>700</text:p>
          </table:table-cell>
          <table:table-cell table:style-name="Default" office:value-type="float" office:value="2419.402">
            <text:p>2419,402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42]=[.E142];&quot;X&quot;;&quot;&quot;)" office:value-type="string" office:string-value="X">
            <text:p>X</text:p>
          </table:table-cell>
          <table:table-cell table:formula="of:=[.I142]-[.I141]" office:value-type="float" office:value="17.125">
            <text:p>17,125</text:p>
          </table:table-cell>
          <table:table-cell table:formula="of:=[.F142]/[.M142]" office:value-type="float" office:value="72.2335766423358">
            <text:p>72,2335766423</text:p>
          </table:table-cell>
          <table:table-cell table:formula="of:=([.F142]-[.P142])/100*5/3.6" office:value-type="float" office:value="17.125">
            <text:p>17,125</text:p>
          </table:table-cell>
          <table:table-cell table:formula="of:=HEX2DEC([.C142])" office:value-type="float" office:value="4">
            <text:p>4</text:p>
          </table:table-cell>
          <table:table-cell table:formula="of:=[.P14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d5</text:p>
          </table:table-cell>
          <table:table-cell table:style-name="ce2" office:value-type="string">
            <text:p>04</text:p>
          </table:table-cell>
          <table:table-cell/>
          <table:table-cell table:formula="of:=HEX2DEC([.A143])" office:value-type="float" office:value="170">
            <text:p>170</text:p>
          </table:table-cell>
          <table:table-cell table:formula="of:=256*HEX2DEC([.C143])+HEX2DEC([.B143])" office:value-type="float" office:value="1237">
            <text:p>1237</text:p>
          </table:table-cell>
          <table:table-cell/>
          <table:table-cell table:style-name="Default" office:value-type="float" office:value="705">
            <text:p>705</text:p>
          </table:table-cell>
          <table:table-cell table:style-name="Default" office:value-type="float" office:value="2436.527">
            <text:p>2436,527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43]=[.E143];&quot;X&quot;;&quot;&quot;)" office:value-type="string" office:string-value="X">
            <text:p>X</text:p>
          </table:table-cell>
          <table:table-cell table:formula="of:=[.I143]-[.I142]" office:value-type="float" office:value="17.125">
            <text:p>17,125</text:p>
          </table:table-cell>
          <table:table-cell table:formula="of:=[.F143]/[.M143]" office:value-type="float" office:value="72.2335766423358">
            <text:p>72,2335766423</text:p>
          </table:table-cell>
          <table:table-cell table:formula="of:=([.F143]-[.P143])/100*5/3.6" office:value-type="float" office:value="17.125">
            <text:p>17,125</text:p>
          </table:table-cell>
          <table:table-cell table:formula="of:=HEX2DEC([.C143])" office:value-type="float" office:value="4">
            <text:p>4</text:p>
          </table:table-cell>
          <table:table-cell table:formula="of:=[.P14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e7</text:p>
          </table:table-cell>
          <table:table-cell table:style-name="ce2" office:value-type="string">
            <text:p>04</text:p>
          </table:table-cell>
          <table:table-cell/>
          <table:table-cell table:formula="of:=HEX2DEC([.A144])" office:value-type="float" office:value="169">
            <text:p>169</text:p>
          </table:table-cell>
          <table:table-cell table:formula="of:=256*HEX2DEC([.C144])+HEX2DEC([.B144])" office:value-type="float" office:value="1255">
            <text:p>1255</text:p>
          </table:table-cell>
          <table:table-cell/>
          <table:table-cell table:style-name="Default" office:value-type="float" office:value="710">
            <text:p>710</text:p>
          </table:table-cell>
          <table:table-cell table:style-name="Default" office:value-type="float" office:value="2453.902">
            <text:p>2453,902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44]=[.E144];&quot;X&quot;;&quot;&quot;)" office:value-type="string" office:string-value="X">
            <text:p>X</text:p>
          </table:table-cell>
          <table:table-cell table:formula="of:=[.I144]-[.I143]" office:value-type="float" office:value="17.375">
            <text:p>17,375</text:p>
          </table:table-cell>
          <table:table-cell table:formula="of:=[.F144]/[.M144]" office:value-type="float" office:value="72.2302158273381">
            <text:p>72,2302158273</text:p>
          </table:table-cell>
          <table:table-cell table:formula="of:=([.F144]-[.P144])/100*5/3.6" office:value-type="float" office:value="17.375">
            <text:p>17,375</text:p>
          </table:table-cell>
          <table:table-cell table:formula="of:=HEX2DEC([.C144])" office:value-type="float" office:value="4">
            <text:p>4</text:p>
          </table:table-cell>
          <table:table-cell table:formula="of:=[.P14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8</text:p>
          </table:table-cell>
          <table:table-cell table:style-name="Default" office:value-type="string">
            <text:p>fc</text:p>
          </table:table-cell>
          <table:table-cell table:style-name="ce2" office:value-type="string">
            <text:p>04</text:p>
          </table:table-cell>
          <table:table-cell/>
          <table:table-cell table:formula="of:=HEX2DEC([.A145])" office:value-type="float" office:value="168">
            <text:p>168</text:p>
          </table:table-cell>
          <table:table-cell table:formula="of:=256*HEX2DEC([.C145])+HEX2DEC([.B145])" office:value-type="float" office:value="1276">
            <text:p>1276</text:p>
          </table:table-cell>
          <table:table-cell/>
          <table:table-cell table:style-name="Default" office:value-type="float" office:value="715">
            <text:p>715</text:p>
          </table:table-cell>
          <table:table-cell table:style-name="Default" office:value-type="float" office:value="2471.569">
            <text:p>2471,569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45]=[.E145];&quot;X&quot;;&quot;&quot;)" office:value-type="string" office:string-value="X">
            <text:p>X</text:p>
          </table:table-cell>
          <table:table-cell table:formula="of:=[.I145]-[.I144]" office:value-type="float" office:value="17.6669999999999">
            <text:p>17,667</text:p>
          </table:table-cell>
          <table:table-cell table:formula="of:=[.F145]/[.M145]" office:value-type="float" office:value="72.225052357503">
            <text:p>72,2250523575</text:p>
          </table:table-cell>
          <table:table-cell table:formula="of:=([.F145]-[.P145])/100*5/3.6" office:value-type="float" office:value="17.6666666666667">
            <text:p>17,6666666667</text:p>
          </table:table-cell>
          <table:table-cell table:formula="of:=HEX2DEC([.C145])" office:value-type="float" office:value="4">
            <text:p>4</text:p>
          </table:table-cell>
          <table:table-cell table:formula="of:=[.P14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3b</text:p>
          </table:table-cell>
          <table:table-cell table:style-name="ce2" office:value-type="string">
            <text:p>05</text:p>
          </table:table-cell>
          <table:table-cell/>
          <table:table-cell table:formula="of:=HEX2DEC([.A146])" office:value-type="float" office:value="169">
            <text:p>169</text:p>
          </table:table-cell>
          <table:table-cell table:formula="of:=256*HEX2DEC([.C146])+HEX2DEC([.B146])" office:value-type="float" office:value="1339">
            <text:p>1339</text:p>
          </table:table-cell>
          <table:table-cell/>
          <table:table-cell table:style-name="Default" office:value-type="float" office:value="720">
            <text:p>720</text:p>
          </table:table-cell>
          <table:table-cell table:style-name="Default" office:value-type="float" office:value="2490.097">
            <text:p>2490,097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46]=[.E146];&quot;X&quot;;&quot;&quot;)" office:value-type="string" office:string-value="X">
            <text:p>X</text:p>
          </table:table-cell>
          <table:table-cell table:formula="of:=[.I146]-[.I145]" office:value-type="float" office:value="18.5280000000002">
            <text:p>18,528</text:p>
          </table:table-cell>
          <table:table-cell table:formula="of:=[.F146]/[.M146]" office:value-type="float" office:value="72.2689982728833">
            <text:p>72,2689982729</text:p>
          </table:table-cell>
          <table:table-cell table:formula="of:=([.F146]-[.P146])/100*5/3.6" office:value-type="float" office:value="18.5277777777778">
            <text:p>18,5277777778</text:p>
          </table:table-cell>
          <table:table-cell table:formula="of:=HEX2DEC([.C146])" office:value-type="float" office:value="5">
            <text:p>5</text:p>
          </table:table-cell>
          <table:table-cell table:formula="of:=[.P14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05</text:p>
          </table:table-cell>
          <table:table-cell/>
          <table:table-cell table:formula="of:=HEX2DEC([.A147])" office:value-type="float" office:value="171">
            <text:p>171</text:p>
          </table:table-cell>
          <table:table-cell table:formula="of:=256*HEX2DEC([.C147])+HEX2DEC([.B147])" office:value-type="float" office:value="1317">
            <text:p>1317</text:p>
          </table:table-cell>
          <table:table-cell/>
          <table:table-cell table:style-name="Default" office:value-type="float" office:value="725">
            <text:p>725</text:p>
          </table:table-cell>
          <table:table-cell table:style-name="Default" office:value-type="float" office:value="2508.319">
            <text:p>2508,319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47]=[.E147];&quot;X&quot;;&quot;&quot;)" office:value-type="string" office:string-value="X">
            <text:p>X</text:p>
          </table:table-cell>
          <table:table-cell table:formula="of:=[.I147]-[.I146]" office:value-type="float" office:value="18.2219999999998">
            <text:p>18,222</text:p>
          </table:table-cell>
          <table:table-cell table:formula="of:=[.F147]/[.M147]" office:value-type="float" office:value="72.2752716496553">
            <text:p>72,2752716497</text:p>
          </table:table-cell>
          <table:table-cell table:formula="of:=([.F147]-[.P147])/100*5/3.6" office:value-type="float" office:value="18.2222222222222">
            <text:p>18,2222222222</text:p>
          </table:table-cell>
          <table:table-cell table:formula="of:=HEX2DEC([.C147])" office:value-type="float" office:value="5">
            <text:p>5</text:p>
          </table:table-cell>
          <table:table-cell table:formula="of:=[.P14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05</text:p>
          </table:table-cell>
          <table:table-cell/>
          <table:table-cell table:formula="of:=HEX2DEC([.A148])" office:value-type="float" office:value="171">
            <text:p>171</text:p>
          </table:table-cell>
          <table:table-cell table:formula="of:=256*HEX2DEC([.C148])+HEX2DEC([.B148])" office:value-type="float" office:value="1301">
            <text:p>1301</text:p>
          </table:table-cell>
          <table:table-cell/>
          <table:table-cell table:style-name="Default" office:value-type="float" office:value="730">
            <text:p>730</text:p>
          </table:table-cell>
          <table:table-cell table:style-name="Default" office:value-type="float" office:value="2526.319">
            <text:p>2526,319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48]=[.E148];&quot;X&quot;;&quot;&quot;)" office:value-type="string" office:string-value="X">
            <text:p>X</text:p>
          </table:table-cell>
          <table:table-cell table:formula="of:=[.I148]-[.I147]" office:value-type="float" office:value="18">
            <text:p>18</text:p>
          </table:table-cell>
          <table:table-cell table:formula="of:=[.F148]/[.M148]" office:value-type="float" office:value="72.2777777777778">
            <text:p>72,2777777778</text:p>
          </table:table-cell>
          <table:table-cell table:formula="of:=([.F148]-[.P148])/100*5/3.6" office:value-type="float" office:value="18">
            <text:p>18</text:p>
          </table:table-cell>
          <table:table-cell table:formula="of:=HEX2DEC([.C148])" office:value-type="float" office:value="5">
            <text:p>5</text:p>
          </table:table-cell>
          <table:table-cell table:formula="of:=[.P14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2f</text:p>
          </table:table-cell>
          <table:table-cell table:style-name="ce2" office:value-type="string">
            <text:p>05</text:p>
          </table:table-cell>
          <table:table-cell/>
          <table:table-cell table:formula="of:=HEX2DEC([.A149])" office:value-type="float" office:value="171">
            <text:p>171</text:p>
          </table:table-cell>
          <table:table-cell table:formula="of:=256*HEX2DEC([.C149])+HEX2DEC([.B149])" office:value-type="float" office:value="1327">
            <text:p>1327</text:p>
          </table:table-cell>
          <table:table-cell/>
          <table:table-cell table:style-name="Default" office:value-type="float" office:value="735">
            <text:p>735</text:p>
          </table:table-cell>
          <table:table-cell table:style-name="Default" office:value-type="float" office:value="2544.68">
            <text:p>2544,68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49]=[.E149];&quot;X&quot;;&quot;&quot;)" office:value-type="string" office:string-value="X">
            <text:p>X</text:p>
          </table:table-cell>
          <table:table-cell table:formula="of:=[.I149]-[.I148]" office:value-type="float" office:value="18.3609999999999">
            <text:p>18,361</text:p>
          </table:table-cell>
          <table:table-cell table:formula="of:=[.F149]/[.M149]" office:value-type="float" office:value="72.2727520287571">
            <text:p>72,2727520288</text:p>
          </table:table-cell>
          <table:table-cell table:formula="of:=([.F149]-[.P149])/100*5/3.6" office:value-type="float" office:value="18.3611111111111">
            <text:p>18,3611111111</text:p>
          </table:table-cell>
          <table:table-cell table:formula="of:=HEX2DEC([.C149])" office:value-type="float" office:value="5">
            <text:p>5</text:p>
          </table:table-cell>
          <table:table-cell table:formula="of:=[.P14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05</text:p>
          </table:table-cell>
          <table:table-cell/>
          <table:table-cell table:formula="of:=HEX2DEC([.A150])" office:value-type="float" office:value="171">
            <text:p>171</text:p>
          </table:table-cell>
          <table:table-cell table:formula="of:=256*HEX2DEC([.C150])+HEX2DEC([.B150])" office:value-type="float" office:value="1380">
            <text:p>1380</text:p>
          </table:table-cell>
          <table:table-cell/>
          <table:table-cell table:style-name="Default" office:value-type="float" office:value="740">
            <text:p>740</text:p>
          </table:table-cell>
          <table:table-cell table:style-name="Default" office:value-type="float" office:value="2563.777">
            <text:p>2563,777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50]=[.E150];&quot;X&quot;;&quot;&quot;)" office:value-type="string" office:string-value="X">
            <text:p>X</text:p>
          </table:table-cell>
          <table:table-cell table:formula="of:=[.I150]-[.I149]" office:value-type="float" office:value="19.0970000000002">
            <text:p>19,097</text:p>
          </table:table-cell>
          <table:table-cell table:formula="of:=[.F150]/[.M150]" office:value-type="float" office:value="72.2626590563955">
            <text:p>72,2626590564</text:p>
          </table:table-cell>
          <table:table-cell table:formula="of:=([.F150]-[.P150])/100*5/3.6" office:value-type="float" office:value="19.0972222222222">
            <text:p>19,0972222222</text:p>
          </table:table-cell>
          <table:table-cell table:formula="of:=HEX2DEC([.C150])" office:value-type="float" office:value="5">
            <text:p>5</text:p>
          </table:table-cell>
          <table:table-cell table:formula="of:=[.P15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5b</text:p>
          </table:table-cell>
          <table:table-cell table:style-name="ce2" office:value-type="string">
            <text:p>05</text:p>
          </table:table-cell>
          <table:table-cell/>
          <table:table-cell table:formula="of:=HEX2DEC([.A151])" office:value-type="float" office:value="170">
            <text:p>170</text:p>
          </table:table-cell>
          <table:table-cell table:formula="of:=256*HEX2DEC([.C151])+HEX2DEC([.B151])" office:value-type="float" office:value="1371">
            <text:p>1371</text:p>
          </table:table-cell>
          <table:table-cell/>
          <table:table-cell table:style-name="Default" office:value-type="float" office:value="745">
            <text:p>745</text:p>
          </table:table-cell>
          <table:table-cell table:style-name="Default" office:value-type="float" office:value="2582.75">
            <text:p>2582,75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51]=[.E151];&quot;X&quot;;&quot;&quot;)" office:value-type="string" office:string-value="X">
            <text:p>X</text:p>
          </table:table-cell>
          <table:table-cell table:formula="of:=[.I151]-[.I150]" office:value-type="float" office:value="18.973">
            <text:p>18,973</text:p>
          </table:table-cell>
          <table:table-cell table:formula="of:=[.F151]/[.M151]" office:value-type="float" office:value="72.2605808253836">
            <text:p>72,2605808254</text:p>
          </table:table-cell>
          <table:table-cell table:formula="of:=([.F151]-[.P151])/100*5/3.6" office:value-type="float" office:value="18.9722222222222">
            <text:p>18,9722222222</text:p>
          </table:table-cell>
          <table:table-cell table:formula="of:=HEX2DEC([.C151])" office:value-type="float" office:value="5">
            <text:p>5</text:p>
          </table:table-cell>
          <table:table-cell table:formula="of:=[.P15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34</text:p>
          </table:table-cell>
          <table:table-cell table:style-name="ce2" office:value-type="string">
            <text:p>05</text:p>
          </table:table-cell>
          <table:table-cell/>
          <table:table-cell table:formula="of:=HEX2DEC([.A152])" office:value-type="float" office:value="173">
            <text:p>173</text:p>
          </table:table-cell>
          <table:table-cell table:formula="of:=256*HEX2DEC([.C152])+HEX2DEC([.B152])" office:value-type="float" office:value="1332">
            <text:p>1332</text:p>
          </table:table-cell>
          <table:table-cell/>
          <table:table-cell table:style-name="Default" office:value-type="float" office:value="750">
            <text:p>750</text:p>
          </table:table-cell>
          <table:table-cell table:style-name="Default" office:value-type="float" office:value="2601.18">
            <text:p>2601,18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52]=[.E152];&quot;X&quot;;&quot;&quot;)" office:value-type="string" office:string-value="X">
            <text:p>X</text:p>
          </table:table-cell>
          <table:table-cell table:formula="of:=[.I152]-[.I151]" office:value-type="float" office:value="18.4299999999998">
            <text:p>18,43</text:p>
          </table:table-cell>
          <table:table-cell table:formula="of:=[.F152]/[.M152]" office:value-type="float" office:value="72.273467173088">
            <text:p>72,2734671731</text:p>
          </table:table-cell>
          <table:table-cell table:formula="of:=([.F152]-[.P152])/100*5/3.6" office:value-type="float" office:value="18.4305555555556">
            <text:p>18,4305555556</text:p>
          </table:table-cell>
          <table:table-cell table:formula="of:=HEX2DEC([.C152])" office:value-type="float" office:value="5">
            <text:p>5</text:p>
          </table:table-cell>
          <table:table-cell table:formula="of:=[.P15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05</text:p>
          </table:table-cell>
          <table:table-cell/>
          <table:table-cell table:formula="of:=HEX2DEC([.A153])" office:value-type="float" office:value="173">
            <text:p>173</text:p>
          </table:table-cell>
          <table:table-cell table:formula="of:=256*HEX2DEC([.C153])+HEX2DEC([.B153])" office:value-type="float" office:value="1320">
            <text:p>1320</text:p>
          </table:table-cell>
          <table:table-cell/>
          <table:table-cell table:style-name="Default" office:value-type="float" office:value="755">
            <text:p>755</text:p>
          </table:table-cell>
          <table:table-cell table:style-name="Default" office:value-type="float" office:value="2619.444">
            <text:p>2619,444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53]=[.E153];&quot;X&quot;;&quot;&quot;)" office:value-type="string" office:string-value="X">
            <text:p>X</text:p>
          </table:table-cell>
          <table:table-cell table:formula="of:=[.I153]-[.I152]" office:value-type="float" office:value="18.2640000000001">
            <text:p>18,264</text:p>
          </table:table-cell>
          <table:table-cell table:formula="of:=[.F153]/[.M153]" office:value-type="float" office:value="72.2733245729299">
            <text:p>72,2733245729</text:p>
          </table:table-cell>
          <table:table-cell table:formula="of:=([.F153]-[.P153])/100*5/3.6" office:value-type="float" office:value="18.2638888888889">
            <text:p>18,2638888889</text:p>
          </table:table-cell>
          <table:table-cell table:formula="of:=HEX2DEC([.C153])" office:value-type="float" office:value="5">
            <text:p>5</text:p>
          </table:table-cell>
          <table:table-cell table:formula="of:=[.P15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2e</text:p>
          </table:table-cell>
          <table:table-cell table:style-name="ce2" office:value-type="string">
            <text:p>05</text:p>
          </table:table-cell>
          <table:table-cell/>
          <table:table-cell table:formula="of:=HEX2DEC([.A154])" office:value-type="float" office:value="172">
            <text:p>172</text:p>
          </table:table-cell>
          <table:table-cell table:formula="of:=256*HEX2DEC([.C154])+HEX2DEC([.B154])" office:value-type="float" office:value="1326">
            <text:p>1326</text:p>
          </table:table-cell>
          <table:table-cell/>
          <table:table-cell table:style-name="Default" office:value-type="float" office:value="760">
            <text:p>760</text:p>
          </table:table-cell>
          <table:table-cell table:style-name="Default" office:value-type="float" office:value="2637.791">
            <text:p>2637,791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54]=[.E154];&quot;X&quot;;&quot;&quot;)" office:value-type="string" office:string-value="X">
            <text:p>X</text:p>
          </table:table-cell>
          <table:table-cell table:formula="of:=[.I154]-[.I153]" office:value-type="float" office:value="18.3470000000002">
            <text:p>18,347</text:p>
          </table:table-cell>
          <table:table-cell table:formula="of:=[.F154]/[.M154]" office:value-type="float" office:value="72.2733961955625">
            <text:p>72,2733961956</text:p>
          </table:table-cell>
          <table:table-cell table:formula="of:=([.F154]-[.P154])/100*5/3.6" office:value-type="float" office:value="18.3472222222222">
            <text:p>18,3472222222</text:p>
          </table:table-cell>
          <table:table-cell table:formula="of:=HEX2DEC([.C154])" office:value-type="float" office:value="5">
            <text:p>5</text:p>
          </table:table-cell>
          <table:table-cell table:formula="of:=[.P15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05</text:p>
          </table:table-cell>
          <table:table-cell/>
          <table:table-cell table:formula="of:=HEX2DEC([.A155])" office:value-type="float" office:value="171">
            <text:p>171</text:p>
          </table:table-cell>
          <table:table-cell table:formula="of:=256*HEX2DEC([.C155])+HEX2DEC([.B155])" office:value-type="float" office:value="1331">
            <text:p>1331</text:p>
          </table:table-cell>
          <table:table-cell/>
          <table:table-cell table:style-name="Default" office:value-type="float" office:value="765">
            <text:p>765</text:p>
          </table:table-cell>
          <table:table-cell table:style-name="Default" office:value-type="float" office:value="2656.208">
            <text:p>2656,208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55]=[.E155];&quot;X&quot;;&quot;&quot;)" office:value-type="string" office:string-value="X">
            <text:p>X</text:p>
          </table:table-cell>
          <table:table-cell table:formula="of:=[.I155]-[.I154]" office:value-type="float" office:value="18.4169999999999">
            <text:p>18,417</text:p>
          </table:table-cell>
          <table:table-cell table:formula="of:=[.F155]/[.M155]" office:value-type="float" office:value="72.2701851550201">
            <text:p>72,270185155</text:p>
          </table:table-cell>
          <table:table-cell table:formula="of:=([.F155]-[.P155])/100*5/3.6" office:value-type="float" office:value="18.4166666666667">
            <text:p>18,4166666667</text:p>
          </table:table-cell>
          <table:table-cell table:formula="of:=HEX2DEC([.C155])" office:value-type="float" office:value="5">
            <text:p>5</text:p>
          </table:table-cell>
          <table:table-cell table:formula="of:=[.P15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05</text:p>
          </table:table-cell>
          <table:table-cell/>
          <table:table-cell table:formula="of:=HEX2DEC([.A156])" office:value-type="float" office:value="170">
            <text:p>170</text:p>
          </table:table-cell>
          <table:table-cell table:formula="of:=256*HEX2DEC([.C156])+HEX2DEC([.B156])" office:value-type="float" office:value="1300">
            <text:p>1300</text:p>
          </table:table-cell>
          <table:table-cell/>
          <table:table-cell table:style-name="Default" office:value-type="float" office:value="770">
            <text:p>770</text:p>
          </table:table-cell>
          <table:table-cell table:style-name="Default" office:value-type="float" office:value="2674.194">
            <text:p>2674,194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56]=[.E156];&quot;X&quot;;&quot;&quot;)" office:value-type="string" office:string-value="X">
            <text:p>X</text:p>
          </table:table-cell>
          <table:table-cell table:formula="of:=[.I156]-[.I155]" office:value-type="float" office:value="17.9859999999999">
            <text:p>17,986</text:p>
          </table:table-cell>
          <table:table-cell table:formula="of:=[.F156]/[.M156]" office:value-type="float" office:value="72.2784387857227">
            <text:p>72,2784387857</text:p>
          </table:table-cell>
          <table:table-cell table:formula="of:=([.F156]-[.P156])/100*5/3.6" office:value-type="float" office:value="17.9861111111111">
            <text:p>17,9861111111</text:p>
          </table:table-cell>
          <table:table-cell table:formula="of:=HEX2DEC([.C156])" office:value-type="float" office:value="5">
            <text:p>5</text:p>
          </table:table-cell>
          <table:table-cell table:formula="of:=[.P15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9</text:p>
          </table:table-cell>
          <table:table-cell table:style-name="Default" office:value-type="string">
            <text:p>ff</text:p>
          </table:table-cell>
          <table:table-cell table:style-name="ce2" office:value-type="string">
            <text:p>04</text:p>
          </table:table-cell>
          <table:table-cell/>
          <table:table-cell table:formula="of:=HEX2DEC([.A157])" office:value-type="float" office:value="169">
            <text:p>169</text:p>
          </table:table-cell>
          <table:table-cell table:formula="of:=256*HEX2DEC([.C157])+HEX2DEC([.B157])" office:value-type="float" office:value="1279">
            <text:p>1279</text:p>
          </table:table-cell>
          <table:table-cell/>
          <table:table-cell table:style-name="Default" office:value-type="float" office:value="775">
            <text:p>775</text:p>
          </table:table-cell>
          <table:table-cell table:style-name="Default" office:value-type="float" office:value="2691.902">
            <text:p>2691,902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57]=[.E157];&quot;X&quot;;&quot;&quot;)" office:value-type="string" office:string-value="X">
            <text:p>X</text:p>
          </table:table-cell>
          <table:table-cell table:formula="of:=[.I157]-[.I156]" office:value-type="float" office:value="17.7080000000001">
            <text:p>17,708</text:p>
          </table:table-cell>
          <table:table-cell table:formula="of:=[.F157]/[.M157]" office:value-type="float" office:value="72.2272419245535">
            <text:p>72,2272419246</text:p>
          </table:table-cell>
          <table:table-cell table:formula="of:=([.F157]-[.P157])/100*5/3.6" office:value-type="float" office:value="17.7083333333333">
            <text:p>17,7083333333</text:p>
          </table:table-cell>
          <table:table-cell table:formula="of:=HEX2DEC([.C157])" office:value-type="float" office:value="4">
            <text:p>4</text:p>
          </table:table-cell>
          <table:table-cell table:formula="of:=[.P15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05</text:p>
          </table:table-cell>
          <table:table-cell/>
          <table:table-cell table:formula="of:=HEX2DEC([.A158])" office:value-type="float" office:value="168">
            <text:p>168</text:p>
          </table:table-cell>
          <table:table-cell table:formula="of:=256*HEX2DEC([.C158])+HEX2DEC([.B158])" office:value-type="float" office:value="1303">
            <text:p>1303</text:p>
          </table:table-cell>
          <table:table-cell/>
          <table:table-cell table:style-name="Default" office:value-type="float" office:value="780">
            <text:p>780</text:p>
          </table:table-cell>
          <table:table-cell table:style-name="Default" office:value-type="float" office:value="2709.93">
            <text:p>2709,93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58]=[.E158];&quot;X&quot;;&quot;&quot;)" office:value-type="string" office:string-value="X">
            <text:p>X</text:p>
          </table:table-cell>
          <table:table-cell table:formula="of:=[.I158]-[.I157]" office:value-type="float" office:value="18.0279999999998">
            <text:p>18,028</text:p>
          </table:table-cell>
          <table:table-cell table:formula="of:=[.F158]/[.M158]" office:value-type="float" office:value="72.2764588418025">
            <text:p>72,2764588418</text:p>
          </table:table-cell>
          <table:table-cell table:formula="of:=([.F158]-[.P158])/100*5/3.6" office:value-type="float" office:value="18.0277777777778">
            <text:p>18,0277777778</text:p>
          </table:table-cell>
          <table:table-cell table:formula="of:=HEX2DEC([.C158])" office:value-type="float" office:value="5">
            <text:p>5</text:p>
          </table:table-cell>
          <table:table-cell table:formula="of:=[.P15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ce2" office:value-type="string">
            <text:p>39</text:p>
          </table:table-cell>
          <table:table-cell table:style-name="ce2" office:value-type="string">
            <text:p>05</text:p>
          </table:table-cell>
          <table:table-cell/>
          <table:table-cell table:formula="of:=HEX2DEC([.A159])" office:value-type="float" office:value="169">
            <text:p>169</text:p>
          </table:table-cell>
          <table:table-cell table:formula="of:=256*HEX2DEC([.C159])+HEX2DEC([.B159])" office:value-type="float" office:value="1337">
            <text:p>1337</text:p>
          </table:table-cell>
          <table:table-cell/>
          <table:table-cell table:style-name="Default" office:value-type="float" office:value="785">
            <text:p>785</text:p>
          </table:table-cell>
          <table:table-cell table:style-name="Default" office:value-type="float" office:value="2728.43">
            <text:p>2728,43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59]=[.E159];&quot;X&quot;;&quot;&quot;)" office:value-type="string" office:string-value="X">
            <text:p>X</text:p>
          </table:table-cell>
          <table:table-cell table:formula="of:=[.I159]-[.I158]" office:value-type="float" office:value="18.5">
            <text:p>18,5</text:p>
          </table:table-cell>
          <table:table-cell table:formula="of:=[.F159]/[.M159]" office:value-type="float" office:value="72.2702702702703">
            <text:p>72,2702702703</text:p>
          </table:table-cell>
          <table:table-cell table:formula="of:=([.F159]-[.P159])/100*5/3.6" office:value-type="float" office:value="18.5">
            <text:p>18,5</text:p>
          </table:table-cell>
          <table:table-cell table:formula="of:=HEX2DEC([.C159])" office:value-type="float" office:value="5">
            <text:p>5</text:p>
          </table:table-cell>
          <table:table-cell table:formula="of:=[.P15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05</text:p>
          </table:table-cell>
          <table:table-cell/>
          <table:table-cell table:formula="of:=HEX2DEC([.A160])" office:value-type="float" office:value="170">
            <text:p>170</text:p>
          </table:table-cell>
          <table:table-cell table:formula="of:=256*HEX2DEC([.C160])+HEX2DEC([.B160])" office:value-type="float" office:value="1336">
            <text:p>1336</text:p>
          </table:table-cell>
          <table:table-cell/>
          <table:table-cell table:style-name="Default" office:value-type="float" office:value="790">
            <text:p>790</text:p>
          </table:table-cell>
          <table:table-cell table:style-name="Default" office:value-type="float" office:value="2746.916">
            <text:p>2746,916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60]=[.E160];&quot;X&quot;;&quot;&quot;)" office:value-type="string" office:string-value="X">
            <text:p>X</text:p>
          </table:table-cell>
          <table:table-cell table:formula="of:=[.I160]-[.I159]" office:value-type="float" office:value="18.4860000000003">
            <text:p>18,486</text:p>
          </table:table-cell>
          <table:table-cell table:formula="of:=[.F160]/[.M160]" office:value-type="float" office:value="72.2709077139444">
            <text:p>72,2709077139</text:p>
          </table:table-cell>
          <table:table-cell table:formula="of:=([.F160]-[.P160])/100*5/3.6" office:value-type="float" office:value="18.4861111111111">
            <text:p>18,4861111111</text:p>
          </table:table-cell>
          <table:table-cell table:formula="of:=HEX2DEC([.C160])" office:value-type="float" office:value="5">
            <text:p>5</text:p>
          </table:table-cell>
          <table:table-cell table:formula="of:=[.P16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05</text:p>
          </table:table-cell>
          <table:table-cell/>
          <table:table-cell table:formula="of:=HEX2DEC([.A161])" office:value-type="float" office:value="171">
            <text:p>171</text:p>
          </table:table-cell>
          <table:table-cell table:formula="of:=256*HEX2DEC([.C161])+HEX2DEC([.B161])" office:value-type="float" office:value="1330">
            <text:p>1330</text:p>
          </table:table-cell>
          <table:table-cell/>
          <table:table-cell table:style-name="Default" office:value-type="float" office:value="795">
            <text:p>795</text:p>
          </table:table-cell>
          <table:table-cell table:style-name="Default" office:value-type="float" office:value="2765.319">
            <text:p>2765,319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61]=[.E161];&quot;X&quot;;&quot;&quot;)" office:value-type="string" office:string-value="X">
            <text:p>X</text:p>
          </table:table-cell>
          <table:table-cell table:formula="of:=[.I161]-[.I160]" office:value-type="float" office:value="18.4029999999998">
            <text:p>18,403</text:p>
          </table:table-cell>
          <table:table-cell table:formula="of:=[.F161]/[.M161]" office:value-type="float" office:value="72.2708254089015">
            <text:p>72,2708254089</text:p>
          </table:table-cell>
          <table:table-cell table:formula="of:=([.F161]-[.P161])/100*5/3.6" office:value-type="float" office:value="18.4027777777778">
            <text:p>18,4027777778</text:p>
          </table:table-cell>
          <table:table-cell table:formula="of:=HEX2DEC([.C161])" office:value-type="float" office:value="5">
            <text:p>5</text:p>
          </table:table-cell>
          <table:table-cell table:formula="of:=[.P16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05</text:p>
          </table:table-cell>
          <table:table-cell/>
          <table:table-cell table:formula="of:=HEX2DEC([.A162])" office:value-type="float" office:value="173">
            <text:p>173</text:p>
          </table:table-cell>
          <table:table-cell table:formula="of:=256*HEX2DEC([.C162])+HEX2DEC([.B162])" office:value-type="float" office:value="1304">
            <text:p>1304</text:p>
          </table:table-cell>
          <table:table-cell/>
          <table:table-cell table:style-name="Default" office:value-type="float" office:value="800">
            <text:p>800</text:p>
          </table:table-cell>
          <table:table-cell table:style-name="Default" office:value-type="float" office:value="2783.361">
            <text:p>2783,361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62]=[.E162];&quot;X&quot;;&quot;&quot;)" office:value-type="string" office:string-value="X">
            <text:p>X</text:p>
          </table:table-cell>
          <table:table-cell table:formula="of:=[.I162]-[.I161]" office:value-type="float" office:value="18.0419999999999">
            <text:p>18,042</text:p>
          </table:table-cell>
          <table:table-cell table:formula="of:=[.F162]/[.M162]" office:value-type="float" office:value="72.2758009089905">
            <text:p>72,275800909</text:p>
          </table:table-cell>
          <table:table-cell table:formula="of:=([.F162]-[.P162])/100*5/3.6" office:value-type="float" office:value="18.0416666666667">
            <text:p>18,0416666667</text:p>
          </table:table-cell>
          <table:table-cell table:formula="of:=HEX2DEC([.C162])" office:value-type="float" office:value="5">
            <text:p>5</text:p>
          </table:table-cell>
          <table:table-cell table:formula="of:=[.P16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f8</text:p>
          </table:table-cell>
          <table:table-cell table:style-name="ce2" office:value-type="string">
            <text:p>04</text:p>
          </table:table-cell>
          <table:table-cell/>
          <table:table-cell table:formula="of:=HEX2DEC([.A163])" office:value-type="float" office:value="176">
            <text:p>176</text:p>
          </table:table-cell>
          <table:table-cell table:formula="of:=256*HEX2DEC([.C163])+HEX2DEC([.B163])" office:value-type="float" office:value="1272">
            <text:p>1272</text:p>
          </table:table-cell>
          <table:table-cell/>
          <table:table-cell table:style-name="Default" office:value-type="float" office:value="805">
            <text:p>805</text:p>
          </table:table-cell>
          <table:table-cell table:style-name="Default" office:value-type="float" office:value="2800.972">
            <text:p>2800,972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163]=[.E163];&quot;X&quot;;&quot;&quot;)" office:value-type="string" office:string-value="X">
            <text:p>X</text:p>
          </table:table-cell>
          <table:table-cell table:formula="of:=[.I163]-[.I162]" office:value-type="float" office:value="17.6110000000003">
            <text:p>17,611</text:p>
          </table:table-cell>
          <table:table-cell table:formula="of:=[.F163]/[.M163]" office:value-type="float" office:value="72.2275850320809">
            <text:p>72,2275850321</text:p>
          </table:table-cell>
          <table:table-cell table:formula="of:=([.F163]-[.P163])/100*5/3.6" office:value-type="float" office:value="17.6111111111111">
            <text:p>17,6111111111</text:p>
          </table:table-cell>
          <table:table-cell table:formula="of:=HEX2DEC([.C163])" office:value-type="float" office:value="4">
            <text:p>4</text:p>
          </table:table-cell>
          <table:table-cell table:formula="of:=[.P16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fb</text:p>
          </table:table-cell>
          <table:table-cell table:style-name="ce2" office:value-type="string">
            <text:p>04</text:p>
          </table:table-cell>
          <table:table-cell/>
          <table:table-cell table:formula="of:=HEX2DEC([.A164])" office:value-type="float" office:value="175">
            <text:p>175</text:p>
          </table:table-cell>
          <table:table-cell table:formula="of:=256*HEX2DEC([.C164])+HEX2DEC([.B164])" office:value-type="float" office:value="1275">
            <text:p>1275</text:p>
          </table:table-cell>
          <table:table-cell/>
          <table:table-cell table:style-name="Default" office:value-type="float" office:value="810">
            <text:p>810</text:p>
          </table:table-cell>
          <table:table-cell table:style-name="Default" office:value-type="float" office:value="2818.625">
            <text:p>2818,625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164]=[.E164];&quot;X&quot;;&quot;&quot;)" office:value-type="string" office:string-value="X">
            <text:p>X</text:p>
          </table:table-cell>
          <table:table-cell table:formula="of:=[.I164]-[.I163]" office:value-type="float" office:value="17.6529999999998">
            <text:p>17,653</text:p>
          </table:table-cell>
          <table:table-cell table:formula="of:=[.F164]/[.M164]" office:value-type="float" office:value="72.2256840197142">
            <text:p>72,2256840197</text:p>
          </table:table-cell>
          <table:table-cell table:formula="of:=([.F164]-[.P164])/100*5/3.6" office:value-type="float" office:value="17.6527777777778">
            <text:p>17,6527777778</text:p>
          </table:table-cell>
          <table:table-cell table:formula="of:=HEX2DEC([.C164])" office:value-type="float" office:value="4">
            <text:p>4</text:p>
          </table:table-cell>
          <table:table-cell table:formula="of:=[.P16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f3</text:p>
          </table:table-cell>
          <table:table-cell table:style-name="ce2" office:value-type="string">
            <text:p>04</text:p>
          </table:table-cell>
          <table:table-cell/>
          <table:table-cell table:formula="of:=HEX2DEC([.A165])" office:value-type="float" office:value="177">
            <text:p>177</text:p>
          </table:table-cell>
          <table:table-cell table:formula="of:=256*HEX2DEC([.C165])+HEX2DEC([.B165])" office:value-type="float" office:value="1267">
            <text:p>1267</text:p>
          </table:table-cell>
          <table:table-cell/>
          <table:table-cell table:style-name="Default" office:value-type="float" office:value="815">
            <text:p>815</text:p>
          </table:table-cell>
          <table:table-cell table:style-name="Default" office:value-type="float" office:value="2836.167">
            <text:p>2836,167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165]=[.E165];&quot;X&quot;;&quot;&quot;)" office:value-type="string" office:string-value="X">
            <text:p>X</text:p>
          </table:table-cell>
          <table:table-cell table:formula="of:=[.I165]-[.I164]" office:value-type="float" office:value="17.5419999999999">
            <text:p>17,542</text:p>
          </table:table-cell>
          <table:table-cell table:formula="of:=[.F165]/[.M165]" office:value-type="float" office:value="72.2266560255391">
            <text:p>72,2266560255</text:p>
          </table:table-cell>
          <table:table-cell table:formula="of:=([.F165]-[.P165])/100*5/3.6" office:value-type="float" office:value="17.5416666666667">
            <text:p>17,5416666667</text:p>
          </table:table-cell>
          <table:table-cell table:formula="of:=HEX2DEC([.C165])" office:value-type="float" office:value="4">
            <text:p>4</text:p>
          </table:table-cell>
          <table:table-cell table:formula="of:=[.P16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e8</text:p>
          </table:table-cell>
          <table:table-cell table:style-name="ce2" office:value-type="string">
            <text:p>04</text:p>
          </table:table-cell>
          <table:table-cell/>
          <table:table-cell table:formula="of:=HEX2DEC([.A166])" office:value-type="float" office:value="176">
            <text:p>176</text:p>
          </table:table-cell>
          <table:table-cell table:formula="of:=256*HEX2DEC([.C166])+HEX2DEC([.B166])" office:value-type="float" office:value="1256">
            <text:p>1256</text:p>
          </table:table-cell>
          <table:table-cell/>
          <table:table-cell table:style-name="Default" office:value-type="float" office:value="820">
            <text:p>820</text:p>
          </table:table-cell>
          <table:table-cell table:style-name="Default" office:value-type="float" office:value="2853.555">
            <text:p>2853,555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166]=[.E166];&quot;X&quot;;&quot;&quot;)" office:value-type="string" office:string-value="X">
            <text:p>X</text:p>
          </table:table-cell>
          <table:table-cell table:formula="of:=[.I166]-[.I165]" office:value-type="float" office:value="17.3879999999999">
            <text:p>17,388</text:p>
          </table:table-cell>
          <table:table-cell table:formula="of:=[.F166]/[.M166]" office:value-type="float" office:value="72.2337244076378">
            <text:p>72,2337244076</text:p>
          </table:table-cell>
          <table:table-cell table:formula="of:=([.F166]-[.P166])/100*5/3.6" office:value-type="float" office:value="17.3888888888889">
            <text:p>17,3888888889</text:p>
          </table:table-cell>
          <table:table-cell table:formula="of:=HEX2DEC([.C166])" office:value-type="float" office:value="4">
            <text:p>4</text:p>
          </table:table-cell>
          <table:table-cell table:formula="of:=[.P16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4</text:p>
          </table:table-cell>
          <table:table-cell/>
          <table:table-cell table:formula="of:=HEX2DEC([.A167])" office:value-type="float" office:value="176">
            <text:p>176</text:p>
          </table:table-cell>
          <table:table-cell table:formula="of:=256*HEX2DEC([.C167])+HEX2DEC([.B167])" office:value-type="float" office:value="1234">
            <text:p>1234</text:p>
          </table:table-cell>
          <table:table-cell/>
          <table:table-cell table:style-name="Default" office:value-type="float" office:value="825">
            <text:p>825</text:p>
          </table:table-cell>
          <table:table-cell table:style-name="Default" office:value-type="float" office:value="2870.639">
            <text:p>2870,63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167]=[.E167];&quot;X&quot;;&quot;&quot;)" office:value-type="string" office:string-value="X">
            <text:p>X</text:p>
          </table:table-cell>
          <table:table-cell table:formula="of:=[.I167]-[.I166]" office:value-type="float" office:value="17.0840000000003">
            <text:p>17,084</text:p>
          </table:table-cell>
          <table:table-cell table:formula="of:=[.F167]/[.M167]" office:value-type="float" office:value="72.2313275579477">
            <text:p>72,2313275579</text:p>
          </table:table-cell>
          <table:table-cell table:formula="of:=([.F167]-[.P167])/100*5/3.6" office:value-type="float" office:value="17.0833333333333">
            <text:p>17,0833333333</text:p>
          </table:table-cell>
          <table:table-cell table:formula="of:=HEX2DEC([.C167])" office:value-type="float" office:value="4">
            <text:p>4</text:p>
          </table:table-cell>
          <table:table-cell table:formula="of:=[.P16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cb</text:p>
          </table:table-cell>
          <table:table-cell table:style-name="ce2" office:value-type="string">
            <text:p>04</text:p>
          </table:table-cell>
          <table:table-cell/>
          <table:table-cell table:formula="of:=HEX2DEC([.A168])" office:value-type="float" office:value="177">
            <text:p>177</text:p>
          </table:table-cell>
          <table:table-cell table:formula="of:=256*HEX2DEC([.C168])+HEX2DEC([.B168])" office:value-type="float" office:value="1227">
            <text:p>1227</text:p>
          </table:table-cell>
          <table:table-cell/>
          <table:table-cell table:style-name="Default" office:value-type="float" office:value="830">
            <text:p>830</text:p>
          </table:table-cell>
          <table:table-cell table:style-name="Default" office:value-type="float" office:value="2887.625">
            <text:p>2887,625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168]=[.E168];&quot;X&quot;;&quot;&quot;)" office:value-type="string" office:string-value="X">
            <text:p>X</text:p>
          </table:table-cell>
          <table:table-cell table:formula="of:=[.I168]-[.I167]" office:value-type="float" office:value="16.9859999999999">
            <text:p>16,986</text:p>
          </table:table-cell>
          <table:table-cell table:formula="of:=[.F168]/[.M168]" office:value-type="float" office:value="72.23595902508">
            <text:p>72,2359590251</text:p>
          </table:table-cell>
          <table:table-cell table:formula="of:=([.F168]-[.P168])/100*5/3.6" office:value-type="float" office:value="16.9861111111111">
            <text:p>16,9861111111</text:p>
          </table:table-cell>
          <table:table-cell table:formula="of:=HEX2DEC([.C168])" office:value-type="float" office:value="4">
            <text:p>4</text:p>
          </table:table-cell>
          <table:table-cell table:formula="of:=[.P16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c2</text:p>
          </table:table-cell>
          <table:table-cell table:style-name="ce2" office:value-type="string">
            <text:p>04</text:p>
          </table:table-cell>
          <table:table-cell/>
          <table:table-cell table:formula="of:=HEX2DEC([.A169])" office:value-type="float" office:value="176">
            <text:p>176</text:p>
          </table:table-cell>
          <table:table-cell table:formula="of:=256*HEX2DEC([.C169])+HEX2DEC([.B169])" office:value-type="float" office:value="1218">
            <text:p>1218</text:p>
          </table:table-cell>
          <table:table-cell/>
          <table:table-cell table:style-name="Default" office:value-type="float" office:value="835">
            <text:p>835</text:p>
          </table:table-cell>
          <table:table-cell table:style-name="Default" office:value-type="float" office:value="2904.486">
            <text:p>2904,486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169]=[.E169];&quot;X&quot;;&quot;&quot;)" office:value-type="string" office:string-value="X">
            <text:p>X</text:p>
          </table:table-cell>
          <table:table-cell table:formula="of:=[.I169]-[.I168]" office:value-type="float" office:value="16.8609999999999">
            <text:p>16,861</text:p>
          </table:table-cell>
          <table:table-cell table:formula="of:=[.F169]/[.M169]" office:value-type="float" office:value="72.2377083209779">
            <text:p>72,237708321</text:p>
          </table:table-cell>
          <table:table-cell table:formula="of:=([.F169]-[.P169])/100*5/3.6" office:value-type="float" office:value="16.8611111111111">
            <text:p>16,8611111111</text:p>
          </table:table-cell>
          <table:table-cell table:formula="of:=HEX2DEC([.C169])" office:value-type="float" office:value="4">
            <text:p>4</text:p>
          </table:table-cell>
          <table:table-cell table:formula="of:=[.P16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170])" office:value-type="float" office:value="175">
            <text:p>175</text:p>
          </table:table-cell>
          <table:table-cell table:formula="of:=256*HEX2DEC([.C170])+HEX2DEC([.B170])" office:value-type="float" office:value="1219">
            <text:p>1219</text:p>
          </table:table-cell>
          <table:table-cell/>
          <table:table-cell table:style-name="Default" office:value-type="float" office:value="840">
            <text:p>840</text:p>
          </table:table-cell>
          <table:table-cell table:style-name="Default" office:value-type="float" office:value="2921.361">
            <text:p>2921,361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170]=[.E170];&quot;X&quot;;&quot;&quot;)" office:value-type="string" office:string-value="X">
            <text:p>X</text:p>
          </table:table-cell>
          <table:table-cell table:formula="of:=[.I170]-[.I169]" office:value-type="float" office:value="16.875">
            <text:p>16,875</text:p>
          </table:table-cell>
          <table:table-cell table:formula="of:=[.F170]/[.M170]" office:value-type="float" office:value="72.237037037037">
            <text:p>72,237037037</text:p>
          </table:table-cell>
          <table:table-cell table:formula="of:=([.F170]-[.P170])/100*5/3.6" office:value-type="float" office:value="16.875">
            <text:p>16,875</text:p>
          </table:table-cell>
          <table:table-cell table:formula="of:=HEX2DEC([.C170])" office:value-type="float" office:value="4">
            <text:p>4</text:p>
          </table:table-cell>
          <table:table-cell table:formula="of:=[.P17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1</text:p>
          </table:table-cell>
          <table:table-cell table:style-name="ce2" office:value-type="string">
            <text:p>04</text:p>
          </table:table-cell>
          <table:table-cell/>
          <table:table-cell table:formula="of:=HEX2DEC([.A171])" office:value-type="float" office:value="172">
            <text:p>172</text:p>
          </table:table-cell>
          <table:table-cell table:formula="of:=256*HEX2DEC([.C171])+HEX2DEC([.B171])" office:value-type="float" office:value="1217">
            <text:p>1217</text:p>
          </table:table-cell>
          <table:table-cell/>
          <table:table-cell table:style-name="Default" office:value-type="float" office:value="845">
            <text:p>845</text:p>
          </table:table-cell>
          <table:table-cell table:style-name="Default" office:value-type="float" office:value="2938.208">
            <text:p>2938,208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71]=[.E171];&quot;X&quot;;&quot;&quot;)" office:value-type="string" office:string-value="X">
            <text:p>X</text:p>
          </table:table-cell>
          <table:table-cell table:formula="of:=[.I171]-[.I170]" office:value-type="float" office:value="16.8470000000002">
            <text:p>16,847</text:p>
          </table:table-cell>
          <table:table-cell table:formula="of:=[.F171]/[.M171]" office:value-type="float" office:value="72.2383807206022">
            <text:p>72,2383807206</text:p>
          </table:table-cell>
          <table:table-cell table:formula="of:=([.F171]-[.P171])/100*5/3.6" office:value-type="float" office:value="16.8472222222222">
            <text:p>16,8472222222</text:p>
          </table:table-cell>
          <table:table-cell table:formula="of:=HEX2DEC([.C171])" office:value-type="float" office:value="4">
            <text:p>4</text:p>
          </table:table-cell>
          <table:table-cell table:formula="of:=[.P17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bb</text:p>
          </table:table-cell>
          <table:table-cell table:style-name="ce2" office:value-type="string">
            <text:p>04</text:p>
          </table:table-cell>
          <table:table-cell/>
          <table:table-cell table:formula="of:=HEX2DEC([.A172])" office:value-type="float" office:value="172">
            <text:p>172</text:p>
          </table:table-cell>
          <table:table-cell table:formula="of:=256*HEX2DEC([.C172])+HEX2DEC([.B172])" office:value-type="float" office:value="1211">
            <text:p>1211</text:p>
          </table:table-cell>
          <table:table-cell/>
          <table:table-cell table:style-name="Default" office:value-type="float" office:value="850">
            <text:p>850</text:p>
          </table:table-cell>
          <table:table-cell table:style-name="Default" office:value-type="float" office:value="2954.972">
            <text:p>2954,972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72]=[.E172];&quot;X&quot;;&quot;&quot;)" office:value-type="string" office:string-value="X">
            <text:p>X</text:p>
          </table:table-cell>
          <table:table-cell table:formula="of:=[.I172]-[.I171]" office:value-type="float" office:value="16.7640000000001">
            <text:p>16,764</text:p>
          </table:table-cell>
          <table:table-cell table:formula="of:=[.F172]/[.M172]" office:value-type="float" office:value="72.238129324743">
            <text:p>72,2381293247</text:p>
          </table:table-cell>
          <table:table-cell table:formula="of:=([.F172]-[.P172])/100*5/3.6" office:value-type="float" office:value="16.7638888888889">
            <text:p>16,7638888889</text:p>
          </table:table-cell>
          <table:table-cell table:formula="of:=HEX2DEC([.C172])" office:value-type="float" office:value="4">
            <text:p>4</text:p>
          </table:table-cell>
          <table:table-cell table:formula="of:=[.P17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8</text:p>
          </table:table-cell>
          <table:table-cell table:style-name="ce2" office:value-type="string">
            <text:p>04</text:p>
          </table:table-cell>
          <table:table-cell/>
          <table:table-cell table:formula="of:=HEX2DEC([.A173])" office:value-type="float" office:value="173">
            <text:p>173</text:p>
          </table:table-cell>
          <table:table-cell table:formula="of:=256*HEX2DEC([.C173])+HEX2DEC([.B173])" office:value-type="float" office:value="1224">
            <text:p>1224</text:p>
          </table:table-cell>
          <table:table-cell/>
          <table:table-cell table:style-name="Default" office:value-type="float" office:value="855">
            <text:p>855</text:p>
          </table:table-cell>
          <table:table-cell table:style-name="Default" office:value-type="float" office:value="2971.916">
            <text:p>2971,91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73]=[.E173];&quot;X&quot;;&quot;&quot;)" office:value-type="string" office:string-value="X">
            <text:p>X</text:p>
          </table:table-cell>
          <table:table-cell table:formula="of:=[.I173]-[.I172]" office:value-type="float" office:value="16.944">
            <text:p>16,944</text:p>
          </table:table-cell>
          <table:table-cell table:formula="of:=[.F173]/[.M173]" office:value-type="float" office:value="72.2379603399435">
            <text:p>72,2379603399</text:p>
          </table:table-cell>
          <table:table-cell table:formula="of:=([.F173]-[.P173])/100*5/3.6" office:value-type="float" office:value="16.9444444444444">
            <text:p>16,9444444444</text:p>
          </table:table-cell>
          <table:table-cell table:formula="of:=HEX2DEC([.C173])" office:value-type="float" office:value="4">
            <text:p>4</text:p>
          </table:table-cell>
          <table:table-cell table:formula="of:=[.P17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1</text:p>
          </table:table-cell>
          <table:table-cell table:style-name="ce2" office:value-type="string">
            <text:p>04</text:p>
          </table:table-cell>
          <table:table-cell/>
          <table:table-cell table:formula="of:=HEX2DEC([.A174])" office:value-type="float" office:value="173">
            <text:p>173</text:p>
          </table:table-cell>
          <table:table-cell table:formula="of:=256*HEX2DEC([.C174])+HEX2DEC([.B174])" office:value-type="float" office:value="1217">
            <text:p>1217</text:p>
          </table:table-cell>
          <table:table-cell/>
          <table:table-cell table:style-name="Default" office:value-type="float" office:value="860">
            <text:p>860</text:p>
          </table:table-cell>
          <table:table-cell table:style-name="Default" office:value-type="float" office:value="2988.763">
            <text:p>2988,763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174]=[.E174];&quot;X&quot;;&quot;&quot;)" office:value-type="string" office:string-value="X">
            <text:p>X</text:p>
          </table:table-cell>
          <table:table-cell table:formula="of:=[.I174]-[.I173]" office:value-type="float" office:value="16.8469999999998">
            <text:p>16,847</text:p>
          </table:table-cell>
          <table:table-cell table:formula="of:=[.F174]/[.M174]" office:value-type="float" office:value="72.2383807206041">
            <text:p>72,2383807206</text:p>
          </table:table-cell>
          <table:table-cell table:formula="of:=([.F174]-[.P174])/100*5/3.6" office:value-type="float" office:value="16.8472222222222">
            <text:p>16,8472222222</text:p>
          </table:table-cell>
          <table:table-cell table:formula="of:=HEX2DEC([.C174])" office:value-type="float" office:value="4">
            <text:p>4</text:p>
          </table:table-cell>
          <table:table-cell table:formula="of:=[.P17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7</text:p>
          </table:table-cell>
          <table:table-cell table:style-name="ce2" office:value-type="string">
            <text:p>04</text:p>
          </table:table-cell>
          <table:table-cell/>
          <table:table-cell table:formula="of:=HEX2DEC([.A175])" office:value-type="float" office:value="172">
            <text:p>172</text:p>
          </table:table-cell>
          <table:table-cell table:formula="of:=256*HEX2DEC([.C175])+HEX2DEC([.B175])" office:value-type="float" office:value="1223">
            <text:p>1223</text:p>
          </table:table-cell>
          <table:table-cell/>
          <table:table-cell table:style-name="Default" office:value-type="float" office:value="865">
            <text:p>865</text:p>
          </table:table-cell>
          <table:table-cell table:style-name="Default" office:value-type="float" office:value="3005.694">
            <text:p>3005,694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75]=[.E175];&quot;X&quot;;&quot;&quot;)" office:value-type="string" office:string-value="X">
            <text:p>X</text:p>
          </table:table-cell>
          <table:table-cell table:formula="of:=[.I175]-[.I174]" office:value-type="float" office:value="16.931">
            <text:p>16,931</text:p>
          </table:table-cell>
          <table:table-cell table:formula="of:=[.F175]/[.M175]" office:value-type="float" office:value="72.2343630027758">
            <text:p>72,2343630028</text:p>
          </table:table-cell>
          <table:table-cell table:formula="of:=([.F175]-[.P175])/100*5/3.6" office:value-type="float" office:value="16.9305555555556">
            <text:p>16,9305555556</text:p>
          </table:table-cell>
          <table:table-cell table:formula="of:=HEX2DEC([.C175])" office:value-type="float" office:value="4">
            <text:p>4</text:p>
          </table:table-cell>
          <table:table-cell table:formula="of:=[.P17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9</text:p>
          </table:table-cell>
          <table:table-cell table:style-name="ce2" office:value-type="string">
            <text:p>04</text:p>
          </table:table-cell>
          <table:table-cell/>
          <table:table-cell table:formula="of:=HEX2DEC([.A176])" office:value-type="float" office:value="172">
            <text:p>172</text:p>
          </table:table-cell>
          <table:table-cell table:formula="of:=256*HEX2DEC([.C176])+HEX2DEC([.B176])" office:value-type="float" office:value="1225">
            <text:p>1225</text:p>
          </table:table-cell>
          <table:table-cell/>
          <table:table-cell table:style-name="Default" office:value-type="float" office:value="870">
            <text:p>870</text:p>
          </table:table-cell>
          <table:table-cell table:style-name="Default" office:value-type="float" office:value="3022.652">
            <text:p>3022,652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76]=[.E176];&quot;X&quot;;&quot;&quot;)" office:value-type="string" office:string-value="X">
            <text:p>X</text:p>
          </table:table-cell>
          <table:table-cell table:formula="of:=[.I176]-[.I175]" office:value-type="float" office:value="16.9580000000001">
            <text:p>16,958</text:p>
          </table:table-cell>
          <table:table-cell table:formula="of:=[.F176]/[.M176]" office:value-type="float" office:value="72.237292133506">
            <text:p>72,2372921335</text:p>
          </table:table-cell>
          <table:table-cell table:formula="of:=([.F176]-[.P176])/100*5/3.6" office:value-type="float" office:value="16.9583333333333">
            <text:p>16,9583333333</text:p>
          </table:table-cell>
          <table:table-cell table:formula="of:=HEX2DEC([.C176])" office:value-type="float" office:value="4">
            <text:p>4</text:p>
          </table:table-cell>
          <table:table-cell table:formula="of:=[.P17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177])" office:value-type="float" office:value="170">
            <text:p>170</text:p>
          </table:table-cell>
          <table:table-cell table:formula="of:=256*HEX2DEC([.C177])+HEX2DEC([.B177])" office:value-type="float" office:value="1238">
            <text:p>1238</text:p>
          </table:table-cell>
          <table:table-cell/>
          <table:table-cell table:style-name="Default" office:value-type="float" office:value="875">
            <text:p>875</text:p>
          </table:table-cell>
          <table:table-cell table:style-name="Default" office:value-type="float" office:value="3039.791">
            <text:p>3039,791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77]=[.E177];&quot;X&quot;;&quot;&quot;)" office:value-type="string" office:string-value="X">
            <text:p>X</text:p>
          </table:table-cell>
          <table:table-cell table:formula="of:=[.I177]-[.I176]" office:value-type="float" office:value="17.1390000000001">
            <text:p>17,139</text:p>
          </table:table-cell>
          <table:table-cell table:formula="of:=[.F177]/[.M177]" office:value-type="float" office:value="72.2329190734577">
            <text:p>72,2329190735</text:p>
          </table:table-cell>
          <table:table-cell table:formula="of:=([.F177]-[.P177])/100*5/3.6" office:value-type="float" office:value="17.1388888888889">
            <text:p>17,1388888889</text:p>
          </table:table-cell>
          <table:table-cell table:formula="of:=HEX2DEC([.C177])" office:value-type="float" office:value="4">
            <text:p>4</text:p>
          </table:table-cell>
          <table:table-cell table:formula="of:=[.P17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b</text:p>
          </table:table-cell>
          <table:table-cell table:style-name="Default" office:value-type="string">
            <text:p>ea</text:p>
          </table:table-cell>
          <table:table-cell table:style-name="ce2" office:value-type="string">
            <text:p>04</text:p>
          </table:table-cell>
          <table:table-cell/>
          <table:table-cell table:formula="of:=HEX2DEC([.A178])" office:value-type="float" office:value="171">
            <text:p>171</text:p>
          </table:table-cell>
          <table:table-cell table:formula="of:=256*HEX2DEC([.C178])+HEX2DEC([.B178])" office:value-type="float" office:value="1258">
            <text:p>1258</text:p>
          </table:table-cell>
          <table:table-cell/>
          <table:table-cell table:style-name="Default" office:value-type="float" office:value="880">
            <text:p>880</text:p>
          </table:table-cell>
          <table:table-cell table:style-name="Default" office:value-type="float" office:value="3057.208">
            <text:p>3057,208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78]=[.E178];&quot;X&quot;;&quot;&quot;)" office:value-type="string" office:string-value="X">
            <text:p>X</text:p>
          </table:table-cell>
          <table:table-cell table:formula="of:=[.I178]-[.I177]" office:value-type="float" office:value="17.4169999999999">
            <text:p>17,417</text:p>
          </table:table-cell>
          <table:table-cell table:formula="of:=[.F178]/[.M178]" office:value-type="float" office:value="72.2282827122929">
            <text:p>72,2282827123</text:p>
          </table:table-cell>
          <table:table-cell table:formula="of:=([.F178]-[.P178])/100*5/3.6" office:value-type="float" office:value="17.4166666666667">
            <text:p>17,4166666667</text:p>
          </table:table-cell>
          <table:table-cell table:formula="of:=HEX2DEC([.C178])" office:value-type="float" office:value="4">
            <text:p>4</text:p>
          </table:table-cell>
          <table:table-cell table:formula="of:=[.P17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fb</text:p>
          </table:table-cell>
          <table:table-cell table:style-name="ce2" office:value-type="string">
            <text:p>04</text:p>
          </table:table-cell>
          <table:table-cell/>
          <table:table-cell table:formula="of:=HEX2DEC([.A179])" office:value-type="float" office:value="172">
            <text:p>172</text:p>
          </table:table-cell>
          <table:table-cell table:formula="of:=256*HEX2DEC([.C179])+HEX2DEC([.B179])" office:value-type="float" office:value="1275">
            <text:p>1275</text:p>
          </table:table-cell>
          <table:table-cell/>
          <table:table-cell table:style-name="Default" office:value-type="float" office:value="885">
            <text:p>885</text:p>
          </table:table-cell>
          <table:table-cell table:style-name="Default" office:value-type="float" office:value="3074.861">
            <text:p>3074,861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79]=[.E179];&quot;X&quot;;&quot;&quot;)" office:value-type="string" office:string-value="X">
            <text:p>X</text:p>
          </table:table-cell>
          <table:table-cell table:formula="of:=[.I179]-[.I178]" office:value-type="float" office:value="17.6529999999998">
            <text:p>17,653</text:p>
          </table:table-cell>
          <table:table-cell table:formula="of:=[.F179]/[.M179]" office:value-type="float" office:value="72.2256840197142">
            <text:p>72,2256840197</text:p>
          </table:table-cell>
          <table:table-cell table:formula="of:=([.F179]-[.P179])/100*5/3.6" office:value-type="float" office:value="17.6527777777778">
            <text:p>17,6527777778</text:p>
          </table:table-cell>
          <table:table-cell table:formula="of:=HEX2DEC([.C179])" office:value-type="float" office:value="4">
            <text:p>4</text:p>
          </table:table-cell>
          <table:table-cell table:formula="of:=[.P17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05</text:p>
          </table:table-cell>
          <table:table-cell/>
          <table:table-cell table:formula="of:=HEX2DEC([.A180])" office:value-type="float" office:value="172">
            <text:p>172</text:p>
          </table:table-cell>
          <table:table-cell table:formula="of:=256*HEX2DEC([.C180])+HEX2DEC([.B180])" office:value-type="float" office:value="1318">
            <text:p>1318</text:p>
          </table:table-cell>
          <table:table-cell/>
          <table:table-cell table:style-name="Default" office:value-type="float" office:value="890">
            <text:p>890</text:p>
          </table:table-cell>
          <table:table-cell table:style-name="Default" office:value-type="float" office:value="3093.097">
            <text:p>3093,097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80]=[.E180];&quot;X&quot;;&quot;&quot;)" office:value-type="string" office:string-value="X">
            <text:p>X</text:p>
          </table:table-cell>
          <table:table-cell table:formula="of:=[.I180]-[.I179]" office:value-type="float" office:value="18.2360000000003">
            <text:p>18,236</text:p>
          </table:table-cell>
          <table:table-cell table:formula="of:=[.F180]/[.M180]" office:value-type="float" office:value="72.2746216275486">
            <text:p>72,2746216275</text:p>
          </table:table-cell>
          <table:table-cell table:formula="of:=([.F180]-[.P180])/100*5/3.6" office:value-type="float" office:value="18.2361111111111">
            <text:p>18,2361111111</text:p>
          </table:table-cell>
          <table:table-cell table:formula="of:=HEX2DEC([.C180])" office:value-type="float" office:value="5">
            <text:p>5</text:p>
          </table:table-cell>
          <table:table-cell table:formula="of:=[.P18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05</text:p>
          </table:table-cell>
          <table:table-cell/>
          <table:table-cell table:formula="of:=HEX2DEC([.A181])" office:value-type="float" office:value="172">
            <text:p>172</text:p>
          </table:table-cell>
          <table:table-cell table:formula="of:=256*HEX2DEC([.C181])+HEX2DEC([.B181])" office:value-type="float" office:value="1352">
            <text:p>1352</text:p>
          </table:table-cell>
          <table:table-cell/>
          <table:table-cell table:style-name="Default" office:value-type="float" office:value="895">
            <text:p>895</text:p>
          </table:table-cell>
          <table:table-cell table:style-name="Default" office:value-type="float" office:value="3111.805">
            <text:p>3111,805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81]=[.E181];&quot;X&quot;;&quot;&quot;)" office:value-type="string" office:string-value="X">
            <text:p>X</text:p>
          </table:table-cell>
          <table:table-cell table:formula="of:=[.I181]-[.I180]" office:value-type="float" office:value="18.7079999999996">
            <text:p>18,708</text:p>
          </table:table-cell>
          <table:table-cell table:formula="of:=[.F181]/[.M181]" office:value-type="float" office:value="72.268548214669">
            <text:p>72,2685482147</text:p>
          </table:table-cell>
          <table:table-cell table:formula="of:=([.F181]-[.P181])/100*5/3.6" office:value-type="float" office:value="18.7083333333333">
            <text:p>18,7083333333</text:p>
          </table:table-cell>
          <table:table-cell table:formula="of:=HEX2DEC([.C181])" office:value-type="float" office:value="5">
            <text:p>5</text:p>
          </table:table-cell>
          <table:table-cell table:formula="of:=[.P18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ff</text:p>
          </table:table-cell>
          <table:table-cell table:style-name="ce2" office:value-type="string">
            <text:p>04</text:p>
          </table:table-cell>
          <table:table-cell/>
          <table:table-cell table:formula="of:=HEX2DEC([.A182])" office:value-type="float" office:value="172">
            <text:p>172</text:p>
          </table:table-cell>
          <table:table-cell table:formula="of:=256*HEX2DEC([.C182])+HEX2DEC([.B182])" office:value-type="float" office:value="1279">
            <text:p>1279</text:p>
          </table:table-cell>
          <table:table-cell/>
          <table:table-cell table:style-name="Default" office:value-type="float" office:value="900">
            <text:p>900</text:p>
          </table:table-cell>
          <table:table-cell table:style-name="Default" office:value-type="float" office:value="3129.513">
            <text:p>3129,513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182]=[.E182];&quot;X&quot;;&quot;&quot;)" office:value-type="string" office:string-value="X">
            <text:p>X</text:p>
          </table:table-cell>
          <table:table-cell table:formula="of:=[.I182]-[.I181]" office:value-type="float" office:value="17.7080000000001">
            <text:p>17,708</text:p>
          </table:table-cell>
          <table:table-cell table:formula="of:=[.F182]/[.M182]" office:value-type="float" office:value="72.2272419245535">
            <text:p>72,2272419246</text:p>
          </table:table-cell>
          <table:table-cell table:formula="of:=([.F182]-[.P182])/100*5/3.6" office:value-type="float" office:value="17.7083333333333">
            <text:p>17,7083333333</text:p>
          </table:table-cell>
          <table:table-cell table:formula="of:=HEX2DEC([.C182])" office:value-type="float" office:value="4">
            <text:p>4</text:p>
          </table:table-cell>
          <table:table-cell table:formula="of:=[.P18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183])" office:value-type="float" office:value="171">
            <text:p>171</text:p>
          </table:table-cell>
          <table:table-cell table:formula="of:=256*HEX2DEC([.C183])+HEX2DEC([.B183])" office:value-type="float" office:value="1222">
            <text:p>1222</text:p>
          </table:table-cell>
          <table:table-cell/>
          <table:table-cell table:style-name="Default" office:value-type="float" office:value="905">
            <text:p>905</text:p>
          </table:table-cell>
          <table:table-cell table:style-name="Default" office:value-type="float" office:value="3146.43">
            <text:p>3146,43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83]=[.E183];&quot;X&quot;;&quot;&quot;)" office:value-type="string" office:string-value="X">
            <text:p>X</text:p>
          </table:table-cell>
          <table:table-cell table:formula="of:=[.I183]-[.I182]" office:value-type="float" office:value="16.9169999999999">
            <text:p>16,917</text:p>
          </table:table-cell>
          <table:table-cell table:formula="of:=[.F183]/[.M183]" office:value-type="float" office:value="72.2350298516289">
            <text:p>72,2350298516</text:p>
          </table:table-cell>
          <table:table-cell table:formula="of:=([.F183]-[.P183])/100*5/3.6" office:value-type="float" office:value="16.9166666666667">
            <text:p>16,9166666667</text:p>
          </table:table-cell>
          <table:table-cell table:formula="of:=HEX2DEC([.C183])" office:value-type="float" office:value="4">
            <text:p>4</text:p>
          </table:table-cell>
          <table:table-cell table:formula="of:=[.P18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b0</text:p>
          </table:table-cell>
          <table:table-cell table:style-name="ce2" office:value-type="string">
            <text:p>04</text:p>
          </table:table-cell>
          <table:table-cell/>
          <table:table-cell table:formula="of:=HEX2DEC([.A184])" office:value-type="float" office:value="170">
            <text:p>170</text:p>
          </table:table-cell>
          <table:table-cell table:formula="of:=256*HEX2DEC([.C184])+HEX2DEC([.B184])" office:value-type="float" office:value="1200">
            <text:p>12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float" office:value="3163.041">
            <text:p>3163,041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84]=[.E184];&quot;X&quot;;&quot;&quot;)" office:value-type="string" office:string-value="X">
            <text:p>X</text:p>
          </table:table-cell>
          <table:table-cell table:formula="of:=[.I184]-[.I183]" office:value-type="float" office:value="16.6110000000003">
            <text:p>16,611</text:p>
          </table:table-cell>
          <table:table-cell table:formula="of:=[.F184]/[.M184]" office:value-type="float" office:value="72.2412858948875">
            <text:p>72,2412858949</text:p>
          </table:table-cell>
          <table:table-cell table:formula="of:=([.F184]-[.P184])/100*5/3.6" office:value-type="float" office:value="16.6111111111111">
            <text:p>16,6111111111</text:p>
          </table:table-cell>
          <table:table-cell table:formula="of:=HEX2DEC([.C184])" office:value-type="float" office:value="4">
            <text:p>4</text:p>
          </table:table-cell>
          <table:table-cell table:formula="of:=[.P18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ad</text:p>
          </table:table-cell>
          <table:table-cell table:style-name="ce2" office:value-type="string">
            <text:p>04</text:p>
          </table:table-cell>
          <table:table-cell/>
          <table:table-cell table:formula="of:=HEX2DEC([.A185])" office:value-type="float" office:value="170">
            <text:p>170</text:p>
          </table:table-cell>
          <table:table-cell table:formula="of:=256*HEX2DEC([.C185])+HEX2DEC([.B185])" office:value-type="float" office:value="1197">
            <text:p>1197</text:p>
          </table:table-cell>
          <table:table-cell/>
          <table:table-cell table:style-name="Default" office:value-type="float" office:value="915">
            <text:p>915</text:p>
          </table:table-cell>
          <table:table-cell table:style-name="Default" office:value-type="float" office:value="3179.611">
            <text:p>3179,611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185]=[.E185];&quot;X&quot;;&quot;&quot;)" office:value-type="string" office:string-value="X">
            <text:p>X</text:p>
          </table:table-cell>
          <table:table-cell table:formula="of:=[.I185]-[.I184]" office:value-type="float" office:value="16.5699999999997">
            <text:p>16,57</text:p>
          </table:table-cell>
          <table:table-cell table:formula="of:=[.F185]/[.M185]" office:value-type="float" office:value="72.2389861194943">
            <text:p>72,2389861195</text:p>
          </table:table-cell>
          <table:table-cell table:formula="of:=([.F185]-[.P185])/100*5/3.6" office:value-type="float" office:value="16.5694444444444">
            <text:p>16,5694444444</text:p>
          </table:table-cell>
          <table:table-cell table:formula="of:=HEX2DEC([.C185])" office:value-type="float" office:value="4">
            <text:p>4</text:p>
          </table:table-cell>
          <table:table-cell table:formula="of:=[.P18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a7</text:p>
          </table:table-cell>
          <table:table-cell table:style-name="ce2" office:value-type="string">
            <text:p>04</text:p>
          </table:table-cell>
          <table:table-cell/>
          <table:table-cell table:formula="of:=HEX2DEC([.A186])" office:value-type="float" office:value="171">
            <text:p>171</text:p>
          </table:table-cell>
          <table:table-cell table:formula="of:=256*HEX2DEC([.C186])+HEX2DEC([.B186])" office:value-type="float" office:value="1191">
            <text:p>1191</text:p>
          </table:table-cell>
          <table:table-cell/>
          <table:table-cell table:style-name="Default" office:value-type="float" office:value="920">
            <text:p>920</text:p>
          </table:table-cell>
          <table:table-cell table:style-name="Default" office:value-type="float" office:value="3196.097">
            <text:p>3196,097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86]=[.E186];&quot;X&quot;;&quot;&quot;)" office:value-type="string" office:string-value="X">
            <text:p>X</text:p>
          </table:table-cell>
          <table:table-cell table:formula="of:=[.I186]-[.I185]" office:value-type="float" office:value="16.4860000000003">
            <text:p>16,486</text:p>
          </table:table-cell>
          <table:table-cell table:formula="of:=[.F186]/[.M186]" office:value-type="float" office:value="72.243115370616">
            <text:p>72,2431153706</text:p>
          </table:table-cell>
          <table:table-cell table:formula="of:=([.F186]-[.P186])/100*5/3.6" office:value-type="float" office:value="16.4861111111111">
            <text:p>16,4861111111</text:p>
          </table:table-cell>
          <table:table-cell table:formula="of:=HEX2DEC([.C186])" office:value-type="float" office:value="4">
            <text:p>4</text:p>
          </table:table-cell>
          <table:table-cell table:formula="of:=[.P18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a0</text:p>
          </table:table-cell>
          <table:table-cell table:style-name="ce2" office:value-type="string">
            <text:p>04</text:p>
          </table:table-cell>
          <table:table-cell/>
          <table:table-cell table:formula="of:=HEX2DEC([.A187])" office:value-type="float" office:value="171">
            <text:p>171</text:p>
          </table:table-cell>
          <table:table-cell table:formula="of:=256*HEX2DEC([.C187])+HEX2DEC([.B187])" office:value-type="float" office:value="1184">
            <text:p>1184</text:p>
          </table:table-cell>
          <table:table-cell/>
          <table:table-cell table:style-name="Default" office:value-type="float" office:value="925">
            <text:p>925</text:p>
          </table:table-cell>
          <table:table-cell table:style-name="Default" office:value-type="float" office:value="3212.486">
            <text:p>3212,486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87]=[.E187];&quot;X&quot;;&quot;&quot;)" office:value-type="string" office:string-value="X">
            <text:p>X</text:p>
          </table:table-cell>
          <table:table-cell table:formula="of:=[.I187]-[.I186]" office:value-type="float" office:value="16.3889999999997">
            <text:p>16,389</text:p>
          </table:table-cell>
          <table:table-cell table:formula="of:=[.F187]/[.M187]" office:value-type="float" office:value="72.2435780096421">
            <text:p>72,2435780096</text:p>
          </table:table-cell>
          <table:table-cell table:formula="of:=([.F187]-[.P187])/100*5/3.6" office:value-type="float" office:value="16.3888888888889">
            <text:p>16,3888888889</text:p>
          </table:table-cell>
          <table:table-cell table:formula="of:=HEX2DEC([.C187])" office:value-type="float" office:value="4">
            <text:p>4</text:p>
          </table:table-cell>
          <table:table-cell table:formula="of:=[.P18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a5</text:p>
          </table:table-cell>
          <table:table-cell table:style-name="ce2" office:value-type="string">
            <text:p>04</text:p>
          </table:table-cell>
          <table:table-cell/>
          <table:table-cell table:formula="of:=HEX2DEC([.A188])" office:value-type="float" office:value="171">
            <text:p>171</text:p>
          </table:table-cell>
          <table:table-cell table:formula="of:=256*HEX2DEC([.C188])+HEX2DEC([.B188])" office:value-type="float" office:value="1189">
            <text:p>1189</text:p>
          </table:table-cell>
          <table:table-cell/>
          <table:table-cell table:style-name="Default" office:value-type="float" office:value="930">
            <text:p>930</text:p>
          </table:table-cell>
          <table:table-cell table:style-name="Default" office:value-type="float" office:value="3228.944">
            <text:p>3228,944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188]=[.E188];&quot;X&quot;;&quot;&quot;)" office:value-type="string" office:string-value="X">
            <text:p>X</text:p>
          </table:table-cell>
          <table:table-cell table:formula="of:=[.I188]-[.I187]" office:value-type="float" office:value="16.4580000000001">
            <text:p>16,458</text:p>
          </table:table-cell>
          <table:table-cell table:formula="of:=[.F188]/[.M188]" office:value-type="float" office:value="72.2445011544534">
            <text:p>72,2445011545</text:p>
          </table:table-cell>
          <table:table-cell table:formula="of:=([.F188]-[.P188])/100*5/3.6" office:value-type="float" office:value="16.4583333333333">
            <text:p>16,4583333333</text:p>
          </table:table-cell>
          <table:table-cell table:formula="of:=HEX2DEC([.C188])" office:value-type="float" office:value="4">
            <text:p>4</text:p>
          </table:table-cell>
          <table:table-cell table:formula="of:=[.P18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a7</text:p>
          </table:table-cell>
          <table:table-cell table:style-name="ce2" office:value-type="string">
            <text:p>04</text:p>
          </table:table-cell>
          <table:table-cell/>
          <table:table-cell table:formula="of:=HEX2DEC([.A189])" office:value-type="float" office:value="168">
            <text:p>168</text:p>
          </table:table-cell>
          <table:table-cell table:formula="of:=256*HEX2DEC([.C189])+HEX2DEC([.B189])" office:value-type="float" office:value="1191">
            <text:p>1191</text:p>
          </table:table-cell>
          <table:table-cell/>
          <table:table-cell table:style-name="Default" office:value-type="float" office:value="935">
            <text:p>935</text:p>
          </table:table-cell>
          <table:table-cell table:style-name="Default" office:value-type="float" office:value="3245.43">
            <text:p>3245,43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89]=[.E189];&quot;X&quot;;&quot;&quot;)" office:value-type="string" office:string-value="X">
            <text:p>X</text:p>
          </table:table-cell>
          <table:table-cell table:formula="of:=[.I189]-[.I188]" office:value-type="float" office:value="16.4859999999999">
            <text:p>16,486</text:p>
          </table:table-cell>
          <table:table-cell table:formula="of:=[.F189]/[.M189]" office:value-type="float" office:value="72.243115370618">
            <text:p>72,2431153706</text:p>
          </table:table-cell>
          <table:table-cell table:formula="of:=([.F189]-[.P189])/100*5/3.6" office:value-type="float" office:value="16.4861111111111">
            <text:p>16,4861111111</text:p>
          </table:table-cell>
          <table:table-cell table:formula="of:=HEX2DEC([.C189])" office:value-type="float" office:value="4">
            <text:p>4</text:p>
          </table:table-cell>
          <table:table-cell table:formula="of:=[.P18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a5</text:p>
          </table:table-cell>
          <table:table-cell table:style-name="ce2" office:value-type="string">
            <text:p>04</text:p>
          </table:table-cell>
          <table:table-cell/>
          <table:table-cell table:formula="of:=HEX2DEC([.A190])" office:value-type="float" office:value="167">
            <text:p>167</text:p>
          </table:table-cell>
          <table:table-cell table:formula="of:=256*HEX2DEC([.C190])+HEX2DEC([.B190])" office:value-type="float" office:value="1189">
            <text:p>1189</text:p>
          </table:table-cell>
          <table:table-cell/>
          <table:table-cell table:style-name="Default" office:value-type="float" office:value="940">
            <text:p>940</text:p>
          </table:table-cell>
          <table:table-cell table:style-name="Default" office:value-type="float" office:value="3261.888">
            <text:p>3261,888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190]=[.E190];&quot;X&quot;;&quot;&quot;)" office:value-type="string" office:string-value="X">
            <text:p>X</text:p>
          </table:table-cell>
          <table:table-cell table:formula="of:=[.I190]-[.I189]" office:value-type="float" office:value="16.4580000000001">
            <text:p>16,458</text:p>
          </table:table-cell>
          <table:table-cell table:formula="of:=[.F190]/[.M190]" office:value-type="float" office:value="72.2445011544534">
            <text:p>72,2445011545</text:p>
          </table:table-cell>
          <table:table-cell table:formula="of:=([.F190]-[.P190])/100*5/3.6" office:value-type="float" office:value="16.4583333333333">
            <text:p>16,4583333333</text:p>
          </table:table-cell>
          <table:table-cell table:formula="of:=HEX2DEC([.C190])" office:value-type="float" office:value="4">
            <text:p>4</text:p>
          </table:table-cell>
          <table:table-cell table:formula="of:=[.P19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9d</text:p>
          </table:table-cell>
          <table:table-cell table:style-name="ce2" office:value-type="string">
            <text:p>04</text:p>
          </table:table-cell>
          <table:table-cell/>
          <table:table-cell table:formula="of:=HEX2DEC([.A191])" office:value-type="float" office:value="167">
            <text:p>167</text:p>
          </table:table-cell>
          <table:table-cell table:formula="of:=256*HEX2DEC([.C191])+HEX2DEC([.B191])" office:value-type="float" office:value="1181">
            <text:p>1181</text:p>
          </table:table-cell>
          <table:table-cell/>
          <table:table-cell table:style-name="Default" office:value-type="float" office:value="945">
            <text:p>945</text:p>
          </table:table-cell>
          <table:table-cell table:style-name="Default" office:value-type="float" office:value="3278.235">
            <text:p>3278,235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191]=[.E191];&quot;X&quot;;&quot;&quot;)" office:value-type="string" office:string-value="X">
            <text:p>X</text:p>
          </table:table-cell>
          <table:table-cell table:formula="of:=[.I191]-[.I190]" office:value-type="float" office:value="16.3470000000002">
            <text:p>16,347</text:p>
          </table:table-cell>
          <table:table-cell table:formula="of:=[.F191]/[.M191]" office:value-type="float" office:value="72.2456719887432">
            <text:p>72,2456719887</text:p>
          </table:table-cell>
          <table:table-cell table:formula="of:=([.F191]-[.P191])/100*5/3.6" office:value-type="float" office:value="16.3472222222222">
            <text:p>16,3472222222</text:p>
          </table:table-cell>
          <table:table-cell table:formula="of:=HEX2DEC([.C191])" office:value-type="float" office:value="4">
            <text:p>4</text:p>
          </table:table-cell>
          <table:table-cell table:formula="of:=[.P19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a0</text:p>
          </table:table-cell>
          <table:table-cell table:style-name="ce2" office:value-type="string">
            <text:p>04</text:p>
          </table:table-cell>
          <table:table-cell/>
          <table:table-cell table:formula="of:=HEX2DEC([.A192])" office:value-type="float" office:value="166">
            <text:p>166</text:p>
          </table:table-cell>
          <table:table-cell table:formula="of:=256*HEX2DEC([.C192])+HEX2DEC([.B192])" office:value-type="float" office:value="1184">
            <text:p>1184</text:p>
          </table:table-cell>
          <table:table-cell/>
          <table:table-cell table:style-name="Default" office:value-type="float" office:value="950">
            <text:p>950</text:p>
          </table:table-cell>
          <table:table-cell table:style-name="Default" office:value-type="float" office:value="3294.624">
            <text:p>3294,624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192]=[.E192];&quot;X&quot;;&quot;&quot;)" office:value-type="string" office:string-value="X">
            <text:p>X</text:p>
          </table:table-cell>
          <table:table-cell table:formula="of:=[.I192]-[.I191]" office:value-type="float" office:value="16.3889999999997">
            <text:p>16,389</text:p>
          </table:table-cell>
          <table:table-cell table:formula="of:=[.F192]/[.M192]" office:value-type="float" office:value="72.2435780096421">
            <text:p>72,2435780096</text:p>
          </table:table-cell>
          <table:table-cell table:formula="of:=([.F192]-[.P192])/100*5/3.6" office:value-type="float" office:value="16.3888888888889">
            <text:p>16,3888888889</text:p>
          </table:table-cell>
          <table:table-cell table:formula="of:=HEX2DEC([.C192])" office:value-type="float" office:value="4">
            <text:p>4</text:p>
          </table:table-cell>
          <table:table-cell table:formula="of:=[.P19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8f</text:p>
          </table:table-cell>
          <table:table-cell table:style-name="ce2" office:value-type="string">
            <text:p>04</text:p>
          </table:table-cell>
          <table:table-cell/>
          <table:table-cell table:formula="of:=HEX2DEC([.A193])" office:value-type="float" office:value="166">
            <text:p>166</text:p>
          </table:table-cell>
          <table:table-cell table:formula="of:=256*HEX2DEC([.C193])+HEX2DEC([.B193])" office:value-type="float" office:value="1167">
            <text:p>1167</text:p>
          </table:table-cell>
          <table:table-cell/>
          <table:table-cell table:style-name="Default" office:value-type="float" office:value="955">
            <text:p>955</text:p>
          </table:table-cell>
          <table:table-cell table:style-name="Default" office:value-type="float" office:value="3310.777">
            <text:p>3310,777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193]=[.E193];&quot;X&quot;;&quot;&quot;)" office:value-type="string" office:string-value="X">
            <text:p>X</text:p>
          </table:table-cell>
          <table:table-cell table:formula="of:=[.I193]-[.I192]" office:value-type="float" office:value="16.1530000000002">
            <text:p>16,153</text:p>
          </table:table-cell>
          <table:table-cell table:formula="of:=[.F193]/[.M193]" office:value-type="float" office:value="72.2466414907436">
            <text:p>72,2466414907</text:p>
          </table:table-cell>
          <table:table-cell table:formula="of:=([.F193]-[.P193])/100*5/3.6" office:value-type="float" office:value="16.1527777777778">
            <text:p>16,1527777778</text:p>
          </table:table-cell>
          <table:table-cell table:formula="of:=HEX2DEC([.C193])" office:value-type="float" office:value="4">
            <text:p>4</text:p>
          </table:table-cell>
          <table:table-cell table:formula="of:=[.P19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8e</text:p>
          </table:table-cell>
          <table:table-cell table:style-name="ce2" office:value-type="string">
            <text:p>04</text:p>
          </table:table-cell>
          <table:table-cell/>
          <table:table-cell table:formula="of:=HEX2DEC([.A194])" office:value-type="float" office:value="167">
            <text:p>167</text:p>
          </table:table-cell>
          <table:table-cell table:formula="of:=256*HEX2DEC([.C194])+HEX2DEC([.B194])" office:value-type="float" office:value="1166">
            <text:p>1166</text:p>
          </table:table-cell>
          <table:table-cell/>
          <table:table-cell table:style-name="Default" office:value-type="float" office:value="960">
            <text:p>960</text:p>
          </table:table-cell>
          <table:table-cell table:style-name="Default" office:value-type="float" office:value="3326.916">
            <text:p>3326,916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194]=[.E194];&quot;X&quot;;&quot;&quot;)" office:value-type="string" office:string-value="X">
            <text:p>X</text:p>
          </table:table-cell>
          <table:table-cell table:formula="of:=[.I194]-[.I193]" office:value-type="float" office:value="16.1390000000001">
            <text:p>16,139</text:p>
          </table:table-cell>
          <table:table-cell table:formula="of:=[.F194]/[.M194]" office:value-type="float" office:value="72.2473511369968">
            <text:p>72,247351137</text:p>
          </table:table-cell>
          <table:table-cell table:formula="of:=([.F194]-[.P194])/100*5/3.6" office:value-type="float" office:value="16.1388888888889">
            <text:p>16,1388888889</text:p>
          </table:table-cell>
          <table:table-cell table:formula="of:=HEX2DEC([.C194])" office:value-type="float" office:value="4">
            <text:p>4</text:p>
          </table:table-cell>
          <table:table-cell table:formula="of:=[.P19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8e</text:p>
          </table:table-cell>
          <table:table-cell table:style-name="ce2" office:value-type="string">
            <text:p>04</text:p>
          </table:table-cell>
          <table:table-cell/>
          <table:table-cell table:formula="of:=HEX2DEC([.A195])" office:value-type="float" office:value="169">
            <text:p>169</text:p>
          </table:table-cell>
          <table:table-cell table:formula="of:=256*HEX2DEC([.C195])+HEX2DEC([.B195])" office:value-type="float" office:value="1166">
            <text:p>1166</text:p>
          </table:table-cell>
          <table:table-cell/>
          <table:table-cell table:style-name="Default" office:value-type="float" office:value="965">
            <text:p>965</text:p>
          </table:table-cell>
          <table:table-cell table:style-name="Default" office:value-type="float" office:value="3343.055">
            <text:p>3343,055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195]=[.E195];&quot;X&quot;;&quot;&quot;)" office:value-type="string" office:string-value="X">
            <text:p>X</text:p>
          </table:table-cell>
          <table:table-cell table:formula="of:=[.I195]-[.I194]" office:value-type="float" office:value="16.1389999999997">
            <text:p>16,139</text:p>
          </table:table-cell>
          <table:table-cell table:formula="of:=[.F195]/[.M195]" office:value-type="float" office:value="72.2473511369988">
            <text:p>72,247351137</text:p>
          </table:table-cell>
          <table:table-cell table:formula="of:=([.F195]-[.P195])/100*5/3.6" office:value-type="float" office:value="16.1388888888889">
            <text:p>16,1388888889</text:p>
          </table:table-cell>
          <table:table-cell table:formula="of:=HEX2DEC([.C195])" office:value-type="float" office:value="4">
            <text:p>4</text:p>
          </table:table-cell>
          <table:table-cell table:formula="of:=[.P19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a0</text:p>
          </table:table-cell>
          <table:table-cell table:style-name="ce2" office:value-type="string">
            <text:p>04</text:p>
          </table:table-cell>
          <table:table-cell/>
          <table:table-cell table:formula="of:=HEX2DEC([.A196])" office:value-type="float" office:value="168">
            <text:p>168</text:p>
          </table:table-cell>
          <table:table-cell table:formula="of:=256*HEX2DEC([.C196])+HEX2DEC([.B196])" office:value-type="float" office:value="1184">
            <text:p>1184</text:p>
          </table:table-cell>
          <table:table-cell/>
          <table:table-cell table:style-name="Default" office:value-type="float" office:value="970">
            <text:p>970</text:p>
          </table:table-cell>
          <table:table-cell table:style-name="Default" office:value-type="float" office:value="3359.444">
            <text:p>3359,444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96]=[.E196];&quot;X&quot;;&quot;&quot;)" office:value-type="string" office:string-value="X">
            <text:p>X</text:p>
          </table:table-cell>
          <table:table-cell table:formula="of:=[.I196]-[.I195]" office:value-type="float" office:value="16.3890000000001">
            <text:p>16,389</text:p>
          </table:table-cell>
          <table:table-cell table:formula="of:=[.F196]/[.M196]" office:value-type="float" office:value="72.2435780096401">
            <text:p>72,2435780096</text:p>
          </table:table-cell>
          <table:table-cell table:formula="of:=([.F196]-[.P196])/100*5/3.6" office:value-type="float" office:value="16.3888888888889">
            <text:p>16,3888888889</text:p>
          </table:table-cell>
          <table:table-cell table:formula="of:=HEX2DEC([.C196])" office:value-type="float" office:value="4">
            <text:p>4</text:p>
          </table:table-cell>
          <table:table-cell table:formula="of:=[.P19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b3</text:p>
          </table:table-cell>
          <table:table-cell table:style-name="ce2" office:value-type="string">
            <text:p>04</text:p>
          </table:table-cell>
          <table:table-cell/>
          <table:table-cell table:formula="of:=HEX2DEC([.A197])" office:value-type="float" office:value="168">
            <text:p>168</text:p>
          </table:table-cell>
          <table:table-cell table:formula="of:=256*HEX2DEC([.C197])+HEX2DEC([.B197])" office:value-type="float" office:value="1203">
            <text:p>1203</text:p>
          </table:table-cell>
          <table:table-cell/>
          <table:table-cell table:style-name="Default" office:value-type="float" office:value="975">
            <text:p>975</text:p>
          </table:table-cell>
          <table:table-cell table:style-name="Default" office:value-type="float" office:value="3376.097">
            <text:p>3376,097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197]=[.E197];&quot;X&quot;;&quot;&quot;)" office:value-type="string" office:string-value="X">
            <text:p>X</text:p>
          </table:table-cell>
          <table:table-cell table:formula="of:=[.I197]-[.I196]" office:value-type="float" office:value="16.6530000000002">
            <text:p>16,653</text:p>
          </table:table-cell>
          <table:table-cell table:formula="of:=[.F197]/[.M197]" office:value-type="float" office:value="72.2392361736613">
            <text:p>72,2392361737</text:p>
          </table:table-cell>
          <table:table-cell table:formula="of:=([.F197]-[.P197])/100*5/3.6" office:value-type="float" office:value="16.6527777777778">
            <text:p>16,6527777778</text:p>
          </table:table-cell>
          <table:table-cell table:formula="of:=HEX2DEC([.C197])" office:value-type="float" office:value="4">
            <text:p>4</text:p>
          </table:table-cell>
          <table:table-cell table:formula="of:=[.P19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ac</text:p>
          </table:table-cell>
          <table:table-cell table:style-name="ce2" office:value-type="string">
            <text:p>04</text:p>
          </table:table-cell>
          <table:table-cell/>
          <table:table-cell table:formula="of:=HEX2DEC([.A198])" office:value-type="float" office:value="167">
            <text:p>167</text:p>
          </table:table-cell>
          <table:table-cell table:formula="of:=256*HEX2DEC([.C198])+HEX2DEC([.B198])" office:value-type="float" office:value="1196">
            <text:p>1196</text:p>
          </table:table-cell>
          <table:table-cell/>
          <table:table-cell table:style-name="Default" office:value-type="float" office:value="980">
            <text:p>980</text:p>
          </table:table-cell>
          <table:table-cell table:style-name="Default" office:value-type="float" office:value="3392.652">
            <text:p>3392,652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198]=[.E198];&quot;X&quot;;&quot;&quot;)" office:value-type="string" office:string-value="X">
            <text:p>X</text:p>
          </table:table-cell>
          <table:table-cell table:formula="of:=[.I198]-[.I197]" office:value-type="float" office:value="16.5549999999998">
            <text:p>16,555</text:p>
          </table:table-cell>
          <table:table-cell table:formula="of:=[.F198]/[.M198]" office:value-type="float" office:value="72.2440350347334">
            <text:p>72,2440350347</text:p>
          </table:table-cell>
          <table:table-cell table:formula="of:=([.F198]-[.P198])/100*5/3.6" office:value-type="float" office:value="16.5555555555556">
            <text:p>16,5555555556</text:p>
          </table:table-cell>
          <table:table-cell table:formula="of:=HEX2DEC([.C198])" office:value-type="float" office:value="4">
            <text:p>4</text:p>
          </table:table-cell>
          <table:table-cell table:formula="of:=[.P19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ab</text:p>
          </table:table-cell>
          <table:table-cell table:style-name="ce2" office:value-type="string">
            <text:p>04</text:p>
          </table:table-cell>
          <table:table-cell/>
          <table:table-cell table:formula="of:=HEX2DEC([.A199])" office:value-type="float" office:value="167">
            <text:p>167</text:p>
          </table:table-cell>
          <table:table-cell table:formula="of:=256*HEX2DEC([.C199])+HEX2DEC([.B199])" office:value-type="float" office:value="1195">
            <text:p>1195</text:p>
          </table:table-cell>
          <table:table-cell/>
          <table:table-cell table:style-name="Default" office:value-type="float" office:value="985">
            <text:p>985</text:p>
          </table:table-cell>
          <table:table-cell table:style-name="Default" office:value-type="float" office:value="3409.194">
            <text:p>3409,194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199]=[.E199];&quot;X&quot;;&quot;&quot;)" office:value-type="string" office:string-value="X">
            <text:p>X</text:p>
          </table:table-cell>
          <table:table-cell table:formula="of:=[.I199]-[.I198]" office:value-type="float" office:value="16.5419999999999">
            <text:p>16,542</text:p>
          </table:table-cell>
          <table:table-cell table:formula="of:=[.F199]/[.M199]" office:value-type="float" office:value="72.2403578769197">
            <text:p>72,2403578769</text:p>
          </table:table-cell>
          <table:table-cell table:formula="of:=([.F199]-[.P199])/100*5/3.6" office:value-type="float" office:value="16.5416666666667">
            <text:p>16,5416666667</text:p>
          </table:table-cell>
          <table:table-cell table:formula="of:=HEX2DEC([.C199])" office:value-type="float" office:value="4">
            <text:p>4</text:p>
          </table:table-cell>
          <table:table-cell table:formula="of:=[.P19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a3</text:p>
          </table:table-cell>
          <table:table-cell table:style-name="ce2" office:value-type="string">
            <text:p>04</text:p>
          </table:table-cell>
          <table:table-cell/>
          <table:table-cell table:formula="of:=HEX2DEC([.A200])" office:value-type="float" office:value="167">
            <text:p>167</text:p>
          </table:table-cell>
          <table:table-cell table:formula="of:=256*HEX2DEC([.C200])+HEX2DEC([.B200])" office:value-type="float" office:value="1187">
            <text:p>1187</text:p>
          </table:table-cell>
          <table:table-cell/>
          <table:table-cell table:style-name="Default" office:value-type="float" office:value="990">
            <text:p>990</text:p>
          </table:table-cell>
          <table:table-cell table:style-name="Default" office:value-type="float" office:value="3425.625">
            <text:p>3425,625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0]=[.E200];&quot;X&quot;;&quot;&quot;)" office:value-type="string" office:string-value="X">
            <text:p>X</text:p>
          </table:table-cell>
          <table:table-cell table:formula="of:=[.I200]-[.I199]" office:value-type="float" office:value="16.431">
            <text:p>16,431</text:p>
          </table:table-cell>
          <table:table-cell table:formula="of:=[.F200]/[.M200]" office:value-type="float" office:value="72.2414947355607">
            <text:p>72,2414947356</text:p>
          </table:table-cell>
          <table:table-cell table:formula="of:=([.F200]-[.P200])/100*5/3.6" office:value-type="float" office:value="16.4305555555556">
            <text:p>16,4305555556</text:p>
          </table:table-cell>
          <table:table-cell table:formula="of:=HEX2DEC([.C200])" office:value-type="float" office:value="4">
            <text:p>4</text:p>
          </table:table-cell>
          <table:table-cell table:formula="of:=[.P20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ab</text:p>
          </table:table-cell>
          <table:table-cell table:style-name="ce2" office:value-type="string">
            <text:p>04</text:p>
          </table:table-cell>
          <table:table-cell/>
          <table:table-cell table:formula="of:=HEX2DEC([.A201])" office:value-type="float" office:value="167">
            <text:p>167</text:p>
          </table:table-cell>
          <table:table-cell table:formula="of:=256*HEX2DEC([.C201])+HEX2DEC([.B201])" office:value-type="float" office:value="1195">
            <text:p>1195</text:p>
          </table:table-cell>
          <table:table-cell/>
          <table:table-cell table:style-name="Default" office:value-type="float" office:value="995">
            <text:p>995</text:p>
          </table:table-cell>
          <table:table-cell table:style-name="Default" office:value-type="float" office:value="3442.167">
            <text:p>3442,167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1]=[.E201];&quot;X&quot;;&quot;&quot;)" office:value-type="string" office:string-value="X">
            <text:p>X</text:p>
          </table:table-cell>
          <table:table-cell table:formula="of:=[.I201]-[.I200]" office:value-type="float" office:value="16.5419999999999">
            <text:p>16,542</text:p>
          </table:table-cell>
          <table:table-cell table:formula="of:=[.F201]/[.M201]" office:value-type="float" office:value="72.2403578769197">
            <text:p>72,2403578769</text:p>
          </table:table-cell>
          <table:table-cell table:formula="of:=([.F201]-[.P201])/100*5/3.6" office:value-type="float" office:value="16.5416666666667">
            <text:p>16,5416666667</text:p>
          </table:table-cell>
          <table:table-cell table:formula="of:=HEX2DEC([.C201])" office:value-type="float" office:value="4">
            <text:p>4</text:p>
          </table:table-cell>
          <table:table-cell table:formula="of:=[.P20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202])" office:value-type="float" office:value="167">
            <text:p>167</text:p>
          </table:table-cell>
          <table:table-cell table:formula="of:=256*HEX2DEC([.C202])+HEX2DEC([.B202])" office:value-type="float" office:value="1216">
            <text:p>1216</text:p>
          </table:table-cell>
          <table:table-cell/>
          <table:table-cell table:style-name="Default" office:value-type="float" office:value="1000">
            <text:p>1000</text:p>
          </table:table-cell>
          <table:table-cell table:style-name="Default" office:value-type="float" office:value="3459">
            <text:p>3459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2]=[.E202];&quot;X&quot;;&quot;&quot;)" office:value-type="string" office:string-value="X">
            <text:p>X</text:p>
          </table:table-cell>
          <table:table-cell table:formula="of:=[.I202]-[.I201]" office:value-type="float" office:value="16.8330000000001">
            <text:p>16,833</text:p>
          </table:table-cell>
          <table:table-cell table:formula="of:=[.F202]/[.M202]" office:value-type="float" office:value="72.2390542386974">
            <text:p>72,2390542387</text:p>
          </table:table-cell>
          <table:table-cell table:formula="of:=([.F202]-[.P202])/100*5/3.6" office:value-type="float" office:value="16.8333333333333">
            <text:p>16,8333333333</text:p>
          </table:table-cell>
          <table:table-cell table:formula="of:=HEX2DEC([.C202])" office:value-type="float" office:value="4">
            <text:p>4</text:p>
          </table:table-cell>
          <table:table-cell table:formula="of:=[.P20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1</text:p>
          </table:table-cell>
          <table:table-cell table:style-name="ce2" office:value-type="string">
            <text:p>04</text:p>
          </table:table-cell>
          <table:table-cell/>
          <table:table-cell table:formula="of:=HEX2DEC([.A203])" office:value-type="float" office:value="167">
            <text:p>167</text:p>
          </table:table-cell>
          <table:table-cell table:formula="of:=256*HEX2DEC([.C203])+HEX2DEC([.B203])" office:value-type="float" office:value="1217">
            <text:p>1217</text:p>
          </table:table-cell>
          <table:table-cell/>
          <table:table-cell table:style-name="Default" office:value-type="float" office:value="1005">
            <text:p>1005</text:p>
          </table:table-cell>
          <table:table-cell table:style-name="Default" office:value-type="float" office:value="3475.847">
            <text:p>3475,847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3]=[.E203];&quot;X&quot;;&quot;&quot;)" office:value-type="string" office:string-value="X">
            <text:p>X</text:p>
          </table:table-cell>
          <table:table-cell table:formula="of:=[.I203]-[.I202]" office:value-type="float" office:value="16.8470000000002">
            <text:p>16,847</text:p>
          </table:table-cell>
          <table:table-cell table:formula="of:=[.F203]/[.M203]" office:value-type="float" office:value="72.2383807206022">
            <text:p>72,2383807206</text:p>
          </table:table-cell>
          <table:table-cell table:formula="of:=([.F203]-[.P203])/100*5/3.6" office:value-type="float" office:value="16.8472222222222">
            <text:p>16,8472222222</text:p>
          </table:table-cell>
          <table:table-cell table:formula="of:=HEX2DEC([.C203])" office:value-type="float" office:value="4">
            <text:p>4</text:p>
          </table:table-cell>
          <table:table-cell table:formula="of:=[.P20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8</text:p>
          </table:table-cell>
          <table:table-cell table:style-name="ce2" office:value-type="string">
            <text:p>04</text:p>
          </table:table-cell>
          <table:table-cell/>
          <table:table-cell table:formula="of:=HEX2DEC([.A204])" office:value-type="float" office:value="167">
            <text:p>167</text:p>
          </table:table-cell>
          <table:table-cell table:formula="of:=256*HEX2DEC([.C204])+HEX2DEC([.B204])" office:value-type="float" office:value="1224">
            <text:p>1224</text:p>
          </table:table-cell>
          <table:table-cell/>
          <table:table-cell table:style-name="Default" office:value-type="float" office:value="1010">
            <text:p>1010</text:p>
          </table:table-cell>
          <table:table-cell table:style-name="Default" office:value-type="float" office:value="3492.791">
            <text:p>3492,791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4]=[.E204];&quot;X&quot;;&quot;&quot;)" office:value-type="string" office:string-value="X">
            <text:p>X</text:p>
          </table:table-cell>
          <table:table-cell table:formula="of:=[.I204]-[.I203]" office:value-type="float" office:value="16.944">
            <text:p>16,944</text:p>
          </table:table-cell>
          <table:table-cell table:formula="of:=[.F204]/[.M204]" office:value-type="float" office:value="72.2379603399435">
            <text:p>72,2379603399</text:p>
          </table:table-cell>
          <table:table-cell table:formula="of:=([.F204]-[.P204])/100*5/3.6" office:value-type="float" office:value="16.9444444444444">
            <text:p>16,9444444444</text:p>
          </table:table-cell>
          <table:table-cell table:formula="of:=HEX2DEC([.C204])" office:value-type="float" office:value="4">
            <text:p>4</text:p>
          </table:table-cell>
          <table:table-cell table:formula="of:=[.P20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f4</text:p>
          </table:table-cell>
          <table:table-cell table:style-name="ce2" office:value-type="string">
            <text:p>04</text:p>
          </table:table-cell>
          <table:table-cell/>
          <table:table-cell table:formula="of:=HEX2DEC([.A205])" office:value-type="float" office:value="167">
            <text:p>167</text:p>
          </table:table-cell>
          <table:table-cell table:formula="of:=256*HEX2DEC([.C205])+HEX2DEC([.B205])" office:value-type="float" office:value="1268">
            <text:p>1268</text:p>
          </table:table-cell>
          <table:table-cell/>
          <table:table-cell table:style-name="Default" office:value-type="float" office:value="1015">
            <text:p>1015</text:p>
          </table:table-cell>
          <table:table-cell table:style-name="Default" office:value-type="float" office:value="3510.347">
            <text:p>3510,347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5]=[.E205];&quot;X&quot;;&quot;&quot;)" office:value-type="string" office:string-value="X">
            <text:p>X</text:p>
          </table:table-cell>
          <table:table-cell table:formula="of:=[.I205]-[.I204]" office:value-type="float" office:value="17.556">
            <text:p>17,556</text:p>
          </table:table-cell>
          <table:table-cell table:formula="of:=[.F205]/[.M205]" office:value-type="float" office:value="72.2260195944405">
            <text:p>72,2260195944</text:p>
          </table:table-cell>
          <table:table-cell table:formula="of:=([.F205]-[.P205])/100*5/3.6" office:value-type="float" office:value="17.5555555555556">
            <text:p>17,5555555556</text:p>
          </table:table-cell>
          <table:table-cell table:formula="of:=HEX2DEC([.C205])" office:value-type="float" office:value="4">
            <text:p>4</text:p>
          </table:table-cell>
          <table:table-cell table:formula="of:=[.P20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fa</text:p>
          </table:table-cell>
          <table:table-cell table:style-name="ce2" office:value-type="string">
            <text:p>04</text:p>
          </table:table-cell>
          <table:table-cell/>
          <table:table-cell table:formula="of:=HEX2DEC([.A206])" office:value-type="float" office:value="167">
            <text:p>167</text:p>
          </table:table-cell>
          <table:table-cell table:formula="of:=256*HEX2DEC([.C206])+HEX2DEC([.B206])" office:value-type="float" office:value="1274">
            <text:p>1274</text:p>
          </table:table-cell>
          <table:table-cell/>
          <table:table-cell table:style-name="Default" office:value-type="float" office:value="1020">
            <text:p>1020</text:p>
          </table:table-cell>
          <table:table-cell table:style-name="Default" office:value-type="float" office:value="3527.986">
            <text:p>3527,986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6]=[.E206];&quot;X&quot;;&quot;&quot;)" office:value-type="string" office:string-value="X">
            <text:p>X</text:p>
          </table:table-cell>
          <table:table-cell table:formula="of:=[.I206]-[.I205]" office:value-type="float" office:value="17.6389999999997">
            <text:p>17,639</text:p>
          </table:table-cell>
          <table:table-cell table:formula="of:=[.F206]/[.M206]" office:value-type="float" office:value="72.2263166846207">
            <text:p>72,2263166846</text:p>
          </table:table-cell>
          <table:table-cell table:formula="of:=([.F206]-[.P206])/100*5/3.6" office:value-type="float" office:value="17.6388888888889">
            <text:p>17,6388888889</text:p>
          </table:table-cell>
          <table:table-cell table:formula="of:=HEX2DEC([.C206])" office:value-type="float" office:value="4">
            <text:p>4</text:p>
          </table:table-cell>
          <table:table-cell table:formula="of:=[.P20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de</text:p>
          </table:table-cell>
          <table:table-cell table:style-name="ce2" office:value-type="string">
            <text:p>04</text:p>
          </table:table-cell>
          <table:table-cell/>
          <table:table-cell table:formula="of:=HEX2DEC([.A207])" office:value-type="float" office:value="167">
            <text:p>167</text:p>
          </table:table-cell>
          <table:table-cell table:formula="of:=256*HEX2DEC([.C207])+HEX2DEC([.B207])" office:value-type="float" office:value="1246">
            <text:p>1246</text:p>
          </table:table-cell>
          <table:table-cell/>
          <table:table-cell table:style-name="Default" office:value-type="float" office:value="1025">
            <text:p>1025</text:p>
          </table:table-cell>
          <table:table-cell table:style-name="Default" office:value-type="float" office:value="3545.236">
            <text:p>3545,236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7]=[.E207];&quot;X&quot;;&quot;&quot;)" office:value-type="string" office:string-value="X">
            <text:p>X</text:p>
          </table:table-cell>
          <table:table-cell table:formula="of:=[.I207]-[.I206]" office:value-type="float" office:value="17.25">
            <text:p>17,25</text:p>
          </table:table-cell>
          <table:table-cell table:formula="of:=[.F207]/[.M207]" office:value-type="float" office:value="72.231884057971">
            <text:p>72,231884058</text:p>
          </table:table-cell>
          <table:table-cell table:formula="of:=([.F207]-[.P207])/100*5/3.6" office:value-type="float" office:value="17.25">
            <text:p>17,25</text:p>
          </table:table-cell>
          <table:table-cell table:formula="of:=HEX2DEC([.C207])" office:value-type="float" office:value="4">
            <text:p>4</text:p>
          </table:table-cell>
          <table:table-cell table:formula="of:=[.P20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5</text:p>
          </table:table-cell>
          <table:table-cell table:style-name="ce2" office:value-type="string">
            <text:p>04</text:p>
          </table:table-cell>
          <table:table-cell/>
          <table:table-cell table:formula="of:=HEX2DEC([.A208])" office:value-type="float" office:value="167">
            <text:p>167</text:p>
          </table:table-cell>
          <table:table-cell table:formula="of:=256*HEX2DEC([.C208])+HEX2DEC([.B208])" office:value-type="float" office:value="1221">
            <text:p>1221</text:p>
          </table:table-cell>
          <table:table-cell/>
          <table:table-cell table:style-name="Default" office:value-type="float" office:value="1030">
            <text:p>1030</text:p>
          </table:table-cell>
          <table:table-cell table:style-name="Default" office:value-type="float" office:value="3562.139">
            <text:p>3562,139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8]=[.E208];&quot;X&quot;;&quot;&quot;)" office:value-type="string" office:string-value="X">
            <text:p>X</text:p>
          </table:table-cell>
          <table:table-cell table:formula="of:=[.I208]-[.I207]" office:value-type="float" office:value="16.9030000000002">
            <text:p>16,903</text:p>
          </table:table-cell>
          <table:table-cell table:formula="of:=[.F208]/[.M208]" office:value-type="float" office:value="72.2356978051223">
            <text:p>72,2356978051</text:p>
          </table:table-cell>
          <table:table-cell table:formula="of:=([.F208]-[.P208])/100*5/3.6" office:value-type="float" office:value="16.9027777777778">
            <text:p>16,9027777778</text:p>
          </table:table-cell>
          <table:table-cell table:formula="of:=HEX2DEC([.C208])" office:value-type="float" office:value="4">
            <text:p>4</text:p>
          </table:table-cell>
          <table:table-cell table:formula="of:=[.P20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f5</text:p>
          </table:table-cell>
          <table:table-cell table:style-name="ce2" office:value-type="string">
            <text:p>04</text:p>
          </table:table-cell>
          <table:table-cell/>
          <table:table-cell table:formula="of:=HEX2DEC([.A209])" office:value-type="float" office:value="167">
            <text:p>167</text:p>
          </table:table-cell>
          <table:table-cell table:formula="of:=256*HEX2DEC([.C209])+HEX2DEC([.B209])" office:value-type="float" office:value="1269">
            <text:p>1269</text:p>
          </table:table-cell>
          <table:table-cell/>
          <table:table-cell table:style-name="Default" office:value-type="float" office:value="1035">
            <text:p>1035</text:p>
          </table:table-cell>
          <table:table-cell table:style-name="Default" office:value-type="float" office:value="3579.708">
            <text:p>3579,708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09]=[.E209];&quot;X&quot;;&quot;&quot;)" office:value-type="string" office:string-value="X">
            <text:p>X</text:p>
          </table:table-cell>
          <table:table-cell table:formula="of:=[.I209]-[.I208]" office:value-type="float" office:value="17.569">
            <text:p>17,569</text:p>
          </table:table-cell>
          <table:table-cell table:formula="of:=[.F209]/[.M209]" office:value-type="float" office:value="72.2294951334739">
            <text:p>72,2294951335</text:p>
          </table:table-cell>
          <table:table-cell table:formula="of:=([.F209]-[.P209])/100*5/3.6" office:value-type="float" office:value="17.5694444444444">
            <text:p>17,5694444444</text:p>
          </table:table-cell>
          <table:table-cell table:formula="of:=HEX2DEC([.C209])" office:value-type="float" office:value="4">
            <text:p>4</text:p>
          </table:table-cell>
          <table:table-cell table:formula="of:=[.P20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05</text:p>
          </table:table-cell>
          <table:table-cell/>
          <table:table-cell table:formula="of:=HEX2DEC([.A210])" office:value-type="float" office:value="167">
            <text:p>167</text:p>
          </table:table-cell>
          <table:table-cell table:formula="of:=256*HEX2DEC([.C210])+HEX2DEC([.B210])" office:value-type="float" office:value="1328">
            <text:p>1328</text:p>
          </table:table-cell>
          <table:table-cell/>
          <table:table-cell table:style-name="Default" office:value-type="float" office:value="1040">
            <text:p>1040</text:p>
          </table:table-cell>
          <table:table-cell table:style-name="Default" office:value-type="float" office:value="3598.083">
            <text:p>3598,083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10]=[.E210];&quot;X&quot;;&quot;&quot;)" office:value-type="string" office:string-value="X">
            <text:p>X</text:p>
          </table:table-cell>
          <table:table-cell table:formula="of:=[.I210]-[.I209]" office:value-type="float" office:value="18.375">
            <text:p>18,375</text:p>
          </table:table-cell>
          <table:table-cell table:formula="of:=[.F210]/[.M210]" office:value-type="float" office:value="72.2721088435374">
            <text:p>72,2721088435</text:p>
          </table:table-cell>
          <table:table-cell table:formula="of:=([.F210]-[.P210])/100*5/3.6" office:value-type="float" office:value="18.375">
            <text:p>18,375</text:p>
          </table:table-cell>
          <table:table-cell table:formula="of:=HEX2DEC([.C210])" office:value-type="float" office:value="5">
            <text:p>5</text:p>
          </table:table-cell>
          <table:table-cell table:formula="of:=[.P21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9d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05</text:p>
          </table:table-cell>
          <table:table-cell/>
          <table:table-cell table:formula="of:=HEX2DEC([.A211])" office:value-type="float" office:value="157">
            <text:p>157</text:p>
          </table:table-cell>
          <table:table-cell table:formula="of:=256*HEX2DEC([.C211])+HEX2DEC([.B211])" office:value-type="float" office:value="1336">
            <text:p>1336</text:p>
          </table:table-cell>
          <table:table-cell/>
          <table:table-cell table:style-name="Default" office:value-type="float" office:value="1045">
            <text:p>1045</text:p>
          </table:table-cell>
          <table:table-cell table:style-name="Default" office:value-type="float" office:value="3616.569">
            <text:p>3616,569</text:p>
          </table:table-cell>
          <table:table-cell table:style-name="Default" office:value-type="float" office:value="157">
            <text:p>157</text:p>
          </table:table-cell>
          <table:table-cell/>
          <table:table-cell table:formula="of:=IF([.J211]=[.E211];&quot;X&quot;;&quot;&quot;)" office:value-type="string" office:string-value="X">
            <text:p>X</text:p>
          </table:table-cell>
          <table:table-cell table:formula="of:=[.I211]-[.I210]" office:value-type="float" office:value="18.4859999999999">
            <text:p>18,486</text:p>
          </table:table-cell>
          <table:table-cell table:formula="of:=[.F211]/[.M211]" office:value-type="float" office:value="72.2709077139462">
            <text:p>72,2709077139</text:p>
          </table:table-cell>
          <table:table-cell table:formula="of:=([.F211]-[.P211])/100*5/3.6" office:value-type="float" office:value="18.4861111111111">
            <text:p>18,4861111111</text:p>
          </table:table-cell>
          <table:table-cell table:formula="of:=HEX2DEC([.C211])" office:value-type="float" office:value="5">
            <text:p>5</text:p>
          </table:table-cell>
          <table:table-cell table:formula="of:=[.P21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2e</text:p>
          </table:table-cell>
          <table:table-cell table:style-name="ce2" office:value-type="string">
            <text:p>05</text:p>
          </table:table-cell>
          <table:table-cell/>
          <table:table-cell table:formula="of:=HEX2DEC([.A212])" office:value-type="float" office:value="166">
            <text:p>166</text:p>
          </table:table-cell>
          <table:table-cell table:formula="of:=256*HEX2DEC([.C212])+HEX2DEC([.B212])" office:value-type="float" office:value="1326">
            <text:p>1326</text:p>
          </table:table-cell>
          <table:table-cell/>
          <table:table-cell table:style-name="Default" office:value-type="float" office:value="1050">
            <text:p>1050</text:p>
          </table:table-cell>
          <table:table-cell table:style-name="Default" office:value-type="float" office:value="3634.916">
            <text:p>3634,916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212]=[.E212];&quot;X&quot;;&quot;&quot;)" office:value-type="string" office:string-value="X">
            <text:p>X</text:p>
          </table:table-cell>
          <table:table-cell table:formula="of:=[.I212]-[.I211]" office:value-type="float" office:value="18.3470000000002">
            <text:p>18,347</text:p>
          </table:table-cell>
          <table:table-cell table:formula="of:=[.F212]/[.M212]" office:value-type="float" office:value="72.2733961955625">
            <text:p>72,2733961956</text:p>
          </table:table-cell>
          <table:table-cell table:formula="of:=([.F212]-[.P212])/100*5/3.6" office:value-type="float" office:value="18.3472222222222">
            <text:p>18,3472222222</text:p>
          </table:table-cell>
          <table:table-cell table:formula="of:=HEX2DEC([.C212])" office:value-type="float" office:value="5">
            <text:p>5</text:p>
          </table:table-cell>
          <table:table-cell table:formula="of:=[.P21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1a</text:p>
          </table:table-cell>
          <table:table-cell table:style-name="ce2" office:value-type="string">
            <text:p>05</text:p>
          </table:table-cell>
          <table:table-cell/>
          <table:table-cell table:formula="of:=HEX2DEC([.A213])" office:value-type="float" office:value="171">
            <text:p>171</text:p>
          </table:table-cell>
          <table:table-cell table:formula="of:=256*HEX2DEC([.C213])+HEX2DEC([.B213])" office:value-type="float" office:value="1306">
            <text:p>1306</text:p>
          </table:table-cell>
          <table:table-cell/>
          <table:table-cell table:style-name="Default" office:value-type="float" office:value="1055">
            <text:p>1055</text:p>
          </table:table-cell>
          <table:table-cell table:style-name="Default" office:value-type="float" office:value="3652.986">
            <text:p>3652,986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13]=[.E213];&quot;X&quot;;&quot;&quot;)" office:value-type="string" office:string-value="X">
            <text:p>X</text:p>
          </table:table-cell>
          <table:table-cell table:formula="of:=[.I213]-[.I212]" office:value-type="float" office:value="18.0699999999997">
            <text:p>18,07</text:p>
          </table:table-cell>
          <table:table-cell table:formula="of:=[.F213]/[.M213]" office:value-type="float" office:value="72.2744881018274">
            <text:p>72,2744881018</text:p>
          </table:table-cell>
          <table:table-cell table:formula="of:=([.F213]-[.P213])/100*5/3.6" office:value-type="float" office:value="18.0694444444444">
            <text:p>18,0694444444</text:p>
          </table:table-cell>
          <table:table-cell table:formula="of:=HEX2DEC([.C213])" office:value-type="float" office:value="5">
            <text:p>5</text:p>
          </table:table-cell>
          <table:table-cell table:formula="of:=[.P21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05</text:p>
          </table:table-cell>
          <table:table-cell/>
          <table:table-cell table:formula="of:=HEX2DEC([.A214])" office:value-type="float" office:value="174">
            <text:p>174</text:p>
          </table:table-cell>
          <table:table-cell table:formula="of:=256*HEX2DEC([.C214])+HEX2DEC([.B214])" office:value-type="float" office:value="1281">
            <text:p>1281</text:p>
          </table:table-cell>
          <table:table-cell/>
          <table:table-cell table:style-name="Default" office:value-type="float" office:value="1060">
            <text:p>1060</text:p>
          </table:table-cell>
          <table:table-cell table:style-name="Default" office:value-type="float" office:value="3670.708">
            <text:p>3670,70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214]=[.E214];&quot;X&quot;;&quot;&quot;)" office:value-type="string" office:string-value="X">
            <text:p>X</text:p>
          </table:table-cell>
          <table:table-cell table:formula="of:=[.I214]-[.I213]" office:value-type="float" office:value="17.7220000000002">
            <text:p>17,722</text:p>
          </table:table-cell>
          <table:table-cell table:formula="of:=[.F214]/[.M214]" office:value-type="float" office:value="72.283038031824">
            <text:p>72,2830380318</text:p>
          </table:table-cell>
          <table:table-cell table:formula="of:=([.F214]-[.P214])/100*5/3.6" office:value-type="float" office:value="17.7222222222222">
            <text:p>17,7222222222</text:p>
          </table:table-cell>
          <table:table-cell table:formula="of:=HEX2DEC([.C214])" office:value-type="float" office:value="5">
            <text:p>5</text:p>
          </table:table-cell>
          <table:table-cell table:formula="of:=[.P21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f0</text:p>
          </table:table-cell>
          <table:table-cell table:style-name="ce2" office:value-type="string">
            <text:p>04</text:p>
          </table:table-cell>
          <table:table-cell/>
          <table:table-cell table:formula="of:=HEX2DEC([.A215])" office:value-type="float" office:value="175">
            <text:p>175</text:p>
          </table:table-cell>
          <table:table-cell table:formula="of:=256*HEX2DEC([.C215])+HEX2DEC([.B215])" office:value-type="float" office:value="1264">
            <text:p>1264</text:p>
          </table:table-cell>
          <table:table-cell/>
          <table:table-cell table:style-name="Default" office:value-type="float" office:value="1065">
            <text:p>1065</text:p>
          </table:table-cell>
          <table:table-cell table:style-name="Default" office:value-type="float" office:value="3688.208">
            <text:p>3688,20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15]=[.E215];&quot;X&quot;;&quot;&quot;)" office:value-type="string" office:string-value="X">
            <text:p>X</text:p>
          </table:table-cell>
          <table:table-cell table:formula="of:=[.I215]-[.I214]" office:value-type="float" office:value="17.5">
            <text:p>17,5</text:p>
          </table:table-cell>
          <table:table-cell table:formula="of:=[.F215]/[.M215]" office:value-type="float" office:value="72.2285714285714">
            <text:p>72,2285714286</text:p>
          </table:table-cell>
          <table:table-cell table:formula="of:=([.F215]-[.P215])/100*5/3.6" office:value-type="float" office:value="17.5">
            <text:p>17,5</text:p>
          </table:table-cell>
          <table:table-cell table:formula="of:=HEX2DEC([.C215])" office:value-type="float" office:value="4">
            <text:p>4</text:p>
          </table:table-cell>
          <table:table-cell table:formula="of:=[.P21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ed</text:p>
          </table:table-cell>
          <table:table-cell table:style-name="ce2" office:value-type="string">
            <text:p>04</text:p>
          </table:table-cell>
          <table:table-cell/>
          <table:table-cell table:formula="of:=HEX2DEC([.A216])" office:value-type="float" office:value="176">
            <text:p>176</text:p>
          </table:table-cell>
          <table:table-cell table:formula="of:=256*HEX2DEC([.C216])+HEX2DEC([.B216])" office:value-type="float" office:value="1261">
            <text:p>1261</text:p>
          </table:table-cell>
          <table:table-cell/>
          <table:table-cell table:style-name="Default" office:value-type="float" office:value="1070">
            <text:p>1070</text:p>
          </table:table-cell>
          <table:table-cell table:style-name="Default" office:value-type="float" office:value="3705.666">
            <text:p>3705,666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16]=[.E216];&quot;X&quot;;&quot;&quot;)" office:value-type="string" office:string-value="X">
            <text:p>X</text:p>
          </table:table-cell>
          <table:table-cell table:formula="of:=[.I216]-[.I215]" office:value-type="float" office:value="17.4580000000001">
            <text:p>17,458</text:p>
          </table:table-cell>
          <table:table-cell table:formula="of:=[.F216]/[.M216]" office:value-type="float" office:value="72.2304960476569">
            <text:p>72,2304960477</text:p>
          </table:table-cell>
          <table:table-cell table:formula="of:=([.F216]-[.P216])/100*5/3.6" office:value-type="float" office:value="17.4583333333333">
            <text:p>17,4583333333</text:p>
          </table:table-cell>
          <table:table-cell table:formula="of:=HEX2DEC([.C216])" office:value-type="float" office:value="4">
            <text:p>4</text:p>
          </table:table-cell>
          <table:table-cell table:formula="of:=[.P21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dc</text:p>
          </table:table-cell>
          <table:table-cell table:style-name="ce2" office:value-type="string">
            <text:p>04</text:p>
          </table:table-cell>
          <table:table-cell/>
          <table:table-cell table:formula="of:=HEX2DEC([.A217])" office:value-type="float" office:value="176">
            <text:p>176</text:p>
          </table:table-cell>
          <table:table-cell table:formula="of:=256*HEX2DEC([.C217])+HEX2DEC([.B217])" office:value-type="float" office:value="1244">
            <text:p>1244</text:p>
          </table:table-cell>
          <table:table-cell/>
          <table:table-cell table:style-name="Default" office:value-type="float" office:value="1075">
            <text:p>1075</text:p>
          </table:table-cell>
          <table:table-cell table:style-name="Default" office:value-type="float" office:value="3722.888">
            <text:p>3722,88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17]=[.E217];&quot;X&quot;;&quot;&quot;)" office:value-type="string" office:string-value="X">
            <text:p>X</text:p>
          </table:table-cell>
          <table:table-cell table:formula="of:=[.I217]-[.I216]" office:value-type="float" office:value="17.2219999999998">
            <text:p>17,222</text:p>
          </table:table-cell>
          <table:table-cell table:formula="of:=[.F217]/[.M217]" office:value-type="float" office:value="72.2331901056798">
            <text:p>72,2331901057</text:p>
          </table:table-cell>
          <table:table-cell table:formula="of:=([.F217]-[.P217])/100*5/3.6" office:value-type="float" office:value="17.2222222222222">
            <text:p>17,2222222222</text:p>
          </table:table-cell>
          <table:table-cell table:formula="of:=HEX2DEC([.C217])" office:value-type="float" office:value="4">
            <text:p>4</text:p>
          </table:table-cell>
          <table:table-cell table:formula="of:=[.P21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c9</text:p>
          </table:table-cell>
          <table:table-cell table:style-name="ce2" office:value-type="string">
            <text:p>04</text:p>
          </table:table-cell>
          <table:table-cell/>
          <table:table-cell table:formula="of:=HEX2DEC([.A218])" office:value-type="float" office:value="177">
            <text:p>177</text:p>
          </table:table-cell>
          <table:table-cell table:formula="of:=256*HEX2DEC([.C218])+HEX2DEC([.B218])" office:value-type="float" office:value="1225">
            <text:p>1225</text:p>
          </table:table-cell>
          <table:table-cell/>
          <table:table-cell table:style-name="Default" office:value-type="float" office:value="1080">
            <text:p>1080</text:p>
          </table:table-cell>
          <table:table-cell table:style-name="Default" office:value-type="float" office:value="3739.846">
            <text:p>3739,846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18]=[.E218];&quot;X&quot;;&quot;&quot;)" office:value-type="string" office:string-value="X">
            <text:p>X</text:p>
          </table:table-cell>
          <table:table-cell table:formula="of:=[.I218]-[.I217]" office:value-type="float" office:value="16.9580000000001">
            <text:p>16,958</text:p>
          </table:table-cell>
          <table:table-cell table:formula="of:=[.F218]/[.M218]" office:value-type="float" office:value="72.237292133506">
            <text:p>72,2372921335</text:p>
          </table:table-cell>
          <table:table-cell table:formula="of:=([.F218]-[.P218])/100*5/3.6" office:value-type="float" office:value="16.9583333333333">
            <text:p>16,9583333333</text:p>
          </table:table-cell>
          <table:table-cell table:formula="of:=HEX2DEC([.C218])" office:value-type="float" office:value="4">
            <text:p>4</text:p>
          </table:table-cell>
          <table:table-cell table:formula="of:=[.P21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cc</text:p>
          </table:table-cell>
          <table:table-cell table:style-name="ce2" office:value-type="string">
            <text:p>04</text:p>
          </table:table-cell>
          <table:table-cell/>
          <table:table-cell table:formula="of:=HEX2DEC([.A219])" office:value-type="float" office:value="178">
            <text:p>178</text:p>
          </table:table-cell>
          <table:table-cell table:formula="of:=256*HEX2DEC([.C219])+HEX2DEC([.B219])" office:value-type="float" office:value="1228">
            <text:p>1228</text:p>
          </table:table-cell>
          <table:table-cell/>
          <table:table-cell table:style-name="Default" office:value-type="float" office:value="1085">
            <text:p>1085</text:p>
          </table:table-cell>
          <table:table-cell table:style-name="Default" office:value-type="float" office:value="3756.846">
            <text:p>3756,846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219]=[.E219];&quot;X&quot;;&quot;&quot;)" office:value-type="string" office:string-value="X">
            <text:p>X</text:p>
          </table:table-cell>
          <table:table-cell table:formula="of:=[.I219]-[.I218]" office:value-type="float" office:value="17">
            <text:p>17</text:p>
          </table:table-cell>
          <table:table-cell table:formula="of:=[.F219]/[.M219]" office:value-type="float" office:value="72.2352941176471">
            <text:p>72,2352941176</text:p>
          </table:table-cell>
          <table:table-cell table:formula="of:=([.F219]-[.P219])/100*5/3.6" office:value-type="float" office:value="17">
            <text:p>17</text:p>
          </table:table-cell>
          <table:table-cell table:formula="of:=HEX2DEC([.C219])" office:value-type="float" office:value="4">
            <text:p>4</text:p>
          </table:table-cell>
          <table:table-cell table:formula="of:=[.P21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220])" office:value-type="float" office:value="179">
            <text:p>179</text:p>
          </table:table-cell>
          <table:table-cell table:formula="of:=256*HEX2DEC([.C220])+HEX2DEC([.B220])" office:value-type="float" office:value="1222">
            <text:p>1222</text:p>
          </table:table-cell>
          <table:table-cell/>
          <table:table-cell table:style-name="Default" office:value-type="float" office:value="1090">
            <text:p>1090</text:p>
          </table:table-cell>
          <table:table-cell table:style-name="Default" office:value-type="float" office:value="3773.763">
            <text:p>3773,763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220]=[.E220];&quot;X&quot;;&quot;&quot;)" office:value-type="string" office:string-value="X">
            <text:p>X</text:p>
          </table:table-cell>
          <table:table-cell table:formula="of:=[.I220]-[.I219]" office:value-type="float" office:value="16.9169999999999">
            <text:p>16,917</text:p>
          </table:table-cell>
          <table:table-cell table:formula="of:=[.F220]/[.M220]" office:value-type="float" office:value="72.2350298516289">
            <text:p>72,2350298516</text:p>
          </table:table-cell>
          <table:table-cell table:formula="of:=([.F220]-[.P220])/100*5/3.6" office:value-type="float" office:value="16.9166666666667">
            <text:p>16,9166666667</text:p>
          </table:table-cell>
          <table:table-cell table:formula="of:=HEX2DEC([.C220])" office:value-type="float" office:value="4">
            <text:p>4</text:p>
          </table:table-cell>
          <table:table-cell table:formula="of:=[.P22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1f</text:p>
          </table:table-cell>
          <table:table-cell table:style-name="ce2" office:value-type="string">
            <text:p>05</text:p>
          </table:table-cell>
          <table:table-cell/>
          <table:table-cell table:formula="of:=HEX2DEC([.A221])" office:value-type="float" office:value="176">
            <text:p>176</text:p>
          </table:table-cell>
          <table:table-cell table:formula="of:=256*HEX2DEC([.C221])+HEX2DEC([.B221])" office:value-type="float" office:value="1311">
            <text:p>1311</text:p>
          </table:table-cell>
          <table:table-cell/>
          <table:table-cell table:style-name="Default" office:value-type="float" office:value="1095">
            <text:p>1095</text:p>
          </table:table-cell>
          <table:table-cell table:style-name="Default" office:value-type="float" office:value="3791.902">
            <text:p>3791,902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21]=[.E221];&quot;X&quot;;&quot;&quot;)" office:value-type="string" office:string-value="X">
            <text:p>X</text:p>
          </table:table-cell>
          <table:table-cell table:formula="of:=[.I221]-[.I220]" office:value-type="float" office:value="18.1390000000001">
            <text:p>18,139</text:p>
          </table:table-cell>
          <table:table-cell table:formula="of:=[.F221]/[.M221]" office:value-type="float" office:value="72.2752081151106">
            <text:p>72,2752081151</text:p>
          </table:table-cell>
          <table:table-cell table:formula="of:=([.F221]-[.P221])/100*5/3.6" office:value-type="float" office:value="18.1388888888889">
            <text:p>18,1388888889</text:p>
          </table:table-cell>
          <table:table-cell table:formula="of:=HEX2DEC([.C221])" office:value-type="float" office:value="5">
            <text:p>5</text:p>
          </table:table-cell>
          <table:table-cell table:formula="of:=[.P22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4e</text:p>
          </table:table-cell>
          <table:table-cell table:style-name="ce2" office:value-type="string">
            <text:p>05</text:p>
          </table:table-cell>
          <table:table-cell/>
          <table:table-cell table:formula="of:=HEX2DEC([.A222])" office:value-type="float" office:value="177">
            <text:p>177</text:p>
          </table:table-cell>
          <table:table-cell table:formula="of:=256*HEX2DEC([.C222])+HEX2DEC([.B222])" office:value-type="float" office:value="1358">
            <text:p>1358</text:p>
          </table:table-cell>
          <table:table-cell/>
          <table:table-cell table:style-name="Default" office:value-type="float" office:value="1100">
            <text:p>1100</text:p>
          </table:table-cell>
          <table:table-cell table:style-name="Default" office:value-type="float" office:value="3810.694">
            <text:p>3810,694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22]=[.E222];&quot;X&quot;;&quot;&quot;)" office:value-type="string" office:string-value="X">
            <text:p>X</text:p>
          </table:table-cell>
          <table:table-cell table:formula="of:=[.I222]-[.I221]" office:value-type="float" office:value="18.7919999999999">
            <text:p>18,792</text:p>
          </table:table-cell>
          <table:table-cell table:formula="of:=[.F222]/[.M222]" office:value-type="float" office:value="72.2647935291617">
            <text:p>72,2647935292</text:p>
          </table:table-cell>
          <table:table-cell table:formula="of:=([.F222]-[.P222])/100*5/3.6" office:value-type="float" office:value="18.7916666666667">
            <text:p>18,7916666667</text:p>
          </table:table-cell>
          <table:table-cell table:formula="of:=HEX2DEC([.C222])" office:value-type="float" office:value="5">
            <text:p>5</text:p>
          </table:table-cell>
          <table:table-cell table:formula="of:=[.P22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05</text:p>
          </table:table-cell>
          <table:table-cell/>
          <table:table-cell table:formula="of:=HEX2DEC([.A223])" office:value-type="float" office:value="178">
            <text:p>178</text:p>
          </table:table-cell>
          <table:table-cell table:formula="of:=256*HEX2DEC([.C223])+HEX2DEC([.B223])" office:value-type="float" office:value="1302">
            <text:p>1302</text:p>
          </table:table-cell>
          <table:table-cell/>
          <table:table-cell table:style-name="Default" office:value-type="float" office:value="1105">
            <text:p>1105</text:p>
          </table:table-cell>
          <table:table-cell table:style-name="Default" office:value-type="float" office:value="3828.708">
            <text:p>3828,708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223]=[.E223];&quot;X&quot;;&quot;&quot;)" office:value-type="string" office:string-value="X">
            <text:p>X</text:p>
          </table:table-cell>
          <table:table-cell table:formula="of:=[.I223]-[.I222]" office:value-type="float" office:value="18.0140000000001">
            <text:p>18,014</text:p>
          </table:table-cell>
          <table:table-cell table:formula="of:=[.F223]/[.M223]" office:value-type="float" office:value="72.2771177972683">
            <text:p>72,2771177973</text:p>
          </table:table-cell>
          <table:table-cell table:formula="of:=([.F223]-[.P223])/100*5/3.6" office:value-type="float" office:value="18.0138888888889">
            <text:p>18,0138888889</text:p>
          </table:table-cell>
          <table:table-cell table:formula="of:=HEX2DEC([.C223])" office:value-type="float" office:value="5">
            <text:p>5</text:p>
          </table:table-cell>
          <table:table-cell table:formula="of:=[.P22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dd</text:p>
          </table:table-cell>
          <table:table-cell table:style-name="ce2" office:value-type="string">
            <text:p>04</text:p>
          </table:table-cell>
          <table:table-cell/>
          <table:table-cell table:formula="of:=HEX2DEC([.A224])" office:value-type="float" office:value="177">
            <text:p>177</text:p>
          </table:table-cell>
          <table:table-cell table:formula="of:=256*HEX2DEC([.C224])+HEX2DEC([.B224])" office:value-type="float" office:value="1245">
            <text:p>1245</text:p>
          </table:table-cell>
          <table:table-cell/>
          <table:table-cell table:style-name="Default" office:value-type="float" office:value="1110">
            <text:p>1110</text:p>
          </table:table-cell>
          <table:table-cell table:style-name="Default" office:value-type="float" office:value="3845.944">
            <text:p>3845,944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24]=[.E224];&quot;X&quot;;&quot;&quot;)" office:value-type="string" office:string-value="X">
            <text:p>X</text:p>
          </table:table-cell>
          <table:table-cell table:formula="of:=[.I224]-[.I223]" office:value-type="float" office:value="17.2359999999999">
            <text:p>17,236</text:p>
          </table:table-cell>
          <table:table-cell table:formula="of:=[.F224]/[.M224]" office:value-type="float" office:value="72.2325365514046">
            <text:p>72,2325365514</text:p>
          </table:table-cell>
          <table:table-cell table:formula="of:=([.F224]-[.P224])/100*5/3.6" office:value-type="float" office:value="17.2361111111111">
            <text:p>17,2361111111</text:p>
          </table:table-cell>
          <table:table-cell table:formula="of:=HEX2DEC([.C224])" office:value-type="float" office:value="4">
            <text:p>4</text:p>
          </table:table-cell>
          <table:table-cell table:formula="of:=[.P22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225])" office:value-type="float" office:value="176">
            <text:p>176</text:p>
          </table:table-cell>
          <table:table-cell table:formula="of:=256*HEX2DEC([.C225])+HEX2DEC([.B225])" office:value-type="float" office:value="1239">
            <text:p>1239</text:p>
          </table:table-cell>
          <table:table-cell/>
          <table:table-cell table:style-name="Default" office:value-type="float" office:value="1115">
            <text:p>1115</text:p>
          </table:table-cell>
          <table:table-cell table:style-name="Default" office:value-type="float" office:value="3863.097">
            <text:p>3863,097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25]=[.E225];&quot;X&quot;;&quot;&quot;)" office:value-type="string" office:string-value="X">
            <text:p>X</text:p>
          </table:table-cell>
          <table:table-cell table:formula="of:=[.I225]-[.I224]" office:value-type="float" office:value="17.1530000000002">
            <text:p>17,153</text:p>
          </table:table-cell>
          <table:table-cell table:formula="of:=[.F225]/[.M225]" office:value-type="float" office:value="72.2322625779737">
            <text:p>72,232262578</text:p>
          </table:table-cell>
          <table:table-cell table:formula="of:=([.F225]-[.P225])/100*5/3.6" office:value-type="float" office:value="17.1527777777778">
            <text:p>17,1527777778</text:p>
          </table:table-cell>
          <table:table-cell table:formula="of:=HEX2DEC([.C225])" office:value-type="float" office:value="4">
            <text:p>4</text:p>
          </table:table-cell>
          <table:table-cell table:formula="of:=[.P22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cd</text:p>
          </table:table-cell>
          <table:table-cell table:style-name="ce2" office:value-type="string">
            <text:p>04</text:p>
          </table:table-cell>
          <table:table-cell/>
          <table:table-cell table:formula="of:=HEX2DEC([.A226])" office:value-type="float" office:value="175">
            <text:p>175</text:p>
          </table:table-cell>
          <table:table-cell table:formula="of:=256*HEX2DEC([.C226])+HEX2DEC([.B226])" office:value-type="float" office:value="1229">
            <text:p>1229</text:p>
          </table:table-cell>
          <table:table-cell/>
          <table:table-cell table:style-name="Default" office:value-type="float" office:value="1120">
            <text:p>1120</text:p>
          </table:table-cell>
          <table:table-cell table:style-name="Default" office:value-type="float" office:value="3880.111">
            <text:p>3880,111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26]=[.E226];&quot;X&quot;;&quot;&quot;)" office:value-type="string" office:string-value="X">
            <text:p>X</text:p>
          </table:table-cell>
          <table:table-cell table:formula="of:=[.I226]-[.I225]" office:value-type="float" office:value="17.0139999999997">
            <text:p>17,014</text:p>
          </table:table-cell>
          <table:table-cell table:formula="of:=[.F226]/[.M226]" office:value-type="float" office:value="72.2346303044566">
            <text:p>72,2346303045</text:p>
          </table:table-cell>
          <table:table-cell table:formula="of:=([.F226]-[.P226])/100*5/3.6" office:value-type="float" office:value="17.0138888888889">
            <text:p>17,0138888889</text:p>
          </table:table-cell>
          <table:table-cell table:formula="of:=HEX2DEC([.C226])" office:value-type="float" office:value="4">
            <text:p>4</text:p>
          </table:table-cell>
          <table:table-cell table:formula="of:=[.P22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227])" office:value-type="float" office:value="175">
            <text:p>175</text:p>
          </table:table-cell>
          <table:table-cell table:formula="of:=256*HEX2DEC([.C227])+HEX2DEC([.B227])" office:value-type="float" office:value="1219">
            <text:p>1219</text:p>
          </table:table-cell>
          <table:table-cell/>
          <table:table-cell table:style-name="Default" office:value-type="float" office:value="1125">
            <text:p>1125</text:p>
          </table:table-cell>
          <table:table-cell table:style-name="Default" office:value-type="float" office:value="3896.986">
            <text:p>3896,986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27]=[.E227];&quot;X&quot;;&quot;&quot;)" office:value-type="string" office:string-value="X">
            <text:p>X</text:p>
          </table:table-cell>
          <table:table-cell table:formula="of:=[.I227]-[.I226]" office:value-type="float" office:value="16.875">
            <text:p>16,875</text:p>
          </table:table-cell>
          <table:table-cell table:formula="of:=[.F227]/[.M227]" office:value-type="float" office:value="72.237037037037">
            <text:p>72,237037037</text:p>
          </table:table-cell>
          <table:table-cell table:formula="of:=([.F227]-[.P227])/100*5/3.6" office:value-type="float" office:value="16.875">
            <text:p>16,875</text:p>
          </table:table-cell>
          <table:table-cell table:formula="of:=HEX2DEC([.C227])" office:value-type="float" office:value="4">
            <text:p>4</text:p>
          </table:table-cell>
          <table:table-cell table:formula="of:=[.P22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5</text:p>
          </table:table-cell>
          <table:table-cell table:style-name="ce2" office:value-type="string">
            <text:p>04</text:p>
          </table:table-cell>
          <table:table-cell/>
          <table:table-cell table:formula="of:=HEX2DEC([.A228])" office:value-type="float" office:value="174">
            <text:p>174</text:p>
          </table:table-cell>
          <table:table-cell table:formula="of:=256*HEX2DEC([.C228])+HEX2DEC([.B228])" office:value-type="float" office:value="1221">
            <text:p>1221</text:p>
          </table:table-cell>
          <table:table-cell/>
          <table:table-cell table:style-name="Default" office:value-type="float" office:value="1130">
            <text:p>1130</text:p>
          </table:table-cell>
          <table:table-cell table:style-name="Default" office:value-type="float" office:value="3913.888">
            <text:p>3913,88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228]=[.E228];&quot;X&quot;;&quot;&quot;)" office:value-type="string" office:string-value="X">
            <text:p>X</text:p>
          </table:table-cell>
          <table:table-cell table:formula="of:=[.I228]-[.I227]" office:value-type="float" office:value="16.902">
            <text:p>16,902</text:p>
          </table:table-cell>
          <table:table-cell table:formula="of:=[.F228]/[.M228]" office:value-type="float" office:value="72.2399716009938">
            <text:p>72,239971601</text:p>
          </table:table-cell>
          <table:table-cell table:formula="of:=([.F228]-[.P228])/100*5/3.6" office:value-type="float" office:value="16.9027777777778">
            <text:p>16,9027777778</text:p>
          </table:table-cell>
          <table:table-cell table:formula="of:=HEX2DEC([.C228])" office:value-type="float" office:value="4">
            <text:p>4</text:p>
          </table:table-cell>
          <table:table-cell table:formula="of:=[.P22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7</text:p>
          </table:table-cell>
          <table:table-cell table:style-name="ce2" office:value-type="string">
            <text:p>04</text:p>
          </table:table-cell>
          <table:table-cell/>
          <table:table-cell table:formula="of:=HEX2DEC([.A229])" office:value-type="float" office:value="174">
            <text:p>174</text:p>
          </table:table-cell>
          <table:table-cell table:formula="of:=256*HEX2DEC([.C229])+HEX2DEC([.B229])" office:value-type="float" office:value="1223">
            <text:p>1223</text:p>
          </table:table-cell>
          <table:table-cell/>
          <table:table-cell table:style-name="Default" office:value-type="float" office:value="1135">
            <text:p>1135</text:p>
          </table:table-cell>
          <table:table-cell table:style-name="Default" office:value-type="float" office:value="3930.819">
            <text:p>3930,81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229]=[.E229];&quot;X&quot;;&quot;&quot;)" office:value-type="string" office:string-value="X">
            <text:p>X</text:p>
          </table:table-cell>
          <table:table-cell table:formula="of:=[.I229]-[.I228]" office:value-type="float" office:value="16.931">
            <text:p>16,931</text:p>
          </table:table-cell>
          <table:table-cell table:formula="of:=[.F229]/[.M229]" office:value-type="float" office:value="72.2343630027758">
            <text:p>72,2343630028</text:p>
          </table:table-cell>
          <table:table-cell table:formula="of:=([.F229]-[.P229])/100*5/3.6" office:value-type="float" office:value="16.9305555555556">
            <text:p>16,9305555556</text:p>
          </table:table-cell>
          <table:table-cell table:formula="of:=HEX2DEC([.C229])" office:value-type="float" office:value="4">
            <text:p>4</text:p>
          </table:table-cell>
          <table:table-cell table:formula="of:=[.P22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e</text:p>
          </table:table-cell>
          <table:table-cell table:style-name="ce2" office:value-type="string">
            <text:p>04</text:p>
          </table:table-cell>
          <table:table-cell/>
          <table:table-cell table:formula="of:=HEX2DEC([.A230])" office:value-type="float" office:value="172">
            <text:p>172</text:p>
          </table:table-cell>
          <table:table-cell table:formula="of:=256*HEX2DEC([.C230])+HEX2DEC([.B230])" office:value-type="float" office:value="1230">
            <text:p>1230</text:p>
          </table:table-cell>
          <table:table-cell/>
          <table:table-cell table:style-name="Default" office:value-type="float" office:value="1140">
            <text:p>1140</text:p>
          </table:table-cell>
          <table:table-cell table:style-name="Default" office:value-type="float" office:value="3947.847">
            <text:p>3947,847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230]=[.E230];&quot;X&quot;;&quot;&quot;)" office:value-type="string" office:string-value="X">
            <text:p>X</text:p>
          </table:table-cell>
          <table:table-cell table:formula="of:=[.I230]-[.I229]" office:value-type="float" office:value="17.0280000000002">
            <text:p>17,028</text:p>
          </table:table-cell>
          <table:table-cell table:formula="of:=[.F230]/[.M230]" office:value-type="float" office:value="72.2339675828037">
            <text:p>72,2339675828</text:p>
          </table:table-cell>
          <table:table-cell table:formula="of:=([.F230]-[.P230])/100*5/3.6" office:value-type="float" office:value="17.0277777777778">
            <text:p>17,0277777778</text:p>
          </table:table-cell>
          <table:table-cell table:formula="of:=HEX2DEC([.C230])" office:value-type="float" office:value="4">
            <text:p>4</text:p>
          </table:table-cell>
          <table:table-cell table:formula="of:=[.P23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d1</text:p>
          </table:table-cell>
          <table:table-cell table:style-name="ce2" office:value-type="string">
            <text:p>04</text:p>
          </table:table-cell>
          <table:table-cell/>
          <table:table-cell table:formula="of:=HEX2DEC([.A231])" office:value-type="float" office:value="171">
            <text:p>171</text:p>
          </table:table-cell>
          <table:table-cell table:formula="of:=256*HEX2DEC([.C231])+HEX2DEC([.B231])" office:value-type="float" office:value="1233">
            <text:p>1233</text:p>
          </table:table-cell>
          <table:table-cell/>
          <table:table-cell table:style-name="Default" office:value-type="float" office:value="1145">
            <text:p>1145</text:p>
          </table:table-cell>
          <table:table-cell table:style-name="Default" office:value-type="float" office:value="3964.916">
            <text:p>3964,916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31]=[.E231];&quot;X&quot;;&quot;&quot;)" office:value-type="string" office:string-value="X">
            <text:p>X</text:p>
          </table:table-cell>
          <table:table-cell table:formula="of:=[.I231]-[.I230]" office:value-type="float" office:value="17.069">
            <text:p>17,069</text:p>
          </table:table-cell>
          <table:table-cell table:formula="of:=[.F231]/[.M231]" office:value-type="float" office:value="72.2362177046109">
            <text:p>72,2362177046</text:p>
          </table:table-cell>
          <table:table-cell table:formula="of:=([.F231]-[.P231])/100*5/3.6" office:value-type="float" office:value="17.0694444444444">
            <text:p>17,0694444444</text:p>
          </table:table-cell>
          <table:table-cell table:formula="of:=HEX2DEC([.C231])" office:value-type="float" office:value="4">
            <text:p>4</text:p>
          </table:table-cell>
          <table:table-cell table:formula="of:=[.P23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232])" office:value-type="float" office:value="172">
            <text:p>172</text:p>
          </table:table-cell>
          <table:table-cell table:formula="of:=256*HEX2DEC([.C232])+HEX2DEC([.B232])" office:value-type="float" office:value="1219">
            <text:p>1219</text:p>
          </table:table-cell>
          <table:table-cell/>
          <table:table-cell table:style-name="Default" office:value-type="float" office:value="1150">
            <text:p>1150</text:p>
          </table:table-cell>
          <table:table-cell table:style-name="Default" office:value-type="float" office:value="3981.791">
            <text:p>3981,791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232]=[.E232];&quot;X&quot;;&quot;&quot;)" office:value-type="string" office:string-value="X">
            <text:p>X</text:p>
          </table:table-cell>
          <table:table-cell table:formula="of:=[.I232]-[.I231]" office:value-type="float" office:value="16.875">
            <text:p>16,875</text:p>
          </table:table-cell>
          <table:table-cell table:formula="of:=[.F232]/[.M232]" office:value-type="float" office:value="72.237037037037">
            <text:p>72,237037037</text:p>
          </table:table-cell>
          <table:table-cell table:formula="of:=([.F232]-[.P232])/100*5/3.6" office:value-type="float" office:value="16.875">
            <text:p>16,875</text:p>
          </table:table-cell>
          <table:table-cell table:formula="of:=HEX2DEC([.C232])" office:value-type="float" office:value="4">
            <text:p>4</text:p>
          </table:table-cell>
          <table:table-cell table:formula="of:=[.P23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233])" office:value-type="float" office:value="171">
            <text:p>171</text:p>
          </table:table-cell>
          <table:table-cell table:formula="of:=256*HEX2DEC([.C233])+HEX2DEC([.B233])" office:value-type="float" office:value="1219">
            <text:p>1219</text:p>
          </table:table-cell>
          <table:table-cell/>
          <table:table-cell table:style-name="Default" office:value-type="float" office:value="1155">
            <text:p>1155</text:p>
          </table:table-cell>
          <table:table-cell table:style-name="Default" office:value-type="float" office:value="3998.666">
            <text:p>3998,666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33]=[.E233];&quot;X&quot;;&quot;&quot;)" office:value-type="string" office:string-value="X">
            <text:p>X</text:p>
          </table:table-cell>
          <table:table-cell table:formula="of:=[.I233]-[.I232]" office:value-type="float" office:value="16.875">
            <text:p>16,875</text:p>
          </table:table-cell>
          <table:table-cell table:formula="of:=[.F233]/[.M233]" office:value-type="float" office:value="72.237037037037">
            <text:p>72,237037037</text:p>
          </table:table-cell>
          <table:table-cell table:formula="of:=([.F233]-[.P233])/100*5/3.6" office:value-type="float" office:value="16.875">
            <text:p>16,875</text:p>
          </table:table-cell>
          <table:table-cell table:formula="of:=HEX2DEC([.C233])" office:value-type="float" office:value="4">
            <text:p>4</text:p>
          </table:table-cell>
          <table:table-cell table:formula="of:=[.P23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cd</text:p>
          </table:table-cell>
          <table:table-cell table:style-name="ce2" office:value-type="string">
            <text:p>04</text:p>
          </table:table-cell>
          <table:table-cell/>
          <table:table-cell table:formula="of:=HEX2DEC([.A234])" office:value-type="float" office:value="170">
            <text:p>170</text:p>
          </table:table-cell>
          <table:table-cell table:formula="of:=256*HEX2DEC([.C234])+HEX2DEC([.B234])" office:value-type="float" office:value="1229">
            <text:p>1229</text:p>
          </table:table-cell>
          <table:table-cell/>
          <table:table-cell table:style-name="Default" office:value-type="float" office:value="1160">
            <text:p>1160</text:p>
          </table:table-cell>
          <table:table-cell table:style-name="Default" office:value-type="float" office:value="4015.68">
            <text:p>4015,68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234]=[.E234];&quot;X&quot;;&quot;&quot;)" office:value-type="string" office:string-value="X">
            <text:p>X</text:p>
          </table:table-cell>
          <table:table-cell table:formula="of:=[.I234]-[.I233]" office:value-type="float" office:value="17.0139999999997">
            <text:p>17,014</text:p>
          </table:table-cell>
          <table:table-cell table:formula="of:=[.F234]/[.M234]" office:value-type="float" office:value="72.2346303044566">
            <text:p>72,2346303045</text:p>
          </table:table-cell>
          <table:table-cell table:formula="of:=([.F234]-[.P234])/100*5/3.6" office:value-type="float" office:value="17.0138888888889">
            <text:p>17,0138888889</text:p>
          </table:table-cell>
          <table:table-cell table:formula="of:=HEX2DEC([.C234])" office:value-type="float" office:value="4">
            <text:p>4</text:p>
          </table:table-cell>
          <table:table-cell table:formula="of:=[.P23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235])" office:value-type="float" office:value="169">
            <text:p>169</text:p>
          </table:table-cell>
          <table:table-cell table:formula="of:=256*HEX2DEC([.C235])+HEX2DEC([.B235])" office:value-type="float" office:value="1249">
            <text:p>1249</text:p>
          </table:table-cell>
          <table:table-cell/>
          <table:table-cell table:style-name="Default" office:value-type="float" office:value="1165">
            <text:p>1165</text:p>
          </table:table-cell>
          <table:table-cell table:style-name="Default" office:value-type="float" office:value="4032.972">
            <text:p>4032,972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235]=[.E235];&quot;X&quot;;&quot;&quot;)" office:value-type="string" office:string-value="X">
            <text:p>X</text:p>
          </table:table-cell>
          <table:table-cell table:formula="of:=[.I235]-[.I234]" office:value-type="float" office:value="17.2920000000004">
            <text:p>17,292</text:p>
          </table:table-cell>
          <table:table-cell table:formula="of:=[.F235]/[.M235]" office:value-type="float" office:value="72.2299329169543">
            <text:p>72,229932917</text:p>
          </table:table-cell>
          <table:table-cell table:formula="of:=([.F235]-[.P235])/100*5/3.6" office:value-type="float" office:value="17.2916666666667">
            <text:p>17,2916666667</text:p>
          </table:table-cell>
          <table:table-cell table:formula="of:=HEX2DEC([.C235])" office:value-type="float" office:value="4">
            <text:p>4</text:p>
          </table:table-cell>
          <table:table-cell table:formula="of:=[.P23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8</text:p>
          </table:table-cell>
          <table:table-cell table:style-name="Default" office:value-type="string">
            <text:p>ef</text:p>
          </table:table-cell>
          <table:table-cell table:style-name="ce2" office:value-type="string">
            <text:p>04</text:p>
          </table:table-cell>
          <table:table-cell/>
          <table:table-cell table:formula="of:=HEX2DEC([.A236])" office:value-type="float" office:value="168">
            <text:p>168</text:p>
          </table:table-cell>
          <table:table-cell table:formula="of:=256*HEX2DEC([.C236])+HEX2DEC([.B236])" office:value-type="float" office:value="1263">
            <text:p>1263</text:p>
          </table:table-cell>
          <table:table-cell/>
          <table:table-cell table:style-name="Default" office:value-type="float" office:value="1170">
            <text:p>1170</text:p>
          </table:table-cell>
          <table:table-cell table:style-name="Default" office:value-type="float" office:value="4050.458">
            <text:p>4050,458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236]=[.E236];&quot;X&quot;;&quot;&quot;)" office:value-type="string" office:string-value="X">
            <text:p>X</text:p>
          </table:table-cell>
          <table:table-cell table:formula="of:=[.I236]-[.I235]" office:value-type="float" office:value="17.4859999999999">
            <text:p>17,486</text:p>
          </table:table-cell>
          <table:table-cell table:formula="of:=[.F236]/[.M236]" office:value-type="float" office:value="72.2292119409819">
            <text:p>72,229211941</text:p>
          </table:table-cell>
          <table:table-cell table:formula="of:=([.F236]-[.P236])/100*5/3.6" office:value-type="float" office:value="17.4861111111111">
            <text:p>17,4861111111</text:p>
          </table:table-cell>
          <table:table-cell table:formula="of:=HEX2DEC([.C236])" office:value-type="float" office:value="4">
            <text:p>4</text:p>
          </table:table-cell>
          <table:table-cell table:formula="of:=[.P23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8</text:p>
          </table:table-cell>
          <table:table-cell table:style-name="Default" office:value-type="string">
            <text:p>dc</text:p>
          </table:table-cell>
          <table:table-cell table:style-name="ce2" office:value-type="string">
            <text:p>04</text:p>
          </table:table-cell>
          <table:table-cell/>
          <table:table-cell table:formula="of:=HEX2DEC([.A237])" office:value-type="float" office:value="168">
            <text:p>168</text:p>
          </table:table-cell>
          <table:table-cell table:formula="of:=256*HEX2DEC([.C237])+HEX2DEC([.B237])" office:value-type="float" office:value="1244">
            <text:p>1244</text:p>
          </table:table-cell>
          <table:table-cell/>
          <table:table-cell table:style-name="Default" office:value-type="float" office:value="1175">
            <text:p>1175</text:p>
          </table:table-cell>
          <table:table-cell table:style-name="Default" office:value-type="float" office:value="4067.68">
            <text:p>4067,68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237]=[.E237];&quot;X&quot;;&quot;&quot;)" office:value-type="string" office:string-value="X">
            <text:p>X</text:p>
          </table:table-cell>
          <table:table-cell table:formula="of:=[.I237]-[.I236]" office:value-type="float" office:value="17.2219999999998">
            <text:p>17,222</text:p>
          </table:table-cell>
          <table:table-cell table:formula="of:=[.F237]/[.M237]" office:value-type="float" office:value="72.2331901056798">
            <text:p>72,2331901057</text:p>
          </table:table-cell>
          <table:table-cell table:formula="of:=([.F237]-[.P237])/100*5/3.6" office:value-type="float" office:value="17.2222222222222">
            <text:p>17,2222222222</text:p>
          </table:table-cell>
          <table:table-cell table:formula="of:=HEX2DEC([.C237])" office:value-type="float" office:value="4">
            <text:p>4</text:p>
          </table:table-cell>
          <table:table-cell table:formula="of:=[.P23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d1</text:p>
          </table:table-cell>
          <table:table-cell table:style-name="ce2" office:value-type="string">
            <text:p>04</text:p>
          </table:table-cell>
          <table:table-cell/>
          <table:table-cell table:formula="of:=HEX2DEC([.A238])" office:value-type="float" office:value="168">
            <text:p>168</text:p>
          </table:table-cell>
          <table:table-cell table:formula="of:=256*HEX2DEC([.C238])+HEX2DEC([.B238])" office:value-type="float" office:value="1233">
            <text:p>1233</text:p>
          </table:table-cell>
          <table:table-cell/>
          <table:table-cell table:style-name="Default" office:value-type="float" office:value="1180">
            <text:p>1180</text:p>
          </table:table-cell>
          <table:table-cell table:style-name="Default" office:value-type="float" office:value="4084.75">
            <text:p>4084,75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238]=[.E238];&quot;X&quot;;&quot;&quot;)" office:value-type="string" office:string-value="X">
            <text:p>X</text:p>
          </table:table-cell>
          <table:table-cell table:formula="of:=[.I238]-[.I237]" office:value-type="float" office:value="17.0700000000002">
            <text:p>17,07</text:p>
          </table:table-cell>
          <table:table-cell table:formula="of:=[.F238]/[.M238]" office:value-type="float" office:value="72.2319859402454">
            <text:p>72,2319859402</text:p>
          </table:table-cell>
          <table:table-cell table:formula="of:=([.F238]-[.P238])/100*5/3.6" office:value-type="float" office:value="17.0694444444444">
            <text:p>17,0694444444</text:p>
          </table:table-cell>
          <table:table-cell table:formula="of:=HEX2DEC([.C238])" office:value-type="float" office:value="4">
            <text:p>4</text:p>
          </table:table-cell>
          <table:table-cell table:formula="of:=[.P23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4</text:p>
          </table:table-cell>
          <table:table-cell/>
          <table:table-cell table:formula="of:=HEX2DEC([.A239])" office:value-type="float" office:value="167">
            <text:p>167</text:p>
          </table:table-cell>
          <table:table-cell table:formula="of:=256*HEX2DEC([.C239])+HEX2DEC([.B239])" office:value-type="float" office:value="1234">
            <text:p>1234</text:p>
          </table:table-cell>
          <table:table-cell/>
          <table:table-cell table:style-name="Default" office:value-type="float" office:value="1185">
            <text:p>1185</text:p>
          </table:table-cell>
          <table:table-cell table:style-name="Default" office:value-type="float" office:value="4101.833">
            <text:p>4101,833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39]=[.E239];&quot;X&quot;;&quot;&quot;)" office:value-type="string" office:string-value="X">
            <text:p>X</text:p>
          </table:table-cell>
          <table:table-cell table:formula="of:=[.I239]-[.I238]" office:value-type="float" office:value="17.0829999999996">
            <text:p>17,083</text:p>
          </table:table-cell>
          <table:table-cell table:formula="of:=[.F239]/[.M239]" office:value-type="float" office:value="72.2355558157248">
            <text:p>72,2355558157</text:p>
          </table:table-cell>
          <table:table-cell table:formula="of:=([.F239]-[.P239])/100*5/3.6" office:value-type="float" office:value="17.0833333333333">
            <text:p>17,0833333333</text:p>
          </table:table-cell>
          <table:table-cell table:formula="of:=HEX2DEC([.C239])" office:value-type="float" office:value="4">
            <text:p>4</text:p>
          </table:table-cell>
          <table:table-cell table:formula="of:=[.P23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5</text:p>
          </table:table-cell>
          <table:table-cell table:style-name="Default" office:value-type="string">
            <text:p>d5</text:p>
          </table:table-cell>
          <table:table-cell table:style-name="ce2" office:value-type="string">
            <text:p>04</text:p>
          </table:table-cell>
          <table:table-cell/>
          <table:table-cell table:formula="of:=HEX2DEC([.A240])" office:value-type="float" office:value="165">
            <text:p>165</text:p>
          </table:table-cell>
          <table:table-cell table:formula="of:=256*HEX2DEC([.C240])+HEX2DEC([.B240])" office:value-type="float" office:value="1237">
            <text:p>1237</text:p>
          </table:table-cell>
          <table:table-cell/>
          <table:table-cell table:style-name="Default" office:value-type="float" office:value="1190">
            <text:p>1190</text:p>
          </table:table-cell>
          <table:table-cell table:style-name="Default" office:value-type="float" office:value="4118.958">
            <text:p>4118,958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240]=[.E240];&quot;X&quot;;&quot;&quot;)" office:value-type="string" office:string-value="X">
            <text:p>X</text:p>
          </table:table-cell>
          <table:table-cell table:formula="of:=[.I240]-[.I239]" office:value-type="float" office:value="17.125">
            <text:p>17,125</text:p>
          </table:table-cell>
          <table:table-cell table:formula="of:=[.F240]/[.M240]" office:value-type="float" office:value="72.2335766423358">
            <text:p>72,2335766423</text:p>
          </table:table-cell>
          <table:table-cell table:formula="of:=([.F240]-[.P240])/100*5/3.6" office:value-type="float" office:value="17.125">
            <text:p>17,125</text:p>
          </table:table-cell>
          <table:table-cell table:formula="of:=HEX2DEC([.C240])" office:value-type="float" office:value="4">
            <text:p>4</text:p>
          </table:table-cell>
          <table:table-cell table:formula="of:=[.P24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5</text:p>
          </table:table-cell>
          <table:table-cell table:style-name="Default" office:value-type="string">
            <text:p>cb</text:p>
          </table:table-cell>
          <table:table-cell table:style-name="ce2" office:value-type="string">
            <text:p>04</text:p>
          </table:table-cell>
          <table:table-cell/>
          <table:table-cell table:formula="of:=HEX2DEC([.A241])" office:value-type="float" office:value="165">
            <text:p>165</text:p>
          </table:table-cell>
          <table:table-cell table:formula="of:=256*HEX2DEC([.C241])+HEX2DEC([.B241])" office:value-type="float" office:value="1227">
            <text:p>1227</text:p>
          </table:table-cell>
          <table:table-cell/>
          <table:table-cell table:style-name="Default" office:value-type="float" office:value="1195">
            <text:p>1195</text:p>
          </table:table-cell>
          <table:table-cell table:style-name="Default" office:value-type="float" office:value="4135.944">
            <text:p>4135,944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241]=[.E241];&quot;X&quot;;&quot;&quot;)" office:value-type="string" office:string-value="X">
            <text:p>X</text:p>
          </table:table-cell>
          <table:table-cell table:formula="of:=[.I241]-[.I240]" office:value-type="float" office:value="16.9860000000008">
            <text:p>16,986</text:p>
          </table:table-cell>
          <table:table-cell table:formula="of:=[.F241]/[.M241]" office:value-type="float" office:value="72.2359590250761">
            <text:p>72,2359590251</text:p>
          </table:table-cell>
          <table:table-cell table:formula="of:=([.F241]-[.P241])/100*5/3.6" office:value-type="float" office:value="16.9861111111111">
            <text:p>16,9861111111</text:p>
          </table:table-cell>
          <table:table-cell table:formula="of:=HEX2DEC([.C241])" office:value-type="float" office:value="4">
            <text:p>4</text:p>
          </table:table-cell>
          <table:table-cell table:formula="of:=[.P24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5</text:p>
          </table:table-cell>
          <table:table-cell table:style-name="Default" office:value-type="string">
            <text:p>c5</text:p>
          </table:table-cell>
          <table:table-cell table:style-name="ce2" office:value-type="string">
            <text:p>04</text:p>
          </table:table-cell>
          <table:table-cell/>
          <table:table-cell table:formula="of:=HEX2DEC([.A242])" office:value-type="float" office:value="165">
            <text:p>165</text:p>
          </table:table-cell>
          <table:table-cell table:formula="of:=256*HEX2DEC([.C242])+HEX2DEC([.B242])" office:value-type="float" office:value="1221">
            <text:p>1221</text:p>
          </table:table-cell>
          <table:table-cell/>
          <table:table-cell table:style-name="Default" office:value-type="float" office:value="1200">
            <text:p>1200</text:p>
          </table:table-cell>
          <table:table-cell table:style-name="Default" office:value-type="float" office:value="4152.847">
            <text:p>4152,847</text:p>
          </table:table-cell>
          <table:table-cell table:style-name="Default" office:value-type="float" office:value="165">
            <text:p>165</text:p>
          </table:table-cell>
          <table:table-cell/>
          <table:table-cell table:formula="of:=IF([.J242]=[.E242];&quot;X&quot;;&quot;&quot;)" office:value-type="string" office:string-value="X">
            <text:p>X</text:p>
          </table:table-cell>
          <table:table-cell table:formula="of:=[.I242]-[.I241]" office:value-type="float" office:value="16.9029999999993">
            <text:p>16,903</text:p>
          </table:table-cell>
          <table:table-cell table:formula="of:=[.F242]/[.M242]" office:value-type="float" office:value="72.2356978051262">
            <text:p>72,2356978051</text:p>
          </table:table-cell>
          <table:table-cell table:formula="of:=([.F242]-[.P242])/100*5/3.6" office:value-type="float" office:value="16.9027777777778">
            <text:p>16,9027777778</text:p>
          </table:table-cell>
          <table:table-cell table:formula="of:=HEX2DEC([.C242])" office:value-type="float" office:value="4">
            <text:p>4</text:p>
          </table:table-cell>
          <table:table-cell table:formula="of:=[.P24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6</text:p>
          </table:table-cell>
          <table:table-cell table:style-name="Default" office:value-type="string">
            <text:p>d5</text:p>
          </table:table-cell>
          <table:table-cell table:style-name="ce2" office:value-type="string">
            <text:p>04</text:p>
          </table:table-cell>
          <table:table-cell/>
          <table:table-cell table:formula="of:=HEX2DEC([.A243])" office:value-type="float" office:value="166">
            <text:p>166</text:p>
          </table:table-cell>
          <table:table-cell table:formula="of:=256*HEX2DEC([.C243])+HEX2DEC([.B243])" office:value-type="float" office:value="1237">
            <text:p>1237</text:p>
          </table:table-cell>
          <table:table-cell/>
          <table:table-cell table:style-name="Default" office:value-type="float" office:value="1205">
            <text:p>1205</text:p>
          </table:table-cell>
          <table:table-cell table:style-name="Default" office:value-type="float" office:value="4169.972">
            <text:p>4169,972</text:p>
          </table:table-cell>
          <table:table-cell table:style-name="Default" office:value-type="float" office:value="166">
            <text:p>166</text:p>
          </table:table-cell>
          <table:table-cell/>
          <table:table-cell table:formula="of:=IF([.J243]=[.E243];&quot;X&quot;;&quot;&quot;)" office:value-type="string" office:string-value="X">
            <text:p>X</text:p>
          </table:table-cell>
          <table:table-cell table:formula="of:=[.I243]-[.I242]" office:value-type="float" office:value="17.125">
            <text:p>17,125</text:p>
          </table:table-cell>
          <table:table-cell table:formula="of:=[.F243]/[.M243]" office:value-type="float" office:value="72.2335766423358">
            <text:p>72,2335766423</text:p>
          </table:table-cell>
          <table:table-cell table:formula="of:=([.F243]-[.P243])/100*5/3.6" office:value-type="float" office:value="17.125">
            <text:p>17,125</text:p>
          </table:table-cell>
          <table:table-cell table:formula="of:=HEX2DEC([.C243])" office:value-type="float" office:value="4">
            <text:p>4</text:p>
          </table:table-cell>
          <table:table-cell table:formula="of:=[.P24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7</text:p>
          </table:table-cell>
          <table:table-cell table:style-name="Default" office:value-type="string">
            <text:p>cf</text:p>
          </table:table-cell>
          <table:table-cell table:style-name="ce2" office:value-type="string">
            <text:p>04</text:p>
          </table:table-cell>
          <table:table-cell/>
          <table:table-cell table:formula="of:=HEX2DEC([.A244])" office:value-type="float" office:value="167">
            <text:p>167</text:p>
          </table:table-cell>
          <table:table-cell table:formula="of:=256*HEX2DEC([.C244])+HEX2DEC([.B244])" office:value-type="float" office:value="1231">
            <text:p>1231</text:p>
          </table:table-cell>
          <table:table-cell/>
          <table:table-cell table:style-name="Default" office:value-type="float" office:value="1210">
            <text:p>1210</text:p>
          </table:table-cell>
          <table:table-cell table:style-name="Default" office:value-type="float" office:value="4187.014">
            <text:p>4187,014</text:p>
          </table:table-cell>
          <table:table-cell table:style-name="Default" office:value-type="float" office:value="167">
            <text:p>167</text:p>
          </table:table-cell>
          <table:table-cell/>
          <table:table-cell table:formula="of:=IF([.J244]=[.E244];&quot;X&quot;;&quot;&quot;)" office:value-type="string" office:string-value="X">
            <text:p>X</text:p>
          </table:table-cell>
          <table:table-cell table:formula="of:=[.I244]-[.I243]" office:value-type="float" office:value="17.0420000000004">
            <text:p>17,042</text:p>
          </table:table-cell>
          <table:table-cell table:formula="of:=[.F244]/[.M244]" office:value-type="float" office:value="72.2333059500043">
            <text:p>72,23330595</text:p>
          </table:table-cell>
          <table:table-cell table:formula="of:=([.F244]-[.P244])/100*5/3.6" office:value-type="float" office:value="17.0416666666667">
            <text:p>17,0416666667</text:p>
          </table:table-cell>
          <table:table-cell table:formula="of:=HEX2DEC([.C244])" office:value-type="float" office:value="4">
            <text:p>4</text:p>
          </table:table-cell>
          <table:table-cell table:formula="of:=[.P24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ba</text:p>
          </table:table-cell>
          <table:table-cell table:style-name="ce2" office:value-type="string">
            <text:p>04</text:p>
          </table:table-cell>
          <table:table-cell/>
          <table:table-cell table:formula="of:=HEX2DEC([.A245])" office:value-type="float" office:value="168">
            <text:p>168</text:p>
          </table:table-cell>
          <table:table-cell table:formula="of:=256*HEX2DEC([.C245])+HEX2DEC([.B245])" office:value-type="float" office:value="1210">
            <text:p>1210</text:p>
          </table:table-cell>
          <table:table-cell/>
          <table:table-cell table:style-name="Default" office:value-type="float" office:value="1215">
            <text:p>1215</text:p>
          </table:table-cell>
          <table:table-cell table:style-name="Default" office:value-type="float" office:value="4203.764">
            <text:p>4203,764</text:p>
          </table:table-cell>
          <table:table-cell table:style-name="Default" office:value-type="float" office:value="168">
            <text:p>168</text:p>
          </table:table-cell>
          <table:table-cell/>
          <table:table-cell table:formula="of:=IF([.J245]=[.E245];&quot;X&quot;;&quot;&quot;)" office:value-type="string" office:string-value="X">
            <text:p>X</text:p>
          </table:table-cell>
          <table:table-cell table:formula="of:=[.I245]-[.I244]" office:value-type="float" office:value="16.75">
            <text:p>16,75</text:p>
          </table:table-cell>
          <table:table-cell table:formula="of:=[.F245]/[.M245]" office:value-type="float" office:value="72.2388059701493">
            <text:p>72,2388059701</text:p>
          </table:table-cell>
          <table:table-cell table:formula="of:=([.F245]-[.P245])/100*5/3.6" office:value-type="float" office:value="16.75">
            <text:p>16,75</text:p>
          </table:table-cell>
          <table:table-cell table:formula="of:=HEX2DEC([.C245])" office:value-type="float" office:value="4">
            <text:p>4</text:p>
          </table:table-cell>
          <table:table-cell table:formula="of:=[.P24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c4</text:p>
          </table:table-cell>
          <table:table-cell table:style-name="ce2" office:value-type="string">
            <text:p>04</text:p>
          </table:table-cell>
          <table:table-cell/>
          <table:table-cell table:formula="of:=HEX2DEC([.A246])" office:value-type="float" office:value="169">
            <text:p>169</text:p>
          </table:table-cell>
          <table:table-cell table:formula="of:=256*HEX2DEC([.C246])+HEX2DEC([.B246])" office:value-type="float" office:value="1220">
            <text:p>1220</text:p>
          </table:table-cell>
          <table:table-cell/>
          <table:table-cell table:style-name="Default" office:value-type="float" office:value="1220">
            <text:p>1220</text:p>
          </table:table-cell>
          <table:table-cell table:style-name="Default" office:value-type="float" office:value="4220.652">
            <text:p>4220,652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246]=[.E246];&quot;X&quot;;&quot;&quot;)" office:value-type="string" office:string-value="X">
            <text:p>X</text:p>
          </table:table-cell>
          <table:table-cell table:formula="of:=[.I246]-[.I245]" office:value-type="float" office:value="16.8879999999999">
            <text:p>16,888</text:p>
          </table:table-cell>
          <table:table-cell table:formula="of:=[.F246]/[.M246]" office:value-type="float" office:value="72.2406442444343">
            <text:p>72,2406442444</text:p>
          </table:table-cell>
          <table:table-cell table:formula="of:=([.F246]-[.P246])/100*5/3.6" office:value-type="float" office:value="16.8888888888889">
            <text:p>16,8888888889</text:p>
          </table:table-cell>
          <table:table-cell table:formula="of:=HEX2DEC([.C246])" office:value-type="float" office:value="4">
            <text:p>4</text:p>
          </table:table-cell>
          <table:table-cell table:formula="of:=[.P24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247])" office:value-type="float" office:value="171">
            <text:p>171</text:p>
          </table:table-cell>
          <table:table-cell table:formula="of:=256*HEX2DEC([.C247])+HEX2DEC([.B247])" office:value-type="float" office:value="1216">
            <text:p>1216</text:p>
          </table:table-cell>
          <table:table-cell/>
          <table:table-cell table:style-name="Default" office:value-type="float" office:value="1225">
            <text:p>1225</text:p>
          </table:table-cell>
          <table:table-cell table:style-name="Default" office:value-type="float" office:value="4237.486">
            <text:p>4237,486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47]=[.E247];&quot;X&quot;;&quot;&quot;)" office:value-type="string" office:string-value="X">
            <text:p>X</text:p>
          </table:table-cell>
          <table:table-cell table:formula="of:=[.I247]-[.I246]" office:value-type="float" office:value="16.8339999999998">
            <text:p>16,834</text:p>
          </table:table-cell>
          <table:table-cell table:formula="of:=[.F247]/[.M247]" office:value-type="float" office:value="72.2347629796847">
            <text:p>72,2347629797</text:p>
          </table:table-cell>
          <table:table-cell table:formula="of:=([.F247]-[.P247])/100*5/3.6" office:value-type="float" office:value="16.8333333333333">
            <text:p>16,8333333333</text:p>
          </table:table-cell>
          <table:table-cell table:formula="of:=HEX2DEC([.C247])" office:value-type="float" office:value="4">
            <text:p>4</text:p>
          </table:table-cell>
          <table:table-cell table:formula="of:=[.P24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ca</text:p>
          </table:table-cell>
          <table:table-cell table:style-name="ce2" office:value-type="string">
            <text:p>04</text:p>
          </table:table-cell>
          <table:table-cell/>
          <table:table-cell table:formula="of:=HEX2DEC([.A248])" office:value-type="float" office:value="170">
            <text:p>170</text:p>
          </table:table-cell>
          <table:table-cell table:formula="of:=256*HEX2DEC([.C248])+HEX2DEC([.B248])" office:value-type="float" office:value="1226">
            <text:p>1226</text:p>
          </table:table-cell>
          <table:table-cell/>
          <table:table-cell table:style-name="Default" office:value-type="float" office:value="1230">
            <text:p>1230</text:p>
          </table:table-cell>
          <table:table-cell table:style-name="Default" office:value-type="float" office:value="4254.458">
            <text:p>4254,458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248]=[.E248];&quot;X&quot;;&quot;&quot;)" office:value-type="string" office:string-value="X">
            <text:p>X</text:p>
          </table:table-cell>
          <table:table-cell table:formula="of:=[.I248]-[.I247]" office:value-type="float" office:value="16.9719999999998">
            <text:p>16,972</text:p>
          </table:table-cell>
          <table:table-cell table:formula="of:=[.F248]/[.M248]" office:value-type="float" office:value="72.2366250294613">
            <text:p>72,2366250295</text:p>
          </table:table-cell>
          <table:table-cell table:formula="of:=([.F248]-[.P248])/100*5/3.6" office:value-type="float" office:value="16.9722222222222">
            <text:p>16,9722222222</text:p>
          </table:table-cell>
          <table:table-cell table:formula="of:=HEX2DEC([.C248])" office:value-type="float" office:value="4">
            <text:p>4</text:p>
          </table:table-cell>
          <table:table-cell table:formula="of:=[.P24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249])" office:value-type="float" office:value="169">
            <text:p>169</text:p>
          </table:table-cell>
          <table:table-cell table:formula="of:=256*HEX2DEC([.C249])+HEX2DEC([.B249])" office:value-type="float" office:value="1222">
            <text:p>1222</text:p>
          </table:table-cell>
          <table:table-cell/>
          <table:table-cell table:style-name="Default" office:value-type="float" office:value="1235">
            <text:p>1235</text:p>
          </table:table-cell>
          <table:table-cell table:style-name="Default" office:value-type="float" office:value="4271.375">
            <text:p>4271,375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249]=[.E249];&quot;X&quot;;&quot;&quot;)" office:value-type="string" office:string-value="X">
            <text:p>X</text:p>
          </table:table-cell>
          <table:table-cell table:formula="of:=[.I249]-[.I248]" office:value-type="float" office:value="16.9170000000004">
            <text:p>16,917</text:p>
          </table:table-cell>
          <table:table-cell table:formula="of:=[.F249]/[.M249]" office:value-type="float" office:value="72.235029851627">
            <text:p>72,2350298516</text:p>
          </table:table-cell>
          <table:table-cell table:formula="of:=([.F249]-[.P249])/100*5/3.6" office:value-type="float" office:value="16.9166666666667">
            <text:p>16,9166666667</text:p>
          </table:table-cell>
          <table:table-cell table:formula="of:=HEX2DEC([.C249])" office:value-type="float" office:value="4">
            <text:p>4</text:p>
          </table:table-cell>
          <table:table-cell table:formula="of:=[.P24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250])" office:value-type="float" office:value="171">
            <text:p>171</text:p>
          </table:table-cell>
          <table:table-cell table:formula="of:=256*HEX2DEC([.C250])+HEX2DEC([.B250])" office:value-type="float" office:value="1232">
            <text:p>1232</text:p>
          </table:table-cell>
          <table:table-cell/>
          <table:table-cell table:style-name="Default" office:value-type="float" office:value="1240">
            <text:p>1240</text:p>
          </table:table-cell>
          <table:table-cell table:style-name="Default" office:value-type="float" office:value="4288.43">
            <text:p>4288,43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50]=[.E250];&quot;X&quot;;&quot;&quot;)" office:value-type="string" office:string-value="X">
            <text:p>X</text:p>
          </table:table-cell>
          <table:table-cell table:formula="of:=[.I250]-[.I249]" office:value-type="float" office:value="17.0550000000003">
            <text:p>17,055</text:p>
          </table:table-cell>
          <table:table-cell table:formula="of:=[.F250]/[.M250]" office:value-type="float" office:value="72.2368806801512">
            <text:p>72,2368806802</text:p>
          </table:table-cell>
          <table:table-cell table:formula="of:=([.F250]-[.P250])/100*5/3.6" office:value-type="float" office:value="17.0555555555556">
            <text:p>17,0555555556</text:p>
          </table:table-cell>
          <table:table-cell table:formula="of:=HEX2DEC([.C250])" office:value-type="float" office:value="4">
            <text:p>4</text:p>
          </table:table-cell>
          <table:table-cell table:formula="of:=[.P25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3</text:p>
          </table:table-cell>
          <table:table-cell table:style-name="ce2" office:value-type="string">
            <text:p>04</text:p>
          </table:table-cell>
          <table:table-cell/>
          <table:table-cell table:formula="of:=HEX2DEC([.A251])" office:value-type="float" office:value="172">
            <text:p>172</text:p>
          </table:table-cell>
          <table:table-cell table:formula="of:=256*HEX2DEC([.C251])+HEX2DEC([.B251])" office:value-type="float" office:value="1235">
            <text:p>1235</text:p>
          </table:table-cell>
          <table:table-cell/>
          <table:table-cell table:style-name="Default" office:value-type="float" office:value="1245">
            <text:p>1245</text:p>
          </table:table-cell>
          <table:table-cell table:style-name="Default" office:value-type="float" office:value="4305.527">
            <text:p>4305,527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251]=[.E251];&quot;X&quot;;&quot;&quot;)" office:value-type="string" office:string-value="X">
            <text:p>X</text:p>
          </table:table-cell>
          <table:table-cell table:formula="of:=[.I251]-[.I250]" office:value-type="float" office:value="17.0969999999998">
            <text:p>17,097</text:p>
          </table:table-cell>
          <table:table-cell table:formula="of:=[.F251]/[.M251]" office:value-type="float" office:value="72.2348950108217">
            <text:p>72,2348950108</text:p>
          </table:table-cell>
          <table:table-cell table:formula="of:=([.F251]-[.P251])/100*5/3.6" office:value-type="float" office:value="17.0972222222222">
            <text:p>17,0972222222</text:p>
          </table:table-cell>
          <table:table-cell table:formula="of:=HEX2DEC([.C251])" office:value-type="float" office:value="4">
            <text:p>4</text:p>
          </table:table-cell>
          <table:table-cell table:formula="of:=[.P25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b</text:p>
          </table:table-cell>
          <table:table-cell table:style-name="Default" office:value-type="string">
            <text:p>dd</text:p>
          </table:table-cell>
          <table:table-cell table:style-name="ce2" office:value-type="string">
            <text:p>04</text:p>
          </table:table-cell>
          <table:table-cell/>
          <table:table-cell table:formula="of:=HEX2DEC([.A252])" office:value-type="float" office:value="171">
            <text:p>171</text:p>
          </table:table-cell>
          <table:table-cell table:formula="of:=256*HEX2DEC([.C252])+HEX2DEC([.B252])" office:value-type="float" office:value="1245">
            <text:p>1245</text:p>
          </table:table-cell>
          <table:table-cell/>
          <table:table-cell table:style-name="Default" office:value-type="float" office:value="1250">
            <text:p>1250</text:p>
          </table:table-cell>
          <table:table-cell table:style-name="Default" office:value-type="float" office:value="4322.764">
            <text:p>4322,764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52]=[.E252];&quot;X&quot;;&quot;&quot;)" office:value-type="string" office:string-value="X">
            <text:p>X</text:p>
          </table:table-cell>
          <table:table-cell table:formula="of:=[.I252]-[.I251]" office:value-type="float" office:value="17.2370000000001">
            <text:p>17,237</text:p>
          </table:table-cell>
          <table:table-cell table:formula="of:=[.F252]/[.M252]" office:value-type="float" office:value="72.2283459998836">
            <text:p>72,2283459999</text:p>
          </table:table-cell>
          <table:table-cell table:formula="of:=([.F252]-[.P252])/100*5/3.6" office:value-type="float" office:value="17.2361111111111">
            <text:p>17,2361111111</text:p>
          </table:table-cell>
          <table:table-cell table:formula="of:=HEX2DEC([.C252])" office:value-type="float" office:value="4">
            <text:p>4</text:p>
          </table:table-cell>
          <table:table-cell table:formula="of:=[.P25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e2</text:p>
          </table:table-cell>
          <table:table-cell table:style-name="ce2" office:value-type="string">
            <text:p>04</text:p>
          </table:table-cell>
          <table:table-cell/>
          <table:table-cell table:formula="of:=HEX2DEC([.A253])" office:value-type="float" office:value="169">
            <text:p>169</text:p>
          </table:table-cell>
          <table:table-cell table:formula="of:=256*HEX2DEC([.C253])+HEX2DEC([.B253])" office:value-type="float" office:value="1250">
            <text:p>1250</text:p>
          </table:table-cell>
          <table:table-cell/>
          <table:table-cell table:style-name="Default" office:value-type="float" office:value="1255">
            <text:p>1255</text:p>
          </table:table-cell>
          <table:table-cell table:style-name="Default" office:value-type="float" office:value="4340.069">
            <text:p>4340,069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253]=[.E253];&quot;X&quot;;&quot;&quot;)" office:value-type="string" office:string-value="X">
            <text:p>X</text:p>
          </table:table-cell>
          <table:table-cell table:formula="of:=[.I253]-[.I252]" office:value-type="float" office:value="17.3050000000003">
            <text:p>17,305</text:p>
          </table:table-cell>
          <table:table-cell table:formula="of:=[.F253]/[.M253]" office:value-type="float" office:value="72.2334585379936">
            <text:p>72,233458538</text:p>
          </table:table-cell>
          <table:table-cell table:formula="of:=([.F253]-[.P253])/100*5/3.6" office:value-type="float" office:value="17.3055555555556">
            <text:p>17,3055555556</text:p>
          </table:table-cell>
          <table:table-cell table:formula="of:=HEX2DEC([.C253])" office:value-type="float" office:value="4">
            <text:p>4</text:p>
          </table:table-cell>
          <table:table-cell table:formula="of:=[.P25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0b</text:p>
          </table:table-cell>
          <table:table-cell table:style-name="ce2" office:value-type="string">
            <text:p>05</text:p>
          </table:table-cell>
          <table:table-cell/>
          <table:table-cell table:formula="of:=HEX2DEC([.A254])" office:value-type="float" office:value="170">
            <text:p>170</text:p>
          </table:table-cell>
          <table:table-cell table:formula="of:=256*HEX2DEC([.C254])+HEX2DEC([.B254])" office:value-type="float" office:value="1291">
            <text:p>1291</text:p>
          </table:table-cell>
          <table:table-cell/>
          <table:table-cell table:style-name="Default" office:value-type="float" office:value="1260">
            <text:p>1260</text:p>
          </table:table-cell>
          <table:table-cell table:style-name="Default" office:value-type="float" office:value="4357.931">
            <text:p>4357,931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254]=[.E254];&quot;X&quot;;&quot;&quot;)" office:value-type="string" office:string-value="X">
            <text:p>X</text:p>
          </table:table-cell>
          <table:table-cell table:formula="of:=[.I254]-[.I253]" office:value-type="float" office:value="17.8619999999992">
            <text:p>17,862</text:p>
          </table:table-cell>
          <table:table-cell table:formula="of:=[.F254]/[.M254]" office:value-type="float" office:value="72.2763408352962">
            <text:p>72,2763408353</text:p>
          </table:table-cell>
          <table:table-cell table:formula="of:=([.F254]-[.P254])/100*5/3.6" office:value-type="float" office:value="17.8611111111111">
            <text:p>17,8611111111</text:p>
          </table:table-cell>
          <table:table-cell table:formula="of:=HEX2DEC([.C254])" office:value-type="float" office:value="5">
            <text:p>5</text:p>
          </table:table-cell>
          <table:table-cell table:formula="of:=[.P25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3e</text:p>
          </table:table-cell>
          <table:table-cell table:style-name="ce2" office:value-type="string">
            <text:p>05</text:p>
          </table:table-cell>
          <table:table-cell/>
          <table:table-cell table:formula="of:=HEX2DEC([.A255])" office:value-type="float" office:value="169">
            <text:p>169</text:p>
          </table:table-cell>
          <table:table-cell table:formula="of:=256*HEX2DEC([.C255])+HEX2DEC([.B255])" office:value-type="float" office:value="1342">
            <text:p>1342</text:p>
          </table:table-cell>
          <table:table-cell/>
          <table:table-cell table:style-name="Default" office:value-type="float" office:value="1265">
            <text:p>1265</text:p>
          </table:table-cell>
          <table:table-cell table:style-name="Default" office:value-type="float" office:value="4376.5">
            <text:p>4376,5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255]=[.E255];&quot;X&quot;;&quot;&quot;)" office:value-type="string" office:string-value="X">
            <text:p>X</text:p>
          </table:table-cell>
          <table:table-cell table:formula="of:=[.I255]-[.I254]" office:value-type="float" office:value="18.5690000000004">
            <text:p>18,569</text:p>
          </table:table-cell>
          <table:table-cell table:formula="of:=[.F255]/[.M255]" office:value-type="float" office:value="72.2709892832124">
            <text:p>72,2709892832</text:p>
          </table:table-cell>
          <table:table-cell table:formula="of:=([.F255]-[.P255])/100*5/3.6" office:value-type="float" office:value="18.5694444444444">
            <text:p>18,5694444444</text:p>
          </table:table-cell>
          <table:table-cell table:formula="of:=HEX2DEC([.C255])" office:value-type="float" office:value="5">
            <text:p>5</text:p>
          </table:table-cell>
          <table:table-cell table:formula="of:=[.P25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05</text:p>
          </table:table-cell>
          <table:table-cell/>
          <table:table-cell table:formula="of:=HEX2DEC([.A256])" office:value-type="float" office:value="170">
            <text:p>170</text:p>
          </table:table-cell>
          <table:table-cell table:formula="of:=256*HEX2DEC([.C256])+HEX2DEC([.B256])" office:value-type="float" office:value="1345">
            <text:p>1345</text:p>
          </table:table-cell>
          <table:table-cell/>
          <table:table-cell table:style-name="Default" office:value-type="float" office:value="1270">
            <text:p>1270</text:p>
          </table:table-cell>
          <table:table-cell table:style-name="Default" office:value-type="float" office:value="4395.111">
            <text:p>4395,111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256]=[.E256];&quot;X&quot;;&quot;&quot;)" office:value-type="string" office:string-value="X">
            <text:p>X</text:p>
          </table:table-cell>
          <table:table-cell table:formula="of:=[.I256]-[.I255]" office:value-type="float" office:value="18.6109999999999">
            <text:p>18,611</text:p>
          </table:table-cell>
          <table:table-cell table:formula="of:=[.F256]/[.M256]" office:value-type="float" office:value="72.2690881736612">
            <text:p>72,2690881737</text:p>
          </table:table-cell>
          <table:table-cell table:formula="of:=([.F256]-[.P256])/100*5/3.6" office:value-type="float" office:value="18.6111111111111">
            <text:p>18,6111111111</text:p>
          </table:table-cell>
          <table:table-cell table:formula="of:=HEX2DEC([.C256])" office:value-type="float" office:value="5">
            <text:p>5</text:p>
          </table:table-cell>
          <table:table-cell table:formula="of:=[.P25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05</text:p>
          </table:table-cell>
          <table:table-cell/>
          <table:table-cell table:formula="of:=HEX2DEC([.A257])" office:value-type="float" office:value="170">
            <text:p>170</text:p>
          </table:table-cell>
          <table:table-cell table:formula="of:=256*HEX2DEC([.C257])+HEX2DEC([.B257])" office:value-type="float" office:value="1329">
            <text:p>1329</text:p>
          </table:table-cell>
          <table:table-cell/>
          <table:table-cell table:style-name="Default" office:value-type="float" office:value="1275">
            <text:p>1275</text:p>
          </table:table-cell>
          <table:table-cell table:style-name="Default" office:value-type="float" office:value="4413.5">
            <text:p>4413,5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257]=[.E257];&quot;X&quot;;&quot;&quot;)" office:value-type="string" office:string-value="X">
            <text:p>X</text:p>
          </table:table-cell>
          <table:table-cell table:formula="of:=[.I257]-[.I256]" office:value-type="float" office:value="18.3890000000001">
            <text:p>18,389</text:p>
          </table:table-cell>
          <table:table-cell table:formula="of:=[.F257]/[.M257]" office:value-type="float" office:value="72.2714666376633">
            <text:p>72,2714666377</text:p>
          </table:table-cell>
          <table:table-cell table:formula="of:=([.F257]-[.P257])/100*5/3.6" office:value-type="float" office:value="18.3888888888889">
            <text:p>18,3888888889</text:p>
          </table:table-cell>
          <table:table-cell table:formula="of:=HEX2DEC([.C257])" office:value-type="float" office:value="5">
            <text:p>5</text:p>
          </table:table-cell>
          <table:table-cell table:formula="of:=[.P25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05</text:p>
          </table:table-cell>
          <table:table-cell/>
          <table:table-cell table:formula="of:=HEX2DEC([.A258])" office:value-type="float" office:value="172">
            <text:p>172</text:p>
          </table:table-cell>
          <table:table-cell table:formula="of:=256*HEX2DEC([.C258])+HEX2DEC([.B258])" office:value-type="float" office:value="1312">
            <text:p>1312</text:p>
          </table:table-cell>
          <table:table-cell/>
          <table:table-cell table:style-name="Default" office:value-type="float" office:value="1280">
            <text:p>1280</text:p>
          </table:table-cell>
          <table:table-cell table:style-name="Default" office:value-type="float" office:value="4431.653">
            <text:p>4431,653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258]=[.E258];&quot;X&quot;;&quot;&quot;)" office:value-type="string" office:string-value="X">
            <text:p>X</text:p>
          </table:table-cell>
          <table:table-cell table:formula="of:=[.I258]-[.I257]" office:value-type="float" office:value="18.1530000000002">
            <text:p>18,153</text:p>
          </table:table-cell>
          <table:table-cell table:formula="of:=[.F258]/[.M258]" office:value-type="float" office:value="72.2745551699434">
            <text:p>72,2745551699</text:p>
          </table:table-cell>
          <table:table-cell table:formula="of:=([.F258]-[.P258])/100*5/3.6" office:value-type="float" office:value="18.1527777777778">
            <text:p>18,1527777778</text:p>
          </table:table-cell>
          <table:table-cell table:formula="of:=HEX2DEC([.C258])" office:value-type="float" office:value="5">
            <text:p>5</text:p>
          </table:table-cell>
          <table:table-cell table:formula="of:=[.P25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2c</text:p>
          </table:table-cell>
          <table:table-cell table:style-name="ce2" office:value-type="string">
            <text:p>05</text:p>
          </table:table-cell>
          <table:table-cell/>
          <table:table-cell table:formula="of:=HEX2DEC([.A259])" office:value-type="float" office:value="171">
            <text:p>171</text:p>
          </table:table-cell>
          <table:table-cell table:formula="of:=256*HEX2DEC([.C259])+HEX2DEC([.B259])" office:value-type="float" office:value="1324">
            <text:p>1324</text:p>
          </table:table-cell>
          <table:table-cell/>
          <table:table-cell table:style-name="Default" office:value-type="float" office:value="1285">
            <text:p>1285</text:p>
          </table:table-cell>
          <table:table-cell table:style-name="Default" office:value-type="float" office:value="4449.972">
            <text:p>4449,972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59]=[.E259];&quot;X&quot;;&quot;&quot;)" office:value-type="string" office:string-value="X">
            <text:p>X</text:p>
          </table:table-cell>
          <table:table-cell table:formula="of:=[.I259]-[.I258]" office:value-type="float" office:value="18.3189999999995">
            <text:p>18,319</text:p>
          </table:table-cell>
          <table:table-cell table:formula="of:=[.F259]/[.M259]" office:value-type="float" office:value="72.2746874829432">
            <text:p>72,2746874829</text:p>
          </table:table-cell>
          <table:table-cell table:formula="of:=([.F259]-[.P259])/100*5/3.6" office:value-type="float" office:value="18.3194444444444">
            <text:p>18,3194444444</text:p>
          </table:table-cell>
          <table:table-cell table:formula="of:=HEX2DEC([.C259])" office:value-type="float" office:value="5">
            <text:p>5</text:p>
          </table:table-cell>
          <table:table-cell table:formula="of:=[.P25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05</text:p>
          </table:table-cell>
          <table:table-cell/>
          <table:table-cell table:formula="of:=HEX2DEC([.A260])" office:value-type="float" office:value="171">
            <text:p>171</text:p>
          </table:table-cell>
          <table:table-cell table:formula="of:=256*HEX2DEC([.C260])+HEX2DEC([.B260])" office:value-type="float" office:value="1368">
            <text:p>1368</text:p>
          </table:table-cell>
          <table:table-cell/>
          <table:table-cell table:style-name="Default" office:value-type="float" office:value="1290">
            <text:p>1290</text:p>
          </table:table-cell>
          <table:table-cell table:style-name="Default" office:value-type="float" office:value="4468.903">
            <text:p>4468,903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260]=[.E260];&quot;X&quot;;&quot;&quot;)" office:value-type="string" office:string-value="X">
            <text:p>X</text:p>
          </table:table-cell>
          <table:table-cell table:formula="of:=[.I260]-[.I259]" office:value-type="float" office:value="18.9310000000005">
            <text:p>18,931</text:p>
          </table:table-cell>
          <table:table-cell table:formula="of:=[.F260]/[.M260]" office:value-type="float" office:value="72.2624267075149">
            <text:p>72,2624267075</text:p>
          </table:table-cell>
          <table:table-cell table:formula="of:=([.F260]-[.P260])/100*5/3.6" office:value-type="float" office:value="18.9305555555556">
            <text:p>18,9305555556</text:p>
          </table:table-cell>
          <table:table-cell table:formula="of:=HEX2DEC([.C260])" office:value-type="float" office:value="5">
            <text:p>5</text:p>
          </table:table-cell>
          <table:table-cell table:formula="of:=[.P26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7d</text:p>
          </table:table-cell>
          <table:table-cell table:style-name="ce2" office:value-type="string">
            <text:p>05</text:p>
          </table:table-cell>
          <table:table-cell/>
          <table:table-cell table:formula="of:=HEX2DEC([.A261])" office:value-type="float" office:value="173">
            <text:p>173</text:p>
          </table:table-cell>
          <table:table-cell table:formula="of:=256*HEX2DEC([.C261])+HEX2DEC([.B261])" office:value-type="float" office:value="1405">
            <text:p>1405</text:p>
          </table:table-cell>
          <table:table-cell/>
          <table:table-cell table:style-name="Default" office:value-type="float" office:value="1295">
            <text:p>1295</text:p>
          </table:table-cell>
          <table:table-cell table:style-name="Default" office:value-type="float" office:value="4488.347">
            <text:p>4488,347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261]=[.E261];&quot;X&quot;;&quot;&quot;)" office:value-type="string" office:string-value="X">
            <text:p>X</text:p>
          </table:table-cell>
          <table:table-cell table:formula="of:=[.I261]-[.I260]" office:value-type="float" office:value="19.4439999999995">
            <text:p>19,444</text:p>
          </table:table-cell>
          <table:table-cell table:formula="of:=[.F261]/[.M261]" office:value-type="float" office:value="72.258794486733">
            <text:p>72,2587944867</text:p>
          </table:table-cell>
          <table:table-cell table:formula="of:=([.F261]-[.P261])/100*5/3.6" office:value-type="float" office:value="19.4444444444444">
            <text:p>19,4444444444</text:p>
          </table:table-cell>
          <table:table-cell table:formula="of:=HEX2DEC([.C261])" office:value-type="float" office:value="5">
            <text:p>5</text:p>
          </table:table-cell>
          <table:table-cell table:formula="of:=[.P26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cb</text:p>
          </table:table-cell>
          <table:table-cell table:style-name="ce2" office:value-type="string">
            <text:p>05</text:p>
          </table:table-cell>
          <table:table-cell/>
          <table:table-cell table:formula="of:=HEX2DEC([.A262])" office:value-type="float" office:value="175">
            <text:p>175</text:p>
          </table:table-cell>
          <table:table-cell table:formula="of:=256*HEX2DEC([.C262])+HEX2DEC([.B262])" office:value-type="float" office:value="1483">
            <text:p>1483</text:p>
          </table:table-cell>
          <table:table-cell/>
          <table:table-cell table:style-name="Default" office:value-type="float" office:value="1300">
            <text:p>1300</text:p>
          </table:table-cell>
          <table:table-cell table:style-name="Default" office:value-type="float" office:value="4508.875">
            <text:p>4508,875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62]=[.E262];&quot;X&quot;;&quot;&quot;)" office:value-type="string" office:string-value="X">
            <text:p>X</text:p>
          </table:table-cell>
          <table:table-cell table:formula="of:=[.I262]-[.I261]" office:value-type="float" office:value="20.5280000000002">
            <text:p>20,528</text:p>
          </table:table-cell>
          <table:table-cell table:formula="of:=[.F262]/[.M262]" office:value-type="float" office:value="72.2427903351511">
            <text:p>72,2427903352</text:p>
          </table:table-cell>
          <table:table-cell table:formula="of:=([.F262]-[.P262])/100*5/3.6" office:value-type="float" office:value="20.5277777777778">
            <text:p>20,5277777778</text:p>
          </table:table-cell>
          <table:table-cell table:formula="of:=HEX2DEC([.C262])" office:value-type="float" office:value="5">
            <text:p>5</text:p>
          </table:table-cell>
          <table:table-cell table:formula="of:=[.P26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5</text:p>
          </table:table-cell>
          <table:table-cell/>
          <table:table-cell table:formula="of:=HEX2DEC([.A263])" office:value-type="float" office:value="176">
            <text:p>176</text:p>
          </table:table-cell>
          <table:table-cell table:formula="of:=256*HEX2DEC([.C263])+HEX2DEC([.B263])" office:value-type="float" office:value="1490">
            <text:p>1490</text:p>
          </table:table-cell>
          <table:table-cell/>
          <table:table-cell table:style-name="Default" office:value-type="float" office:value="1305">
            <text:p>1305</text:p>
          </table:table-cell>
          <table:table-cell table:style-name="Default" office:value-type="float" office:value="4529.5">
            <text:p>4529,5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63]=[.E263];&quot;X&quot;;&quot;&quot;)" office:value-type="string" office:string-value="X">
            <text:p>X</text:p>
          </table:table-cell>
          <table:table-cell table:formula="of:=[.I263]-[.I262]" office:value-type="float" office:value="20.625">
            <text:p>20,625</text:p>
          </table:table-cell>
          <table:table-cell table:formula="of:=[.F263]/[.M263]" office:value-type="float" office:value="72.2424242424242">
            <text:p>72,2424242424</text:p>
          </table:table-cell>
          <table:table-cell table:formula="of:=([.F263]-[.P263])/100*5/3.6" office:value-type="float" office:value="20.625">
            <text:p>20,625</text:p>
          </table:table-cell>
          <table:table-cell table:formula="of:=HEX2DEC([.C263])" office:value-type="float" office:value="5">
            <text:p>5</text:p>
          </table:table-cell>
          <table:table-cell table:formula="of:=[.P26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ce2" office:value-type="string">
            <text:p>92</text:p>
          </table:table-cell>
          <table:table-cell table:style-name="ce2" office:value-type="string">
            <text:p>05</text:p>
          </table:table-cell>
          <table:table-cell/>
          <table:table-cell table:formula="of:=HEX2DEC([.A264])" office:value-type="float" office:value="177">
            <text:p>177</text:p>
          </table:table-cell>
          <table:table-cell table:formula="of:=256*HEX2DEC([.C264])+HEX2DEC([.B264])" office:value-type="float" office:value="1426">
            <text:p>1426</text:p>
          </table:table-cell>
          <table:table-cell/>
          <table:table-cell table:style-name="Default" office:value-type="float" office:value="1310">
            <text:p>1310</text:p>
          </table:table-cell>
          <table:table-cell table:style-name="Default" office:value-type="float" office:value="4549.236">
            <text:p>4549,236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64]=[.E264];&quot;X&quot;;&quot;&quot;)" office:value-type="string" office:string-value="X">
            <text:p>X</text:p>
          </table:table-cell>
          <table:table-cell table:formula="of:=[.I264]-[.I263]" office:value-type="float" office:value="19.7359999999999">
            <text:p>19,736</text:p>
          </table:table-cell>
          <table:table-cell table:formula="of:=[.F264]/[.M264]" office:value-type="float" office:value="72.2537494933122">
            <text:p>72,2537494933</text:p>
          </table:table-cell>
          <table:table-cell table:formula="of:=([.F264]-[.P264])/100*5/3.6" office:value-type="float" office:value="19.7361111111111">
            <text:p>19,7361111111</text:p>
          </table:table-cell>
          <table:table-cell table:formula="of:=HEX2DEC([.C264])" office:value-type="float" office:value="5">
            <text:p>5</text:p>
          </table:table-cell>
          <table:table-cell table:formula="of:=[.P26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86</text:p>
          </table:table-cell>
          <table:table-cell table:style-name="ce2" office:value-type="string">
            <text:p>05</text:p>
          </table:table-cell>
          <table:table-cell/>
          <table:table-cell table:formula="of:=HEX2DEC([.A265])" office:value-type="float" office:value="178">
            <text:p>178</text:p>
          </table:table-cell>
          <table:table-cell table:formula="of:=256*HEX2DEC([.C265])+HEX2DEC([.B265])" office:value-type="float" office:value="1414">
            <text:p>1414</text:p>
          </table:table-cell>
          <table:table-cell/>
          <table:table-cell table:style-name="Default" office:value-type="float" office:value="1315">
            <text:p>1315</text:p>
          </table:table-cell>
          <table:table-cell table:style-name="Default" office:value-type="float" office:value="4568.806">
            <text:p>4568,806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265]=[.E265];&quot;X&quot;;&quot;&quot;)" office:value-type="string" office:string-value="X">
            <text:p>X</text:p>
          </table:table-cell>
          <table:table-cell table:formula="of:=[.I265]-[.I264]" office:value-type="float" office:value="19.5699999999997">
            <text:p>19,57</text:p>
          </table:table-cell>
          <table:table-cell table:formula="of:=[.F265]/[.M265]" office:value-type="float" office:value="72.2534491568738">
            <text:p>72,2534491569</text:p>
          </table:table-cell>
          <table:table-cell table:formula="of:=([.F265]-[.P265])/100*5/3.6" office:value-type="float" office:value="19.5694444444444">
            <text:p>19,5694444444</text:p>
          </table:table-cell>
          <table:table-cell table:formula="of:=HEX2DEC([.C265])" office:value-type="float" office:value="5">
            <text:p>5</text:p>
          </table:table-cell>
          <table:table-cell table:formula="of:=[.P26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6a</text:p>
          </table:table-cell>
          <table:table-cell table:style-name="ce2" office:value-type="string">
            <text:p>05</text:p>
          </table:table-cell>
          <table:table-cell/>
          <table:table-cell table:formula="of:=HEX2DEC([.A266])" office:value-type="float" office:value="179">
            <text:p>179</text:p>
          </table:table-cell>
          <table:table-cell table:formula="of:=256*HEX2DEC([.C266])+HEX2DEC([.B266])" office:value-type="float" office:value="1386">
            <text:p>1386</text:p>
          </table:table-cell>
          <table:table-cell/>
          <table:table-cell table:style-name="Default" office:value-type="float" office:value="1320">
            <text:p>1320</text:p>
          </table:table-cell>
          <table:table-cell table:style-name="Default" office:value-type="float" office:value="4587.986">
            <text:p>4587,986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266]=[.E266];&quot;X&quot;;&quot;&quot;)" office:value-type="string" office:string-value="X">
            <text:p>X</text:p>
          </table:table-cell>
          <table:table-cell table:formula="of:=[.I266]-[.I265]" office:value-type="float" office:value="19.1800000000003">
            <text:p>19,18</text:p>
          </table:table-cell>
          <table:table-cell table:formula="of:=[.F266]/[.M266]" office:value-type="float" office:value="72.2627737226267">
            <text:p>72,2627737226</text:p>
          </table:table-cell>
          <table:table-cell table:formula="of:=([.F266]-[.P266])/100*5/3.6" office:value-type="float" office:value="19.1805555555556">
            <text:p>19,1805555556</text:p>
          </table:table-cell>
          <table:table-cell table:formula="of:=HEX2DEC([.C266])" office:value-type="float" office:value="5">
            <text:p>5</text:p>
          </table:table-cell>
          <table:table-cell table:formula="of:=[.P26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05</text:p>
          </table:table-cell>
          <table:table-cell/>
          <table:table-cell table:formula="of:=HEX2DEC([.A267])" office:value-type="float" office:value="178">
            <text:p>178</text:p>
          </table:table-cell>
          <table:table-cell table:formula="of:=256*HEX2DEC([.C267])+HEX2DEC([.B267])" office:value-type="float" office:value="1381">
            <text:p>1381</text:p>
          </table:table-cell>
          <table:table-cell/>
          <table:table-cell table:style-name="Default" office:value-type="float" office:value="1325">
            <text:p>1325</text:p>
          </table:table-cell>
          <table:table-cell table:style-name="Default" office:value-type="float" office:value="4607.098">
            <text:p>4607,098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267]=[.E267];&quot;X&quot;;&quot;&quot;)" office:value-type="string" office:string-value="X">
            <text:p>X</text:p>
          </table:table-cell>
          <table:table-cell table:formula="of:=[.I267]-[.I266]" office:value-type="float" office:value="19.1120000000001">
            <text:p>19,112</text:p>
          </table:table-cell>
          <table:table-cell table:formula="of:=[.F267]/[.M267]" office:value-type="float" office:value="72.2582670573459">
            <text:p>72,2582670573</text:p>
          </table:table-cell>
          <table:table-cell table:formula="of:=([.F267]-[.P267])/100*5/3.6" office:value-type="float" office:value="19.1111111111111">
            <text:p>19,1111111111</text:p>
          </table:table-cell>
          <table:table-cell table:formula="of:=HEX2DEC([.C267])" office:value-type="float" office:value="5">
            <text:p>5</text:p>
          </table:table-cell>
          <table:table-cell table:formula="of:=[.P26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4a</text:p>
          </table:table-cell>
          <table:table-cell table:style-name="ce2" office:value-type="string">
            <text:p>05</text:p>
          </table:table-cell>
          <table:table-cell/>
          <table:table-cell table:formula="of:=HEX2DEC([.A268])" office:value-type="float" office:value="180">
            <text:p>180</text:p>
          </table:table-cell>
          <table:table-cell table:formula="of:=256*HEX2DEC([.C268])+HEX2DEC([.B268])" office:value-type="float" office:value="1354">
            <text:p>1354</text:p>
          </table:table-cell>
          <table:table-cell/>
          <table:table-cell table:style-name="Default" office:value-type="float" office:value="1330">
            <text:p>1330</text:p>
          </table:table-cell>
          <table:table-cell table:style-name="Default" office:value-type="float" office:value="4625.834">
            <text:p>4625,834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268]=[.E268];&quot;X&quot;;&quot;&quot;)" office:value-type="string" office:string-value="X">
            <text:p>X</text:p>
          </table:table-cell>
          <table:table-cell table:formula="of:=[.I268]-[.I267]" office:value-type="float" office:value="18.7359999999999">
            <text:p>18,736</text:p>
          </table:table-cell>
          <table:table-cell table:formula="of:=[.F268]/[.M268]" office:value-type="float" office:value="72.2672929120415">
            <text:p>72,267292912</text:p>
          </table:table-cell>
          <table:table-cell table:formula="of:=([.F268]-[.P268])/100*5/3.6" office:value-type="float" office:value="18.7361111111111">
            <text:p>18,7361111111</text:p>
          </table:table-cell>
          <table:table-cell table:formula="of:=HEX2DEC([.C268])" office:value-type="float" office:value="5">
            <text:p>5</text:p>
          </table:table-cell>
          <table:table-cell table:formula="of:=[.P26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05</text:p>
          </table:table-cell>
          <table:table-cell/>
          <table:table-cell table:formula="of:=HEX2DEC([.A269])" office:value-type="float" office:value="180">
            <text:p>180</text:p>
          </table:table-cell>
          <table:table-cell table:formula="of:=256*HEX2DEC([.C269])+HEX2DEC([.B269])" office:value-type="float" office:value="1316">
            <text:p>1316</text:p>
          </table:table-cell>
          <table:table-cell/>
          <table:table-cell table:style-name="Default" office:value-type="float" office:value="1335">
            <text:p>1335</text:p>
          </table:table-cell>
          <table:table-cell table:style-name="Default" office:value-type="float" office:value="4644.042">
            <text:p>4644,042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269]=[.E269];&quot;X&quot;;&quot;&quot;)" office:value-type="string" office:string-value="X">
            <text:p>X</text:p>
          </table:table-cell>
          <table:table-cell table:formula="of:=[.I269]-[.I268]" office:value-type="float" office:value="18.2080000000005">
            <text:p>18,208</text:p>
          </table:table-cell>
          <table:table-cell table:formula="of:=[.F269]/[.M269]" office:value-type="float" office:value="72.2759226713511">
            <text:p>72,2759226714</text:p>
          </table:table-cell>
          <table:table-cell table:formula="of:=([.F269]-[.P269])/100*5/3.6" office:value-type="float" office:value="18.2083333333333">
            <text:p>18,2083333333</text:p>
          </table:table-cell>
          <table:table-cell table:formula="of:=HEX2DEC([.C269])" office:value-type="float" office:value="5">
            <text:p>5</text:p>
          </table:table-cell>
          <table:table-cell table:formula="of:=[.P26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05</text:p>
          </table:table-cell>
          <table:table-cell/>
          <table:table-cell table:formula="of:=HEX2DEC([.A270])" office:value-type="float" office:value="180">
            <text:p>180</text:p>
          </table:table-cell>
          <table:table-cell table:formula="of:=256*HEX2DEC([.C270])+HEX2DEC([.B270])" office:value-type="float" office:value="1297">
            <text:p>1297</text:p>
          </table:table-cell>
          <table:table-cell/>
          <table:table-cell table:style-name="Default" office:value-type="float" office:value="1340">
            <text:p>1340</text:p>
          </table:table-cell>
          <table:table-cell table:style-name="Default" office:value-type="float" office:value="4661.987">
            <text:p>4661,987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270]=[.E270];&quot;X&quot;;&quot;&quot;)" office:value-type="string" office:string-value="X">
            <text:p>X</text:p>
          </table:table-cell>
          <table:table-cell table:formula="of:=[.I270]-[.I269]" office:value-type="float" office:value="17.9449999999997">
            <text:p>17,945</text:p>
          </table:table-cell>
          <table:table-cell table:formula="of:=[.F270]/[.M270]" office:value-type="float" office:value="72.2764001114528">
            <text:p>72,2764001115</text:p>
          </table:table-cell>
          <table:table-cell table:formula="of:=([.F270]-[.P270])/100*5/3.6" office:value-type="float" office:value="17.9444444444444">
            <text:p>17,9444444444</text:p>
          </table:table-cell>
          <table:table-cell table:formula="of:=HEX2DEC([.C270])" office:value-type="float" office:value="5">
            <text:p>5</text:p>
          </table:table-cell>
          <table:table-cell table:formula="of:=[.P27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f3</text:p>
          </table:table-cell>
          <table:table-cell table:style-name="ce2" office:value-type="string">
            <text:p>04</text:p>
          </table:table-cell>
          <table:table-cell/>
          <table:table-cell table:formula="of:=HEX2DEC([.A271])" office:value-type="float" office:value="177">
            <text:p>177</text:p>
          </table:table-cell>
          <table:table-cell table:formula="of:=256*HEX2DEC([.C271])+HEX2DEC([.B271])" office:value-type="float" office:value="1267">
            <text:p>1267</text:p>
          </table:table-cell>
          <table:table-cell/>
          <table:table-cell table:style-name="Default" office:value-type="float" office:value="1345">
            <text:p>1345</text:p>
          </table:table-cell>
          <table:table-cell table:style-name="Default" office:value-type="float" office:value="4679.528">
            <text:p>4679,528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71]=[.E271];&quot;X&quot;;&quot;&quot;)" office:value-type="string" office:string-value="X">
            <text:p>X</text:p>
          </table:table-cell>
          <table:table-cell table:formula="of:=[.I271]-[.I270]" office:value-type="float" office:value="17.5410000000002">
            <text:p>17,541</text:p>
          </table:table-cell>
          <table:table-cell table:formula="of:=[.F271]/[.M271]" office:value-type="float" office:value="72.2307736160987">
            <text:p>72,2307736161</text:p>
          </table:table-cell>
          <table:table-cell table:formula="of:=([.F271]-[.P271])/100*5/3.6" office:value-type="float" office:value="17.5416666666667">
            <text:p>17,5416666667</text:p>
          </table:table-cell>
          <table:table-cell table:formula="of:=HEX2DEC([.C271])" office:value-type="float" office:value="4">
            <text:p>4</text:p>
          </table:table-cell>
          <table:table-cell table:formula="of:=[.P27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e4</text:p>
          </table:table-cell>
          <table:table-cell table:style-name="ce2" office:value-type="string">
            <text:p>04</text:p>
          </table:table-cell>
          <table:table-cell/>
          <table:table-cell table:formula="of:=HEX2DEC([.A272])" office:value-type="float" office:value="177">
            <text:p>177</text:p>
          </table:table-cell>
          <table:table-cell table:formula="of:=256*HEX2DEC([.C272])+HEX2DEC([.B272])" office:value-type="float" office:value="1252">
            <text:p>1252</text:p>
          </table:table-cell>
          <table:table-cell/>
          <table:table-cell table:style-name="Default" office:value-type="float" office:value="1350">
            <text:p>1350</text:p>
          </table:table-cell>
          <table:table-cell table:style-name="Default" office:value-type="float" office:value="4696.862">
            <text:p>4696,862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72]=[.E272];&quot;X&quot;;&quot;&quot;)" office:value-type="string" office:string-value="X">
            <text:p>X</text:p>
          </table:table-cell>
          <table:table-cell table:formula="of:=[.I272]-[.I271]" office:value-type="float" office:value="17.3339999999998">
            <text:p>17,334</text:p>
          </table:table-cell>
          <table:table-cell table:formula="of:=[.F272]/[.M272]" office:value-type="float" office:value="72.2279912311072">
            <text:p>72,2279912311</text:p>
          </table:table-cell>
          <table:table-cell table:formula="of:=([.F272]-[.P272])/100*5/3.6" office:value-type="float" office:value="17.3333333333333">
            <text:p>17,3333333333</text:p>
          </table:table-cell>
          <table:table-cell table:formula="of:=HEX2DEC([.C272])" office:value-type="float" office:value="4">
            <text:p>4</text:p>
          </table:table-cell>
          <table:table-cell table:formula="of:=[.P27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db</text:p>
          </table:table-cell>
          <table:table-cell table:style-name="ce2" office:value-type="string">
            <text:p>04</text:p>
          </table:table-cell>
          <table:table-cell/>
          <table:table-cell table:formula="of:=HEX2DEC([.A273])" office:value-type="float" office:value="177">
            <text:p>177</text:p>
          </table:table-cell>
          <table:table-cell table:formula="of:=256*HEX2DEC([.C273])+HEX2DEC([.B273])" office:value-type="float" office:value="1243">
            <text:p>1243</text:p>
          </table:table-cell>
          <table:table-cell/>
          <table:table-cell table:style-name="Default" office:value-type="float" office:value="1355">
            <text:p>1355</text:p>
          </table:table-cell>
          <table:table-cell table:style-name="Default" office:value-type="float" office:value="4714.07">
            <text:p>4714,07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73]=[.E273];&quot;X&quot;;&quot;&quot;)" office:value-type="string" office:string-value="X">
            <text:p>X</text:p>
          </table:table-cell>
          <table:table-cell table:formula="of:=[.I273]-[.I272]" office:value-type="float" office:value="17.2079999999996">
            <text:p>17,208</text:p>
          </table:table-cell>
          <table:table-cell table:formula="of:=[.F273]/[.M273]" office:value-type="float" office:value="72.233844723386">
            <text:p>72,2338447234</text:p>
          </table:table-cell>
          <table:table-cell table:formula="of:=([.F273]-[.P273])/100*5/3.6" office:value-type="float" office:value="17.2083333333333">
            <text:p>17,2083333333</text:p>
          </table:table-cell>
          <table:table-cell table:formula="of:=HEX2DEC([.C273])" office:value-type="float" office:value="4">
            <text:p>4</text:p>
          </table:table-cell>
          <table:table-cell table:formula="of:=[.P27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d4</text:p>
          </table:table-cell>
          <table:table-cell table:style-name="ce2" office:value-type="string">
            <text:p>04</text:p>
          </table:table-cell>
          <table:table-cell/>
          <table:table-cell table:formula="of:=HEX2DEC([.A274])" office:value-type="float" office:value="177">
            <text:p>177</text:p>
          </table:table-cell>
          <table:table-cell table:formula="of:=256*HEX2DEC([.C274])+HEX2DEC([.B274])" office:value-type="float" office:value="1236">
            <text:p>1236</text:p>
          </table:table-cell>
          <table:table-cell/>
          <table:table-cell table:style-name="Default" office:value-type="float" office:value="1360">
            <text:p>1360</text:p>
          </table:table-cell>
          <table:table-cell table:style-name="Default" office:value-type="float" office:value="4731.182">
            <text:p>4731,182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74]=[.E274];&quot;X&quot;;&quot;&quot;)" office:value-type="string" office:string-value="X">
            <text:p>X</text:p>
          </table:table-cell>
          <table:table-cell table:formula="of:=[.I274]-[.I273]" office:value-type="float" office:value="17.1120000000001">
            <text:p>17,112</text:p>
          </table:table-cell>
          <table:table-cell table:formula="of:=[.F274]/[.M274]" office:value-type="float" office:value="72.2300140252451">
            <text:p>72,2300140252</text:p>
          </table:table-cell>
          <table:table-cell table:formula="of:=([.F274]-[.P274])/100*5/3.6" office:value-type="float" office:value="17.1111111111111">
            <text:p>17,1111111111</text:p>
          </table:table-cell>
          <table:table-cell table:formula="of:=HEX2DEC([.C274])" office:value-type="float" office:value="4">
            <text:p>4</text:p>
          </table:table-cell>
          <table:table-cell table:formula="of:=[.P27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275])" office:value-type="float" office:value="177">
            <text:p>177</text:p>
          </table:table-cell>
          <table:table-cell table:formula="of:=256*HEX2DEC([.C275])+HEX2DEC([.B275])" office:value-type="float" office:value="1232">
            <text:p>1232</text:p>
          </table:table-cell>
          <table:table-cell/>
          <table:table-cell table:style-name="Default" office:value-type="float" office:value="1365">
            <text:p>1365</text:p>
          </table:table-cell>
          <table:table-cell table:style-name="Default" office:value-type="float" office:value="4748.237">
            <text:p>4748,237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75]=[.E275];&quot;X&quot;;&quot;&quot;)" office:value-type="string" office:string-value="X">
            <text:p>X</text:p>
          </table:table-cell>
          <table:table-cell table:formula="of:=[.I275]-[.I274]" office:value-type="float" office:value="17.0550000000003">
            <text:p>17,055</text:p>
          </table:table-cell>
          <table:table-cell table:formula="of:=[.F275]/[.M275]" office:value-type="float" office:value="72.2368806801512">
            <text:p>72,2368806802</text:p>
          </table:table-cell>
          <table:table-cell table:formula="of:=([.F275]-[.P275])/100*5/3.6" office:value-type="float" office:value="17.0555555555556">
            <text:p>17,0555555556</text:p>
          </table:table-cell>
          <table:table-cell table:formula="of:=HEX2DEC([.C275])" office:value-type="float" office:value="4">
            <text:p>4</text:p>
          </table:table-cell>
          <table:table-cell table:formula="of:=[.P27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da</text:p>
          </table:table-cell>
          <table:table-cell table:style-name="ce2" office:value-type="string">
            <text:p>04</text:p>
          </table:table-cell>
          <table:table-cell/>
          <table:table-cell table:formula="of:=HEX2DEC([.A276])" office:value-type="float" office:value="177">
            <text:p>177</text:p>
          </table:table-cell>
          <table:table-cell table:formula="of:=256*HEX2DEC([.C276])+HEX2DEC([.B276])" office:value-type="float" office:value="1242">
            <text:p>1242</text:p>
          </table:table-cell>
          <table:table-cell/>
          <table:table-cell table:style-name="Default" office:value-type="float" office:value="1370">
            <text:p>1370</text:p>
          </table:table-cell>
          <table:table-cell table:style-name="Default" office:value-type="float" office:value="4765.432">
            <text:p>4765,432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76]=[.E276];&quot;X&quot;;&quot;&quot;)" office:value-type="string" office:string-value="X">
            <text:p>X</text:p>
          </table:table-cell>
          <table:table-cell table:formula="of:=[.I276]-[.I275]" office:value-type="float" office:value="17.1949999999997">
            <text:p>17,195</text:p>
          </table:table-cell>
          <table:table-cell table:formula="of:=[.F276]/[.M276]" office:value-type="float" office:value="72.2302995056715">
            <text:p>72,2302995057</text:p>
          </table:table-cell>
          <table:table-cell table:formula="of:=([.F276]-[.P276])/100*5/3.6" office:value-type="float" office:value="17.1944444444444">
            <text:p>17,1944444444</text:p>
          </table:table-cell>
          <table:table-cell table:formula="of:=HEX2DEC([.C276])" office:value-type="float" office:value="4">
            <text:p>4</text:p>
          </table:table-cell>
          <table:table-cell table:formula="of:=[.P27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277])" office:value-type="float" office:value="176">
            <text:p>176</text:p>
          </table:table-cell>
          <table:table-cell table:formula="of:=256*HEX2DEC([.C277])+HEX2DEC([.B277])" office:value-type="float" office:value="1239">
            <text:p>1239</text:p>
          </table:table-cell>
          <table:table-cell/>
          <table:table-cell table:style-name="Default" office:value-type="float" office:value="1375">
            <text:p>1375</text:p>
          </table:table-cell>
          <table:table-cell table:style-name="Default" office:value-type="float" office:value="4782.584">
            <text:p>4782,584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77]=[.E277];&quot;X&quot;;&quot;&quot;)" office:value-type="string" office:string-value="X">
            <text:p>X</text:p>
          </table:table-cell>
          <table:table-cell table:formula="of:=[.I277]-[.I276]" office:value-type="float" office:value="17.152">
            <text:p>17,152</text:p>
          </table:table-cell>
          <table:table-cell table:formula="of:=[.F277]/[.M277]" office:value-type="float" office:value="72.2364738805968">
            <text:p>72,2364738806</text:p>
          </table:table-cell>
          <table:table-cell table:formula="of:=([.F277]-[.P277])/100*5/3.6" office:value-type="float" office:value="17.1527777777778">
            <text:p>17,1527777778</text:p>
          </table:table-cell>
          <table:table-cell table:formula="of:=HEX2DEC([.C277])" office:value-type="float" office:value="4">
            <text:p>4</text:p>
          </table:table-cell>
          <table:table-cell table:formula="of:=[.P27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e5</text:p>
          </table:table-cell>
          <table:table-cell table:style-name="ce2" office:value-type="string">
            <text:p>04</text:p>
          </table:table-cell>
          <table:table-cell/>
          <table:table-cell table:formula="of:=HEX2DEC([.A278])" office:value-type="float" office:value="175">
            <text:p>175</text:p>
          </table:table-cell>
          <table:table-cell table:formula="of:=256*HEX2DEC([.C278])+HEX2DEC([.B278])" office:value-type="float" office:value="1253">
            <text:p>1253</text:p>
          </table:table-cell>
          <table:table-cell/>
          <table:table-cell table:style-name="Default" office:value-type="float" office:value="1380">
            <text:p>1380</text:p>
          </table:table-cell>
          <table:table-cell table:style-name="Default" office:value-type="float" office:value="4799.932">
            <text:p>4799,932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78]=[.E278];&quot;X&quot;;&quot;&quot;)" office:value-type="string" office:string-value="X">
            <text:p>X</text:p>
          </table:table-cell>
          <table:table-cell table:formula="of:=[.I278]-[.I277]" office:value-type="float" office:value="17.348">
            <text:p>17,348</text:p>
          </table:table-cell>
          <table:table-cell table:formula="of:=[.F278]/[.M278]" office:value-type="float" office:value="72.2273460917687">
            <text:p>72,2273460918</text:p>
          </table:table-cell>
          <table:table-cell table:formula="of:=([.F278]-[.P278])/100*5/3.6" office:value-type="float" office:value="17.3472222222222">
            <text:p>17,3472222222</text:p>
          </table:table-cell>
          <table:table-cell table:formula="of:=HEX2DEC([.C278])" office:value-type="float" office:value="4">
            <text:p>4</text:p>
          </table:table-cell>
          <table:table-cell table:formula="of:=[.P27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e</text:p>
          </table:table-cell>
          <table:table-cell table:style-name="ce2" office:value-type="string">
            <text:p>04</text:p>
          </table:table-cell>
          <table:table-cell/>
          <table:table-cell table:formula="of:=HEX2DEC([.A279])" office:value-type="float" office:value="174">
            <text:p>174</text:p>
          </table:table-cell>
          <table:table-cell table:formula="of:=256*HEX2DEC([.C279])+HEX2DEC([.B279])" office:value-type="float" office:value="1262">
            <text:p>1262</text:p>
          </table:table-cell>
          <table:table-cell/>
          <table:table-cell table:style-name="Default" office:value-type="float" office:value="1385">
            <text:p>1385</text:p>
          </table:table-cell>
          <table:table-cell table:style-name="Default" office:value-type="float" office:value="4817.404">
            <text:p>4817,40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279]=[.E279];&quot;X&quot;;&quot;&quot;)" office:value-type="string" office:string-value="X">
            <text:p>X</text:p>
          </table:table-cell>
          <table:table-cell table:formula="of:=[.I279]-[.I278]" office:value-type="float" office:value="17.4720000000007">
            <text:p>17,472</text:p>
          </table:table-cell>
          <table:table-cell table:formula="of:=[.F279]/[.M279]" office:value-type="float" office:value="72.2298534798508">
            <text:p>72,2298534799</text:p>
          </table:table-cell>
          <table:table-cell table:formula="of:=([.F279]-[.P279])/100*5/3.6" office:value-type="float" office:value="17.4722222222222">
            <text:p>17,4722222222</text:p>
          </table:table-cell>
          <table:table-cell table:formula="of:=HEX2DEC([.C279])" office:value-type="float" office:value="4">
            <text:p>4</text:p>
          </table:table-cell>
          <table:table-cell table:formula="of:=[.P27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f3</text:p>
          </table:table-cell>
          <table:table-cell table:style-name="ce2" office:value-type="string">
            <text:p>04</text:p>
          </table:table-cell>
          <table:table-cell/>
          <table:table-cell table:formula="of:=HEX2DEC([.A280])" office:value-type="float" office:value="175">
            <text:p>175</text:p>
          </table:table-cell>
          <table:table-cell table:formula="of:=256*HEX2DEC([.C280])+HEX2DEC([.B280])" office:value-type="float" office:value="1267">
            <text:p>1267</text:p>
          </table:table-cell>
          <table:table-cell/>
          <table:table-cell table:style-name="Default" office:value-type="float" office:value="1390">
            <text:p>1390</text:p>
          </table:table-cell>
          <table:table-cell table:style-name="Default" office:value-type="float" office:value="4834.945">
            <text:p>4834,945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80]=[.E280];&quot;X&quot;;&quot;&quot;)" office:value-type="string" office:string-value="X">
            <text:p>X</text:p>
          </table:table-cell>
          <table:table-cell table:formula="of:=[.I280]-[.I279]" office:value-type="float" office:value="17.5409999999993">
            <text:p>17,541</text:p>
          </table:table-cell>
          <table:table-cell table:formula="of:=[.F280]/[.M280]" office:value-type="float" office:value="72.2307736161025">
            <text:p>72,2307736161</text:p>
          </table:table-cell>
          <table:table-cell table:formula="of:=([.F280]-[.P280])/100*5/3.6" office:value-type="float" office:value="17.5416666666667">
            <text:p>17,5416666667</text:p>
          </table:table-cell>
          <table:table-cell table:formula="of:=HEX2DEC([.C280])" office:value-type="float" office:value="4">
            <text:p>4</text:p>
          </table:table-cell>
          <table:table-cell table:formula="of:=[.P28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05</text:p>
          </table:table-cell>
          <table:table-cell/>
          <table:table-cell table:formula="of:=HEX2DEC([.A281])" office:value-type="float" office:value="175">
            <text:p>175</text:p>
          </table:table-cell>
          <table:table-cell table:formula="of:=256*HEX2DEC([.C281])+HEX2DEC([.B281])" office:value-type="float" office:value="1318">
            <text:p>1318</text:p>
          </table:table-cell>
          <table:table-cell/>
          <table:table-cell table:style-name="Default" office:value-type="float" office:value="1395">
            <text:p>1395</text:p>
          </table:table-cell>
          <table:table-cell table:style-name="Default" office:value-type="float" office:value="4853.182">
            <text:p>4853,182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81]=[.E281];&quot;X&quot;;&quot;&quot;)" office:value-type="string" office:string-value="X">
            <text:p>X</text:p>
          </table:table-cell>
          <table:table-cell table:formula="of:=[.I281]-[.I280]" office:value-type="float" office:value="18.2370000000001">
            <text:p>18,237</text:p>
          </table:table-cell>
          <table:table-cell table:formula="of:=[.F281]/[.M281]" office:value-type="float" office:value="72.2706585512965">
            <text:p>72,2706585513</text:p>
          </table:table-cell>
          <table:table-cell table:formula="of:=([.F281]-[.P281])/100*5/3.6" office:value-type="float" office:value="18.2361111111111">
            <text:p>18,2361111111</text:p>
          </table:table-cell>
          <table:table-cell table:formula="of:=HEX2DEC([.C281])" office:value-type="float" office:value="5">
            <text:p>5</text:p>
          </table:table-cell>
          <table:table-cell table:formula="of:=[.P28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05</text:p>
          </table:table-cell>
          <table:table-cell/>
          <table:table-cell table:formula="of:=HEX2DEC([.A282])" office:value-type="float" office:value="175">
            <text:p>175</text:p>
          </table:table-cell>
          <table:table-cell table:formula="of:=256*HEX2DEC([.C282])+HEX2DEC([.B282])" office:value-type="float" office:value="1352">
            <text:p>1352</text:p>
          </table:table-cell>
          <table:table-cell/>
          <table:table-cell table:style-name="Default" office:value-type="float" office:value="1400">
            <text:p>1400</text:p>
          </table:table-cell>
          <table:table-cell table:style-name="Default" office:value-type="float" office:value="4871.89">
            <text:p>4871,89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82]=[.E282];&quot;X&quot;;&quot;&quot;)" office:value-type="string" office:string-value="X">
            <text:p>X</text:p>
          </table:table-cell>
          <table:table-cell table:formula="of:=[.I282]-[.I281]" office:value-type="float" office:value="18.7080000000005">
            <text:p>18,708</text:p>
          </table:table-cell>
          <table:table-cell table:formula="of:=[.F282]/[.M282]" office:value-type="float" office:value="72.2685482146654">
            <text:p>72,2685482147</text:p>
          </table:table-cell>
          <table:table-cell table:formula="of:=([.F282]-[.P282])/100*5/3.6" office:value-type="float" office:value="18.7083333333333">
            <text:p>18,7083333333</text:p>
          </table:table-cell>
          <table:table-cell table:formula="of:=HEX2DEC([.C282])" office:value-type="float" office:value="5">
            <text:p>5</text:p>
          </table:table-cell>
          <table:table-cell table:formula="of:=[.P28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6e</text:p>
          </table:table-cell>
          <table:table-cell table:style-name="ce2" office:value-type="string">
            <text:p>05</text:p>
          </table:table-cell>
          <table:table-cell/>
          <table:table-cell table:formula="of:=HEX2DEC([.A283])" office:value-type="float" office:value="174">
            <text:p>174</text:p>
          </table:table-cell>
          <table:table-cell table:formula="of:=256*HEX2DEC([.C283])+HEX2DEC([.B283])" office:value-type="float" office:value="1390">
            <text:p>1390</text:p>
          </table:table-cell>
          <table:table-cell/>
          <table:table-cell table:style-name="Default" office:value-type="float" office:value="1405">
            <text:p>1405</text:p>
          </table:table-cell>
          <table:table-cell table:style-name="Default" office:value-type="float" office:value="4891.126">
            <text:p>4891,12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283]=[.E283];&quot;X&quot;;&quot;&quot;)" office:value-type="string" office:string-value="X">
            <text:p>X</text:p>
          </table:table-cell>
          <table:table-cell table:formula="of:=[.I283]-[.I282]" office:value-type="float" office:value="19.2359999999999">
            <text:p>19,236</text:p>
          </table:table-cell>
          <table:table-cell table:formula="of:=[.F283]/[.M283]" office:value-type="float" office:value="72.2603451861098">
            <text:p>72,2603451861</text:p>
          </table:table-cell>
          <table:table-cell table:formula="of:=([.F283]-[.P283])/100*5/3.6" office:value-type="float" office:value="19.2361111111111">
            <text:p>19,2361111111</text:p>
          </table:table-cell>
          <table:table-cell table:formula="of:=HEX2DEC([.C283])" office:value-type="float" office:value="5">
            <text:p>5</text:p>
          </table:table-cell>
          <table:table-cell table:formula="of:=[.P28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ad</text:p>
          </table:table-cell>
          <table:table-cell table:style-name="ce2" office:value-type="string">
            <text:p>05</text:p>
          </table:table-cell>
          <table:table-cell/>
          <table:table-cell table:formula="of:=HEX2DEC([.A284])" office:value-type="float" office:value="177">
            <text:p>177</text:p>
          </table:table-cell>
          <table:table-cell table:formula="of:=256*HEX2DEC([.C284])+HEX2DEC([.B284])" office:value-type="float" office:value="1453">
            <text:p>1453</text:p>
          </table:table-cell>
          <table:table-cell/>
          <table:table-cell table:style-name="Default" office:value-type="float" office:value="1410">
            <text:p>1410</text:p>
          </table:table-cell>
          <table:table-cell table:style-name="Default" office:value-type="float" office:value="4911.238">
            <text:p>4911,238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84]=[.E284];&quot;X&quot;;&quot;&quot;)" office:value-type="string" office:string-value="X">
            <text:p>X</text:p>
          </table:table-cell>
          <table:table-cell table:formula="of:=[.I284]-[.I283]" office:value-type="float" office:value="20.1120000000001">
            <text:p>20,112</text:p>
          </table:table-cell>
          <table:table-cell table:formula="of:=[.F284]/[.M284]" office:value-type="float" office:value="72.2454256165471">
            <text:p>72,2454256165</text:p>
          </table:table-cell>
          <table:table-cell table:formula="of:=([.F284]-[.P284])/100*5/3.6" office:value-type="float" office:value="20.1111111111111">
            <text:p>20,1111111111</text:p>
          </table:table-cell>
          <table:table-cell table:formula="of:=HEX2DEC([.C284])" office:value-type="float" office:value="5">
            <text:p>5</text:p>
          </table:table-cell>
          <table:table-cell table:formula="of:=[.P28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7c</text:p>
          </table:table-cell>
          <table:table-cell table:style-name="ce2" office:value-type="string">
            <text:p>05</text:p>
          </table:table-cell>
          <table:table-cell/>
          <table:table-cell table:formula="of:=HEX2DEC([.A285])" office:value-type="float" office:value="178">
            <text:p>178</text:p>
          </table:table-cell>
          <table:table-cell table:formula="of:=256*HEX2DEC([.C285])+HEX2DEC([.B285])" office:value-type="float" office:value="1404">
            <text:p>1404</text:p>
          </table:table-cell>
          <table:table-cell/>
          <table:table-cell table:style-name="Default" office:value-type="float" office:value="1415">
            <text:p>1415</text:p>
          </table:table-cell>
          <table:table-cell table:style-name="Default" office:value-type="float" office:value="4930.668">
            <text:p>4930,668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285]=[.E285];&quot;X&quot;;&quot;&quot;)" office:value-type="string" office:string-value="X">
            <text:p>X</text:p>
          </table:table-cell>
          <table:table-cell table:formula="of:=[.I285]-[.I284]" office:value-type="float" office:value="19.4299999999994">
            <text:p>19,43</text:p>
          </table:table-cell>
          <table:table-cell table:formula="of:=[.F285]/[.M285]" office:value-type="float" office:value="72.2593926917161">
            <text:p>72,2593926917</text:p>
          </table:table-cell>
          <table:table-cell table:formula="of:=([.F285]-[.P285])/100*5/3.6" office:value-type="float" office:value="19.4305555555556">
            <text:p>19,4305555556</text:p>
          </table:table-cell>
          <table:table-cell table:formula="of:=HEX2DEC([.C285])" office:value-type="float" office:value="5">
            <text:p>5</text:p>
          </table:table-cell>
          <table:table-cell table:formula="of:=[.P28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1e</text:p>
          </table:table-cell>
          <table:table-cell table:style-name="ce2" office:value-type="string">
            <text:p>05</text:p>
          </table:table-cell>
          <table:table-cell/>
          <table:table-cell table:formula="of:=HEX2DEC([.A286])" office:value-type="float" office:value="178">
            <text:p>178</text:p>
          </table:table-cell>
          <table:table-cell table:formula="of:=256*HEX2DEC([.C286])+HEX2DEC([.B286])" office:value-type="float" office:value="1310">
            <text:p>1310</text:p>
          </table:table-cell>
          <table:table-cell/>
          <table:table-cell table:style-name="Default" office:value-type="float" office:value="1420">
            <text:p>1420</text:p>
          </table:table-cell>
          <table:table-cell table:style-name="Default" office:value-type="float" office:value="4948.793">
            <text:p>4948,793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286]=[.E286];&quot;X&quot;;&quot;&quot;)" office:value-type="string" office:string-value="X">
            <text:p>X</text:p>
          </table:table-cell>
          <table:table-cell table:formula="of:=[.I286]-[.I285]" office:value-type="float" office:value="18.125">
            <text:p>18,125</text:p>
          </table:table-cell>
          <table:table-cell table:formula="of:=[.F286]/[.M286]" office:value-type="float" office:value="72.2758620689655">
            <text:p>72,275862069</text:p>
          </table:table-cell>
          <table:table-cell table:formula="of:=([.F286]-[.P286])/100*5/3.6" office:value-type="float" office:value="18.125">
            <text:p>18,125</text:p>
          </table:table-cell>
          <table:table-cell table:formula="of:=HEX2DEC([.C286])" office:value-type="float" office:value="5">
            <text:p>5</text:p>
          </table:table-cell>
          <table:table-cell table:formula="of:=[.P28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0c</text:p>
          </table:table-cell>
          <table:table-cell table:style-name="ce2" office:value-type="string">
            <text:p>05</text:p>
          </table:table-cell>
          <table:table-cell/>
          <table:table-cell table:formula="of:=HEX2DEC([.A287])" office:value-type="float" office:value="177">
            <text:p>177</text:p>
          </table:table-cell>
          <table:table-cell table:formula="of:=256*HEX2DEC([.C287])+HEX2DEC([.B287])" office:value-type="float" office:value="1292">
            <text:p>1292</text:p>
          </table:table-cell>
          <table:table-cell/>
          <table:table-cell table:style-name="Default" office:value-type="float" office:value="1425">
            <text:p>1425</text:p>
          </table:table-cell>
          <table:table-cell table:style-name="Default" office:value-type="float" office:value="4966.668">
            <text:p>4966,668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87]=[.E287];&quot;X&quot;;&quot;&quot;)" office:value-type="string" office:string-value="X">
            <text:p>X</text:p>
          </table:table-cell>
          <table:table-cell table:formula="of:=[.I287]-[.I286]" office:value-type="float" office:value="17.875">
            <text:p>17,875</text:p>
          </table:table-cell>
          <table:table-cell table:formula="of:=[.F287]/[.M287]" office:value-type="float" office:value="72.2797202797203">
            <text:p>72,2797202797</text:p>
          </table:table-cell>
          <table:table-cell table:formula="of:=([.F287]-[.P287])/100*5/3.6" office:value-type="float" office:value="17.875">
            <text:p>17,875</text:p>
          </table:table-cell>
          <table:table-cell table:formula="of:=HEX2DEC([.C287])" office:value-type="float" office:value="5">
            <text:p>5</text:p>
          </table:table-cell>
          <table:table-cell table:formula="of:=[.P28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05</text:p>
          </table:table-cell>
          <table:table-cell/>
          <table:table-cell table:formula="of:=HEX2DEC([.A288])" office:value-type="float" office:value="176">
            <text:p>176</text:p>
          </table:table-cell>
          <table:table-cell table:formula="of:=256*HEX2DEC([.C288])+HEX2DEC([.B288])" office:value-type="float" office:value="1281">
            <text:p>1281</text:p>
          </table:table-cell>
          <table:table-cell/>
          <table:table-cell table:style-name="Default" office:value-type="float" office:value="1430">
            <text:p>1430</text:p>
          </table:table-cell>
          <table:table-cell table:style-name="Default" office:value-type="float" office:value="4984.391">
            <text:p>4984,391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88]=[.E288];&quot;X&quot;;&quot;&quot;)" office:value-type="string" office:string-value="X">
            <text:p>X</text:p>
          </table:table-cell>
          <table:table-cell table:formula="of:=[.I288]-[.I287]" office:value-type="float" office:value="17.723">
            <text:p>17,723</text:p>
          </table:table-cell>
          <table:table-cell table:formula="of:=[.F288]/[.M288]" office:value-type="float" office:value="72.2789595440954">
            <text:p>72,2789595441</text:p>
          </table:table-cell>
          <table:table-cell table:formula="of:=([.F288]-[.P288])/100*5/3.6" office:value-type="float" office:value="17.7222222222222">
            <text:p>17,7222222222</text:p>
          </table:table-cell>
          <table:table-cell table:formula="of:=HEX2DEC([.C288])" office:value-type="float" office:value="5">
            <text:p>5</text:p>
          </table:table-cell>
          <table:table-cell table:formula="of:=[.P28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f5</text:p>
          </table:table-cell>
          <table:table-cell table:style-name="ce2" office:value-type="string">
            <text:p>04</text:p>
          </table:table-cell>
          <table:table-cell/>
          <table:table-cell table:formula="of:=HEX2DEC([.A289])" office:value-type="float" office:value="176">
            <text:p>176</text:p>
          </table:table-cell>
          <table:table-cell table:formula="of:=256*HEX2DEC([.C289])+HEX2DEC([.B289])" office:value-type="float" office:value="1269">
            <text:p>1269</text:p>
          </table:table-cell>
          <table:table-cell/>
          <table:table-cell table:style-name="Default" office:value-type="float" office:value="1435">
            <text:p>1435</text:p>
          </table:table-cell>
          <table:table-cell table:style-name="Default" office:value-type="float" office:value="5001.96">
            <text:p>5001,96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89]=[.E289];&quot;X&quot;;&quot;&quot;)" office:value-type="string" office:string-value="X">
            <text:p>X</text:p>
          </table:table-cell>
          <table:table-cell table:formula="of:=[.I289]-[.I288]" office:value-type="float" office:value="17.5690000000004">
            <text:p>17,569</text:p>
          </table:table-cell>
          <table:table-cell table:formula="of:=[.F289]/[.M289]" office:value-type="float" office:value="72.229495133472">
            <text:p>72,2294951335</text:p>
          </table:table-cell>
          <table:table-cell table:formula="of:=([.F289]-[.P289])/100*5/3.6" office:value-type="float" office:value="17.5694444444444">
            <text:p>17,5694444444</text:p>
          </table:table-cell>
          <table:table-cell table:formula="of:=HEX2DEC([.C289])" office:value-type="float" office:value="4">
            <text:p>4</text:p>
          </table:table-cell>
          <table:table-cell table:formula="of:=[.P28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05</text:p>
          </table:table-cell>
          <table:table-cell/>
          <table:table-cell table:formula="of:=HEX2DEC([.A290])" office:value-type="float" office:value="175">
            <text:p>175</text:p>
          </table:table-cell>
          <table:table-cell table:formula="of:=256*HEX2DEC([.C290])+HEX2DEC([.B290])" office:value-type="float" office:value="1284">
            <text:p>1284</text:p>
          </table:table-cell>
          <table:table-cell/>
          <table:table-cell table:style-name="Default" office:value-type="float" office:value="1440">
            <text:p>1440</text:p>
          </table:table-cell>
          <table:table-cell table:style-name="Default" office:value-type="float" office:value="5019.724">
            <text:p>5019,724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90]=[.E290];&quot;X&quot;;&quot;&quot;)" office:value-type="string" office:string-value="X">
            <text:p>X</text:p>
          </table:table-cell>
          <table:table-cell table:formula="of:=[.I290]-[.I289]" office:value-type="float" office:value="17.7640000000001">
            <text:p>17,764</text:p>
          </table:table-cell>
          <table:table-cell table:formula="of:=[.F290]/[.M290]" office:value-type="float" office:value="72.2810177887858">
            <text:p>72,2810177888</text:p>
          </table:table-cell>
          <table:table-cell table:formula="of:=([.F290]-[.P290])/100*5/3.6" office:value-type="float" office:value="17.7638888888889">
            <text:p>17,7638888889</text:p>
          </table:table-cell>
          <table:table-cell table:formula="of:=HEX2DEC([.C290])" office:value-type="float" office:value="5">
            <text:p>5</text:p>
          </table:table-cell>
          <table:table-cell table:formula="of:=[.P29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05</text:p>
          </table:table-cell>
          <table:table-cell/>
          <table:table-cell table:formula="of:=HEX2DEC([.A291])" office:value-type="float" office:value="175">
            <text:p>175</text:p>
          </table:table-cell>
          <table:table-cell table:formula="of:=256*HEX2DEC([.C291])+HEX2DEC([.B291])" office:value-type="float" office:value="1286">
            <text:p>1286</text:p>
          </table:table-cell>
          <table:table-cell/>
          <table:table-cell table:style-name="Default" office:value-type="float" office:value="1445">
            <text:p>1445</text:p>
          </table:table-cell>
          <table:table-cell table:style-name="Default" office:value-type="float" office:value="5037.515">
            <text:p>5037,515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91]=[.E291];&quot;X&quot;;&quot;&quot;)" office:value-type="string" office:string-value="X">
            <text:p>X</text:p>
          </table:table-cell>
          <table:table-cell table:formula="of:=[.I291]-[.I290]" office:value-type="float" office:value="17.7910000000002">
            <text:p>17,791</text:p>
          </table:table-cell>
          <table:table-cell table:formula="of:=[.F291]/[.M291]" office:value-type="float" office:value="72.283738969141">
            <text:p>72,2837389691</text:p>
          </table:table-cell>
          <table:table-cell table:formula="of:=([.F291]-[.P291])/100*5/3.6" office:value-type="float" office:value="17.7916666666667">
            <text:p>17,7916666667</text:p>
          </table:table-cell>
          <table:table-cell table:formula="of:=HEX2DEC([.C291])" office:value-type="float" office:value="5">
            <text:p>5</text:p>
          </table:table-cell>
          <table:table-cell table:formula="of:=[.P29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ec</text:p>
          </table:table-cell>
          <table:table-cell table:style-name="ce2" office:value-type="string">
            <text:p>04</text:p>
          </table:table-cell>
          <table:table-cell/>
          <table:table-cell table:formula="of:=HEX2DEC([.A292])" office:value-type="float" office:value="176">
            <text:p>176</text:p>
          </table:table-cell>
          <table:table-cell table:formula="of:=256*HEX2DEC([.C292])+HEX2DEC([.B292])" office:value-type="float" office:value="1260">
            <text:p>1260</text:p>
          </table:table-cell>
          <table:table-cell/>
          <table:table-cell table:style-name="Default" office:value-type="float" office:value="1450">
            <text:p>1450</text:p>
          </table:table-cell>
          <table:table-cell table:style-name="Default" office:value-type="float" office:value="5054.959">
            <text:p>5054,95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92]=[.E292];&quot;X&quot;;&quot;&quot;)" office:value-type="string" office:string-value="X">
            <text:p>X</text:p>
          </table:table-cell>
          <table:table-cell table:formula="of:=[.I292]-[.I291]" office:value-type="float" office:value="17.4439999999995">
            <text:p>17,444</text:p>
          </table:table-cell>
          <table:table-cell table:formula="of:=[.F292]/[.M292]" office:value-type="float" office:value="72.231139646872">
            <text:p>72,2311396469</text:p>
          </table:table-cell>
          <table:table-cell table:formula="of:=([.F292]-[.P292])/100*5/3.6" office:value-type="float" office:value="17.4444444444444">
            <text:p>17,4444444444</text:p>
          </table:table-cell>
          <table:table-cell table:formula="of:=HEX2DEC([.C292])" office:value-type="float" office:value="4">
            <text:p>4</text:p>
          </table:table-cell>
          <table:table-cell table:formula="of:=[.P29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293])" office:value-type="float" office:value="177">
            <text:p>177</text:p>
          </table:table-cell>
          <table:table-cell table:formula="of:=256*HEX2DEC([.C293])+HEX2DEC([.B293])" office:value-type="float" office:value="1249">
            <text:p>1249</text:p>
          </table:table-cell>
          <table:table-cell/>
          <table:table-cell table:style-name="Default" office:value-type="float" office:value="1455">
            <text:p>1455</text:p>
          </table:table-cell>
          <table:table-cell table:style-name="Default" office:value-type="float" office:value="5072.251">
            <text:p>5072,251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293]=[.E293];&quot;X&quot;;&quot;&quot;)" office:value-type="string" office:string-value="X">
            <text:p>X</text:p>
          </table:table-cell>
          <table:table-cell table:formula="of:=[.I293]-[.I292]" office:value-type="float" office:value="17.2920000000004">
            <text:p>17,292</text:p>
          </table:table-cell>
          <table:table-cell table:formula="of:=[.F293]/[.M293]" office:value-type="float" office:value="72.2299329169543">
            <text:p>72,229932917</text:p>
          </table:table-cell>
          <table:table-cell table:formula="of:=([.F293]-[.P293])/100*5/3.6" office:value-type="float" office:value="17.2916666666667">
            <text:p>17,2916666667</text:p>
          </table:table-cell>
          <table:table-cell table:formula="of:=HEX2DEC([.C293])" office:value-type="float" office:value="4">
            <text:p>4</text:p>
          </table:table-cell>
          <table:table-cell table:formula="of:=[.P29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ca</text:p>
          </table:table-cell>
          <table:table-cell table:style-name="ce2" office:value-type="string">
            <text:p>04</text:p>
          </table:table-cell>
          <table:table-cell/>
          <table:table-cell table:formula="of:=HEX2DEC([.A294])" office:value-type="float" office:value="176">
            <text:p>176</text:p>
          </table:table-cell>
          <table:table-cell table:formula="of:=256*HEX2DEC([.C294])+HEX2DEC([.B294])" office:value-type="float" office:value="1226">
            <text:p>1226</text:p>
          </table:table-cell>
          <table:table-cell/>
          <table:table-cell table:style-name="Default" office:value-type="float" office:value="1460">
            <text:p>1460</text:p>
          </table:table-cell>
          <table:table-cell table:style-name="Default" office:value-type="float" office:value="5089.223">
            <text:p>5089,223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94]=[.E294];&quot;X&quot;;&quot;&quot;)" office:value-type="string" office:string-value="X">
            <text:p>X</text:p>
          </table:table-cell>
          <table:table-cell table:formula="of:=[.I294]-[.I293]" office:value-type="float" office:value="16.9719999999998">
            <text:p>16,972</text:p>
          </table:table-cell>
          <table:table-cell table:formula="of:=[.F294]/[.M294]" office:value-type="float" office:value="72.2366250294613">
            <text:p>72,2366250295</text:p>
          </table:table-cell>
          <table:table-cell table:formula="of:=([.F294]-[.P294])/100*5/3.6" office:value-type="float" office:value="16.9722222222222">
            <text:p>16,9722222222</text:p>
          </table:table-cell>
          <table:table-cell table:formula="of:=HEX2DEC([.C294])" office:value-type="float" office:value="4">
            <text:p>4</text:p>
          </table:table-cell>
          <table:table-cell table:formula="of:=[.P29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295])" office:value-type="float" office:value="176">
            <text:p>176</text:p>
          </table:table-cell>
          <table:table-cell table:formula="of:=256*HEX2DEC([.C295])+HEX2DEC([.B295])" office:value-type="float" office:value="1239">
            <text:p>1239</text:p>
          </table:table-cell>
          <table:table-cell/>
          <table:table-cell table:style-name="Default" office:value-type="float" office:value="1465">
            <text:p>1465</text:p>
          </table:table-cell>
          <table:table-cell table:style-name="Default" office:value-type="float" office:value="5106.376">
            <text:p>5106,376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295]=[.E295];&quot;X&quot;;&quot;&quot;)" office:value-type="string" office:string-value="X">
            <text:p>X</text:p>
          </table:table-cell>
          <table:table-cell table:formula="of:=[.I295]-[.I294]" office:value-type="float" office:value="17.1530000000002">
            <text:p>17,153</text:p>
          </table:table-cell>
          <table:table-cell table:formula="of:=[.F295]/[.M295]" office:value-type="float" office:value="72.2322625779737">
            <text:p>72,232262578</text:p>
          </table:table-cell>
          <table:table-cell table:formula="of:=([.F295]-[.P295])/100*5/3.6" office:value-type="float" office:value="17.1527777777778">
            <text:p>17,1527777778</text:p>
          </table:table-cell>
          <table:table-cell table:formula="of:=HEX2DEC([.C295])" office:value-type="float" office:value="4">
            <text:p>4</text:p>
          </table:table-cell>
          <table:table-cell table:formula="of:=[.P29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3c</text:p>
          </table:table-cell>
          <table:table-cell table:style-name="ce2" office:value-type="string">
            <text:p>05</text:p>
          </table:table-cell>
          <table:table-cell/>
          <table:table-cell table:formula="of:=HEX2DEC([.A296])" office:value-type="float" office:value="174">
            <text:p>174</text:p>
          </table:table-cell>
          <table:table-cell table:formula="of:=256*HEX2DEC([.C296])+HEX2DEC([.B296])" office:value-type="float" office:value="1340">
            <text:p>1340</text:p>
          </table:table-cell>
          <table:table-cell/>
          <table:table-cell table:style-name="Default" office:value-type="float" office:value="1470">
            <text:p>1470</text:p>
          </table:table-cell>
          <table:table-cell table:style-name="Default" office:value-type="float" office:value="5124.917">
            <text:p>5124,91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296]=[.E296];&quot;X&quot;;&quot;&quot;)" office:value-type="string" office:string-value="X">
            <text:p>X</text:p>
          </table:table-cell>
          <table:table-cell table:formula="of:=[.I296]-[.I295]" office:value-type="float" office:value="18.5410000000002">
            <text:p>18,541</text:p>
          </table:table-cell>
          <table:table-cell table:formula="of:=[.F296]/[.M296]" office:value-type="float" office:value="72.2722614745692">
            <text:p>72,2722614746</text:p>
          </table:table-cell>
          <table:table-cell table:formula="of:=([.F296]-[.P296])/100*5/3.6" office:value-type="float" office:value="18.5416666666667">
            <text:p>18,5416666667</text:p>
          </table:table-cell>
          <table:table-cell table:formula="of:=HEX2DEC([.C296])" office:value-type="float" office:value="5">
            <text:p>5</text:p>
          </table:table-cell>
          <table:table-cell table:formula="of:=[.P29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05</text:p>
          </table:table-cell>
          <table:table-cell/>
          <table:table-cell table:formula="of:=HEX2DEC([.A297])" office:value-type="float" office:value="175">
            <text:p>175</text:p>
          </table:table-cell>
          <table:table-cell table:formula="of:=256*HEX2DEC([.C297])+HEX2DEC([.B297])" office:value-type="float" office:value="1296">
            <text:p>1296</text:p>
          </table:table-cell>
          <table:table-cell/>
          <table:table-cell table:style-name="Default" office:value-type="float" office:value="1475">
            <text:p>1475</text:p>
          </table:table-cell>
          <table:table-cell table:style-name="Default" office:value-type="float" office:value="5142.848">
            <text:p>5142,84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97]=[.E297];&quot;X&quot;;&quot;&quot;)" office:value-type="string" office:string-value="X">
            <text:p>X</text:p>
          </table:table-cell>
          <table:table-cell table:formula="of:=[.I297]-[.I296]" office:value-type="float" office:value="17.9309999999996">
            <text:p>17,931</text:p>
          </table:table-cell>
          <table:table-cell table:formula="of:=[.F297]/[.M297]" office:value-type="float" office:value="72.2770620712749">
            <text:p>72,2770620713</text:p>
          </table:table-cell>
          <table:table-cell table:formula="of:=([.F297]-[.P297])/100*5/3.6" office:value-type="float" office:value="17.9305555555556">
            <text:p>17,9305555556</text:p>
          </table:table-cell>
          <table:table-cell table:formula="of:=HEX2DEC([.C297])" office:value-type="float" office:value="5">
            <text:p>5</text:p>
          </table:table-cell>
          <table:table-cell table:formula="of:=[.P29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eb</text:p>
          </table:table-cell>
          <table:table-cell table:style-name="ce2" office:value-type="string">
            <text:p>04</text:p>
          </table:table-cell>
          <table:table-cell/>
          <table:table-cell table:formula="of:=HEX2DEC([.A298])" office:value-type="float" office:value="175">
            <text:p>175</text:p>
          </table:table-cell>
          <table:table-cell table:formula="of:=256*HEX2DEC([.C298])+HEX2DEC([.B298])" office:value-type="float" office:value="1259">
            <text:p>1259</text:p>
          </table:table-cell>
          <table:table-cell/>
          <table:table-cell table:style-name="Default" office:value-type="float" office:value="1480">
            <text:p>1480</text:p>
          </table:table-cell>
          <table:table-cell table:style-name="Default" office:value-type="float" office:value="5160.279">
            <text:p>5160,279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298]=[.E298];&quot;X&quot;;&quot;&quot;)" office:value-type="string" office:string-value="X">
            <text:p>X</text:p>
          </table:table-cell>
          <table:table-cell table:formula="of:=[.I298]-[.I297]" office:value-type="float" office:value="17.4310000000005">
            <text:p>17,431</text:p>
          </table:table-cell>
          <table:table-cell table:formula="of:=[.F298]/[.M298]" office:value-type="float" office:value="72.2276404107604">
            <text:p>72,2276404108</text:p>
          </table:table-cell>
          <table:table-cell table:formula="of:=([.F298]-[.P298])/100*5/3.6" office:value-type="float" office:value="17.4305555555556">
            <text:p>17,4305555556</text:p>
          </table:table-cell>
          <table:table-cell table:formula="of:=HEX2DEC([.C298])" office:value-type="float" office:value="4">
            <text:p>4</text:p>
          </table:table-cell>
          <table:table-cell table:formula="of:=[.P29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d3</text:p>
          </table:table-cell>
          <table:table-cell table:style-name="ce2" office:value-type="string">
            <text:p>04</text:p>
          </table:table-cell>
          <table:table-cell/>
          <table:table-cell table:formula="of:=HEX2DEC([.A299])" office:value-type="float" office:value="173">
            <text:p>173</text:p>
          </table:table-cell>
          <table:table-cell table:formula="of:=256*HEX2DEC([.C299])+HEX2DEC([.B299])" office:value-type="float" office:value="1235">
            <text:p>1235</text:p>
          </table:table-cell>
          <table:table-cell/>
          <table:table-cell table:style-name="Default" office:value-type="float" office:value="1485">
            <text:p>1485</text:p>
          </table:table-cell>
          <table:table-cell table:style-name="Default" office:value-type="float" office:value="5177.376">
            <text:p>5177,37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299]=[.E299];&quot;X&quot;;&quot;&quot;)" office:value-type="string" office:string-value="X">
            <text:p>X</text:p>
          </table:table-cell>
          <table:table-cell table:formula="of:=[.I299]-[.I298]" office:value-type="float" office:value="17.0969999999998">
            <text:p>17,097</text:p>
          </table:table-cell>
          <table:table-cell table:formula="of:=[.F299]/[.M299]" office:value-type="float" office:value="72.2348950108217">
            <text:p>72,2348950108</text:p>
          </table:table-cell>
          <table:table-cell table:formula="of:=([.F299]-[.P299])/100*5/3.6" office:value-type="float" office:value="17.0972222222222">
            <text:p>17,0972222222</text:p>
          </table:table-cell>
          <table:table-cell table:formula="of:=HEX2DEC([.C299])" office:value-type="float" office:value="4">
            <text:p>4</text:p>
          </table:table-cell>
          <table:table-cell table:formula="of:=[.P29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300])" office:value-type="float" office:value="173">
            <text:p>173</text:p>
          </table:table-cell>
          <table:table-cell table:formula="of:=256*HEX2DEC([.C300])+HEX2DEC([.B300])" office:value-type="float" office:value="1216">
            <text:p>1216</text:p>
          </table:table-cell>
          <table:table-cell/>
          <table:table-cell table:style-name="Default" office:value-type="float" office:value="1490">
            <text:p>1490</text:p>
          </table:table-cell>
          <table:table-cell table:style-name="Default" office:value-type="float" office:value="5194.209">
            <text:p>5194,209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00]=[.E300];&quot;X&quot;;&quot;&quot;)" office:value-type="string" office:string-value="X">
            <text:p>X</text:p>
          </table:table-cell>
          <table:table-cell table:formula="of:=[.I300]-[.I299]" office:value-type="float" office:value="16.8329999999996">
            <text:p>16,833</text:p>
          </table:table-cell>
          <table:table-cell table:formula="of:=[.F300]/[.M300]" office:value-type="float" office:value="72.2390542386994">
            <text:p>72,2390542387</text:p>
          </table:table-cell>
          <table:table-cell table:formula="of:=([.F300]-[.P300])/100*5/3.6" office:value-type="float" office:value="16.8333333333333">
            <text:p>16,8333333333</text:p>
          </table:table-cell>
          <table:table-cell table:formula="of:=HEX2DEC([.C300])" office:value-type="float" office:value="4">
            <text:p>4</text:p>
          </table:table-cell>
          <table:table-cell table:formula="of:=[.P30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4</text:p>
          </table:table-cell>
          <table:table-cell table:style-name="ce2" office:value-type="string">
            <text:p>04</text:p>
          </table:table-cell>
          <table:table-cell/>
          <table:table-cell table:formula="of:=HEX2DEC([.A301])" office:value-type="float" office:value="173">
            <text:p>173</text:p>
          </table:table-cell>
          <table:table-cell table:formula="of:=256*HEX2DEC([.C301])+HEX2DEC([.B301])" office:value-type="float" office:value="1220">
            <text:p>1220</text:p>
          </table:table-cell>
          <table:table-cell/>
          <table:table-cell table:style-name="Default" office:value-type="float" office:value="1495">
            <text:p>1495</text:p>
          </table:table-cell>
          <table:table-cell table:style-name="Default" office:value-type="float" office:value="5211.098">
            <text:p>5211,098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01]=[.E301];&quot;X&quot;;&quot;&quot;)" office:value-type="string" office:string-value="X">
            <text:p>X</text:p>
          </table:table-cell>
          <table:table-cell table:formula="of:=[.I301]-[.I300]" office:value-type="float" office:value="16.8890000000001">
            <text:p>16,889</text:p>
          </table:table-cell>
          <table:table-cell table:formula="of:=[.F301]/[.M301]" office:value-type="float" office:value="72.2363668660069">
            <text:p>72,236366866</text:p>
          </table:table-cell>
          <table:table-cell table:formula="of:=([.F301]-[.P301])/100*5/3.6" office:value-type="float" office:value="16.8888888888889">
            <text:p>16,8888888889</text:p>
          </table:table-cell>
          <table:table-cell table:formula="of:=HEX2DEC([.C301])" office:value-type="float" office:value="4">
            <text:p>4</text:p>
          </table:table-cell>
          <table:table-cell table:formula="of:=[.P30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e</text:p>
          </table:table-cell>
          <table:table-cell table:style-name="ce2" office:value-type="string">
            <text:p>04</text:p>
          </table:table-cell>
          <table:table-cell/>
          <table:table-cell table:formula="of:=HEX2DEC([.A302])" office:value-type="float" office:value="172">
            <text:p>172</text:p>
          </table:table-cell>
          <table:table-cell table:formula="of:=256*HEX2DEC([.C302])+HEX2DEC([.B302])" office:value-type="float" office:value="1230">
            <text:p>1230</text:p>
          </table:table-cell>
          <table:table-cell/>
          <table:table-cell table:style-name="Default" office:value-type="float" office:value="1500">
            <text:p>1500</text:p>
          </table:table-cell>
          <table:table-cell table:style-name="Default" office:value-type="float" office:value="5228.126">
            <text:p>5228,126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02]=[.E302];&quot;X&quot;;&quot;&quot;)" office:value-type="string" office:string-value="X">
            <text:p>X</text:p>
          </table:table-cell>
          <table:table-cell table:formula="of:=[.I302]-[.I301]" office:value-type="float" office:value="17.0280000000002">
            <text:p>17,028</text:p>
          </table:table-cell>
          <table:table-cell table:formula="of:=[.F302]/[.M302]" office:value-type="float" office:value="72.2339675828037">
            <text:p>72,2339675828</text:p>
          </table:table-cell>
          <table:table-cell table:formula="of:=([.F302]-[.P302])/100*5/3.6" office:value-type="float" office:value="17.0277777777778">
            <text:p>17,0277777778</text:p>
          </table:table-cell>
          <table:table-cell table:formula="of:=HEX2DEC([.C302])" office:value-type="float" office:value="4">
            <text:p>4</text:p>
          </table:table-cell>
          <table:table-cell table:formula="of:=[.P30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8</text:p>
          </table:table-cell>
          <table:table-cell table:style-name="ce2" office:value-type="string">
            <text:p>04</text:p>
          </table:table-cell>
          <table:table-cell/>
          <table:table-cell table:formula="of:=HEX2DEC([.A303])" office:value-type="float" office:value="173">
            <text:p>173</text:p>
          </table:table-cell>
          <table:table-cell table:formula="of:=256*HEX2DEC([.C303])+HEX2DEC([.B303])" office:value-type="float" office:value="1224">
            <text:p>1224</text:p>
          </table:table-cell>
          <table:table-cell/>
          <table:table-cell table:style-name="Default" office:value-type="float" office:value="1505">
            <text:p>1505</text:p>
          </table:table-cell>
          <table:table-cell table:style-name="Default" office:value-type="float" office:value="5245.07">
            <text:p>5245,07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03]=[.E303];&quot;X&quot;;&quot;&quot;)" office:value-type="string" office:string-value="X">
            <text:p>X</text:p>
          </table:table-cell>
          <table:table-cell table:formula="of:=[.I303]-[.I302]" office:value-type="float" office:value="16.9439999999995">
            <text:p>16,944</text:p>
          </table:table-cell>
          <table:table-cell table:formula="of:=[.F303]/[.M303]" office:value-type="float" office:value="72.2379603399454">
            <text:p>72,2379603399</text:p>
          </table:table-cell>
          <table:table-cell table:formula="of:=([.F303]-[.P303])/100*5/3.6" office:value-type="float" office:value="16.9444444444444">
            <text:p>16,9444444444</text:p>
          </table:table-cell>
          <table:table-cell table:formula="of:=HEX2DEC([.C303])" office:value-type="float" office:value="4">
            <text:p>4</text:p>
          </table:table-cell>
          <table:table-cell table:formula="of:=[.P30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b5</text:p>
          </table:table-cell>
          <table:table-cell table:style-name="ce2" office:value-type="string">
            <text:p>04</text:p>
          </table:table-cell>
          <table:table-cell/>
          <table:table-cell table:formula="of:=HEX2DEC([.A304])" office:value-type="float" office:value="173">
            <text:p>173</text:p>
          </table:table-cell>
          <table:table-cell table:formula="of:=256*HEX2DEC([.C304])+HEX2DEC([.B304])" office:value-type="float" office:value="1205">
            <text:p>1205</text:p>
          </table:table-cell>
          <table:table-cell/>
          <table:table-cell table:style-name="Default" office:value-type="float" office:value="1510">
            <text:p>1510</text:p>
          </table:table-cell>
          <table:table-cell table:style-name="Default" office:value-type="float" office:value="5261.751">
            <text:p>5261,751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04]=[.E304];&quot;X&quot;;&quot;&quot;)" office:value-type="string" office:string-value="X">
            <text:p>X</text:p>
          </table:table-cell>
          <table:table-cell table:formula="of:=[.I304]-[.I303]" office:value-type="float" office:value="16.6810000000005">
            <text:p>16,681</text:p>
          </table:table-cell>
          <table:table-cell table:formula="of:=[.F304]/[.M304]" office:value-type="float" office:value="72.2378754271305">
            <text:p>72,2378754271</text:p>
          </table:table-cell>
          <table:table-cell table:formula="of:=([.F304]-[.P304])/100*5/3.6" office:value-type="float" office:value="16.6805555555556">
            <text:p>16,6805555556</text:p>
          </table:table-cell>
          <table:table-cell table:formula="of:=HEX2DEC([.C304])" office:value-type="float" office:value="4">
            <text:p>4</text:p>
          </table:table-cell>
          <table:table-cell table:formula="of:=[.P30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94</text:p>
          </table:table-cell>
          <table:table-cell table:style-name="ce2" office:value-type="string">
            <text:p>04</text:p>
          </table:table-cell>
          <table:table-cell/>
          <table:table-cell table:formula="of:=HEX2DEC([.A305])" office:value-type="float" office:value="170">
            <text:p>170</text:p>
          </table:table-cell>
          <table:table-cell table:formula="of:=256*HEX2DEC([.C305])+HEX2DEC([.B305])" office:value-type="float" office:value="1172">
            <text:p>1172</text:p>
          </table:table-cell>
          <table:table-cell/>
          <table:table-cell table:style-name="Default" office:value-type="float" office:value="1515">
            <text:p>1515</text:p>
          </table:table-cell>
          <table:table-cell table:style-name="Default" office:value-type="float" office:value="5277.973">
            <text:p>5277,973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305]=[.E305];&quot;X&quot;;&quot;&quot;)" office:value-type="string" office:string-value="X">
            <text:p>X</text:p>
          </table:table-cell>
          <table:table-cell table:formula="of:=[.I305]-[.I304]" office:value-type="float" office:value="16.2219999999998">
            <text:p>16,222</text:p>
          </table:table-cell>
          <table:table-cell table:formula="of:=[.F305]/[.M305]" office:value-type="float" office:value="72.2475650351386">
            <text:p>72,2475650351</text:p>
          </table:table-cell>
          <table:table-cell table:formula="of:=([.F305]-[.P305])/100*5/3.6" office:value-type="float" office:value="16.2222222222222">
            <text:p>16,2222222222</text:p>
          </table:table-cell>
          <table:table-cell table:formula="of:=HEX2DEC([.C305])" office:value-type="float" office:value="4">
            <text:p>4</text:p>
          </table:table-cell>
          <table:table-cell table:formula="of:=[.P30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fd</text:p>
          </table:table-cell>
          <table:table-cell table:style-name="ce2" office:value-type="string">
            <text:p>04</text:p>
          </table:table-cell>
          <table:table-cell/>
          <table:table-cell table:formula="of:=HEX2DEC([.A306])" office:value-type="float" office:value="170">
            <text:p>170</text:p>
          </table:table-cell>
          <table:table-cell table:formula="of:=256*HEX2DEC([.C306])+HEX2DEC([.B306])" office:value-type="float" office:value="1277">
            <text:p>1277</text:p>
          </table:table-cell>
          <table:table-cell/>
          <table:table-cell table:style-name="Default" office:value-type="float" office:value="1520">
            <text:p>1520</text:p>
          </table:table-cell>
          <table:table-cell table:style-name="Default" office:value-type="float" office:value="5295.654">
            <text:p>5295,654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306]=[.E306];&quot;X&quot;;&quot;&quot;)" office:value-type="string" office:string-value="X">
            <text:p>X</text:p>
          </table:table-cell>
          <table:table-cell table:formula="of:=[.I306]-[.I305]" office:value-type="float" office:value="17.6810000000005">
            <text:p>17,681</text:p>
          </table:table-cell>
          <table:table-cell table:formula="of:=[.F306]/[.M306]" office:value-type="float" office:value="72.2244216956034">
            <text:p>72,2244216956</text:p>
          </table:table-cell>
          <table:table-cell table:formula="of:=([.F306]-[.P306])/100*5/3.6" office:value-type="float" office:value="17.6805555555556">
            <text:p>17,6805555556</text:p>
          </table:table-cell>
          <table:table-cell table:formula="of:=HEX2DEC([.C306])" office:value-type="float" office:value="4">
            <text:p>4</text:p>
          </table:table-cell>
          <table:table-cell table:formula="of:=[.P30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3c</text:p>
          </table:table-cell>
          <table:table-cell table:style-name="ce2" office:value-type="string">
            <text:p>05</text:p>
          </table:table-cell>
          <table:table-cell/>
          <table:table-cell table:formula="of:=HEX2DEC([.A307])" office:value-type="float" office:value="170">
            <text:p>170</text:p>
          </table:table-cell>
          <table:table-cell table:formula="of:=256*HEX2DEC([.C307])+HEX2DEC([.B307])" office:value-type="float" office:value="1340">
            <text:p>1340</text:p>
          </table:table-cell>
          <table:table-cell/>
          <table:table-cell table:style-name="Default" office:value-type="float" office:value="1525">
            <text:p>1525</text:p>
          </table:table-cell>
          <table:table-cell table:style-name="Default" office:value-type="float" office:value="5314.195">
            <text:p>5314,195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307]=[.E307];&quot;X&quot;;&quot;&quot;)" office:value-type="string" office:string-value="X">
            <text:p>X</text:p>
          </table:table-cell>
          <table:table-cell table:formula="of:=[.I307]-[.I306]" office:value-type="float" office:value="18.5409999999993">
            <text:p>18,541</text:p>
          </table:table-cell>
          <table:table-cell table:formula="of:=[.F307]/[.M307]" office:value-type="float" office:value="72.2722614745728">
            <text:p>72,2722614746</text:p>
          </table:table-cell>
          <table:table-cell table:formula="of:=([.F307]-[.P307])/100*5/3.6" office:value-type="float" office:value="18.5416666666667">
            <text:p>18,5416666667</text:p>
          </table:table-cell>
          <table:table-cell table:formula="of:=HEX2DEC([.C307])" office:value-type="float" office:value="5">
            <text:p>5</text:p>
          </table:table-cell>
          <table:table-cell table:formula="of:=[.P30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05</text:p>
          </table:table-cell>
          <table:table-cell/>
          <table:table-cell table:formula="of:=HEX2DEC([.A308])" office:value-type="float" office:value="170">
            <text:p>170</text:p>
          </table:table-cell>
          <table:table-cell table:formula="of:=256*HEX2DEC([.C308])+HEX2DEC([.B308])" office:value-type="float" office:value="1363">
            <text:p>1363</text:p>
          </table:table-cell>
          <table:table-cell/>
          <table:table-cell table:style-name="Default" office:value-type="float" office:value="1530">
            <text:p>1530</text:p>
          </table:table-cell>
          <table:table-cell table:style-name="Default" office:value-type="float" office:value="5333.057">
            <text:p>5333,057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308]=[.E308];&quot;X&quot;;&quot;&quot;)" office:value-type="string" office:string-value="X">
            <text:p>X</text:p>
          </table:table-cell>
          <table:table-cell table:formula="of:=[.I308]-[.I307]" office:value-type="float" office:value="18.8620000000001">
            <text:p>18,862</text:p>
          </table:table-cell>
          <table:table-cell table:formula="of:=[.F308]/[.M308]" office:value-type="float" office:value="72.2616901707133">
            <text:p>72,2616901707</text:p>
          </table:table-cell>
          <table:table-cell table:formula="of:=([.F308]-[.P308])/100*5/3.6" office:value-type="float" office:value="18.8611111111111">
            <text:p>18,8611111111</text:p>
          </table:table-cell>
          <table:table-cell table:formula="of:=HEX2DEC([.C308])" office:value-type="float" office:value="5">
            <text:p>5</text:p>
          </table:table-cell>
          <table:table-cell table:formula="of:=[.P30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5</text:p>
          </table:table-cell>
          <table:table-cell/>
          <table:table-cell table:formula="of:=HEX2DEC([.A309])" office:value-type="float" office:value="171">
            <text:p>171</text:p>
          </table:table-cell>
          <table:table-cell table:formula="of:=256*HEX2DEC([.C309])+HEX2DEC([.B309])" office:value-type="float" office:value="1283">
            <text:p>1283</text:p>
          </table:table-cell>
          <table:table-cell/>
          <table:table-cell table:style-name="Default" office:value-type="float" office:value="1535">
            <text:p>1535</text:p>
          </table:table-cell>
          <table:table-cell table:style-name="Default" office:value-type="float" office:value="5350.807">
            <text:p>5350,807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309]=[.E309];&quot;X&quot;;&quot;&quot;)" office:value-type="string" office:string-value="X">
            <text:p>X</text:p>
          </table:table-cell>
          <table:table-cell table:formula="of:=[.I309]-[.I308]" office:value-type="float" office:value="17.75">
            <text:p>17,75</text:p>
          </table:table-cell>
          <table:table-cell table:formula="of:=[.F309]/[.M309]" office:value-type="float" office:value="72.2816901408451">
            <text:p>72,2816901408</text:p>
          </table:table-cell>
          <table:table-cell table:formula="of:=([.F309]-[.P309])/100*5/3.6" office:value-type="float" office:value="17.75">
            <text:p>17,75</text:p>
          </table:table-cell>
          <table:table-cell table:formula="of:=HEX2DEC([.C309])" office:value-type="float" office:value="5">
            <text:p>5</text:p>
          </table:table-cell>
          <table:table-cell table:formula="of:=[.P30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e7</text:p>
          </table:table-cell>
          <table:table-cell table:style-name="ce2" office:value-type="string">
            <text:p>04</text:p>
          </table:table-cell>
          <table:table-cell/>
          <table:table-cell table:formula="of:=HEX2DEC([.A310])" office:value-type="float" office:value="171">
            <text:p>171</text:p>
          </table:table-cell>
          <table:table-cell table:formula="of:=256*HEX2DEC([.C310])+HEX2DEC([.B310])" office:value-type="float" office:value="1255">
            <text:p>1255</text:p>
          </table:table-cell>
          <table:table-cell/>
          <table:table-cell table:style-name="Default" office:value-type="float" office:value="1540">
            <text:p>1540</text:p>
          </table:table-cell>
          <table:table-cell table:style-name="Default" office:value-type="float" office:value="5368.182">
            <text:p>5368,182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310]=[.E310];&quot;X&quot;;&quot;&quot;)" office:value-type="string" office:string-value="X">
            <text:p>X</text:p>
          </table:table-cell>
          <table:table-cell table:formula="of:=[.I310]-[.I309]" office:value-type="float" office:value="17.375">
            <text:p>17,375</text:p>
          </table:table-cell>
          <table:table-cell table:formula="of:=[.F310]/[.M310]" office:value-type="float" office:value="72.2302158273381">
            <text:p>72,2302158273</text:p>
          </table:table-cell>
          <table:table-cell table:formula="of:=([.F310]-[.P310])/100*5/3.6" office:value-type="float" office:value="17.375">
            <text:p>17,375</text:p>
          </table:table-cell>
          <table:table-cell table:formula="of:=HEX2DEC([.C310])" office:value-type="float" office:value="4">
            <text:p>4</text:p>
          </table:table-cell>
          <table:table-cell table:formula="of:=[.P31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311])" office:value-type="float" office:value="173">
            <text:p>173</text:p>
          </table:table-cell>
          <table:table-cell table:formula="of:=256*HEX2DEC([.C311])+HEX2DEC([.B311])" office:value-type="float" office:value="1240">
            <text:p>1240</text:p>
          </table:table-cell>
          <table:table-cell/>
          <table:table-cell table:style-name="Default" office:value-type="float" office:value="1545">
            <text:p>1545</text:p>
          </table:table-cell>
          <table:table-cell table:style-name="Default" office:value-type="float" office:value="5385.348">
            <text:p>5385,348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11]=[.E311];&quot;X&quot;;&quot;&quot;)" office:value-type="string" office:string-value="X">
            <text:p>X</text:p>
          </table:table-cell>
          <table:table-cell table:formula="of:=[.I311]-[.I310]" office:value-type="float" office:value="17.1660000000002">
            <text:p>17,166</text:p>
          </table:table-cell>
          <table:table-cell table:formula="of:=[.F311]/[.M311]" office:value-type="float" office:value="72.2358149831054">
            <text:p>72,2358149831</text:p>
          </table:table-cell>
          <table:table-cell table:formula="of:=([.F311]-[.P311])/100*5/3.6" office:value-type="float" office:value="17.1666666666667">
            <text:p>17,1666666667</text:p>
          </table:table-cell>
          <table:table-cell table:formula="of:=HEX2DEC([.C311])" office:value-type="float" office:value="4">
            <text:p>4</text:p>
          </table:table-cell>
          <table:table-cell table:formula="of:=[.P31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312])" office:value-type="float" office:value="174">
            <text:p>174</text:p>
          </table:table-cell>
          <table:table-cell table:formula="of:=256*HEX2DEC([.C312])+HEX2DEC([.B312])" office:value-type="float" office:value="1249">
            <text:p>1249</text:p>
          </table:table-cell>
          <table:table-cell/>
          <table:table-cell table:style-name="Default" office:value-type="float" office:value="1550">
            <text:p>1550</text:p>
          </table:table-cell>
          <table:table-cell table:style-name="Default" office:value-type="float" office:value="5402.64">
            <text:p>5402,6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12]=[.E312];&quot;X&quot;;&quot;&quot;)" office:value-type="string" office:string-value="X">
            <text:p>X</text:p>
          </table:table-cell>
          <table:table-cell table:formula="of:=[.I312]-[.I311]" office:value-type="float" office:value="17.2920000000004">
            <text:p>17,292</text:p>
          </table:table-cell>
          <table:table-cell table:formula="of:=[.F312]/[.M312]" office:value-type="float" office:value="72.2299329169543">
            <text:p>72,229932917</text:p>
          </table:table-cell>
          <table:table-cell table:formula="of:=([.F312]-[.P312])/100*5/3.6" office:value-type="float" office:value="17.2916666666667">
            <text:p>17,2916666667</text:p>
          </table:table-cell>
          <table:table-cell table:formula="of:=HEX2DEC([.C312])" office:value-type="float" office:value="4">
            <text:p>4</text:p>
          </table:table-cell>
          <table:table-cell table:formula="of:=[.P31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f2</text:p>
          </table:table-cell>
          <table:table-cell table:style-name="ce2" office:value-type="string">
            <text:p>04</text:p>
          </table:table-cell>
          <table:table-cell/>
          <table:table-cell table:formula="of:=HEX2DEC([.A313])" office:value-type="float" office:value="174">
            <text:p>174</text:p>
          </table:table-cell>
          <table:table-cell table:formula="of:=256*HEX2DEC([.C313])+HEX2DEC([.B313])" office:value-type="float" office:value="1266">
            <text:p>1266</text:p>
          </table:table-cell>
          <table:table-cell/>
          <table:table-cell table:style-name="Default" office:value-type="float" office:value="1555">
            <text:p>1555</text:p>
          </table:table-cell>
          <table:table-cell table:style-name="Default" office:value-type="float" office:value="5420.167">
            <text:p>5420,16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13]=[.E313];&quot;X&quot;;&quot;&quot;)" office:value-type="string" office:string-value="X">
            <text:p>X</text:p>
          </table:table-cell>
          <table:table-cell table:formula="of:=[.I313]-[.I312]" office:value-type="float" office:value="17.527">
            <text:p>17,527</text:p>
          </table:table-cell>
          <table:table-cell table:formula="of:=[.F313]/[.M313]" office:value-type="float" office:value="72.2314143892279">
            <text:p>72,2314143892</text:p>
          </table:table-cell>
          <table:table-cell table:formula="of:=([.F313]-[.P313])/100*5/3.6" office:value-type="float" office:value="17.5277777777778">
            <text:p>17,5277777778</text:p>
          </table:table-cell>
          <table:table-cell table:formula="of:=HEX2DEC([.C313])" office:value-type="float" office:value="4">
            <text:p>4</text:p>
          </table:table-cell>
          <table:table-cell table:formula="of:=[.P31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7f</text:p>
          </table:table-cell>
          <table:table-cell table:style-name="ce2" office:value-type="string">
            <text:p>04</text:p>
          </table:table-cell>
          <table:table-cell/>
          <table:table-cell table:formula="of:=HEX2DEC([.A314])" office:value-type="float" office:value="174">
            <text:p>174</text:p>
          </table:table-cell>
          <table:table-cell table:formula="of:=256*HEX2DEC([.C314])+HEX2DEC([.B314])" office:value-type="float" office:value="1151">
            <text:p>1151</text:p>
          </table:table-cell>
          <table:table-cell/>
          <table:table-cell table:style-name="Default" office:value-type="float" office:value="1560">
            <text:p>1560</text:p>
          </table:table-cell>
          <table:table-cell table:style-name="Default" office:value-type="float" office:value="5436.098">
            <text:p>5436,0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14]=[.E314];&quot;X&quot;;&quot;&quot;)" office:value-type="string" office:string-value="X">
            <text:p>X</text:p>
          </table:table-cell>
          <table:table-cell table:formula="of:=[.I314]-[.I313]" office:value-type="float" office:value="15.9309999999996">
            <text:p>15,931</text:p>
          </table:table-cell>
          <table:table-cell table:formula="of:=[.F314]/[.M314]" office:value-type="float" office:value="72.249074132197">
            <text:p>72,2490741322</text:p>
          </table:table-cell>
          <table:table-cell table:formula="of:=([.F314]-[.P314])/100*5/3.6" office:value-type="float" office:value="15.9305555555556">
            <text:p>15,9305555556</text:p>
          </table:table-cell>
          <table:table-cell table:formula="of:=HEX2DEC([.C314])" office:value-type="float" office:value="4">
            <text:p>4</text:p>
          </table:table-cell>
          <table:table-cell table:formula="of:=[.P31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4</text:p>
          </table:table-cell>
          <table:table-cell/>
          <table:table-cell table:formula="of:=HEX2DEC([.A315])" office:value-type="float" office:value="173">
            <text:p>173</text:p>
          </table:table-cell>
          <table:table-cell table:formula="of:=256*HEX2DEC([.C315])+HEX2DEC([.B315])" office:value-type="float" office:value="1027">
            <text:p>1027</text:p>
          </table:table-cell>
          <table:table-cell/>
          <table:table-cell table:style-name="Default" office:value-type="float" office:value="1565">
            <text:p>1565</text:p>
          </table:table-cell>
          <table:table-cell table:style-name="Default" office:value-type="float" office:value="5450.307">
            <text:p>5450,307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15]=[.E315];&quot;X&quot;;&quot;&quot;)" office:value-type="string" office:string-value="X">
            <text:p>X</text:p>
          </table:table-cell>
          <table:table-cell table:formula="of:=[.I315]-[.I314]" office:value-type="float" office:value="14.2089999999998">
            <text:p>14,209</text:p>
          </table:table-cell>
          <table:table-cell table:formula="of:=[.F315]/[.M315]" office:value-type="float" office:value="72.278133577311">
            <text:p>72,2781335773</text:p>
          </table:table-cell>
          <table:table-cell table:formula="of:=([.F315]-[.P315])/100*5/3.6" office:value-type="float" office:value="14.2083333333333">
            <text:p>14,2083333333</text:p>
          </table:table-cell>
          <table:table-cell table:formula="of:=HEX2DEC([.C315])" office:value-type="float" office:value="4">
            <text:p>4</text:p>
          </table:table-cell>
          <table:table-cell table:formula="of:=[.P31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5a</text:p>
          </table:table-cell>
          <table:table-cell table:style-name="ce2" office:value-type="string">
            <text:p>04</text:p>
          </table:table-cell>
          <table:table-cell/>
          <table:table-cell table:formula="of:=HEX2DEC([.A316])" office:value-type="float" office:value="173">
            <text:p>173</text:p>
          </table:table-cell>
          <table:table-cell table:formula="of:=256*HEX2DEC([.C316])+HEX2DEC([.B316])" office:value-type="float" office:value="1114">
            <text:p>1114</text:p>
          </table:table-cell>
          <table:table-cell/>
          <table:table-cell table:style-name="Default" office:value-type="float" office:value="1570">
            <text:p>1570</text:p>
          </table:table-cell>
          <table:table-cell table:style-name="Default" office:value-type="float" office:value="5465.723">
            <text:p>5465,723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16]=[.E316];&quot;X&quot;;&quot;&quot;)" office:value-type="string" office:string-value="X">
            <text:p>X</text:p>
          </table:table-cell>
          <table:table-cell table:formula="of:=[.I316]-[.I315]" office:value-type="float" office:value="15.4160000000002">
            <text:p>15,416</text:p>
          </table:table-cell>
          <table:table-cell table:formula="of:=[.F316]/[.M316]" office:value-type="float" office:value="72.2625843279702">
            <text:p>72,262584328</text:p>
          </table:table-cell>
          <table:table-cell table:formula="of:=([.F316]-[.P316])/100*5/3.6" office:value-type="float" office:value="15.4166666666667">
            <text:p>15,4166666667</text:p>
          </table:table-cell>
          <table:table-cell table:formula="of:=HEX2DEC([.C316])" office:value-type="float" office:value="4">
            <text:p>4</text:p>
          </table:table-cell>
          <table:table-cell table:formula="of:=[.P31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8e</text:p>
          </table:table-cell>
          <table:table-cell table:style-name="ce2" office:value-type="string">
            <text:p>04</text:p>
          </table:table-cell>
          <table:table-cell/>
          <table:table-cell table:formula="of:=HEX2DEC([.A317])" office:value-type="float" office:value="173">
            <text:p>173</text:p>
          </table:table-cell>
          <table:table-cell table:formula="of:=256*HEX2DEC([.C317])+HEX2DEC([.B317])" office:value-type="float" office:value="1166">
            <text:p>1166</text:p>
          </table:table-cell>
          <table:table-cell/>
          <table:table-cell table:style-name="Default" office:value-type="float" office:value="1575">
            <text:p>1575</text:p>
          </table:table-cell>
          <table:table-cell table:style-name="Default" office:value-type="float" office:value="5481.862">
            <text:p>5481,862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17]=[.E317];&quot;X&quot;;&quot;&quot;)" office:value-type="string" office:string-value="X">
            <text:p>X</text:p>
          </table:table-cell>
          <table:table-cell table:formula="of:=[.I317]-[.I316]" office:value-type="float" office:value="16.1390000000001">
            <text:p>16,139</text:p>
          </table:table-cell>
          <table:table-cell table:formula="of:=[.F317]/[.M317]" office:value-type="float" office:value="72.2473511369968">
            <text:p>72,247351137</text:p>
          </table:table-cell>
          <table:table-cell table:formula="of:=([.F317]-[.P317])/100*5/3.6" office:value-type="float" office:value="16.1388888888889">
            <text:p>16,1388888889</text:p>
          </table:table-cell>
          <table:table-cell table:formula="of:=HEX2DEC([.C317])" office:value-type="float" office:value="4">
            <text:p>4</text:p>
          </table:table-cell>
          <table:table-cell table:formula="of:=[.P31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b1</text:p>
          </table:table-cell>
          <table:table-cell table:style-name="ce2" office:value-type="string">
            <text:p>04</text:p>
          </table:table-cell>
          <table:table-cell/>
          <table:table-cell table:formula="of:=HEX2DEC([.A318])" office:value-type="float" office:value="173">
            <text:p>173</text:p>
          </table:table-cell>
          <table:table-cell table:formula="of:=256*HEX2DEC([.C318])+HEX2DEC([.B318])" office:value-type="float" office:value="1201">
            <text:p>1201</text:p>
          </table:table-cell>
          <table:table-cell/>
          <table:table-cell table:style-name="Default" office:value-type="float" office:value="1580">
            <text:p>1580</text:p>
          </table:table-cell>
          <table:table-cell table:style-name="Default" office:value-type="float" office:value="5498.487">
            <text:p>5498,487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18]=[.E318];&quot;X&quot;;&quot;&quot;)" office:value-type="string" office:string-value="X">
            <text:p>X</text:p>
          </table:table-cell>
          <table:table-cell table:formula="of:=[.I318]-[.I317]" office:value-type="float" office:value="16.625">
            <text:p>16,625</text:p>
          </table:table-cell>
          <table:table-cell table:formula="of:=[.F318]/[.M318]" office:value-type="float" office:value="72.2406015037594">
            <text:p>72,2406015038</text:p>
          </table:table-cell>
          <table:table-cell table:formula="of:=([.F318]-[.P318])/100*5/3.6" office:value-type="float" office:value="16.625">
            <text:p>16,625</text:p>
          </table:table-cell>
          <table:table-cell table:formula="of:=HEX2DEC([.C318])" office:value-type="float" office:value="4">
            <text:p>4</text:p>
          </table:table-cell>
          <table:table-cell table:formula="of:=[.P31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1</text:p>
          </table:table-cell>
          <table:table-cell table:style-name="ce2" office:value-type="string">
            <text:p>04</text:p>
          </table:table-cell>
          <table:table-cell/>
          <table:table-cell table:formula="of:=HEX2DEC([.A319])" office:value-type="float" office:value="174">
            <text:p>174</text:p>
          </table:table-cell>
          <table:table-cell table:formula="of:=256*HEX2DEC([.C319])+HEX2DEC([.B319])" office:value-type="float" office:value="1217">
            <text:p>1217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float" office:value="5515.334">
            <text:p>5515,33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19]=[.E319];&quot;X&quot;;&quot;&quot;)" office:value-type="string" office:string-value="X">
            <text:p>X</text:p>
          </table:table-cell>
          <table:table-cell table:formula="of:=[.I319]-[.I318]" office:value-type="float" office:value="16.8469999999998">
            <text:p>16,847</text:p>
          </table:table-cell>
          <table:table-cell table:formula="of:=[.F319]/[.M319]" office:value-type="float" office:value="72.2383807206041">
            <text:p>72,2383807206</text:p>
          </table:table-cell>
          <table:table-cell table:formula="of:=([.F319]-[.P319])/100*5/3.6" office:value-type="float" office:value="16.8472222222222">
            <text:p>16,8472222222</text:p>
          </table:table-cell>
          <table:table-cell table:formula="of:=HEX2DEC([.C319])" office:value-type="float" office:value="4">
            <text:p>4</text:p>
          </table:table-cell>
          <table:table-cell table:formula="of:=[.P31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8</text:p>
          </table:table-cell>
          <table:table-cell table:style-name="ce2" office:value-type="string">
            <text:p>04</text:p>
          </table:table-cell>
          <table:table-cell/>
          <table:table-cell table:formula="of:=HEX2DEC([.A320])" office:value-type="float" office:value="172">
            <text:p>172</text:p>
          </table:table-cell>
          <table:table-cell table:formula="of:=256*HEX2DEC([.C320])+HEX2DEC([.B320])" office:value-type="float" office:value="1224">
            <text:p>1224</text:p>
          </table:table-cell>
          <table:table-cell/>
          <table:table-cell table:style-name="Default" office:value-type="float" office:value="1590">
            <text:p>1590</text:p>
          </table:table-cell>
          <table:table-cell table:style-name="Default" office:value-type="float" office:value="5532.278">
            <text:p>5532,278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20]=[.E320];&quot;X&quot;;&quot;&quot;)" office:value-type="string" office:string-value="X">
            <text:p>X</text:p>
          </table:table-cell>
          <table:table-cell table:formula="of:=[.I320]-[.I319]" office:value-type="float" office:value="16.9440000000004">
            <text:p>16,944</text:p>
          </table:table-cell>
          <table:table-cell table:formula="of:=[.F320]/[.M320]" office:value-type="float" office:value="72.2379603399416">
            <text:p>72,2379603399</text:p>
          </table:table-cell>
          <table:table-cell table:formula="of:=([.F320]-[.P320])/100*5/3.6" office:value-type="float" office:value="16.9444444444444">
            <text:p>16,9444444444</text:p>
          </table:table-cell>
          <table:table-cell table:formula="of:=HEX2DEC([.C320])" office:value-type="float" office:value="4">
            <text:p>4</text:p>
          </table:table-cell>
          <table:table-cell table:formula="of:=[.P32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321])" office:value-type="float" office:value="172">
            <text:p>172</text:p>
          </table:table-cell>
          <table:table-cell table:formula="of:=256*HEX2DEC([.C321])+HEX2DEC([.B321])" office:value-type="float" office:value="1216">
            <text:p>1216</text:p>
          </table:table-cell>
          <table:table-cell/>
          <table:table-cell table:style-name="Default" office:value-type="float" office:value="1595">
            <text:p>1595</text:p>
          </table:table-cell>
          <table:table-cell table:style-name="Default" office:value-type="float" office:value="5549.112">
            <text:p>5549,112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21]=[.E321];&quot;X&quot;;&quot;&quot;)" office:value-type="string" office:string-value="X">
            <text:p>X</text:p>
          </table:table-cell>
          <table:table-cell table:formula="of:=[.I321]-[.I320]" office:value-type="float" office:value="16.8339999999998">
            <text:p>16,834</text:p>
          </table:table-cell>
          <table:table-cell table:formula="of:=[.F321]/[.M321]" office:value-type="float" office:value="72.2347629796847">
            <text:p>72,2347629797</text:p>
          </table:table-cell>
          <table:table-cell table:formula="of:=([.F321]-[.P321])/100*5/3.6" office:value-type="float" office:value="16.8333333333333">
            <text:p>16,8333333333</text:p>
          </table:table-cell>
          <table:table-cell table:formula="of:=HEX2DEC([.C321])" office:value-type="float" office:value="4">
            <text:p>4</text:p>
          </table:table-cell>
          <table:table-cell table:formula="of:=[.P32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d</text:p>
          </table:table-cell>
          <table:table-cell table:style-name="Default" office:value-type="string">
            <text:p>bb</text:p>
          </table:table-cell>
          <table:table-cell table:style-name="ce2" office:value-type="string">
            <text:p>04</text:p>
          </table:table-cell>
          <table:table-cell/>
          <table:table-cell table:formula="of:=HEX2DEC([.A322])" office:value-type="float" office:value="173">
            <text:p>173</text:p>
          </table:table-cell>
          <table:table-cell table:formula="of:=256*HEX2DEC([.C322])+HEX2DEC([.B322])" office:value-type="float" office:value="1211">
            <text:p>1211</text:p>
          </table:table-cell>
          <table:table-cell/>
          <table:table-cell table:style-name="Default" office:value-type="float" office:value="1600">
            <text:p>1600</text:p>
          </table:table-cell>
          <table:table-cell table:style-name="Default" office:value-type="float" office:value="5565.875">
            <text:p>5565,875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22]=[.E322];&quot;X&quot;;&quot;&quot;)" office:value-type="string" office:string-value="X">
            <text:p>X</text:p>
          </table:table-cell>
          <table:table-cell table:formula="of:=[.I322]-[.I321]" office:value-type="float" office:value="16.7629999999999">
            <text:p>16,763</text:p>
          </table:table-cell>
          <table:table-cell table:formula="of:=[.F322]/[.M322]" office:value-type="float" office:value="72.2424387042896">
            <text:p>72,2424387043</text:p>
          </table:table-cell>
          <table:table-cell table:formula="of:=([.F322]-[.P322])/100*5/3.6" office:value-type="float" office:value="16.7638888888889">
            <text:p>16,7638888889</text:p>
          </table:table-cell>
          <table:table-cell table:formula="of:=HEX2DEC([.C322])" office:value-type="float" office:value="4">
            <text:p>4</text:p>
          </table:table-cell>
          <table:table-cell table:formula="of:=[.P32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5</text:p>
          </table:table-cell>
          <table:table-cell table:style-name="ce2" office:value-type="string">
            <text:p>04</text:p>
          </table:table-cell>
          <table:table-cell/>
          <table:table-cell table:formula="of:=HEX2DEC([.A323])" office:value-type="float" office:value="173">
            <text:p>173</text:p>
          </table:table-cell>
          <table:table-cell table:formula="of:=256*HEX2DEC([.C323])+HEX2DEC([.B323])" office:value-type="float" office:value="1221">
            <text:p>1221</text:p>
          </table:table-cell>
          <table:table-cell/>
          <table:table-cell table:style-name="Default" office:value-type="float" office:value="1605">
            <text:p>1605</text:p>
          </table:table-cell>
          <table:table-cell table:style-name="Default" office:value-type="float" office:value="5582.778">
            <text:p>5582,778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23]=[.E323];&quot;X&quot;;&quot;&quot;)" office:value-type="string" office:string-value="X">
            <text:p>X</text:p>
          </table:table-cell>
          <table:table-cell table:formula="of:=[.I323]-[.I322]" office:value-type="float" office:value="16.9030000000002">
            <text:p>16,903</text:p>
          </table:table-cell>
          <table:table-cell table:formula="of:=[.F323]/[.M323]" office:value-type="float" office:value="72.2356978051223">
            <text:p>72,2356978051</text:p>
          </table:table-cell>
          <table:table-cell table:formula="of:=([.F323]-[.P323])/100*5/3.6" office:value-type="float" office:value="16.9027777777778">
            <text:p>16,9027777778</text:p>
          </table:table-cell>
          <table:table-cell table:formula="of:=HEX2DEC([.C323])" office:value-type="float" office:value="4">
            <text:p>4</text:p>
          </table:table-cell>
          <table:table-cell table:formula="of:=[.P32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324])" office:value-type="float" office:value="172">
            <text:p>172</text:p>
          </table:table-cell>
          <table:table-cell table:formula="of:=256*HEX2DEC([.C324])+HEX2DEC([.B324])" office:value-type="float" office:value="1232">
            <text:p>1232</text:p>
          </table:table-cell>
          <table:table-cell/>
          <table:table-cell table:style-name="Default" office:value-type="float" office:value="1610">
            <text:p>1610</text:p>
          </table:table-cell>
          <table:table-cell table:style-name="Default" office:value-type="float" office:value="5599.834">
            <text:p>5599,834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24]=[.E324];&quot;X&quot;;&quot;&quot;)" office:value-type="string" office:string-value="X">
            <text:p>X</text:p>
          </table:table-cell>
          <table:table-cell table:formula="of:=[.I324]-[.I323]" office:value-type="float" office:value="17.0559999999996">
            <text:p>17,056</text:p>
          </table:table-cell>
          <table:table-cell table:formula="of:=[.F324]/[.M324]" office:value-type="float" office:value="72.2326454033789">
            <text:p>72,2326454034</text:p>
          </table:table-cell>
          <table:table-cell table:formula="of:=([.F324]-[.P324])/100*5/3.6" office:value-type="float" office:value="17.0555555555556">
            <text:p>17,0555555556</text:p>
          </table:table-cell>
          <table:table-cell table:formula="of:=HEX2DEC([.C324])" office:value-type="float" office:value="4">
            <text:p>4</text:p>
          </table:table-cell>
          <table:table-cell table:formula="of:=[.P32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325])" office:value-type="float" office:value="172">
            <text:p>172</text:p>
          </table:table-cell>
          <table:table-cell table:formula="of:=256*HEX2DEC([.C325])+HEX2DEC([.B325])" office:value-type="float" office:value="1238">
            <text:p>1238</text:p>
          </table:table-cell>
          <table:table-cell/>
          <table:table-cell table:style-name="Default" office:value-type="float" office:value="1615">
            <text:p>1615</text:p>
          </table:table-cell>
          <table:table-cell table:style-name="Default" office:value-type="float" office:value="5616.973">
            <text:p>5616,973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25]=[.E325];&quot;X&quot;;&quot;&quot;)" office:value-type="string" office:string-value="X">
            <text:p>X</text:p>
          </table:table-cell>
          <table:table-cell table:formula="of:=[.I325]-[.I324]" office:value-type="float" office:value="17.1390000000001">
            <text:p>17,139</text:p>
          </table:table-cell>
          <table:table-cell table:formula="of:=[.F325]/[.M325]" office:value-type="float" office:value="72.2329190734577">
            <text:p>72,2329190735</text:p>
          </table:table-cell>
          <table:table-cell table:formula="of:=([.F325]-[.P325])/100*5/3.6" office:value-type="float" office:value="17.1388888888889">
            <text:p>17,1388888889</text:p>
          </table:table-cell>
          <table:table-cell table:formula="of:=HEX2DEC([.C325])" office:value-type="float" office:value="4">
            <text:p>4</text:p>
          </table:table-cell>
          <table:table-cell table:formula="of:=[.P32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d9</text:p>
          </table:table-cell>
          <table:table-cell table:style-name="ce2" office:value-type="string">
            <text:p>04</text:p>
          </table:table-cell>
          <table:table-cell/>
          <table:table-cell table:formula="of:=HEX2DEC([.A326])" office:value-type="float" office:value="170">
            <text:p>170</text:p>
          </table:table-cell>
          <table:table-cell table:formula="of:=256*HEX2DEC([.C326])+HEX2DEC([.B326])" office:value-type="float" office:value="1241">
            <text:p>1241</text:p>
          </table:table-cell>
          <table:table-cell/>
          <table:table-cell table:style-name="Default" office:value-type="float" office:value="1620">
            <text:p>1620</text:p>
          </table:table-cell>
          <table:table-cell table:style-name="Default" office:value-type="float" office:value="5634.153">
            <text:p>5634,153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326]=[.E326];&quot;X&quot;;&quot;&quot;)" office:value-type="string" office:string-value="X">
            <text:p>X</text:p>
          </table:table-cell>
          <table:table-cell table:formula="of:=[.I326]-[.I325]" office:value-type="float" office:value="17.1800000000003">
            <text:p>17,18</text:p>
          </table:table-cell>
          <table:table-cell table:formula="of:=[.F326]/[.M326]" office:value-type="float" office:value="72.2351571594866">
            <text:p>72,2351571595</text:p>
          </table:table-cell>
          <table:table-cell table:formula="of:=([.F326]-[.P326])/100*5/3.6" office:value-type="float" office:value="17.1805555555556">
            <text:p>17,1805555556</text:p>
          </table:table-cell>
          <table:table-cell table:formula="of:=HEX2DEC([.C326])" office:value-type="float" office:value="4">
            <text:p>4</text:p>
          </table:table-cell>
          <table:table-cell table:formula="of:=[.P32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9</text:p>
          </table:table-cell>
          <table:table-cell table:style-name="Default" office:value-type="string">
            <text:p>bf</text:p>
          </table:table-cell>
          <table:table-cell table:style-name="ce2" office:value-type="string">
            <text:p>04</text:p>
          </table:table-cell>
          <table:table-cell/>
          <table:table-cell table:formula="of:=HEX2DEC([.A327])" office:value-type="float" office:value="169">
            <text:p>169</text:p>
          </table:table-cell>
          <table:table-cell table:formula="of:=256*HEX2DEC([.C327])+HEX2DEC([.B327])" office:value-type="float" office:value="1215">
            <text:p>1215</text:p>
          </table:table-cell>
          <table:table-cell/>
          <table:table-cell table:style-name="Default" office:value-type="float" office:value="1625">
            <text:p>1625</text:p>
          </table:table-cell>
          <table:table-cell table:style-name="Default" office:value-type="float" office:value="5650.973">
            <text:p>5650,973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327]=[.E327];&quot;X&quot;;&quot;&quot;)" office:value-type="string" office:string-value="X">
            <text:p>X</text:p>
          </table:table-cell>
          <table:table-cell table:formula="of:=[.I327]-[.I326]" office:value-type="float" office:value="16.8199999999997">
            <text:p>16,82</text:p>
          </table:table-cell>
          <table:table-cell table:formula="of:=[.F327]/[.M327]" office:value-type="float" office:value="72.2354340071356">
            <text:p>72,2354340071</text:p>
          </table:table-cell>
          <table:table-cell table:formula="of:=([.F327]-[.P327])/100*5/3.6" office:value-type="float" office:value="16.8194444444444">
            <text:p>16,8194444444</text:p>
          </table:table-cell>
          <table:table-cell table:formula="of:=HEX2DEC([.C327])" office:value-type="float" office:value="4">
            <text:p>4</text:p>
          </table:table-cell>
          <table:table-cell table:formula="of:=[.P32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b1</text:p>
          </table:table-cell>
          <table:table-cell table:style-name="ce2" office:value-type="string">
            <text:p>04</text:p>
          </table:table-cell>
          <table:table-cell/>
          <table:table-cell table:formula="of:=HEX2DEC([.A328])" office:value-type="float" office:value="171">
            <text:p>171</text:p>
          </table:table-cell>
          <table:table-cell table:formula="of:=256*HEX2DEC([.C328])+HEX2DEC([.B328])" office:value-type="float" office:value="1201">
            <text:p>1201</text:p>
          </table:table-cell>
          <table:table-cell/>
          <table:table-cell table:style-name="Default" office:value-type="float" office:value="1630">
            <text:p>1630</text:p>
          </table:table-cell>
          <table:table-cell table:style-name="Default" office:value-type="float" office:value="5667.598">
            <text:p>5667,598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328]=[.E328];&quot;X&quot;;&quot;&quot;)" office:value-type="string" office:string-value="X">
            <text:p>X</text:p>
          </table:table-cell>
          <table:table-cell table:formula="of:=[.I328]-[.I327]" office:value-type="float" office:value="16.625">
            <text:p>16,625</text:p>
          </table:table-cell>
          <table:table-cell table:formula="of:=[.F328]/[.M328]" office:value-type="float" office:value="72.2406015037594">
            <text:p>72,2406015038</text:p>
          </table:table-cell>
          <table:table-cell table:formula="of:=([.F328]-[.P328])/100*5/3.6" office:value-type="float" office:value="16.625">
            <text:p>16,625</text:p>
          </table:table-cell>
          <table:table-cell table:formula="of:=HEX2DEC([.C328])" office:value-type="float" office:value="4">
            <text:p>4</text:p>
          </table:table-cell>
          <table:table-cell table:formula="of:=[.P32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Default" office:value-type="string">
            <text:p>ab</text:p>
          </table:table-cell>
          <table:table-cell table:style-name="ce2" office:value-type="string">
            <text:p>04</text:p>
          </table:table-cell>
          <table:table-cell/>
          <table:table-cell table:formula="of:=HEX2DEC([.A329])" office:value-type="float" office:value="169">
            <text:p>169</text:p>
          </table:table-cell>
          <table:table-cell table:formula="of:=256*HEX2DEC([.C329])+HEX2DEC([.B329])" office:value-type="float" office:value="1195">
            <text:p>1195</text:p>
          </table:table-cell>
          <table:table-cell/>
          <table:table-cell table:style-name="Default" office:value-type="float" office:value="1635">
            <text:p>1635</text:p>
          </table:table-cell>
          <table:table-cell table:style-name="Default" office:value-type="float" office:value="5684.139">
            <text:p>5684,139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329]=[.E329];&quot;X&quot;;&quot;&quot;)" office:value-type="string" office:string-value="X">
            <text:p>X</text:p>
          </table:table-cell>
          <table:table-cell table:formula="of:=[.I329]-[.I328]" office:value-type="float" office:value="16.5410000000002">
            <text:p>16,541</text:p>
          </table:table-cell>
          <table:table-cell table:formula="of:=[.F329]/[.M329]" office:value-type="float" office:value="72.2447252282201">
            <text:p>72,2447252282</text:p>
          </table:table-cell>
          <table:table-cell table:formula="of:=([.F329]-[.P329])/100*5/3.6" office:value-type="float" office:value="16.5416666666667">
            <text:p>16,5416666667</text:p>
          </table:table-cell>
          <table:table-cell table:formula="of:=HEX2DEC([.C329])" office:value-type="float" office:value="4">
            <text:p>4</text:p>
          </table:table-cell>
          <table:table-cell table:formula="of:=[.P32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b</text:p>
          </table:table-cell>
          <table:table-cell table:style-name="Default" office:value-type="string">
            <text:p>bc</text:p>
          </table:table-cell>
          <table:table-cell table:style-name="ce2" office:value-type="string">
            <text:p>04</text:p>
          </table:table-cell>
          <table:table-cell/>
          <table:table-cell table:formula="of:=HEX2DEC([.A330])" office:value-type="float" office:value="171">
            <text:p>171</text:p>
          </table:table-cell>
          <table:table-cell table:formula="of:=256*HEX2DEC([.C330])+HEX2DEC([.B330])" office:value-type="float" office:value="1212">
            <text:p>1212</text:p>
          </table:table-cell>
          <table:table-cell/>
          <table:table-cell table:style-name="Default" office:value-type="float" office:value="1640">
            <text:p>1640</text:p>
          </table:table-cell>
          <table:table-cell table:style-name="Default" office:value-type="float" office:value="5700.917">
            <text:p>5700,917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330]=[.E330];&quot;X&quot;;&quot;&quot;)" office:value-type="string" office:string-value="X">
            <text:p>X</text:p>
          </table:table-cell>
          <table:table-cell table:formula="of:=[.I330]-[.I329]" office:value-type="float" office:value="16.7780000000002">
            <text:p>16,778</text:p>
          </table:table-cell>
          <table:table-cell table:formula="of:=[.F330]/[.M330]" office:value-type="float" office:value="72.2374538085578">
            <text:p>72,2374538086</text:p>
          </table:table-cell>
          <table:table-cell table:formula="of:=([.F330]-[.P330])/100*5/3.6" office:value-type="float" office:value="16.7777777777778">
            <text:p>16,7777777778</text:p>
          </table:table-cell>
          <table:table-cell table:formula="of:=HEX2DEC([.C330])" office:value-type="float" office:value="4">
            <text:p>4</text:p>
          </table:table-cell>
          <table:table-cell table:formula="of:=[.P33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b</text:p>
          </table:table-cell>
          <table:table-cell table:style-name="Default" office:value-type="string">
            <text:p>bd</text:p>
          </table:table-cell>
          <table:table-cell table:style-name="ce2" office:value-type="string">
            <text:p>04</text:p>
          </table:table-cell>
          <table:table-cell/>
          <table:table-cell table:formula="of:=HEX2DEC([.A331])" office:value-type="float" office:value="171">
            <text:p>171</text:p>
          </table:table-cell>
          <table:table-cell table:formula="of:=256*HEX2DEC([.C331])+HEX2DEC([.B331])" office:value-type="float" office:value="1213">
            <text:p>1213</text:p>
          </table:table-cell>
          <table:table-cell/>
          <table:table-cell table:style-name="Default" office:value-type="float" office:value="1645">
            <text:p>1645</text:p>
          </table:table-cell>
          <table:table-cell table:style-name="Default" office:value-type="float" office:value="5717.708">
            <text:p>5717,708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331]=[.E331];&quot;X&quot;;&quot;&quot;)" office:value-type="string" office:string-value="X">
            <text:p>X</text:p>
          </table:table-cell>
          <table:table-cell table:formula="of:=[.I331]-[.I330]" office:value-type="float" office:value="16.7909999999993">
            <text:p>16,791</text:p>
          </table:table-cell>
          <table:table-cell table:formula="of:=[.F331]/[.M331]" office:value-type="float" office:value="72.2410815317762">
            <text:p>72,2410815318</text:p>
          </table:table-cell>
          <table:table-cell table:formula="of:=([.F331]-[.P331])/100*5/3.6" office:value-type="float" office:value="16.7916666666667">
            <text:p>16,7916666667</text:p>
          </table:table-cell>
          <table:table-cell table:formula="of:=HEX2DEC([.C331])" office:value-type="float" office:value="4">
            <text:p>4</text:p>
          </table:table-cell>
          <table:table-cell table:formula="of:=[.P33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332])" office:value-type="float" office:value="172">
            <text:p>172</text:p>
          </table:table-cell>
          <table:table-cell table:formula="of:=256*HEX2DEC([.C332])+HEX2DEC([.B332])" office:value-type="float" office:value="1240">
            <text:p>1240</text:p>
          </table:table-cell>
          <table:table-cell/>
          <table:table-cell table:style-name="Default" office:value-type="float" office:value="1650">
            <text:p>1650</text:p>
          </table:table-cell>
          <table:table-cell table:style-name="Default" office:value-type="float" office:value="5734.875">
            <text:p>5734,875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32]=[.E332];&quot;X&quot;;&quot;&quot;)" office:value-type="string" office:string-value="X">
            <text:p>X</text:p>
          </table:table-cell>
          <table:table-cell table:formula="of:=[.I332]-[.I331]" office:value-type="float" office:value="17.1670000000004">
            <text:p>17,167</text:p>
          </table:table-cell>
          <table:table-cell table:formula="of:=[.F332]/[.M332]" office:value-type="float" office:value="72.2316071532576">
            <text:p>72,2316071533</text:p>
          </table:table-cell>
          <table:table-cell table:formula="of:=([.F332]-[.P332])/100*5/3.6" office:value-type="float" office:value="17.1666666666667">
            <text:p>17,1666666667</text:p>
          </table:table-cell>
          <table:table-cell table:formula="of:=HEX2DEC([.C332])" office:value-type="float" office:value="4">
            <text:p>4</text:p>
          </table:table-cell>
          <table:table-cell table:formula="of:=[.P33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05</text:p>
          </table:table-cell>
          <table:table-cell/>
          <table:table-cell table:formula="of:=HEX2DEC([.A333])" office:value-type="float" office:value="172">
            <text:p>172</text:p>
          </table:table-cell>
          <table:table-cell table:formula="of:=256*HEX2DEC([.C333])+HEX2DEC([.B333])" office:value-type="float" office:value="1329">
            <text:p>1329</text:p>
          </table:table-cell>
          <table:table-cell/>
          <table:table-cell table:style-name="Default" office:value-type="float" office:value="1655">
            <text:p>1655</text:p>
          </table:table-cell>
          <table:table-cell table:style-name="Default" office:value-type="float" office:value="5753.264">
            <text:p>5753,264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33]=[.E333];&quot;X&quot;;&quot;&quot;)" office:value-type="string" office:string-value="X">
            <text:p>X</text:p>
          </table:table-cell>
          <table:table-cell table:formula="of:=[.I333]-[.I332]" office:value-type="float" office:value="18.3890000000001">
            <text:p>18,389</text:p>
          </table:table-cell>
          <table:table-cell table:formula="of:=[.F333]/[.M333]" office:value-type="float" office:value="72.2714666376633">
            <text:p>72,2714666377</text:p>
          </table:table-cell>
          <table:table-cell table:formula="of:=([.F333]-[.P333])/100*5/3.6" office:value-type="float" office:value="18.3888888888889">
            <text:p>18,3888888889</text:p>
          </table:table-cell>
          <table:table-cell table:formula="of:=HEX2DEC([.C333])" office:value-type="float" office:value="5">
            <text:p>5</text:p>
          </table:table-cell>
          <table:table-cell table:formula="of:=[.P33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3c</text:p>
          </table:table-cell>
          <table:table-cell table:style-name="ce2" office:value-type="string">
            <text:p>05</text:p>
          </table:table-cell>
          <table:table-cell/>
          <table:table-cell table:formula="of:=HEX2DEC([.A334])" office:value-type="float" office:value="174">
            <text:p>174</text:p>
          </table:table-cell>
          <table:table-cell table:formula="of:=256*HEX2DEC([.C334])+HEX2DEC([.B334])" office:value-type="float" office:value="1340">
            <text:p>1340</text:p>
          </table:table-cell>
          <table:table-cell/>
          <table:table-cell table:style-name="Default" office:value-type="float" office:value="1660">
            <text:p>1660</text:p>
          </table:table-cell>
          <table:table-cell table:style-name="Default" office:value-type="float" office:value="5771.805">
            <text:p>5771,8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34]=[.E334];&quot;X&quot;;&quot;&quot;)" office:value-type="string" office:string-value="X">
            <text:p>X</text:p>
          </table:table-cell>
          <table:table-cell table:formula="of:=[.I334]-[.I333]" office:value-type="float" office:value="18.5410000000002">
            <text:p>18,541</text:p>
          </table:table-cell>
          <table:table-cell table:formula="of:=[.F334]/[.M334]" office:value-type="float" office:value="72.2722614745692">
            <text:p>72,2722614746</text:p>
          </table:table-cell>
          <table:table-cell table:formula="of:=([.F334]-[.P334])/100*5/3.6" office:value-type="float" office:value="18.5416666666667">
            <text:p>18,5416666667</text:p>
          </table:table-cell>
          <table:table-cell table:formula="of:=HEX2DEC([.C334])" office:value-type="float" office:value="5">
            <text:p>5</text:p>
          </table:table-cell>
          <table:table-cell table:formula="of:=[.P33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05</text:p>
          </table:table-cell>
          <table:table-cell/>
          <table:table-cell table:formula="of:=HEX2DEC([.A335])" office:value-type="float" office:value="173">
            <text:p>173</text:p>
          </table:table-cell>
          <table:table-cell table:formula="of:=256*HEX2DEC([.C335])+HEX2DEC([.B335])" office:value-type="float" office:value="1368">
            <text:p>1368</text:p>
          </table:table-cell>
          <table:table-cell/>
          <table:table-cell table:style-name="Default" office:value-type="float" office:value="1665">
            <text:p>1665</text:p>
          </table:table-cell>
          <table:table-cell table:style-name="Default" office:value-type="float" office:value="5790.736">
            <text:p>5790,73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35]=[.E335];&quot;X&quot;;&quot;&quot;)" office:value-type="string" office:string-value="X">
            <text:p>X</text:p>
          </table:table-cell>
          <table:table-cell table:formula="of:=[.I335]-[.I334]" office:value-type="float" office:value="18.9309999999996">
            <text:p>18,931</text:p>
          </table:table-cell>
          <table:table-cell table:formula="of:=[.F335]/[.M335]" office:value-type="float" office:value="72.2624267075184">
            <text:p>72,2624267075</text:p>
          </table:table-cell>
          <table:table-cell table:formula="of:=([.F335]-[.P335])/100*5/3.6" office:value-type="float" office:value="18.9305555555556">
            <text:p>18,9305555556</text:p>
          </table:table-cell>
          <table:table-cell table:formula="of:=HEX2DEC([.C335])" office:value-type="float" office:value="5">
            <text:p>5</text:p>
          </table:table-cell>
          <table:table-cell table:formula="of:=[.P33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68</text:p>
          </table:table-cell>
          <table:table-cell table:style-name="ce2" office:value-type="string">
            <text:p>05</text:p>
          </table:table-cell>
          <table:table-cell/>
          <table:table-cell table:formula="of:=HEX2DEC([.A336])" office:value-type="float" office:value="176">
            <text:p>176</text:p>
          </table:table-cell>
          <table:table-cell table:formula="of:=256*HEX2DEC([.C336])+HEX2DEC([.B336])" office:value-type="float" office:value="1384">
            <text:p>1384</text:p>
          </table:table-cell>
          <table:table-cell/>
          <table:table-cell table:style-name="Default" office:value-type="float" office:value="1670">
            <text:p>1670</text:p>
          </table:table-cell>
          <table:table-cell table:style-name="Default" office:value-type="float" office:value="5809.889">
            <text:p>5809,88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36]=[.E336];&quot;X&quot;;&quot;&quot;)" office:value-type="string" office:string-value="X">
            <text:p>X</text:p>
          </table:table-cell>
          <table:table-cell table:formula="of:=[.I336]-[.I335]" office:value-type="float" office:value="19.1530000000002">
            <text:p>19,153</text:p>
          </table:table-cell>
          <table:table-cell table:formula="of:=[.F336]/[.M336]" office:value-type="float" office:value="72.2602203310177">
            <text:p>72,260220331</text:p>
          </table:table-cell>
          <table:table-cell table:formula="of:=([.F336]-[.P336])/100*5/3.6" office:value-type="float" office:value="19.1527777777778">
            <text:p>19,1527777778</text:p>
          </table:table-cell>
          <table:table-cell table:formula="of:=HEX2DEC([.C336])" office:value-type="float" office:value="5">
            <text:p>5</text:p>
          </table:table-cell>
          <table:table-cell table:formula="of:=[.P33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3d</text:p>
          </table:table-cell>
          <table:table-cell table:style-name="ce2" office:value-type="string">
            <text:p>05</text:p>
          </table:table-cell>
          <table:table-cell/>
          <table:table-cell table:formula="of:=HEX2DEC([.A337])" office:value-type="float" office:value="177">
            <text:p>177</text:p>
          </table:table-cell>
          <table:table-cell table:formula="of:=256*HEX2DEC([.C337])+HEX2DEC([.B337])" office:value-type="float" office:value="1341">
            <text:p>1341</text:p>
          </table:table-cell>
          <table:table-cell/>
          <table:table-cell table:style-name="Default" office:value-type="float" office:value="1675">
            <text:p>1675</text:p>
          </table:table-cell>
          <table:table-cell table:style-name="Default" office:value-type="float" office:value="5828.444">
            <text:p>5828,444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337]=[.E337];&quot;X&quot;;&quot;&quot;)" office:value-type="string" office:string-value="X">
            <text:p>X</text:p>
          </table:table-cell>
          <table:table-cell table:formula="of:=[.I337]-[.I336]" office:value-type="float" office:value="18.5550000000003">
            <text:p>18,555</text:p>
          </table:table-cell>
          <table:table-cell table:formula="of:=[.F337]/[.M337]" office:value-type="float" office:value="72.2716248989479">
            <text:p>72,2716248989</text:p>
          </table:table-cell>
          <table:table-cell table:formula="of:=([.F337]-[.P337])/100*5/3.6" office:value-type="float" office:value="18.5555555555556">
            <text:p>18,5555555556</text:p>
          </table:table-cell>
          <table:table-cell table:formula="of:=HEX2DEC([.C337])" office:value-type="float" office:value="5">
            <text:p>5</text:p>
          </table:table-cell>
          <table:table-cell table:formula="of:=[.P33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2d</text:p>
          </table:table-cell>
          <table:table-cell table:style-name="ce2" office:value-type="string">
            <text:p>05</text:p>
          </table:table-cell>
          <table:table-cell/>
          <table:table-cell table:formula="of:=HEX2DEC([.A338])" office:value-type="float" office:value="177">
            <text:p>177</text:p>
          </table:table-cell>
          <table:table-cell table:formula="of:=256*HEX2DEC([.C338])+HEX2DEC([.B338])" office:value-type="float" office:value="1325">
            <text:p>1325</text:p>
          </table:table-cell>
          <table:table-cell/>
          <table:table-cell table:style-name="Default" office:value-type="float" office:value="1680">
            <text:p>1680</text:p>
          </table:table-cell>
          <table:table-cell table:style-name="Default" office:value-type="float" office:value="5846.778">
            <text:p>5846,778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338]=[.E338];&quot;X&quot;;&quot;&quot;)" office:value-type="string" office:string-value="X">
            <text:p>X</text:p>
          </table:table-cell>
          <table:table-cell table:formula="of:=[.I338]-[.I337]" office:value-type="float" office:value="18.3339999999998">
            <text:p>18,334</text:p>
          </table:table-cell>
          <table:table-cell table:formula="of:=[.F338]/[.M338]" office:value-type="float" office:value="72.2700992691181">
            <text:p>72,2700992691</text:p>
          </table:table-cell>
          <table:table-cell table:formula="of:=([.F338]-[.P338])/100*5/3.6" office:value-type="float" office:value="18.3333333333333">
            <text:p>18,3333333333</text:p>
          </table:table-cell>
          <table:table-cell table:formula="of:=HEX2DEC([.C338])" office:value-type="float" office:value="5">
            <text:p>5</text:p>
          </table:table-cell>
          <table:table-cell table:formula="of:=[.P33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0e</text:p>
          </table:table-cell>
          <table:table-cell table:style-name="ce2" office:value-type="string">
            <text:p>05</text:p>
          </table:table-cell>
          <table:table-cell/>
          <table:table-cell table:formula="of:=HEX2DEC([.A339])" office:value-type="float" office:value="178">
            <text:p>178</text:p>
          </table:table-cell>
          <table:table-cell table:formula="of:=256*HEX2DEC([.C339])+HEX2DEC([.B339])" office:value-type="float" office:value="1294">
            <text:p>1294</text:p>
          </table:table-cell>
          <table:table-cell/>
          <table:table-cell table:style-name="Default" office:value-type="float" office:value="1685">
            <text:p>1685</text:p>
          </table:table-cell>
          <table:table-cell table:style-name="Default" office:value-type="float" office:value="5864.681">
            <text:p>5864,681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339]=[.E339];&quot;X&quot;;&quot;&quot;)" office:value-type="string" office:string-value="X">
            <text:p>X</text:p>
          </table:table-cell>
          <table:table-cell table:formula="of:=[.I339]-[.I338]" office:value-type="float" office:value="17.9029999999993">
            <text:p>17,903</text:p>
          </table:table-cell>
          <table:table-cell table:formula="of:=[.F339]/[.M339]" office:value-type="float" office:value="72.2783890968021">
            <text:p>72,2783890968</text:p>
          </table:table-cell>
          <table:table-cell table:formula="of:=([.F339]-[.P339])/100*5/3.6" office:value-type="float" office:value="17.9027777777778">
            <text:p>17,9027777778</text:p>
          </table:table-cell>
          <table:table-cell table:formula="of:=HEX2DEC([.C339])" office:value-type="float" office:value="5">
            <text:p>5</text:p>
          </table:table-cell>
          <table:table-cell table:formula="of:=[.P33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1c</text:p>
          </table:table-cell>
          <table:table-cell table:style-name="ce2" office:value-type="string">
            <text:p>05</text:p>
          </table:table-cell>
          <table:table-cell/>
          <table:table-cell table:formula="of:=HEX2DEC([.A340])" office:value-type="float" office:value="176">
            <text:p>176</text:p>
          </table:table-cell>
          <table:table-cell table:formula="of:=256*HEX2DEC([.C340])+HEX2DEC([.B340])" office:value-type="float" office:value="1308">
            <text:p>1308</text:p>
          </table:table-cell>
          <table:table-cell/>
          <table:table-cell table:style-name="Default" office:value-type="float" office:value="1690">
            <text:p>1690</text:p>
          </table:table-cell>
          <table:table-cell table:style-name="Default" office:value-type="float" office:value="5882.778">
            <text:p>5882,77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40]=[.E340];&quot;X&quot;;&quot;&quot;)" office:value-type="string" office:string-value="X">
            <text:p>X</text:p>
          </table:table-cell>
          <table:table-cell table:formula="of:=[.I340]-[.I339]" office:value-type="float" office:value="18.0970000000007">
            <text:p>18,097</text:p>
          </table:table-cell>
          <table:table-cell table:formula="of:=[.F340]/[.M340]" office:value-type="float" office:value="72.2771730120988">
            <text:p>72,2771730121</text:p>
          </table:table-cell>
          <table:table-cell table:formula="of:=([.F340]-[.P340])/100*5/3.6" office:value-type="float" office:value="18.0972222222222">
            <text:p>18,0972222222</text:p>
          </table:table-cell>
          <table:table-cell table:formula="of:=HEX2DEC([.C340])" office:value-type="float" office:value="5">
            <text:p>5</text:p>
          </table:table-cell>
          <table:table-cell table:formula="of:=[.P34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ce2" office:value-type="string">
            <text:p>23</text:p>
          </table:table-cell>
          <table:table-cell table:style-name="ce2" office:value-type="string">
            <text:p>05</text:p>
          </table:table-cell>
          <table:table-cell/>
          <table:table-cell table:formula="of:=HEX2DEC([.A341])" office:value-type="float" office:value="174">
            <text:p>174</text:p>
          </table:table-cell>
          <table:table-cell table:formula="of:=256*HEX2DEC([.C341])+HEX2DEC([.B341])" office:value-type="float" office:value="1315">
            <text:p>1315</text:p>
          </table:table-cell>
          <table:table-cell/>
          <table:table-cell table:style-name="Default" office:value-type="float" office:value="1695">
            <text:p>1695</text:p>
          </table:table-cell>
          <table:table-cell table:style-name="Default" office:value-type="float" office:value="5900.972">
            <text:p>5900,97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41]=[.E341];&quot;X&quot;;&quot;&quot;)" office:value-type="string" office:string-value="X">
            <text:p>X</text:p>
          </table:table-cell>
          <table:table-cell table:formula="of:=[.I341]-[.I340]" office:value-type="float" office:value="18.1939999999995">
            <text:p>18,194</text:p>
          </table:table-cell>
          <table:table-cell table:formula="of:=[.F341]/[.M341]" office:value-type="float" office:value="72.2765746949564">
            <text:p>72,276574695</text:p>
          </table:table-cell>
          <table:table-cell table:formula="of:=([.F341]-[.P341])/100*5/3.6" office:value-type="float" office:value="18.1944444444444">
            <text:p>18,1944444444</text:p>
          </table:table-cell>
          <table:table-cell table:formula="of:=HEX2DEC([.C341])" office:value-type="float" office:value="5">
            <text:p>5</text:p>
          </table:table-cell>
          <table:table-cell table:formula="of:=[.P34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34</text:p>
          </table:table-cell>
          <table:table-cell table:style-name="ce2" office:value-type="string">
            <text:p>05</text:p>
          </table:table-cell>
          <table:table-cell/>
          <table:table-cell table:formula="of:=HEX2DEC([.A342])" office:value-type="float" office:value="178">
            <text:p>178</text:p>
          </table:table-cell>
          <table:table-cell table:formula="of:=256*HEX2DEC([.C342])+HEX2DEC([.B342])" office:value-type="float" office:value="1332">
            <text:p>1332</text:p>
          </table:table-cell>
          <table:table-cell/>
          <table:table-cell table:style-name="Default" office:value-type="float" office:value="1700">
            <text:p>1700</text:p>
          </table:table-cell>
          <table:table-cell table:style-name="Default" office:value-type="float" office:value="5919.403">
            <text:p>5919,403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342]=[.E342];&quot;X&quot;;&quot;&quot;)" office:value-type="string" office:string-value="X">
            <text:p>X</text:p>
          </table:table-cell>
          <table:table-cell table:formula="of:=[.I342]-[.I341]" office:value-type="float" office:value="18.4310000000005">
            <text:p>18,431</text:p>
          </table:table-cell>
          <table:table-cell table:formula="of:=[.F342]/[.M342]" office:value-type="float" office:value="72.2695458737976">
            <text:p>72,2695458738</text:p>
          </table:table-cell>
          <table:table-cell table:formula="of:=([.F342]-[.P342])/100*5/3.6" office:value-type="float" office:value="18.4305555555556">
            <text:p>18,4305555556</text:p>
          </table:table-cell>
          <table:table-cell table:formula="of:=HEX2DEC([.C342])" office:value-type="float" office:value="5">
            <text:p>5</text:p>
          </table:table-cell>
          <table:table-cell table:formula="of:=[.P34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05</text:p>
          </table:table-cell>
          <table:table-cell/>
          <table:table-cell table:formula="of:=HEX2DEC([.A343])" office:value-type="float" office:value="178">
            <text:p>178</text:p>
          </table:table-cell>
          <table:table-cell table:formula="of:=256*HEX2DEC([.C343])+HEX2DEC([.B343])" office:value-type="float" office:value="1297">
            <text:p>1297</text:p>
          </table:table-cell>
          <table:table-cell/>
          <table:table-cell table:style-name="Default" office:value-type="float" office:value="1705">
            <text:p>1705</text:p>
          </table:table-cell>
          <table:table-cell table:style-name="Default" office:value-type="float" office:value="5937.347">
            <text:p>5937,347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343]=[.E343];&quot;X&quot;;&quot;&quot;)" office:value-type="string" office:string-value="X">
            <text:p>X</text:p>
          </table:table-cell>
          <table:table-cell table:formula="of:=[.I343]-[.I342]" office:value-type="float" office:value="17.9439999999995">
            <text:p>17,944</text:p>
          </table:table-cell>
          <table:table-cell table:formula="of:=[.F343]/[.M343]" office:value-type="float" office:value="72.2804279982187">
            <text:p>72,2804279982</text:p>
          </table:table-cell>
          <table:table-cell table:formula="of:=([.F343]-[.P343])/100*5/3.6" office:value-type="float" office:value="17.9444444444444">
            <text:p>17,9444444444</text:p>
          </table:table-cell>
          <table:table-cell table:formula="of:=HEX2DEC([.C343])" office:value-type="float" office:value="5">
            <text:p>5</text:p>
          </table:table-cell>
          <table:table-cell table:formula="of:=[.P34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f1</text:p>
          </table:table-cell>
          <table:table-cell table:style-name="ce2" office:value-type="string">
            <text:p>04</text:p>
          </table:table-cell>
          <table:table-cell/>
          <table:table-cell table:formula="of:=HEX2DEC([.A344])" office:value-type="float" office:value="176">
            <text:p>176</text:p>
          </table:table-cell>
          <table:table-cell table:formula="of:=256*HEX2DEC([.C344])+HEX2DEC([.B344])" office:value-type="float" office:value="1265">
            <text:p>1265</text:p>
          </table:table-cell>
          <table:table-cell/>
          <table:table-cell table:style-name="Default" office:value-type="float" office:value="1710">
            <text:p>1710</text:p>
          </table:table-cell>
          <table:table-cell table:style-name="Default" office:value-type="float" office:value="5954.861">
            <text:p>5954,861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44]=[.E344];&quot;X&quot;;&quot;&quot;)" office:value-type="string" office:string-value="X">
            <text:p>X</text:p>
          </table:table-cell>
          <table:table-cell table:formula="of:=[.I344]-[.I343]" office:value-type="float" office:value="17.5140000000001">
            <text:p>17,514</text:p>
          </table:table-cell>
          <table:table-cell table:formula="of:=[.F344]/[.M344]" office:value-type="float" office:value="72.2279319401616">
            <text:p>72,2279319402</text:p>
          </table:table-cell>
          <table:table-cell table:formula="of:=([.F344]-[.P344])/100*5/3.6" office:value-type="float" office:value="17.5138888888889">
            <text:p>17,5138888889</text:p>
          </table:table-cell>
          <table:table-cell table:formula="of:=HEX2DEC([.C344])" office:value-type="float" office:value="4">
            <text:p>4</text:p>
          </table:table-cell>
          <table:table-cell table:formula="of:=[.P34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f</text:p>
          </table:table-cell>
          <table:table-cell table:style-name="ce2" office:value-type="string">
            <text:p>04</text:p>
          </table:table-cell>
          <table:table-cell/>
          <table:table-cell table:formula="of:=HEX2DEC([.A345])" office:value-type="float" office:value="175">
            <text:p>175</text:p>
          </table:table-cell>
          <table:table-cell table:formula="of:=256*HEX2DEC([.C345])+HEX2DEC([.B345])" office:value-type="float" office:value="1247">
            <text:p>1247</text:p>
          </table:table-cell>
          <table:table-cell/>
          <table:table-cell table:style-name="Default" office:value-type="float" office:value="1715">
            <text:p>1715</text:p>
          </table:table-cell>
          <table:table-cell table:style-name="Default" office:value-type="float" office:value="5972.125">
            <text:p>5972,125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345]=[.E345];&quot;X&quot;;&quot;&quot;)" office:value-type="string" office:string-value="X">
            <text:p>X</text:p>
          </table:table-cell>
          <table:table-cell table:formula="of:=[.I345]-[.I344]" office:value-type="float" office:value="17.2640000000001">
            <text:p>17,264</text:p>
          </table:table-cell>
          <table:table-cell table:formula="of:=[.F345]/[.M345]" office:value-type="float" office:value="72.2312326227984">
            <text:p>72,2312326228</text:p>
          </table:table-cell>
          <table:table-cell table:formula="of:=([.F345]-[.P345])/100*5/3.6" office:value-type="float" office:value="17.2638888888889">
            <text:p>17,2638888889</text:p>
          </table:table-cell>
          <table:table-cell table:formula="of:=HEX2DEC([.C345])" office:value-type="float" office:value="4">
            <text:p>4</text:p>
          </table:table-cell>
          <table:table-cell table:formula="of:=[.P34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4</text:p>
          </table:table-cell>
          <table:table-cell/>
          <table:table-cell table:formula="of:=HEX2DEC([.A346])" office:value-type="float" office:value="175">
            <text:p>175</text:p>
          </table:table-cell>
          <table:table-cell table:formula="of:=256*HEX2DEC([.C346])+HEX2DEC([.B346])" office:value-type="float" office:value="1234">
            <text:p>1234</text:p>
          </table:table-cell>
          <table:table-cell/>
          <table:table-cell table:style-name="Default" office:value-type="float" office:value="1720">
            <text:p>1720</text:p>
          </table:table-cell>
          <table:table-cell table:style-name="Default" office:value-type="float" office:value="5989.208">
            <text:p>5989,20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346]=[.E346];&quot;X&quot;;&quot;&quot;)" office:value-type="string" office:string-value="X">
            <text:p>X</text:p>
          </table:table-cell>
          <table:table-cell table:formula="of:=[.I346]-[.I345]" office:value-type="float" office:value="17.0829999999996">
            <text:p>17,083</text:p>
          </table:table-cell>
          <table:table-cell table:formula="of:=[.F346]/[.M346]" office:value-type="float" office:value="72.2355558157248">
            <text:p>72,2355558157</text:p>
          </table:table-cell>
          <table:table-cell table:formula="of:=([.F346]-[.P346])/100*5/3.6" office:value-type="float" office:value="17.0833333333333">
            <text:p>17,0833333333</text:p>
          </table:table-cell>
          <table:table-cell table:formula="of:=HEX2DEC([.C346])" office:value-type="float" office:value="4">
            <text:p>4</text:p>
          </table:table-cell>
          <table:table-cell table:formula="of:=[.P34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347])" office:value-type="float" office:value="177">
            <text:p>177</text:p>
          </table:table-cell>
          <table:table-cell table:formula="of:=256*HEX2DEC([.C347])+HEX2DEC([.B347])" office:value-type="float" office:value="1222">
            <text:p>1222</text:p>
          </table:table-cell>
          <table:table-cell/>
          <table:table-cell table:style-name="Default" office:value-type="float" office:value="1725">
            <text:p>1725</text:p>
          </table:table-cell>
          <table:table-cell table:style-name="Default" office:value-type="float" office:value="6006.125">
            <text:p>6006,125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347]=[.E347];&quot;X&quot;;&quot;&quot;)" office:value-type="string" office:string-value="X">
            <text:p>X</text:p>
          </table:table-cell>
          <table:table-cell table:formula="of:=[.I347]-[.I346]" office:value-type="float" office:value="16.9170000000004">
            <text:p>16,917</text:p>
          </table:table-cell>
          <table:table-cell table:formula="of:=[.F347]/[.M347]" office:value-type="float" office:value="72.235029851627">
            <text:p>72,2350298516</text:p>
          </table:table-cell>
          <table:table-cell table:formula="of:=([.F347]-[.P347])/100*5/3.6" office:value-type="float" office:value="16.9166666666667">
            <text:p>16,9166666667</text:p>
          </table:table-cell>
          <table:table-cell table:formula="of:=HEX2DEC([.C347])" office:value-type="float" office:value="4">
            <text:p>4</text:p>
          </table:table-cell>
          <table:table-cell table:formula="of:=[.P34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ae</text:p>
          </table:table-cell>
          <table:table-cell table:style-name="ce2" office:value-type="string">
            <text:p>04</text:p>
          </table:table-cell>
          <table:table-cell/>
          <table:table-cell table:formula="of:=HEX2DEC([.A348])" office:value-type="float" office:value="176">
            <text:p>176</text:p>
          </table:table-cell>
          <table:table-cell table:formula="of:=256*HEX2DEC([.C348])+HEX2DEC([.B348])" office:value-type="float" office:value="1198">
            <text:p>1198</text:p>
          </table:table-cell>
          <table:table-cell/>
          <table:table-cell table:style-name="Default" office:value-type="float" office:value="1730">
            <text:p>1730</text:p>
          </table:table-cell>
          <table:table-cell table:style-name="Default" office:value-type="float" office:value="6022.708">
            <text:p>6022,70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48]=[.E348];&quot;X&quot;;&quot;&quot;)" office:value-type="string" office:string-value="X">
            <text:p>X</text:p>
          </table:table-cell>
          <table:table-cell table:formula="of:=[.I348]-[.I347]" office:value-type="float" office:value="16.5829999999996">
            <text:p>16,583</text:p>
          </table:table-cell>
          <table:table-cell table:formula="of:=[.F348]/[.M348]" office:value-type="float" office:value="72.2426581438839">
            <text:p>72,2426581439</text:p>
          </table:table-cell>
          <table:table-cell table:formula="of:=([.F348]-[.P348])/100*5/3.6" office:value-type="float" office:value="16.5833333333333">
            <text:p>16,5833333333</text:p>
          </table:table-cell>
          <table:table-cell table:formula="of:=HEX2DEC([.C348])" office:value-type="float" office:value="4">
            <text:p>4</text:p>
          </table:table-cell>
          <table:table-cell table:formula="of:=[.P34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aa</text:p>
          </table:table-cell>
          <table:table-cell table:style-name="ce2" office:value-type="string">
            <text:p>04</text:p>
          </table:table-cell>
          <table:table-cell/>
          <table:table-cell table:formula="of:=HEX2DEC([.A349])" office:value-type="float" office:value="177">
            <text:p>177</text:p>
          </table:table-cell>
          <table:table-cell table:formula="of:=256*HEX2DEC([.C349])+HEX2DEC([.B349])" office:value-type="float" office:value="1194">
            <text:p>1194</text:p>
          </table:table-cell>
          <table:table-cell/>
          <table:table-cell table:style-name="Default" office:value-type="float" office:value="1735">
            <text:p>1735</text:p>
          </table:table-cell>
          <table:table-cell table:style-name="Default" office:value-type="float" office:value="6039.236">
            <text:p>6039,236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349]=[.E349];&quot;X&quot;;&quot;&quot;)" office:value-type="string" office:string-value="X">
            <text:p>X</text:p>
          </table:table-cell>
          <table:table-cell table:formula="of:=[.I349]-[.I348]" office:value-type="float" office:value="16.5280000000002">
            <text:p>16,528</text:p>
          </table:table-cell>
          <table:table-cell table:formula="of:=[.F349]/[.M349]" office:value-type="float" office:value="72.2410454985468">
            <text:p>72,2410454985</text:p>
          </table:table-cell>
          <table:table-cell table:formula="of:=([.F349]-[.P349])/100*5/3.6" office:value-type="float" office:value="16.5277777777778">
            <text:p>16,5277777778</text:p>
          </table:table-cell>
          <table:table-cell table:formula="of:=HEX2DEC([.C349])" office:value-type="float" office:value="4">
            <text:p>4</text:p>
          </table:table-cell>
          <table:table-cell table:formula="of:=[.P34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b8</text:p>
          </table:table-cell>
          <table:table-cell table:style-name="ce2" office:value-type="string">
            <text:p>04</text:p>
          </table:table-cell>
          <table:table-cell/>
          <table:table-cell table:formula="of:=HEX2DEC([.A350])" office:value-type="float" office:value="178">
            <text:p>178</text:p>
          </table:table-cell>
          <table:table-cell table:formula="of:=256*HEX2DEC([.C350])+HEX2DEC([.B350])" office:value-type="float" office:value="1208">
            <text:p>1208</text:p>
          </table:table-cell>
          <table:table-cell/>
          <table:table-cell table:style-name="Default" office:value-type="float" office:value="1740">
            <text:p>1740</text:p>
          </table:table-cell>
          <table:table-cell table:style-name="Default" office:value-type="float" office:value="6055.958">
            <text:p>6055,958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350]=[.E350];&quot;X&quot;;&quot;&quot;)" office:value-type="string" office:string-value="X">
            <text:p>X</text:p>
          </table:table-cell>
          <table:table-cell table:formula="of:=[.I350]-[.I349]" office:value-type="float" office:value="16.7219999999998">
            <text:p>16,722</text:p>
          </table:table-cell>
          <table:table-cell table:formula="of:=[.F350]/[.M350]" office:value-type="float" office:value="72.24016265997">
            <text:p>72,24016266</text:p>
          </table:table-cell>
          <table:table-cell table:formula="of:=([.F350]-[.P350])/100*5/3.6" office:value-type="float" office:value="16.7222222222222">
            <text:p>16,7222222222</text:p>
          </table:table-cell>
          <table:table-cell table:formula="of:=HEX2DEC([.C350])" office:value-type="float" office:value="4">
            <text:p>4</text:p>
          </table:table-cell>
          <table:table-cell table:formula="of:=[.P35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b8</text:p>
          </table:table-cell>
          <table:table-cell table:style-name="ce2" office:value-type="string">
            <text:p>04</text:p>
          </table:table-cell>
          <table:table-cell/>
          <table:table-cell table:formula="of:=HEX2DEC([.A351])" office:value-type="float" office:value="176">
            <text:p>176</text:p>
          </table:table-cell>
          <table:table-cell table:formula="of:=256*HEX2DEC([.C351])+HEX2DEC([.B351])" office:value-type="float" office:value="1208">
            <text:p>1208</text:p>
          </table:table-cell>
          <table:table-cell/>
          <table:table-cell table:style-name="Default" office:value-type="float" office:value="1745">
            <text:p>1745</text:p>
          </table:table-cell>
          <table:table-cell table:style-name="Default" office:value-type="float" office:value="6072.68">
            <text:p>6072,6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51]=[.E351];&quot;X&quot;;&quot;&quot;)" office:value-type="string" office:string-value="X">
            <text:p>X</text:p>
          </table:table-cell>
          <table:table-cell table:formula="of:=[.I351]-[.I350]" office:value-type="float" office:value="16.7220000000007">
            <text:p>16,722</text:p>
          </table:table-cell>
          <table:table-cell table:formula="of:=[.F351]/[.M351]" office:value-type="float" office:value="72.2401626599661">
            <text:p>72,24016266</text:p>
          </table:table-cell>
          <table:table-cell table:formula="of:=([.F351]-[.P351])/100*5/3.6" office:value-type="float" office:value="16.7222222222222">
            <text:p>16,7222222222</text:p>
          </table:table-cell>
          <table:table-cell table:formula="of:=HEX2DEC([.C351])" office:value-type="float" office:value="4">
            <text:p>4</text:p>
          </table:table-cell>
          <table:table-cell table:formula="of:=[.P35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ba</text:p>
          </table:table-cell>
          <table:table-cell table:style-name="ce2" office:value-type="string">
            <text:p>04</text:p>
          </table:table-cell>
          <table:table-cell/>
          <table:table-cell table:formula="of:=HEX2DEC([.A352])" office:value-type="float" office:value="178">
            <text:p>178</text:p>
          </table:table-cell>
          <table:table-cell table:formula="of:=256*HEX2DEC([.C352])+HEX2DEC([.B352])" office:value-type="float" office:value="1210">
            <text:p>1210</text:p>
          </table:table-cell>
          <table:table-cell/>
          <table:table-cell table:style-name="Default" office:value-type="float" office:value="1750">
            <text:p>1750</text:p>
          </table:table-cell>
          <table:table-cell table:style-name="Default" office:value-type="float" office:value="6089.43">
            <text:p>6089,43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352]=[.E352];&quot;X&quot;;&quot;&quot;)" office:value-type="string" office:string-value="X">
            <text:p>X</text:p>
          </table:table-cell>
          <table:table-cell table:formula="of:=[.I352]-[.I351]" office:value-type="float" office:value="16.75">
            <text:p>16,75</text:p>
          </table:table-cell>
          <table:table-cell table:formula="of:=[.F352]/[.M352]" office:value-type="float" office:value="72.2388059701493">
            <text:p>72,2388059701</text:p>
          </table:table-cell>
          <table:table-cell table:formula="of:=([.F352]-[.P352])/100*5/3.6" office:value-type="float" office:value="16.75">
            <text:p>16,75</text:p>
          </table:table-cell>
          <table:table-cell table:formula="of:=HEX2DEC([.C352])" office:value-type="float" office:value="4">
            <text:p>4</text:p>
          </table:table-cell>
          <table:table-cell table:formula="of:=[.P35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cc</text:p>
          </table:table-cell>
          <table:table-cell table:style-name="ce2" office:value-type="string">
            <text:p>04</text:p>
          </table:table-cell>
          <table:table-cell/>
          <table:table-cell table:formula="of:=HEX2DEC([.A353])" office:value-type="float" office:value="176">
            <text:p>176</text:p>
          </table:table-cell>
          <table:table-cell table:formula="of:=256*HEX2DEC([.C353])+HEX2DEC([.B353])" office:value-type="float" office:value="1228">
            <text:p>1228</text:p>
          </table:table-cell>
          <table:table-cell/>
          <table:table-cell table:style-name="Default" office:value-type="float" office:value="1755">
            <text:p>1755</text:p>
          </table:table-cell>
          <table:table-cell table:style-name="Default" office:value-type="float" office:value="6106.43">
            <text:p>6106,43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53]=[.E353];&quot;X&quot;;&quot;&quot;)" office:value-type="string" office:string-value="X">
            <text:p>X</text:p>
          </table:table-cell>
          <table:table-cell table:formula="of:=[.I353]-[.I352]" office:value-type="float" office:value="17">
            <text:p>17</text:p>
          </table:table-cell>
          <table:table-cell table:formula="of:=[.F353]/[.M353]" office:value-type="float" office:value="72.2352941176471">
            <text:p>72,2352941176</text:p>
          </table:table-cell>
          <table:table-cell table:formula="of:=([.F353]-[.P353])/100*5/3.6" office:value-type="float" office:value="17">
            <text:p>17</text:p>
          </table:table-cell>
          <table:table-cell table:formula="of:=HEX2DEC([.C353])" office:value-type="float" office:value="4">
            <text:p>4</text:p>
          </table:table-cell>
          <table:table-cell table:formula="of:=[.P35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dd</text:p>
          </table:table-cell>
          <table:table-cell table:style-name="ce2" office:value-type="string">
            <text:p>04</text:p>
          </table:table-cell>
          <table:table-cell/>
          <table:table-cell table:formula="of:=HEX2DEC([.A354])" office:value-type="float" office:value="176">
            <text:p>176</text:p>
          </table:table-cell>
          <table:table-cell table:formula="of:=256*HEX2DEC([.C354])+HEX2DEC([.B354])" office:value-type="float" office:value="1245">
            <text:p>1245</text:p>
          </table:table-cell>
          <table:table-cell/>
          <table:table-cell table:style-name="Default" office:value-type="float" office:value="1760">
            <text:p>1760</text:p>
          </table:table-cell>
          <table:table-cell table:style-name="Default" office:value-type="float" office:value="6123.667">
            <text:p>6123,667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54]=[.E354];&quot;X&quot;;&quot;&quot;)" office:value-type="string" office:string-value="X">
            <text:p>X</text:p>
          </table:table-cell>
          <table:table-cell table:formula="of:=[.I354]-[.I353]" office:value-type="float" office:value="17.2370000000001">
            <text:p>17,237</text:p>
          </table:table-cell>
          <table:table-cell table:formula="of:=[.F354]/[.M354]" office:value-type="float" office:value="72.2283459998836">
            <text:p>72,2283459999</text:p>
          </table:table-cell>
          <table:table-cell table:formula="of:=([.F354]-[.P354])/100*5/3.6" office:value-type="float" office:value="17.2361111111111">
            <text:p>17,2361111111</text:p>
          </table:table-cell>
          <table:table-cell table:formula="of:=HEX2DEC([.C354])" office:value-type="float" office:value="4">
            <text:p>4</text:p>
          </table:table-cell>
          <table:table-cell table:formula="of:=[.P35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dc</text:p>
          </table:table-cell>
          <table:table-cell table:style-name="ce2" office:value-type="string">
            <text:p>04</text:p>
          </table:table-cell>
          <table:table-cell/>
          <table:table-cell table:formula="of:=HEX2DEC([.A355])" office:value-type="float" office:value="176">
            <text:p>176</text:p>
          </table:table-cell>
          <table:table-cell table:formula="of:=256*HEX2DEC([.C355])+HEX2DEC([.B355])" office:value-type="float" office:value="1244">
            <text:p>1244</text:p>
          </table:table-cell>
          <table:table-cell/>
          <table:table-cell table:style-name="Default" office:value-type="float" office:value="1765">
            <text:p>1765</text:p>
          </table:table-cell>
          <table:table-cell table:style-name="Default" office:value-type="float" office:value="6140.889">
            <text:p>6140,88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55]=[.E355];&quot;X&quot;;&quot;&quot;)" office:value-type="string" office:string-value="X">
            <text:p>X</text:p>
          </table:table-cell>
          <table:table-cell table:formula="of:=[.I355]-[.I354]" office:value-type="float" office:value="17.2219999999998">
            <text:p>17,222</text:p>
          </table:table-cell>
          <table:table-cell table:formula="of:=[.F355]/[.M355]" office:value-type="float" office:value="72.2331901056798">
            <text:p>72,2331901057</text:p>
          </table:table-cell>
          <table:table-cell table:formula="of:=([.F355]-[.P355])/100*5/3.6" office:value-type="float" office:value="17.2222222222222">
            <text:p>17,2222222222</text:p>
          </table:table-cell>
          <table:table-cell table:formula="of:=HEX2DEC([.C355])" office:value-type="float" office:value="4">
            <text:p>4</text:p>
          </table:table-cell>
          <table:table-cell table:formula="of:=[.P35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e4</text:p>
          </table:table-cell>
          <table:table-cell table:style-name="ce2" office:value-type="string">
            <text:p>04</text:p>
          </table:table-cell>
          <table:table-cell/>
          <table:table-cell table:formula="of:=HEX2DEC([.A356])" office:value-type="float" office:value="177">
            <text:p>177</text:p>
          </table:table-cell>
          <table:table-cell table:formula="of:=256*HEX2DEC([.C356])+HEX2DEC([.B356])" office:value-type="float" office:value="1252">
            <text:p>1252</text:p>
          </table:table-cell>
          <table:table-cell/>
          <table:table-cell table:style-name="Default" office:value-type="float" office:value="1770">
            <text:p>1770</text:p>
          </table:table-cell>
          <table:table-cell table:style-name="Default" office:value-type="float" office:value="6158.222">
            <text:p>6158,222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356]=[.E356];&quot;X&quot;;&quot;&quot;)" office:value-type="string" office:string-value="X">
            <text:p>X</text:p>
          </table:table-cell>
          <table:table-cell table:formula="of:=[.I356]-[.I355]" office:value-type="float" office:value="17.3329999999996">
            <text:p>17,333</text:p>
          </table:table-cell>
          <table:table-cell table:formula="of:=[.F356]/[.M356]" office:value-type="float" office:value="72.2321583107383">
            <text:p>72,2321583107</text:p>
          </table:table-cell>
          <table:table-cell table:formula="of:=([.F356]-[.P356])/100*5/3.6" office:value-type="float" office:value="17.3333333333333">
            <text:p>17,3333333333</text:p>
          </table:table-cell>
          <table:table-cell table:formula="of:=HEX2DEC([.C356])" office:value-type="float" office:value="4">
            <text:p>4</text:p>
          </table:table-cell>
          <table:table-cell table:formula="of:=[.P35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e2</text:p>
          </table:table-cell>
          <table:table-cell table:style-name="ce2" office:value-type="string">
            <text:p>04</text:p>
          </table:table-cell>
          <table:table-cell/>
          <table:table-cell table:formula="of:=HEX2DEC([.A357])" office:value-type="float" office:value="177">
            <text:p>177</text:p>
          </table:table-cell>
          <table:table-cell table:formula="of:=256*HEX2DEC([.C357])+HEX2DEC([.B357])" office:value-type="float" office:value="1250">
            <text:p>1250</text:p>
          </table:table-cell>
          <table:table-cell/>
          <table:table-cell table:style-name="Default" office:value-type="float" office:value="1775">
            <text:p>1775</text:p>
          </table:table-cell>
          <table:table-cell table:style-name="Default" office:value-type="float" office:value="6175.528">
            <text:p>6175,528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357]=[.E357];&quot;X&quot;;&quot;&quot;)" office:value-type="string" office:string-value="X">
            <text:p>X</text:p>
          </table:table-cell>
          <table:table-cell table:formula="of:=[.I357]-[.I356]" office:value-type="float" office:value="17.3060000000005">
            <text:p>17,306</text:p>
          </table:table-cell>
          <table:table-cell table:formula="of:=[.F357]/[.M357]" office:value-type="float" office:value="72.2292846411628">
            <text:p>72,2292846412</text:p>
          </table:table-cell>
          <table:table-cell table:formula="of:=([.F357]-[.P357])/100*5/3.6" office:value-type="float" office:value="17.3055555555556">
            <text:p>17,3055555556</text:p>
          </table:table-cell>
          <table:table-cell table:formula="of:=HEX2DEC([.C357])" office:value-type="float" office:value="4">
            <text:p>4</text:p>
          </table:table-cell>
          <table:table-cell table:formula="of:=[.P35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e</text:p>
          </table:table-cell>
          <table:table-cell table:style-name="ce2" office:value-type="string">
            <text:p>04</text:p>
          </table:table-cell>
          <table:table-cell/>
          <table:table-cell table:formula="of:=HEX2DEC([.A358])" office:value-type="float" office:value="175">
            <text:p>175</text:p>
          </table:table-cell>
          <table:table-cell table:formula="of:=256*HEX2DEC([.C358])+HEX2DEC([.B358])" office:value-type="float" office:value="1246">
            <text:p>1246</text:p>
          </table:table-cell>
          <table:table-cell/>
          <table:table-cell table:style-name="Default" office:value-type="float" office:value="1780">
            <text:p>1780</text:p>
          </table:table-cell>
          <table:table-cell table:style-name="Default" office:value-type="float" office:value="6192.778">
            <text:p>6192,77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358]=[.E358];&quot;X&quot;;&quot;&quot;)" office:value-type="string" office:string-value="X">
            <text:p>X</text:p>
          </table:table-cell>
          <table:table-cell table:formula="of:=[.I358]-[.I357]" office:value-type="float" office:value="17.25">
            <text:p>17,25</text:p>
          </table:table-cell>
          <table:table-cell table:formula="of:=[.F358]/[.M358]" office:value-type="float" office:value="72.231884057971">
            <text:p>72,231884058</text:p>
          </table:table-cell>
          <table:table-cell table:formula="of:=([.F358]-[.P358])/100*5/3.6" office:value-type="float" office:value="17.25">
            <text:p>17,25</text:p>
          </table:table-cell>
          <table:table-cell table:formula="of:=HEX2DEC([.C358])" office:value-type="float" office:value="4">
            <text:p>4</text:p>
          </table:table-cell>
          <table:table-cell table:formula="of:=[.P35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e7</text:p>
          </table:table-cell>
          <table:table-cell table:style-name="ce2" office:value-type="string">
            <text:p>04</text:p>
          </table:table-cell>
          <table:table-cell/>
          <table:table-cell table:formula="of:=HEX2DEC([.A359])" office:value-type="float" office:value="176">
            <text:p>176</text:p>
          </table:table-cell>
          <table:table-cell table:formula="of:=256*HEX2DEC([.C359])+HEX2DEC([.B359])" office:value-type="float" office:value="1255">
            <text:p>1255</text:p>
          </table:table-cell>
          <table:table-cell/>
          <table:table-cell table:style-name="Default" office:value-type="float" office:value="1785">
            <text:p>1785</text:p>
          </table:table-cell>
          <table:table-cell table:style-name="Default" office:value-type="float" office:value="6210.153">
            <text:p>6210,153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59]=[.E359];&quot;X&quot;;&quot;&quot;)" office:value-type="string" office:string-value="X">
            <text:p>X</text:p>
          </table:table-cell>
          <table:table-cell table:formula="of:=[.I359]-[.I358]" office:value-type="float" office:value="17.375">
            <text:p>17,375</text:p>
          </table:table-cell>
          <table:table-cell table:formula="of:=[.F359]/[.M359]" office:value-type="float" office:value="72.2302158273381">
            <text:p>72,2302158273</text:p>
          </table:table-cell>
          <table:table-cell table:formula="of:=([.F359]-[.P359])/100*5/3.6" office:value-type="float" office:value="17.375">
            <text:p>17,375</text:p>
          </table:table-cell>
          <table:table-cell table:formula="of:=HEX2DEC([.C359])" office:value-type="float" office:value="4">
            <text:p>4</text:p>
          </table:table-cell>
          <table:table-cell table:formula="of:=[.P35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5</text:p>
          </table:table-cell>
          <table:table-cell/>
          <table:table-cell table:formula="of:=HEX2DEC([.A360])" office:value-type="float" office:value="176">
            <text:p>176</text:p>
          </table:table-cell>
          <table:table-cell table:formula="of:=256*HEX2DEC([.C360])+HEX2DEC([.B360])" office:value-type="float" office:value="1280">
            <text:p>1280</text:p>
          </table:table-cell>
          <table:table-cell/>
          <table:table-cell table:style-name="Default" office:value-type="float" office:value="1790">
            <text:p>1790</text:p>
          </table:table-cell>
          <table:table-cell table:style-name="Default" office:value-type="float" office:value="6227.861">
            <text:p>6227,861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60]=[.E360];&quot;X&quot;;&quot;&quot;)" office:value-type="string" office:string-value="X">
            <text:p>X</text:p>
          </table:table-cell>
          <table:table-cell table:formula="of:=[.I360]-[.I359]" office:value-type="float" office:value="17.7079999999996">
            <text:p>17,708</text:p>
          </table:table-cell>
          <table:table-cell table:formula="of:=[.F360]/[.M360]" office:value-type="float" office:value="72.2837135757865">
            <text:p>72,2837135758</text:p>
          </table:table-cell>
          <table:table-cell table:formula="of:=([.F360]-[.P360])/100*5/3.6" office:value-type="float" office:value="17.7083333333333">
            <text:p>17,7083333333</text:p>
          </table:table-cell>
          <table:table-cell table:formula="of:=HEX2DEC([.C360])" office:value-type="float" office:value="5">
            <text:p>5</text:p>
          </table:table-cell>
          <table:table-cell table:formula="of:=[.P36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0f</text:p>
          </table:table-cell>
          <table:table-cell table:style-name="ce2" office:value-type="string">
            <text:p>05</text:p>
          </table:table-cell>
          <table:table-cell/>
          <table:table-cell table:formula="of:=HEX2DEC([.A361])" office:value-type="float" office:value="174">
            <text:p>174</text:p>
          </table:table-cell>
          <table:table-cell table:formula="of:=256*HEX2DEC([.C361])+HEX2DEC([.B361])" office:value-type="float" office:value="1295">
            <text:p>1295</text:p>
          </table:table-cell>
          <table:table-cell/>
          <table:table-cell table:style-name="Default" office:value-type="float" office:value="1795">
            <text:p>1795</text:p>
          </table:table-cell>
          <table:table-cell table:style-name="Default" office:value-type="float" office:value="6245.778">
            <text:p>6245,77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61]=[.E361];&quot;X&quot;;&quot;&quot;)" office:value-type="string" office:string-value="X">
            <text:p>X</text:p>
          </table:table-cell>
          <table:table-cell table:formula="of:=[.I361]-[.I360]" office:value-type="float" office:value="17.9170000000004">
            <text:p>17,917</text:p>
          </table:table-cell>
          <table:table-cell table:formula="of:=[.F361]/[.M361]" office:value-type="float" office:value="72.2777250655787">
            <text:p>72,2777250656</text:p>
          </table:table-cell>
          <table:table-cell table:formula="of:=([.F361]-[.P361])/100*5/3.6" office:value-type="float" office:value="17.9166666666667">
            <text:p>17,9166666667</text:p>
          </table:table-cell>
          <table:table-cell table:formula="of:=HEX2DEC([.C361])" office:value-type="float" office:value="5">
            <text:p>5</text:p>
          </table:table-cell>
          <table:table-cell table:formula="of:=[.P36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d</text:p>
          </table:table-cell>
          <table:table-cell table:style-name="Default" office:value-type="string">
            <text:p>ed</text:p>
          </table:table-cell>
          <table:table-cell table:style-name="ce2" office:value-type="string">
            <text:p>04</text:p>
          </table:table-cell>
          <table:table-cell/>
          <table:table-cell table:formula="of:=HEX2DEC([.A362])" office:value-type="float" office:value="173">
            <text:p>173</text:p>
          </table:table-cell>
          <table:table-cell table:formula="of:=256*HEX2DEC([.C362])+HEX2DEC([.B362])" office:value-type="float" office:value="1261">
            <text:p>1261</text:p>
          </table:table-cell>
          <table:table-cell/>
          <table:table-cell table:style-name="Default" office:value-type="float" office:value="1800">
            <text:p>1800</text:p>
          </table:table-cell>
          <table:table-cell table:style-name="Default" office:value-type="float" office:value="6263.236">
            <text:p>6263,23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62]=[.E362];&quot;X&quot;;&quot;&quot;)" office:value-type="string" office:string-value="X">
            <text:p>X</text:p>
          </table:table-cell>
          <table:table-cell table:formula="of:=[.I362]-[.I361]" office:value-type="float" office:value="17.4579999999996">
            <text:p>17,458</text:p>
          </table:table-cell>
          <table:table-cell table:formula="of:=[.F362]/[.M362]" office:value-type="float" office:value="72.2304960476588">
            <text:p>72,2304960477</text:p>
          </table:table-cell>
          <table:table-cell table:formula="of:=([.F362]-[.P362])/100*5/3.6" office:value-type="float" office:value="17.4583333333333">
            <text:p>17,4583333333</text:p>
          </table:table-cell>
          <table:table-cell table:formula="of:=HEX2DEC([.C362])" office:value-type="float" office:value="4">
            <text:p>4</text:p>
          </table:table-cell>
          <table:table-cell table:formula="of:=[.P36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e9</text:p>
          </table:table-cell>
          <table:table-cell table:style-name="ce2" office:value-type="string">
            <text:p>04</text:p>
          </table:table-cell>
          <table:table-cell/>
          <table:table-cell table:formula="of:=HEX2DEC([.A363])" office:value-type="float" office:value="172">
            <text:p>172</text:p>
          </table:table-cell>
          <table:table-cell table:formula="of:=256*HEX2DEC([.C363])+HEX2DEC([.B363])" office:value-type="float" office:value="1257">
            <text:p>1257</text:p>
          </table:table-cell>
          <table:table-cell/>
          <table:table-cell table:style-name="Default" office:value-type="float" office:value="1805">
            <text:p>1805</text:p>
          </table:table-cell>
          <table:table-cell table:style-name="Default" office:value-type="float" office:value="6280.639">
            <text:p>6280,639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63]=[.E363];&quot;X&quot;;&quot;&quot;)" office:value-type="string" office:string-value="X">
            <text:p>X</text:p>
          </table:table-cell>
          <table:table-cell table:formula="of:=[.I363]-[.I362]" office:value-type="float" office:value="17.4030000000002">
            <text:p>17,403</text:p>
          </table:table-cell>
          <table:table-cell table:formula="of:=[.F363]/[.M363]" office:value-type="float" office:value="72.2289260472322">
            <text:p>72,2289260472</text:p>
          </table:table-cell>
          <table:table-cell table:formula="of:=([.F363]-[.P363])/100*5/3.6" office:value-type="float" office:value="17.4027777777778">
            <text:p>17,4027777778</text:p>
          </table:table-cell>
          <table:table-cell table:formula="of:=HEX2DEC([.C363])" office:value-type="float" office:value="4">
            <text:p>4</text:p>
          </table:table-cell>
          <table:table-cell table:formula="of:=[.P36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f1</text:p>
          </table:table-cell>
          <table:table-cell table:style-name="ce2" office:value-type="string">
            <text:p>04</text:p>
          </table:table-cell>
          <table:table-cell/>
          <table:table-cell table:formula="of:=HEX2DEC([.A364])" office:value-type="float" office:value="174">
            <text:p>174</text:p>
          </table:table-cell>
          <table:table-cell table:formula="of:=256*HEX2DEC([.C364])+HEX2DEC([.B364])" office:value-type="float" office:value="1265">
            <text:p>1265</text:p>
          </table:table-cell>
          <table:table-cell/>
          <table:table-cell table:style-name="Default" office:value-type="float" office:value="1810">
            <text:p>1810</text:p>
          </table:table-cell>
          <table:table-cell table:style-name="Default" office:value-type="float" office:value="6298.153">
            <text:p>6298,15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64]=[.E364];&quot;X&quot;;&quot;&quot;)" office:value-type="string" office:string-value="X">
            <text:p>X</text:p>
          </table:table-cell>
          <table:table-cell table:formula="of:=[.I364]-[.I363]" office:value-type="float" office:value="17.5140000000001">
            <text:p>17,514</text:p>
          </table:table-cell>
          <table:table-cell table:formula="of:=[.F364]/[.M364]" office:value-type="float" office:value="72.2279319401616">
            <text:p>72,2279319402</text:p>
          </table:table-cell>
          <table:table-cell table:formula="of:=([.F364]-[.P364])/100*5/3.6" office:value-type="float" office:value="17.5138888888889">
            <text:p>17,5138888889</text:p>
          </table:table-cell>
          <table:table-cell table:formula="of:=HEX2DEC([.C364])" office:value-type="float" office:value="4">
            <text:p>4</text:p>
          </table:table-cell>
          <table:table-cell table:formula="of:=[.P36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f4</text:p>
          </table:table-cell>
          <table:table-cell table:style-name="ce2" office:value-type="string">
            <text:p>04</text:p>
          </table:table-cell>
          <table:table-cell/>
          <table:table-cell table:formula="of:=HEX2DEC([.A365])" office:value-type="float" office:value="175">
            <text:p>175</text:p>
          </table:table-cell>
          <table:table-cell table:formula="of:=256*HEX2DEC([.C365])+HEX2DEC([.B365])" office:value-type="float" office:value="1268">
            <text:p>1268</text:p>
          </table:table-cell>
          <table:table-cell/>
          <table:table-cell table:style-name="Default" office:value-type="float" office:value="1815">
            <text:p>1815</text:p>
          </table:table-cell>
          <table:table-cell table:style-name="Default" office:value-type="float" office:value="6315.708">
            <text:p>6315,70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365]=[.E365];&quot;X&quot;;&quot;&quot;)" office:value-type="string" office:string-value="X">
            <text:p>X</text:p>
          </table:table-cell>
          <table:table-cell table:formula="of:=[.I365]-[.I364]" office:value-type="float" office:value="17.5549999999994">
            <text:p>17,555</text:p>
          </table:table-cell>
          <table:table-cell table:formula="of:=[.F365]/[.M365]" office:value-type="float" office:value="72.2301338649983">
            <text:p>72,230133865</text:p>
          </table:table-cell>
          <table:table-cell table:formula="of:=([.F365]-[.P365])/100*5/3.6" office:value-type="float" office:value="17.5555555555556">
            <text:p>17,5555555556</text:p>
          </table:table-cell>
          <table:table-cell table:formula="of:=HEX2DEC([.C365])" office:value-type="float" office:value="4">
            <text:p>4</text:p>
          </table:table-cell>
          <table:table-cell table:formula="of:=[.P36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ef</text:p>
          </table:table-cell>
          <table:table-cell table:style-name="ce2" office:value-type="string">
            <text:p>04</text:p>
          </table:table-cell>
          <table:table-cell/>
          <table:table-cell table:formula="of:=HEX2DEC([.A366])" office:value-type="float" office:value="176">
            <text:p>176</text:p>
          </table:table-cell>
          <table:table-cell table:formula="of:=256*HEX2DEC([.C366])+HEX2DEC([.B366])" office:value-type="float" office:value="1263">
            <text:p>1263</text:p>
          </table:table-cell>
          <table:table-cell/>
          <table:table-cell table:style-name="Default" office:value-type="float" office:value="1820">
            <text:p>1820</text:p>
          </table:table-cell>
          <table:table-cell table:style-name="Default" office:value-type="float" office:value="6333.195">
            <text:p>6333,195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66]=[.E366];&quot;X&quot;;&quot;&quot;)" office:value-type="string" office:string-value="X">
            <text:p>X</text:p>
          </table:table-cell>
          <table:table-cell table:formula="of:=[.I366]-[.I365]" office:value-type="float" office:value="17.4870000000001">
            <text:p>17,487</text:p>
          </table:table-cell>
          <table:table-cell table:formula="of:=[.F366]/[.M366]" office:value-type="float" office:value="72.2250814891059">
            <text:p>72,2250814891</text:p>
          </table:table-cell>
          <table:table-cell table:formula="of:=([.F366]-[.P366])/100*5/3.6" office:value-type="float" office:value="17.4861111111111">
            <text:p>17,4861111111</text:p>
          </table:table-cell>
          <table:table-cell table:formula="of:=HEX2DEC([.C366])" office:value-type="float" office:value="4">
            <text:p>4</text:p>
          </table:table-cell>
          <table:table-cell table:formula="of:=[.P36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b</text:p>
          </table:table-cell>
          <table:table-cell table:style-name="ce2" office:value-type="string">
            <text:p>04</text:p>
          </table:table-cell>
          <table:table-cell/>
          <table:table-cell table:formula="of:=HEX2DEC([.A367])" office:value-type="float" office:value="175">
            <text:p>175</text:p>
          </table:table-cell>
          <table:table-cell table:formula="of:=256*HEX2DEC([.C367])+HEX2DEC([.B367])" office:value-type="float" office:value="1243">
            <text:p>1243</text:p>
          </table:table-cell>
          <table:table-cell/>
          <table:table-cell table:style-name="Default" office:value-type="float" office:value="1825">
            <text:p>1825</text:p>
          </table:table-cell>
          <table:table-cell table:style-name="Default" office:value-type="float" office:value="6350.403">
            <text:p>6350,403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367]=[.E367];&quot;X&quot;;&quot;&quot;)" office:value-type="string" office:string-value="X">
            <text:p>X</text:p>
          </table:table-cell>
          <table:table-cell table:formula="of:=[.I367]-[.I366]" office:value-type="float" office:value="17.2080000000005">
            <text:p>17,208</text:p>
          </table:table-cell>
          <table:table-cell table:formula="of:=[.F367]/[.M367]" office:value-type="float" office:value="72.2338447233822">
            <text:p>72,2338447234</text:p>
          </table:table-cell>
          <table:table-cell table:formula="of:=([.F367]-[.P367])/100*5/3.6" office:value-type="float" office:value="17.2083333333333">
            <text:p>17,2083333333</text:p>
          </table:table-cell>
          <table:table-cell table:formula="of:=HEX2DEC([.C367])" office:value-type="float" office:value="4">
            <text:p>4</text:p>
          </table:table-cell>
          <table:table-cell table:formula="of:=[.P36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ce</text:p>
          </table:table-cell>
          <table:table-cell table:style-name="ce2" office:value-type="string">
            <text:p>04</text:p>
          </table:table-cell>
          <table:table-cell/>
          <table:table-cell table:formula="of:=HEX2DEC([.A368])" office:value-type="float" office:value="175">
            <text:p>175</text:p>
          </table:table-cell>
          <table:table-cell table:formula="of:=256*HEX2DEC([.C368])+HEX2DEC([.B368])" office:value-type="float" office:value="1230">
            <text:p>1230</text:p>
          </table:table-cell>
          <table:table-cell/>
          <table:table-cell table:style-name="Default" office:value-type="float" office:value="1830">
            <text:p>1830</text:p>
          </table:table-cell>
          <table:table-cell table:style-name="Default" office:value-type="float" office:value="6367.431">
            <text:p>6367,431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368]=[.E368];&quot;X&quot;;&quot;&quot;)" office:value-type="string" office:string-value="X">
            <text:p>X</text:p>
          </table:table-cell>
          <table:table-cell table:formula="of:=[.I368]-[.I367]" office:value-type="float" office:value="17.0279999999993">
            <text:p>17,028</text:p>
          </table:table-cell>
          <table:table-cell table:formula="of:=[.F368]/[.M368]" office:value-type="float" office:value="72.2339675828076">
            <text:p>72,2339675828</text:p>
          </table:table-cell>
          <table:table-cell table:formula="of:=([.F368]-[.P368])/100*5/3.6" office:value-type="float" office:value="17.0277777777778">
            <text:p>17,0277777778</text:p>
          </table:table-cell>
          <table:table-cell table:formula="of:=HEX2DEC([.C368])" office:value-type="float" office:value="4">
            <text:p>4</text:p>
          </table:table-cell>
          <table:table-cell table:formula="of:=[.P36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9</text:p>
          </table:table-cell>
          <table:table-cell table:style-name="ce2" office:value-type="string">
            <text:p>04</text:p>
          </table:table-cell>
          <table:table-cell/>
          <table:table-cell table:formula="of:=HEX2DEC([.A369])" office:value-type="float" office:value="174">
            <text:p>174</text:p>
          </table:table-cell>
          <table:table-cell table:formula="of:=256*HEX2DEC([.C369])+HEX2DEC([.B369])" office:value-type="float" office:value="1225">
            <text:p>1225</text:p>
          </table:table-cell>
          <table:table-cell/>
          <table:table-cell table:style-name="Default" office:value-type="float" office:value="1835">
            <text:p>1835</text:p>
          </table:table-cell>
          <table:table-cell table:style-name="Default" office:value-type="float" office:value="6384.39">
            <text:p>6384,3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69]=[.E369];&quot;X&quot;;&quot;&quot;)" office:value-type="string" office:string-value="X">
            <text:p>X</text:p>
          </table:table-cell>
          <table:table-cell table:formula="of:=[.I369]-[.I368]" office:value-type="float" office:value="16.9590000000007">
            <text:p>16,959</text:p>
          </table:table-cell>
          <table:table-cell table:formula="of:=[.F369]/[.M369]" office:value-type="float" office:value="72.2330326080516">
            <text:p>72,2330326081</text:p>
          </table:table-cell>
          <table:table-cell table:formula="of:=([.F369]-[.P369])/100*5/3.6" office:value-type="float" office:value="16.9583333333333">
            <text:p>16,9583333333</text:p>
          </table:table-cell>
          <table:table-cell table:formula="of:=HEX2DEC([.C369])" office:value-type="float" office:value="4">
            <text:p>4</text:p>
          </table:table-cell>
          <table:table-cell table:formula="of:=[.P36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370])" office:value-type="float" office:value="173">
            <text:p>173</text:p>
          </table:table-cell>
          <table:table-cell table:formula="of:=256*HEX2DEC([.C370])+HEX2DEC([.B370])" office:value-type="float" office:value="1222">
            <text:p>1222</text:p>
          </table:table-cell>
          <table:table-cell/>
          <table:table-cell table:style-name="Default" office:value-type="float" office:value="1840">
            <text:p>1840</text:p>
          </table:table-cell>
          <table:table-cell table:style-name="Default" office:value-type="float" office:value="6401.306">
            <text:p>6401,30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70]=[.E370];&quot;X&quot;;&quot;&quot;)" office:value-type="string" office:string-value="X">
            <text:p>X</text:p>
          </table:table-cell>
          <table:table-cell table:formula="of:=[.I370]-[.I369]" office:value-type="float" office:value="16.9159999999993">
            <text:p>16,916</text:p>
          </table:table-cell>
          <table:table-cell table:formula="of:=[.F370]/[.M370]" office:value-type="float" office:value="72.2393000709419">
            <text:p>72,2393000709</text:p>
          </table:table-cell>
          <table:table-cell table:formula="of:=([.F370]-[.P370])/100*5/3.6" office:value-type="float" office:value="16.9166666666667">
            <text:p>16,9166666667</text:p>
          </table:table-cell>
          <table:table-cell table:formula="of:=HEX2DEC([.C370])" office:value-type="float" office:value="4">
            <text:p>4</text:p>
          </table:table-cell>
          <table:table-cell table:formula="of:=[.P37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8</text:p>
          </table:table-cell>
          <table:table-cell table:style-name="ce2" office:value-type="string">
            <text:p>04</text:p>
          </table:table-cell>
          <table:table-cell/>
          <table:table-cell table:formula="of:=HEX2DEC([.A371])" office:value-type="float" office:value="172">
            <text:p>172</text:p>
          </table:table-cell>
          <table:table-cell table:formula="of:=256*HEX2DEC([.C371])+HEX2DEC([.B371])" office:value-type="float" office:value="1224">
            <text:p>1224</text:p>
          </table:table-cell>
          <table:table-cell/>
          <table:table-cell table:style-name="Default" office:value-type="float" office:value="1845">
            <text:p>1845</text:p>
          </table:table-cell>
          <table:table-cell table:style-name="Default" office:value-type="float" office:value="6418.25">
            <text:p>6418,25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71]=[.E371];&quot;X&quot;;&quot;&quot;)" office:value-type="string" office:string-value="X">
            <text:p>X</text:p>
          </table:table-cell>
          <table:table-cell table:formula="of:=[.I371]-[.I370]" office:value-type="float" office:value="16.9440000000004">
            <text:p>16,944</text:p>
          </table:table-cell>
          <table:table-cell table:formula="of:=[.F371]/[.M371]" office:value-type="float" office:value="72.2379603399416">
            <text:p>72,2379603399</text:p>
          </table:table-cell>
          <table:table-cell table:formula="of:=([.F371]-[.P371])/100*5/3.6" office:value-type="float" office:value="16.9444444444444">
            <text:p>16,9444444444</text:p>
          </table:table-cell>
          <table:table-cell table:formula="of:=HEX2DEC([.C371])" office:value-type="float" office:value="4">
            <text:p>4</text:p>
          </table:table-cell>
          <table:table-cell table:formula="of:=[.P37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3</text:p>
          </table:table-cell>
          <table:table-cell table:style-name="ce2" office:value-type="string">
            <text:p>04</text:p>
          </table:table-cell>
          <table:table-cell/>
          <table:table-cell table:formula="of:=HEX2DEC([.A372])" office:value-type="float" office:value="172">
            <text:p>172</text:p>
          </table:table-cell>
          <table:table-cell table:formula="of:=256*HEX2DEC([.C372])+HEX2DEC([.B372])" office:value-type="float" office:value="1235">
            <text:p>1235</text:p>
          </table:table-cell>
          <table:table-cell/>
          <table:table-cell table:style-name="Default" office:value-type="float" office:value="1850">
            <text:p>1850</text:p>
          </table:table-cell>
          <table:table-cell table:style-name="Default" office:value-type="float" office:value="6435.348">
            <text:p>6435,348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72]=[.E372];&quot;X&quot;;&quot;&quot;)" office:value-type="string" office:string-value="X">
            <text:p>X</text:p>
          </table:table-cell>
          <table:table-cell table:formula="of:=[.I372]-[.I371]" office:value-type="float" office:value="17.098">
            <text:p>17,098</text:p>
          </table:table-cell>
          <table:table-cell table:formula="of:=[.F372]/[.M372]" office:value-type="float" office:value="72.230670253831">
            <text:p>72,2306702538</text:p>
          </table:table-cell>
          <table:table-cell table:formula="of:=([.F372]-[.P372])/100*5/3.6" office:value-type="float" office:value="17.0972222222222">
            <text:p>17,0972222222</text:p>
          </table:table-cell>
          <table:table-cell table:formula="of:=HEX2DEC([.C372])" office:value-type="float" office:value="4">
            <text:p>4</text:p>
          </table:table-cell>
          <table:table-cell table:formula="of:=[.P37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e</text:p>
          </table:table-cell>
          <table:table-cell table:style-name="ce2" office:value-type="string">
            <text:p>04</text:p>
          </table:table-cell>
          <table:table-cell/>
          <table:table-cell table:formula="of:=HEX2DEC([.A373])" office:value-type="float" office:value="172">
            <text:p>172</text:p>
          </table:table-cell>
          <table:table-cell table:formula="of:=256*HEX2DEC([.C373])+HEX2DEC([.B373])" office:value-type="float" office:value="1246">
            <text:p>1246</text:p>
          </table:table-cell>
          <table:table-cell/>
          <table:table-cell table:style-name="Default" office:value-type="float" office:value="1855">
            <text:p>1855</text:p>
          </table:table-cell>
          <table:table-cell table:style-name="Default" office:value-type="float" office:value="6452.598">
            <text:p>6452,598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73]=[.E373];&quot;X&quot;;&quot;&quot;)" office:value-type="string" office:string-value="X">
            <text:p>X</text:p>
          </table:table-cell>
          <table:table-cell table:formula="of:=[.I373]-[.I372]" office:value-type="float" office:value="17.25">
            <text:p>17,25</text:p>
          </table:table-cell>
          <table:table-cell table:formula="of:=[.F373]/[.M373]" office:value-type="float" office:value="72.231884057971">
            <text:p>72,231884058</text:p>
          </table:table-cell>
          <table:table-cell table:formula="of:=([.F373]-[.P373])/100*5/3.6" office:value-type="float" office:value="17.25">
            <text:p>17,25</text:p>
          </table:table-cell>
          <table:table-cell table:formula="of:=HEX2DEC([.C373])" office:value-type="float" office:value="4">
            <text:p>4</text:p>
          </table:table-cell>
          <table:table-cell table:formula="of:=[.P37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f2</text:p>
          </table:table-cell>
          <table:table-cell table:style-name="ce2" office:value-type="string">
            <text:p>04</text:p>
          </table:table-cell>
          <table:table-cell/>
          <table:table-cell table:formula="of:=HEX2DEC([.A374])" office:value-type="float" office:value="173">
            <text:p>173</text:p>
          </table:table-cell>
          <table:table-cell table:formula="of:=256*HEX2DEC([.C374])+HEX2DEC([.B374])" office:value-type="float" office:value="1266">
            <text:p>1266</text:p>
          </table:table-cell>
          <table:table-cell/>
          <table:table-cell table:style-name="Default" office:value-type="float" office:value="1860">
            <text:p>1860</text:p>
          </table:table-cell>
          <table:table-cell table:style-name="Default" office:value-type="float" office:value="6470.125">
            <text:p>6470,125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74]=[.E374];&quot;X&quot;;&quot;&quot;)" office:value-type="string" office:string-value="X">
            <text:p>X</text:p>
          </table:table-cell>
          <table:table-cell table:formula="of:=[.I374]-[.I373]" office:value-type="float" office:value="17.527">
            <text:p>17,527</text:p>
          </table:table-cell>
          <table:table-cell table:formula="of:=[.F374]/[.M374]" office:value-type="float" office:value="72.2314143892279">
            <text:p>72,2314143892</text:p>
          </table:table-cell>
          <table:table-cell table:formula="of:=([.F374]-[.P374])/100*5/3.6" office:value-type="float" office:value="17.5277777777778">
            <text:p>17,5277777778</text:p>
          </table:table-cell>
          <table:table-cell table:formula="of:=HEX2DEC([.C374])" office:value-type="float" office:value="4">
            <text:p>4</text:p>
          </table:table-cell>
          <table:table-cell table:formula="of:=[.P37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0b</text:p>
          </table:table-cell>
          <table:table-cell table:style-name="ce2" office:value-type="string">
            <text:p>05</text:p>
          </table:table-cell>
          <table:table-cell/>
          <table:table-cell table:formula="of:=HEX2DEC([.A375])" office:value-type="float" office:value="171">
            <text:p>171</text:p>
          </table:table-cell>
          <table:table-cell table:formula="of:=256*HEX2DEC([.C375])+HEX2DEC([.B375])" office:value-type="float" office:value="1291">
            <text:p>1291</text:p>
          </table:table-cell>
          <table:table-cell/>
          <table:table-cell table:style-name="Default" office:value-type="float" office:value="1865">
            <text:p>1865</text:p>
          </table:table-cell>
          <table:table-cell table:style-name="Default" office:value-type="float" office:value="6487.987">
            <text:p>6487,987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375]=[.E375];&quot;X&quot;;&quot;&quot;)" office:value-type="string" office:string-value="X">
            <text:p>X</text:p>
          </table:table-cell>
          <table:table-cell table:formula="of:=[.I375]-[.I374]" office:value-type="float" office:value="17.8620000000001">
            <text:p>17,862</text:p>
          </table:table-cell>
          <table:table-cell table:formula="of:=[.F375]/[.M375]" office:value-type="float" office:value="72.2763408352925">
            <text:p>72,2763408353</text:p>
          </table:table-cell>
          <table:table-cell table:formula="of:=([.F375]-[.P375])/100*5/3.6" office:value-type="float" office:value="17.8611111111111">
            <text:p>17,8611111111</text:p>
          </table:table-cell>
          <table:table-cell table:formula="of:=HEX2DEC([.C375])" office:value-type="float" office:value="5">
            <text:p>5</text:p>
          </table:table-cell>
          <table:table-cell table:formula="of:=[.P37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05</text:p>
          </table:table-cell>
          <table:table-cell/>
          <table:table-cell table:formula="of:=HEX2DEC([.A376])" office:value-type="float" office:value="174">
            <text:p>174</text:p>
          </table:table-cell>
          <table:table-cell table:formula="of:=256*HEX2DEC([.C376])+HEX2DEC([.B376])" office:value-type="float" office:value="1281">
            <text:p>1281</text:p>
          </table:table-cell>
          <table:table-cell/>
          <table:table-cell table:style-name="Default" office:value-type="float" office:value="1870">
            <text:p>1870</text:p>
          </table:table-cell>
          <table:table-cell table:style-name="Default" office:value-type="float" office:value="6505.709">
            <text:p>6505,70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76]=[.E376];&quot;X&quot;;&quot;&quot;)" office:value-type="string" office:string-value="X">
            <text:p>X</text:p>
          </table:table-cell>
          <table:table-cell table:formula="of:=[.I376]-[.I375]" office:value-type="float" office:value="17.7219999999998">
            <text:p>17,722</text:p>
          </table:table-cell>
          <table:table-cell table:formula="of:=[.F376]/[.M376]" office:value-type="float" office:value="72.2830380318259">
            <text:p>72,2830380318</text:p>
          </table:table-cell>
          <table:table-cell table:formula="of:=([.F376]-[.P376])/100*5/3.6" office:value-type="float" office:value="17.7222222222222">
            <text:p>17,7222222222</text:p>
          </table:table-cell>
          <table:table-cell table:formula="of:=HEX2DEC([.C376])" office:value-type="float" office:value="5">
            <text:p>5</text:p>
          </table:table-cell>
          <table:table-cell table:formula="of:=[.P37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f3</text:p>
          </table:table-cell>
          <table:table-cell table:style-name="ce2" office:value-type="string">
            <text:p>04</text:p>
          </table:table-cell>
          <table:table-cell/>
          <table:table-cell table:formula="of:=HEX2DEC([.A377])" office:value-type="float" office:value="176">
            <text:p>176</text:p>
          </table:table-cell>
          <table:table-cell table:formula="of:=256*HEX2DEC([.C377])+HEX2DEC([.B377])" office:value-type="float" office:value="1267">
            <text:p>1267</text:p>
          </table:table-cell>
          <table:table-cell/>
          <table:table-cell table:style-name="Default" office:value-type="float" office:value="1875">
            <text:p>1875</text:p>
          </table:table-cell>
          <table:table-cell table:style-name="Default" office:value-type="float" office:value="6523.25">
            <text:p>6523,25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77]=[.E377];&quot;X&quot;;&quot;&quot;)" office:value-type="string" office:string-value="X">
            <text:p>X</text:p>
          </table:table-cell>
          <table:table-cell table:formula="of:=[.I377]-[.I376]" office:value-type="float" office:value="17.5410000000002">
            <text:p>17,541</text:p>
          </table:table-cell>
          <table:table-cell table:formula="of:=[.F377]/[.M377]" office:value-type="float" office:value="72.2307736160987">
            <text:p>72,2307736161</text:p>
          </table:table-cell>
          <table:table-cell table:formula="of:=([.F377]-[.P377])/100*5/3.6" office:value-type="float" office:value="17.5416666666667">
            <text:p>17,5416666667</text:p>
          </table:table-cell>
          <table:table-cell table:formula="of:=HEX2DEC([.C377])" office:value-type="float" office:value="4">
            <text:p>4</text:p>
          </table:table-cell>
          <table:table-cell table:formula="of:=[.P37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f</text:p>
          </table:table-cell>
          <table:table-cell table:style-name="ce2" office:value-type="string">
            <text:p>04</text:p>
          </table:table-cell>
          <table:table-cell/>
          <table:table-cell table:formula="of:=HEX2DEC([.A378])" office:value-type="float" office:value="174">
            <text:p>174</text:p>
          </table:table-cell>
          <table:table-cell table:formula="of:=256*HEX2DEC([.C378])+HEX2DEC([.B378])" office:value-type="float" office:value="1263">
            <text:p>1263</text:p>
          </table:table-cell>
          <table:table-cell/>
          <table:table-cell table:style-name="Default" office:value-type="float" office:value="1880">
            <text:p>1880</text:p>
          </table:table-cell>
          <table:table-cell table:style-name="Default" office:value-type="float" office:value="6540.737">
            <text:p>6540,73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78]=[.E378];&quot;X&quot;;&quot;&quot;)" office:value-type="string" office:string-value="X">
            <text:p>X</text:p>
          </table:table-cell>
          <table:table-cell table:formula="of:=[.I378]-[.I377]" office:value-type="float" office:value="17.4870000000001">
            <text:p>17,487</text:p>
          </table:table-cell>
          <table:table-cell table:formula="of:=[.F378]/[.M378]" office:value-type="float" office:value="72.2250814891059">
            <text:p>72,2250814891</text:p>
          </table:table-cell>
          <table:table-cell table:formula="of:=([.F378]-[.P378])/100*5/3.6" office:value-type="float" office:value="17.4861111111111">
            <text:p>17,4861111111</text:p>
          </table:table-cell>
          <table:table-cell table:formula="of:=HEX2DEC([.C378])" office:value-type="float" office:value="4">
            <text:p>4</text:p>
          </table:table-cell>
          <table:table-cell table:formula="of:=[.P37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6</text:p>
          </table:table-cell>
          <table:table-cell table:style-name="ce2" office:value-type="string">
            <text:p>04</text:p>
          </table:table-cell>
          <table:table-cell/>
          <table:table-cell table:formula="of:=HEX2DEC([.A379])" office:value-type="float" office:value="174">
            <text:p>174</text:p>
          </table:table-cell>
          <table:table-cell table:formula="of:=256*HEX2DEC([.C379])+HEX2DEC([.B379])" office:value-type="float" office:value="1254">
            <text:p>1254</text:p>
          </table:table-cell>
          <table:table-cell/>
          <table:table-cell table:style-name="Default" office:value-type="float" office:value="1885">
            <text:p>1885</text:p>
          </table:table-cell>
          <table:table-cell table:style-name="Default" office:value-type="float" office:value="6558.098">
            <text:p>6558,0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79]=[.E379];&quot;X&quot;;&quot;&quot;)" office:value-type="string" office:string-value="X">
            <text:p>X</text:p>
          </table:table-cell>
          <table:table-cell table:formula="of:=[.I379]-[.I378]" office:value-type="float" office:value="17.3609999999999">
            <text:p>17,361</text:p>
          </table:table-cell>
          <table:table-cell table:formula="of:=[.F379]/[.M379]" office:value-type="float" office:value="72.2308622775191">
            <text:p>72,2308622775</text:p>
          </table:table-cell>
          <table:table-cell table:formula="of:=([.F379]-[.P379])/100*5/3.6" office:value-type="float" office:value="17.3611111111111">
            <text:p>17,3611111111</text:p>
          </table:table-cell>
          <table:table-cell table:formula="of:=HEX2DEC([.C379])" office:value-type="float" office:value="4">
            <text:p>4</text:p>
          </table:table-cell>
          <table:table-cell table:formula="of:=[.P37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380])" office:value-type="float" office:value="174">
            <text:p>174</text:p>
          </table:table-cell>
          <table:table-cell table:formula="of:=256*HEX2DEC([.C380])+HEX2DEC([.B380])" office:value-type="float" office:value="1240">
            <text:p>1240</text:p>
          </table:table-cell>
          <table:table-cell/>
          <table:table-cell table:style-name="Default" office:value-type="float" office:value="1890">
            <text:p>1890</text:p>
          </table:table-cell>
          <table:table-cell table:style-name="Default" office:value-type="float" office:value="6575.265">
            <text:p>6575,26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80]=[.E380];&quot;X&quot;;&quot;&quot;)" office:value-type="string" office:string-value="X">
            <text:p>X</text:p>
          </table:table-cell>
          <table:table-cell table:formula="of:=[.I380]-[.I379]" office:value-type="float" office:value="17.1670000000004">
            <text:p>17,167</text:p>
          </table:table-cell>
          <table:table-cell table:formula="of:=[.F380]/[.M380]" office:value-type="float" office:value="72.2316071532576">
            <text:p>72,2316071533</text:p>
          </table:table-cell>
          <table:table-cell table:formula="of:=([.F380]-[.P380])/100*5/3.6" office:value-type="float" office:value="17.1666666666667">
            <text:p>17,1666666667</text:p>
          </table:table-cell>
          <table:table-cell table:formula="of:=HEX2DEC([.C380])" office:value-type="float" office:value="4">
            <text:p>4</text:p>
          </table:table-cell>
          <table:table-cell table:formula="of:=[.P38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381])" office:value-type="float" office:value="174">
            <text:p>174</text:p>
          </table:table-cell>
          <table:table-cell table:formula="of:=256*HEX2DEC([.C381])+HEX2DEC([.B381])" office:value-type="float" office:value="1216">
            <text:p>1216</text:p>
          </table:table-cell>
          <table:table-cell/>
          <table:table-cell table:style-name="Default" office:value-type="float" office:value="1895">
            <text:p>1895</text:p>
          </table:table-cell>
          <table:table-cell table:style-name="Default" office:value-type="float" office:value="6592.098">
            <text:p>6592,0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81]=[.E381];&quot;X&quot;;&quot;&quot;)" office:value-type="string" office:string-value="X">
            <text:p>X</text:p>
          </table:table-cell>
          <table:table-cell table:formula="of:=[.I381]-[.I380]" office:value-type="float" office:value="16.8329999999996">
            <text:p>16,833</text:p>
          </table:table-cell>
          <table:table-cell table:formula="of:=[.F381]/[.M381]" office:value-type="float" office:value="72.2390542386994">
            <text:p>72,2390542387</text:p>
          </table:table-cell>
          <table:table-cell table:formula="of:=([.F381]-[.P381])/100*5/3.6" office:value-type="float" office:value="16.8333333333333">
            <text:p>16,8333333333</text:p>
          </table:table-cell>
          <table:table-cell table:formula="of:=HEX2DEC([.C381])" office:value-type="float" office:value="4">
            <text:p>4</text:p>
          </table:table-cell>
          <table:table-cell table:formula="of:=[.P38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d</text:p>
          </table:table-cell>
          <table:table-cell table:style-name="Default" office:value-type="string">
            <text:p>bb</text:p>
          </table:table-cell>
          <table:table-cell table:style-name="ce2" office:value-type="string">
            <text:p>04</text:p>
          </table:table-cell>
          <table:table-cell/>
          <table:table-cell table:formula="of:=HEX2DEC([.A382])" office:value-type="float" office:value="173">
            <text:p>173</text:p>
          </table:table-cell>
          <table:table-cell table:formula="of:=256*HEX2DEC([.C382])+HEX2DEC([.B382])" office:value-type="float" office:value="1211">
            <text:p>1211</text:p>
          </table:table-cell>
          <table:table-cell/>
          <table:table-cell table:style-name="Default" office:value-type="float" office:value="1900">
            <text:p>1900</text:p>
          </table:table-cell>
          <table:table-cell table:style-name="Default" office:value-type="float" office:value="6608.862">
            <text:p>6608,862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82]=[.E382];&quot;X&quot;;&quot;&quot;)" office:value-type="string" office:string-value="X">
            <text:p>X</text:p>
          </table:table-cell>
          <table:table-cell table:formula="of:=[.I382]-[.I381]" office:value-type="float" office:value="16.7640000000001">
            <text:p>16,764</text:p>
          </table:table-cell>
          <table:table-cell table:formula="of:=[.F382]/[.M382]" office:value-type="float" office:value="72.238129324743">
            <text:p>72,2381293247</text:p>
          </table:table-cell>
          <table:table-cell table:formula="of:=([.F382]-[.P382])/100*5/3.6" office:value-type="float" office:value="16.7638888888889">
            <text:p>16,7638888889</text:p>
          </table:table-cell>
          <table:table-cell table:formula="of:=HEX2DEC([.C382])" office:value-type="float" office:value="4">
            <text:p>4</text:p>
          </table:table-cell>
          <table:table-cell table:formula="of:=[.P38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383])" office:value-type="float" office:value="172">
            <text:p>172</text:p>
          </table:table-cell>
          <table:table-cell table:formula="of:=256*HEX2DEC([.C383])+HEX2DEC([.B383])" office:value-type="float" office:value="1239">
            <text:p>1239</text:p>
          </table:table-cell>
          <table:table-cell/>
          <table:table-cell table:style-name="Default" office:value-type="float" office:value="1905">
            <text:p>1905</text:p>
          </table:table-cell>
          <table:table-cell table:style-name="Default" office:value-type="float" office:value="6626.015">
            <text:p>6626,015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83]=[.E383];&quot;X&quot;;&quot;&quot;)" office:value-type="string" office:string-value="X">
            <text:p>X</text:p>
          </table:table-cell>
          <table:table-cell table:formula="of:=[.I383]-[.I382]" office:value-type="float" office:value="17.1530000000002">
            <text:p>17,153</text:p>
          </table:table-cell>
          <table:table-cell table:formula="of:=[.F383]/[.M383]" office:value-type="float" office:value="72.2322625779737">
            <text:p>72,232262578</text:p>
          </table:table-cell>
          <table:table-cell table:formula="of:=([.F383]-[.P383])/100*5/3.6" office:value-type="float" office:value="17.1527777777778">
            <text:p>17,1527777778</text:p>
          </table:table-cell>
          <table:table-cell table:formula="of:=HEX2DEC([.C383])" office:value-type="float" office:value="4">
            <text:p>4</text:p>
          </table:table-cell>
          <table:table-cell table:formula="of:=[.P38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d</text:p>
          </table:table-cell>
          <table:table-cell table:style-name="Default" office:value-type="string">
            <text:p>da</text:p>
          </table:table-cell>
          <table:table-cell table:style-name="ce2" office:value-type="string">
            <text:p>04</text:p>
          </table:table-cell>
          <table:table-cell/>
          <table:table-cell table:formula="of:=HEX2DEC([.A384])" office:value-type="float" office:value="173">
            <text:p>173</text:p>
          </table:table-cell>
          <table:table-cell table:formula="of:=256*HEX2DEC([.C384])+HEX2DEC([.B384])" office:value-type="float" office:value="1242">
            <text:p>1242</text:p>
          </table:table-cell>
          <table:table-cell/>
          <table:table-cell table:style-name="Default" office:value-type="float" office:value="1910">
            <text:p>1910</text:p>
          </table:table-cell>
          <table:table-cell table:style-name="Default" office:value-type="float" office:value="6643.209">
            <text:p>6643,209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84]=[.E384];&quot;X&quot;;&quot;&quot;)" office:value-type="string" office:string-value="X">
            <text:p>X</text:p>
          </table:table-cell>
          <table:table-cell table:formula="of:=[.I384]-[.I383]" office:value-type="float" office:value="17.1939999999995">
            <text:p>17,194</text:p>
          </table:table-cell>
          <table:table-cell table:formula="of:=[.F384]/[.M384]" office:value-type="float" office:value="72.2345004071209">
            <text:p>72,2345004071</text:p>
          </table:table-cell>
          <table:table-cell table:formula="of:=([.F384]-[.P384])/100*5/3.6" office:value-type="float" office:value="17.1944444444444">
            <text:p>17,1944444444</text:p>
          </table:table-cell>
          <table:table-cell table:formula="of:=HEX2DEC([.C384])" office:value-type="float" office:value="4">
            <text:p>4</text:p>
          </table:table-cell>
          <table:table-cell table:formula="of:=[.P38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f</text:p>
          </table:table-cell>
          <table:table-cell table:style-name="ce2" office:value-type="string">
            <text:p>04</text:p>
          </table:table-cell>
          <table:table-cell/>
          <table:table-cell table:formula="of:=HEX2DEC([.A385])" office:value-type="float" office:value="172">
            <text:p>172</text:p>
          </table:table-cell>
          <table:table-cell table:formula="of:=256*HEX2DEC([.C385])+HEX2DEC([.B385])" office:value-type="float" office:value="1231">
            <text:p>1231</text:p>
          </table:table-cell>
          <table:table-cell/>
          <table:table-cell table:style-name="Default" office:value-type="float" office:value="1915">
            <text:p>1915</text:p>
          </table:table-cell>
          <table:table-cell table:style-name="Default" office:value-type="float" office:value="6660.25">
            <text:p>6660,25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85]=[.E385];&quot;X&quot;;&quot;&quot;)" office:value-type="string" office:string-value="X">
            <text:p>X</text:p>
          </table:table-cell>
          <table:table-cell table:formula="of:=[.I385]-[.I384]" office:value-type="float" office:value="17.0410000000002">
            <text:p>17,041</text:p>
          </table:table-cell>
          <table:table-cell table:formula="of:=[.F385]/[.M385]" office:value-type="float" office:value="72.237544745026">
            <text:p>72,237544745</text:p>
          </table:table-cell>
          <table:table-cell table:formula="of:=([.F385]-[.P385])/100*5/3.6" office:value-type="float" office:value="17.0416666666667">
            <text:p>17,0416666667</text:p>
          </table:table-cell>
          <table:table-cell table:formula="of:=HEX2DEC([.C385])" office:value-type="float" office:value="4">
            <text:p>4</text:p>
          </table:table-cell>
          <table:table-cell table:formula="of:=[.P38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386])" office:value-type="float" office:value="171">
            <text:p>171</text:p>
          </table:table-cell>
          <table:table-cell table:formula="of:=256*HEX2DEC([.C386])+HEX2DEC([.B386])" office:value-type="float" office:value="1232">
            <text:p>1232</text:p>
          </table:table-cell>
          <table:table-cell/>
          <table:table-cell table:style-name="Default" office:value-type="float" office:value="1920">
            <text:p>1920</text:p>
          </table:table-cell>
          <table:table-cell table:style-name="Default" office:value-type="float" office:value="6677.306">
            <text:p>6677,306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386]=[.E386];&quot;X&quot;;&quot;&quot;)" office:value-type="string" office:string-value="X">
            <text:p>X</text:p>
          </table:table-cell>
          <table:table-cell table:formula="of:=[.I386]-[.I385]" office:value-type="float" office:value="17.0559999999996">
            <text:p>17,056</text:p>
          </table:table-cell>
          <table:table-cell table:formula="of:=[.F386]/[.M386]" office:value-type="float" office:value="72.2326454033789">
            <text:p>72,2326454034</text:p>
          </table:table-cell>
          <table:table-cell table:formula="of:=([.F386]-[.P386])/100*5/3.6" office:value-type="float" office:value="17.0555555555556">
            <text:p>17,0555555556</text:p>
          </table:table-cell>
          <table:table-cell table:formula="of:=HEX2DEC([.C386])" office:value-type="float" office:value="4">
            <text:p>4</text:p>
          </table:table-cell>
          <table:table-cell table:formula="of:=[.P38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387])" office:value-type="float" office:value="170">
            <text:p>170</text:p>
          </table:table-cell>
          <table:table-cell table:formula="of:=256*HEX2DEC([.C387])+HEX2DEC([.B387])" office:value-type="float" office:value="1238">
            <text:p>1238</text:p>
          </table:table-cell>
          <table:table-cell/>
          <table:table-cell table:style-name="Default" office:value-type="float" office:value="1925">
            <text:p>1925</text:p>
          </table:table-cell>
          <table:table-cell table:style-name="Default" office:value-type="float" office:value="6694.445">
            <text:p>6694,445</text:p>
          </table:table-cell>
          <table:table-cell table:style-name="Default" office:value-type="float" office:value="170">
            <text:p>170</text:p>
          </table:table-cell>
          <table:table-cell/>
          <table:table-cell table:formula="of:=IF([.J387]=[.E387];&quot;X&quot;;&quot;&quot;)" office:value-type="string" office:string-value="X">
            <text:p>X</text:p>
          </table:table-cell>
          <table:table-cell table:formula="of:=[.I387]-[.I386]" office:value-type="float" office:value="17.1390000000001">
            <text:p>17,139</text:p>
          </table:table-cell>
          <table:table-cell table:formula="of:=[.F387]/[.M387]" office:value-type="float" office:value="72.2329190734577">
            <text:p>72,2329190735</text:p>
          </table:table-cell>
          <table:table-cell table:formula="of:=([.F387]-[.P387])/100*5/3.6" office:value-type="float" office:value="17.1388888888889">
            <text:p>17,1388888889</text:p>
          </table:table-cell>
          <table:table-cell table:formula="of:=HEX2DEC([.C387])" office:value-type="float" office:value="4">
            <text:p>4</text:p>
          </table:table-cell>
          <table:table-cell table:formula="of:=[.P38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da</text:p>
          </table:table-cell>
          <table:table-cell table:style-name="ce2" office:value-type="string">
            <text:p>04</text:p>
          </table:table-cell>
          <table:table-cell/>
          <table:table-cell table:formula="of:=HEX2DEC([.A388])" office:value-type="float" office:value="172">
            <text:p>172</text:p>
          </table:table-cell>
          <table:table-cell table:formula="of:=256*HEX2DEC([.C388])+HEX2DEC([.B388])" office:value-type="float" office:value="1242">
            <text:p>1242</text:p>
          </table:table-cell>
          <table:table-cell/>
          <table:table-cell table:style-name="Default" office:value-type="float" office:value="1930">
            <text:p>1930</text:p>
          </table:table-cell>
          <table:table-cell table:style-name="Default" office:value-type="float" office:value="6711.639">
            <text:p>6711,639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388]=[.E388];&quot;X&quot;;&quot;&quot;)" office:value-type="string" office:string-value="X">
            <text:p>X</text:p>
          </table:table-cell>
          <table:table-cell table:formula="of:=[.I388]-[.I387]" office:value-type="float" office:value="17.1940000000004">
            <text:p>17,194</text:p>
          </table:table-cell>
          <table:table-cell table:formula="of:=[.F388]/[.M388]" office:value-type="float" office:value="72.234500407117">
            <text:p>72,2345004071</text:p>
          </table:table-cell>
          <table:table-cell table:formula="of:=([.F388]-[.P388])/100*5/3.6" office:value-type="float" office:value="17.1944444444444">
            <text:p>17,1944444444</text:p>
          </table:table-cell>
          <table:table-cell table:formula="of:=HEX2DEC([.C388])" office:value-type="float" office:value="4">
            <text:p>4</text:p>
          </table:table-cell>
          <table:table-cell table:formula="of:=[.P38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d9</text:p>
          </table:table-cell>
          <table:table-cell table:style-name="ce2" office:value-type="string">
            <text:p>04</text:p>
          </table:table-cell>
          <table:table-cell/>
          <table:table-cell table:formula="of:=HEX2DEC([.A389])" office:value-type="float" office:value="173">
            <text:p>173</text:p>
          </table:table-cell>
          <table:table-cell table:formula="of:=256*HEX2DEC([.C389])+HEX2DEC([.B389])" office:value-type="float" office:value="1241">
            <text:p>1241</text:p>
          </table:table-cell>
          <table:table-cell/>
          <table:table-cell table:style-name="Default" office:value-type="float" office:value="1935">
            <text:p>1935</text:p>
          </table:table-cell>
          <table:table-cell table:style-name="Default" office:value-type="float" office:value="6728.82">
            <text:p>6728,82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389]=[.E389];&quot;X&quot;;&quot;&quot;)" office:value-type="string" office:string-value="X">
            <text:p>X</text:p>
          </table:table-cell>
          <table:table-cell table:formula="of:=[.I389]-[.I388]" office:value-type="float" office:value="17.1809999999996">
            <text:p>17,181</text:p>
          </table:table-cell>
          <table:table-cell table:formula="of:=[.F389]/[.M389]" office:value-type="float" office:value="72.2309527966958">
            <text:p>72,2309527967</text:p>
          </table:table-cell>
          <table:table-cell table:formula="of:=([.F389]-[.P389])/100*5/3.6" office:value-type="float" office:value="17.1805555555556">
            <text:p>17,1805555556</text:p>
          </table:table-cell>
          <table:table-cell table:formula="of:=HEX2DEC([.C389])" office:value-type="float" office:value="4">
            <text:p>4</text:p>
          </table:table-cell>
          <table:table-cell table:formula="of:=[.P38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e5</text:p>
          </table:table-cell>
          <table:table-cell table:style-name="ce2" office:value-type="string">
            <text:p>04</text:p>
          </table:table-cell>
          <table:table-cell/>
          <table:table-cell table:formula="of:=HEX2DEC([.A390])" office:value-type="float" office:value="176">
            <text:p>176</text:p>
          </table:table-cell>
          <table:table-cell table:formula="of:=256*HEX2DEC([.C390])+HEX2DEC([.B390])" office:value-type="float" office:value="1253">
            <text:p>1253</text:p>
          </table:table-cell>
          <table:table-cell/>
          <table:table-cell table:style-name="Default" office:value-type="float" office:value="1940">
            <text:p>1940</text:p>
          </table:table-cell>
          <table:table-cell table:style-name="Default" office:value-type="float" office:value="6746.167">
            <text:p>6746,167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90]=[.E390];&quot;X&quot;;&quot;&quot;)" office:value-type="string" office:string-value="X">
            <text:p>X</text:p>
          </table:table-cell>
          <table:table-cell table:formula="of:=[.I390]-[.I389]" office:value-type="float" office:value="17.3470000000007">
            <text:p>17,347</text:p>
          </table:table-cell>
          <table:table-cell table:formula="of:=[.F390]/[.M390]" office:value-type="float" office:value="72.2315097711392">
            <text:p>72,2315097711</text:p>
          </table:table-cell>
          <table:table-cell table:formula="of:=([.F390]-[.P390])/100*5/3.6" office:value-type="float" office:value="17.3472222222222">
            <text:p>17,3472222222</text:p>
          </table:table-cell>
          <table:table-cell table:formula="of:=HEX2DEC([.C390])" office:value-type="float" office:value="4">
            <text:p>4</text:p>
          </table:table-cell>
          <table:table-cell table:formula="of:=[.P39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f6</text:p>
          </table:table-cell>
          <table:table-cell table:style-name="ce2" office:value-type="string">
            <text:p>04</text:p>
          </table:table-cell>
          <table:table-cell/>
          <table:table-cell table:formula="of:=HEX2DEC([.A391])" office:value-type="float" office:value="177">
            <text:p>177</text:p>
          </table:table-cell>
          <table:table-cell table:formula="of:=256*HEX2DEC([.C391])+HEX2DEC([.B391])" office:value-type="float" office:value="1270">
            <text:p>1270</text:p>
          </table:table-cell>
          <table:table-cell/>
          <table:table-cell table:style-name="Default" office:value-type="float" office:value="1945">
            <text:p>1945</text:p>
          </table:table-cell>
          <table:table-cell table:style-name="Default" office:value-type="float" office:value="6763.75">
            <text:p>6763,75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391]=[.E391];&quot;X&quot;;&quot;&quot;)" office:value-type="string" office:string-value="X">
            <text:p>X</text:p>
          </table:table-cell>
          <table:table-cell table:formula="of:=[.I391]-[.I390]" office:value-type="float" office:value="17.5829999999996">
            <text:p>17,583</text:p>
          </table:table-cell>
          <table:table-cell table:formula="of:=[.F391]/[.M391]" office:value-type="float" office:value="72.2288574190995">
            <text:p>72,2288574191</text:p>
          </table:table-cell>
          <table:table-cell table:formula="of:=([.F391]-[.P391])/100*5/3.6" office:value-type="float" office:value="17.5833333333333">
            <text:p>17,5833333333</text:p>
          </table:table-cell>
          <table:table-cell table:formula="of:=HEX2DEC([.C391])" office:value-type="float" office:value="4">
            <text:p>4</text:p>
          </table:table-cell>
          <table:table-cell table:formula="of:=[.P39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05</text:p>
          </table:table-cell>
          <table:table-cell/>
          <table:table-cell table:formula="of:=HEX2DEC([.A392])" office:value-type="float" office:value="179">
            <text:p>179</text:p>
          </table:table-cell>
          <table:table-cell table:formula="of:=256*HEX2DEC([.C392])+HEX2DEC([.B392])" office:value-type="float" office:value="1300">
            <text:p>1300</text:p>
          </table:table-cell>
          <table:table-cell/>
          <table:table-cell table:style-name="Default" office:value-type="float" office:value="1950">
            <text:p>1950</text:p>
          </table:table-cell>
          <table:table-cell table:style-name="Default" office:value-type="float" office:value="6781.737">
            <text:p>6781,737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392]=[.E392];&quot;X&quot;;&quot;&quot;)" office:value-type="string" office:string-value="X">
            <text:p>X</text:p>
          </table:table-cell>
          <table:table-cell table:formula="of:=[.I392]-[.I391]" office:value-type="float" office:value="17.9870000000001">
            <text:p>17,987</text:p>
          </table:table-cell>
          <table:table-cell table:formula="of:=[.F392]/[.M392]" office:value-type="float" office:value="72.2744204147437">
            <text:p>72,2744204147</text:p>
          </table:table-cell>
          <table:table-cell table:formula="of:=([.F392]-[.P392])/100*5/3.6" office:value-type="float" office:value="17.9861111111111">
            <text:p>17,9861111111</text:p>
          </table:table-cell>
          <table:table-cell table:formula="of:=HEX2DEC([.C392])" office:value-type="float" office:value="5">
            <text:p>5</text:p>
          </table:table-cell>
          <table:table-cell table:formula="of:=[.P39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eb</text:p>
          </table:table-cell>
          <table:table-cell table:style-name="ce2" office:value-type="string">
            <text:p>04</text:p>
          </table:table-cell>
          <table:table-cell/>
          <table:table-cell table:formula="of:=HEX2DEC([.A393])" office:value-type="float" office:value="178">
            <text:p>178</text:p>
          </table:table-cell>
          <table:table-cell table:formula="of:=256*HEX2DEC([.C393])+HEX2DEC([.B393])" office:value-type="float" office:value="1259">
            <text:p>1259</text:p>
          </table:table-cell>
          <table:table-cell/>
          <table:table-cell table:style-name="Default" office:value-type="float" office:value="1955">
            <text:p>1955</text:p>
          </table:table-cell>
          <table:table-cell table:style-name="Default" office:value-type="float" office:value="6799.167">
            <text:p>6799,167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393]=[.E393];&quot;X&quot;;&quot;&quot;)" office:value-type="string" office:string-value="X">
            <text:p>X</text:p>
          </table:table-cell>
          <table:table-cell table:formula="of:=[.I393]-[.I392]" office:value-type="float" office:value="17.4300000000003">
            <text:p>17,43</text:p>
          </table:table-cell>
          <table:table-cell table:formula="of:=[.F393]/[.M393]" office:value-type="float" office:value="72.2317842799758">
            <text:p>72,23178428</text:p>
          </table:table-cell>
          <table:table-cell table:formula="of:=([.F393]-[.P393])/100*5/3.6" office:value-type="float" office:value="17.4305555555556">
            <text:p>17,4305555556</text:p>
          </table:table-cell>
          <table:table-cell table:formula="of:=HEX2DEC([.C393])" office:value-type="float" office:value="4">
            <text:p>4</text:p>
          </table:table-cell>
          <table:table-cell table:formula="of:=[.P39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394])" office:value-type="float" office:value="176">
            <text:p>176</text:p>
          </table:table-cell>
          <table:table-cell table:formula="of:=256*HEX2DEC([.C394])+HEX2DEC([.B394])" office:value-type="float" office:value="1240">
            <text:p>1240</text:p>
          </table:table-cell>
          <table:table-cell/>
          <table:table-cell table:style-name="Default" office:value-type="float" office:value="1960">
            <text:p>1960</text:p>
          </table:table-cell>
          <table:table-cell table:style-name="Default" office:value-type="float" office:value="6816.334">
            <text:p>6816,334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94]=[.E394];&quot;X&quot;;&quot;&quot;)" office:value-type="string" office:string-value="X">
            <text:p>X</text:p>
          </table:table-cell>
          <table:table-cell table:formula="of:=[.I394]-[.I393]" office:value-type="float" office:value="17.1669999999995">
            <text:p>17,167</text:p>
          </table:table-cell>
          <table:table-cell table:formula="of:=[.F394]/[.M394]" office:value-type="float" office:value="72.2316071532614">
            <text:p>72,2316071533</text:p>
          </table:table-cell>
          <table:table-cell table:formula="of:=([.F394]-[.P394])/100*5/3.6" office:value-type="float" office:value="17.1666666666667">
            <text:p>17,1666666667</text:p>
          </table:table-cell>
          <table:table-cell table:formula="of:=HEX2DEC([.C394])" office:value-type="float" office:value="4">
            <text:p>4</text:p>
          </table:table-cell>
          <table:table-cell table:formula="of:=[.P39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cf</text:p>
          </table:table-cell>
          <table:table-cell table:style-name="ce2" office:value-type="string">
            <text:p>04</text:p>
          </table:table-cell>
          <table:table-cell/>
          <table:table-cell table:formula="of:=HEX2DEC([.A395])" office:value-type="float" office:value="176">
            <text:p>176</text:p>
          </table:table-cell>
          <table:table-cell table:formula="of:=256*HEX2DEC([.C395])+HEX2DEC([.B395])" office:value-type="float" office:value="1231">
            <text:p>1231</text:p>
          </table:table-cell>
          <table:table-cell/>
          <table:table-cell table:style-name="Default" office:value-type="float" office:value="1965">
            <text:p>1965</text:p>
          </table:table-cell>
          <table:table-cell table:style-name="Default" office:value-type="float" office:value="6833.375">
            <text:p>6833,375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95]=[.E395];&quot;X&quot;;&quot;&quot;)" office:value-type="string" office:string-value="X">
            <text:p>X</text:p>
          </table:table-cell>
          <table:table-cell table:formula="of:=[.I395]-[.I394]" office:value-type="float" office:value="17.0410000000002">
            <text:p>17,041</text:p>
          </table:table-cell>
          <table:table-cell table:formula="of:=[.F395]/[.M395]" office:value-type="float" office:value="72.237544745026">
            <text:p>72,237544745</text:p>
          </table:table-cell>
          <table:table-cell table:formula="of:=([.F395]-[.P395])/100*5/3.6" office:value-type="float" office:value="17.0416666666667">
            <text:p>17,0416666667</text:p>
          </table:table-cell>
          <table:table-cell table:formula="of:=HEX2DEC([.C395])" office:value-type="float" office:value="4">
            <text:p>4</text:p>
          </table:table-cell>
          <table:table-cell table:formula="of:=[.P39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396])" office:value-type="float" office:value="174">
            <text:p>174</text:p>
          </table:table-cell>
          <table:table-cell table:formula="of:=256*HEX2DEC([.C396])+HEX2DEC([.B396])" office:value-type="float" office:value="1219">
            <text:p>1219</text:p>
          </table:table-cell>
          <table:table-cell/>
          <table:table-cell table:style-name="Default" office:value-type="float" office:value="1970">
            <text:p>1970</text:p>
          </table:table-cell>
          <table:table-cell table:style-name="Default" office:value-type="float" office:value="6850.25">
            <text:p>6850,2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396]=[.E396];&quot;X&quot;;&quot;&quot;)" office:value-type="string" office:string-value="X">
            <text:p>X</text:p>
          </table:table-cell>
          <table:table-cell table:formula="of:=[.I396]-[.I395]" office:value-type="float" office:value="16.875">
            <text:p>16,875</text:p>
          </table:table-cell>
          <table:table-cell table:formula="of:=[.F396]/[.M396]" office:value-type="float" office:value="72.237037037037">
            <text:p>72,237037037</text:p>
          </table:table-cell>
          <table:table-cell table:formula="of:=([.F396]-[.P396])/100*5/3.6" office:value-type="float" office:value="16.875">
            <text:p>16,875</text:p>
          </table:table-cell>
          <table:table-cell table:formula="of:=HEX2DEC([.C396])" office:value-type="float" office:value="4">
            <text:p>4</text:p>
          </table:table-cell>
          <table:table-cell table:formula="of:=[.P39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b5</text:p>
          </table:table-cell>
          <table:table-cell table:style-name="ce2" office:value-type="string">
            <text:p>04</text:p>
          </table:table-cell>
          <table:table-cell/>
          <table:table-cell table:formula="of:=HEX2DEC([.A397])" office:value-type="float" office:value="176">
            <text:p>176</text:p>
          </table:table-cell>
          <table:table-cell table:formula="of:=256*HEX2DEC([.C397])+HEX2DEC([.B397])" office:value-type="float" office:value="1205">
            <text:p>1205</text:p>
          </table:table-cell>
          <table:table-cell/>
          <table:table-cell table:style-name="Default" office:value-type="float" office:value="1975">
            <text:p>1975</text:p>
          </table:table-cell>
          <table:table-cell table:style-name="Default" office:value-type="float" office:value="6866.931">
            <text:p>6866,931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97]=[.E397];&quot;X&quot;;&quot;&quot;)" office:value-type="string" office:string-value="X">
            <text:p>X</text:p>
          </table:table-cell>
          <table:table-cell table:formula="of:=[.I397]-[.I396]" office:value-type="float" office:value="16.6809999999996">
            <text:p>16,681</text:p>
          </table:table-cell>
          <table:table-cell table:formula="of:=[.F397]/[.M397]" office:value-type="float" office:value="72.2378754271345">
            <text:p>72,2378754271</text:p>
          </table:table-cell>
          <table:table-cell table:formula="of:=([.F397]-[.P397])/100*5/3.6" office:value-type="float" office:value="16.6805555555556">
            <text:p>16,6805555556</text:p>
          </table:table-cell>
          <table:table-cell table:formula="of:=HEX2DEC([.C397])" office:value-type="float" office:value="4">
            <text:p>4</text:p>
          </table:table-cell>
          <table:table-cell table:formula="of:=[.P39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b2</text:p>
          </table:table-cell>
          <table:table-cell table:style-name="ce2" office:value-type="string">
            <text:p>04</text:p>
          </table:table-cell>
          <table:table-cell/>
          <table:table-cell table:formula="of:=HEX2DEC([.A398])" office:value-type="float" office:value="175">
            <text:p>175</text:p>
          </table:table-cell>
          <table:table-cell table:formula="of:=256*HEX2DEC([.C398])+HEX2DEC([.B398])" office:value-type="float" office:value="1202">
            <text:p>1202</text:p>
          </table:table-cell>
          <table:table-cell/>
          <table:table-cell table:style-name="Default" office:value-type="float" office:value="1980">
            <text:p>1980</text:p>
          </table:table-cell>
          <table:table-cell table:style-name="Default" office:value-type="float" office:value="6883.57">
            <text:p>6883,57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398]=[.E398];&quot;X&quot;;&quot;&quot;)" office:value-type="string" office:string-value="X">
            <text:p>X</text:p>
          </table:table-cell>
          <table:table-cell table:formula="of:=[.I398]-[.I397]" office:value-type="float" office:value="16.6390000000001">
            <text:p>16,639</text:p>
          </table:table-cell>
          <table:table-cell table:formula="of:=[.F398]/[.M398]" office:value-type="float" office:value="72.2399182643182">
            <text:p>72,2399182643</text:p>
          </table:table-cell>
          <table:table-cell table:formula="of:=([.F398]-[.P398])/100*5/3.6" office:value-type="float" office:value="16.6388888888889">
            <text:p>16,6388888889</text:p>
          </table:table-cell>
          <table:table-cell table:formula="of:=HEX2DEC([.C398])" office:value-type="float" office:value="4">
            <text:p>4</text:p>
          </table:table-cell>
          <table:table-cell table:formula="of:=[.P39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e4</text:p>
          </table:table-cell>
          <table:table-cell table:style-name="ce2" office:value-type="string">
            <text:p>04</text:p>
          </table:table-cell>
          <table:table-cell/>
          <table:table-cell table:formula="of:=HEX2DEC([.A399])" office:value-type="float" office:value="176">
            <text:p>176</text:p>
          </table:table-cell>
          <table:table-cell table:formula="of:=256*HEX2DEC([.C399])+HEX2DEC([.B399])" office:value-type="float" office:value="1252">
            <text:p>1252</text:p>
          </table:table-cell>
          <table:table-cell/>
          <table:table-cell table:style-name="Default" office:value-type="float" office:value="1985">
            <text:p>1985</text:p>
          </table:table-cell>
          <table:table-cell table:style-name="Default" office:value-type="float" office:value="6900.903">
            <text:p>6900,903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399]=[.E399];&quot;X&quot;;&quot;&quot;)" office:value-type="string" office:string-value="X">
            <text:p>X</text:p>
          </table:table-cell>
          <table:table-cell table:formula="of:=[.I399]-[.I398]" office:value-type="float" office:value="17.3330000000005">
            <text:p>17,333</text:p>
          </table:table-cell>
          <table:table-cell table:formula="of:=[.F399]/[.M399]" office:value-type="float" office:value="72.2321583107345">
            <text:p>72,2321583107</text:p>
          </table:table-cell>
          <table:table-cell table:formula="of:=([.F399]-[.P399])/100*5/3.6" office:value-type="float" office:value="17.3333333333333">
            <text:p>17,3333333333</text:p>
          </table:table-cell>
          <table:table-cell table:formula="of:=HEX2DEC([.C399])" office:value-type="float" office:value="4">
            <text:p>4</text:p>
          </table:table-cell>
          <table:table-cell table:formula="of:=[.P39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7d</text:p>
          </table:table-cell>
          <table:table-cell table:style-name="ce2" office:value-type="string">
            <text:p>05</text:p>
          </table:table-cell>
          <table:table-cell/>
          <table:table-cell table:formula="of:=HEX2DEC([.A400])" office:value-type="float" office:value="177">
            <text:p>177</text:p>
          </table:table-cell>
          <table:table-cell table:formula="of:=256*HEX2DEC([.C400])+HEX2DEC([.B400])" office:value-type="float" office:value="1405">
            <text:p>1405</text:p>
          </table:table-cell>
          <table:table-cell/>
          <table:table-cell table:style-name="Default" office:value-type="float" office:value="1990">
            <text:p>1990</text:p>
          </table:table-cell>
          <table:table-cell table:style-name="Default" office:value-type="float" office:value="6920.348">
            <text:p>6920,348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00]=[.E400];&quot;X&quot;;&quot;&quot;)" office:value-type="string" office:string-value="X">
            <text:p>X</text:p>
          </table:table-cell>
          <table:table-cell table:formula="of:=[.I400]-[.I399]" office:value-type="float" office:value="19.4449999999997">
            <text:p>19,445</text:p>
          </table:table-cell>
          <table:table-cell table:formula="of:=[.F400]/[.M400]" office:value-type="float" office:value="72.2550784263318">
            <text:p>72,2550784263</text:p>
          </table:table-cell>
          <table:table-cell table:formula="of:=([.F400]-[.P400])/100*5/3.6" office:value-type="float" office:value="19.4444444444444">
            <text:p>19,4444444444</text:p>
          </table:table-cell>
          <table:table-cell table:formula="of:=HEX2DEC([.C400])" office:value-type="float" office:value="5">
            <text:p>5</text:p>
          </table:table-cell>
          <table:table-cell table:formula="of:=[.P40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bc</text:p>
          </table:table-cell>
          <table:table-cell table:style-name="ce2" office:value-type="string">
            <text:p>05</text:p>
          </table:table-cell>
          <table:table-cell/>
          <table:table-cell table:formula="of:=HEX2DEC([.A401])" office:value-type="float" office:value="178">
            <text:p>178</text:p>
          </table:table-cell>
          <table:table-cell table:formula="of:=256*HEX2DEC([.C401])+HEX2DEC([.B401])" office:value-type="float" office:value="1468">
            <text:p>1468</text:p>
          </table:table-cell>
          <table:table-cell/>
          <table:table-cell table:style-name="Default" office:value-type="float" office:value="1995">
            <text:p>1995</text:p>
          </table:table-cell>
          <table:table-cell table:style-name="Default" office:value-type="float" office:value="6940.667">
            <text:p>6940,667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01]=[.E401];&quot;X&quot;;&quot;&quot;)" office:value-type="string" office:string-value="X">
            <text:p>X</text:p>
          </table:table-cell>
          <table:table-cell table:formula="of:=[.I401]-[.I400]" office:value-type="float" office:value="20.3190000000004">
            <text:p>20,319</text:p>
          </table:table-cell>
          <table:table-cell table:formula="of:=[.F401]/[.M401]" office:value-type="float" office:value="72.2476499827733">
            <text:p>72,2476499828</text:p>
          </table:table-cell>
          <table:table-cell table:formula="of:=([.F401]-[.P401])/100*5/3.6" office:value-type="float" office:value="20.3194444444444">
            <text:p>20,3194444444</text:p>
          </table:table-cell>
          <table:table-cell table:formula="of:=HEX2DEC([.C401])" office:value-type="float" office:value="5">
            <text:p>5</text:p>
          </table:table-cell>
          <table:table-cell table:formula="of:=[.P40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5</text:p>
          </table:table-cell>
          <table:table-cell/>
          <table:table-cell table:formula="of:=HEX2DEC([.A402])" office:value-type="float" office:value="179">
            <text:p>179</text:p>
          </table:table-cell>
          <table:table-cell table:formula="of:=256*HEX2DEC([.C402])+HEX2DEC([.B402])" office:value-type="float" office:value="1495">
            <text:p>1495</text:p>
          </table:table-cell>
          <table:table-cell/>
          <table:table-cell table:style-name="Default" office:value-type="float" office:value="2000">
            <text:p>2000</text:p>
          </table:table-cell>
          <table:table-cell table:style-name="Default" office:value-type="float" office:value="6961.361">
            <text:p>6961,361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02]=[.E402];&quot;X&quot;;&quot;&quot;)" office:value-type="string" office:string-value="X">
            <text:p>X</text:p>
          </table:table-cell>
          <table:table-cell table:formula="of:=[.I402]-[.I401]" office:value-type="float" office:value="20.6939999999995">
            <text:p>20,694</text:p>
          </table:table-cell>
          <table:table-cell table:formula="of:=[.F402]/[.M402]" office:value-type="float" office:value="72.2431622692585">
            <text:p>72,2431622693</text:p>
          </table:table-cell>
          <table:table-cell table:formula="of:=([.F402]-[.P402])/100*5/3.6" office:value-type="float" office:value="20.6944444444444">
            <text:p>20,6944444444</text:p>
          </table:table-cell>
          <table:table-cell table:formula="of:=HEX2DEC([.C402])" office:value-type="float" office:value="5">
            <text:p>5</text:p>
          </table:table-cell>
          <table:table-cell table:formula="of:=[.P40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f3</text:p>
          </table:table-cell>
          <table:table-cell table:style-name="ce2" office:value-type="string">
            <text:p>05</text:p>
          </table:table-cell>
          <table:table-cell/>
          <table:table-cell table:formula="of:=HEX2DEC([.A403])" office:value-type="float" office:value="179">
            <text:p>179</text:p>
          </table:table-cell>
          <table:table-cell table:formula="of:=256*HEX2DEC([.C403])+HEX2DEC([.B403])" office:value-type="float" office:value="1523">
            <text:p>1523</text:p>
          </table:table-cell>
          <table:table-cell/>
          <table:table-cell table:style-name="Default" office:value-type="float" office:value="2005">
            <text:p>2005</text:p>
          </table:table-cell>
          <table:table-cell table:style-name="Default" office:value-type="float" office:value="6982.445">
            <text:p>6982,445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03]=[.E403];&quot;X&quot;;&quot;&quot;)" office:value-type="string" office:string-value="X">
            <text:p>X</text:p>
          </table:table-cell>
          <table:table-cell table:formula="of:=[.I403]-[.I402]" office:value-type="float" office:value="21.0839999999998">
            <text:p>21,084</text:p>
          </table:table-cell>
          <table:table-cell table:formula="of:=[.F403]/[.M403]" office:value-type="float" office:value="72.2348700436356">
            <text:p>72,2348700436</text:p>
          </table:table-cell>
          <table:table-cell table:formula="of:=([.F403]-[.P403])/100*5/3.6" office:value-type="float" office:value="21.0833333333333">
            <text:p>21,0833333333</text:p>
          </table:table-cell>
          <table:table-cell table:formula="of:=HEX2DEC([.C403])" office:value-type="float" office:value="5">
            <text:p>5</text:p>
          </table:table-cell>
          <table:table-cell table:formula="of:=[.P40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ce2" office:value-type="string">
            <text:p>99</text:p>
          </table:table-cell>
          <table:table-cell table:style-name="ce2" office:value-type="string">
            <text:p>05</text:p>
          </table:table-cell>
          <table:table-cell/>
          <table:table-cell table:formula="of:=HEX2DEC([.A404])" office:value-type="float" office:value="181">
            <text:p>181</text:p>
          </table:table-cell>
          <table:table-cell table:formula="of:=256*HEX2DEC([.C404])+HEX2DEC([.B404])" office:value-type="float" office:value="1433">
            <text:p>1433</text:p>
          </table:table-cell>
          <table:table-cell/>
          <table:table-cell table:style-name="Default" office:value-type="float" office:value="2010">
            <text:p>2010</text:p>
          </table:table-cell>
          <table:table-cell table:style-name="Default" office:value-type="float" office:value="7002.278">
            <text:p>7002,278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404]=[.E404];&quot;X&quot;;&quot;&quot;)" office:value-type="string" office:string-value="X">
            <text:p>X</text:p>
          </table:table-cell>
          <table:table-cell table:formula="of:=[.I404]-[.I403]" office:value-type="float" office:value="19.8330000000005">
            <text:p>19,833</text:p>
          </table:table-cell>
          <table:table-cell table:formula="of:=[.F404]/[.M404]" office:value-type="float" office:value="72.2533151817658">
            <text:p>72,2533151818</text:p>
          </table:table-cell>
          <table:table-cell table:formula="of:=([.F404]-[.P404])/100*5/3.6" office:value-type="float" office:value="19.8333333333333">
            <text:p>19,8333333333</text:p>
          </table:table-cell>
          <table:table-cell table:formula="of:=HEX2DEC([.C404])" office:value-type="float" office:value="5">
            <text:p>5</text:p>
          </table:table-cell>
          <table:table-cell table:formula="of:=[.P40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05</text:p>
          </table:table-cell>
          <table:table-cell/>
          <table:table-cell table:formula="of:=HEX2DEC([.A405])" office:value-type="float" office:value="174">
            <text:p>174</text:p>
          </table:table-cell>
          <table:table-cell table:formula="of:=256*HEX2DEC([.C405])+HEX2DEC([.B405])" office:value-type="float" office:value="1349">
            <text:p>1349</text:p>
          </table:table-cell>
          <table:table-cell/>
          <table:table-cell table:style-name="Default" office:value-type="float" office:value="2015">
            <text:p>2015</text:p>
          </table:table-cell>
          <table:table-cell table:style-name="Default" office:value-type="float" office:value="7020.945">
            <text:p>7020,94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05]=[.E405];&quot;X&quot;;&quot;&quot;)" office:value-type="string" office:string-value="X">
            <text:p>X</text:p>
          </table:table-cell>
          <table:table-cell table:formula="of:=[.I405]-[.I404]" office:value-type="float" office:value="18.6669999999995">
            <text:p>18,667</text:p>
          </table:table-cell>
          <table:table-cell table:formula="of:=[.F405]/[.M405]" office:value-type="float" office:value="72.2665666684544">
            <text:p>72,2665666685</text:p>
          </table:table-cell>
          <table:table-cell table:formula="of:=([.F405]-[.P405])/100*5/3.6" office:value-type="float" office:value="18.6666666666667">
            <text:p>18,6666666667</text:p>
          </table:table-cell>
          <table:table-cell table:formula="of:=HEX2DEC([.C405])" office:value-type="float" office:value="5">
            <text:p>5</text:p>
          </table:table-cell>
          <table:table-cell table:formula="of:=[.P40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05</text:p>
          </table:table-cell>
          <table:table-cell/>
          <table:table-cell table:formula="of:=HEX2DEC([.A406])" office:value-type="float" office:value="173">
            <text:p>173</text:p>
          </table:table-cell>
          <table:table-cell table:formula="of:=256*HEX2DEC([.C406])+HEX2DEC([.B406])" office:value-type="float" office:value="1298">
            <text:p>1298</text:p>
          </table:table-cell>
          <table:table-cell/>
          <table:table-cell table:style-name="Default" office:value-type="float" office:value="2020">
            <text:p>2020</text:p>
          </table:table-cell>
          <table:table-cell table:style-name="Default" office:value-type="float" office:value="7038.903">
            <text:p>7038,903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406]=[.E406];&quot;X&quot;;&quot;&quot;)" office:value-type="string" office:string-value="X">
            <text:p>X</text:p>
          </table:table-cell>
          <table:table-cell table:formula="of:=[.I406]-[.I405]" office:value-type="float" office:value="17.9580000000005">
            <text:p>17,958</text:p>
          </table:table-cell>
          <table:table-cell table:formula="of:=[.F406]/[.M406]" office:value-type="float" office:value="72.2797638935272">
            <text:p>72,2797638935</text:p>
          </table:table-cell>
          <table:table-cell table:formula="of:=([.F406]-[.P406])/100*5/3.6" office:value-type="float" office:value="17.9583333333333">
            <text:p>17,9583333333</text:p>
          </table:table-cell>
          <table:table-cell table:formula="of:=HEX2DEC([.C406])" office:value-type="float" office:value="5">
            <text:p>5</text:p>
          </table:table-cell>
          <table:table-cell table:formula="of:=[.P40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f7</text:p>
          </table:table-cell>
          <table:table-cell table:style-name="ce2" office:value-type="string">
            <text:p>04</text:p>
          </table:table-cell>
          <table:table-cell/>
          <table:table-cell table:formula="of:=HEX2DEC([.A407])" office:value-type="float" office:value="178">
            <text:p>178</text:p>
          </table:table-cell>
          <table:table-cell table:formula="of:=256*HEX2DEC([.C407])+HEX2DEC([.B407])" office:value-type="float" office:value="1271">
            <text:p>1271</text:p>
          </table:table-cell>
          <table:table-cell/>
          <table:table-cell table:style-name="Default" office:value-type="float" office:value="2025">
            <text:p>2025</text:p>
          </table:table-cell>
          <table:table-cell table:style-name="Default" office:value-type="float" office:value="7056.5">
            <text:p>7056,5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07]=[.E407];&quot;X&quot;;&quot;&quot;)" office:value-type="string" office:string-value="X">
            <text:p>X</text:p>
          </table:table-cell>
          <table:table-cell table:formula="of:=[.I407]-[.I406]" office:value-type="float" office:value="17.5969999999998">
            <text:p>17,597</text:p>
          </table:table-cell>
          <table:table-cell table:formula="of:=[.F407]/[.M407]" office:value-type="float" office:value="72.2282207194418">
            <text:p>72,2282207194</text:p>
          </table:table-cell>
          <table:table-cell table:formula="of:=([.F407]-[.P407])/100*5/3.6" office:value-type="float" office:value="17.5972222222222">
            <text:p>17,5972222222</text:p>
          </table:table-cell>
          <table:table-cell table:formula="of:=HEX2DEC([.C407])" office:value-type="float" office:value="4">
            <text:p>4</text:p>
          </table:table-cell>
          <table:table-cell table:formula="of:=[.P40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c</text:p>
          </table:table-cell>
          <table:table-cell table:style-name="ce2" office:value-type="string">
            <text:p>04</text:p>
          </table:table-cell>
          <table:table-cell/>
          <table:table-cell table:formula="of:=HEX2DEC([.A408])" office:value-type="float" office:value="175">
            <text:p>175</text:p>
          </table:table-cell>
          <table:table-cell table:formula="of:=256*HEX2DEC([.C408])+HEX2DEC([.B408])" office:value-type="float" office:value="1244">
            <text:p>1244</text:p>
          </table:table-cell>
          <table:table-cell/>
          <table:table-cell table:style-name="Default" office:value-type="float" office:value="2030">
            <text:p>2030</text:p>
          </table:table-cell>
          <table:table-cell table:style-name="Default" office:value-type="float" office:value="7073.723">
            <text:p>7073,723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08]=[.E408];&quot;X&quot;;&quot;&quot;)" office:value-type="string" office:string-value="X">
            <text:p>X</text:p>
          </table:table-cell>
          <table:table-cell table:formula="of:=[.I408]-[.I407]" office:value-type="float" office:value="17.223">
            <text:p>17,223</text:p>
          </table:table-cell>
          <table:table-cell table:formula="of:=[.F408]/[.M408]" office:value-type="float" office:value="72.2289961098533">
            <text:p>72,2289961099</text:p>
          </table:table-cell>
          <table:table-cell table:formula="of:=([.F408]-[.P408])/100*5/3.6" office:value-type="float" office:value="17.2222222222222">
            <text:p>17,2222222222</text:p>
          </table:table-cell>
          <table:table-cell table:formula="of:=HEX2DEC([.C408])" office:value-type="float" office:value="4">
            <text:p>4</text:p>
          </table:table-cell>
          <table:table-cell table:formula="of:=[.P40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cd</text:p>
          </table:table-cell>
          <table:table-cell table:style-name="ce2" office:value-type="string">
            <text:p>04</text:p>
          </table:table-cell>
          <table:table-cell/>
          <table:table-cell table:formula="of:=HEX2DEC([.A409])" office:value-type="float" office:value="176">
            <text:p>176</text:p>
          </table:table-cell>
          <table:table-cell table:formula="of:=256*HEX2DEC([.C409])+HEX2DEC([.B409])" office:value-type="float" office:value="1229">
            <text:p>1229</text:p>
          </table:table-cell>
          <table:table-cell/>
          <table:table-cell table:style-name="Default" office:value-type="float" office:value="2035">
            <text:p>2035</text:p>
          </table:table-cell>
          <table:table-cell table:style-name="Default" office:value-type="float" office:value="7090.736">
            <text:p>7090,736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09]=[.E409];&quot;X&quot;;&quot;&quot;)" office:value-type="string" office:string-value="X">
            <text:p>X</text:p>
          </table:table-cell>
          <table:table-cell table:formula="of:=[.I409]-[.I408]" office:value-type="float" office:value="17.0129999999999">
            <text:p>17,013</text:p>
          </table:table-cell>
          <table:table-cell table:formula="of:=[.F409]/[.M409]" office:value-type="float" office:value="72.23887615353">
            <text:p>72,2388761535</text:p>
          </table:table-cell>
          <table:table-cell table:formula="of:=([.F409]-[.P409])/100*5/3.6" office:value-type="float" office:value="17.0138888888889">
            <text:p>17,0138888889</text:p>
          </table:table-cell>
          <table:table-cell table:formula="of:=HEX2DEC([.C409])" office:value-type="float" office:value="4">
            <text:p>4</text:p>
          </table:table-cell>
          <table:table-cell table:formula="of:=[.P40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f1</text:p>
          </table:table-cell>
          <table:table-cell table:style-name="ce2" office:value-type="string">
            <text:p>04</text:p>
          </table:table-cell>
          <table:table-cell/>
          <table:table-cell table:formula="of:=HEX2DEC([.A410])" office:value-type="float" office:value="175">
            <text:p>175</text:p>
          </table:table-cell>
          <table:table-cell table:formula="of:=256*HEX2DEC([.C410])+HEX2DEC([.B410])" office:value-type="float" office:value="1265">
            <text:p>1265</text:p>
          </table:table-cell>
          <table:table-cell/>
          <table:table-cell table:style-name="Default" office:value-type="float" office:value="2040">
            <text:p>2040</text:p>
          </table:table-cell>
          <table:table-cell table:style-name="Default" office:value-type="float" office:value="7108.25">
            <text:p>7108,25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10]=[.E410];&quot;X&quot;;&quot;&quot;)" office:value-type="string" office:string-value="X">
            <text:p>X</text:p>
          </table:table-cell>
          <table:table-cell table:formula="of:=[.I410]-[.I409]" office:value-type="float" office:value="17.5140000000001">
            <text:p>17,514</text:p>
          </table:table-cell>
          <table:table-cell table:formula="of:=[.F410]/[.M410]" office:value-type="float" office:value="72.2279319401616">
            <text:p>72,2279319402</text:p>
          </table:table-cell>
          <table:table-cell table:formula="of:=([.F410]-[.P410])/100*5/3.6" office:value-type="float" office:value="17.5138888888889">
            <text:p>17,5138888889</text:p>
          </table:table-cell>
          <table:table-cell table:formula="of:=HEX2DEC([.C410])" office:value-type="float" office:value="4">
            <text:p>4</text:p>
          </table:table-cell>
          <table:table-cell table:formula="of:=[.P41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1e</text:p>
          </table:table-cell>
          <table:table-cell table:style-name="ce2" office:value-type="string">
            <text:p>05</text:p>
          </table:table-cell>
          <table:table-cell/>
          <table:table-cell table:formula="of:=HEX2DEC([.A411])" office:value-type="float" office:value="177">
            <text:p>177</text:p>
          </table:table-cell>
          <table:table-cell table:formula="of:=256*HEX2DEC([.C411])+HEX2DEC([.B411])" office:value-type="float" office:value="1310">
            <text:p>1310</text:p>
          </table:table-cell>
          <table:table-cell/>
          <table:table-cell table:style-name="Default" office:value-type="float" office:value="2045">
            <text:p>2045</text:p>
          </table:table-cell>
          <table:table-cell table:style-name="Default" office:value-type="float" office:value="7126.375">
            <text:p>7126,375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11]=[.E411];&quot;X&quot;;&quot;&quot;)" office:value-type="string" office:string-value="X">
            <text:p>X</text:p>
          </table:table-cell>
          <table:table-cell table:formula="of:=[.I411]-[.I410]" office:value-type="float" office:value="18.125">
            <text:p>18,125</text:p>
          </table:table-cell>
          <table:table-cell table:formula="of:=[.F411]/[.M411]" office:value-type="float" office:value="72.2758620689655">
            <text:p>72,275862069</text:p>
          </table:table-cell>
          <table:table-cell table:formula="of:=([.F411]-[.P411])/100*5/3.6" office:value-type="float" office:value="18.125">
            <text:p>18,125</text:p>
          </table:table-cell>
          <table:table-cell table:formula="of:=HEX2DEC([.C411])" office:value-type="float" office:value="5">
            <text:p>5</text:p>
          </table:table-cell>
          <table:table-cell table:formula="of:=[.P41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3c</text:p>
          </table:table-cell>
          <table:table-cell table:style-name="ce2" office:value-type="string">
            <text:p>05</text:p>
          </table:table-cell>
          <table:table-cell/>
          <table:table-cell table:formula="of:=HEX2DEC([.A412])" office:value-type="float" office:value="179">
            <text:p>179</text:p>
          </table:table-cell>
          <table:table-cell table:formula="of:=256*HEX2DEC([.C412])+HEX2DEC([.B412])" office:value-type="float" office:value="1340">
            <text:p>1340</text:p>
          </table:table-cell>
          <table:table-cell/>
          <table:table-cell table:style-name="Default" office:value-type="float" office:value="2050">
            <text:p>2050</text:p>
          </table:table-cell>
          <table:table-cell table:style-name="Default" office:value-type="float" office:value="7144.917">
            <text:p>7144,917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12]=[.E412];&quot;X&quot;;&quot;&quot;)" office:value-type="string" office:string-value="X">
            <text:p>X</text:p>
          </table:table-cell>
          <table:table-cell table:formula="of:=[.I412]-[.I411]" office:value-type="float" office:value="18.5420000000004">
            <text:p>18,542</text:p>
          </table:table-cell>
          <table:table-cell table:formula="of:=[.F412]/[.M412]" office:value-type="float" office:value="72.2683637148082">
            <text:p>72,2683637148</text:p>
          </table:table-cell>
          <table:table-cell table:formula="of:=([.F412]-[.P412])/100*5/3.6" office:value-type="float" office:value="18.5416666666667">
            <text:p>18,5416666667</text:p>
          </table:table-cell>
          <table:table-cell table:formula="of:=HEX2DEC([.C412])" office:value-type="float" office:value="5">
            <text:p>5</text:p>
          </table:table-cell>
          <table:table-cell table:formula="of:=[.P41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7c</text:p>
          </table:table-cell>
          <table:table-cell table:style-name="ce2" office:value-type="string">
            <text:p>05</text:p>
          </table:table-cell>
          <table:table-cell/>
          <table:table-cell table:formula="of:=HEX2DEC([.A413])" office:value-type="float" office:value="179">
            <text:p>179</text:p>
          </table:table-cell>
          <table:table-cell table:formula="of:=256*HEX2DEC([.C413])+HEX2DEC([.B413])" office:value-type="float" office:value="1404">
            <text:p>1404</text:p>
          </table:table-cell>
          <table:table-cell/>
          <table:table-cell table:style-name="Default" office:value-type="float" office:value="2055">
            <text:p>2055</text:p>
          </table:table-cell>
          <table:table-cell table:style-name="Default" office:value-type="float" office:value="7164.347">
            <text:p>7164,347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13]=[.E413];&quot;X&quot;;&quot;&quot;)" office:value-type="string" office:string-value="X">
            <text:p>X</text:p>
          </table:table-cell>
          <table:table-cell table:formula="of:=[.I413]-[.I412]" office:value-type="float" office:value="19.4299999999994">
            <text:p>19,43</text:p>
          </table:table-cell>
          <table:table-cell table:formula="of:=[.F413]/[.M413]" office:value-type="float" office:value="72.2593926917161">
            <text:p>72,2593926917</text:p>
          </table:table-cell>
          <table:table-cell table:formula="of:=([.F413]-[.P413])/100*5/3.6" office:value-type="float" office:value="19.4305555555556">
            <text:p>19,4305555556</text:p>
          </table:table-cell>
          <table:table-cell table:formula="of:=HEX2DEC([.C413])" office:value-type="float" office:value="5">
            <text:p>5</text:p>
          </table:table-cell>
          <table:table-cell table:formula="of:=[.P41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6f</text:p>
          </table:table-cell>
          <table:table-cell table:style-name="ce2" office:value-type="string">
            <text:p>05</text:p>
          </table:table-cell>
          <table:table-cell/>
          <table:table-cell table:formula="of:=HEX2DEC([.A414])" office:value-type="float" office:value="180">
            <text:p>180</text:p>
          </table:table-cell>
          <table:table-cell table:formula="of:=256*HEX2DEC([.C414])+HEX2DEC([.B414])" office:value-type="float" office:value="1391">
            <text:p>1391</text:p>
          </table:table-cell>
          <table:table-cell/>
          <table:table-cell table:style-name="Default" office:value-type="float" office:value="2060">
            <text:p>2060</text:p>
          </table:table-cell>
          <table:table-cell table:style-name="Default" office:value-type="float" office:value="7183.597">
            <text:p>7183,597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14]=[.E414];&quot;X&quot;;&quot;&quot;)" office:value-type="string" office:string-value="X">
            <text:p>X</text:p>
          </table:table-cell>
          <table:table-cell table:formula="of:=[.I414]-[.I413]" office:value-type="float" office:value="19.25">
            <text:p>19,25</text:p>
          </table:table-cell>
          <table:table-cell table:formula="of:=[.F414]/[.M414]" office:value-type="float" office:value="72.2597402597403">
            <text:p>72,2597402597</text:p>
          </table:table-cell>
          <table:table-cell table:formula="of:=([.F414]-[.P414])/100*5/3.6" office:value-type="float" office:value="19.25">
            <text:p>19,25</text:p>
          </table:table-cell>
          <table:table-cell table:formula="of:=HEX2DEC([.C414])" office:value-type="float" office:value="5">
            <text:p>5</text:p>
          </table:table-cell>
          <table:table-cell table:formula="of:=[.P41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05</text:p>
          </table:table-cell>
          <table:table-cell/>
          <table:table-cell table:formula="of:=HEX2DEC([.A415])" office:value-type="float" office:value="180">
            <text:p>180</text:p>
          </table:table-cell>
          <table:table-cell table:formula="of:=256*HEX2DEC([.C415])+HEX2DEC([.B415])" office:value-type="float" office:value="1351">
            <text:p>1351</text:p>
          </table:table-cell>
          <table:table-cell/>
          <table:table-cell table:style-name="Default" office:value-type="float" office:value="2065">
            <text:p>2065</text:p>
          </table:table-cell>
          <table:table-cell table:style-name="Default" office:value-type="float" office:value="7202.292">
            <text:p>7202,292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15]=[.E415];&quot;X&quot;;&quot;&quot;)" office:value-type="string" office:string-value="X">
            <text:p>X</text:p>
          </table:table-cell>
          <table:table-cell table:formula="of:=[.I415]-[.I414]" office:value-type="float" office:value="18.6950000000006">
            <text:p>18,695</text:p>
          </table:table-cell>
          <table:table-cell table:formula="of:=[.F415]/[.M415]" office:value-type="float" office:value="72.2653115806341">
            <text:p>72,2653115806</text:p>
          </table:table-cell>
          <table:table-cell table:formula="of:=([.F415]-[.P415])/100*5/3.6" office:value-type="float" office:value="18.6944444444444">
            <text:p>18,6944444444</text:p>
          </table:table-cell>
          <table:table-cell table:formula="of:=HEX2DEC([.C415])" office:value-type="float" office:value="5">
            <text:p>5</text:p>
          </table:table-cell>
          <table:table-cell table:formula="of:=[.P41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3a</text:p>
          </table:table-cell>
          <table:table-cell table:style-name="ce2" office:value-type="string">
            <text:p>05</text:p>
          </table:table-cell>
          <table:table-cell/>
          <table:table-cell table:formula="of:=HEX2DEC([.A416])" office:value-type="float" office:value="180">
            <text:p>180</text:p>
          </table:table-cell>
          <table:table-cell table:formula="of:=256*HEX2DEC([.C416])+HEX2DEC([.B416])" office:value-type="float" office:value="1338">
            <text:p>1338</text:p>
          </table:table-cell>
          <table:table-cell/>
          <table:table-cell table:style-name="Default" office:value-type="float" office:value="2070">
            <text:p>2070</text:p>
          </table:table-cell>
          <table:table-cell table:style-name="Default" office:value-type="float" office:value="7220.805">
            <text:p>7220,805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16]=[.E416];&quot;X&quot;;&quot;&quot;)" office:value-type="string" office:string-value="X">
            <text:p>X</text:p>
          </table:table-cell>
          <table:table-cell table:formula="of:=[.I416]-[.I415]" office:value-type="float" office:value="18.5129999999999">
            <text:p>18,513</text:p>
          </table:table-cell>
          <table:table-cell table:formula="of:=[.F416]/[.M416]" office:value-type="float" office:value="72.2735375141795">
            <text:p>72,2735375142</text:p>
          </table:table-cell>
          <table:table-cell table:formula="of:=([.F416]-[.P416])/100*5/3.6" office:value-type="float" office:value="18.5138888888889">
            <text:p>18,5138888889</text:p>
          </table:table-cell>
          <table:table-cell table:formula="of:=HEX2DEC([.C416])" office:value-type="float" office:value="5">
            <text:p>5</text:p>
          </table:table-cell>
          <table:table-cell table:formula="of:=[.P41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2b</text:p>
          </table:table-cell>
          <table:table-cell table:style-name="ce2" office:value-type="string">
            <text:p>05</text:p>
          </table:table-cell>
          <table:table-cell/>
          <table:table-cell table:formula="of:=HEX2DEC([.A417])" office:value-type="float" office:value="181">
            <text:p>181</text:p>
          </table:table-cell>
          <table:table-cell table:formula="of:=256*HEX2DEC([.C417])+HEX2DEC([.B417])" office:value-type="float" office:value="1323">
            <text:p>1323</text:p>
          </table:table-cell>
          <table:table-cell/>
          <table:table-cell table:style-name="Default" office:value-type="float" office:value="2075">
            <text:p>2075</text:p>
          </table:table-cell>
          <table:table-cell table:style-name="Default" office:value-type="float" office:value="7239.111">
            <text:p>7239,111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417]=[.E417];&quot;X&quot;;&quot;&quot;)" office:value-type="string" office:string-value="X">
            <text:p>X</text:p>
          </table:table-cell>
          <table:table-cell table:formula="of:=[.I417]-[.I416]" office:value-type="float" office:value="18.3059999999996">
            <text:p>18,306</text:p>
          </table:table-cell>
          <table:table-cell table:formula="of:=[.F417]/[.M417]" office:value-type="float" office:value="72.2713864306801">
            <text:p>72,2713864307</text:p>
          </table:table-cell>
          <table:table-cell table:formula="of:=([.F417]-[.P417])/100*5/3.6" office:value-type="float" office:value="18.3055555555556">
            <text:p>18,3055555556</text:p>
          </table:table-cell>
          <table:table-cell table:formula="of:=HEX2DEC([.C417])" office:value-type="float" office:value="5">
            <text:p>5</text:p>
          </table:table-cell>
          <table:table-cell table:formula="of:=[.P41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0d</text:p>
          </table:table-cell>
          <table:table-cell table:style-name="ce2" office:value-type="string">
            <text:p>05</text:p>
          </table:table-cell>
          <table:table-cell/>
          <table:table-cell table:formula="of:=HEX2DEC([.A418])" office:value-type="float" office:value="181">
            <text:p>181</text:p>
          </table:table-cell>
          <table:table-cell table:formula="of:=256*HEX2DEC([.C418])+HEX2DEC([.B418])" office:value-type="float" office:value="1293">
            <text:p>1293</text:p>
          </table:table-cell>
          <table:table-cell/>
          <table:table-cell table:style-name="Default" office:value-type="float" office:value="2080">
            <text:p>2080</text:p>
          </table:table-cell>
          <table:table-cell table:style-name="Default" office:value-type="float" office:value="7257">
            <text:p>7257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418]=[.E418];&quot;X&quot;;&quot;&quot;)" office:value-type="string" office:string-value="X">
            <text:p>X</text:p>
          </table:table-cell>
          <table:table-cell table:formula="of:=[.I418]-[.I417]" office:value-type="float" office:value="17.8890000000001">
            <text:p>17,889</text:p>
          </table:table-cell>
          <table:table-cell table:formula="of:=[.F418]/[.M418]" office:value-type="float" office:value="72.2790541673649">
            <text:p>72,2790541674</text:p>
          </table:table-cell>
          <table:table-cell table:formula="of:=([.F418]-[.P418])/100*5/3.6" office:value-type="float" office:value="17.8888888888889">
            <text:p>17,8888888889</text:p>
          </table:table-cell>
          <table:table-cell table:formula="of:=HEX2DEC([.C418])" office:value-type="float" office:value="5">
            <text:p>5</text:p>
          </table:table-cell>
          <table:table-cell table:formula="of:=[.P41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f7</text:p>
          </table:table-cell>
          <table:table-cell table:style-name="ce2" office:value-type="string">
            <text:p>04</text:p>
          </table:table-cell>
          <table:table-cell/>
          <table:table-cell table:formula="of:=HEX2DEC([.A419])" office:value-type="float" office:value="180">
            <text:p>180</text:p>
          </table:table-cell>
          <table:table-cell table:formula="of:=256*HEX2DEC([.C419])+HEX2DEC([.B419])" office:value-type="float" office:value="1271">
            <text:p>1271</text:p>
          </table:table-cell>
          <table:table-cell/>
          <table:table-cell table:style-name="Default" office:value-type="float" office:value="2085">
            <text:p>2085</text:p>
          </table:table-cell>
          <table:table-cell table:style-name="Default" office:value-type="float" office:value="7274.597">
            <text:p>7274,597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19]=[.E419];&quot;X&quot;;&quot;&quot;)" office:value-type="string" office:string-value="X">
            <text:p>X</text:p>
          </table:table-cell>
          <table:table-cell table:formula="of:=[.I419]-[.I418]" office:value-type="float" office:value="17.5969999999998">
            <text:p>17,597</text:p>
          </table:table-cell>
          <table:table-cell table:formula="of:=[.F419]/[.M419]" office:value-type="float" office:value="72.2282207194418">
            <text:p>72,2282207194</text:p>
          </table:table-cell>
          <table:table-cell table:formula="of:=([.F419]-[.P419])/100*5/3.6" office:value-type="float" office:value="17.5972222222222">
            <text:p>17,5972222222</text:p>
          </table:table-cell>
          <table:table-cell table:formula="of:=HEX2DEC([.C419])" office:value-type="float" office:value="4">
            <text:p>4</text:p>
          </table:table-cell>
          <table:table-cell table:formula="of:=[.P41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f2</text:p>
          </table:table-cell>
          <table:table-cell table:style-name="ce2" office:value-type="string">
            <text:p>04</text:p>
          </table:table-cell>
          <table:table-cell/>
          <table:table-cell table:formula="of:=HEX2DEC([.A420])" office:value-type="float" office:value="176">
            <text:p>176</text:p>
          </table:table-cell>
          <table:table-cell table:formula="of:=256*HEX2DEC([.C420])+HEX2DEC([.B420])" office:value-type="float" office:value="1266">
            <text:p>1266</text:p>
          </table:table-cell>
          <table:table-cell/>
          <table:table-cell table:style-name="Default" office:value-type="float" office:value="2090">
            <text:p>2090</text:p>
          </table:table-cell>
          <table:table-cell table:style-name="Default" office:value-type="float" office:value="7292.125">
            <text:p>7292,125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20]=[.E420];&quot;X&quot;;&quot;&quot;)" office:value-type="string" office:string-value="X">
            <text:p>X</text:p>
          </table:table-cell>
          <table:table-cell table:formula="of:=[.I420]-[.I419]" office:value-type="float" office:value="17.5280000000002">
            <text:p>17,528</text:p>
          </table:table-cell>
          <table:table-cell table:formula="of:=[.F420]/[.M420]" office:value-type="float" office:value="72.2272934732988">
            <text:p>72,2272934733</text:p>
          </table:table-cell>
          <table:table-cell table:formula="of:=([.F420]-[.P420])/100*5/3.6" office:value-type="float" office:value="17.5277777777778">
            <text:p>17,5277777778</text:p>
          </table:table-cell>
          <table:table-cell table:formula="of:=HEX2DEC([.C420])" office:value-type="float" office:value="4">
            <text:p>4</text:p>
          </table:table-cell>
          <table:table-cell table:formula="of:=[.P42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421])" office:value-type="float" office:value="172">
            <text:p>172</text:p>
          </table:table-cell>
          <table:table-cell table:formula="of:=256*HEX2DEC([.C421])+HEX2DEC([.B421])" office:value-type="float" office:value="1239">
            <text:p>1239</text:p>
          </table:table-cell>
          <table:table-cell/>
          <table:table-cell table:style-name="Default" office:value-type="float" office:value="2095">
            <text:p>2095</text:p>
          </table:table-cell>
          <table:table-cell table:style-name="Default" office:value-type="float" office:value="7309.277">
            <text:p>7309,277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421]=[.E421];&quot;X&quot;;&quot;&quot;)" office:value-type="string" office:string-value="X">
            <text:p>X</text:p>
          </table:table-cell>
          <table:table-cell table:formula="of:=[.I421]-[.I420]" office:value-type="float" office:value="17.152">
            <text:p>17,152</text:p>
          </table:table-cell>
          <table:table-cell table:formula="of:=[.F421]/[.M421]" office:value-type="float" office:value="72.2364738805968">
            <text:p>72,2364738806</text:p>
          </table:table-cell>
          <table:table-cell table:formula="of:=([.F421]-[.P421])/100*5/3.6" office:value-type="float" office:value="17.1527777777778">
            <text:p>17,1527777778</text:p>
          </table:table-cell>
          <table:table-cell table:formula="of:=HEX2DEC([.C421])" office:value-type="float" office:value="4">
            <text:p>4</text:p>
          </table:table-cell>
          <table:table-cell table:formula="of:=[.P42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d7</text:p>
          </table:table-cell>
          <table:table-cell table:style-name="ce2" office:value-type="string">
            <text:p>04</text:p>
          </table:table-cell>
          <table:table-cell/>
          <table:table-cell table:formula="of:=HEX2DEC([.A422])" office:value-type="float" office:value="173">
            <text:p>173</text:p>
          </table:table-cell>
          <table:table-cell table:formula="of:=256*HEX2DEC([.C422])+HEX2DEC([.B422])" office:value-type="float" office:value="1239">
            <text:p>1239</text:p>
          </table:table-cell>
          <table:table-cell/>
          <table:table-cell table:style-name="Default" office:value-type="float" office:value="2100">
            <text:p>2100</text:p>
          </table:table-cell>
          <table:table-cell table:style-name="Default" office:value-type="float" office:value="7326.43">
            <text:p>7326,43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422]=[.E422];&quot;X&quot;;&quot;&quot;)" office:value-type="string" office:string-value="X">
            <text:p>X</text:p>
          </table:table-cell>
          <table:table-cell table:formula="of:=[.I422]-[.I421]" office:value-type="float" office:value="17.1530000000002">
            <text:p>17,153</text:p>
          </table:table-cell>
          <table:table-cell table:formula="of:=[.F422]/[.M422]" office:value-type="float" office:value="72.2322625779737">
            <text:p>72,232262578</text:p>
          </table:table-cell>
          <table:table-cell table:formula="of:=([.F422]-[.P422])/100*5/3.6" office:value-type="float" office:value="17.1527777777778">
            <text:p>17,1527777778</text:p>
          </table:table-cell>
          <table:table-cell table:formula="of:=HEX2DEC([.C422])" office:value-type="float" office:value="4">
            <text:p>4</text:p>
          </table:table-cell>
          <table:table-cell table:formula="of:=[.P42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05</text:p>
          </table:table-cell>
          <table:table-cell/>
          <table:table-cell table:formula="of:=HEX2DEC([.A423])" office:value-type="float" office:value="173">
            <text:p>173</text:p>
          </table:table-cell>
          <table:table-cell table:formula="of:=256*HEX2DEC([.C423])+HEX2DEC([.B423])" office:value-type="float" office:value="1305">
            <text:p>1305</text:p>
          </table:table-cell>
          <table:table-cell/>
          <table:table-cell table:style-name="Default" office:value-type="float" office:value="2105">
            <text:p>2105</text:p>
          </table:table-cell>
          <table:table-cell table:style-name="Default" office:value-type="float" office:value="7344.486">
            <text:p>7344,48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423]=[.E423];&quot;X&quot;;&quot;&quot;)" office:value-type="string" office:string-value="X">
            <text:p>X</text:p>
          </table:table-cell>
          <table:table-cell table:formula="of:=[.I423]-[.I422]" office:value-type="float" office:value="18.0559999999996">
            <text:p>18,056</text:p>
          </table:table-cell>
          <table:table-cell table:formula="of:=[.F423]/[.M423]" office:value-type="float" office:value="72.2751439964571">
            <text:p>72,2751439965</text:p>
          </table:table-cell>
          <table:table-cell table:formula="of:=([.F423]-[.P423])/100*5/3.6" office:value-type="float" office:value="18.0555555555556">
            <text:p>18,0555555556</text:p>
          </table:table-cell>
          <table:table-cell table:formula="of:=HEX2DEC([.C423])" office:value-type="float" office:value="5">
            <text:p>5</text:p>
          </table:table-cell>
          <table:table-cell table:formula="of:=[.P42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4d</text:p>
          </table:table-cell>
          <table:table-cell table:style-name="ce2" office:value-type="string">
            <text:p>05</text:p>
          </table:table-cell>
          <table:table-cell/>
          <table:table-cell table:formula="of:=HEX2DEC([.A424])" office:value-type="float" office:value="174">
            <text:p>174</text:p>
          </table:table-cell>
          <table:table-cell table:formula="of:=256*HEX2DEC([.C424])+HEX2DEC([.B424])" office:value-type="float" office:value="1357">
            <text:p>1357</text:p>
          </table:table-cell>
          <table:table-cell/>
          <table:table-cell table:style-name="Default" office:value-type="float" office:value="2110">
            <text:p>2110</text:p>
          </table:table-cell>
          <table:table-cell table:style-name="Default" office:value-type="float" office:value="7363.264">
            <text:p>7363,26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24]=[.E424];&quot;X&quot;;&quot;&quot;)" office:value-type="string" office:string-value="X">
            <text:p>X</text:p>
          </table:table-cell>
          <table:table-cell table:formula="of:=[.I424]-[.I423]" office:value-type="float" office:value="18.7780000000002">
            <text:p>18,778</text:p>
          </table:table-cell>
          <table:table-cell table:formula="of:=[.F424]/[.M424]" office:value-type="float" office:value="72.2654169773129">
            <text:p>72,2654169773</text:p>
          </table:table-cell>
          <table:table-cell table:formula="of:=([.F424]-[.P424])/100*5/3.6" office:value-type="float" office:value="18.7777777777778">
            <text:p>18,7777777778</text:p>
          </table:table-cell>
          <table:table-cell table:formula="of:=HEX2DEC([.C424])" office:value-type="float" office:value="5">
            <text:p>5</text:p>
          </table:table-cell>
          <table:table-cell table:formula="of:=[.P42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05</text:p>
          </table:table-cell>
          <table:table-cell/>
          <table:table-cell table:formula="of:=HEX2DEC([.A425])" office:value-type="float" office:value="176">
            <text:p>176</text:p>
          </table:table-cell>
          <table:table-cell table:formula="of:=256*HEX2DEC([.C425])+HEX2DEC([.B425])" office:value-type="float" office:value="1331">
            <text:p>1331</text:p>
          </table:table-cell>
          <table:table-cell/>
          <table:table-cell table:style-name="Default" office:value-type="float" office:value="2115">
            <text:p>2115</text:p>
          </table:table-cell>
          <table:table-cell table:style-name="Default" office:value-type="float" office:value="7381.68">
            <text:p>7381,6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25]=[.E425];&quot;X&quot;;&quot;&quot;)" office:value-type="string" office:string-value="X">
            <text:p>X</text:p>
          </table:table-cell>
          <table:table-cell table:formula="of:=[.I425]-[.I424]" office:value-type="float" office:value="18.4160000000002">
            <text:p>18,416</text:p>
          </table:table-cell>
          <table:table-cell table:formula="of:=[.F425]/[.M425]" office:value-type="float" office:value="72.2741094700254">
            <text:p>72,27410947</text:p>
          </table:table-cell>
          <table:table-cell table:formula="of:=([.F425]-[.P425])/100*5/3.6" office:value-type="float" office:value="18.4166666666667">
            <text:p>18,4166666667</text:p>
          </table:table-cell>
          <table:table-cell table:formula="of:=HEX2DEC([.C425])" office:value-type="float" office:value="5">
            <text:p>5</text:p>
          </table:table-cell>
          <table:table-cell table:formula="of:=[.P42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0c</text:p>
          </table:table-cell>
          <table:table-cell table:style-name="ce2" office:value-type="string">
            <text:p>05</text:p>
          </table:table-cell>
          <table:table-cell/>
          <table:table-cell table:formula="of:=HEX2DEC([.A426])" office:value-type="float" office:value="177">
            <text:p>177</text:p>
          </table:table-cell>
          <table:table-cell table:formula="of:=256*HEX2DEC([.C426])+HEX2DEC([.B426])" office:value-type="float" office:value="1292">
            <text:p>1292</text:p>
          </table:table-cell>
          <table:table-cell/>
          <table:table-cell table:style-name="Default" office:value-type="float" office:value="2120">
            <text:p>2120</text:p>
          </table:table-cell>
          <table:table-cell table:style-name="Default" office:value-type="float" office:value="7399.555">
            <text:p>7399,555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26]=[.E426];&quot;X&quot;;&quot;&quot;)" office:value-type="string" office:string-value="X">
            <text:p>X</text:p>
          </table:table-cell>
          <table:table-cell table:formula="of:=[.I426]-[.I425]" office:value-type="float" office:value="17.875">
            <text:p>17,875</text:p>
          </table:table-cell>
          <table:table-cell table:formula="of:=[.F426]/[.M426]" office:value-type="float" office:value="72.2797202797203">
            <text:p>72,2797202797</text:p>
          </table:table-cell>
          <table:table-cell table:formula="of:=([.F426]-[.P426])/100*5/3.6" office:value-type="float" office:value="17.875">
            <text:p>17,875</text:p>
          </table:table-cell>
          <table:table-cell table:formula="of:=HEX2DEC([.C426])" office:value-type="float" office:value="5">
            <text:p>5</text:p>
          </table:table-cell>
          <table:table-cell table:formula="of:=[.P42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0c</text:p>
          </table:table-cell>
          <table:table-cell table:style-name="ce2" office:value-type="string">
            <text:p>05</text:p>
          </table:table-cell>
          <table:table-cell/>
          <table:table-cell table:formula="of:=HEX2DEC([.A427])" office:value-type="float" office:value="175">
            <text:p>175</text:p>
          </table:table-cell>
          <table:table-cell table:formula="of:=256*HEX2DEC([.C427])+HEX2DEC([.B427])" office:value-type="float" office:value="1292">
            <text:p>1292</text:p>
          </table:table-cell>
          <table:table-cell/>
          <table:table-cell table:style-name="Default" office:value-type="float" office:value="2125">
            <text:p>2125</text:p>
          </table:table-cell>
          <table:table-cell table:style-name="Default" office:value-type="float" office:value="7417.43">
            <text:p>7417,43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27]=[.E427];&quot;X&quot;;&quot;&quot;)" office:value-type="string" office:string-value="X">
            <text:p>X</text:p>
          </table:table-cell>
          <table:table-cell table:formula="of:=[.I427]-[.I426]" office:value-type="float" office:value="17.875">
            <text:p>17,875</text:p>
          </table:table-cell>
          <table:table-cell table:formula="of:=[.F427]/[.M427]" office:value-type="float" office:value="72.2797202797203">
            <text:p>72,2797202797</text:p>
          </table:table-cell>
          <table:table-cell table:formula="of:=([.F427]-[.P427])/100*5/3.6" office:value-type="float" office:value="17.875">
            <text:p>17,875</text:p>
          </table:table-cell>
          <table:table-cell table:formula="of:=HEX2DEC([.C427])" office:value-type="float" office:value="5">
            <text:p>5</text:p>
          </table:table-cell>
          <table:table-cell table:formula="of:=[.P42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05</text:p>
          </table:table-cell>
          <table:table-cell/>
          <table:table-cell table:formula="of:=HEX2DEC([.A428])" office:value-type="float" office:value="176">
            <text:p>176</text:p>
          </table:table-cell>
          <table:table-cell table:formula="of:=256*HEX2DEC([.C428])+HEX2DEC([.B428])" office:value-type="float" office:value="1365">
            <text:p>1365</text:p>
          </table:table-cell>
          <table:table-cell/>
          <table:table-cell table:style-name="Default" office:value-type="float" office:value="2130">
            <text:p>2130</text:p>
          </table:table-cell>
          <table:table-cell table:style-name="Default" office:value-type="float" office:value="7436.319">
            <text:p>7436,31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28]=[.E428];&quot;X&quot;;&quot;&quot;)" office:value-type="string" office:string-value="X">
            <text:p>X</text:p>
          </table:table-cell>
          <table:table-cell table:formula="of:=[.I428]-[.I427]" office:value-type="float" office:value="18.8890000000001">
            <text:p>18,889</text:p>
          </table:table-cell>
          <table:table-cell table:formula="of:=[.F428]/[.M428]" office:value-type="float" office:value="72.2642807983478">
            <text:p>72,2642807983</text:p>
          </table:table-cell>
          <table:table-cell table:formula="of:=([.F428]-[.P428])/100*5/3.6" office:value-type="float" office:value="18.8888888888889">
            <text:p>18,8888888889</text:p>
          </table:table-cell>
          <table:table-cell table:formula="of:=HEX2DEC([.C428])" office:value-type="float" office:value="5">
            <text:p>5</text:p>
          </table:table-cell>
          <table:table-cell table:formula="of:=[.P42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d4</text:p>
          </table:table-cell>
          <table:table-cell table:style-name="ce2" office:value-type="string">
            <text:p>05</text:p>
          </table:table-cell>
          <table:table-cell/>
          <table:table-cell table:formula="of:=HEX2DEC([.A429])" office:value-type="float" office:value="177">
            <text:p>177</text:p>
          </table:table-cell>
          <table:table-cell table:formula="of:=256*HEX2DEC([.C429])+HEX2DEC([.B429])" office:value-type="float" office:value="1492">
            <text:p>1492</text:p>
          </table:table-cell>
          <table:table-cell/>
          <table:table-cell table:style-name="Default" office:value-type="float" office:value="2135">
            <text:p>2135</text:p>
          </table:table-cell>
          <table:table-cell table:style-name="Default" office:value-type="float" office:value="7456.972">
            <text:p>7456,972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29]=[.E429];&quot;X&quot;;&quot;&quot;)" office:value-type="string" office:string-value="X">
            <text:p>X</text:p>
          </table:table-cell>
          <table:table-cell table:formula="of:=[.I429]-[.I428]" office:value-type="float" office:value="20.6529999999993">
            <text:p>20,653</text:p>
          </table:table-cell>
          <table:table-cell table:formula="of:=[.F429]/[.M429]" office:value-type="float" office:value="72.2413208734832">
            <text:p>72,2413208735</text:p>
          </table:table-cell>
          <table:table-cell table:formula="of:=([.F429]-[.P429])/100*5/3.6" office:value-type="float" office:value="20.6527777777778">
            <text:p>20,6527777778</text:p>
          </table:table-cell>
          <table:table-cell table:formula="of:=HEX2DEC([.C429])" office:value-type="float" office:value="5">
            <text:p>5</text:p>
          </table:table-cell>
          <table:table-cell table:formula="of:=[.P42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a8</text:p>
          </table:table-cell>
          <table:table-cell table:style-name="ce2" office:value-type="string">
            <text:p>05</text:p>
          </table:table-cell>
          <table:table-cell/>
          <table:table-cell table:formula="of:=HEX2DEC([.A430])" office:value-type="float" office:value="179">
            <text:p>179</text:p>
          </table:table-cell>
          <table:table-cell table:formula="of:=256*HEX2DEC([.C430])+HEX2DEC([.B430])" office:value-type="float" office:value="1448">
            <text:p>1448</text:p>
          </table:table-cell>
          <table:table-cell/>
          <table:table-cell table:style-name="Default" office:value-type="float" office:value="2140">
            <text:p>2140</text:p>
          </table:table-cell>
          <table:table-cell table:style-name="Default" office:value-type="float" office:value="7477.013">
            <text:p>7477,013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30]=[.E430];&quot;X&quot;;&quot;&quot;)" office:value-type="string" office:string-value="X">
            <text:p>X</text:p>
          </table:table-cell>
          <table:table-cell table:formula="of:=[.I430]-[.I429]" office:value-type="float" office:value="20.0410000000002">
            <text:p>20,041</text:p>
          </table:table-cell>
          <table:table-cell table:formula="of:=[.F430]/[.M430]" office:value-type="float" office:value="72.2518836385404">
            <text:p>72,2518836385</text:p>
          </table:table-cell>
          <table:table-cell table:formula="of:=([.F430]-[.P430])/100*5/3.6" office:value-type="float" office:value="20.0416666666667">
            <text:p>20,0416666667</text:p>
          </table:table-cell>
          <table:table-cell table:formula="of:=HEX2DEC([.C430])" office:value-type="float" office:value="5">
            <text:p>5</text:p>
          </table:table-cell>
          <table:table-cell table:formula="of:=[.P43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2a</text:p>
          </table:table-cell>
          <table:table-cell table:style-name="ce2" office:value-type="string">
            <text:p>05</text:p>
          </table:table-cell>
          <table:table-cell/>
          <table:table-cell table:formula="of:=HEX2DEC([.A431])" office:value-type="float" office:value="181">
            <text:p>181</text:p>
          </table:table-cell>
          <table:table-cell table:formula="of:=256*HEX2DEC([.C431])+HEX2DEC([.B431])" office:value-type="float" office:value="1322">
            <text:p>1322</text:p>
          </table:table-cell>
          <table:table-cell/>
          <table:table-cell table:style-name="Default" office:value-type="float" office:value="2145">
            <text:p>2145</text:p>
          </table:table-cell>
          <table:table-cell table:style-name="Default" office:value-type="float" office:value="7495.305">
            <text:p>7495,305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431]=[.E431];&quot;X&quot;;&quot;&quot;)" office:value-type="string" office:string-value="X">
            <text:p>X</text:p>
          </table:table-cell>
          <table:table-cell table:formula="of:=[.I431]-[.I430]" office:value-type="float" office:value="18.2920000000004">
            <text:p>18,292</text:p>
          </table:table-cell>
          <table:table-cell table:formula="of:=[.F431]/[.M431]" office:value-type="float" office:value="72.2720314891741">
            <text:p>72,2720314892</text:p>
          </table:table-cell>
          <table:table-cell table:formula="of:=([.F431]-[.P431])/100*5/3.6" office:value-type="float" office:value="18.2916666666667">
            <text:p>18,2916666667</text:p>
          </table:table-cell>
          <table:table-cell table:formula="of:=HEX2DEC([.C431])" office:value-type="float" office:value="5">
            <text:p>5</text:p>
          </table:table-cell>
          <table:table-cell table:formula="of:=[.P43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05</text:p>
          </table:table-cell>
          <table:table-cell/>
          <table:table-cell table:formula="of:=HEX2DEC([.A432])" office:value-type="float" office:value="180">
            <text:p>180</text:p>
          </table:table-cell>
          <table:table-cell table:formula="of:=256*HEX2DEC([.C432])+HEX2DEC([.B432])" office:value-type="float" office:value="1287">
            <text:p>1287</text:p>
          </table:table-cell>
          <table:table-cell/>
          <table:table-cell table:style-name="Default" office:value-type="float" office:value="2150">
            <text:p>2150</text:p>
          </table:table-cell>
          <table:table-cell table:style-name="Default" office:value-type="float" office:value="7513.11">
            <text:p>7513,11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32]=[.E432];&quot;X&quot;;&quot;&quot;)" office:value-type="string" office:string-value="X">
            <text:p>X</text:p>
          </table:table-cell>
          <table:table-cell table:formula="of:=[.I432]-[.I431]" office:value-type="float" office:value="17.8049999999994">
            <text:p>17,805</text:p>
          </table:table-cell>
          <table:table-cell table:formula="of:=[.F432]/[.M432]" office:value-type="float" office:value="72.2830665543412">
            <text:p>72,2830665543</text:p>
          </table:table-cell>
          <table:table-cell table:formula="of:=([.F432]-[.P432])/100*5/3.6" office:value-type="float" office:value="17.8055555555556">
            <text:p>17,8055555556</text:p>
          </table:table-cell>
          <table:table-cell table:formula="of:=HEX2DEC([.C432])" office:value-type="float" office:value="5">
            <text:p>5</text:p>
          </table:table-cell>
          <table:table-cell table:formula="of:=[.P43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4</text:p>
          </table:table-cell>
          <table:table-cell table:style-name="Default" office:value-type="string">
            <text:p>fd</text:p>
          </table:table-cell>
          <table:table-cell table:style-name="ce2" office:value-type="string">
            <text:p>04</text:p>
          </table:table-cell>
          <table:table-cell/>
          <table:table-cell table:formula="of:=HEX2DEC([.A433])" office:value-type="float" office:value="180">
            <text:p>180</text:p>
          </table:table-cell>
          <table:table-cell table:formula="of:=256*HEX2DEC([.C433])+HEX2DEC([.B433])" office:value-type="float" office:value="1277">
            <text:p>1277</text:p>
          </table:table-cell>
          <table:table-cell/>
          <table:table-cell table:style-name="Default" office:value-type="float" office:value="2155">
            <text:p>2155</text:p>
          </table:table-cell>
          <table:table-cell table:style-name="Default" office:value-type="float" office:value="7530.791">
            <text:p>7530,791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33]=[.E433];&quot;X&quot;;&quot;&quot;)" office:value-type="string" office:string-value="X">
            <text:p>X</text:p>
          </table:table-cell>
          <table:table-cell table:formula="of:=[.I433]-[.I432]" office:value-type="float" office:value="17.6810000000005">
            <text:p>17,681</text:p>
          </table:table-cell>
          <table:table-cell table:formula="of:=[.F433]/[.M433]" office:value-type="float" office:value="72.2244216956034">
            <text:p>72,2244216956</text:p>
          </table:table-cell>
          <table:table-cell table:formula="of:=([.F433]-[.P433])/100*5/3.6" office:value-type="float" office:value="17.6805555555556">
            <text:p>17,6805555556</text:p>
          </table:table-cell>
          <table:table-cell table:formula="of:=HEX2DEC([.C433])" office:value-type="float" office:value="4">
            <text:p>4</text:p>
          </table:table-cell>
          <table:table-cell table:formula="of:=[.P43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4</text:p>
          </table:table-cell>
          <table:table-cell table:style-name="Default" office:value-type="string">
            <text:p>fd</text:p>
          </table:table-cell>
          <table:table-cell table:style-name="ce2" office:value-type="string">
            <text:p>04</text:p>
          </table:table-cell>
          <table:table-cell/>
          <table:table-cell table:formula="of:=HEX2DEC([.A434])" office:value-type="float" office:value="180">
            <text:p>180</text:p>
          </table:table-cell>
          <table:table-cell table:formula="of:=256*HEX2DEC([.C434])+HEX2DEC([.B434])" office:value-type="float" office:value="1277">
            <text:p>1277</text:p>
          </table:table-cell>
          <table:table-cell/>
          <table:table-cell table:style-name="Default" office:value-type="float" office:value="2160">
            <text:p>2160</text:p>
          </table:table-cell>
          <table:table-cell table:style-name="Default" office:value-type="float" office:value="7548.472">
            <text:p>7548,472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34]=[.E434];&quot;X&quot;;&quot;&quot;)" office:value-type="string" office:string-value="X">
            <text:p>X</text:p>
          </table:table-cell>
          <table:table-cell table:formula="of:=[.I434]-[.I433]" office:value-type="float" office:value="17.6809999999996">
            <text:p>17,681</text:p>
          </table:table-cell>
          <table:table-cell table:formula="of:=[.F434]/[.M434]" office:value-type="float" office:value="72.2244216956072">
            <text:p>72,2244216956</text:p>
          </table:table-cell>
          <table:table-cell table:formula="of:=([.F434]-[.P434])/100*5/3.6" office:value-type="float" office:value="17.6805555555556">
            <text:p>17,6805555556</text:p>
          </table:table-cell>
          <table:table-cell table:formula="of:=HEX2DEC([.C434])" office:value-type="float" office:value="4">
            <text:p>4</text:p>
          </table:table-cell>
          <table:table-cell table:formula="of:=[.P43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f9</text:p>
          </table:table-cell>
          <table:table-cell table:style-name="ce2" office:value-type="string">
            <text:p>04</text:p>
          </table:table-cell>
          <table:table-cell/>
          <table:table-cell table:formula="of:=HEX2DEC([.A435])" office:value-type="float" office:value="177">
            <text:p>177</text:p>
          </table:table-cell>
          <table:table-cell table:formula="of:=256*HEX2DEC([.C435])+HEX2DEC([.B435])" office:value-type="float" office:value="1273">
            <text:p>1273</text:p>
          </table:table-cell>
          <table:table-cell/>
          <table:table-cell table:style-name="Default" office:value-type="float" office:value="2165">
            <text:p>2165</text:p>
          </table:table-cell>
          <table:table-cell table:style-name="Default" office:value-type="float" office:value="7566.097">
            <text:p>7566,097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35]=[.E435];&quot;X&quot;;&quot;&quot;)" office:value-type="string" office:string-value="X">
            <text:p>X</text:p>
          </table:table-cell>
          <table:table-cell table:formula="of:=[.I435]-[.I434]" office:value-type="float" office:value="17.625">
            <text:p>17,625</text:p>
          </table:table-cell>
          <table:table-cell table:formula="of:=[.F435]/[.M435]" office:value-type="float" office:value="72.2269503546099">
            <text:p>72,2269503546</text:p>
          </table:table-cell>
          <table:table-cell table:formula="of:=([.F435]-[.P435])/100*5/3.6" office:value-type="float" office:value="17.625">
            <text:p>17,625</text:p>
          </table:table-cell>
          <table:table-cell table:formula="of:=HEX2DEC([.C435])" office:value-type="float" office:value="4">
            <text:p>4</text:p>
          </table:table-cell>
          <table:table-cell table:formula="of:=[.P43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f9</text:p>
          </table:table-cell>
          <table:table-cell table:style-name="ce2" office:value-type="string">
            <text:p>04</text:p>
          </table:table-cell>
          <table:table-cell/>
          <table:table-cell table:formula="of:=HEX2DEC([.A436])" office:value-type="float" office:value="178">
            <text:p>178</text:p>
          </table:table-cell>
          <table:table-cell table:formula="of:=256*HEX2DEC([.C436])+HEX2DEC([.B436])" office:value-type="float" office:value="1273">
            <text:p>1273</text:p>
          </table:table-cell>
          <table:table-cell/>
          <table:table-cell table:style-name="Default" office:value-type="float" office:value="2170">
            <text:p>2170</text:p>
          </table:table-cell>
          <table:table-cell table:style-name="Default" office:value-type="float" office:value="7583.722">
            <text:p>7583,722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36]=[.E436];&quot;X&quot;;&quot;&quot;)" office:value-type="string" office:string-value="X">
            <text:p>X</text:p>
          </table:table-cell>
          <table:table-cell table:formula="of:=[.I436]-[.I435]" office:value-type="float" office:value="17.625">
            <text:p>17,625</text:p>
          </table:table-cell>
          <table:table-cell table:formula="of:=[.F436]/[.M436]" office:value-type="float" office:value="72.2269503546099">
            <text:p>72,2269503546</text:p>
          </table:table-cell>
          <table:table-cell table:formula="of:=([.F436]-[.P436])/100*5/3.6" office:value-type="float" office:value="17.625">
            <text:p>17,625</text:p>
          </table:table-cell>
          <table:table-cell table:formula="of:=HEX2DEC([.C436])" office:value-type="float" office:value="4">
            <text:p>4</text:p>
          </table:table-cell>
          <table:table-cell table:formula="of:=[.P43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3</text:p>
          </table:table-cell>
          <table:table-cell table:style-name="Default" office:value-type="string">
            <text:p>fd</text:p>
          </table:table-cell>
          <table:table-cell table:style-name="ce2" office:value-type="string">
            <text:p>04</text:p>
          </table:table-cell>
          <table:table-cell/>
          <table:table-cell table:formula="of:=HEX2DEC([.A437])" office:value-type="float" office:value="179">
            <text:p>179</text:p>
          </table:table-cell>
          <table:table-cell table:formula="of:=256*HEX2DEC([.C437])+HEX2DEC([.B437])" office:value-type="float" office:value="1277">
            <text:p>1277</text:p>
          </table:table-cell>
          <table:table-cell/>
          <table:table-cell table:style-name="Default" office:value-type="float" office:value="2175">
            <text:p>2175</text:p>
          </table:table-cell>
          <table:table-cell table:style-name="Default" office:value-type="float" office:value="7601.402">
            <text:p>7601,402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37]=[.E437];&quot;X&quot;;&quot;&quot;)" office:value-type="string" office:string-value="X">
            <text:p>X</text:p>
          </table:table-cell>
          <table:table-cell table:formula="of:=[.I437]-[.I436]" office:value-type="float" office:value="17.6800000000003">
            <text:p>17,68</text:p>
          </table:table-cell>
          <table:table-cell table:formula="of:=[.F437]/[.M437]" office:value-type="float" office:value="72.2285067873291">
            <text:p>72,2285067873</text:p>
          </table:table-cell>
          <table:table-cell table:formula="of:=([.F437]-[.P437])/100*5/3.6" office:value-type="float" office:value="17.6805555555556">
            <text:p>17,6805555556</text:p>
          </table:table-cell>
          <table:table-cell table:formula="of:=HEX2DEC([.C437])" office:value-type="float" office:value="4">
            <text:p>4</text:p>
          </table:table-cell>
          <table:table-cell table:formula="of:=[.P43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5</text:p>
          </table:table-cell>
          <table:table-cell/>
          <table:table-cell table:formula="of:=HEX2DEC([.A438])" office:value-type="float" office:value="180">
            <text:p>180</text:p>
          </table:table-cell>
          <table:table-cell table:formula="of:=256*HEX2DEC([.C438])+HEX2DEC([.B438])" office:value-type="float" office:value="1283">
            <text:p>1283</text:p>
          </table:table-cell>
          <table:table-cell/>
          <table:table-cell table:style-name="Default" office:value-type="float" office:value="2180">
            <text:p>2180</text:p>
          </table:table-cell>
          <table:table-cell table:style-name="Default" office:value-type="float" office:value="7619.152">
            <text:p>7619,152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38]=[.E438];&quot;X&quot;;&quot;&quot;)" office:value-type="string" office:string-value="X">
            <text:p>X</text:p>
          </table:table-cell>
          <table:table-cell table:formula="of:=[.I438]-[.I437]" office:value-type="float" office:value="17.75">
            <text:p>17,75</text:p>
          </table:table-cell>
          <table:table-cell table:formula="of:=[.F438]/[.M438]" office:value-type="float" office:value="72.2816901408451">
            <text:p>72,2816901408</text:p>
          </table:table-cell>
          <table:table-cell table:formula="of:=([.F438]-[.P438])/100*5/3.6" office:value-type="float" office:value="17.75">
            <text:p>17,75</text:p>
          </table:table-cell>
          <table:table-cell table:formula="of:=HEX2DEC([.C438])" office:value-type="float" office:value="5">
            <text:p>5</text:p>
          </table:table-cell>
          <table:table-cell table:formula="of:=[.P43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f8</text:p>
          </table:table-cell>
          <table:table-cell table:style-name="ce2" office:value-type="string">
            <text:p>04</text:p>
          </table:table-cell>
          <table:table-cell/>
          <table:table-cell table:formula="of:=HEX2DEC([.A439])" office:value-type="float" office:value="180">
            <text:p>180</text:p>
          </table:table-cell>
          <table:table-cell table:formula="of:=256*HEX2DEC([.C439])+HEX2DEC([.B439])" office:value-type="float" office:value="1272">
            <text:p>1272</text:p>
          </table:table-cell>
          <table:table-cell/>
          <table:table-cell table:style-name="Default" office:value-type="float" office:value="2185">
            <text:p>2185</text:p>
          </table:table-cell>
          <table:table-cell table:style-name="Default" office:value-type="float" office:value="7636.764">
            <text:p>7636,764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439]=[.E439];&quot;X&quot;;&quot;&quot;)" office:value-type="string" office:string-value="X">
            <text:p>X</text:p>
          </table:table-cell>
          <table:table-cell table:formula="of:=[.I439]-[.I438]" office:value-type="float" office:value="17.6120000000001">
            <text:p>17,612</text:p>
          </table:table-cell>
          <table:table-cell table:formula="of:=[.F439]/[.M439]" office:value-type="float" office:value="72.2234839881895">
            <text:p>72,2234839882</text:p>
          </table:table-cell>
          <table:table-cell table:formula="of:=([.F439]-[.P439])/100*5/3.6" office:value-type="float" office:value="17.6111111111111">
            <text:p>17,6111111111</text:p>
          </table:table-cell>
          <table:table-cell table:formula="of:=HEX2DEC([.C439])" office:value-type="float" office:value="4">
            <text:p>4</text:p>
          </table:table-cell>
          <table:table-cell table:formula="of:=[.P43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3</text:p>
          </table:table-cell>
          <table:table-cell table:style-name="Default" office:value-type="string">
            <text:p>ea</text:p>
          </table:table-cell>
          <table:table-cell table:style-name="ce2" office:value-type="string">
            <text:p>04</text:p>
          </table:table-cell>
          <table:table-cell/>
          <table:table-cell table:formula="of:=HEX2DEC([.A440])" office:value-type="float" office:value="179">
            <text:p>179</text:p>
          </table:table-cell>
          <table:table-cell table:formula="of:=256*HEX2DEC([.C440])+HEX2DEC([.B440])" office:value-type="float" office:value="1258">
            <text:p>1258</text:p>
          </table:table-cell>
          <table:table-cell/>
          <table:table-cell table:style-name="Default" office:value-type="float" office:value="2190">
            <text:p>2190</text:p>
          </table:table-cell>
          <table:table-cell table:style-name="Default" office:value-type="float" office:value="7654.18">
            <text:p>7654,18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40]=[.E440];&quot;X&quot;;&quot;&quot;)" office:value-type="string" office:string-value="X">
            <text:p>X</text:p>
          </table:table-cell>
          <table:table-cell table:formula="of:=[.I440]-[.I439]" office:value-type="float" office:value="17.4160000000002">
            <text:p>17,416</text:p>
          </table:table-cell>
          <table:table-cell table:formula="of:=[.F440]/[.M440]" office:value-type="float" office:value="72.2324299494711">
            <text:p>72,2324299495</text:p>
          </table:table-cell>
          <table:table-cell table:formula="of:=([.F440]-[.P440])/100*5/3.6" office:value-type="float" office:value="17.4166666666667">
            <text:p>17,4166666667</text:p>
          </table:table-cell>
          <table:table-cell table:formula="of:=HEX2DEC([.C440])" office:value-type="float" office:value="4">
            <text:p>4</text:p>
          </table:table-cell>
          <table:table-cell table:formula="of:=[.P44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da</text:p>
          </table:table-cell>
          <table:table-cell table:style-name="ce2" office:value-type="string">
            <text:p>04</text:p>
          </table:table-cell>
          <table:table-cell/>
          <table:table-cell table:formula="of:=HEX2DEC([.A441])" office:value-type="float" office:value="178">
            <text:p>178</text:p>
          </table:table-cell>
          <table:table-cell table:formula="of:=256*HEX2DEC([.C441])+HEX2DEC([.B441])" office:value-type="float" office:value="1242">
            <text:p>1242</text:p>
          </table:table-cell>
          <table:table-cell/>
          <table:table-cell table:style-name="Default" office:value-type="float" office:value="2195">
            <text:p>2195</text:p>
          </table:table-cell>
          <table:table-cell table:style-name="Default" office:value-type="float" office:value="7671.375">
            <text:p>7671,375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41]=[.E441];&quot;X&quot;;&quot;&quot;)" office:value-type="string" office:string-value="X">
            <text:p>X</text:p>
          </table:table-cell>
          <table:table-cell table:formula="of:=[.I441]-[.I440]" office:value-type="float" office:value="17.1949999999997">
            <text:p>17,195</text:p>
          </table:table-cell>
          <table:table-cell table:formula="of:=[.F441]/[.M441]" office:value-type="float" office:value="72.2302995056715">
            <text:p>72,2302995057</text:p>
          </table:table-cell>
          <table:table-cell table:formula="of:=([.F441]-[.P441])/100*5/3.6" office:value-type="float" office:value="17.1944444444444">
            <text:p>17,1944444444</text:p>
          </table:table-cell>
          <table:table-cell table:formula="of:=HEX2DEC([.C441])" office:value-type="float" office:value="4">
            <text:p>4</text:p>
          </table:table-cell>
          <table:table-cell table:formula="of:=[.P44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442])" office:value-type="float" office:value="176">
            <text:p>176</text:p>
          </table:table-cell>
          <table:table-cell table:formula="of:=256*HEX2DEC([.C442])+HEX2DEC([.B442])" office:value-type="float" office:value="1232">
            <text:p>1232</text:p>
          </table:table-cell>
          <table:table-cell/>
          <table:table-cell table:style-name="Default" office:value-type="float" office:value="2200">
            <text:p>2200</text:p>
          </table:table-cell>
          <table:table-cell table:style-name="Default" office:value-type="float" office:value="7688.43">
            <text:p>7688,43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42]=[.E442];&quot;X&quot;;&quot;&quot;)" office:value-type="string" office:string-value="X">
            <text:p>X</text:p>
          </table:table-cell>
          <table:table-cell table:formula="of:=[.I442]-[.I441]" office:value-type="float" office:value="17.0550000000003">
            <text:p>17,055</text:p>
          </table:table-cell>
          <table:table-cell table:formula="of:=[.F442]/[.M442]" office:value-type="float" office:value="72.2368806801512">
            <text:p>72,2368806802</text:p>
          </table:table-cell>
          <table:table-cell table:formula="of:=([.F442]-[.P442])/100*5/3.6" office:value-type="float" office:value="17.0555555555556">
            <text:p>17,0555555556</text:p>
          </table:table-cell>
          <table:table-cell table:formula="of:=HEX2DEC([.C442])" office:value-type="float" office:value="4">
            <text:p>4</text:p>
          </table:table-cell>
          <table:table-cell table:formula="of:=[.P44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4</text:p>
          </table:table-cell>
          <table:table-cell/>
          <table:table-cell table:formula="of:=HEX2DEC([.A443])" office:value-type="float" office:value="175">
            <text:p>175</text:p>
          </table:table-cell>
          <table:table-cell table:formula="of:=256*HEX2DEC([.C443])+HEX2DEC([.B443])" office:value-type="float" office:value="1234">
            <text:p>1234</text:p>
          </table:table-cell>
          <table:table-cell/>
          <table:table-cell table:style-name="Default" office:value-type="float" office:value="2205">
            <text:p>2205</text:p>
          </table:table-cell>
          <table:table-cell table:style-name="Default" office:value-type="float" office:value="7705.514">
            <text:p>7705,514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43]=[.E443];&quot;X&quot;;&quot;&quot;)" office:value-type="string" office:string-value="X">
            <text:p>X</text:p>
          </table:table-cell>
          <table:table-cell table:formula="of:=[.I443]-[.I442]" office:value-type="float" office:value="17.0839999999998">
            <text:p>17,084</text:p>
          </table:table-cell>
          <table:table-cell table:formula="of:=[.F443]/[.M443]" office:value-type="float" office:value="72.2313275579497">
            <text:p>72,2313275579</text:p>
          </table:table-cell>
          <table:table-cell table:formula="of:=([.F443]-[.P443])/100*5/3.6" office:value-type="float" office:value="17.0833333333333">
            <text:p>17,0833333333</text:p>
          </table:table-cell>
          <table:table-cell table:formula="of:=HEX2DEC([.C443])" office:value-type="float" office:value="4">
            <text:p>4</text:p>
          </table:table-cell>
          <table:table-cell table:formula="of:=[.P44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444])" office:value-type="float" office:value="174">
            <text:p>174</text:p>
          </table:table-cell>
          <table:table-cell table:formula="of:=256*HEX2DEC([.C444])+HEX2DEC([.B444])" office:value-type="float" office:value="1240">
            <text:p>1240</text:p>
          </table:table-cell>
          <table:table-cell/>
          <table:table-cell table:style-name="Default" office:value-type="float" office:value="2210">
            <text:p>2210</text:p>
          </table:table-cell>
          <table:table-cell table:style-name="Default" office:value-type="float" office:value="7722.68">
            <text:p>7722,6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44]=[.E444];&quot;X&quot;;&quot;&quot;)" office:value-type="string" office:string-value="X">
            <text:p>X</text:p>
          </table:table-cell>
          <table:table-cell table:formula="of:=[.I444]-[.I443]" office:value-type="float" office:value="17.1660000000002">
            <text:p>17,166</text:p>
          </table:table-cell>
          <table:table-cell table:formula="of:=[.F444]/[.M444]" office:value-type="float" office:value="72.2358149831054">
            <text:p>72,2358149831</text:p>
          </table:table-cell>
          <table:table-cell table:formula="of:=([.F444]-[.P444])/100*5/3.6" office:value-type="float" office:value="17.1666666666667">
            <text:p>17,1666666667</text:p>
          </table:table-cell>
          <table:table-cell table:formula="of:=HEX2DEC([.C444])" office:value-type="float" office:value="4">
            <text:p>4</text:p>
          </table:table-cell>
          <table:table-cell table:formula="of:=[.P44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d</text:p>
          </table:table-cell>
          <table:table-cell table:style-name="ce2" office:value-type="string">
            <text:p>04</text:p>
          </table:table-cell>
          <table:table-cell/>
          <table:table-cell table:formula="of:=HEX2DEC([.A445])" office:value-type="float" office:value="175">
            <text:p>175</text:p>
          </table:table-cell>
          <table:table-cell table:formula="of:=256*HEX2DEC([.C445])+HEX2DEC([.B445])" office:value-type="float" office:value="1245">
            <text:p>1245</text:p>
          </table:table-cell>
          <table:table-cell/>
          <table:table-cell table:style-name="Default" office:value-type="float" office:value="2215">
            <text:p>2215</text:p>
          </table:table-cell>
          <table:table-cell table:style-name="Default" office:value-type="float" office:value="7739.917">
            <text:p>7739,917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45]=[.E445];&quot;X&quot;;&quot;&quot;)" office:value-type="string" office:string-value="X">
            <text:p>X</text:p>
          </table:table-cell>
          <table:table-cell table:formula="of:=[.I445]-[.I444]" office:value-type="float" office:value="17.2370000000001">
            <text:p>17,237</text:p>
          </table:table-cell>
          <table:table-cell table:formula="of:=[.F445]/[.M445]" office:value-type="float" office:value="72.2283459998836">
            <text:p>72,2283459999</text:p>
          </table:table-cell>
          <table:table-cell table:formula="of:=([.F445]-[.P445])/100*5/3.6" office:value-type="float" office:value="17.2361111111111">
            <text:p>17,2361111111</text:p>
          </table:table-cell>
          <table:table-cell table:formula="of:=HEX2DEC([.C445])" office:value-type="float" office:value="4">
            <text:p>4</text:p>
          </table:table-cell>
          <table:table-cell table:formula="of:=[.P44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446])" office:value-type="float" office:value="176">
            <text:p>176</text:p>
          </table:table-cell>
          <table:table-cell table:formula="of:=256*HEX2DEC([.C446])+HEX2DEC([.B446])" office:value-type="float" office:value="1249">
            <text:p>1249</text:p>
          </table:table-cell>
          <table:table-cell/>
          <table:table-cell table:style-name="Default" office:value-type="float" office:value="2220">
            <text:p>2220</text:p>
          </table:table-cell>
          <table:table-cell table:style-name="Default" office:value-type="float" office:value="7757.208">
            <text:p>7757,20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46]=[.E446];&quot;X&quot;;&quot;&quot;)" office:value-type="string" office:string-value="X">
            <text:p>X</text:p>
          </table:table-cell>
          <table:table-cell table:formula="of:=[.I446]-[.I445]" office:value-type="float" office:value="17.2909999999993">
            <text:p>17,291</text:p>
          </table:table-cell>
          <table:table-cell table:formula="of:=[.F446]/[.M446]" office:value-type="float" office:value="72.234110230759">
            <text:p>72,2341102308</text:p>
          </table:table-cell>
          <table:table-cell table:formula="of:=([.F446]-[.P446])/100*5/3.6" office:value-type="float" office:value="17.2916666666667">
            <text:p>17,2916666667</text:p>
          </table:table-cell>
          <table:table-cell table:formula="of:=HEX2DEC([.C446])" office:value-type="float" office:value="4">
            <text:p>4</text:p>
          </table:table-cell>
          <table:table-cell table:formula="of:=[.P44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e0</text:p>
          </table:table-cell>
          <table:table-cell table:style-name="ce2" office:value-type="string">
            <text:p>04</text:p>
          </table:table-cell>
          <table:table-cell/>
          <table:table-cell table:formula="of:=HEX2DEC([.A447])" office:value-type="float" office:value="177">
            <text:p>177</text:p>
          </table:table-cell>
          <table:table-cell table:formula="of:=256*HEX2DEC([.C447])+HEX2DEC([.B447])" office:value-type="float" office:value="1248">
            <text:p>1248</text:p>
          </table:table-cell>
          <table:table-cell/>
          <table:table-cell table:style-name="Default" office:value-type="float" office:value="2225">
            <text:p>2225</text:p>
          </table:table-cell>
          <table:table-cell table:style-name="Default" office:value-type="float" office:value="7774.486">
            <text:p>7774,486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47]=[.E447];&quot;X&quot;;&quot;&quot;)" office:value-type="string" office:string-value="X">
            <text:p>X</text:p>
          </table:table-cell>
          <table:table-cell table:formula="of:=[.I447]-[.I446]" office:value-type="float" office:value="17.2780000000002">
            <text:p>17,278</text:p>
          </table:table-cell>
          <table:table-cell table:formula="of:=[.F447]/[.M447]" office:value-type="float" office:value="72.2305822433142">
            <text:p>72,2305822433</text:p>
          </table:table-cell>
          <table:table-cell table:formula="of:=([.F447]-[.P447])/100*5/3.6" office:value-type="float" office:value="17.2777777777778">
            <text:p>17,2777777778</text:p>
          </table:table-cell>
          <table:table-cell table:formula="of:=HEX2DEC([.C447])" office:value-type="float" office:value="4">
            <text:p>4</text:p>
          </table:table-cell>
          <table:table-cell table:formula="of:=[.P44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fc</text:p>
          </table:table-cell>
          <table:table-cell table:style-name="ce2" office:value-type="string">
            <text:p>04</text:p>
          </table:table-cell>
          <table:table-cell/>
          <table:table-cell table:formula="of:=HEX2DEC([.A448])" office:value-type="float" office:value="178">
            <text:p>178</text:p>
          </table:table-cell>
          <table:table-cell table:formula="of:=256*HEX2DEC([.C448])+HEX2DEC([.B448])" office:value-type="float" office:value="1276">
            <text:p>1276</text:p>
          </table:table-cell>
          <table:table-cell/>
          <table:table-cell table:style-name="Default" office:value-type="float" office:value="2230">
            <text:p>2230</text:p>
          </table:table-cell>
          <table:table-cell table:style-name="Default" office:value-type="float" office:value="7792.152">
            <text:p>7792,152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48]=[.E448];&quot;X&quot;;&quot;&quot;)" office:value-type="string" office:string-value="X">
            <text:p>X</text:p>
          </table:table-cell>
          <table:table-cell table:formula="of:=[.I448]-[.I447]" office:value-type="float" office:value="17.6660000000002">
            <text:p>17,666</text:p>
          </table:table-cell>
          <table:table-cell table:formula="of:=[.F448]/[.M448]" office:value-type="float" office:value="72.2291407222907">
            <text:p>72,2291407223</text:p>
          </table:table-cell>
          <table:table-cell table:formula="of:=([.F448]-[.P448])/100*5/3.6" office:value-type="float" office:value="17.6666666666667">
            <text:p>17,6666666667</text:p>
          </table:table-cell>
          <table:table-cell table:formula="of:=HEX2DEC([.C448])" office:value-type="float" office:value="4">
            <text:p>4</text:p>
          </table:table-cell>
          <table:table-cell table:formula="of:=[.P44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e7</text:p>
          </table:table-cell>
          <table:table-cell table:style-name="ce2" office:value-type="string">
            <text:p>04</text:p>
          </table:table-cell>
          <table:table-cell/>
          <table:table-cell table:formula="of:=HEX2DEC([.A449])" office:value-type="float" office:value="179">
            <text:p>179</text:p>
          </table:table-cell>
          <table:table-cell table:formula="of:=256*HEX2DEC([.C449])+HEX2DEC([.B449])" office:value-type="float" office:value="1255">
            <text:p>1255</text:p>
          </table:table-cell>
          <table:table-cell/>
          <table:table-cell table:style-name="Default" office:value-type="float" office:value="2235">
            <text:p>2235</text:p>
          </table:table-cell>
          <table:table-cell table:style-name="Default" office:value-type="float" office:value="7809.527">
            <text:p>7809,527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49]=[.E449];&quot;X&quot;;&quot;&quot;)" office:value-type="string" office:string-value="X">
            <text:p>X</text:p>
          </table:table-cell>
          <table:table-cell table:formula="of:=[.I449]-[.I448]" office:value-type="float" office:value="17.375">
            <text:p>17,375</text:p>
          </table:table-cell>
          <table:table-cell table:formula="of:=[.F449]/[.M449]" office:value-type="float" office:value="72.2302158273381">
            <text:p>72,2302158273</text:p>
          </table:table-cell>
          <table:table-cell table:formula="of:=([.F449]-[.P449])/100*5/3.6" office:value-type="float" office:value="17.375">
            <text:p>17,375</text:p>
          </table:table-cell>
          <table:table-cell table:formula="of:=HEX2DEC([.C449])" office:value-type="float" office:value="4">
            <text:p>4</text:p>
          </table:table-cell>
          <table:table-cell table:formula="of:=[.P44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450])" office:value-type="float" office:value="177">
            <text:p>177</text:p>
          </table:table-cell>
          <table:table-cell table:formula="of:=256*HEX2DEC([.C450])+HEX2DEC([.B450])" office:value-type="float" office:value="1238">
            <text:p>1238</text:p>
          </table:table-cell>
          <table:table-cell/>
          <table:table-cell table:style-name="Default" office:value-type="float" office:value="2240">
            <text:p>2240</text:p>
          </table:table-cell>
          <table:table-cell table:style-name="Default" office:value-type="float" office:value="7826.666">
            <text:p>7826,666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50]=[.E450];&quot;X&quot;;&quot;&quot;)" office:value-type="string" office:string-value="X">
            <text:p>X</text:p>
          </table:table-cell>
          <table:table-cell table:formula="of:=[.I450]-[.I449]" office:value-type="float" office:value="17.1390000000001">
            <text:p>17,139</text:p>
          </table:table-cell>
          <table:table-cell table:formula="of:=[.F450]/[.M450]" office:value-type="float" office:value="72.2329190734577">
            <text:p>72,2329190735</text:p>
          </table:table-cell>
          <table:table-cell table:formula="of:=([.F450]-[.P450])/100*5/3.6" office:value-type="float" office:value="17.1388888888889">
            <text:p>17,1388888889</text:p>
          </table:table-cell>
          <table:table-cell table:formula="of:=HEX2DEC([.C450])" office:value-type="float" office:value="4">
            <text:p>4</text:p>
          </table:table-cell>
          <table:table-cell table:formula="of:=[.P45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c2</text:p>
          </table:table-cell>
          <table:table-cell table:style-name="ce2" office:value-type="string">
            <text:p>04</text:p>
          </table:table-cell>
          <table:table-cell/>
          <table:table-cell table:formula="of:=HEX2DEC([.A451])" office:value-type="float" office:value="177">
            <text:p>177</text:p>
          </table:table-cell>
          <table:table-cell table:formula="of:=256*HEX2DEC([.C451])+HEX2DEC([.B451])" office:value-type="float" office:value="1218">
            <text:p>1218</text:p>
          </table:table-cell>
          <table:table-cell/>
          <table:table-cell table:style-name="Default" office:value-type="float" office:value="2245">
            <text:p>2245</text:p>
          </table:table-cell>
          <table:table-cell table:style-name="Default" office:value-type="float" office:value="7843.527">
            <text:p>7843,527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51]=[.E451];&quot;X&quot;;&quot;&quot;)" office:value-type="string" office:string-value="X">
            <text:p>X</text:p>
          </table:table-cell>
          <table:table-cell table:formula="of:=[.I451]-[.I450]" office:value-type="float" office:value="16.8609999999999">
            <text:p>16,861</text:p>
          </table:table-cell>
          <table:table-cell table:formula="of:=[.F451]/[.M451]" office:value-type="float" office:value="72.2377083209779">
            <text:p>72,237708321</text:p>
          </table:table-cell>
          <table:table-cell table:formula="of:=([.F451]-[.P451])/100*5/3.6" office:value-type="float" office:value="16.8611111111111">
            <text:p>16,8611111111</text:p>
          </table:table-cell>
          <table:table-cell table:formula="of:=HEX2DEC([.C451])" office:value-type="float" office:value="4">
            <text:p>4</text:p>
          </table:table-cell>
          <table:table-cell table:formula="of:=[.P45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3</text:p>
          </table:table-cell>
          <table:table-cell table:style-name="Default" office:value-type="string">
            <text:p>db</text:p>
          </table:table-cell>
          <table:table-cell table:style-name="ce2" office:value-type="string">
            <text:p>04</text:p>
          </table:table-cell>
          <table:table-cell/>
          <table:table-cell table:formula="of:=HEX2DEC([.A452])" office:value-type="float" office:value="179">
            <text:p>179</text:p>
          </table:table-cell>
          <table:table-cell table:formula="of:=256*HEX2DEC([.C452])+HEX2DEC([.B452])" office:value-type="float" office:value="1243">
            <text:p>1243</text:p>
          </table:table-cell>
          <table:table-cell/>
          <table:table-cell table:style-name="Default" office:value-type="float" office:value="2250">
            <text:p>2250</text:p>
          </table:table-cell>
          <table:table-cell table:style-name="Default" office:value-type="float" office:value="7860.736">
            <text:p>7860,736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52]=[.E452];&quot;X&quot;;&quot;&quot;)" office:value-type="string" office:string-value="X">
            <text:p>X</text:p>
          </table:table-cell>
          <table:table-cell table:formula="of:=[.I452]-[.I451]" office:value-type="float" office:value="17.2089999999998">
            <text:p>17,209</text:p>
          </table:table-cell>
          <table:table-cell table:formula="of:=[.F452]/[.M452]" office:value-type="float" office:value="72.229647277588">
            <text:p>72,2296472776</text:p>
          </table:table-cell>
          <table:table-cell table:formula="of:=([.F452]-[.P452])/100*5/3.6" office:value-type="float" office:value="17.2083333333333">
            <text:p>17,2083333333</text:p>
          </table:table-cell>
          <table:table-cell table:formula="of:=HEX2DEC([.C452])" office:value-type="float" office:value="4">
            <text:p>4</text:p>
          </table:table-cell>
          <table:table-cell table:formula="of:=[.P45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e9</text:p>
          </table:table-cell>
          <table:table-cell table:style-name="ce2" office:value-type="string">
            <text:p>04</text:p>
          </table:table-cell>
          <table:table-cell/>
          <table:table-cell table:formula="of:=HEX2DEC([.A453])" office:value-type="float" office:value="179">
            <text:p>179</text:p>
          </table:table-cell>
          <table:table-cell table:formula="of:=256*HEX2DEC([.C453])+HEX2DEC([.B453])" office:value-type="float" office:value="1257">
            <text:p>1257</text:p>
          </table:table-cell>
          <table:table-cell/>
          <table:table-cell table:style-name="Default" office:value-type="float" office:value="2255">
            <text:p>2255</text:p>
          </table:table-cell>
          <table:table-cell table:style-name="Default" office:value-type="float" office:value="7878.139">
            <text:p>7878,139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53]=[.E453];&quot;X&quot;;&quot;&quot;)" office:value-type="string" office:string-value="X">
            <text:p>X</text:p>
          </table:table-cell>
          <table:table-cell table:formula="of:=[.I453]-[.I452]" office:value-type="float" office:value="17.4030000000002">
            <text:p>17,403</text:p>
          </table:table-cell>
          <table:table-cell table:formula="of:=[.F453]/[.M453]" office:value-type="float" office:value="72.2289260472322">
            <text:p>72,2289260472</text:p>
          </table:table-cell>
          <table:table-cell table:formula="of:=([.F453]-[.P453])/100*5/3.6" office:value-type="float" office:value="17.4027777777778">
            <text:p>17,4027777778</text:p>
          </table:table-cell>
          <table:table-cell table:formula="of:=HEX2DEC([.C453])" office:value-type="float" office:value="4">
            <text:p>4</text:p>
          </table:table-cell>
          <table:table-cell table:formula="of:=[.P45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454])" office:value-type="float" office:value="178">
            <text:p>178</text:p>
          </table:table-cell>
          <table:table-cell table:formula="of:=256*HEX2DEC([.C454])+HEX2DEC([.B454])" office:value-type="float" office:value="1240">
            <text:p>1240</text:p>
          </table:table-cell>
          <table:table-cell/>
          <table:table-cell table:style-name="Default" office:value-type="float" office:value="2260">
            <text:p>2260</text:p>
          </table:table-cell>
          <table:table-cell table:style-name="Default" office:value-type="float" office:value="7895.305">
            <text:p>7895,305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54]=[.E454];&quot;X&quot;;&quot;&quot;)" office:value-type="string" office:string-value="X">
            <text:p>X</text:p>
          </table:table-cell>
          <table:table-cell table:formula="of:=[.I454]-[.I453]" office:value-type="float" office:value="17.1660000000002">
            <text:p>17,166</text:p>
          </table:table-cell>
          <table:table-cell table:formula="of:=[.F454]/[.M454]" office:value-type="float" office:value="72.2358149831054">
            <text:p>72,2358149831</text:p>
          </table:table-cell>
          <table:table-cell table:formula="of:=([.F454]-[.P454])/100*5/3.6" office:value-type="float" office:value="17.1666666666667">
            <text:p>17,1666666667</text:p>
          </table:table-cell>
          <table:table-cell table:formula="of:=HEX2DEC([.C454])" office:value-type="float" office:value="4">
            <text:p>4</text:p>
          </table:table-cell>
          <table:table-cell table:formula="of:=[.P45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455])" office:value-type="float" office:value="177">
            <text:p>177</text:p>
          </table:table-cell>
          <table:table-cell table:formula="of:=256*HEX2DEC([.C455])+HEX2DEC([.B455])" office:value-type="float" office:value="1238">
            <text:p>1238</text:p>
          </table:table-cell>
          <table:table-cell/>
          <table:table-cell table:style-name="Default" office:value-type="float" office:value="2265">
            <text:p>2265</text:p>
          </table:table-cell>
          <table:table-cell table:style-name="Default" office:value-type="float" office:value="7912.444">
            <text:p>7912,444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55]=[.E455];&quot;X&quot;;&quot;&quot;)" office:value-type="string" office:string-value="X">
            <text:p>X</text:p>
          </table:table-cell>
          <table:table-cell table:formula="of:=[.I455]-[.I454]" office:value-type="float" office:value="17.1390000000001">
            <text:p>17,139</text:p>
          </table:table-cell>
          <table:table-cell table:formula="of:=[.F455]/[.M455]" office:value-type="float" office:value="72.2329190734577">
            <text:p>72,2329190735</text:p>
          </table:table-cell>
          <table:table-cell table:formula="of:=([.F455]-[.P455])/100*5/3.6" office:value-type="float" office:value="17.1388888888889">
            <text:p>17,1388888889</text:p>
          </table:table-cell>
          <table:table-cell table:formula="of:=HEX2DEC([.C455])" office:value-type="float" office:value="4">
            <text:p>4</text:p>
          </table:table-cell>
          <table:table-cell table:formula="of:=[.P45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da</text:p>
          </table:table-cell>
          <table:table-cell table:style-name="ce2" office:value-type="string">
            <text:p>04</text:p>
          </table:table-cell>
          <table:table-cell/>
          <table:table-cell table:formula="of:=HEX2DEC([.A456])" office:value-type="float" office:value="176">
            <text:p>176</text:p>
          </table:table-cell>
          <table:table-cell table:formula="of:=256*HEX2DEC([.C456])+HEX2DEC([.B456])" office:value-type="float" office:value="1242">
            <text:p>1242</text:p>
          </table:table-cell>
          <table:table-cell/>
          <table:table-cell table:style-name="Default" office:value-type="float" office:value="2270">
            <text:p>2270</text:p>
          </table:table-cell>
          <table:table-cell table:style-name="Default" office:value-type="float" office:value="7929.638">
            <text:p>7929,63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56]=[.E456];&quot;X&quot;;&quot;&quot;)" office:value-type="string" office:string-value="X">
            <text:p>X</text:p>
          </table:table-cell>
          <table:table-cell table:formula="of:=[.I456]-[.I455]" office:value-type="float" office:value="17.1939999999995">
            <text:p>17,194</text:p>
          </table:table-cell>
          <table:table-cell table:formula="of:=[.F456]/[.M456]" office:value-type="float" office:value="72.2345004071209">
            <text:p>72,2345004071</text:p>
          </table:table-cell>
          <table:table-cell table:formula="of:=([.F456]-[.P456])/100*5/3.6" office:value-type="float" office:value="17.1944444444444">
            <text:p>17,1944444444</text:p>
          </table:table-cell>
          <table:table-cell table:formula="of:=HEX2DEC([.C456])" office:value-type="float" office:value="4">
            <text:p>4</text:p>
          </table:table-cell>
          <table:table-cell table:formula="of:=[.P45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457])" office:value-type="float" office:value="174">
            <text:p>174</text:p>
          </table:table-cell>
          <table:table-cell table:formula="of:=256*HEX2DEC([.C457])+HEX2DEC([.B457])" office:value-type="float" office:value="1238">
            <text:p>1238</text:p>
          </table:table-cell>
          <table:table-cell/>
          <table:table-cell table:style-name="Default" office:value-type="float" office:value="2275">
            <text:p>2275</text:p>
          </table:table-cell>
          <table:table-cell table:style-name="Default" office:value-type="float" office:value="7946.777">
            <text:p>7946,77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57]=[.E457];&quot;X&quot;;&quot;&quot;)" office:value-type="string" office:string-value="X">
            <text:p>X</text:p>
          </table:table-cell>
          <table:table-cell table:formula="of:=[.I457]-[.I456]" office:value-type="float" office:value="17.1390000000001">
            <text:p>17,139</text:p>
          </table:table-cell>
          <table:table-cell table:formula="of:=[.F457]/[.M457]" office:value-type="float" office:value="72.2329190734577">
            <text:p>72,2329190735</text:p>
          </table:table-cell>
          <table:table-cell table:formula="of:=([.F457]-[.P457])/100*5/3.6" office:value-type="float" office:value="17.1388888888889">
            <text:p>17,1388888889</text:p>
          </table:table-cell>
          <table:table-cell table:formula="of:=HEX2DEC([.C457])" office:value-type="float" office:value="4">
            <text:p>4</text:p>
          </table:table-cell>
          <table:table-cell table:formula="of:=[.P45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3</text:p>
          </table:table-cell>
          <table:table-cell table:style-name="ce2" office:value-type="string">
            <text:p>04</text:p>
          </table:table-cell>
          <table:table-cell/>
          <table:table-cell table:formula="of:=HEX2DEC([.A458])" office:value-type="float" office:value="175">
            <text:p>175</text:p>
          </table:table-cell>
          <table:table-cell table:formula="of:=256*HEX2DEC([.C458])+HEX2DEC([.B458])" office:value-type="float" office:value="1235">
            <text:p>1235</text:p>
          </table:table-cell>
          <table:table-cell/>
          <table:table-cell table:style-name="Default" office:value-type="float" office:value="2280">
            <text:p>2280</text:p>
          </table:table-cell>
          <table:table-cell table:style-name="Default" office:value-type="float" office:value="7963.874">
            <text:p>7963,874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58]=[.E458];&quot;X&quot;;&quot;&quot;)" office:value-type="string" office:string-value="X">
            <text:p>X</text:p>
          </table:table-cell>
          <table:table-cell table:formula="of:=[.I458]-[.I457]" office:value-type="float" office:value="17.0969999999998">
            <text:p>17,097</text:p>
          </table:table-cell>
          <table:table-cell table:formula="of:=[.F458]/[.M458]" office:value-type="float" office:value="72.2348950108217">
            <text:p>72,2348950108</text:p>
          </table:table-cell>
          <table:table-cell table:formula="of:=([.F458]-[.P458])/100*5/3.6" office:value-type="float" office:value="17.0972222222222">
            <text:p>17,0972222222</text:p>
          </table:table-cell>
          <table:table-cell table:formula="of:=HEX2DEC([.C458])" office:value-type="float" office:value="4">
            <text:p>4</text:p>
          </table:table-cell>
          <table:table-cell table:formula="of:=[.P45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459])" office:value-type="float" office:value="174">
            <text:p>174</text:p>
          </table:table-cell>
          <table:table-cell table:formula="of:=256*HEX2DEC([.C459])+HEX2DEC([.B459])" office:value-type="float" office:value="1238">
            <text:p>1238</text:p>
          </table:table-cell>
          <table:table-cell/>
          <table:table-cell table:style-name="Default" office:value-type="float" office:value="2285">
            <text:p>2285</text:p>
          </table:table-cell>
          <table:table-cell table:style-name="Default" office:value-type="float" office:value="7981.013">
            <text:p>7981,01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59]=[.E459];&quot;X&quot;;&quot;&quot;)" office:value-type="string" office:string-value="X">
            <text:p>X</text:p>
          </table:table-cell>
          <table:table-cell table:formula="of:=[.I459]-[.I458]" office:value-type="float" office:value="17.1390000000001">
            <text:p>17,139</text:p>
          </table:table-cell>
          <table:table-cell table:formula="of:=[.F459]/[.M459]" office:value-type="float" office:value="72.2329190734577">
            <text:p>72,2329190735</text:p>
          </table:table-cell>
          <table:table-cell table:formula="of:=([.F459]-[.P459])/100*5/3.6" office:value-type="float" office:value="17.1388888888889">
            <text:p>17,1388888889</text:p>
          </table:table-cell>
          <table:table-cell table:formula="of:=HEX2DEC([.C459])" office:value-type="float" office:value="4">
            <text:p>4</text:p>
          </table:table-cell>
          <table:table-cell table:formula="of:=[.P45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d</text:p>
          </table:table-cell>
          <table:table-cell table:style-name="Default" office:value-type="string">
            <text:p>da</text:p>
          </table:table-cell>
          <table:table-cell table:style-name="ce2" office:value-type="string">
            <text:p>04</text:p>
          </table:table-cell>
          <table:table-cell/>
          <table:table-cell table:formula="of:=HEX2DEC([.A460])" office:value-type="float" office:value="173">
            <text:p>173</text:p>
          </table:table-cell>
          <table:table-cell table:formula="of:=256*HEX2DEC([.C460])+HEX2DEC([.B460])" office:value-type="float" office:value="1242">
            <text:p>1242</text:p>
          </table:table-cell>
          <table:table-cell/>
          <table:table-cell table:style-name="Default" office:value-type="float" office:value="2290">
            <text:p>2290</text:p>
          </table:table-cell>
          <table:table-cell table:style-name="Default" office:value-type="float" office:value="7998.207">
            <text:p>7998,207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460]=[.E460];&quot;X&quot;;&quot;&quot;)" office:value-type="string" office:string-value="X">
            <text:p>X</text:p>
          </table:table-cell>
          <table:table-cell table:formula="of:=[.I460]-[.I459]" office:value-type="float" office:value="17.1940000000004">
            <text:p>17,194</text:p>
          </table:table-cell>
          <table:table-cell table:formula="of:=[.F460]/[.M460]" office:value-type="float" office:value="72.234500407117">
            <text:p>72,2345004071</text:p>
          </table:table-cell>
          <table:table-cell table:formula="of:=([.F460]-[.P460])/100*5/3.6" office:value-type="float" office:value="17.1944444444444">
            <text:p>17,1944444444</text:p>
          </table:table-cell>
          <table:table-cell table:formula="of:=HEX2DEC([.C460])" office:value-type="float" office:value="4">
            <text:p>4</text:p>
          </table:table-cell>
          <table:table-cell table:formula="of:=[.P46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f0</text:p>
          </table:table-cell>
          <table:table-cell table:style-name="ce2" office:value-type="string">
            <text:p>04</text:p>
          </table:table-cell>
          <table:table-cell/>
          <table:table-cell table:formula="of:=HEX2DEC([.A461])" office:value-type="float" office:value="173">
            <text:p>173</text:p>
          </table:table-cell>
          <table:table-cell table:formula="of:=256*HEX2DEC([.C461])+HEX2DEC([.B461])" office:value-type="float" office:value="1264">
            <text:p>1264</text:p>
          </table:table-cell>
          <table:table-cell/>
          <table:table-cell table:style-name="Default" office:value-type="float" office:value="2295">
            <text:p>2295</text:p>
          </table:table-cell>
          <table:table-cell table:style-name="Default" office:value-type="float" office:value="8015.707">
            <text:p>8015,707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461]=[.E461];&quot;X&quot;;&quot;&quot;)" office:value-type="string" office:string-value="X">
            <text:p>X</text:p>
          </table:table-cell>
          <table:table-cell table:formula="of:=[.I461]-[.I460]" office:value-type="float" office:value="17.5">
            <text:p>17,5</text:p>
          </table:table-cell>
          <table:table-cell table:formula="of:=[.F461]/[.M461]" office:value-type="float" office:value="72.2285714285714">
            <text:p>72,2285714286</text:p>
          </table:table-cell>
          <table:table-cell table:formula="of:=([.F461]-[.P461])/100*5/3.6" office:value-type="float" office:value="17.5">
            <text:p>17,5</text:p>
          </table:table-cell>
          <table:table-cell table:formula="of:=HEX2DEC([.C461])" office:value-type="float" office:value="4">
            <text:p>4</text:p>
          </table:table-cell>
          <table:table-cell table:formula="of:=[.P46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05</text:p>
          </table:table-cell>
          <table:table-cell/>
          <table:table-cell table:formula="of:=HEX2DEC([.A462])" office:value-type="float" office:value="174">
            <text:p>174</text:p>
          </table:table-cell>
          <table:table-cell table:formula="of:=256*HEX2DEC([.C462])+HEX2DEC([.B462])" office:value-type="float" office:value="1286">
            <text:p>1286</text:p>
          </table:table-cell>
          <table:table-cell/>
          <table:table-cell table:style-name="Default" office:value-type="float" office:value="2300">
            <text:p>2300</text:p>
          </table:table-cell>
          <table:table-cell table:style-name="Default" office:value-type="float" office:value="8033.499">
            <text:p>8033,49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62]=[.E462];&quot;X&quot;;&quot;&quot;)" office:value-type="string" office:string-value="X">
            <text:p>X</text:p>
          </table:table-cell>
          <table:table-cell table:formula="of:=[.I462]-[.I461]" office:value-type="float" office:value="17.7919999999995">
            <text:p>17,792</text:p>
          </table:table-cell>
          <table:table-cell table:formula="of:=[.F462]/[.M462]" office:value-type="float" office:value="72.279676258995">
            <text:p>72,279676259</text:p>
          </table:table-cell>
          <table:table-cell table:formula="of:=([.F462]-[.P462])/100*5/3.6" office:value-type="float" office:value="17.7916666666667">
            <text:p>17,7916666667</text:p>
          </table:table-cell>
          <table:table-cell table:formula="of:=HEX2DEC([.C462])" office:value-type="float" office:value="5">
            <text:p>5</text:p>
          </table:table-cell>
          <table:table-cell table:formula="of:=[.P46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ee</text:p>
          </table:table-cell>
          <table:table-cell table:style-name="ce2" office:value-type="string">
            <text:p>04</text:p>
          </table:table-cell>
          <table:table-cell/>
          <table:table-cell table:formula="of:=HEX2DEC([.A463])" office:value-type="float" office:value="172">
            <text:p>172</text:p>
          </table:table-cell>
          <table:table-cell table:formula="of:=256*HEX2DEC([.C463])+HEX2DEC([.B463])" office:value-type="float" office:value="1262">
            <text:p>1262</text:p>
          </table:table-cell>
          <table:table-cell/>
          <table:table-cell table:style-name="Default" office:value-type="float" office:value="2305">
            <text:p>2305</text:p>
          </table:table-cell>
          <table:table-cell table:style-name="Default" office:value-type="float" office:value="8050.971">
            <text:p>8050,971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463]=[.E463];&quot;X&quot;;&quot;&quot;)" office:value-type="string" office:string-value="X">
            <text:p>X</text:p>
          </table:table-cell>
          <table:table-cell table:formula="of:=[.I463]-[.I462]" office:value-type="float" office:value="17.4719999999998">
            <text:p>17,472</text:p>
          </table:table-cell>
          <table:table-cell table:formula="of:=[.F463]/[.M463]" office:value-type="float" office:value="72.2298534798545">
            <text:p>72,2298534799</text:p>
          </table:table-cell>
          <table:table-cell table:formula="of:=([.F463]-[.P463])/100*5/3.6" office:value-type="float" office:value="17.4722222222222">
            <text:p>17,4722222222</text:p>
          </table:table-cell>
          <table:table-cell table:formula="of:=HEX2DEC([.C463])" office:value-type="float" office:value="4">
            <text:p>4</text:p>
          </table:table-cell>
          <table:table-cell table:formula="of:=[.P46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d</text:p>
          </table:table-cell>
          <table:table-cell table:style-name="ce2" office:value-type="string">
            <text:p>04</text:p>
          </table:table-cell>
          <table:table-cell/>
          <table:table-cell table:formula="of:=HEX2DEC([.A464])" office:value-type="float" office:value="174">
            <text:p>174</text:p>
          </table:table-cell>
          <table:table-cell table:formula="of:=256*HEX2DEC([.C464])+HEX2DEC([.B464])" office:value-type="float" office:value="1245">
            <text:p>1245</text:p>
          </table:table-cell>
          <table:table-cell/>
          <table:table-cell table:style-name="Default" office:value-type="float" office:value="2310">
            <text:p>2310</text:p>
          </table:table-cell>
          <table:table-cell table:style-name="Default" office:value-type="float" office:value="8068.207">
            <text:p>8068,2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64]=[.E464];&quot;X&quot;;&quot;&quot;)" office:value-type="string" office:string-value="X">
            <text:p>X</text:p>
          </table:table-cell>
          <table:table-cell table:formula="of:=[.I464]-[.I463]" office:value-type="float" office:value="17.2360000000008">
            <text:p>17,236</text:p>
          </table:table-cell>
          <table:table-cell table:formula="of:=[.F464]/[.M464]" office:value-type="float" office:value="72.2325365514007">
            <text:p>72,2325365514</text:p>
          </table:table-cell>
          <table:table-cell table:formula="of:=([.F464]-[.P464])/100*5/3.6" office:value-type="float" office:value="17.2361111111111">
            <text:p>17,2361111111</text:p>
          </table:table-cell>
          <table:table-cell table:formula="of:=HEX2DEC([.C464])" office:value-type="float" office:value="4">
            <text:p>4</text:p>
          </table:table-cell>
          <table:table-cell table:formula="of:=[.P46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4</text:p>
          </table:table-cell>
          <table:table-cell/>
          <table:table-cell table:formula="of:=HEX2DEC([.A465])" office:value-type="float" office:value="175">
            <text:p>175</text:p>
          </table:table-cell>
          <table:table-cell table:formula="of:=256*HEX2DEC([.C465])+HEX2DEC([.B465])" office:value-type="float" office:value="1234">
            <text:p>1234</text:p>
          </table:table-cell>
          <table:table-cell/>
          <table:table-cell table:style-name="Default" office:value-type="float" office:value="2315">
            <text:p>2315</text:p>
          </table:table-cell>
          <table:table-cell table:style-name="Default" office:value-type="float" office:value="8085.291">
            <text:p>8085,291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65]=[.E465];&quot;X&quot;;&quot;&quot;)" office:value-type="string" office:string-value="X">
            <text:p>X</text:p>
          </table:table-cell>
          <table:table-cell table:formula="of:=[.I465]-[.I464]" office:value-type="float" office:value="17.0839999999998">
            <text:p>17,084</text:p>
          </table:table-cell>
          <table:table-cell table:formula="of:=[.F465]/[.M465]" office:value-type="float" office:value="72.2313275579497">
            <text:p>72,2313275579</text:p>
          </table:table-cell>
          <table:table-cell table:formula="of:=([.F465]-[.P465])/100*5/3.6" office:value-type="float" office:value="17.0833333333333">
            <text:p>17,0833333333</text:p>
          </table:table-cell>
          <table:table-cell table:formula="of:=HEX2DEC([.C465])" office:value-type="float" office:value="4">
            <text:p>4</text:p>
          </table:table-cell>
          <table:table-cell table:formula="of:=[.P46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e</text:p>
          </table:table-cell>
          <table:table-cell table:style-name="ce2" office:value-type="string">
            <text:p>04</text:p>
          </table:table-cell>
          <table:table-cell/>
          <table:table-cell table:formula="of:=HEX2DEC([.A466])" office:value-type="float" office:value="176">
            <text:p>176</text:p>
          </table:table-cell>
          <table:table-cell table:formula="of:=256*HEX2DEC([.C466])+HEX2DEC([.B466])" office:value-type="float" office:value="1246">
            <text:p>1246</text:p>
          </table:table-cell>
          <table:table-cell/>
          <table:table-cell table:style-name="Default" office:value-type="float" office:value="2320">
            <text:p>2320</text:p>
          </table:table-cell>
          <table:table-cell table:style-name="Default" office:value-type="float" office:value="8102.541">
            <text:p>8102,541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66]=[.E466];&quot;X&quot;;&quot;&quot;)" office:value-type="string" office:string-value="X">
            <text:p>X</text:p>
          </table:table-cell>
          <table:table-cell table:formula="of:=[.I466]-[.I465]" office:value-type="float" office:value="17.25">
            <text:p>17,25</text:p>
          </table:table-cell>
          <table:table-cell table:formula="of:=[.F466]/[.M466]" office:value-type="float" office:value="72.231884057971">
            <text:p>72,231884058</text:p>
          </table:table-cell>
          <table:table-cell table:formula="of:=([.F466]-[.P466])/100*5/3.6" office:value-type="float" office:value="17.25">
            <text:p>17,25</text:p>
          </table:table-cell>
          <table:table-cell table:formula="of:=HEX2DEC([.C466])" office:value-type="float" office:value="4">
            <text:p>4</text:p>
          </table:table-cell>
          <table:table-cell table:formula="of:=[.P46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b</text:p>
          </table:table-cell>
          <table:table-cell table:style-name="ce2" office:value-type="string">
            <text:p>04</text:p>
          </table:table-cell>
          <table:table-cell/>
          <table:table-cell table:formula="of:=HEX2DEC([.A467])" office:value-type="float" office:value="174">
            <text:p>174</text:p>
          </table:table-cell>
          <table:table-cell table:formula="of:=256*HEX2DEC([.C467])+HEX2DEC([.B467])" office:value-type="float" office:value="1243">
            <text:p>1243</text:p>
          </table:table-cell>
          <table:table-cell/>
          <table:table-cell table:style-name="Default" office:value-type="float" office:value="2325">
            <text:p>2325</text:p>
          </table:table-cell>
          <table:table-cell table:style-name="Default" office:value-type="float" office:value="8119.749">
            <text:p>8119,74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67]=[.E467];&quot;X&quot;;&quot;&quot;)" office:value-type="string" office:string-value="X">
            <text:p>X</text:p>
          </table:table-cell>
          <table:table-cell table:formula="of:=[.I467]-[.I466]" office:value-type="float" office:value="17.2079999999996">
            <text:p>17,208</text:p>
          </table:table-cell>
          <table:table-cell table:formula="of:=[.F467]/[.M467]" office:value-type="float" office:value="72.233844723386">
            <text:p>72,2338447234</text:p>
          </table:table-cell>
          <table:table-cell table:formula="of:=([.F467]-[.P467])/100*5/3.6" office:value-type="float" office:value="17.2083333333333">
            <text:p>17,2083333333</text:p>
          </table:table-cell>
          <table:table-cell table:formula="of:=HEX2DEC([.C467])" office:value-type="float" office:value="4">
            <text:p>4</text:p>
          </table:table-cell>
          <table:table-cell table:formula="of:=[.P46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6</text:p>
          </table:table-cell>
          <table:table-cell table:style-name="ce2" office:value-type="string">
            <text:p>04</text:p>
          </table:table-cell>
          <table:table-cell/>
          <table:table-cell table:formula="of:=HEX2DEC([.A468])" office:value-type="float" office:value="174">
            <text:p>174</text:p>
          </table:table-cell>
          <table:table-cell table:formula="of:=256*HEX2DEC([.C468])+HEX2DEC([.B468])" office:value-type="float" office:value="1238">
            <text:p>1238</text:p>
          </table:table-cell>
          <table:table-cell/>
          <table:table-cell table:style-name="Default" office:value-type="float" office:value="2330">
            <text:p>2330</text:p>
          </table:table-cell>
          <table:table-cell table:style-name="Default" office:value-type="float" office:value="8136.888">
            <text:p>8136,88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68]=[.E468];&quot;X&quot;;&quot;&quot;)" office:value-type="string" office:string-value="X">
            <text:p>X</text:p>
          </table:table-cell>
          <table:table-cell table:formula="of:=[.I468]-[.I467]" office:value-type="float" office:value="17.1390000000001">
            <text:p>17,139</text:p>
          </table:table-cell>
          <table:table-cell table:formula="of:=[.F468]/[.M468]" office:value-type="float" office:value="72.2329190734577">
            <text:p>72,2329190735</text:p>
          </table:table-cell>
          <table:table-cell table:formula="of:=([.F468]-[.P468])/100*5/3.6" office:value-type="float" office:value="17.1388888888889">
            <text:p>17,1388888889</text:p>
          </table:table-cell>
          <table:table-cell table:formula="of:=HEX2DEC([.C468])" office:value-type="float" office:value="4">
            <text:p>4</text:p>
          </table:table-cell>
          <table:table-cell table:formula="of:=[.P46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d3</text:p>
          </table:table-cell>
          <table:table-cell table:style-name="ce2" office:value-type="string">
            <text:p>04</text:p>
          </table:table-cell>
          <table:table-cell/>
          <table:table-cell table:formula="of:=HEX2DEC([.A469])" office:value-type="float" office:value="174">
            <text:p>174</text:p>
          </table:table-cell>
          <table:table-cell table:formula="of:=256*HEX2DEC([.C469])+HEX2DEC([.B469])" office:value-type="float" office:value="1235">
            <text:p>1235</text:p>
          </table:table-cell>
          <table:table-cell/>
          <table:table-cell table:style-name="Default" office:value-type="float" office:value="2335">
            <text:p>2335</text:p>
          </table:table-cell>
          <table:table-cell table:style-name="Default" office:value-type="float" office:value="8153.985">
            <text:p>8153,98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69]=[.E469];&quot;X&quot;;&quot;&quot;)" office:value-type="string" office:string-value="X">
            <text:p>X</text:p>
          </table:table-cell>
          <table:table-cell table:formula="of:=[.I469]-[.I468]" office:value-type="float" office:value="17.0969999999998">
            <text:p>17,097</text:p>
          </table:table-cell>
          <table:table-cell table:formula="of:=[.F469]/[.M469]" office:value-type="float" office:value="72.2348950108217">
            <text:p>72,2348950108</text:p>
          </table:table-cell>
          <table:table-cell table:formula="of:=([.F469]-[.P469])/100*5/3.6" office:value-type="float" office:value="17.0972222222222">
            <text:p>17,0972222222</text:p>
          </table:table-cell>
          <table:table-cell table:formula="of:=HEX2DEC([.C469])" office:value-type="float" office:value="4">
            <text:p>4</text:p>
          </table:table-cell>
          <table:table-cell table:formula="of:=[.P46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04</text:p>
          </table:table-cell>
          <table:table-cell/>
          <table:table-cell table:formula="of:=HEX2DEC([.A470])" office:value-type="float" office:value="174">
            <text:p>174</text:p>
          </table:table-cell>
          <table:table-cell table:formula="of:=256*HEX2DEC([.C470])+HEX2DEC([.B470])" office:value-type="float" office:value="1219">
            <text:p>1219</text:p>
          </table:table-cell>
          <table:table-cell/>
          <table:table-cell table:style-name="Default" office:value-type="float" office:value="2340">
            <text:p>2340</text:p>
          </table:table-cell>
          <table:table-cell table:style-name="Default" office:value-type="float" office:value="8170.86">
            <text:p>8170,8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70]=[.E470];&quot;X&quot;;&quot;&quot;)" office:value-type="string" office:string-value="X">
            <text:p>X</text:p>
          </table:table-cell>
          <table:table-cell table:formula="of:=[.I470]-[.I469]" office:value-type="float" office:value="16.875">
            <text:p>16,875</text:p>
          </table:table-cell>
          <table:table-cell table:formula="of:=[.F470]/[.M470]" office:value-type="float" office:value="72.237037037037">
            <text:p>72,237037037</text:p>
          </table:table-cell>
          <table:table-cell table:formula="of:=([.F470]-[.P470])/100*5/3.6" office:value-type="float" office:value="16.875">
            <text:p>16,875</text:p>
          </table:table-cell>
          <table:table-cell table:formula="of:=HEX2DEC([.C470])" office:value-type="float" office:value="4">
            <text:p>4</text:p>
          </table:table-cell>
          <table:table-cell table:formula="of:=[.P47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471])" office:value-type="float" office:value="176">
            <text:p>176</text:p>
          </table:table-cell>
          <table:table-cell table:formula="of:=256*HEX2DEC([.C471])+HEX2DEC([.B471])" office:value-type="float" office:value="1232">
            <text:p>1232</text:p>
          </table:table-cell>
          <table:table-cell/>
          <table:table-cell table:style-name="Default" office:value-type="float" office:value="2345">
            <text:p>2345</text:p>
          </table:table-cell>
          <table:table-cell table:style-name="Default" office:value-type="float" office:value="8187.916">
            <text:p>8187,916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71]=[.E471];&quot;X&quot;;&quot;&quot;)" office:value-type="string" office:string-value="X">
            <text:p>X</text:p>
          </table:table-cell>
          <table:table-cell table:formula="of:=[.I471]-[.I470]" office:value-type="float" office:value="17.0560000000005">
            <text:p>17,056</text:p>
          </table:table-cell>
          <table:table-cell table:formula="of:=[.F471]/[.M471]" office:value-type="float" office:value="72.232645403375">
            <text:p>72,2326454034</text:p>
          </table:table-cell>
          <table:table-cell table:formula="of:=([.F471]-[.P471])/100*5/3.6" office:value-type="float" office:value="17.0555555555556">
            <text:p>17,0555555556</text:p>
          </table:table-cell>
          <table:table-cell table:formula="of:=HEX2DEC([.C471])" office:value-type="float" office:value="4">
            <text:p>4</text:p>
          </table:table-cell>
          <table:table-cell table:formula="of:=[.P47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de</text:p>
          </table:table-cell>
          <table:table-cell table:style-name="ce2" office:value-type="string">
            <text:p>04</text:p>
          </table:table-cell>
          <table:table-cell/>
          <table:table-cell table:formula="of:=HEX2DEC([.A472])" office:value-type="float" office:value="176">
            <text:p>176</text:p>
          </table:table-cell>
          <table:table-cell table:formula="of:=256*HEX2DEC([.C472])+HEX2DEC([.B472])" office:value-type="float" office:value="1246">
            <text:p>1246</text:p>
          </table:table-cell>
          <table:table-cell/>
          <table:table-cell table:style-name="Default" office:value-type="float" office:value="2350">
            <text:p>2350</text:p>
          </table:table-cell>
          <table:table-cell table:style-name="Default" office:value-type="float" office:value="8205.166">
            <text:p>8205,166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72]=[.E472];&quot;X&quot;;&quot;&quot;)" office:value-type="string" office:string-value="X">
            <text:p>X</text:p>
          </table:table-cell>
          <table:table-cell table:formula="of:=[.I472]-[.I471]" office:value-type="float" office:value="17.2499999999991">
            <text:p>17,25</text:p>
          </table:table-cell>
          <table:table-cell table:formula="of:=[.F472]/[.M472]" office:value-type="float" office:value="72.2318840579748">
            <text:p>72,231884058</text:p>
          </table:table-cell>
          <table:table-cell table:formula="of:=([.F472]-[.P472])/100*5/3.6" office:value-type="float" office:value="17.25">
            <text:p>17,25</text:p>
          </table:table-cell>
          <table:table-cell table:formula="of:=HEX2DEC([.C472])" office:value-type="float" office:value="4">
            <text:p>4</text:p>
          </table:table-cell>
          <table:table-cell table:formula="of:=[.P47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ed</text:p>
          </table:table-cell>
          <table:table-cell table:style-name="ce2" office:value-type="string">
            <text:p>04</text:p>
          </table:table-cell>
          <table:table-cell/>
          <table:table-cell table:formula="of:=HEX2DEC([.A473])" office:value-type="float" office:value="177">
            <text:p>177</text:p>
          </table:table-cell>
          <table:table-cell table:formula="of:=256*HEX2DEC([.C473])+HEX2DEC([.B473])" office:value-type="float" office:value="1261">
            <text:p>1261</text:p>
          </table:table-cell>
          <table:table-cell/>
          <table:table-cell table:style-name="Default" office:value-type="float" office:value="2355">
            <text:p>2355</text:p>
          </table:table-cell>
          <table:table-cell table:style-name="Default" office:value-type="float" office:value="8222.624">
            <text:p>8222,624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73]=[.E473];&quot;X&quot;;&quot;&quot;)" office:value-type="string" office:string-value="X">
            <text:p>X</text:p>
          </table:table-cell>
          <table:table-cell table:formula="of:=[.I473]-[.I472]" office:value-type="float" office:value="17.4580000000005">
            <text:p>17,458</text:p>
          </table:table-cell>
          <table:table-cell table:formula="of:=[.F473]/[.M473]" office:value-type="float" office:value="72.230496047655">
            <text:p>72,2304960477</text:p>
          </table:table-cell>
          <table:table-cell table:formula="of:=([.F473]-[.P473])/100*5/3.6" office:value-type="float" office:value="17.4583333333333">
            <text:p>17,4583333333</text:p>
          </table:table-cell>
          <table:table-cell table:formula="of:=HEX2DEC([.C473])" office:value-type="float" office:value="4">
            <text:p>4</text:p>
          </table:table-cell>
          <table:table-cell table:formula="of:=[.P47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05</text:p>
          </table:table-cell>
          <table:table-cell/>
          <table:table-cell table:formula="of:=HEX2DEC([.A474])" office:value-type="float" office:value="178">
            <text:p>178</text:p>
          </table:table-cell>
          <table:table-cell table:formula="of:=256*HEX2DEC([.C474])+HEX2DEC([.B474])" office:value-type="float" office:value="1313">
            <text:p>1313</text:p>
          </table:table-cell>
          <table:table-cell/>
          <table:table-cell table:style-name="Default" office:value-type="float" office:value="2360">
            <text:p>2360</text:p>
          </table:table-cell>
          <table:table-cell table:style-name="Default" office:value-type="float" office:value="8240.791">
            <text:p>8240,791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74]=[.E474];&quot;X&quot;;&quot;&quot;)" office:value-type="string" office:string-value="X">
            <text:p>X</text:p>
          </table:table-cell>
          <table:table-cell table:formula="of:=[.I474]-[.I473]" office:value-type="float" office:value="18.1669999999995">
            <text:p>18,167</text:p>
          </table:table-cell>
          <table:table-cell table:formula="of:=[.F474]/[.M474]" office:value-type="float" office:value="72.2739032311355">
            <text:p>72,2739032311</text:p>
          </table:table-cell>
          <table:table-cell table:formula="of:=([.F474]-[.P474])/100*5/3.6" office:value-type="float" office:value="18.1666666666667">
            <text:p>18,1666666667</text:p>
          </table:table-cell>
          <table:table-cell table:formula="of:=HEX2DEC([.C474])" office:value-type="float" office:value="5">
            <text:p>5</text:p>
          </table:table-cell>
          <table:table-cell table:formula="of:=[.P47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1c</text:p>
          </table:table-cell>
          <table:table-cell table:style-name="ce2" office:value-type="string">
            <text:p>05</text:p>
          </table:table-cell>
          <table:table-cell/>
          <table:table-cell table:formula="of:=HEX2DEC([.A475])" office:value-type="float" office:value="178">
            <text:p>178</text:p>
          </table:table-cell>
          <table:table-cell table:formula="of:=256*HEX2DEC([.C475])+HEX2DEC([.B475])" office:value-type="float" office:value="1308">
            <text:p>1308</text:p>
          </table:table-cell>
          <table:table-cell/>
          <table:table-cell table:style-name="Default" office:value-type="float" office:value="2365">
            <text:p>2365</text:p>
          </table:table-cell>
          <table:table-cell table:style-name="Default" office:value-type="float" office:value="8258.889">
            <text:p>8258,889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75]=[.E475];&quot;X&quot;;&quot;&quot;)" office:value-type="string" office:string-value="X">
            <text:p>X</text:p>
          </table:table-cell>
          <table:table-cell table:formula="of:=[.I475]-[.I474]" office:value-type="float" office:value="18.098">
            <text:p>18,098</text:p>
          </table:table-cell>
          <table:table-cell table:formula="of:=[.F475]/[.M475]" office:value-type="float" office:value="72.2731793568352">
            <text:p>72,2731793568</text:p>
          </table:table-cell>
          <table:table-cell table:formula="of:=([.F475]-[.P475])/100*5/3.6" office:value-type="float" office:value="18.0972222222222">
            <text:p>18,0972222222</text:p>
          </table:table-cell>
          <table:table-cell table:formula="of:=HEX2DEC([.C475])" office:value-type="float" office:value="5">
            <text:p>5</text:p>
          </table:table-cell>
          <table:table-cell table:formula="of:=[.P47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5</text:p>
          </table:table-cell>
          <table:table-cell/>
          <table:table-cell table:formula="of:=HEX2DEC([.A476])" office:value-type="float" office:value="175">
            <text:p>175</text:p>
          </table:table-cell>
          <table:table-cell table:formula="of:=256*HEX2DEC([.C476])+HEX2DEC([.B476])" office:value-type="float" office:value="1288">
            <text:p>1288</text:p>
          </table:table-cell>
          <table:table-cell/>
          <table:table-cell table:style-name="Default" office:value-type="float" office:value="2370">
            <text:p>2370</text:p>
          </table:table-cell>
          <table:table-cell table:style-name="Default" office:value-type="float" office:value="8276.708">
            <text:p>8276,70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76]=[.E476];&quot;X&quot;;&quot;&quot;)" office:value-type="string" office:string-value="X">
            <text:p>X</text:p>
          </table:table-cell>
          <table:table-cell table:formula="of:=[.I476]-[.I475]" office:value-type="float" office:value="17.8190000000013">
            <text:p>17,819</text:p>
          </table:table-cell>
          <table:table-cell table:formula="of:=[.F476]/[.M476]" office:value-type="float" office:value="72.2823951961336">
            <text:p>72,2823951961</text:p>
          </table:table-cell>
          <table:table-cell table:formula="of:=([.F476]-[.P476])/100*5/3.6" office:value-type="float" office:value="17.8194444444444">
            <text:p>17,8194444444</text:p>
          </table:table-cell>
          <table:table-cell table:formula="of:=HEX2DEC([.C476])" office:value-type="float" office:value="5">
            <text:p>5</text:p>
          </table:table-cell>
          <table:table-cell table:formula="of:=[.P47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4b</text:p>
          </table:table-cell>
          <table:table-cell table:style-name="ce2" office:value-type="string">
            <text:p>05</text:p>
          </table:table-cell>
          <table:table-cell/>
          <table:table-cell table:formula="of:=HEX2DEC([.A477])" office:value-type="float" office:value="175">
            <text:p>175</text:p>
          </table:table-cell>
          <table:table-cell table:formula="of:=256*HEX2DEC([.C477])+HEX2DEC([.B477])" office:value-type="float" office:value="1355">
            <text:p>1355</text:p>
          </table:table-cell>
          <table:table-cell/>
          <table:table-cell table:style-name="Default" office:value-type="float" office:value="2375">
            <text:p>2375</text:p>
          </table:table-cell>
          <table:table-cell table:style-name="Default" office:value-type="float" office:value="8295.458">
            <text:p>8295,45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77]=[.E477];&quot;X&quot;;&quot;&quot;)" office:value-type="string" office:string-value="X">
            <text:p>X</text:p>
          </table:table-cell>
          <table:table-cell table:formula="of:=[.I477]-[.I476]" office:value-type="float" office:value="18.75">
            <text:p>18,75</text:p>
          </table:table-cell>
          <table:table-cell table:formula="of:=[.F477]/[.M477]" office:value-type="float" office:value="72.2666666666667">
            <text:p>72,2666666667</text:p>
          </table:table-cell>
          <table:table-cell table:formula="of:=([.F477]-[.P477])/100*5/3.6" office:value-type="float" office:value="18.75">
            <text:p>18,75</text:p>
          </table:table-cell>
          <table:table-cell table:formula="of:=HEX2DEC([.C477])" office:value-type="float" office:value="5">
            <text:p>5</text:p>
          </table:table-cell>
          <table:table-cell table:formula="of:=[.P47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f3</text:p>
          </table:table-cell>
          <table:table-cell table:style-name="ce2" office:value-type="string">
            <text:p>05</text:p>
          </table:table-cell>
          <table:table-cell/>
          <table:table-cell table:formula="of:=HEX2DEC([.A478])" office:value-type="float" office:value="176">
            <text:p>176</text:p>
          </table:table-cell>
          <table:table-cell table:formula="of:=256*HEX2DEC([.C478])+HEX2DEC([.B478])" office:value-type="float" office:value="1523">
            <text:p>1523</text:p>
          </table:table-cell>
          <table:table-cell/>
          <table:table-cell table:style-name="Default" office:value-type="float" office:value="2380">
            <text:p>2380</text:p>
          </table:table-cell>
          <table:table-cell table:style-name="Default" office:value-type="float" office:value="8316.541">
            <text:p>8316,541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478]=[.E478];&quot;X&quot;;&quot;&quot;)" office:value-type="string" office:string-value="X">
            <text:p>X</text:p>
          </table:table-cell>
          <table:table-cell table:formula="of:=[.I478]-[.I477]" office:value-type="float" office:value="21.0829999999987">
            <text:p>21,083</text:p>
          </table:table-cell>
          <table:table-cell table:formula="of:=[.F478]/[.M478]" office:value-type="float" office:value="72.2382962576527">
            <text:p>72,2382962577</text:p>
          </table:table-cell>
          <table:table-cell table:formula="of:=([.F478]-[.P478])/100*5/3.6" office:value-type="float" office:value="21.0833333333333">
            <text:p>21,0833333333</text:p>
          </table:table-cell>
          <table:table-cell table:formula="of:=HEX2DEC([.C478])" office:value-type="float" office:value="5">
            <text:p>5</text:p>
          </table:table-cell>
          <table:table-cell table:formula="of:=[.P478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ce2" office:value-type="string">
            <text:p>67</text:p>
          </table:table-cell>
          <table:table-cell table:style-name="ce2" office:value-type="string">
            <text:p>06</text:p>
          </table:table-cell>
          <table:table-cell/>
          <table:table-cell table:formula="of:=HEX2DEC([.A479])" office:value-type="float" office:value="177">
            <text:p>177</text:p>
          </table:table-cell>
          <table:table-cell table:formula="of:=256*HEX2DEC([.C479])+HEX2DEC([.B479])" office:value-type="float" office:value="1639">
            <text:p>1639</text:p>
          </table:table-cell>
          <table:table-cell/>
          <table:table-cell table:style-name="Default" office:value-type="float" office:value="2385">
            <text:p>2385</text:p>
          </table:table-cell>
          <table:table-cell table:style-name="Default" office:value-type="float" office:value="8339.222">
            <text:p>8339,222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79]=[.E479];&quot;X&quot;;&quot;&quot;)" office:value-type="string" office:string-value="X">
            <text:p>X</text:p>
          </table:table-cell>
          <table:table-cell table:formula="of:=[.I479]-[.I478]" office:value-type="float" office:value="22.6810000000005">
            <text:p>22,681</text:p>
          </table:table-cell>
          <table:table-cell table:formula="of:=[.F479]/[.M479]" office:value-type="float" office:value="72.2631277280527">
            <text:p>72,2631277281</text:p>
          </table:table-cell>
          <table:table-cell table:formula="of:=([.F479]-[.P479])/100*5/3.6" office:value-type="float" office:value="22.6805555555556">
            <text:p>22,6805555556</text:p>
          </table:table-cell>
          <table:table-cell table:formula="of:=HEX2DEC([.C479])" office:value-type="float" office:value="6">
            <text:p>6</text:p>
          </table:table-cell>
          <table:table-cell table:formula="of:=[.P479]*5/(3.6*100)" office:value-type="float" office:value="0.0833333333333333">
            <text:p>0,0833333333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06</text:p>
          </table:table-cell>
          <table:table-cell/>
          <table:table-cell table:formula="of:=HEX2DEC([.A480])" office:value-type="float" office:value="178">
            <text:p>178</text:p>
          </table:table-cell>
          <table:table-cell table:formula="of:=256*HEX2DEC([.C480])+HEX2DEC([.B480])" office:value-type="float" office:value="1653">
            <text:p>1653</text:p>
          </table:table-cell>
          <table:table-cell/>
          <table:table-cell table:style-name="Default" office:value-type="float" office:value="2390">
            <text:p>2390</text:p>
          </table:table-cell>
          <table:table-cell table:style-name="Default" office:value-type="float" office:value="8362.097">
            <text:p>8362,097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80]=[.E480];&quot;X&quot;;&quot;&quot;)" office:value-type="string" office:string-value="X">
            <text:p>X</text:p>
          </table:table-cell>
          <table:table-cell table:formula="of:=[.I480]-[.I479]" office:value-type="float" office:value="22.875">
            <text:p>22,875</text:p>
          </table:table-cell>
          <table:table-cell table:formula="of:=[.F480]/[.M480]" office:value-type="float" office:value="72.2622950819672">
            <text:p>72,262295082</text:p>
          </table:table-cell>
          <table:table-cell table:formula="of:=([.F480]-[.P480])/100*5/3.6" office:value-type="float" office:value="22.875">
            <text:p>22,875</text:p>
          </table:table-cell>
          <table:table-cell table:formula="of:=HEX2DEC([.C480])" office:value-type="float" office:value="6">
            <text:p>6</text:p>
          </table:table-cell>
          <table:table-cell table:formula="of:=[.P480]*5/(3.6*100)" office:value-type="float" office:value="0.0833333333333333">
            <text:p>0,0833333333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06</text:p>
          </table:table-cell>
          <table:table-cell/>
          <table:table-cell table:formula="of:=HEX2DEC([.A481])" office:value-type="float" office:value="181">
            <text:p>181</text:p>
          </table:table-cell>
          <table:table-cell table:formula="of:=256*HEX2DEC([.C481])+HEX2DEC([.B481])" office:value-type="float" office:value="1555">
            <text:p>1555</text:p>
          </table:table-cell>
          <table:table-cell/>
          <table:table-cell table:style-name="Default" office:value-type="float" office:value="2395">
            <text:p>2395</text:p>
          </table:table-cell>
          <table:table-cell table:style-name="Default" office:value-type="float" office:value="8383.61">
            <text:p>8383,61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481]=[.E481];&quot;X&quot;;&quot;&quot;)" office:value-type="string" office:string-value="X">
            <text:p>X</text:p>
          </table:table-cell>
          <table:table-cell table:formula="of:=[.I481]-[.I480]" office:value-type="float" office:value="21.5130000000008">
            <text:p>21,513</text:p>
          </table:table-cell>
          <table:table-cell table:formula="of:=[.F481]/[.M481]" office:value-type="float" office:value="72.2818760749287">
            <text:p>72,2818760749</text:p>
          </table:table-cell>
          <table:table-cell table:formula="of:=([.F481]-[.P481])/100*5/3.6" office:value-type="float" office:value="21.5138888888889">
            <text:p>21,5138888889</text:p>
          </table:table-cell>
          <table:table-cell table:formula="of:=HEX2DEC([.C481])" office:value-type="float" office:value="6">
            <text:p>6</text:p>
          </table:table-cell>
          <table:table-cell table:formula="of:=[.P481]*5/(3.6*100)" office:value-type="float" office:value="0.0833333333333333">
            <text:p>0,0833333333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ce2" office:value-type="string">
            <text:p>93</text:p>
          </table:table-cell>
          <table:table-cell table:style-name="ce2" office:value-type="string">
            <text:p>05</text:p>
          </table:table-cell>
          <table:table-cell/>
          <table:table-cell table:formula="of:=HEX2DEC([.A482])" office:value-type="float" office:value="173">
            <text:p>173</text:p>
          </table:table-cell>
          <table:table-cell table:formula="of:=256*HEX2DEC([.C482])+HEX2DEC([.B482])" office:value-type="float" office:value="1427">
            <text:p>1427</text:p>
          </table:table-cell>
          <table:table-cell/>
          <table:table-cell table:style-name="Default" office:value-type="float" office:value="2400">
            <text:p>2400</text:p>
          </table:table-cell>
          <table:table-cell table:style-name="Default" office:value-type="float" office:value="8403.36">
            <text:p>8403,36</text:p>
          </table:table-cell>
          <table:table-cell table:style-name="Default" office:value-type="float" office:value="173">
            <text:p>173</text:p>
          </table:table-cell>
          <table:table-cell/>
          <table:table-cell table:formula="of:=IF([.J482]=[.E482];&quot;X&quot;;&quot;&quot;)" office:value-type="string" office:string-value="X">
            <text:p>X</text:p>
          </table:table-cell>
          <table:table-cell table:formula="of:=[.I482]-[.I481]" office:value-type="float" office:value="19.75">
            <text:p>19,75</text:p>
          </table:table-cell>
          <table:table-cell table:formula="of:=[.F482]/[.M482]" office:value-type="float" office:value="72.253164556962">
            <text:p>72,253164557</text:p>
          </table:table-cell>
          <table:table-cell table:formula="of:=([.F482]-[.P482])/100*5/3.6" office:value-type="float" office:value="19.75">
            <text:p>19,75</text:p>
          </table:table-cell>
          <table:table-cell table:formula="of:=HEX2DEC([.C482])" office:value-type="float" office:value="5">
            <text:p>5</text:p>
          </table:table-cell>
          <table:table-cell table:formula="of:=[.P48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05</text:p>
          </table:table-cell>
          <table:table-cell/>
          <table:table-cell table:formula="of:=HEX2DEC([.A483])" office:value-type="float" office:value="172">
            <text:p>172</text:p>
          </table:table-cell>
          <table:table-cell table:formula="of:=256*HEX2DEC([.C483])+HEX2DEC([.B483])" office:value-type="float" office:value="1328">
            <text:p>1328</text:p>
          </table:table-cell>
          <table:table-cell/>
          <table:table-cell table:style-name="Default" office:value-type="float" office:value="2405">
            <text:p>2405</text:p>
          </table:table-cell>
          <table:table-cell table:style-name="Default" office:value-type="float" office:value="8421.735">
            <text:p>8421,735</text:p>
          </table:table-cell>
          <table:table-cell table:style-name="Default" office:value-type="float" office:value="172">
            <text:p>172</text:p>
          </table:table-cell>
          <table:table-cell/>
          <table:table-cell table:formula="of:=IF([.J483]=[.E483];&quot;X&quot;;&quot;&quot;)" office:value-type="string" office:string-value="X">
            <text:p>X</text:p>
          </table:table-cell>
          <table:table-cell table:formula="of:=[.I483]-[.I482]" office:value-type="float" office:value="18.375">
            <text:p>18,375</text:p>
          </table:table-cell>
          <table:table-cell table:formula="of:=[.F483]/[.M483]" office:value-type="float" office:value="72.2721088435374">
            <text:p>72,2721088435</text:p>
          </table:table-cell>
          <table:table-cell table:formula="of:=([.F483]-[.P483])/100*5/3.6" office:value-type="float" office:value="18.375">
            <text:p>18,375</text:p>
          </table:table-cell>
          <table:table-cell table:formula="of:=HEX2DEC([.C483])" office:value-type="float" office:value="5">
            <text:p>5</text:p>
          </table:table-cell>
          <table:table-cell table:formula="of:=[.P48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05</text:p>
          </table:table-cell>
          <table:table-cell/>
          <table:table-cell table:formula="of:=HEX2DEC([.A484])" office:value-type="float" office:value="169">
            <text:p>169</text:p>
          </table:table-cell>
          <table:table-cell table:formula="of:=256*HEX2DEC([.C484])+HEX2DEC([.B484])" office:value-type="float" office:value="1299">
            <text:p>1299</text:p>
          </table:table-cell>
          <table:table-cell/>
          <table:table-cell table:style-name="Default" office:value-type="float" office:value="2410">
            <text:p>2410</text:p>
          </table:table-cell>
          <table:table-cell table:style-name="Default" office:value-type="float" office:value="8439.708">
            <text:p>8439,708</text:p>
          </table:table-cell>
          <table:table-cell table:style-name="Default" office:value-type="float" office:value="169">
            <text:p>169</text:p>
          </table:table-cell>
          <table:table-cell/>
          <table:table-cell table:formula="of:=IF([.J484]=[.E484];&quot;X&quot;;&quot;&quot;)" office:value-type="string" office:string-value="X">
            <text:p>X</text:p>
          </table:table-cell>
          <table:table-cell table:formula="of:=[.I484]-[.I483]" office:value-type="float" office:value="17.973">
            <text:p>17,973</text:p>
          </table:table-cell>
          <table:table-cell table:formula="of:=[.F484]/[.M484]" office:value-type="float" office:value="72.2750792855952">
            <text:p>72,2750792856</text:p>
          </table:table-cell>
          <table:table-cell table:formula="of:=([.F484]-[.P484])/100*5/3.6" office:value-type="float" office:value="17.9722222222222">
            <text:p>17,9722222222</text:p>
          </table:table-cell>
          <table:table-cell table:formula="of:=HEX2DEC([.C484])" office:value-type="float" office:value="5">
            <text:p>5</text:p>
          </table:table-cell>
          <table:table-cell table:formula="of:=[.P48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f9</text:p>
          </table:table-cell>
          <table:table-cell table:style-name="ce2" office:value-type="string">
            <text:p>04</text:p>
          </table:table-cell>
          <table:table-cell/>
          <table:table-cell table:formula="of:=HEX2DEC([.A485])" office:value-type="float" office:value="171">
            <text:p>171</text:p>
          </table:table-cell>
          <table:table-cell table:formula="of:=256*HEX2DEC([.C485])+HEX2DEC([.B485])" office:value-type="float" office:value="1273">
            <text:p>1273</text:p>
          </table:table-cell>
          <table:table-cell/>
          <table:table-cell table:style-name="Default" office:value-type="float" office:value="2415">
            <text:p>2415</text:p>
          </table:table-cell>
          <table:table-cell table:style-name="Default" office:value-type="float" office:value="8457.333">
            <text:p>8457,333</text:p>
          </table:table-cell>
          <table:table-cell table:style-name="Default" office:value-type="float" office:value="171">
            <text:p>171</text:p>
          </table:table-cell>
          <table:table-cell/>
          <table:table-cell table:formula="of:=IF([.J485]=[.E485];&quot;X&quot;;&quot;&quot;)" office:value-type="string" office:string-value="X">
            <text:p>X</text:p>
          </table:table-cell>
          <table:table-cell table:formula="of:=[.I485]-[.I484]" office:value-type="float" office:value="17.625">
            <text:p>17,625</text:p>
          </table:table-cell>
          <table:table-cell table:formula="of:=[.F485]/[.M485]" office:value-type="float" office:value="72.2269503546099">
            <text:p>72,2269503546</text:p>
          </table:table-cell>
          <table:table-cell table:formula="of:=([.F485]-[.P485])/100*5/3.6" office:value-type="float" office:value="17.625">
            <text:p>17,625</text:p>
          </table:table-cell>
          <table:table-cell table:formula="of:=HEX2DEC([.C485])" office:value-type="float" office:value="4">
            <text:p>4</text:p>
          </table:table-cell>
          <table:table-cell table:formula="of:=[.P48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d</text:p>
          </table:table-cell>
          <table:table-cell table:style-name="ce2" office:value-type="string">
            <text:p>04</text:p>
          </table:table-cell>
          <table:table-cell/>
          <table:table-cell table:formula="of:=HEX2DEC([.A486])" office:value-type="float" office:value="174">
            <text:p>174</text:p>
          </table:table-cell>
          <table:table-cell table:formula="of:=256*HEX2DEC([.C486])+HEX2DEC([.B486])" office:value-type="float" office:value="1261">
            <text:p>1261</text:p>
          </table:table-cell>
          <table:table-cell/>
          <table:table-cell table:style-name="Default" office:value-type="float" office:value="2420">
            <text:p>2420</text:p>
          </table:table-cell>
          <table:table-cell table:style-name="Default" office:value-type="float" office:value="8474.791">
            <text:p>8474,791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IF([.J486]=[.E486];&quot;X&quot;;&quot;&quot;)" office:value-type="string" office:string-value="X">
            <text:p>X</text:p>
          </table:table-cell>
          <table:table-cell table:formula="of:=[.I486]-[.I485]" office:value-type="float" office:value="17.4579999999987">
            <text:p>17,458</text:p>
          </table:table-cell>
          <table:table-cell table:formula="of:=[.F486]/[.M486]" office:value-type="float" office:value="72.2304960476625">
            <text:p>72,2304960477</text:p>
          </table:table-cell>
          <table:table-cell table:formula="of:=([.F486]-[.P486])/100*5/3.6" office:value-type="float" office:value="17.4583333333333">
            <text:p>17,4583333333</text:p>
          </table:table-cell>
          <table:table-cell table:formula="of:=HEX2DEC([.C486])" office:value-type="float" office:value="4">
            <text:p>4</text:p>
          </table:table-cell>
          <table:table-cell table:formula="of:=[.P48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e8</text:p>
          </table:table-cell>
          <table:table-cell table:style-name="ce2" office:value-type="string">
            <text:p>04</text:p>
          </table:table-cell>
          <table:table-cell/>
          <table:table-cell table:formula="of:=HEX2DEC([.A487])" office:value-type="float" office:value="175">
            <text:p>175</text:p>
          </table:table-cell>
          <table:table-cell table:formula="of:=256*HEX2DEC([.C487])+HEX2DEC([.B487])" office:value-type="float" office:value="1256">
            <text:p>1256</text:p>
          </table:table-cell>
          <table:table-cell/>
          <table:table-cell table:style-name="Default" office:value-type="float" office:value="2425">
            <text:p>2425</text:p>
          </table:table-cell>
          <table:table-cell table:style-name="Default" office:value-type="float" office:value="8492.18">
            <text:p>8492,18</text:p>
          </table:table-cell>
          <table:table-cell table:style-name="Default" office:value-type="float" office:value="175">
            <text:p>175</text:p>
          </table:table-cell>
          <table:table-cell/>
          <table:table-cell table:formula="of:=IF([.J487]=[.E487];&quot;X&quot;;&quot;&quot;)" office:value-type="string" office:string-value="X">
            <text:p>X</text:p>
          </table:table-cell>
          <table:table-cell table:formula="of:=[.I487]-[.I486]" office:value-type="float" office:value="17.389000000001">
            <text:p>17,389</text:p>
          </table:table-cell>
          <table:table-cell table:formula="of:=[.F487]/[.M487]" office:value-type="float" office:value="72.2295704180761">
            <text:p>72,2295704181</text:p>
          </table:table-cell>
          <table:table-cell table:formula="of:=([.F487]-[.P487])/100*5/3.6" office:value-type="float" office:value="17.3888888888889">
            <text:p>17,3888888889</text:p>
          </table:table-cell>
          <table:table-cell table:formula="of:=HEX2DEC([.C487])" office:value-type="float" office:value="4">
            <text:p>4</text:p>
          </table:table-cell>
          <table:table-cell table:formula="of:=[.P48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488])" office:value-type="float" office:value="178">
            <text:p>178</text:p>
          </table:table-cell>
          <table:table-cell table:formula="of:=256*HEX2DEC([.C488])+HEX2DEC([.B488])" office:value-type="float" office:value="1249">
            <text:p>1249</text:p>
          </table:table-cell>
          <table:table-cell/>
          <table:table-cell table:style-name="Default" office:value-type="float" office:value="2430">
            <text:p>2430</text:p>
          </table:table-cell>
          <table:table-cell table:style-name="Default" office:value-type="float" office:value="8509.472">
            <text:p>8509,472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88]=[.E488];&quot;X&quot;;&quot;&quot;)" office:value-type="string" office:string-value="X">
            <text:p>X</text:p>
          </table:table-cell>
          <table:table-cell table:formula="of:=[.I488]-[.I487]" office:value-type="float" office:value="17.2919999999995">
            <text:p>17,292</text:p>
          </table:table-cell>
          <table:table-cell table:formula="of:=[.F488]/[.M488]" office:value-type="float" office:value="72.2299329169581">
            <text:p>72,229932917</text:p>
          </table:table-cell>
          <table:table-cell table:formula="of:=([.F488]-[.P488])/100*5/3.6" office:value-type="float" office:value="17.2916666666667">
            <text:p>17,2916666667</text:p>
          </table:table-cell>
          <table:table-cell table:formula="of:=HEX2DEC([.C488])" office:value-type="float" office:value="4">
            <text:p>4</text:p>
          </table:table-cell>
          <table:table-cell table:formula="of:=[.P48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d8</text:p>
          </table:table-cell>
          <table:table-cell table:style-name="ce2" office:value-type="string">
            <text:p>04</text:p>
          </table:table-cell>
          <table:table-cell/>
          <table:table-cell table:formula="of:=HEX2DEC([.A489])" office:value-type="float" office:value="179">
            <text:p>179</text:p>
          </table:table-cell>
          <table:table-cell table:formula="of:=256*HEX2DEC([.C489])+HEX2DEC([.B489])" office:value-type="float" office:value="1240">
            <text:p>1240</text:p>
          </table:table-cell>
          <table:table-cell/>
          <table:table-cell table:style-name="Default" office:value-type="float" office:value="2435">
            <text:p>2435</text:p>
          </table:table-cell>
          <table:table-cell table:style-name="Default" office:value-type="float" office:value="8526.639">
            <text:p>8526,639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89]=[.E489];&quot;X&quot;;&quot;&quot;)" office:value-type="string" office:string-value="X">
            <text:p>X</text:p>
          </table:table-cell>
          <table:table-cell table:formula="of:=[.I489]-[.I488]" office:value-type="float" office:value="17.1669999999995">
            <text:p>17,167</text:p>
          </table:table-cell>
          <table:table-cell table:formula="of:=[.F489]/[.M489]" office:value-type="float" office:value="72.2316071532614">
            <text:p>72,2316071533</text:p>
          </table:table-cell>
          <table:table-cell table:formula="of:=([.F489]-[.P489])/100*5/3.6" office:value-type="float" office:value="17.1666666666667">
            <text:p>17,1666666667</text:p>
          </table:table-cell>
          <table:table-cell table:formula="of:=HEX2DEC([.C489])" office:value-type="float" office:value="4">
            <text:p>4</text:p>
          </table:table-cell>
          <table:table-cell table:formula="of:=[.P48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490])" office:value-type="float" office:value="177">
            <text:p>177</text:p>
          </table:table-cell>
          <table:table-cell table:formula="of:=256*HEX2DEC([.C490])+HEX2DEC([.B490])" office:value-type="float" office:value="1222">
            <text:p>1222</text:p>
          </table:table-cell>
          <table:table-cell/>
          <table:table-cell table:style-name="Default" office:value-type="float" office:value="2440">
            <text:p>2440</text:p>
          </table:table-cell>
          <table:table-cell table:style-name="Default" office:value-type="float" office:value="8543.556">
            <text:p>8543,556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90]=[.E490];&quot;X&quot;;&quot;&quot;)" office:value-type="string" office:string-value="X">
            <text:p>X</text:p>
          </table:table-cell>
          <table:table-cell table:formula="of:=[.I490]-[.I489]" office:value-type="float" office:value="16.9170000000013">
            <text:p>16,917</text:p>
          </table:table-cell>
          <table:table-cell table:formula="of:=[.F490]/[.M490]" office:value-type="float" office:value="72.2350298516231">
            <text:p>72,2350298516</text:p>
          </table:table-cell>
          <table:table-cell table:formula="of:=([.F490]-[.P490])/100*5/3.6" office:value-type="float" office:value="16.9166666666667">
            <text:p>16,9166666667</text:p>
          </table:table-cell>
          <table:table-cell table:formula="of:=HEX2DEC([.C490])" office:value-type="float" office:value="4">
            <text:p>4</text:p>
          </table:table-cell>
          <table:table-cell table:formula="of:=[.P49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491])" office:value-type="float" office:value="177">
            <text:p>177</text:p>
          </table:table-cell>
          <table:table-cell table:formula="of:=256*HEX2DEC([.C491])+HEX2DEC([.B491])" office:value-type="float" office:value="1222">
            <text:p>1222</text:p>
          </table:table-cell>
          <table:table-cell/>
          <table:table-cell table:style-name="Default" office:value-type="float" office:value="2445">
            <text:p>2445</text:p>
          </table:table-cell>
          <table:table-cell table:style-name="Default" office:value-type="float" office:value="8560.473">
            <text:p>8560,473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91]=[.E491];&quot;X&quot;;&quot;&quot;)" office:value-type="string" office:string-value="X">
            <text:p>X</text:p>
          </table:table-cell>
          <table:table-cell table:formula="of:=[.I491]-[.I490]" office:value-type="float" office:value="16.9169999999995">
            <text:p>16,917</text:p>
          </table:table-cell>
          <table:table-cell table:formula="of:=[.F491]/[.M491]" office:value-type="float" office:value="72.2350298516308">
            <text:p>72,2350298516</text:p>
          </table:table-cell>
          <table:table-cell table:formula="of:=([.F491]-[.P491])/100*5/3.6" office:value-type="float" office:value="16.9166666666667">
            <text:p>16,9166666667</text:p>
          </table:table-cell>
          <table:table-cell table:formula="of:=HEX2DEC([.C491])" office:value-type="float" office:value="4">
            <text:p>4</text:p>
          </table:table-cell>
          <table:table-cell table:formula="of:=[.P49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da</text:p>
          </table:table-cell>
          <table:table-cell table:style-name="ce2" office:value-type="string">
            <text:p>04</text:p>
          </table:table-cell>
          <table:table-cell/>
          <table:table-cell table:formula="of:=HEX2DEC([.A492])" office:value-type="float" office:value="178">
            <text:p>178</text:p>
          </table:table-cell>
          <table:table-cell table:formula="of:=256*HEX2DEC([.C492])+HEX2DEC([.B492])" office:value-type="float" office:value="1242">
            <text:p>1242</text:p>
          </table:table-cell>
          <table:table-cell/>
          <table:table-cell table:style-name="Default" office:value-type="float" office:value="2450">
            <text:p>2450</text:p>
          </table:table-cell>
          <table:table-cell table:style-name="Default" office:value-type="float" office:value="8577.667">
            <text:p>8577,667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92]=[.E492];&quot;X&quot;;&quot;&quot;)" office:value-type="string" office:string-value="X">
            <text:p>X</text:p>
          </table:table-cell>
          <table:table-cell table:formula="of:=[.I492]-[.I491]" office:value-type="float" office:value="17.1939999999995">
            <text:p>17,194</text:p>
          </table:table-cell>
          <table:table-cell table:formula="of:=[.F492]/[.M492]" office:value-type="float" office:value="72.2345004071209">
            <text:p>72,2345004071</text:p>
          </table:table-cell>
          <table:table-cell table:formula="of:=([.F492]-[.P492])/100*5/3.6" office:value-type="float" office:value="17.1944444444444">
            <text:p>17,1944444444</text:p>
          </table:table-cell>
          <table:table-cell table:formula="of:=HEX2DEC([.C492])" office:value-type="float" office:value="4">
            <text:p>4</text:p>
          </table:table-cell>
          <table:table-cell table:formula="of:=[.P49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de</text:p>
          </table:table-cell>
          <table:table-cell table:style-name="ce2" office:value-type="string">
            <text:p>04</text:p>
          </table:table-cell>
          <table:table-cell/>
          <table:table-cell table:formula="of:=HEX2DEC([.A493])" office:value-type="float" office:value="179">
            <text:p>179</text:p>
          </table:table-cell>
          <table:table-cell table:formula="of:=256*HEX2DEC([.C493])+HEX2DEC([.B493])" office:value-type="float" office:value="1246">
            <text:p>1246</text:p>
          </table:table-cell>
          <table:table-cell/>
          <table:table-cell table:style-name="Default" office:value-type="float" office:value="2455">
            <text:p>2455</text:p>
          </table:table-cell>
          <table:table-cell table:style-name="Default" office:value-type="float" office:value="8594.917">
            <text:p>8594,917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93]=[.E493];&quot;X&quot;;&quot;&quot;)" office:value-type="string" office:string-value="X">
            <text:p>X</text:p>
          </table:table-cell>
          <table:table-cell table:formula="of:=[.I493]-[.I492]" office:value-type="float" office:value="17.25">
            <text:p>17,25</text:p>
          </table:table-cell>
          <table:table-cell table:formula="of:=[.F493]/[.M493]" office:value-type="float" office:value="72.231884057971">
            <text:p>72,231884058</text:p>
          </table:table-cell>
          <table:table-cell table:formula="of:=([.F493]-[.P493])/100*5/3.6" office:value-type="float" office:value="17.25">
            <text:p>17,25</text:p>
          </table:table-cell>
          <table:table-cell table:formula="of:=HEX2DEC([.C493])" office:value-type="float" office:value="4">
            <text:p>4</text:p>
          </table:table-cell>
          <table:table-cell table:formula="of:=[.P49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3</text:p>
          </table:table-cell>
          <table:table-cell table:style-name="Default" office:value-type="string">
            <text:p>dd</text:p>
          </table:table-cell>
          <table:table-cell table:style-name="ce2" office:value-type="string">
            <text:p>04</text:p>
          </table:table-cell>
          <table:table-cell/>
          <table:table-cell table:formula="of:=HEX2DEC([.A494])" office:value-type="float" office:value="179">
            <text:p>179</text:p>
          </table:table-cell>
          <table:table-cell table:formula="of:=256*HEX2DEC([.C494])+HEX2DEC([.B494])" office:value-type="float" office:value="1245">
            <text:p>1245</text:p>
          </table:table-cell>
          <table:table-cell/>
          <table:table-cell table:style-name="Default" office:value-type="float" office:value="2460">
            <text:p>2460</text:p>
          </table:table-cell>
          <table:table-cell table:style-name="Default" office:value-type="float" office:value="8612.153">
            <text:p>8612,153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94]=[.E494];&quot;X&quot;;&quot;&quot;)" office:value-type="string" office:string-value="X">
            <text:p>X</text:p>
          </table:table-cell>
          <table:table-cell table:formula="of:=[.I494]-[.I493]" office:value-type="float" office:value="17.2360000000008">
            <text:p>17,236</text:p>
          </table:table-cell>
          <table:table-cell table:formula="of:=[.F494]/[.M494]" office:value-type="float" office:value="72.2325365514007">
            <text:p>72,2325365514</text:p>
          </table:table-cell>
          <table:table-cell table:formula="of:=([.F494]-[.P494])/100*5/3.6" office:value-type="float" office:value="17.2361111111111">
            <text:p>17,2361111111</text:p>
          </table:table-cell>
          <table:table-cell table:formula="of:=HEX2DEC([.C494])" office:value-type="float" office:value="4">
            <text:p>4</text:p>
          </table:table-cell>
          <table:table-cell table:formula="of:=[.P49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ca</text:p>
          </table:table-cell>
          <table:table-cell table:style-name="ce2" office:value-type="string">
            <text:p>04</text:p>
          </table:table-cell>
          <table:table-cell/>
          <table:table-cell table:formula="of:=HEX2DEC([.A495])" office:value-type="float" office:value="178">
            <text:p>178</text:p>
          </table:table-cell>
          <table:table-cell table:formula="of:=256*HEX2DEC([.C495])+HEX2DEC([.B495])" office:value-type="float" office:value="1226">
            <text:p>1226</text:p>
          </table:table-cell>
          <table:table-cell/>
          <table:table-cell table:style-name="Default" office:value-type="float" office:value="2465">
            <text:p>2465</text:p>
          </table:table-cell>
          <table:table-cell table:style-name="Default" office:value-type="float" office:value="8629.126">
            <text:p>8629,126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95]=[.E495];&quot;X&quot;;&quot;&quot;)" office:value-type="string" office:string-value="X">
            <text:p>X</text:p>
          </table:table-cell>
          <table:table-cell table:formula="of:=[.I495]-[.I494]" office:value-type="float" office:value="16.973">
            <text:p>16,973</text:p>
          </table:table-cell>
          <table:table-cell table:formula="of:=[.F495]/[.M495]" office:value-type="float" office:value="72.2323690567374">
            <text:p>72,2323690567</text:p>
          </table:table-cell>
          <table:table-cell table:formula="of:=([.F495]-[.P495])/100*5/3.6" office:value-type="float" office:value="16.9722222222222">
            <text:p>16,9722222222</text:p>
          </table:table-cell>
          <table:table-cell table:formula="of:=HEX2DEC([.C495])" office:value-type="float" office:value="4">
            <text:p>4</text:p>
          </table:table-cell>
          <table:table-cell table:formula="of:=[.P49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b9</text:p>
          </table:table-cell>
          <table:table-cell table:style-name="ce2" office:value-type="string">
            <text:p>04</text:p>
          </table:table-cell>
          <table:table-cell/>
          <table:table-cell table:formula="of:=HEX2DEC([.A496])" office:value-type="float" office:value="178">
            <text:p>178</text:p>
          </table:table-cell>
          <table:table-cell table:formula="of:=256*HEX2DEC([.C496])+HEX2DEC([.B496])" office:value-type="float" office:value="1209">
            <text:p>1209</text:p>
          </table:table-cell>
          <table:table-cell/>
          <table:table-cell table:style-name="Default" office:value-type="float" office:value="2470">
            <text:p>2470</text:p>
          </table:table-cell>
          <table:table-cell table:style-name="Default" office:value-type="float" office:value="8645.862">
            <text:p>8645,862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96]=[.E496];&quot;X&quot;;&quot;&quot;)" office:value-type="string" office:string-value="X">
            <text:p>X</text:p>
          </table:table-cell>
          <table:table-cell table:formula="of:=[.I496]-[.I495]" office:value-type="float" office:value="16.735999999999">
            <text:p>16,736</text:p>
          </table:table-cell>
          <table:table-cell table:formula="of:=[.F496]/[.M496]" office:value-type="float" office:value="72.2394837476144">
            <text:p>72,2394837476</text:p>
          </table:table-cell>
          <table:table-cell table:formula="of:=([.F496]-[.P496])/100*5/3.6" office:value-type="float" office:value="16.7361111111111">
            <text:p>16,7361111111</text:p>
          </table:table-cell>
          <table:table-cell table:formula="of:=HEX2DEC([.C496])" office:value-type="float" office:value="4">
            <text:p>4</text:p>
          </table:table-cell>
          <table:table-cell table:formula="of:=[.P49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ba</text:p>
          </table:table-cell>
          <table:table-cell table:style-name="ce2" office:value-type="string">
            <text:p>04</text:p>
          </table:table-cell>
          <table:table-cell/>
          <table:table-cell table:formula="of:=HEX2DEC([.A497])" office:value-type="float" office:value="177">
            <text:p>177</text:p>
          </table:table-cell>
          <table:table-cell table:formula="of:=256*HEX2DEC([.C497])+HEX2DEC([.B497])" office:value-type="float" office:value="1210">
            <text:p>1210</text:p>
          </table:table-cell>
          <table:table-cell/>
          <table:table-cell table:style-name="Default" office:value-type="float" office:value="2475">
            <text:p>2475</text:p>
          </table:table-cell>
          <table:table-cell table:style-name="Default" office:value-type="float" office:value="8662.612">
            <text:p>8662,612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497]=[.E497];&quot;X&quot;;&quot;&quot;)" office:value-type="string" office:string-value="X">
            <text:p>X</text:p>
          </table:table-cell>
          <table:table-cell table:formula="of:=[.I497]-[.I496]" office:value-type="float" office:value="16.75">
            <text:p>16,75</text:p>
          </table:table-cell>
          <table:table-cell table:formula="of:=[.F497]/[.M497]" office:value-type="float" office:value="72.2388059701493">
            <text:p>72,2388059701</text:p>
          </table:table-cell>
          <table:table-cell table:formula="of:=([.F497]-[.P497])/100*5/3.6" office:value-type="float" office:value="16.75">
            <text:p>16,75</text:p>
          </table:table-cell>
          <table:table-cell table:formula="of:=HEX2DEC([.C497])" office:value-type="float" office:value="4">
            <text:p>4</text:p>
          </table:table-cell>
          <table:table-cell table:formula="of:=[.P49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b7</text:p>
          </table:table-cell>
          <table:table-cell table:style-name="ce2" office:value-type="string">
            <text:p>04</text:p>
          </table:table-cell>
          <table:table-cell/>
          <table:table-cell table:formula="of:=HEX2DEC([.A498])" office:value-type="float" office:value="178">
            <text:p>178</text:p>
          </table:table-cell>
          <table:table-cell table:formula="of:=256*HEX2DEC([.C498])+HEX2DEC([.B498])" office:value-type="float" office:value="1207">
            <text:p>1207</text:p>
          </table:table-cell>
          <table:table-cell/>
          <table:table-cell table:style-name="Default" office:value-type="float" office:value="2480">
            <text:p>2480</text:p>
          </table:table-cell>
          <table:table-cell table:style-name="Default" office:value-type="float" office:value="8679.32">
            <text:p>8679,32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498]=[.E498];&quot;X&quot;;&quot;&quot;)" office:value-type="string" office:string-value="X">
            <text:p>X</text:p>
          </table:table-cell>
          <table:table-cell table:formula="of:=[.I498]-[.I497]" office:value-type="float" office:value="16.7080000000005">
            <text:p>16,708</text:p>
          </table:table-cell>
          <table:table-cell table:formula="of:=[.F498]/[.M498]" office:value-type="float" office:value="72.2408427100767">
            <text:p>72,2408427101</text:p>
          </table:table-cell>
          <table:table-cell table:formula="of:=([.F498]-[.P498])/100*5/3.6" office:value-type="float" office:value="16.7083333333333">
            <text:p>16,7083333333</text:p>
          </table:table-cell>
          <table:table-cell table:formula="of:=HEX2DEC([.C498])" office:value-type="float" office:value="4">
            <text:p>4</text:p>
          </table:table-cell>
          <table:table-cell table:formula="of:=[.P49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b5</text:p>
          </table:table-cell>
          <table:table-cell table:style-name="ce2" office:value-type="string">
            <text:p>04</text:p>
          </table:table-cell>
          <table:table-cell/>
          <table:table-cell table:formula="of:=HEX2DEC([.A499])" office:value-type="float" office:value="179">
            <text:p>179</text:p>
          </table:table-cell>
          <table:table-cell table:formula="of:=256*HEX2DEC([.C499])+HEX2DEC([.B499])" office:value-type="float" office:value="1205">
            <text:p>1205</text:p>
          </table:table-cell>
          <table:table-cell/>
          <table:table-cell table:style-name="Default" office:value-type="float" office:value="2485">
            <text:p>2485</text:p>
          </table:table-cell>
          <table:table-cell table:style-name="Default" office:value-type="float" office:value="8696.001">
            <text:p>8696,001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499]=[.E499];&quot;X&quot;;&quot;&quot;)" office:value-type="string" office:string-value="X">
            <text:p>X</text:p>
          </table:table-cell>
          <table:table-cell table:formula="of:=[.I499]-[.I498]" office:value-type="float" office:value="16.6810000000005">
            <text:p>16,681</text:p>
          </table:table-cell>
          <table:table-cell table:formula="of:=[.F499]/[.M499]" office:value-type="float" office:value="72.2378754271305">
            <text:p>72,2378754271</text:p>
          </table:table-cell>
          <table:table-cell table:formula="of:=([.F499]-[.P499])/100*5/3.6" office:value-type="float" office:value="16.6805555555556">
            <text:p>16,6805555556</text:p>
          </table:table-cell>
          <table:table-cell table:formula="of:=HEX2DEC([.C499])" office:value-type="float" office:value="4">
            <text:p>4</text:p>
          </table:table-cell>
          <table:table-cell table:formula="of:=[.P49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b2</text:p>
          </table:table-cell>
          <table:table-cell table:style-name="ce2" office:value-type="string">
            <text:p>04</text:p>
          </table:table-cell>
          <table:table-cell/>
          <table:table-cell table:formula="of:=HEX2DEC([.A500])" office:value-type="float" office:value="176">
            <text:p>176</text:p>
          </table:table-cell>
          <table:table-cell table:formula="of:=256*HEX2DEC([.C500])+HEX2DEC([.B500])" office:value-type="float" office:value="1202">
            <text:p>1202</text:p>
          </table:table-cell>
          <table:table-cell/>
          <table:table-cell table:style-name="Default" office:value-type="float" office:value="2490">
            <text:p>2490</text:p>
          </table:table-cell>
          <table:table-cell table:style-name="Default" office:value-type="float" office:value="8712.64">
            <text:p>8712,64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00]=[.E500];&quot;X&quot;;&quot;&quot;)" office:value-type="string" office:string-value="X">
            <text:p>X</text:p>
          </table:table-cell>
          <table:table-cell table:formula="of:=[.I500]-[.I499]" office:value-type="float" office:value="16.6389999999992">
            <text:p>16,639</text:p>
          </table:table-cell>
          <table:table-cell table:formula="of:=[.F500]/[.M500]" office:value-type="float" office:value="72.2399182643222">
            <text:p>72,2399182643</text:p>
          </table:table-cell>
          <table:table-cell table:formula="of:=([.F500]-[.P500])/100*5/3.6" office:value-type="float" office:value="16.6388888888889">
            <text:p>16,6388888889</text:p>
          </table:table-cell>
          <table:table-cell table:formula="of:=HEX2DEC([.C500])" office:value-type="float" office:value="4">
            <text:p>4</text:p>
          </table:table-cell>
          <table:table-cell table:formula="of:=[.P50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ba</text:p>
          </table:table-cell>
          <table:table-cell table:style-name="ce2" office:value-type="string">
            <text:p>04</text:p>
          </table:table-cell>
          <table:table-cell/>
          <table:table-cell table:formula="of:=HEX2DEC([.A501])" office:value-type="float" office:value="176">
            <text:p>176</text:p>
          </table:table-cell>
          <table:table-cell table:formula="of:=256*HEX2DEC([.C501])+HEX2DEC([.B501])" office:value-type="float" office:value="1210">
            <text:p>1210</text:p>
          </table:table-cell>
          <table:table-cell/>
          <table:table-cell table:style-name="Default" office:value-type="float" office:value="2495">
            <text:p>2495</text:p>
          </table:table-cell>
          <table:table-cell table:style-name="Default" office:value-type="float" office:value="8729.39">
            <text:p>8729,3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01]=[.E501];&quot;X&quot;;&quot;&quot;)" office:value-type="string" office:string-value="X">
            <text:p>X</text:p>
          </table:table-cell>
          <table:table-cell table:formula="of:=[.I501]-[.I500]" office:value-type="float" office:value="16.75">
            <text:p>16,75</text:p>
          </table:table-cell>
          <table:table-cell table:formula="of:=[.F501]/[.M501]" office:value-type="float" office:value="72.2388059701493">
            <text:p>72,2388059701</text:p>
          </table:table-cell>
          <table:table-cell table:formula="of:=([.F501]-[.P501])/100*5/3.6" office:value-type="float" office:value="16.75">
            <text:p>16,75</text:p>
          </table:table-cell>
          <table:table-cell table:formula="of:=HEX2DEC([.C501])" office:value-type="float" office:value="4">
            <text:p>4</text:p>
          </table:table-cell>
          <table:table-cell table:formula="of:=[.P50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c4</text:p>
          </table:table-cell>
          <table:table-cell table:style-name="ce2" office:value-type="string">
            <text:p>04</text:p>
          </table:table-cell>
          <table:table-cell/>
          <table:table-cell table:formula="of:=HEX2DEC([.A502])" office:value-type="float" office:value="178">
            <text:p>178</text:p>
          </table:table-cell>
          <table:table-cell table:formula="of:=256*HEX2DEC([.C502])+HEX2DEC([.B502])" office:value-type="float" office:value="1220">
            <text:p>1220</text:p>
          </table:table-cell>
          <table:table-cell/>
          <table:table-cell table:style-name="Default" office:value-type="float" office:value="2500">
            <text:p>2500</text:p>
          </table:table-cell>
          <table:table-cell table:style-name="Default" office:value-type="float" office:value="8746.278">
            <text:p>8746,278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502]=[.E502];&quot;X&quot;;&quot;&quot;)" office:value-type="string" office:string-value="X">
            <text:p>X</text:p>
          </table:table-cell>
          <table:table-cell table:formula="of:=[.I502]-[.I501]" office:value-type="float" office:value="16.8880000000008">
            <text:p>16,888</text:p>
          </table:table-cell>
          <table:table-cell table:formula="of:=[.F502]/[.M502]" office:value-type="float" office:value="72.2406442444304">
            <text:p>72,2406442444</text:p>
          </table:table-cell>
          <table:table-cell table:formula="of:=([.F502]-[.P502])/100*5/3.6" office:value-type="float" office:value="16.8888888888889">
            <text:p>16,8888888889</text:p>
          </table:table-cell>
          <table:table-cell table:formula="of:=HEX2DEC([.C502])" office:value-type="float" office:value="4">
            <text:p>4</text:p>
          </table:table-cell>
          <table:table-cell table:formula="of:=[.P50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1d</text:p>
          </table:table-cell>
          <table:table-cell table:style-name="ce2" office:value-type="string">
            <text:p>05</text:p>
          </table:table-cell>
          <table:table-cell/>
          <table:table-cell table:formula="of:=HEX2DEC([.A503])" office:value-type="float" office:value="176">
            <text:p>176</text:p>
          </table:table-cell>
          <table:table-cell table:formula="of:=256*HEX2DEC([.C503])+HEX2DEC([.B503])" office:value-type="float" office:value="1309">
            <text:p>1309</text:p>
          </table:table-cell>
          <table:table-cell/>
          <table:table-cell table:style-name="Default" office:value-type="float" office:value="2505">
            <text:p>2505</text:p>
          </table:table-cell>
          <table:table-cell table:style-name="Default" office:value-type="float" office:value="8764.39">
            <text:p>8764,3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03]=[.E503];&quot;X&quot;;&quot;&quot;)" office:value-type="string" office:string-value="X">
            <text:p>X</text:p>
          </table:table-cell>
          <table:table-cell table:formula="of:=[.I503]-[.I502]" office:value-type="float" office:value="18.1119999999992">
            <text:p>18,112</text:p>
          </table:table-cell>
          <table:table-cell table:formula="of:=[.F503]/[.M503]" office:value-type="float" office:value="72.2725265017701">
            <text:p>72,2725265018</text:p>
          </table:table-cell>
          <table:table-cell table:formula="of:=([.F503]-[.P503])/100*5/3.6" office:value-type="float" office:value="18.1111111111111">
            <text:p>18,1111111111</text:p>
          </table:table-cell>
          <table:table-cell table:formula="of:=HEX2DEC([.C503])" office:value-type="float" office:value="5">
            <text:p>5</text:p>
          </table:table-cell>
          <table:table-cell table:formula="of:=[.P50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ff</text:p>
          </table:table-cell>
          <table:table-cell table:style-name="ce2" office:value-type="string">
            <text:p>04</text:p>
          </table:table-cell>
          <table:table-cell/>
          <table:table-cell table:formula="of:=HEX2DEC([.A504])" office:value-type="float" office:value="176">
            <text:p>176</text:p>
          </table:table-cell>
          <table:table-cell table:formula="of:=256*HEX2DEC([.C504])+HEX2DEC([.B504])" office:value-type="float" office:value="1279">
            <text:p>1279</text:p>
          </table:table-cell>
          <table:table-cell/>
          <table:table-cell table:style-name="Default" office:value-type="float" office:value="2510">
            <text:p>2510</text:p>
          </table:table-cell>
          <table:table-cell table:style-name="Default" office:value-type="float" office:value="8782.098">
            <text:p>8782,09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04]=[.E504];&quot;X&quot;;&quot;&quot;)" office:value-type="string" office:string-value="X">
            <text:p>X</text:p>
          </table:table-cell>
          <table:table-cell table:formula="of:=[.I504]-[.I503]" office:value-type="float" office:value="17.7080000000005">
            <text:p>17,708</text:p>
          </table:table-cell>
          <table:table-cell table:formula="of:=[.F504]/[.M504]" office:value-type="float" office:value="72.2272419245517">
            <text:p>72,2272419246</text:p>
          </table:table-cell>
          <table:table-cell table:formula="of:=([.F504]-[.P504])/100*5/3.6" office:value-type="float" office:value="17.7083333333333">
            <text:p>17,7083333333</text:p>
          </table:table-cell>
          <table:table-cell table:formula="of:=HEX2DEC([.C504])" office:value-type="float" office:value="4">
            <text:p>4</text:p>
          </table:table-cell>
          <table:table-cell table:formula="of:=[.P50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2</text:p>
          </table:table-cell>
          <table:table-cell table:style-name="Default" office:value-type="string">
            <text:p>ee</text:p>
          </table:table-cell>
          <table:table-cell table:style-name="ce2" office:value-type="string">
            <text:p>04</text:p>
          </table:table-cell>
          <table:table-cell/>
          <table:table-cell table:formula="of:=HEX2DEC([.A505])" office:value-type="float" office:value="178">
            <text:p>178</text:p>
          </table:table-cell>
          <table:table-cell table:formula="of:=256*HEX2DEC([.C505])+HEX2DEC([.B505])" office:value-type="float" office:value="1262">
            <text:p>1262</text:p>
          </table:table-cell>
          <table:table-cell/>
          <table:table-cell table:style-name="Default" office:value-type="float" office:value="2515">
            <text:p>2515</text:p>
          </table:table-cell>
          <table:table-cell table:style-name="Default" office:value-type="float" office:value="8799.57">
            <text:p>8799,57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505]=[.E505];&quot;X&quot;;&quot;&quot;)" office:value-type="string" office:string-value="X">
            <text:p>X</text:p>
          </table:table-cell>
          <table:table-cell table:formula="of:=[.I505]-[.I504]" office:value-type="float" office:value="17.4719999999998">
            <text:p>17,472</text:p>
          </table:table-cell>
          <table:table-cell table:formula="of:=[.F505]/[.M505]" office:value-type="float" office:value="72.2298534798545">
            <text:p>72,2298534799</text:p>
          </table:table-cell>
          <table:table-cell table:formula="of:=([.F505]-[.P505])/100*5/3.6" office:value-type="float" office:value="17.4722222222222">
            <text:p>17,4722222222</text:p>
          </table:table-cell>
          <table:table-cell table:formula="of:=HEX2DEC([.C505])" office:value-type="float" office:value="4">
            <text:p>4</text:p>
          </table:table-cell>
          <table:table-cell table:formula="of:=[.P50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ff</text:p>
          </table:table-cell>
          <table:table-cell table:style-name="ce2" office:value-type="string">
            <text:p>04</text:p>
          </table:table-cell>
          <table:table-cell/>
          <table:table-cell table:formula="of:=HEX2DEC([.A506])" office:value-type="float" office:value="177">
            <text:p>177</text:p>
          </table:table-cell>
          <table:table-cell table:formula="of:=256*HEX2DEC([.C506])+HEX2DEC([.B506])" office:value-type="float" office:value="1279">
            <text:p>1279</text:p>
          </table:table-cell>
          <table:table-cell/>
          <table:table-cell table:style-name="Default" office:value-type="float" office:value="2520">
            <text:p>2520</text:p>
          </table:table-cell>
          <table:table-cell table:style-name="Default" office:value-type="float" office:value="8817.278">
            <text:p>8817,278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506]=[.E506];&quot;X&quot;;&quot;&quot;)" office:value-type="string" office:string-value="X">
            <text:p>X</text:p>
          </table:table-cell>
          <table:table-cell table:formula="of:=[.I506]-[.I505]" office:value-type="float" office:value="17.7080000000005">
            <text:p>17,708</text:p>
          </table:table-cell>
          <table:table-cell table:formula="of:=[.F506]/[.M506]" office:value-type="float" office:value="72.2272419245517">
            <text:p>72,2272419246</text:p>
          </table:table-cell>
          <table:table-cell table:formula="of:=([.F506]-[.P506])/100*5/3.6" office:value-type="float" office:value="17.7083333333333">
            <text:p>17,7083333333</text:p>
          </table:table-cell>
          <table:table-cell table:formula="of:=HEX2DEC([.C506])" office:value-type="float" office:value="4">
            <text:p>4</text:p>
          </table:table-cell>
          <table:table-cell table:formula="of:=[.P50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ea</text:p>
          </table:table-cell>
          <table:table-cell table:style-name="ce2" office:value-type="string">
            <text:p>04</text:p>
          </table:table-cell>
          <table:table-cell/>
          <table:table-cell table:formula="of:=HEX2DEC([.A507])" office:value-type="float" office:value="176">
            <text:p>176</text:p>
          </table:table-cell>
          <table:table-cell table:formula="of:=256*HEX2DEC([.C507])+HEX2DEC([.B507])" office:value-type="float" office:value="1258">
            <text:p>1258</text:p>
          </table:table-cell>
          <table:table-cell/>
          <table:table-cell table:style-name="Default" office:value-type="float" office:value="2525">
            <text:p>2525</text:p>
          </table:table-cell>
          <table:table-cell table:style-name="Default" office:value-type="float" office:value="8834.695">
            <text:p>8834,695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07]=[.E507];&quot;X&quot;;&quot;&quot;)" office:value-type="string" office:string-value="X">
            <text:p>X</text:p>
          </table:table-cell>
          <table:table-cell table:formula="of:=[.I507]-[.I506]" office:value-type="float" office:value="17.4169999999995">
            <text:p>17,417</text:p>
          </table:table-cell>
          <table:table-cell table:formula="of:=[.F507]/[.M507]" office:value-type="float" office:value="72.2282827122948">
            <text:p>72,2282827123</text:p>
          </table:table-cell>
          <table:table-cell table:formula="of:=([.F507]-[.P507])/100*5/3.6" office:value-type="float" office:value="17.4166666666667">
            <text:p>17,4166666667</text:p>
          </table:table-cell>
          <table:table-cell table:formula="of:=HEX2DEC([.C507])" office:value-type="float" office:value="4">
            <text:p>4</text:p>
          </table:table-cell>
          <table:table-cell table:formula="of:=[.P50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f6</text:p>
          </table:table-cell>
          <table:table-cell table:style-name="ce2" office:value-type="string">
            <text:p>04</text:p>
          </table:table-cell>
          <table:table-cell/>
          <table:table-cell table:formula="of:=HEX2DEC([.A508])" office:value-type="float" office:value="176">
            <text:p>176</text:p>
          </table:table-cell>
          <table:table-cell table:formula="of:=256*HEX2DEC([.C508])+HEX2DEC([.B508])" office:value-type="float" office:value="1270">
            <text:p>1270</text:p>
          </table:table-cell>
          <table:table-cell/>
          <table:table-cell table:style-name="Default" office:value-type="float" office:value="2530">
            <text:p>2530</text:p>
          </table:table-cell>
          <table:table-cell table:style-name="Default" office:value-type="float" office:value="8852.278">
            <text:p>8852,27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08]=[.E508];&quot;X&quot;;&quot;&quot;)" office:value-type="string" office:string-value="X">
            <text:p>X</text:p>
          </table:table-cell>
          <table:table-cell table:formula="of:=[.I508]-[.I507]" office:value-type="float" office:value="17.5830000000005">
            <text:p>17,583</text:p>
          </table:table-cell>
          <table:table-cell table:formula="of:=[.F508]/[.M508]" office:value-type="float" office:value="72.2288574190958">
            <text:p>72,2288574191</text:p>
          </table:table-cell>
          <table:table-cell table:formula="of:=([.F508]-[.P508])/100*5/3.6" office:value-type="float" office:value="17.5833333333333">
            <text:p>17,5833333333</text:p>
          </table:table-cell>
          <table:table-cell table:formula="of:=HEX2DEC([.C508])" office:value-type="float" office:value="4">
            <text:p>4</text:p>
          </table:table-cell>
          <table:table-cell table:formula="of:=[.P50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6f</text:p>
          </table:table-cell>
          <table:table-cell table:style-name="ce2" office:value-type="string">
            <text:p>05</text:p>
          </table:table-cell>
          <table:table-cell/>
          <table:table-cell table:formula="of:=HEX2DEC([.A509])" office:value-type="float" office:value="176">
            <text:p>176</text:p>
          </table:table-cell>
          <table:table-cell table:formula="of:=256*HEX2DEC([.C509])+HEX2DEC([.B509])" office:value-type="float" office:value="1391">
            <text:p>1391</text:p>
          </table:table-cell>
          <table:table-cell/>
          <table:table-cell table:style-name="Default" office:value-type="float" office:value="2535">
            <text:p>2535</text:p>
          </table:table-cell>
          <table:table-cell table:style-name="Default" office:value-type="float" office:value="8871.528">
            <text:p>8871,528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09]=[.E509];&quot;X&quot;;&quot;&quot;)" office:value-type="string" office:string-value="X">
            <text:p>X</text:p>
          </table:table-cell>
          <table:table-cell table:formula="of:=[.I509]-[.I508]" office:value-type="float" office:value="19.25">
            <text:p>19,25</text:p>
          </table:table-cell>
          <table:table-cell table:formula="of:=[.F509]/[.M509]" office:value-type="float" office:value="72.2597402597403">
            <text:p>72,2597402597</text:p>
          </table:table-cell>
          <table:table-cell table:formula="of:=([.F509]-[.P509])/100*5/3.6" office:value-type="float" office:value="19.25">
            <text:p>19,25</text:p>
          </table:table-cell>
          <table:table-cell table:formula="of:=HEX2DEC([.C509])" office:value-type="float" office:value="5">
            <text:p>5</text:p>
          </table:table-cell>
          <table:table-cell table:formula="of:=[.P50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b2</text:p>
          </table:table-cell>
          <table:table-cell table:style-name="ce2" office:value-type="string">
            <text:p>05</text:p>
          </table:table-cell>
          <table:table-cell/>
          <table:table-cell table:formula="of:=HEX2DEC([.A510])" office:value-type="float" office:value="177">
            <text:p>177</text:p>
          </table:table-cell>
          <table:table-cell table:formula="of:=256*HEX2DEC([.C510])+HEX2DEC([.B510])" office:value-type="float" office:value="1458">
            <text:p>1458</text:p>
          </table:table-cell>
          <table:table-cell/>
          <table:table-cell table:style-name="Default" office:value-type="float" office:value="2540">
            <text:p>2540</text:p>
          </table:table-cell>
          <table:table-cell table:style-name="Default" office:value-type="float" office:value="8891.709">
            <text:p>8891,709</text:p>
          </table:table-cell>
          <table:table-cell table:style-name="Default" office:value-type="float" office:value="177">
            <text:p>177</text:p>
          </table:table-cell>
          <table:table-cell/>
          <table:table-cell table:formula="of:=IF([.J510]=[.E510];&quot;X&quot;;&quot;&quot;)" office:value-type="string" office:string-value="X">
            <text:p>X</text:p>
          </table:table-cell>
          <table:table-cell table:formula="of:=[.I510]-[.I509]" office:value-type="float" office:value="20.1810000000005">
            <text:p>20,181</text:p>
          </table:table-cell>
          <table:table-cell table:formula="of:=[.F510]/[.M510]" office:value-type="float" office:value="72.2461721421121">
            <text:p>72,2461721421</text:p>
          </table:table-cell>
          <table:table-cell table:formula="of:=([.F510]-[.P510])/100*5/3.6" office:value-type="float" office:value="20.1805555555556">
            <text:p>20,1805555556</text:p>
          </table:table-cell>
          <table:table-cell table:formula="of:=HEX2DEC([.C510])" office:value-type="float" office:value="5">
            <text:p>5</text:p>
          </table:table-cell>
          <table:table-cell table:formula="of:=[.P51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ad</text:p>
          </table:table-cell>
          <table:table-cell table:style-name="ce2" office:value-type="string">
            <text:p>05</text:p>
          </table:table-cell>
          <table:table-cell/>
          <table:table-cell table:formula="of:=HEX2DEC([.A511])" office:value-type="float" office:value="180">
            <text:p>180</text:p>
          </table:table-cell>
          <table:table-cell table:formula="of:=256*HEX2DEC([.C511])+HEX2DEC([.B511])" office:value-type="float" office:value="1453">
            <text:p>1453</text:p>
          </table:table-cell>
          <table:table-cell/>
          <table:table-cell table:style-name="Default" office:value-type="float" office:value="2545">
            <text:p>2545</text:p>
          </table:table-cell>
          <table:table-cell table:style-name="Default" office:value-type="float" office:value="8911.82">
            <text:p>8911,82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511]=[.E511];&quot;X&quot;;&quot;&quot;)" office:value-type="string" office:string-value="X">
            <text:p>X</text:p>
          </table:table-cell>
          <table:table-cell table:formula="of:=[.I511]-[.I510]" office:value-type="float" office:value="20.110999999999">
            <text:p>20,111</text:p>
          </table:table-cell>
          <table:table-cell table:formula="of:=[.F511]/[.M511]" office:value-type="float" office:value="72.2490179503791">
            <text:p>72,2490179504</text:p>
          </table:table-cell>
          <table:table-cell table:formula="of:=([.F511]-[.P511])/100*5/3.6" office:value-type="float" office:value="20.1111111111111">
            <text:p>20,1111111111</text:p>
          </table:table-cell>
          <table:table-cell table:formula="of:=HEX2DEC([.C511])" office:value-type="float" office:value="5">
            <text:p>5</text:p>
          </table:table-cell>
          <table:table-cell table:formula="of:=[.P51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92</text:p>
          </table:table-cell>
          <table:table-cell table:style-name="ce2" office:value-type="string">
            <text:p>05</text:p>
          </table:table-cell>
          <table:table-cell/>
          <table:table-cell table:formula="of:=HEX2DEC([.A512])" office:value-type="float" office:value="180">
            <text:p>180</text:p>
          </table:table-cell>
          <table:table-cell table:formula="of:=256*HEX2DEC([.C512])+HEX2DEC([.B512])" office:value-type="float" office:value="1426">
            <text:p>1426</text:p>
          </table:table-cell>
          <table:table-cell/>
          <table:table-cell table:style-name="Default" office:value-type="float" office:value="2550">
            <text:p>2550</text:p>
          </table:table-cell>
          <table:table-cell table:style-name="Default" office:value-type="float" office:value="8931.557">
            <text:p>8931,557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512]=[.E512];&quot;X&quot;;&quot;&quot;)" office:value-type="string" office:string-value="X">
            <text:p>X</text:p>
          </table:table-cell>
          <table:table-cell table:formula="of:=[.I512]-[.I511]" office:value-type="float" office:value="19.737000000001">
            <text:p>19,737</text:p>
          </table:table-cell>
          <table:table-cell table:formula="of:=[.F512]/[.M512]" office:value-type="float" office:value="72.2500886659537">
            <text:p>72,250088666</text:p>
          </table:table-cell>
          <table:table-cell table:formula="of:=([.F512]-[.P512])/100*5/3.6" office:value-type="float" office:value="19.7361111111111">
            <text:p>19,7361111111</text:p>
          </table:table-cell>
          <table:table-cell table:formula="of:=HEX2DEC([.C512])" office:value-type="float" office:value="5">
            <text:p>5</text:p>
          </table:table-cell>
          <table:table-cell table:formula="of:=[.P51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37</text:p>
          </table:table-cell>
          <table:table-cell table:style-name="ce2" office:value-type="string">
            <text:p>05</text:p>
          </table:table-cell>
          <table:table-cell/>
          <table:table-cell table:formula="of:=HEX2DEC([.A513])" office:value-type="float" office:value="176">
            <text:p>176</text:p>
          </table:table-cell>
          <table:table-cell table:formula="of:=256*HEX2DEC([.C513])+HEX2DEC([.B513])" office:value-type="float" office:value="1335">
            <text:p>1335</text:p>
          </table:table-cell>
          <table:table-cell/>
          <table:table-cell table:style-name="Default" office:value-type="float" office:value="2555">
            <text:p>2555</text:p>
          </table:table-cell>
          <table:table-cell table:style-name="Default" office:value-type="float" office:value="8950.029">
            <text:p>8950,029</text:p>
          </table:table-cell>
          <table:table-cell table:style-name="Default" office:value-type="float" office:value="176">
            <text:p>176</text:p>
          </table:table-cell>
          <table:table-cell/>
          <table:table-cell table:formula="of:=IF([.J513]=[.E513];&quot;X&quot;;&quot;&quot;)" office:value-type="string" office:string-value="X">
            <text:p>X</text:p>
          </table:table-cell>
          <table:table-cell table:formula="of:=[.I513]-[.I512]" office:value-type="float" office:value="18.4719999999998">
            <text:p>18,472</text:p>
          </table:table-cell>
          <table:table-cell table:formula="of:=[.F513]/[.M513]" office:value-type="float" office:value="72.2715461238641">
            <text:p>72,2715461239</text:p>
          </table:table-cell>
          <table:table-cell table:formula="of:=([.F513]-[.P513])/100*5/3.6" office:value-type="float" office:value="18.4722222222222">
            <text:p>18,4722222222</text:p>
          </table:table-cell>
          <table:table-cell table:formula="of:=HEX2DEC([.C513])" office:value-type="float" office:value="5">
            <text:p>5</text:p>
          </table:table-cell>
          <table:table-cell table:formula="of:=[.P51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f1</text:p>
          </table:table-cell>
          <table:table-cell table:style-name="ce2" office:value-type="string">
            <text:p>04</text:p>
          </table:table-cell>
          <table:table-cell/>
          <table:table-cell table:formula="of:=HEX2DEC([.A514])" office:value-type="float" office:value="178">
            <text:p>178</text:p>
          </table:table-cell>
          <table:table-cell table:formula="of:=256*HEX2DEC([.C514])+HEX2DEC([.B514])" office:value-type="float" office:value="1265">
            <text:p>1265</text:p>
          </table:table-cell>
          <table:table-cell/>
          <table:table-cell table:style-name="Default" office:value-type="float" office:value="2560">
            <text:p>2560</text:p>
          </table:table-cell>
          <table:table-cell table:style-name="Default" office:value-type="float" office:value="8967.543">
            <text:p>8967,543</text:p>
          </table:table-cell>
          <table:table-cell table:style-name="Default" office:value-type="float" office:value="178">
            <text:p>178</text:p>
          </table:table-cell>
          <table:table-cell/>
          <table:table-cell table:formula="of:=IF([.J514]=[.E514];&quot;X&quot;;&quot;&quot;)" office:value-type="string" office:string-value="X">
            <text:p>X</text:p>
          </table:table-cell>
          <table:table-cell table:formula="of:=[.I514]-[.I513]" office:value-type="float" office:value="17.5139999999992">
            <text:p>17,514</text:p>
          </table:table-cell>
          <table:table-cell table:formula="of:=[.F514]/[.M514]" office:value-type="float" office:value="72.2279319401654">
            <text:p>72,2279319402</text:p>
          </table:table-cell>
          <table:table-cell table:formula="of:=([.F514]-[.P514])/100*5/3.6" office:value-type="float" office:value="17.5138888888889">
            <text:p>17,5138888889</text:p>
          </table:table-cell>
          <table:table-cell table:formula="of:=HEX2DEC([.C514])" office:value-type="float" office:value="4">
            <text:p>4</text:p>
          </table:table-cell>
          <table:table-cell table:formula="of:=[.P51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e3</text:p>
          </table:table-cell>
          <table:table-cell table:style-name="ce2" office:value-type="string">
            <text:p>04</text:p>
          </table:table-cell>
          <table:table-cell/>
          <table:table-cell table:formula="of:=HEX2DEC([.A515])" office:value-type="float" office:value="181">
            <text:p>181</text:p>
          </table:table-cell>
          <table:table-cell table:formula="of:=256*HEX2DEC([.C515])+HEX2DEC([.B515])" office:value-type="float" office:value="1251">
            <text:p>1251</text:p>
          </table:table-cell>
          <table:table-cell/>
          <table:table-cell table:style-name="Default" office:value-type="float" office:value="2565">
            <text:p>2565</text:p>
          </table:table-cell>
          <table:table-cell table:style-name="Default" office:value-type="float" office:value="8984.862">
            <text:p>8984,862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515]=[.E515];&quot;X&quot;;&quot;&quot;)" office:value-type="string" office:string-value="X">
            <text:p>X</text:p>
          </table:table-cell>
          <table:table-cell table:formula="of:=[.I515]-[.I514]" office:value-type="float" office:value="17.3189999999995">
            <text:p>17,319</text:p>
          </table:table-cell>
          <table:table-cell table:formula="of:=[.F515]/[.M515]" office:value-type="float" office:value="72.2328078988415">
            <text:p>72,2328078988</text:p>
          </table:table-cell>
          <table:table-cell table:formula="of:=([.F515]-[.P515])/100*5/3.6" office:value-type="float" office:value="17.3194444444444">
            <text:p>17,3194444444</text:p>
          </table:table-cell>
          <table:table-cell table:formula="of:=HEX2DEC([.C515])" office:value-type="float" office:value="4">
            <text:p>4</text:p>
          </table:table-cell>
          <table:table-cell table:formula="of:=[.P51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ce</text:p>
          </table:table-cell>
          <table:table-cell table:style-name="ce2" office:value-type="string">
            <text:p>04</text:p>
          </table:table-cell>
          <table:table-cell/>
          <table:table-cell table:formula="of:=HEX2DEC([.A516])" office:value-type="float" office:value="181">
            <text:p>181</text:p>
          </table:table-cell>
          <table:table-cell table:formula="of:=256*HEX2DEC([.C516])+HEX2DEC([.B516])" office:value-type="float" office:value="1230">
            <text:p>1230</text:p>
          </table:table-cell>
          <table:table-cell/>
          <table:table-cell table:style-name="Default" office:value-type="float" office:value="2570">
            <text:p>2570</text:p>
          </table:table-cell>
          <table:table-cell table:style-name="Default" office:value-type="float" office:value="9001.89">
            <text:p>9001,89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516]=[.E516];&quot;X&quot;;&quot;&quot;)" office:value-type="string" office:string-value="X">
            <text:p>X</text:p>
          </table:table-cell>
          <table:table-cell table:formula="of:=[.I516]-[.I515]" office:value-type="float" office:value="17.0280000000002">
            <text:p>17,028</text:p>
          </table:table-cell>
          <table:table-cell table:formula="of:=[.F516]/[.M516]" office:value-type="float" office:value="72.2339675828037">
            <text:p>72,2339675828</text:p>
          </table:table-cell>
          <table:table-cell table:formula="of:=([.F516]-[.P516])/100*5/3.6" office:value-type="float" office:value="17.0277777777778">
            <text:p>17,0277777778</text:p>
          </table:table-cell>
          <table:table-cell table:formula="of:=HEX2DEC([.C516])" office:value-type="float" office:value="4">
            <text:p>4</text:p>
          </table:table-cell>
          <table:table-cell table:formula="of:=[.P51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ce</text:p>
          </table:table-cell>
          <table:table-cell table:style-name="ce2" office:value-type="string">
            <text:p>04</text:p>
          </table:table-cell>
          <table:table-cell/>
          <table:table-cell table:formula="of:=HEX2DEC([.A517])" office:value-type="float" office:value="181">
            <text:p>181</text:p>
          </table:table-cell>
          <table:table-cell table:formula="of:=256*HEX2DEC([.C517])+HEX2DEC([.B517])" office:value-type="float" office:value="1230">
            <text:p>1230</text:p>
          </table:table-cell>
          <table:table-cell/>
          <table:table-cell table:style-name="Default" office:value-type="float" office:value="2575">
            <text:p>2575</text:p>
          </table:table-cell>
          <table:table-cell table:style-name="Default" office:value-type="float" office:value="9018.917">
            <text:p>9018,917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517]=[.E517];&quot;X&quot;;&quot;&quot;)" office:value-type="string" office:string-value="X">
            <text:p>X</text:p>
          </table:table-cell>
          <table:table-cell table:formula="of:=[.I517]-[.I516]" office:value-type="float" office:value="17.027">
            <text:p>17,027</text:p>
          </table:table-cell>
          <table:table-cell table:formula="of:=[.F517]/[.M517]" office:value-type="float" office:value="72.2382099019203">
            <text:p>72,2382099019</text:p>
          </table:table-cell>
          <table:table-cell table:formula="of:=([.F517]-[.P517])/100*5/3.6" office:value-type="float" office:value="17.0277777777778">
            <text:p>17,0277777778</text:p>
          </table:table-cell>
          <table:table-cell table:formula="of:=HEX2DEC([.C517])" office:value-type="float" office:value="4">
            <text:p>4</text:p>
          </table:table-cell>
          <table:table-cell table:formula="of:=[.P51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e2</text:p>
          </table:table-cell>
          <table:table-cell table:style-name="ce2" office:value-type="string">
            <text:p>04</text:p>
          </table:table-cell>
          <table:table-cell/>
          <table:table-cell table:formula="of:=HEX2DEC([.A518])" office:value-type="float" office:value="181">
            <text:p>181</text:p>
          </table:table-cell>
          <table:table-cell table:formula="of:=256*HEX2DEC([.C518])+HEX2DEC([.B518])" office:value-type="float" office:value="1250">
            <text:p>1250</text:p>
          </table:table-cell>
          <table:table-cell/>
          <table:table-cell table:style-name="Default" office:value-type="float" office:value="2580">
            <text:p>2580</text:p>
          </table:table-cell>
          <table:table-cell table:style-name="Default" office:value-type="float" office:value="9036.223">
            <text:p>9036,223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518]=[.E518];&quot;X&quot;;&quot;&quot;)" office:value-type="string" office:string-value="X">
            <text:p>X</text:p>
          </table:table-cell>
          <table:table-cell table:formula="of:=[.I518]-[.I517]" office:value-type="float" office:value="17.3060000000005">
            <text:p>17,306</text:p>
          </table:table-cell>
          <table:table-cell table:formula="of:=[.F518]/[.M518]" office:value-type="float" office:value="72.2292846411628">
            <text:p>72,2292846412</text:p>
          </table:table-cell>
          <table:table-cell table:formula="of:=([.F518]-[.P518])/100*5/3.6" office:value-type="float" office:value="17.3055555555556">
            <text:p>17,3055555556</text:p>
          </table:table-cell>
          <table:table-cell table:formula="of:=HEX2DEC([.C518])" office:value-type="float" office:value="4">
            <text:p>4</text:p>
          </table:table-cell>
          <table:table-cell table:formula="of:=[.P51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e2</text:p>
          </table:table-cell>
          <table:table-cell table:style-name="ce2" office:value-type="string">
            <text:p>04</text:p>
          </table:table-cell>
          <table:table-cell/>
          <table:table-cell table:formula="of:=HEX2DEC([.A519])" office:value-type="float" office:value="179">
            <text:p>179</text:p>
          </table:table-cell>
          <table:table-cell table:formula="of:=256*HEX2DEC([.C519])+HEX2DEC([.B519])" office:value-type="float" office:value="1250">
            <text:p>1250</text:p>
          </table:table-cell>
          <table:table-cell/>
          <table:table-cell table:style-name="Default" office:value-type="float" office:value="2585">
            <text:p>2585</text:p>
          </table:table-cell>
          <table:table-cell table:style-name="Default" office:value-type="float" office:value="9053.528">
            <text:p>9053,528</text:p>
          </table:table-cell>
          <table:table-cell table:style-name="Default" office:value-type="float" office:value="179">
            <text:p>179</text:p>
          </table:table-cell>
          <table:table-cell/>
          <table:table-cell table:formula="of:=IF([.J519]=[.E519];&quot;X&quot;;&quot;&quot;)" office:value-type="string" office:string-value="X">
            <text:p>X</text:p>
          </table:table-cell>
          <table:table-cell table:formula="of:=[.I519]-[.I518]" office:value-type="float" office:value="17.3050000000003">
            <text:p>17,305</text:p>
          </table:table-cell>
          <table:table-cell table:formula="of:=[.F519]/[.M519]" office:value-type="float" office:value="72.2334585379936">
            <text:p>72,233458538</text:p>
          </table:table-cell>
          <table:table-cell table:formula="of:=([.F519]-[.P519])/100*5/3.6" office:value-type="float" office:value="17.3055555555556">
            <text:p>17,3055555556</text:p>
          </table:table-cell>
          <table:table-cell table:formula="of:=HEX2DEC([.C519])" office:value-type="float" office:value="4">
            <text:p>4</text:p>
          </table:table-cell>
          <table:table-cell table:formula="of:=[.P51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1d</text:p>
          </table:table-cell>
          <table:table-cell table:style-name="ce2" office:value-type="string">
            <text:p>05</text:p>
          </table:table-cell>
          <table:table-cell/>
          <table:table-cell table:formula="of:=HEX2DEC([.A520])" office:value-type="float" office:value="181">
            <text:p>181</text:p>
          </table:table-cell>
          <table:table-cell table:formula="of:=256*HEX2DEC([.C520])+HEX2DEC([.B520])" office:value-type="float" office:value="1309">
            <text:p>1309</text:p>
          </table:table-cell>
          <table:table-cell/>
          <table:table-cell table:style-name="Default" office:value-type="float" office:value="2590">
            <text:p>2590</text:p>
          </table:table-cell>
          <table:table-cell table:style-name="Default" office:value-type="float" office:value="9071.64">
            <text:p>9071,64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520]=[.E520];&quot;X&quot;;&quot;&quot;)" office:value-type="string" office:string-value="X">
            <text:p>X</text:p>
          </table:table-cell>
          <table:table-cell table:formula="of:=[.I520]-[.I519]" office:value-type="float" office:value="18.1119999999992">
            <text:p>18,112</text:p>
          </table:table-cell>
          <table:table-cell table:formula="of:=[.F520]/[.M520]" office:value-type="float" office:value="72.2725265017701">
            <text:p>72,2725265018</text:p>
          </table:table-cell>
          <table:table-cell table:formula="of:=([.F520]-[.P520])/100*5/3.6" office:value-type="float" office:value="18.1111111111111">
            <text:p>18,1111111111</text:p>
          </table:table-cell>
          <table:table-cell table:formula="of:=HEX2DEC([.C520])" office:value-type="float" office:value="5">
            <text:p>5</text:p>
          </table:table-cell>
          <table:table-cell table:formula="of:=[.P52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5f</text:p>
          </table:table-cell>
          <table:table-cell table:style-name="ce2" office:value-type="string">
            <text:p>05</text:p>
          </table:table-cell>
          <table:table-cell/>
          <table:table-cell table:formula="of:=HEX2DEC([.A521])" office:value-type="float" office:value="181">
            <text:p>181</text:p>
          </table:table-cell>
          <table:table-cell table:formula="of:=256*HEX2DEC([.C521])+HEX2DEC([.B521])" office:value-type="float" office:value="1375">
            <text:p>1375</text:p>
          </table:table-cell>
          <table:table-cell/>
          <table:table-cell table:style-name="Default" office:value-type="float" office:value="2595">
            <text:p>2595</text:p>
          </table:table-cell>
          <table:table-cell table:style-name="Default" office:value-type="float" office:value="9090.667">
            <text:p>9090,667</text:p>
          </table:table-cell>
          <table:table-cell table:style-name="Default" office:value-type="float" office:value="181">
            <text:p>181</text:p>
          </table:table-cell>
          <table:table-cell/>
          <table:table-cell table:formula="of:=IF([.J521]=[.E521];&quot;X&quot;;&quot;&quot;)" office:value-type="string" office:string-value="X">
            <text:p>X</text:p>
          </table:table-cell>
          <table:table-cell table:formula="of:=[.I521]-[.I520]" office:value-type="float" office:value="19.027">
            <text:p>19,027</text:p>
          </table:table-cell>
          <table:table-cell table:formula="of:=[.F521]/[.M521]" office:value-type="float" office:value="72.2657276501812">
            <text:p>72,2657276502</text:p>
          </table:table-cell>
          <table:table-cell table:formula="of:=([.F521]-[.P521])/100*5/3.6" office:value-type="float" office:value="19.0277777777778">
            <text:p>19,0277777778</text:p>
          </table:table-cell>
          <table:table-cell table:formula="of:=HEX2DEC([.C521])" office:value-type="float" office:value="5">
            <text:p>5</text:p>
          </table:table-cell>
          <table:table-cell table:formula="of:=[.P52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ba</text:p>
          </table:table-cell>
          <table:table-cell table:style-name="ce2" office:value-type="string">
            <text:p>05</text:p>
          </table:table-cell>
          <table:table-cell/>
          <table:table-cell table:formula="of:=HEX2DEC([.A522])" office:value-type="float" office:value="180">
            <text:p>180</text:p>
          </table:table-cell>
          <table:table-cell table:formula="of:=256*HEX2DEC([.C522])+HEX2DEC([.B522])" office:value-type="float" office:value="1466">
            <text:p>1466</text:p>
          </table:table-cell>
          <table:table-cell/>
          <table:table-cell table:style-name="Default" office:value-type="float" office:value="2600">
            <text:p>2600</text:p>
          </table:table-cell>
          <table:table-cell table:style-name="Default" office:value-type="float" office:value="9110.959">
            <text:p>9110,959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522]=[.E522];&quot;X&quot;;&quot;&quot;)" office:value-type="string" office:string-value="X">
            <text:p>X</text:p>
          </table:table-cell>
          <table:table-cell table:formula="of:=[.I522]-[.I521]" office:value-type="float" office:value="20.2920000000013">
            <text:p>20,292</text:p>
          </table:table-cell>
          <table:table-cell table:formula="of:=[.F522]/[.M522]" office:value-type="float" office:value="72.2452197910461">
            <text:p>72,245219791</text:p>
          </table:table-cell>
          <table:table-cell table:formula="of:=([.F522]-[.P522])/100*5/3.6" office:value-type="float" office:value="20.2916666666667">
            <text:p>20,2916666667</text:p>
          </table:table-cell>
          <table:table-cell table:formula="of:=HEX2DEC([.C522])" office:value-type="float" office:value="5">
            <text:p>5</text:p>
          </table:table-cell>
          <table:table-cell table:formula="of:=[.P52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e3</text:p>
          </table:table-cell>
          <table:table-cell table:style-name="ce2" office:value-type="string">
            <text:p>05</text:p>
          </table:table-cell>
          <table:table-cell/>
          <table:table-cell table:formula="of:=HEX2DEC([.A523])" office:value-type="float" office:value="180">
            <text:p>180</text:p>
          </table:table-cell>
          <table:table-cell table:formula="of:=256*HEX2DEC([.C523])+HEX2DEC([.B523])" office:value-type="float" office:value="1507">
            <text:p>1507</text:p>
          </table:table-cell>
          <table:table-cell/>
          <table:table-cell table:style-name="Default" office:value-type="float" office:value="2605">
            <text:p>2605</text:p>
          </table:table-cell>
          <table:table-cell table:style-name="Default" office:value-type="float" office:value="9131.82">
            <text:p>9131,82</text:p>
          </table:table-cell>
          <table:table-cell table:style-name="Default" office:value-type="float" office:value="180">
            <text:p>180</text:p>
          </table:table-cell>
          <table:table-cell/>
          <table:table-cell table:formula="of:=IF([.J523]=[.E523];&quot;X&quot;;&quot;&quot;)" office:value-type="string" office:string-value="X">
            <text:p>X</text:p>
          </table:table-cell>
          <table:table-cell table:formula="of:=[.I523]-[.I522]" office:value-type="float" office:value="20.860999999999">
            <text:p>20,861</text:p>
          </table:table-cell>
          <table:table-cell table:formula="of:=[.F523]/[.M523]" office:value-type="float" office:value="72.2400651934267">
            <text:p>72,2400651934</text:p>
          </table:table-cell>
          <table:table-cell table:formula="of:=([.F523]-[.P523])/100*5/3.6" office:value-type="float" office:value="20.8611111111111">
            <text:p>20,8611111111</text:p>
          </table:table-cell>
          <table:table-cell table:formula="of:=HEX2DEC([.C523])" office:value-type="float" office:value="5">
            <text:p>5</text:p>
          </table:table-cell>
          <table:table-cell table:formula="of:=[.P52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8</text:p>
          </table:table-cell>
          <table:table-cell table:style-name="Default" office:value-type="string">
            <text:p>b5</text:p>
          </table:table-cell>
          <table:table-cell table:style-name="ce2" office:value-type="string">
            <text:p>05</text:p>
          </table:table-cell>
          <table:table-cell/>
          <table:table-cell table:formula="of:=HEX2DEC([.A524])" office:value-type="float" office:value="184">
            <text:p>184</text:p>
          </table:table-cell>
          <table:table-cell table:formula="of:=256*HEX2DEC([.C524])+HEX2DEC([.B524])" office:value-type="float" office:value="1461">
            <text:p>1461</text:p>
          </table:table-cell>
          <table:table-cell/>
          <table:table-cell table:style-name="Default" office:value-type="float" office:value="2610">
            <text:p>2610</text:p>
          </table:table-cell>
          <table:table-cell table:style-name="Default" office:value-type="float" office:value="9152.043">
            <text:p>9152,043</text:p>
          </table:table-cell>
          <table:table-cell table:style-name="Default" office:value-type="float" office:value="184">
            <text:p>184</text:p>
          </table:table-cell>
          <table:table-cell/>
          <table:table-cell table:formula="of:=IF([.J524]=[.E524];&quot;X&quot;;&quot;&quot;)" office:value-type="string" office:string-value="X">
            <text:p>X</text:p>
          </table:table-cell>
          <table:table-cell table:formula="of:=[.I524]-[.I523]" office:value-type="float" office:value="20.223">
            <text:p>20,223</text:p>
          </table:table-cell>
          <table:table-cell table:formula="of:=[.F524]/[.M524]" office:value-type="float" office:value="72.2444741136331">
            <text:p>72,2444741136</text:p>
          </table:table-cell>
          <table:table-cell table:formula="of:=([.F524]-[.P524])/100*5/3.6" office:value-type="float" office:value="20.2222222222222">
            <text:p>20,2222222222</text:p>
          </table:table-cell>
          <table:table-cell table:formula="of:=HEX2DEC([.C524])" office:value-type="float" office:value="5">
            <text:p>5</text:p>
          </table:table-cell>
          <table:table-cell table:formula="of:=[.P52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table:number-columns-repeated="2"/>
          <table:table-cell table:style-name="ce2"/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30</text:p>
          </table:table-cell>
          <table:table-cell table:style-name="Default" office:value-type="string">
            <text:p>f5</text:p>
          </table:table-cell>
          <table:table-cell/>
          <table:table-cell table:formula="of:=HEX2DEC([.A526])" office:value-type="float" office:value="172">
            <text:p>172</text:p>
          </table:table-cell>
          <table:table-cell table:formula="of:=256*HEX2DEC([.C526])+HEX2DEC([.B526])" office:value-type="float" office:value="62768">
            <text:p>62768</text:p>
          </table:table-cell>
          <table:table-cell/>
          <table:table-cell office:value-type="float" office:value="687">
            <text:p>687</text:p>
          </table:table-cell>
          <table:table-cell office:value-type="float" office:value="1172.3196">
            <text:p>1172,3196</text:p>
          </table:table-cell>
          <table:table-cell office:value-type="float" office:value="646">
            <text:p>646</text:p>
          </table:table-cell>
          <table:table-cell/>
          <table:table-cell table:formula="of:=IF([.J526]=[.E526];&quot;X&quot;;&quot;&quot;)">
            <text:p/>
          </table:table-cell>
          <table:table-cell table:formula="of:=[.I526]-[.I524]" office:value-type="float" office:value="-7979.7234">
            <text:p>-7979,7234</text:p>
          </table:table-cell>
          <table:table-cell table:formula="of:=[.F526]/[.M526]" office:value-type="float" office:value="-7.86593680678205">
            <text:p>-7,8659368068</text:p>
          </table:table-cell>
          <table:table-cell table:formula="of:=([.F526]-[.P526])/100*5/3.6" office:value-type="float" office:value="868.375">
            <text:p>868,375</text:p>
          </table:table-cell>
          <table:table-cell table:formula="of:=HEX2DEC([.C526])" office:value-type="float" office:value="245">
            <text:p>245</text:p>
          </table:table-cell>
          <table:table-cell table:formula="of:=[.P526]*5/(3.6*100)" office:value-type="float" office:value="3.40277777777778">
            <text:p>3,4027777778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b7</text:p>
          </table:table-cell>
          <table:table-cell table:style-name="ce2" office:value-type="string">
            <text:p>04</text:p>
          </table:table-cell>
          <table:table-cell/>
          <table:table-cell table:formula="of:=HEX2DEC([.A527])" office:value-type="float" office:value="172">
            <text:p>172</text:p>
          </table:table-cell>
          <table:table-cell table:formula="of:=256*HEX2DEC([.C527])+HEX2DEC([.B527])" office:value-type="float" office:value="1207">
            <text:p>1207</text:p>
          </table:table-cell>
          <table:table-cell/>
          <table:table-cell office:value-type="float" office:value="688">
            <text:p>688</text:p>
          </table:table-cell>
          <table:table-cell office:value-type="float" office:value="1173.3196">
            <text:p>1173,3196</text:p>
          </table:table-cell>
          <table:table-cell office:value-type="float" office:value="647">
            <text:p>647</text:p>
          </table:table-cell>
          <table:table-cell/>
          <table:table-cell table:formula="of:=IF([.J527]=[.E527];&quot;X&quot;;&quot;&quot;)">
            <text:p/>
          </table:table-cell>
          <table:table-cell table:formula="of:=[.I527]-[.I526]" office:value-type="float" office:value="1">
            <text:p>1</text:p>
          </table:table-cell>
          <table:table-cell table:formula="of:=[.F527]/[.M527]" office:value-type="float" office:value="1207">
            <text:p>1207</text:p>
          </table:table-cell>
          <table:table-cell table:formula="of:=([.F527]-[.P527])/100*5/3.6" office:value-type="float" office:value="16.7083333333333">
            <text:p>16,7083333333</text:p>
          </table:table-cell>
          <table:table-cell table:formula="of:=HEX2DEC([.C527])" office:value-type="float" office:value="4">
            <text:p>4</text:p>
          </table:table-cell>
          <table:table-cell table:formula="of:=[.P52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b9</text:p>
          </table:table-cell>
          <table:table-cell table:style-name="ce2" office:value-type="string">
            <text:p>04</text:p>
          </table:table-cell>
          <table:table-cell/>
          <table:table-cell table:formula="of:=HEX2DEC([.A528])" office:value-type="float" office:value="172">
            <text:p>172</text:p>
          </table:table-cell>
          <table:table-cell table:formula="of:=256*HEX2DEC([.C528])+HEX2DEC([.B528])" office:value-type="float" office:value="1209">
            <text:p>1209</text:p>
          </table:table-cell>
          <table:table-cell/>
          <table:table-cell office:value-type="float" office:value="689">
            <text:p>689</text:p>
          </table:table-cell>
          <table:table-cell office:value-type="float" office:value="1174.3196">
            <text:p>1174,3196</text:p>
          </table:table-cell>
          <table:table-cell office:value-type="float" office:value="648">
            <text:p>648</text:p>
          </table:table-cell>
          <table:table-cell/>
          <table:table-cell table:formula="of:=IF([.J528]=[.E528];&quot;X&quot;;&quot;&quot;)">
            <text:p/>
          </table:table-cell>
          <table:table-cell table:formula="of:=[.I528]-[.I527]" office:value-type="float" office:value="1">
            <text:p>1</text:p>
          </table:table-cell>
          <table:table-cell table:formula="of:=[.F528]/[.M528]" office:value-type="float" office:value="1209">
            <text:p>1209</text:p>
          </table:table-cell>
          <table:table-cell table:formula="of:=([.F528]-[.P528])/100*5/3.6" office:value-type="float" office:value="16.7361111111111">
            <text:p>16,7361111111</text:p>
          </table:table-cell>
          <table:table-cell table:formula="of:=HEX2DEC([.C528])" office:value-type="float" office:value="4">
            <text:p>4</text:p>
          </table:table-cell>
          <table:table-cell table:formula="of:=[.P52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bc</text:p>
          </table:table-cell>
          <table:table-cell table:style-name="ce2" office:value-type="string">
            <text:p>04</text:p>
          </table:table-cell>
          <table:table-cell/>
          <table:table-cell table:formula="of:=HEX2DEC([.A529])" office:value-type="float" office:value="172">
            <text:p>172</text:p>
          </table:table-cell>
          <table:table-cell table:formula="of:=256*HEX2DEC([.C529])+HEX2DEC([.B529])" office:value-type="float" office:value="1212">
            <text:p>1212</text:p>
          </table:table-cell>
          <table:table-cell/>
          <table:table-cell office:value-type="float" office:value="690">
            <text:p>690</text:p>
          </table:table-cell>
          <table:table-cell office:value-type="float" office:value="1175.3196">
            <text:p>1175,3196</text:p>
          </table:table-cell>
          <table:table-cell office:value-type="float" office:value="649">
            <text:p>649</text:p>
          </table:table-cell>
          <table:table-cell/>
          <table:table-cell table:formula="of:=IF([.J529]=[.E529];&quot;X&quot;;&quot;&quot;)">
            <text:p/>
          </table:table-cell>
          <table:table-cell table:formula="of:=[.I529]-[.I528]" office:value-type="float" office:value="1">
            <text:p>1</text:p>
          </table:table-cell>
          <table:table-cell table:formula="of:=[.F529]/[.M529]" office:value-type="float" office:value="1212">
            <text:p>1212</text:p>
          </table:table-cell>
          <table:table-cell table:formula="of:=([.F529]-[.P529])/100*5/3.6" office:value-type="float" office:value="16.7777777777778">
            <text:p>16,7777777778</text:p>
          </table:table-cell>
          <table:table-cell table:formula="of:=HEX2DEC([.C529])" office:value-type="float" office:value="4">
            <text:p>4</text:p>
          </table:table-cell>
          <table:table-cell table:formula="of:=[.P52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ac</text:p>
          </table:table-cell>
          <table:table-cell table:style-name="ce2" office:value-type="string">
            <text:p>04</text:p>
          </table:table-cell>
          <table:table-cell/>
          <table:table-cell table:formula="of:=HEX2DEC([.A530])" office:value-type="float" office:value="171">
            <text:p>171</text:p>
          </table:table-cell>
          <table:table-cell table:formula="of:=256*HEX2DEC([.C530])+HEX2DEC([.B530])" office:value-type="float" office:value="1196">
            <text:p>1196</text:p>
          </table:table-cell>
          <table:table-cell/>
          <table:table-cell office:value-type="float" office:value="691">
            <text:p>691</text:p>
          </table:table-cell>
          <table:table-cell office:value-type="float" office:value="1176.3196">
            <text:p>1176,3196</text:p>
          </table:table-cell>
          <table:table-cell office:value-type="float" office:value="650">
            <text:p>650</text:p>
          </table:table-cell>
          <table:table-cell/>
          <table:table-cell table:formula="of:=IF([.J530]=[.E530];&quot;X&quot;;&quot;&quot;)">
            <text:p/>
          </table:table-cell>
          <table:table-cell table:formula="of:=[.I530]-[.I529]" office:value-type="float" office:value="1">
            <text:p>1</text:p>
          </table:table-cell>
          <table:table-cell table:formula="of:=[.F530]/[.M530]" office:value-type="float" office:value="1196">
            <text:p>1196</text:p>
          </table:table-cell>
          <table:table-cell table:formula="of:=([.F530]-[.P530])/100*5/3.6" office:value-type="float" office:value="16.5555555555556">
            <text:p>16,5555555556</text:p>
          </table:table-cell>
          <table:table-cell table:formula="of:=HEX2DEC([.C530])" office:value-type="float" office:value="4">
            <text:p>4</text:p>
          </table:table-cell>
          <table:table-cell table:formula="of:=[.P53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number-columns-repeated="2" table:style-name="Default" office:value-type="string">
            <text:p>ac</text:p>
          </table:table-cell>
          <table:table-cell table:style-name="ce2" office:value-type="string">
            <text:p>04</text:p>
          </table:table-cell>
          <table:table-cell/>
          <table:table-cell table:formula="of:=HEX2DEC([.A531])" office:value-type="float" office:value="172">
            <text:p>172</text:p>
          </table:table-cell>
          <table:table-cell table:formula="of:=256*HEX2DEC([.C531])+HEX2DEC([.B531])" office:value-type="float" office:value="1196">
            <text:p>1196</text:p>
          </table:table-cell>
          <table:table-cell/>
          <table:table-cell office:value-type="float" office:value="692">
            <text:p>692</text:p>
          </table:table-cell>
          <table:table-cell office:value-type="float" office:value="1177.3196">
            <text:p>1177,3196</text:p>
          </table:table-cell>
          <table:table-cell office:value-type="float" office:value="651">
            <text:p>651</text:p>
          </table:table-cell>
          <table:table-cell/>
          <table:table-cell table:formula="of:=IF([.J531]=[.E531];&quot;X&quot;;&quot;&quot;)">
            <text:p/>
          </table:table-cell>
          <table:table-cell table:formula="of:=[.I531]-[.I530]" office:value-type="float" office:value="1">
            <text:p>1</text:p>
          </table:table-cell>
          <table:table-cell table:formula="of:=[.F531]/[.M531]" office:value-type="float" office:value="1196">
            <text:p>1196</text:p>
          </table:table-cell>
          <table:table-cell table:formula="of:=([.F531]-[.P531])/100*5/3.6" office:value-type="float" office:value="16.5555555555556">
            <text:p>16,5555555556</text:p>
          </table:table-cell>
          <table:table-cell table:formula="of:=HEX2DEC([.C531])" office:value-type="float" office:value="4">
            <text:p>4</text:p>
          </table:table-cell>
          <table:table-cell table:formula="of:=[.P53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532])" office:value-type="float" office:value="171">
            <text:p>171</text:p>
          </table:table-cell>
          <table:table-cell table:formula="of:=256*HEX2DEC([.C532])+HEX2DEC([.B532])" office:value-type="float" office:value="1216">
            <text:p>1216</text:p>
          </table:table-cell>
          <table:table-cell/>
          <table:table-cell office:value-type="float" office:value="693">
            <text:p>693</text:p>
          </table:table-cell>
          <table:table-cell office:value-type="float" office:value="1178.3196">
            <text:p>1178,3196</text:p>
          </table:table-cell>
          <table:table-cell office:value-type="float" office:value="652">
            <text:p>652</text:p>
          </table:table-cell>
          <table:table-cell/>
          <table:table-cell table:formula="of:=IF([.J532]=[.E532];&quot;X&quot;;&quot;&quot;)">
            <text:p/>
          </table:table-cell>
          <table:table-cell table:formula="of:=[.I532]-[.I531]" office:value-type="float" office:value="1">
            <text:p>1</text:p>
          </table:table-cell>
          <table:table-cell table:formula="of:=[.F532]/[.M532]" office:value-type="float" office:value="1216">
            <text:p>1216</text:p>
          </table:table-cell>
          <table:table-cell table:formula="of:=([.F532]-[.P532])/100*5/3.6" office:value-type="float" office:value="16.8333333333333">
            <text:p>16,8333333333</text:p>
          </table:table-cell>
          <table:table-cell table:formula="of:=HEX2DEC([.C532])" office:value-type="float" office:value="4">
            <text:p>4</text:p>
          </table:table-cell>
          <table:table-cell table:formula="of:=[.P53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0</text:p>
          </table:table-cell>
          <table:table-cell table:style-name="ce2" office:value-type="string">
            <text:p>04</text:p>
          </table:table-cell>
          <table:table-cell/>
          <table:table-cell table:formula="of:=HEX2DEC([.A533])" office:value-type="float" office:value="172">
            <text:p>172</text:p>
          </table:table-cell>
          <table:table-cell table:formula="of:=256*HEX2DEC([.C533])+HEX2DEC([.B533])" office:value-type="float" office:value="1216">
            <text:p>1216</text:p>
          </table:table-cell>
          <table:table-cell/>
          <table:table-cell office:value-type="float" office:value="694">
            <text:p>694</text:p>
          </table:table-cell>
          <table:table-cell office:value-type="float" office:value="1179.3196">
            <text:p>1179,3196</text:p>
          </table:table-cell>
          <table:table-cell office:value-type="float" office:value="653">
            <text:p>653</text:p>
          </table:table-cell>
          <table:table-cell/>
          <table:table-cell table:formula="of:=IF([.J533]=[.E533];&quot;X&quot;;&quot;&quot;)">
            <text:p/>
          </table:table-cell>
          <table:table-cell table:formula="of:=[.I533]-[.I532]" office:value-type="float" office:value="1">
            <text:p>1</text:p>
          </table:table-cell>
          <table:table-cell table:formula="of:=[.F533]/[.M533]" office:value-type="float" office:value="1216">
            <text:p>1216</text:p>
          </table:table-cell>
          <table:table-cell table:formula="of:=([.F533]-[.P533])/100*5/3.6" office:value-type="float" office:value="16.8333333333333">
            <text:p>16,8333333333</text:p>
          </table:table-cell>
          <table:table-cell table:formula="of:=HEX2DEC([.C533])" office:value-type="float" office:value="4">
            <text:p>4</text:p>
          </table:table-cell>
          <table:table-cell table:formula="of:=[.P53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b7</text:p>
          </table:table-cell>
          <table:table-cell table:style-name="ce2" office:value-type="string">
            <text:p>04</text:p>
          </table:table-cell>
          <table:table-cell/>
          <table:table-cell table:formula="of:=HEX2DEC([.A534])" office:value-type="float" office:value="172">
            <text:p>172</text:p>
          </table:table-cell>
          <table:table-cell table:formula="of:=256*HEX2DEC([.C534])+HEX2DEC([.B534])" office:value-type="float" office:value="1207">
            <text:p>1207</text:p>
          </table:table-cell>
          <table:table-cell/>
          <table:table-cell office:value-type="float" office:value="695">
            <text:p>695</text:p>
          </table:table-cell>
          <table:table-cell office:value-type="float" office:value="1180.3196">
            <text:p>1180,3196</text:p>
          </table:table-cell>
          <table:table-cell office:value-type="float" office:value="654">
            <text:p>654</text:p>
          </table:table-cell>
          <table:table-cell/>
          <table:table-cell table:formula="of:=IF([.J534]=[.E534];&quot;X&quot;;&quot;&quot;)">
            <text:p/>
          </table:table-cell>
          <table:table-cell table:formula="of:=[.I534]-[.I533]" office:value-type="float" office:value="1">
            <text:p>1</text:p>
          </table:table-cell>
          <table:table-cell table:formula="of:=[.F534]/[.M534]" office:value-type="float" office:value="1207">
            <text:p>1207</text:p>
          </table:table-cell>
          <table:table-cell table:formula="of:=([.F534]-[.P534])/100*5/3.6" office:value-type="float" office:value="16.7083333333333">
            <text:p>16,7083333333</text:p>
          </table:table-cell>
          <table:table-cell table:formula="of:=HEX2DEC([.C534])" office:value-type="float" office:value="4">
            <text:p>4</text:p>
          </table:table-cell>
          <table:table-cell table:formula="of:=[.P53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b6</text:p>
          </table:table-cell>
          <table:table-cell table:style-name="ce2" office:value-type="string">
            <text:p>04</text:p>
          </table:table-cell>
          <table:table-cell/>
          <table:table-cell table:formula="of:=HEX2DEC([.A535])" office:value-type="float" office:value="174">
            <text:p>174</text:p>
          </table:table-cell>
          <table:table-cell table:formula="of:=256*HEX2DEC([.C535])+HEX2DEC([.B535])" office:value-type="float" office:value="1206">
            <text:p>1206</text:p>
          </table:table-cell>
          <table:table-cell/>
          <table:table-cell office:value-type="float" office:value="696">
            <text:p>696</text:p>
          </table:table-cell>
          <table:table-cell office:value-type="float" office:value="1181.3196">
            <text:p>1181,3196</text:p>
          </table:table-cell>
          <table:table-cell office:value-type="float" office:value="655">
            <text:p>655</text:p>
          </table:table-cell>
          <table:table-cell/>
          <table:table-cell table:formula="of:=IF([.J535]=[.E535];&quot;X&quot;;&quot;&quot;)">
            <text:p/>
          </table:table-cell>
          <table:table-cell table:formula="of:=[.I535]-[.I534]" office:value-type="float" office:value="1">
            <text:p>1</text:p>
          </table:table-cell>
          <table:table-cell table:formula="of:=[.F535]/[.M535]" office:value-type="float" office:value="1206">
            <text:p>1206</text:p>
          </table:table-cell>
          <table:table-cell table:formula="of:=([.F535]-[.P535])/100*5/3.6" office:value-type="float" office:value="16.6944444444444">
            <text:p>16,6944444444</text:p>
          </table:table-cell>
          <table:table-cell table:formula="of:=HEX2DEC([.C535])" office:value-type="float" office:value="4">
            <text:p>4</text:p>
          </table:table-cell>
          <table:table-cell table:formula="of:=[.P53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ae</text:p>
          </table:table-cell>
          <table:table-cell table:style-name="ce2" office:value-type="string">
            <text:p>04</text:p>
          </table:table-cell>
          <table:table-cell/>
          <table:table-cell table:formula="of:=HEX2DEC([.A536])" office:value-type="float" office:value="175">
            <text:p>175</text:p>
          </table:table-cell>
          <table:table-cell table:formula="of:=256*HEX2DEC([.C536])+HEX2DEC([.B536])" office:value-type="float" office:value="1198">
            <text:p>1198</text:p>
          </table:table-cell>
          <table:table-cell/>
          <table:table-cell office:value-type="float" office:value="697">
            <text:p>697</text:p>
          </table:table-cell>
          <table:table-cell office:value-type="float" office:value="1182.3196">
            <text:p>1182,3196</text:p>
          </table:table-cell>
          <table:table-cell office:value-type="float" office:value="656">
            <text:p>656</text:p>
          </table:table-cell>
          <table:table-cell/>
          <table:table-cell table:formula="of:=IF([.J536]=[.E536];&quot;X&quot;;&quot;&quot;)">
            <text:p/>
          </table:table-cell>
          <table:table-cell table:formula="of:=[.I536]-[.I535]" office:value-type="float" office:value="1">
            <text:p>1</text:p>
          </table:table-cell>
          <table:table-cell table:formula="of:=[.F536]/[.M536]" office:value-type="float" office:value="1198">
            <text:p>1198</text:p>
          </table:table-cell>
          <table:table-cell table:formula="of:=([.F536]-[.P536])/100*5/3.6" office:value-type="float" office:value="16.5833333333333">
            <text:p>16,5833333333</text:p>
          </table:table-cell>
          <table:table-cell table:formula="of:=HEX2DEC([.C536])" office:value-type="float" office:value="4">
            <text:p>4</text:p>
          </table:table-cell>
          <table:table-cell table:formula="of:=[.P53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aa</text:p>
          </table:table-cell>
          <table:table-cell table:style-name="ce2" office:value-type="string">
            <text:p>04</text:p>
          </table:table-cell>
          <table:table-cell/>
          <table:table-cell table:formula="of:=HEX2DEC([.A537])" office:value-type="float" office:value="176">
            <text:p>176</text:p>
          </table:table-cell>
          <table:table-cell table:formula="of:=256*HEX2DEC([.C537])+HEX2DEC([.B537])" office:value-type="float" office:value="1194">
            <text:p>1194</text:p>
          </table:table-cell>
          <table:table-cell/>
          <table:table-cell office:value-type="float" office:value="698">
            <text:p>698</text:p>
          </table:table-cell>
          <table:table-cell office:value-type="float" office:value="1183.3196">
            <text:p>1183,3196</text:p>
          </table:table-cell>
          <table:table-cell office:value-type="float" office:value="657">
            <text:p>657</text:p>
          </table:table-cell>
          <table:table-cell/>
          <table:table-cell table:formula="of:=IF([.J537]=[.E537];&quot;X&quot;;&quot;&quot;)">
            <text:p/>
          </table:table-cell>
          <table:table-cell table:formula="of:=[.I537]-[.I536]" office:value-type="float" office:value="1">
            <text:p>1</text:p>
          </table:table-cell>
          <table:table-cell table:formula="of:=[.F537]/[.M537]" office:value-type="float" office:value="1194">
            <text:p>1194</text:p>
          </table:table-cell>
          <table:table-cell table:formula="of:=([.F537]-[.P537])/100*5/3.6" office:value-type="float" office:value="16.5277777777778">
            <text:p>16,5277777778</text:p>
          </table:table-cell>
          <table:table-cell table:formula="of:=HEX2DEC([.C537])" office:value-type="float" office:value="4">
            <text:p>4</text:p>
          </table:table-cell>
          <table:table-cell table:formula="of:=[.P53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aa</text:p>
          </table:table-cell>
          <table:table-cell table:style-name="ce2" office:value-type="string">
            <text:p>04</text:p>
          </table:table-cell>
          <table:table-cell/>
          <table:table-cell table:formula="of:=HEX2DEC([.A538])" office:value-type="float" office:value="176">
            <text:p>176</text:p>
          </table:table-cell>
          <table:table-cell table:formula="of:=256*HEX2DEC([.C538])+HEX2DEC([.B538])" office:value-type="float" office:value="1194">
            <text:p>1194</text:p>
          </table:table-cell>
          <table:table-cell/>
          <table:table-cell office:value-type="float" office:value="699">
            <text:p>699</text:p>
          </table:table-cell>
          <table:table-cell office:value-type="float" office:value="1184.3196">
            <text:p>1184,3196</text:p>
          </table:table-cell>
          <table:table-cell office:value-type="float" office:value="658">
            <text:p>658</text:p>
          </table:table-cell>
          <table:table-cell/>
          <table:table-cell table:formula="of:=IF([.J538]=[.E538];&quot;X&quot;;&quot;&quot;)">
            <text:p/>
          </table:table-cell>
          <table:table-cell table:formula="of:=[.I538]-[.I537]" office:value-type="float" office:value="1">
            <text:p>1</text:p>
          </table:table-cell>
          <table:table-cell table:formula="of:=[.F538]/[.M538]" office:value-type="float" office:value="1194">
            <text:p>1194</text:p>
          </table:table-cell>
          <table:table-cell table:formula="of:=([.F538]-[.P538])/100*5/3.6" office:value-type="float" office:value="16.5277777777778">
            <text:p>16,5277777778</text:p>
          </table:table-cell>
          <table:table-cell table:formula="of:=HEX2DEC([.C538])" office:value-type="float" office:value="4">
            <text:p>4</text:p>
          </table:table-cell>
          <table:table-cell table:formula="of:=[.P53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a6</text:p>
          </table:table-cell>
          <table:table-cell table:style-name="ce2" office:value-type="string">
            <text:p>04</text:p>
          </table:table-cell>
          <table:table-cell/>
          <table:table-cell table:formula="of:=HEX2DEC([.A539])" office:value-type="float" office:value="177">
            <text:p>177</text:p>
          </table:table-cell>
          <table:table-cell table:formula="of:=256*HEX2DEC([.C539])+HEX2DEC([.B539])" office:value-type="float" office:value="1190">
            <text:p>1190</text:p>
          </table:table-cell>
          <table:table-cell/>
          <table:table-cell office:value-type="float" office:value="700">
            <text:p>700</text:p>
          </table:table-cell>
          <table:table-cell office:value-type="float" office:value="1185.3196">
            <text:p>1185,3196</text:p>
          </table:table-cell>
          <table:table-cell office:value-type="float" office:value="659">
            <text:p>659</text:p>
          </table:table-cell>
          <table:table-cell/>
          <table:table-cell table:formula="of:=IF([.J539]=[.E539];&quot;X&quot;;&quot;&quot;)">
            <text:p/>
          </table:table-cell>
          <table:table-cell table:formula="of:=[.I539]-[.I538]" office:value-type="float" office:value="1">
            <text:p>1</text:p>
          </table:table-cell>
          <table:table-cell table:formula="of:=[.F539]/[.M539]" office:value-type="float" office:value="1190">
            <text:p>1190</text:p>
          </table:table-cell>
          <table:table-cell table:formula="of:=([.F539]-[.P539])/100*5/3.6" office:value-type="float" office:value="16.4722222222222">
            <text:p>16,4722222222</text:p>
          </table:table-cell>
          <table:table-cell table:formula="of:=HEX2DEC([.C539])" office:value-type="float" office:value="4">
            <text:p>4</text:p>
          </table:table-cell>
          <table:table-cell table:formula="of:=[.P53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ab</text:p>
          </table:table-cell>
          <table:table-cell table:style-name="ce2" office:value-type="string">
            <text:p>04</text:p>
          </table:table-cell>
          <table:table-cell/>
          <table:table-cell table:formula="of:=HEX2DEC([.A540])" office:value-type="float" office:value="178">
            <text:p>178</text:p>
          </table:table-cell>
          <table:table-cell table:formula="of:=256*HEX2DEC([.C540])+HEX2DEC([.B540])" office:value-type="float" office:value="1195">
            <text:p>1195</text:p>
          </table:table-cell>
          <table:table-cell/>
          <table:table-cell office:value-type="float" office:value="701">
            <text:p>701</text:p>
          </table:table-cell>
          <table:table-cell office:value-type="float" office:value="1186.3196">
            <text:p>1186,3196</text:p>
          </table:table-cell>
          <table:table-cell office:value-type="float" office:value="660">
            <text:p>660</text:p>
          </table:table-cell>
          <table:table-cell/>
          <table:table-cell table:formula="of:=IF([.J540]=[.E540];&quot;X&quot;;&quot;&quot;)">
            <text:p/>
          </table:table-cell>
          <table:table-cell table:formula="of:=[.I540]-[.I539]" office:value-type="float" office:value="1">
            <text:p>1</text:p>
          </table:table-cell>
          <table:table-cell table:formula="of:=[.F540]/[.M540]" office:value-type="float" office:value="1195">
            <text:p>1195</text:p>
          </table:table-cell>
          <table:table-cell table:formula="of:=([.F540]-[.P540])/100*5/3.6" office:value-type="float" office:value="16.5416666666667">
            <text:p>16,5416666667</text:p>
          </table:table-cell>
          <table:table-cell table:formula="of:=HEX2DEC([.C540])" office:value-type="float" office:value="4">
            <text:p>4</text:p>
          </table:table-cell>
          <table:table-cell table:formula="of:=[.P54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b3</text:p>
          </table:table-cell>
          <table:table-cell table:style-name="ce2" office:value-type="string">
            <text:p>04</text:p>
          </table:table-cell>
          <table:table-cell/>
          <table:table-cell table:formula="of:=HEX2DEC([.A541])" office:value-type="float" office:value="177">
            <text:p>177</text:p>
          </table:table-cell>
          <table:table-cell table:formula="of:=256*HEX2DEC([.C541])+HEX2DEC([.B541])" office:value-type="float" office:value="1203">
            <text:p>1203</text:p>
          </table:table-cell>
          <table:table-cell/>
          <table:table-cell office:value-type="float" office:value="702">
            <text:p>702</text:p>
          </table:table-cell>
          <table:table-cell office:value-type="float" office:value="1187.3196">
            <text:p>1187,3196</text:p>
          </table:table-cell>
          <table:table-cell office:value-type="float" office:value="661">
            <text:p>661</text:p>
          </table:table-cell>
          <table:table-cell/>
          <table:table-cell table:formula="of:=IF([.J541]=[.E541];&quot;X&quot;;&quot;&quot;)">
            <text:p/>
          </table:table-cell>
          <table:table-cell table:formula="of:=[.I541]-[.I540]" office:value-type="float" office:value="1">
            <text:p>1</text:p>
          </table:table-cell>
          <table:table-cell table:formula="of:=[.F541]/[.M541]" office:value-type="float" office:value="1203">
            <text:p>1203</text:p>
          </table:table-cell>
          <table:table-cell table:formula="of:=([.F541]-[.P541])/100*5/3.6" office:value-type="float" office:value="16.6527777777778">
            <text:p>16,6527777778</text:p>
          </table:table-cell>
          <table:table-cell table:formula="of:=HEX2DEC([.C541])" office:value-type="float" office:value="4">
            <text:p>4</text:p>
          </table:table-cell>
          <table:table-cell table:formula="of:=[.P54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number-columns-repeated="2" table:style-name="Default" office:value-type="string">
            <text:p>b0</text:p>
          </table:table-cell>
          <table:table-cell table:style-name="ce2" office:value-type="string">
            <text:p>04</text:p>
          </table:table-cell>
          <table:table-cell/>
          <table:table-cell table:formula="of:=HEX2DEC([.A542])" office:value-type="float" office:value="176">
            <text:p>176</text:p>
          </table:table-cell>
          <table:table-cell table:formula="of:=256*HEX2DEC([.C542])+HEX2DEC([.B542])" office:value-type="float" office:value="1200">
            <text:p>1200</text:p>
          </table:table-cell>
          <table:table-cell/>
          <table:table-cell office:value-type="float" office:value="703">
            <text:p>703</text:p>
          </table:table-cell>
          <table:table-cell office:value-type="float" office:value="1188.3196">
            <text:p>1188,3196</text:p>
          </table:table-cell>
          <table:table-cell office:value-type="float" office:value="662">
            <text:p>662</text:p>
          </table:table-cell>
          <table:table-cell/>
          <table:table-cell table:formula="of:=IF([.J542]=[.E542];&quot;X&quot;;&quot;&quot;)">
            <text:p/>
          </table:table-cell>
          <table:table-cell table:formula="of:=[.I542]-[.I541]" office:value-type="float" office:value="1">
            <text:p>1</text:p>
          </table:table-cell>
          <table:table-cell table:formula="of:=[.F542]/[.M542]" office:value-type="float" office:value="1200">
            <text:p>1200</text:p>
          </table:table-cell>
          <table:table-cell table:formula="of:=([.F542]-[.P542])/100*5/3.6" office:value-type="float" office:value="16.6111111111111">
            <text:p>16,6111111111</text:p>
          </table:table-cell>
          <table:table-cell table:formula="of:=HEX2DEC([.C542])" office:value-type="float" office:value="4">
            <text:p>4</text:p>
          </table:table-cell>
          <table:table-cell table:formula="of:=[.P54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b5</text:p>
          </table:table-cell>
          <table:table-cell table:style-name="ce2" office:value-type="string">
            <text:p>04</text:p>
          </table:table-cell>
          <table:table-cell/>
          <table:table-cell table:formula="of:=HEX2DEC([.A543])" office:value-type="float" office:value="175">
            <text:p>175</text:p>
          </table:table-cell>
          <table:table-cell table:formula="of:=256*HEX2DEC([.C543])+HEX2DEC([.B543])" office:value-type="float" office:value="1205">
            <text:p>1205</text:p>
          </table:table-cell>
          <table:table-cell/>
          <table:table-cell office:value-type="float" office:value="704">
            <text:p>704</text:p>
          </table:table-cell>
          <table:table-cell office:value-type="float" office:value="1189.3196">
            <text:p>1189,3196</text:p>
          </table:table-cell>
          <table:table-cell office:value-type="float" office:value="663">
            <text:p>663</text:p>
          </table:table-cell>
          <table:table-cell/>
          <table:table-cell table:formula="of:=IF([.J543]=[.E543];&quot;X&quot;;&quot;&quot;)">
            <text:p/>
          </table:table-cell>
          <table:table-cell table:formula="of:=[.I543]-[.I542]" office:value-type="float" office:value="1">
            <text:p>1</text:p>
          </table:table-cell>
          <table:table-cell table:formula="of:=[.F543]/[.M543]" office:value-type="float" office:value="1205">
            <text:p>1205</text:p>
          </table:table-cell>
          <table:table-cell table:formula="of:=([.F543]-[.P543])/100*5/3.6" office:value-type="float" office:value="16.6805555555556">
            <text:p>16,6805555556</text:p>
          </table:table-cell>
          <table:table-cell table:formula="of:=HEX2DEC([.C543])" office:value-type="float" office:value="4">
            <text:p>4</text:p>
          </table:table-cell>
          <table:table-cell table:formula="of:=[.P54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f2</text:p>
          </table:table-cell>
          <table:table-cell table:style-name="ce2" office:value-type="string">
            <text:p>04</text:p>
          </table:table-cell>
          <table:table-cell/>
          <table:table-cell table:formula="of:=HEX2DEC([.A544])" office:value-type="float" office:value="174">
            <text:p>174</text:p>
          </table:table-cell>
          <table:table-cell table:formula="of:=256*HEX2DEC([.C544])+HEX2DEC([.B544])" office:value-type="float" office:value="1266">
            <text:p>1266</text:p>
          </table:table-cell>
          <table:table-cell/>
          <table:table-cell office:value-type="float" office:value="705">
            <text:p>705</text:p>
          </table:table-cell>
          <table:table-cell office:value-type="float" office:value="1190.3196">
            <text:p>1190,3196</text:p>
          </table:table-cell>
          <table:table-cell office:value-type="float" office:value="664">
            <text:p>664</text:p>
          </table:table-cell>
          <table:table-cell/>
          <table:table-cell table:formula="of:=IF([.J544]=[.E544];&quot;X&quot;;&quot;&quot;)">
            <text:p/>
          </table:table-cell>
          <table:table-cell table:formula="of:=[.I544]-[.I543]" office:value-type="float" office:value="1">
            <text:p>1</text:p>
          </table:table-cell>
          <table:table-cell table:formula="of:=[.F544]/[.M544]" office:value-type="float" office:value="1266">
            <text:p>1266</text:p>
          </table:table-cell>
          <table:table-cell table:formula="of:=([.F544]-[.P544])/100*5/3.6" office:value-type="float" office:value="17.5277777777778">
            <text:p>17,5277777778</text:p>
          </table:table-cell>
          <table:table-cell table:formula="of:=HEX2DEC([.C544])" office:value-type="float" office:value="4">
            <text:p>4</text:p>
          </table:table-cell>
          <table:table-cell table:formula="of:=[.P54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b</text:p>
          </table:table-cell>
          <table:table-cell table:style-name="ce2" office:value-type="string">
            <text:p>04</text:p>
          </table:table-cell>
          <table:table-cell/>
          <table:table-cell table:formula="of:=HEX2DEC([.A545])" office:value-type="float" office:value="174">
            <text:p>174</text:p>
          </table:table-cell>
          <table:table-cell table:formula="of:=256*HEX2DEC([.C545])+HEX2DEC([.B545])" office:value-type="float" office:value="1259">
            <text:p>1259</text:p>
          </table:table-cell>
          <table:table-cell/>
          <table:table-cell office:value-type="float" office:value="706">
            <text:p>706</text:p>
          </table:table-cell>
          <table:table-cell office:value-type="float" office:value="1191.3196">
            <text:p>1191,3196</text:p>
          </table:table-cell>
          <table:table-cell office:value-type="float" office:value="665">
            <text:p>665</text:p>
          </table:table-cell>
          <table:table-cell/>
          <table:table-cell table:formula="of:=IF([.J545]=[.E545];&quot;X&quot;;&quot;&quot;)">
            <text:p/>
          </table:table-cell>
          <table:table-cell table:formula="of:=[.I545]-[.I544]" office:value-type="float" office:value="1">
            <text:p>1</text:p>
          </table:table-cell>
          <table:table-cell table:formula="of:=[.F545]/[.M545]" office:value-type="float" office:value="1259">
            <text:p>1259</text:p>
          </table:table-cell>
          <table:table-cell table:formula="of:=([.F545]-[.P545])/100*5/3.6" office:value-type="float" office:value="17.4305555555556">
            <text:p>17,4305555556</text:p>
          </table:table-cell>
          <table:table-cell table:formula="of:=HEX2DEC([.C545])" office:value-type="float" office:value="4">
            <text:p>4</text:p>
          </table:table-cell>
          <table:table-cell table:formula="of:=[.P54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b4</text:p>
          </table:table-cell>
          <table:table-cell table:style-name="ce2" office:value-type="string">
            <text:p>03</text:p>
          </table:table-cell>
          <table:table-cell/>
          <table:table-cell table:formula="of:=HEX2DEC([.A546])" office:value-type="float" office:value="174">
            <text:p>174</text:p>
          </table:table-cell>
          <table:table-cell table:formula="of:=256*HEX2DEC([.C546])+HEX2DEC([.B546])" office:value-type="float" office:value="948">
            <text:p>948</text:p>
          </table:table-cell>
          <table:table-cell/>
          <table:table-cell office:value-type="float" office:value="707">
            <text:p>707</text:p>
          </table:table-cell>
          <table:table-cell office:value-type="float" office:value="1192.3196">
            <text:p>1192,3196</text:p>
          </table:table-cell>
          <table:table-cell office:value-type="float" office:value="666">
            <text:p>666</text:p>
          </table:table-cell>
          <table:table-cell/>
          <table:table-cell table:formula="of:=IF([.J546]=[.E546];&quot;X&quot;;&quot;&quot;)">
            <text:p/>
          </table:table-cell>
          <table:table-cell table:formula="of:=[.I546]-[.I545]" office:value-type="float" office:value="1">
            <text:p>1</text:p>
          </table:table-cell>
          <table:table-cell table:formula="of:=[.F546]/[.M546]" office:value-type="float" office:value="948">
            <text:p>948</text:p>
          </table:table-cell>
          <table:table-cell table:formula="of:=([.F546]-[.P546])/100*5/3.6" office:value-type="float" office:value="13.125">
            <text:p>13,125</text:p>
          </table:table-cell>
          <table:table-cell table:formula="of:=HEX2DEC([.C546])" office:value-type="float" office:value="3">
            <text:p>3</text:p>
          </table:table-cell>
          <table:table-cell table:formula="of:=[.P546]*5/(3.6*100)" office:value-type="float" office:value="0.0416666666666667">
            <text:p>0,0416666667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ce2" office:value-type="string">
            <text:p>79</text:p>
          </table:table-cell>
          <table:table-cell table:style-name="ce2" office:value-type="string">
            <text:p>06</text:p>
          </table:table-cell>
          <table:table-cell/>
          <table:table-cell table:formula="of:=HEX2DEC([.A547])" office:value-type="float" office:value="174">
            <text:p>174</text:p>
          </table:table-cell>
          <table:table-cell table:formula="of:=256*HEX2DEC([.C547])+HEX2DEC([.B547])" office:value-type="float" office:value="1657">
            <text:p>1657</text:p>
          </table:table-cell>
          <table:table-cell/>
          <table:table-cell office:value-type="float" office:value="708">
            <text:p>708</text:p>
          </table:table-cell>
          <table:table-cell office:value-type="float" office:value="1193.3196">
            <text:p>1193,3196</text:p>
          </table:table-cell>
          <table:table-cell office:value-type="float" office:value="667">
            <text:p>667</text:p>
          </table:table-cell>
          <table:table-cell/>
          <table:table-cell table:formula="of:=IF([.J547]=[.E547];&quot;X&quot;;&quot;&quot;)">
            <text:p/>
          </table:table-cell>
          <table:table-cell table:formula="of:=[.I547]-[.I546]" office:value-type="float" office:value="1">
            <text:p>1</text:p>
          </table:table-cell>
          <table:table-cell table:formula="of:=[.F547]/[.M547]" office:value-type="float" office:value="1657">
            <text:p>1657</text:p>
          </table:table-cell>
          <table:table-cell table:formula="of:=([.F547]-[.P547])/100*5/3.6" office:value-type="float" office:value="22.9305555555556">
            <text:p>22,9305555556</text:p>
          </table:table-cell>
          <table:table-cell table:formula="of:=HEX2DEC([.C547])" office:value-type="float" office:value="6">
            <text:p>6</text:p>
          </table:table-cell>
          <table:table-cell table:formula="of:=[.P547]*5/(3.6*100)" office:value-type="float" office:value="0.0833333333333333">
            <text:p>0,0833333333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06</text:p>
          </table:table-cell>
          <table:table-cell/>
          <table:table-cell table:formula="of:=HEX2DEC([.A548])" office:value-type="float" office:value="176">
            <text:p>176</text:p>
          </table:table-cell>
          <table:table-cell table:formula="of:=256*HEX2DEC([.C548])+HEX2DEC([.B548])" office:value-type="float" office:value="1605">
            <text:p>1605</text:p>
          </table:table-cell>
          <table:table-cell/>
          <table:table-cell office:value-type="float" office:value="709">
            <text:p>709</text:p>
          </table:table-cell>
          <table:table-cell office:value-type="float" office:value="1194.3196">
            <text:p>1194,3196</text:p>
          </table:table-cell>
          <table:table-cell office:value-type="float" office:value="668">
            <text:p>668</text:p>
          </table:table-cell>
          <table:table-cell/>
          <table:table-cell table:formula="of:=IF([.J548]=[.E548];&quot;X&quot;;&quot;&quot;)">
            <text:p/>
          </table:table-cell>
          <table:table-cell table:formula="of:=[.I548]-[.I547]" office:value-type="float" office:value="1">
            <text:p>1</text:p>
          </table:table-cell>
          <table:table-cell table:formula="of:=[.F548]/[.M548]" office:value-type="float" office:value="1605">
            <text:p>1605</text:p>
          </table:table-cell>
          <table:table-cell table:formula="of:=([.F548]-[.P548])/100*5/3.6" office:value-type="float" office:value="22.2083333333333">
            <text:p>22,2083333333</text:p>
          </table:table-cell>
          <table:table-cell table:formula="of:=HEX2DEC([.C548])" office:value-type="float" office:value="6">
            <text:p>6</text:p>
          </table:table-cell>
          <table:table-cell table:formula="of:=[.P548]*5/(3.6*100)" office:value-type="float" office:value="0.0833333333333333">
            <text:p>0,0833333333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e4</text:p>
          </table:table-cell>
          <table:table-cell table:style-name="ce2" office:value-type="string">
            <text:p>05</text:p>
          </table:table-cell>
          <table:table-cell/>
          <table:table-cell table:formula="of:=HEX2DEC([.A549])" office:value-type="float" office:value="179">
            <text:p>179</text:p>
          </table:table-cell>
          <table:table-cell table:formula="of:=256*HEX2DEC([.C549])+HEX2DEC([.B549])" office:value-type="float" office:value="1508">
            <text:p>1508</text:p>
          </table:table-cell>
          <table:table-cell/>
          <table:table-cell office:value-type="float" office:value="710">
            <text:p>710</text:p>
          </table:table-cell>
          <table:table-cell office:value-type="float" office:value="1195.3196">
            <text:p>1195,3196</text:p>
          </table:table-cell>
          <table:table-cell office:value-type="float" office:value="669">
            <text:p>669</text:p>
          </table:table-cell>
          <table:table-cell/>
          <table:table-cell table:formula="of:=IF([.J549]=[.E549];&quot;X&quot;;&quot;&quot;)">
            <text:p/>
          </table:table-cell>
          <table:table-cell table:formula="of:=[.I549]-[.I548]" office:value-type="float" office:value="1">
            <text:p>1</text:p>
          </table:table-cell>
          <table:table-cell table:formula="of:=[.F549]/[.M549]" office:value-type="float" office:value="1508">
            <text:p>1508</text:p>
          </table:table-cell>
          <table:table-cell table:formula="of:=([.F549]-[.P549])/100*5/3.6" office:value-type="float" office:value="20.875">
            <text:p>20,875</text:p>
          </table:table-cell>
          <table:table-cell table:formula="of:=HEX2DEC([.C549])" office:value-type="float" office:value="5">
            <text:p>5</text:p>
          </table:table-cell>
          <table:table-cell table:formula="of:=[.P549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4f</text:p>
          </table:table-cell>
          <table:table-cell table:style-name="ce2" office:value-type="string">
            <text:p>05</text:p>
          </table:table-cell>
          <table:table-cell/>
          <table:table-cell table:formula="of:=HEX2DEC([.A550])" office:value-type="float" office:value="180">
            <text:p>180</text:p>
          </table:table-cell>
          <table:table-cell table:formula="of:=256*HEX2DEC([.C550])+HEX2DEC([.B550])" office:value-type="float" office:value="1359">
            <text:p>1359</text:p>
          </table:table-cell>
          <table:table-cell/>
          <table:table-cell office:value-type="float" office:value="711">
            <text:p>711</text:p>
          </table:table-cell>
          <table:table-cell office:value-type="float" office:value="1196.3196">
            <text:p>1196,3196</text:p>
          </table:table-cell>
          <table:table-cell office:value-type="float" office:value="670">
            <text:p>670</text:p>
          </table:table-cell>
          <table:table-cell/>
          <table:table-cell table:formula="of:=IF([.J550]=[.E550];&quot;X&quot;;&quot;&quot;)">
            <text:p/>
          </table:table-cell>
          <table:table-cell table:formula="of:=[.I550]-[.I549]" office:value-type="float" office:value="1">
            <text:p>1</text:p>
          </table:table-cell>
          <table:table-cell table:formula="of:=[.F550]/[.M550]" office:value-type="float" office:value="1359">
            <text:p>1359</text:p>
          </table:table-cell>
          <table:table-cell table:formula="of:=([.F550]-[.P550])/100*5/3.6" office:value-type="float" office:value="18.8055555555556">
            <text:p>18,8055555556</text:p>
          </table:table-cell>
          <table:table-cell table:formula="of:=HEX2DEC([.C550])" office:value-type="float" office:value="5">
            <text:p>5</text:p>
          </table:table-cell>
          <table:table-cell table:formula="of:=[.P550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6</text:p>
          </table:table-cell>
          <table:table-cell table:style-name="Default" office:value-type="string">
            <text:p>3c</text:p>
          </table:table-cell>
          <table:table-cell table:style-name="ce2" office:value-type="string">
            <text:p>05</text:p>
          </table:table-cell>
          <table:table-cell/>
          <table:table-cell table:formula="of:=HEX2DEC([.A551])" office:value-type="float" office:value="182">
            <text:p>182</text:p>
          </table:table-cell>
          <table:table-cell table:formula="of:=256*HEX2DEC([.C551])+HEX2DEC([.B551])" office:value-type="float" office:value="1340">
            <text:p>1340</text:p>
          </table:table-cell>
          <table:table-cell/>
          <table:table-cell office:value-type="float" office:value="712">
            <text:p>712</text:p>
          </table:table-cell>
          <table:table-cell office:value-type="float" office:value="1197.3196">
            <text:p>1197,3196</text:p>
          </table:table-cell>
          <table:table-cell office:value-type="float" office:value="671">
            <text:p>671</text:p>
          </table:table-cell>
          <table:table-cell/>
          <table:table-cell table:formula="of:=IF([.J551]=[.E551];&quot;X&quot;;&quot;&quot;)">
            <text:p/>
          </table:table-cell>
          <table:table-cell table:formula="of:=[.I551]-[.I550]" office:value-type="float" office:value="1">
            <text:p>1</text:p>
          </table:table-cell>
          <table:table-cell table:formula="of:=[.F551]/[.M551]" office:value-type="float" office:value="1340">
            <text:p>1340</text:p>
          </table:table-cell>
          <table:table-cell table:formula="of:=([.F551]-[.P551])/100*5/3.6" office:value-type="float" office:value="18.5416666666667">
            <text:p>18,5416666667</text:p>
          </table:table-cell>
          <table:table-cell table:formula="of:=HEX2DEC([.C551])" office:value-type="float" office:value="5">
            <text:p>5</text:p>
          </table:table-cell>
          <table:table-cell table:formula="of:=[.P55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6</text:p>
          </table:table-cell>
          <table:table-cell table:number-columns-repeated="2" table:style-name="ce2" office:value-type="string">
            <text:p>05</text:p>
          </table:table-cell>
          <table:table-cell/>
          <table:table-cell table:formula="of:=HEX2DEC([.A552])" office:value-type="float" office:value="182">
            <text:p>182</text:p>
          </table:table-cell>
          <table:table-cell table:formula="of:=256*HEX2DEC([.C552])+HEX2DEC([.B552])" office:value-type="float" office:value="1285">
            <text:p>1285</text:p>
          </table:table-cell>
          <table:table-cell/>
          <table:table-cell office:value-type="float" office:value="713">
            <text:p>713</text:p>
          </table:table-cell>
          <table:table-cell office:value-type="float" office:value="1198.3196">
            <text:p>1198,3196</text:p>
          </table:table-cell>
          <table:table-cell office:value-type="float" office:value="672">
            <text:p>672</text:p>
          </table:table-cell>
          <table:table-cell/>
          <table:table-cell table:formula="of:=IF([.J552]=[.E552];&quot;X&quot;;&quot;&quot;)">
            <text:p/>
          </table:table-cell>
          <table:table-cell table:formula="of:=[.I552]-[.I551]" office:value-type="float" office:value="1">
            <text:p>1</text:p>
          </table:table-cell>
          <table:table-cell table:formula="of:=[.F552]/[.M552]" office:value-type="float" office:value="1285">
            <text:p>1285</text:p>
          </table:table-cell>
          <table:table-cell table:formula="of:=([.F552]-[.P552])/100*5/3.6" office:value-type="float" office:value="17.7777777777778">
            <text:p>17,7777777778</text:p>
          </table:table-cell>
          <table:table-cell table:formula="of:=HEX2DEC([.C552])" office:value-type="float" office:value="5">
            <text:p>5</text:p>
          </table:table-cell>
          <table:table-cell table:formula="of:=[.P55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6</text:p>
          </table:table-cell>
          <table:table-cell table:style-name="ce2" office:value-type="string">
            <text:p>37</text:p>
          </table:table-cell>
          <table:table-cell table:style-name="ce2" office:value-type="string">
            <text:p>05</text:p>
          </table:table-cell>
          <table:table-cell/>
          <table:table-cell table:formula="of:=HEX2DEC([.A553])" office:value-type="float" office:value="182">
            <text:p>182</text:p>
          </table:table-cell>
          <table:table-cell table:formula="of:=256*HEX2DEC([.C553])+HEX2DEC([.B553])" office:value-type="float" office:value="1335">
            <text:p>1335</text:p>
          </table:table-cell>
          <table:table-cell/>
          <table:table-cell office:value-type="float" office:value="714">
            <text:p>714</text:p>
          </table:table-cell>
          <table:table-cell office:value-type="float" office:value="1199.3196">
            <text:p>1199,3196</text:p>
          </table:table-cell>
          <table:table-cell office:value-type="float" office:value="673">
            <text:p>673</text:p>
          </table:table-cell>
          <table:table-cell/>
          <table:table-cell table:formula="of:=IF([.J553]=[.E553];&quot;X&quot;;&quot;&quot;)">
            <text:p/>
          </table:table-cell>
          <table:table-cell table:formula="of:=[.I553]-[.I552]" office:value-type="float" office:value="1">
            <text:p>1</text:p>
          </table:table-cell>
          <table:table-cell table:formula="of:=[.F553]/[.M553]" office:value-type="float" office:value="1335">
            <text:p>1335</text:p>
          </table:table-cell>
          <table:table-cell table:formula="of:=([.F553]-[.P553])/100*5/3.6" office:value-type="float" office:value="18.4722222222222">
            <text:p>18,4722222222</text:p>
          </table:table-cell>
          <table:table-cell table:formula="of:=HEX2DEC([.C553])" office:value-type="float" office:value="5">
            <text:p>5</text:p>
          </table:table-cell>
          <table:table-cell table:formula="of:=[.P55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6</text:p>
          </table:table-cell>
          <table:table-cell table:style-name="Default" office:value-type="string">
            <text:p>7e</text:p>
          </table:table-cell>
          <table:table-cell table:style-name="ce2" office:value-type="string">
            <text:p>05</text:p>
          </table:table-cell>
          <table:table-cell/>
          <table:table-cell table:formula="of:=HEX2DEC([.A554])" office:value-type="float" office:value="182">
            <text:p>182</text:p>
          </table:table-cell>
          <table:table-cell table:formula="of:=256*HEX2DEC([.C554])+HEX2DEC([.B554])" office:value-type="float" office:value="1406">
            <text:p>1406</text:p>
          </table:table-cell>
          <table:table-cell/>
          <table:table-cell office:value-type="float" office:value="715">
            <text:p>715</text:p>
          </table:table-cell>
          <table:table-cell office:value-type="float" office:value="1200.3196">
            <text:p>1200,3196</text:p>
          </table:table-cell>
          <table:table-cell office:value-type="float" office:value="674">
            <text:p>674</text:p>
          </table:table-cell>
          <table:table-cell/>
          <table:table-cell table:formula="of:=IF([.J554]=[.E554];&quot;X&quot;;&quot;&quot;)">
            <text:p/>
          </table:table-cell>
          <table:table-cell table:formula="of:=[.I554]-[.I553]" office:value-type="float" office:value="1">
            <text:p>1</text:p>
          </table:table-cell>
          <table:table-cell table:formula="of:=[.F554]/[.M554]" office:value-type="float" office:value="1406">
            <text:p>1406</text:p>
          </table:table-cell>
          <table:table-cell table:formula="of:=([.F554]-[.P554])/100*5/3.6" office:value-type="float" office:value="19.4583333333333">
            <text:p>19,4583333333</text:p>
          </table:table-cell>
          <table:table-cell table:formula="of:=HEX2DEC([.C554])" office:value-type="float" office:value="5">
            <text:p>5</text:p>
          </table:table-cell>
          <table:table-cell table:formula="of:=[.P55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7</text:p>
          </table:table-cell>
          <table:table-cell table:style-name="Default" office:value-type="string">
            <text:p>f4</text:p>
          </table:table-cell>
          <table:table-cell table:style-name="ce2" office:value-type="string">
            <text:p>04</text:p>
          </table:table-cell>
          <table:table-cell/>
          <table:table-cell table:formula="of:=HEX2DEC([.A555])" office:value-type="float" office:value="183">
            <text:p>183</text:p>
          </table:table-cell>
          <table:table-cell table:formula="of:=256*HEX2DEC([.C555])+HEX2DEC([.B555])" office:value-type="float" office:value="1268">
            <text:p>1268</text:p>
          </table:table-cell>
          <table:table-cell/>
          <table:table-cell office:value-type="float" office:value="716">
            <text:p>716</text:p>
          </table:table-cell>
          <table:table-cell office:value-type="float" office:value="1201.3196">
            <text:p>1201,3196</text:p>
          </table:table-cell>
          <table:table-cell office:value-type="float" office:value="675">
            <text:p>675</text:p>
          </table:table-cell>
          <table:table-cell/>
          <table:table-cell table:formula="of:=IF([.J555]=[.E555];&quot;X&quot;;&quot;&quot;)">
            <text:p/>
          </table:table-cell>
          <table:table-cell table:formula="of:=[.I555]-[.I554]" office:value-type="float" office:value="1">
            <text:p>1</text:p>
          </table:table-cell>
          <table:table-cell table:formula="of:=[.F555]/[.M555]" office:value-type="float" office:value="1268">
            <text:p>1268</text:p>
          </table:table-cell>
          <table:table-cell table:formula="of:=([.F555]-[.P555])/100*5/3.6" office:value-type="float" office:value="17.5555555555556">
            <text:p>17,5555555556</text:p>
          </table:table-cell>
          <table:table-cell table:formula="of:=HEX2DEC([.C555])" office:value-type="float" office:value="4">
            <text:p>4</text:p>
          </table:table-cell>
          <table:table-cell table:formula="of:=[.P55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6</text:p>
          </table:table-cell>
          <table:table-cell table:style-name="Default" office:value-type="string">
            <text:p>d3</text:p>
          </table:table-cell>
          <table:table-cell table:style-name="ce2" office:value-type="string">
            <text:p>04</text:p>
          </table:table-cell>
          <table:table-cell/>
          <table:table-cell table:formula="of:=HEX2DEC([.A556])" office:value-type="float" office:value="182">
            <text:p>182</text:p>
          </table:table-cell>
          <table:table-cell table:formula="of:=256*HEX2DEC([.C556])+HEX2DEC([.B556])" office:value-type="float" office:value="1235">
            <text:p>1235</text:p>
          </table:table-cell>
          <table:table-cell/>
          <table:table-cell office:value-type="float" office:value="717">
            <text:p>717</text:p>
          </table:table-cell>
          <table:table-cell office:value-type="float" office:value="1202.3196">
            <text:p>1202,3196</text:p>
          </table:table-cell>
          <table:table-cell office:value-type="float" office:value="676">
            <text:p>676</text:p>
          </table:table-cell>
          <table:table-cell/>
          <table:table-cell table:formula="of:=IF([.J556]=[.E556];&quot;X&quot;;&quot;&quot;)">
            <text:p/>
          </table:table-cell>
          <table:table-cell table:formula="of:=[.I556]-[.I555]" office:value-type="float" office:value="1">
            <text:p>1</text:p>
          </table:table-cell>
          <table:table-cell table:formula="of:=[.F556]/[.M556]" office:value-type="float" office:value="1235">
            <text:p>1235</text:p>
          </table:table-cell>
          <table:table-cell table:formula="of:=([.F556]-[.P556])/100*5/3.6" office:value-type="float" office:value="17.0972222222222">
            <text:p>17,0972222222</text:p>
          </table:table-cell>
          <table:table-cell table:formula="of:=HEX2DEC([.C556])" office:value-type="float" office:value="4">
            <text:p>4</text:p>
          </table:table-cell>
          <table:table-cell table:formula="of:=[.P55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5</text:p>
          </table:table-cell>
          <table:table-cell table:style-name="Default" office:value-type="string">
            <text:p>ad</text:p>
          </table:table-cell>
          <table:table-cell table:style-name="ce2" office:value-type="string">
            <text:p>04</text:p>
          </table:table-cell>
          <table:table-cell/>
          <table:table-cell table:formula="of:=HEX2DEC([.A557])" office:value-type="float" office:value="181">
            <text:p>181</text:p>
          </table:table-cell>
          <table:table-cell table:formula="of:=256*HEX2DEC([.C557])+HEX2DEC([.B557])" office:value-type="float" office:value="1197">
            <text:p>1197</text:p>
          </table:table-cell>
          <table:table-cell/>
          <table:table-cell office:value-type="float" office:value="718">
            <text:p>718</text:p>
          </table:table-cell>
          <table:table-cell office:value-type="float" office:value="1203.3196">
            <text:p>1203,3196</text:p>
          </table:table-cell>
          <table:table-cell office:value-type="float" office:value="677">
            <text:p>677</text:p>
          </table:table-cell>
          <table:table-cell/>
          <table:table-cell table:formula="of:=IF([.J557]=[.E557];&quot;X&quot;;&quot;&quot;)">
            <text:p/>
          </table:table-cell>
          <table:table-cell table:formula="of:=[.I557]-[.I556]" office:value-type="float" office:value="1">
            <text:p>1</text:p>
          </table:table-cell>
          <table:table-cell table:formula="of:=[.F557]/[.M557]" office:value-type="float" office:value="1197">
            <text:p>1197</text:p>
          </table:table-cell>
          <table:table-cell table:formula="of:=([.F557]-[.P557])/100*5/3.6" office:value-type="float" office:value="16.5694444444444">
            <text:p>16,5694444444</text:p>
          </table:table-cell>
          <table:table-cell table:formula="of:=HEX2DEC([.C557])" office:value-type="float" office:value="4">
            <text:p>4</text:p>
          </table:table-cell>
          <table:table-cell table:formula="of:=[.P55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7b</text:p>
          </table:table-cell>
          <table:table-cell table:style-name="ce2" office:value-type="string">
            <text:p>04</text:p>
          </table:table-cell>
          <table:table-cell/>
          <table:table-cell table:formula="of:=HEX2DEC([.A558])" office:value-type="float" office:value="180">
            <text:p>180</text:p>
          </table:table-cell>
          <table:table-cell table:formula="of:=256*HEX2DEC([.C558])+HEX2DEC([.B558])" office:value-type="float" office:value="1147">
            <text:p>1147</text:p>
          </table:table-cell>
          <table:table-cell/>
          <table:table-cell office:value-type="float" office:value="719">
            <text:p>719</text:p>
          </table:table-cell>
          <table:table-cell office:value-type="float" office:value="1204.3196">
            <text:p>1204,3196</text:p>
          </table:table-cell>
          <table:table-cell office:value-type="float" office:value="678">
            <text:p>678</text:p>
          </table:table-cell>
          <table:table-cell/>
          <table:table-cell table:formula="of:=IF([.J558]=[.E558];&quot;X&quot;;&quot;&quot;)">
            <text:p/>
          </table:table-cell>
          <table:table-cell table:formula="of:=[.I558]-[.I557]" office:value-type="float" office:value="1">
            <text:p>1</text:p>
          </table:table-cell>
          <table:table-cell table:formula="of:=[.F558]/[.M558]" office:value-type="float" office:value="1147">
            <text:p>1147</text:p>
          </table:table-cell>
          <table:table-cell table:formula="of:=([.F558]-[.P558])/100*5/3.6" office:value-type="float" office:value="15.875">
            <text:p>15,875</text:p>
          </table:table-cell>
          <table:table-cell table:formula="of:=HEX2DEC([.C558])" office:value-type="float" office:value="4">
            <text:p>4</text:p>
          </table:table-cell>
          <table:table-cell table:formula="of:=[.P55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04</text:p>
          </table:table-cell>
          <table:table-cell/>
          <table:table-cell table:formula="of:=HEX2DEC([.A559])" office:value-type="float" office:value="180">
            <text:p>180</text:p>
          </table:table-cell>
          <table:table-cell table:formula="of:=256*HEX2DEC([.C559])+HEX2DEC([.B559])" office:value-type="float" office:value="1125">
            <text:p>1125</text:p>
          </table:table-cell>
          <table:table-cell/>
          <table:table-cell office:value-type="float" office:value="720">
            <text:p>720</text:p>
          </table:table-cell>
          <table:table-cell office:value-type="float" office:value="1205.3196">
            <text:p>1205,3196</text:p>
          </table:table-cell>
          <table:table-cell office:value-type="float" office:value="679">
            <text:p>679</text:p>
          </table:table-cell>
          <table:table-cell/>
          <table:table-cell table:formula="of:=IF([.J559]=[.E559];&quot;X&quot;;&quot;&quot;)">
            <text:p/>
          </table:table-cell>
          <table:table-cell table:formula="of:=[.I559]-[.I558]" office:value-type="float" office:value="1">
            <text:p>1</text:p>
          </table:table-cell>
          <table:table-cell table:formula="of:=[.F559]/[.M559]" office:value-type="float" office:value="1125">
            <text:p>1125</text:p>
          </table:table-cell>
          <table:table-cell table:formula="of:=([.F559]-[.P559])/100*5/3.6" office:value-type="float" office:value="15.5694444444444">
            <text:p>15,5694444444</text:p>
          </table:table-cell>
          <table:table-cell table:formula="of:=HEX2DEC([.C559])" office:value-type="float" office:value="4">
            <text:p>4</text:p>
          </table:table-cell>
          <table:table-cell table:formula="of:=[.P55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04</text:p>
          </table:table-cell>
          <table:table-cell/>
          <table:table-cell table:formula="of:=HEX2DEC([.A560])" office:value-type="float" office:value="180">
            <text:p>180</text:p>
          </table:table-cell>
          <table:table-cell table:formula="of:=256*HEX2DEC([.C560])+HEX2DEC([.B560])" office:value-type="float" office:value="1141">
            <text:p>1141</text:p>
          </table:table-cell>
          <table:table-cell/>
          <table:table-cell office:value-type="float" office:value="721">
            <text:p>721</text:p>
          </table:table-cell>
          <table:table-cell office:value-type="float" office:value="1206.3196">
            <text:p>1206,3196</text:p>
          </table:table-cell>
          <table:table-cell office:value-type="float" office:value="680">
            <text:p>680</text:p>
          </table:table-cell>
          <table:table-cell/>
          <table:table-cell table:formula="of:=IF([.J560]=[.E560];&quot;X&quot;;&quot;&quot;)">
            <text:p/>
          </table:table-cell>
          <table:table-cell table:formula="of:=[.I560]-[.I559]" office:value-type="float" office:value="1">
            <text:p>1</text:p>
          </table:table-cell>
          <table:table-cell table:formula="of:=[.F560]/[.M560]" office:value-type="float" office:value="1141">
            <text:p>1141</text:p>
          </table:table-cell>
          <table:table-cell table:formula="of:=([.F560]-[.P560])/100*5/3.6" office:value-type="float" office:value="15.7916666666667">
            <text:p>15,7916666667</text:p>
          </table:table-cell>
          <table:table-cell table:formula="of:=HEX2DEC([.C560])" office:value-type="float" office:value="4">
            <text:p>4</text:p>
          </table:table-cell>
          <table:table-cell table:formula="of:=[.P56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8f</text:p>
          </table:table-cell>
          <table:table-cell table:style-name="ce2" office:value-type="string">
            <text:p>04</text:p>
          </table:table-cell>
          <table:table-cell/>
          <table:table-cell table:formula="of:=HEX2DEC([.A561])" office:value-type="float" office:value="180">
            <text:p>180</text:p>
          </table:table-cell>
          <table:table-cell table:formula="of:=256*HEX2DEC([.C561])+HEX2DEC([.B561])" office:value-type="float" office:value="1167">
            <text:p>1167</text:p>
          </table:table-cell>
          <table:table-cell/>
          <table:table-cell office:value-type="float" office:value="722">
            <text:p>722</text:p>
          </table:table-cell>
          <table:table-cell office:value-type="float" office:value="1207.3196">
            <text:p>1207,3196</text:p>
          </table:table-cell>
          <table:table-cell office:value-type="float" office:value="681">
            <text:p>681</text:p>
          </table:table-cell>
          <table:table-cell/>
          <table:table-cell table:formula="of:=IF([.J561]=[.E561];&quot;X&quot;;&quot;&quot;)">
            <text:p/>
          </table:table-cell>
          <table:table-cell table:formula="of:=[.I561]-[.I560]" office:value-type="float" office:value="1">
            <text:p>1</text:p>
          </table:table-cell>
          <table:table-cell table:formula="of:=[.F561]/[.M561]" office:value-type="float" office:value="1167">
            <text:p>1167</text:p>
          </table:table-cell>
          <table:table-cell table:formula="of:=([.F561]-[.P561])/100*5/3.6" office:value-type="float" office:value="16.1527777777778">
            <text:p>16,1527777778</text:p>
          </table:table-cell>
          <table:table-cell table:formula="of:=HEX2DEC([.C561])" office:value-type="float" office:value="4">
            <text:p>4</text:p>
          </table:table-cell>
          <table:table-cell table:formula="of:=[.P56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a0</text:p>
          </table:table-cell>
          <table:table-cell table:style-name="ce2" office:value-type="string">
            <text:p>04</text:p>
          </table:table-cell>
          <table:table-cell/>
          <table:table-cell table:formula="of:=HEX2DEC([.A562])" office:value-type="float" office:value="180">
            <text:p>180</text:p>
          </table:table-cell>
          <table:table-cell table:formula="of:=256*HEX2DEC([.C562])+HEX2DEC([.B562])" office:value-type="float" office:value="1184">
            <text:p>1184</text:p>
          </table:table-cell>
          <table:table-cell/>
          <table:table-cell office:value-type="float" office:value="723">
            <text:p>723</text:p>
          </table:table-cell>
          <table:table-cell office:value-type="float" office:value="1208.3196">
            <text:p>1208,3196</text:p>
          </table:table-cell>
          <table:table-cell office:value-type="float" office:value="682">
            <text:p>682</text:p>
          </table:table-cell>
          <table:table-cell/>
          <table:table-cell table:formula="of:=IF([.J562]=[.E562];&quot;X&quot;;&quot;&quot;)">
            <text:p/>
          </table:table-cell>
          <table:table-cell table:formula="of:=[.I562]-[.I561]" office:value-type="float" office:value="1">
            <text:p>1</text:p>
          </table:table-cell>
          <table:table-cell table:formula="of:=[.F562]/[.M562]" office:value-type="float" office:value="1184">
            <text:p>1184</text:p>
          </table:table-cell>
          <table:table-cell table:formula="of:=([.F562]-[.P562])/100*5/3.6" office:value-type="float" office:value="16.3888888888889">
            <text:p>16,3888888889</text:p>
          </table:table-cell>
          <table:table-cell table:formula="of:=HEX2DEC([.C562])" office:value-type="float" office:value="4">
            <text:p>4</text:p>
          </table:table-cell>
          <table:table-cell table:formula="of:=[.P56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a1</text:p>
          </table:table-cell>
          <table:table-cell table:style-name="ce2" office:value-type="string">
            <text:p>04</text:p>
          </table:table-cell>
          <table:table-cell/>
          <table:table-cell table:formula="of:=HEX2DEC([.A563])" office:value-type="float" office:value="179">
            <text:p>179</text:p>
          </table:table-cell>
          <table:table-cell table:formula="of:=256*HEX2DEC([.C563])+HEX2DEC([.B563])" office:value-type="float" office:value="1185">
            <text:p>1185</text:p>
          </table:table-cell>
          <table:table-cell/>
          <table:table-cell office:value-type="float" office:value="724">
            <text:p>724</text:p>
          </table:table-cell>
          <table:table-cell office:value-type="float" office:value="1209.3196">
            <text:p>1209,3196</text:p>
          </table:table-cell>
          <table:table-cell office:value-type="float" office:value="683">
            <text:p>683</text:p>
          </table:table-cell>
          <table:table-cell/>
          <table:table-cell table:formula="of:=IF([.J563]=[.E563];&quot;X&quot;;&quot;&quot;)">
            <text:p/>
          </table:table-cell>
          <table:table-cell table:formula="of:=[.I563]-[.I562]" office:value-type="float" office:value="1">
            <text:p>1</text:p>
          </table:table-cell>
          <table:table-cell table:formula="of:=[.F563]/[.M563]" office:value-type="float" office:value="1185">
            <text:p>1185</text:p>
          </table:table-cell>
          <table:table-cell table:formula="of:=([.F563]-[.P563])/100*5/3.6" office:value-type="float" office:value="16.4027777777778">
            <text:p>16,4027777778</text:p>
          </table:table-cell>
          <table:table-cell table:formula="of:=HEX2DEC([.C563])" office:value-type="float" office:value="4">
            <text:p>4</text:p>
          </table:table-cell>
          <table:table-cell table:formula="of:=[.P56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04</text:p>
          </table:table-cell>
          <table:table-cell/>
          <table:table-cell table:formula="of:=HEX2DEC([.A564])" office:value-type="float" office:value="179">
            <text:p>179</text:p>
          </table:table-cell>
          <table:table-cell table:formula="of:=256*HEX2DEC([.C564])+HEX2DEC([.B564])" office:value-type="float" office:value="1173">
            <text:p>1173</text:p>
          </table:table-cell>
          <table:table-cell/>
          <table:table-cell office:value-type="float" office:value="725">
            <text:p>725</text:p>
          </table:table-cell>
          <table:table-cell office:value-type="float" office:value="1210.3196">
            <text:p>1210,3196</text:p>
          </table:table-cell>
          <table:table-cell office:value-type="float" office:value="684">
            <text:p>684</text:p>
          </table:table-cell>
          <table:table-cell/>
          <table:table-cell table:formula="of:=IF([.J564]=[.E564];&quot;X&quot;;&quot;&quot;)">
            <text:p/>
          </table:table-cell>
          <table:table-cell table:formula="of:=[.I564]-[.I563]" office:value-type="float" office:value="1">
            <text:p>1</text:p>
          </table:table-cell>
          <table:table-cell table:formula="of:=[.F564]/[.M564]" office:value-type="float" office:value="1173">
            <text:p>1173</text:p>
          </table:table-cell>
          <table:table-cell table:formula="of:=([.F564]-[.P564])/100*5/3.6" office:value-type="float" office:value="16.2361111111111">
            <text:p>16,2361111111</text:p>
          </table:table-cell>
          <table:table-cell table:formula="of:=HEX2DEC([.C564])" office:value-type="float" office:value="4">
            <text:p>4</text:p>
          </table:table-cell>
          <table:table-cell table:formula="of:=[.P56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ce2" office:value-type="string">
            <text:p>87</text:p>
          </table:table-cell>
          <table:table-cell table:style-name="ce2" office:value-type="string">
            <text:p>04</text:p>
          </table:table-cell>
          <table:table-cell/>
          <table:table-cell table:formula="of:=HEX2DEC([.A565])" office:value-type="float" office:value="178">
            <text:p>178</text:p>
          </table:table-cell>
          <table:table-cell table:formula="of:=256*HEX2DEC([.C565])+HEX2DEC([.B565])" office:value-type="float" office:value="1159">
            <text:p>1159</text:p>
          </table:table-cell>
          <table:table-cell/>
          <table:table-cell office:value-type="float" office:value="726">
            <text:p>726</text:p>
          </table:table-cell>
          <table:table-cell office:value-type="float" office:value="1211.3196">
            <text:p>1211,3196</text:p>
          </table:table-cell>
          <table:table-cell office:value-type="float" office:value="685">
            <text:p>685</text:p>
          </table:table-cell>
          <table:table-cell/>
          <table:table-cell table:formula="of:=IF([.J565]=[.E565];&quot;X&quot;;&quot;&quot;)">
            <text:p/>
          </table:table-cell>
          <table:table-cell table:formula="of:=[.I565]-[.I564]" office:value-type="float" office:value="1">
            <text:p>1</text:p>
          </table:table-cell>
          <table:table-cell table:formula="of:=[.F565]/[.M565]" office:value-type="float" office:value="1159">
            <text:p>1159</text:p>
          </table:table-cell>
          <table:table-cell table:formula="of:=([.F565]-[.P565])/100*5/3.6" office:value-type="float" office:value="16.0416666666667">
            <text:p>16,0416666667</text:p>
          </table:table-cell>
          <table:table-cell table:formula="of:=HEX2DEC([.C565])" office:value-type="float" office:value="4">
            <text:p>4</text:p>
          </table:table-cell>
          <table:table-cell table:formula="of:=[.P56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04</text:p>
          </table:table-cell>
          <table:table-cell/>
          <table:table-cell table:formula="of:=HEX2DEC([.A566])" office:value-type="float" office:value="177">
            <text:p>177</text:p>
          </table:table-cell>
          <table:table-cell table:formula="of:=256*HEX2DEC([.C566])+HEX2DEC([.B566])" office:value-type="float" office:value="1173">
            <text:p>1173</text:p>
          </table:table-cell>
          <table:table-cell/>
          <table:table-cell office:value-type="float" office:value="727">
            <text:p>727</text:p>
          </table:table-cell>
          <table:table-cell office:value-type="float" office:value="1212.3196">
            <text:p>1212,3196</text:p>
          </table:table-cell>
          <table:table-cell office:value-type="float" office:value="686">
            <text:p>686</text:p>
          </table:table-cell>
          <table:table-cell/>
          <table:table-cell table:formula="of:=IF([.J566]=[.E566];&quot;X&quot;;&quot;&quot;)">
            <text:p/>
          </table:table-cell>
          <table:table-cell table:formula="of:=[.I566]-[.I565]" office:value-type="float" office:value="1">
            <text:p>1</text:p>
          </table:table-cell>
          <table:table-cell table:formula="of:=[.F566]/[.M566]" office:value-type="float" office:value="1173">
            <text:p>1173</text:p>
          </table:table-cell>
          <table:table-cell table:formula="of:=([.F566]-[.P566])/100*5/3.6" office:value-type="float" office:value="16.2361111111111">
            <text:p>16,2361111111</text:p>
          </table:table-cell>
          <table:table-cell table:formula="of:=HEX2DEC([.C566])" office:value-type="float" office:value="4">
            <text:p>4</text:p>
          </table:table-cell>
          <table:table-cell table:formula="of:=[.P56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a3</text:p>
          </table:table-cell>
          <table:table-cell table:style-name="ce2" office:value-type="string">
            <text:p>04</text:p>
          </table:table-cell>
          <table:table-cell/>
          <table:table-cell table:formula="of:=HEX2DEC([.A567])" office:value-type="float" office:value="177">
            <text:p>177</text:p>
          </table:table-cell>
          <table:table-cell table:formula="of:=256*HEX2DEC([.C567])+HEX2DEC([.B567])" office:value-type="float" office:value="1187">
            <text:p>1187</text:p>
          </table:table-cell>
          <table:table-cell/>
          <table:table-cell office:value-type="float" office:value="728">
            <text:p>728</text:p>
          </table:table-cell>
          <table:table-cell office:value-type="float" office:value="1213.3196">
            <text:p>1213,3196</text:p>
          </table:table-cell>
          <table:table-cell office:value-type="float" office:value="687">
            <text:p>687</text:p>
          </table:table-cell>
          <table:table-cell/>
          <table:table-cell table:formula="of:=IF([.J567]=[.E567];&quot;X&quot;;&quot;&quot;)">
            <text:p/>
          </table:table-cell>
          <table:table-cell table:formula="of:=[.I567]-[.I566]" office:value-type="float" office:value="1">
            <text:p>1</text:p>
          </table:table-cell>
          <table:table-cell table:formula="of:=[.F567]/[.M567]" office:value-type="float" office:value="1187">
            <text:p>1187</text:p>
          </table:table-cell>
          <table:table-cell table:formula="of:=([.F567]-[.P567])/100*5/3.6" office:value-type="float" office:value="16.4305555555556">
            <text:p>16,4305555556</text:p>
          </table:table-cell>
          <table:table-cell table:formula="of:=HEX2DEC([.C567])" office:value-type="float" office:value="4">
            <text:p>4</text:p>
          </table:table-cell>
          <table:table-cell table:formula="of:=[.P56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9f</text:p>
          </table:table-cell>
          <table:table-cell table:style-name="ce2" office:value-type="string">
            <text:p>04</text:p>
          </table:table-cell>
          <table:table-cell/>
          <table:table-cell table:formula="of:=HEX2DEC([.A568])" office:value-type="float" office:value="176">
            <text:p>176</text:p>
          </table:table-cell>
          <table:table-cell table:formula="of:=256*HEX2DEC([.C568])+HEX2DEC([.B568])" office:value-type="float" office:value="1183">
            <text:p>1183</text:p>
          </table:table-cell>
          <table:table-cell/>
          <table:table-cell office:value-type="float" office:value="729">
            <text:p>729</text:p>
          </table:table-cell>
          <table:table-cell office:value-type="float" office:value="1214.3196">
            <text:p>1214,3196</text:p>
          </table:table-cell>
          <table:table-cell office:value-type="float" office:value="688">
            <text:p>688</text:p>
          </table:table-cell>
          <table:table-cell/>
          <table:table-cell table:formula="of:=IF([.J568]=[.E568];&quot;X&quot;;&quot;&quot;)">
            <text:p/>
          </table:table-cell>
          <table:table-cell table:formula="of:=[.I568]-[.I567]" office:value-type="float" office:value="1">
            <text:p>1</text:p>
          </table:table-cell>
          <table:table-cell table:formula="of:=[.F568]/[.M568]" office:value-type="float" office:value="1183">
            <text:p>1183</text:p>
          </table:table-cell>
          <table:table-cell table:formula="of:=([.F568]-[.P568])/100*5/3.6" office:value-type="float" office:value="16.375">
            <text:p>16,375</text:p>
          </table:table-cell>
          <table:table-cell table:formula="of:=HEX2DEC([.C568])" office:value-type="float" office:value="4">
            <text:p>4</text:p>
          </table:table-cell>
          <table:table-cell table:formula="of:=[.P56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a3</text:p>
          </table:table-cell>
          <table:table-cell table:style-name="ce2" office:value-type="string">
            <text:p>04</text:p>
          </table:table-cell>
          <table:table-cell/>
          <table:table-cell table:formula="of:=HEX2DEC([.A569])" office:value-type="float" office:value="175">
            <text:p>175</text:p>
          </table:table-cell>
          <table:table-cell table:formula="of:=256*HEX2DEC([.C569])+HEX2DEC([.B569])" office:value-type="float" office:value="1187">
            <text:p>1187</text:p>
          </table:table-cell>
          <table:table-cell/>
          <table:table-cell office:value-type="float" office:value="730">
            <text:p>730</text:p>
          </table:table-cell>
          <table:table-cell office:value-type="float" office:value="1215.3196">
            <text:p>1215,3196</text:p>
          </table:table-cell>
          <table:table-cell office:value-type="float" office:value="689">
            <text:p>689</text:p>
          </table:table-cell>
          <table:table-cell/>
          <table:table-cell table:formula="of:=IF([.J569]=[.E569];&quot;X&quot;;&quot;&quot;)">
            <text:p/>
          </table:table-cell>
          <table:table-cell table:formula="of:=[.I569]-[.I568]" office:value-type="float" office:value="1">
            <text:p>1</text:p>
          </table:table-cell>
          <table:table-cell table:formula="of:=[.F569]/[.M569]" office:value-type="float" office:value="1187">
            <text:p>1187</text:p>
          </table:table-cell>
          <table:table-cell table:formula="of:=([.F569]-[.P569])/100*5/3.6" office:value-type="float" office:value="16.4305555555556">
            <text:p>16,4305555556</text:p>
          </table:table-cell>
          <table:table-cell table:formula="of:=HEX2DEC([.C569])" office:value-type="float" office:value="4">
            <text:p>4</text:p>
          </table:table-cell>
          <table:table-cell table:formula="of:=[.P56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f6</text:p>
          </table:table-cell>
          <table:table-cell table:style-name="ce2" office:value-type="string">
            <text:p>04</text:p>
          </table:table-cell>
          <table:table-cell/>
          <table:table-cell table:formula="of:=HEX2DEC([.A570])" office:value-type="float" office:value="175">
            <text:p>175</text:p>
          </table:table-cell>
          <table:table-cell table:formula="of:=256*HEX2DEC([.C570])+HEX2DEC([.B570])" office:value-type="float" office:value="1270">
            <text:p>1270</text:p>
          </table:table-cell>
          <table:table-cell/>
          <table:table-cell office:value-type="float" office:value="731">
            <text:p>731</text:p>
          </table:table-cell>
          <table:table-cell office:value-type="float" office:value="1216.3196">
            <text:p>1216,3196</text:p>
          </table:table-cell>
          <table:table-cell office:value-type="float" office:value="690">
            <text:p>690</text:p>
          </table:table-cell>
          <table:table-cell/>
          <table:table-cell table:formula="of:=IF([.J570]=[.E570];&quot;X&quot;;&quot;&quot;)">
            <text:p/>
          </table:table-cell>
          <table:table-cell table:formula="of:=[.I570]-[.I569]" office:value-type="float" office:value="1">
            <text:p>1</text:p>
          </table:table-cell>
          <table:table-cell table:formula="of:=[.F570]/[.M570]" office:value-type="float" office:value="1270">
            <text:p>1270</text:p>
          </table:table-cell>
          <table:table-cell table:formula="of:=([.F570]-[.P570])/100*5/3.6" office:value-type="float" office:value="17.5833333333333">
            <text:p>17,5833333333</text:p>
          </table:table-cell>
          <table:table-cell table:formula="of:=HEX2DEC([.C570])" office:value-type="float" office:value="4">
            <text:p>4</text:p>
          </table:table-cell>
          <table:table-cell table:formula="of:=[.P57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3a</text:p>
          </table:table-cell>
          <table:table-cell table:style-name="ce2" office:value-type="string">
            <text:p>05</text:p>
          </table:table-cell>
          <table:table-cell/>
          <table:table-cell table:formula="of:=HEX2DEC([.A571])" office:value-type="float" office:value="174">
            <text:p>174</text:p>
          </table:table-cell>
          <table:table-cell table:formula="of:=256*HEX2DEC([.C571])+HEX2DEC([.B571])" office:value-type="float" office:value="1338">
            <text:p>1338</text:p>
          </table:table-cell>
          <table:table-cell/>
          <table:table-cell office:value-type="float" office:value="732">
            <text:p>732</text:p>
          </table:table-cell>
          <table:table-cell office:value-type="float" office:value="1217.3196">
            <text:p>1217,3196</text:p>
          </table:table-cell>
          <table:table-cell office:value-type="float" office:value="691">
            <text:p>691</text:p>
          </table:table-cell>
          <table:table-cell/>
          <table:table-cell table:formula="of:=IF([.J571]=[.E571];&quot;X&quot;;&quot;&quot;)">
            <text:p/>
          </table:table-cell>
          <table:table-cell table:formula="of:=[.I571]-[.I570]" office:value-type="float" office:value="1">
            <text:p>1</text:p>
          </table:table-cell>
          <table:table-cell table:formula="of:=[.F571]/[.M571]" office:value-type="float" office:value="1338">
            <text:p>1338</text:p>
          </table:table-cell>
          <table:table-cell table:formula="of:=([.F571]-[.P571])/100*5/3.6" office:value-type="float" office:value="18.5138888888889">
            <text:p>18,5138888889</text:p>
          </table:table-cell>
          <table:table-cell table:formula="of:=HEX2DEC([.C571])" office:value-type="float" office:value="5">
            <text:p>5</text:p>
          </table:table-cell>
          <table:table-cell table:formula="of:=[.P571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7d</text:p>
          </table:table-cell>
          <table:table-cell table:style-name="ce2" office:value-type="string">
            <text:p>05</text:p>
          </table:table-cell>
          <table:table-cell/>
          <table:table-cell table:formula="of:=HEX2DEC([.A572])" office:value-type="float" office:value="175">
            <text:p>175</text:p>
          </table:table-cell>
          <table:table-cell table:formula="of:=256*HEX2DEC([.C572])+HEX2DEC([.B572])" office:value-type="float" office:value="1405">
            <text:p>1405</text:p>
          </table:table-cell>
          <table:table-cell/>
          <table:table-cell office:value-type="float" office:value="733">
            <text:p>733</text:p>
          </table:table-cell>
          <table:table-cell office:value-type="float" office:value="1218.3196">
            <text:p>1218,3196</text:p>
          </table:table-cell>
          <table:table-cell office:value-type="float" office:value="692">
            <text:p>692</text:p>
          </table:table-cell>
          <table:table-cell/>
          <table:table-cell table:formula="of:=IF([.J572]=[.E572];&quot;X&quot;;&quot;&quot;)">
            <text:p/>
          </table:table-cell>
          <table:table-cell table:formula="of:=[.I572]-[.I571]" office:value-type="float" office:value="1">
            <text:p>1</text:p>
          </table:table-cell>
          <table:table-cell table:formula="of:=[.F572]/[.M572]" office:value-type="float" office:value="1405">
            <text:p>1405</text:p>
          </table:table-cell>
          <table:table-cell table:formula="of:=([.F572]-[.P572])/100*5/3.6" office:value-type="float" office:value="19.4444444444444">
            <text:p>19,4444444444</text:p>
          </table:table-cell>
          <table:table-cell table:formula="of:=HEX2DEC([.C572])" office:value-type="float" office:value="5">
            <text:p>5</text:p>
          </table:table-cell>
          <table:table-cell table:formula="of:=[.P572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ce2" office:value-type="string">
            <text:p>94</text:p>
          </table:table-cell>
          <table:table-cell table:style-name="ce2" office:value-type="string">
            <text:p>05</text:p>
          </table:table-cell>
          <table:table-cell/>
          <table:table-cell table:formula="of:=HEX2DEC([.A573])" office:value-type="float" office:value="176">
            <text:p>176</text:p>
          </table:table-cell>
          <table:table-cell table:formula="of:=256*HEX2DEC([.C573])+HEX2DEC([.B573])" office:value-type="float" office:value="1428">
            <text:p>1428</text:p>
          </table:table-cell>
          <table:table-cell/>
          <table:table-cell office:value-type="float" office:value="734">
            <text:p>734</text:p>
          </table:table-cell>
          <table:table-cell office:value-type="float" office:value="1219.3196">
            <text:p>1219,3196</text:p>
          </table:table-cell>
          <table:table-cell office:value-type="float" office:value="693">
            <text:p>693</text:p>
          </table:table-cell>
          <table:table-cell/>
          <table:table-cell table:formula="of:=IF([.J573]=[.E573];&quot;X&quot;;&quot;&quot;)">
            <text:p/>
          </table:table-cell>
          <table:table-cell table:formula="of:=[.I573]-[.I572]" office:value-type="float" office:value="1">
            <text:p>1</text:p>
          </table:table-cell>
          <table:table-cell table:formula="of:=[.F573]/[.M573]" office:value-type="float" office:value="1428">
            <text:p>1428</text:p>
          </table:table-cell>
          <table:table-cell table:formula="of:=([.F573]-[.P573])/100*5/3.6" office:value-type="float" office:value="19.7638888888889">
            <text:p>19,7638888889</text:p>
          </table:table-cell>
          <table:table-cell table:formula="of:=HEX2DEC([.C573])" office:value-type="float" office:value="5">
            <text:p>5</text:p>
          </table:table-cell>
          <table:table-cell table:formula="of:=[.P573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7b</text:p>
          </table:table-cell>
          <table:table-cell table:style-name="ce2" office:value-type="string">
            <text:p>05</text:p>
          </table:table-cell>
          <table:table-cell/>
          <table:table-cell table:formula="of:=HEX2DEC([.A574])" office:value-type="float" office:value="177">
            <text:p>177</text:p>
          </table:table-cell>
          <table:table-cell table:formula="of:=256*HEX2DEC([.C574])+HEX2DEC([.B574])" office:value-type="float" office:value="1403">
            <text:p>1403</text:p>
          </table:table-cell>
          <table:table-cell/>
          <table:table-cell office:value-type="float" office:value="735">
            <text:p>735</text:p>
          </table:table-cell>
          <table:table-cell office:value-type="float" office:value="1220.3196">
            <text:p>1220,3196</text:p>
          </table:table-cell>
          <table:table-cell office:value-type="float" office:value="694">
            <text:p>694</text:p>
          </table:table-cell>
          <table:table-cell/>
          <table:table-cell table:formula="of:=IF([.J574]=[.E574];&quot;X&quot;;&quot;&quot;)">
            <text:p/>
          </table:table-cell>
          <table:table-cell table:formula="of:=[.I574]-[.I573]" office:value-type="float" office:value="1">
            <text:p>1</text:p>
          </table:table-cell>
          <table:table-cell table:formula="of:=[.F574]/[.M574]" office:value-type="float" office:value="1403">
            <text:p>1403</text:p>
          </table:table-cell>
          <table:table-cell table:formula="of:=([.F574]-[.P574])/100*5/3.6" office:value-type="float" office:value="19.4166666666667">
            <text:p>19,4166666667</text:p>
          </table:table-cell>
          <table:table-cell table:formula="of:=HEX2DEC([.C574])" office:value-type="float" office:value="5">
            <text:p>5</text:p>
          </table:table-cell>
          <table:table-cell table:formula="of:=[.P574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2</text:p>
          </table:table-cell>
          <table:table-cell table:style-name="Default" office:value-type="string">
            <text:p>8b</text:p>
          </table:table-cell>
          <table:table-cell table:style-name="ce2" office:value-type="string">
            <text:p>05</text:p>
          </table:table-cell>
          <table:table-cell/>
          <table:table-cell table:formula="of:=HEX2DEC([.A575])" office:value-type="float" office:value="178">
            <text:p>178</text:p>
          </table:table-cell>
          <table:table-cell table:formula="of:=256*HEX2DEC([.C575])+HEX2DEC([.B575])" office:value-type="float" office:value="1419">
            <text:p>1419</text:p>
          </table:table-cell>
          <table:table-cell/>
          <table:table-cell office:value-type="float" office:value="736">
            <text:p>736</text:p>
          </table:table-cell>
          <table:table-cell office:value-type="float" office:value="1221.3196">
            <text:p>1221,3196</text:p>
          </table:table-cell>
          <table:table-cell office:value-type="float" office:value="695">
            <text:p>695</text:p>
          </table:table-cell>
          <table:table-cell/>
          <table:table-cell table:formula="of:=IF([.J575]=[.E575];&quot;X&quot;;&quot;&quot;)">
            <text:p/>
          </table:table-cell>
          <table:table-cell table:formula="of:=[.I575]-[.I574]" office:value-type="float" office:value="1">
            <text:p>1</text:p>
          </table:table-cell>
          <table:table-cell table:formula="of:=[.F575]/[.M575]" office:value-type="float" office:value="1419">
            <text:p>1419</text:p>
          </table:table-cell>
          <table:table-cell table:formula="of:=([.F575]-[.P575])/100*5/3.6" office:value-type="float" office:value="19.6388888888889">
            <text:p>19,6388888889</text:p>
          </table:table-cell>
          <table:table-cell table:formula="of:=HEX2DEC([.C575])" office:value-type="float" office:value="5">
            <text:p>5</text:p>
          </table:table-cell>
          <table:table-cell table:formula="of:=[.P575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05</text:p>
          </table:table-cell>
          <table:table-cell/>
          <table:table-cell table:formula="of:=HEX2DEC([.A576])" office:value-type="float" office:value="179">
            <text:p>179</text:p>
          </table:table-cell>
          <table:table-cell table:formula="of:=256*HEX2DEC([.C576])+HEX2DEC([.B576])" office:value-type="float" office:value="1413">
            <text:p>1413</text:p>
          </table:table-cell>
          <table:table-cell/>
          <table:table-cell office:value-type="float" office:value="737">
            <text:p>737</text:p>
          </table:table-cell>
          <table:table-cell office:value-type="float" office:value="1222.3196">
            <text:p>1222,3196</text:p>
          </table:table-cell>
          <table:table-cell office:value-type="float" office:value="696">
            <text:p>696</text:p>
          </table:table-cell>
          <table:table-cell/>
          <table:table-cell table:formula="of:=IF([.J576]=[.E576];&quot;X&quot;;&quot;&quot;)">
            <text:p/>
          </table:table-cell>
          <table:table-cell table:formula="of:=[.I576]-[.I575]" office:value-type="float" office:value="1">
            <text:p>1</text:p>
          </table:table-cell>
          <table:table-cell table:formula="of:=[.F576]/[.M576]" office:value-type="float" office:value="1413">
            <text:p>1413</text:p>
          </table:table-cell>
          <table:table-cell table:formula="of:=([.F576]-[.P576])/100*5/3.6" office:value-type="float" office:value="19.5555555555556">
            <text:p>19,5555555556</text:p>
          </table:table-cell>
          <table:table-cell table:formula="of:=HEX2DEC([.C576])" office:value-type="float" office:value="5">
            <text:p>5</text:p>
          </table:table-cell>
          <table:table-cell table:formula="of:=[.P576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5</text:p>
          </table:table-cell>
          <table:table-cell/>
          <table:table-cell table:formula="of:=HEX2DEC([.A577])" office:value-type="float" office:value="180">
            <text:p>180</text:p>
          </table:table-cell>
          <table:table-cell table:formula="of:=256*HEX2DEC([.C577])+HEX2DEC([.B577])" office:value-type="float" office:value="1288">
            <text:p>1288</text:p>
          </table:table-cell>
          <table:table-cell/>
          <table:table-cell office:value-type="float" office:value="738">
            <text:p>738</text:p>
          </table:table-cell>
          <table:table-cell office:value-type="float" office:value="1223.3196">
            <text:p>1223,3196</text:p>
          </table:table-cell>
          <table:table-cell office:value-type="float" office:value="697">
            <text:p>697</text:p>
          </table:table-cell>
          <table:table-cell/>
          <table:table-cell table:formula="of:=IF([.J577]=[.E577];&quot;X&quot;;&quot;&quot;)">
            <text:p/>
          </table:table-cell>
          <table:table-cell table:formula="of:=[.I577]-[.I576]" office:value-type="float" office:value="1">
            <text:p>1</text:p>
          </table:table-cell>
          <table:table-cell table:formula="of:=[.F577]/[.M577]" office:value-type="float" office:value="1288">
            <text:p>1288</text:p>
          </table:table-cell>
          <table:table-cell table:formula="of:=([.F577]-[.P577])/100*5/3.6" office:value-type="float" office:value="17.8194444444444">
            <text:p>17,8194444444</text:p>
          </table:table-cell>
          <table:table-cell table:formula="of:=HEX2DEC([.C577])" office:value-type="float" office:value="5">
            <text:p>5</text:p>
          </table:table-cell>
          <table:table-cell table:formula="of:=[.P577]*5/(3.6*100)" office:value-type="float" office:value="0.0694444444444444">
            <text:p>0,0694444444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e8</text:p>
          </table:table-cell>
          <table:table-cell table:style-name="ce2" office:value-type="string">
            <text:p>04</text:p>
          </table:table-cell>
          <table:table-cell/>
          <table:table-cell table:formula="of:=HEX2DEC([.A578])" office:value-type="float" office:value="179">
            <text:p>179</text:p>
          </table:table-cell>
          <table:table-cell table:formula="of:=256*HEX2DEC([.C578])+HEX2DEC([.B578])" office:value-type="float" office:value="1256">
            <text:p>1256</text:p>
          </table:table-cell>
          <table:table-cell/>
          <table:table-cell office:value-type="float" office:value="739">
            <text:p>739</text:p>
          </table:table-cell>
          <table:table-cell office:value-type="float" office:value="1224.3196">
            <text:p>1224,3196</text:p>
          </table:table-cell>
          <table:table-cell office:value-type="float" office:value="698">
            <text:p>698</text:p>
          </table:table-cell>
          <table:table-cell/>
          <table:table-cell table:formula="of:=IF([.J578]=[.E578];&quot;X&quot;;&quot;&quot;)">
            <text:p/>
          </table:table-cell>
          <table:table-cell table:formula="of:=[.I578]-[.I577]" office:value-type="float" office:value="1">
            <text:p>1</text:p>
          </table:table-cell>
          <table:table-cell table:formula="of:=[.F578]/[.M578]" office:value-type="float" office:value="1256">
            <text:p>1256</text:p>
          </table:table-cell>
          <table:table-cell table:formula="of:=([.F578]-[.P578])/100*5/3.6" office:value-type="float" office:value="17.3888888888889">
            <text:p>17,3888888889</text:p>
          </table:table-cell>
          <table:table-cell table:formula="of:=HEX2DEC([.C578])" office:value-type="float" office:value="4">
            <text:p>4</text:p>
          </table:table-cell>
          <table:table-cell table:formula="of:=[.P57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d0</text:p>
          </table:table-cell>
          <table:table-cell table:style-name="ce2" office:value-type="string">
            <text:p>04</text:p>
          </table:table-cell>
          <table:table-cell/>
          <table:table-cell table:formula="of:=HEX2DEC([.A579])" office:value-type="float" office:value="179">
            <text:p>179</text:p>
          </table:table-cell>
          <table:table-cell table:formula="of:=256*HEX2DEC([.C579])+HEX2DEC([.B579])" office:value-type="float" office:value="1232">
            <text:p>1232</text:p>
          </table:table-cell>
          <table:table-cell/>
          <table:table-cell office:value-type="float" office:value="740">
            <text:p>740</text:p>
          </table:table-cell>
          <table:table-cell office:value-type="float" office:value="1225.3196">
            <text:p>1225,3196</text:p>
          </table:table-cell>
          <table:table-cell office:value-type="float" office:value="699">
            <text:p>699</text:p>
          </table:table-cell>
          <table:table-cell/>
          <table:table-cell table:formula="of:=IF([.J579]=[.E579];&quot;X&quot;;&quot;&quot;)">
            <text:p/>
          </table:table-cell>
          <table:table-cell table:formula="of:=[.I579]-[.I578]" office:value-type="float" office:value="1">
            <text:p>1</text:p>
          </table:table-cell>
          <table:table-cell table:formula="of:=[.F579]/[.M579]" office:value-type="float" office:value="1232">
            <text:p>1232</text:p>
          </table:table-cell>
          <table:table-cell table:formula="of:=([.F579]-[.P579])/100*5/3.6" office:value-type="float" office:value="17.0555555555556">
            <text:p>17,0555555556</text:p>
          </table:table-cell>
          <table:table-cell table:formula="of:=HEX2DEC([.C579])" office:value-type="float" office:value="4">
            <text:p>4</text:p>
          </table:table-cell>
          <table:table-cell table:formula="of:=[.P57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3</text:p>
          </table:table-cell>
          <table:table-cell table:style-name="Default" office:value-type="string">
            <text:p>c7</text:p>
          </table:table-cell>
          <table:table-cell table:style-name="ce2" office:value-type="string">
            <text:p>04</text:p>
          </table:table-cell>
          <table:table-cell/>
          <table:table-cell table:formula="of:=HEX2DEC([.A580])" office:value-type="float" office:value="179">
            <text:p>179</text:p>
          </table:table-cell>
          <table:table-cell table:formula="of:=256*HEX2DEC([.C580])+HEX2DEC([.B580])" office:value-type="float" office:value="1223">
            <text:p>1223</text:p>
          </table:table-cell>
          <table:table-cell/>
          <table:table-cell office:value-type="float" office:value="741">
            <text:p>741</text:p>
          </table:table-cell>
          <table:table-cell office:value-type="float" office:value="1226.3196">
            <text:p>1226,3196</text:p>
          </table:table-cell>
          <table:table-cell office:value-type="float" office:value="700">
            <text:p>700</text:p>
          </table:table-cell>
          <table:table-cell/>
          <table:table-cell table:formula="of:=IF([.J580]=[.E580];&quot;X&quot;;&quot;&quot;)">
            <text:p/>
          </table:table-cell>
          <table:table-cell table:formula="of:=[.I580]-[.I579]" office:value-type="float" office:value="1">
            <text:p>1</text:p>
          </table:table-cell>
          <table:table-cell table:formula="of:=[.F580]/[.M580]" office:value-type="float" office:value="1223">
            <text:p>1223</text:p>
          </table:table-cell>
          <table:table-cell table:formula="of:=([.F580]-[.P580])/100*5/3.6" office:value-type="float" office:value="16.9305555555556">
            <text:p>16,9305555556</text:p>
          </table:table-cell>
          <table:table-cell table:formula="of:=HEX2DEC([.C580])" office:value-type="float" office:value="4">
            <text:p>4</text:p>
          </table:table-cell>
          <table:table-cell table:formula="of:=[.P58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3</text:p>
          </table:table-cell>
          <table:table-cell table:style-name="Default" office:value-type="string">
            <text:p>bd</text:p>
          </table:table-cell>
          <table:table-cell table:style-name="ce2" office:value-type="string">
            <text:p>04</text:p>
          </table:table-cell>
          <table:table-cell/>
          <table:table-cell table:formula="of:=HEX2DEC([.A581])" office:value-type="float" office:value="179">
            <text:p>179</text:p>
          </table:table-cell>
          <table:table-cell table:formula="of:=256*HEX2DEC([.C581])+HEX2DEC([.B581])" office:value-type="float" office:value="1213">
            <text:p>1213</text:p>
          </table:table-cell>
          <table:table-cell/>
          <table:table-cell office:value-type="float" office:value="742">
            <text:p>742</text:p>
          </table:table-cell>
          <table:table-cell office:value-type="float" office:value="1227.3196">
            <text:p>1227,3196</text:p>
          </table:table-cell>
          <table:table-cell office:value-type="float" office:value="701">
            <text:p>701</text:p>
          </table:table-cell>
          <table:table-cell/>
          <table:table-cell table:formula="of:=IF([.J581]=[.E581];&quot;X&quot;;&quot;&quot;)">
            <text:p/>
          </table:table-cell>
          <table:table-cell table:formula="of:=[.I581]-[.I580]" office:value-type="float" office:value="1">
            <text:p>1</text:p>
          </table:table-cell>
          <table:table-cell table:formula="of:=[.F581]/[.M581]" office:value-type="float" office:value="1213">
            <text:p>1213</text:p>
          </table:table-cell>
          <table:table-cell table:formula="of:=([.F581]-[.P581])/100*5/3.6" office:value-type="float" office:value="16.7916666666667">
            <text:p>16,7916666667</text:p>
          </table:table-cell>
          <table:table-cell table:formula="of:=HEX2DEC([.C581])" office:value-type="float" office:value="4">
            <text:p>4</text:p>
          </table:table-cell>
          <table:table-cell table:formula="of:=[.P58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0</text:p>
          </table:table-cell>
          <table:table-cell table:style-name="Default" office:value-type="string">
            <text:p>bb</text:p>
          </table:table-cell>
          <table:table-cell table:style-name="ce2" office:value-type="string">
            <text:p>04</text:p>
          </table:table-cell>
          <table:table-cell/>
          <table:table-cell table:formula="of:=HEX2DEC([.A582])" office:value-type="float" office:value="176">
            <text:p>176</text:p>
          </table:table-cell>
          <table:table-cell table:formula="of:=256*HEX2DEC([.C582])+HEX2DEC([.B582])" office:value-type="float" office:value="1211">
            <text:p>1211</text:p>
          </table:table-cell>
          <table:table-cell/>
          <table:table-cell office:value-type="float" office:value="743">
            <text:p>743</text:p>
          </table:table-cell>
          <table:table-cell office:value-type="float" office:value="1228.3196">
            <text:p>1228,3196</text:p>
          </table:table-cell>
          <table:table-cell office:value-type="float" office:value="702">
            <text:p>702</text:p>
          </table:table-cell>
          <table:table-cell/>
          <table:table-cell table:formula="of:=IF([.J582]=[.E582];&quot;X&quot;;&quot;&quot;)">
            <text:p/>
          </table:table-cell>
          <table:table-cell table:formula="of:=[.I582]-[.I581]" office:value-type="float" office:value="1">
            <text:p>1</text:p>
          </table:table-cell>
          <table:table-cell table:formula="of:=[.F582]/[.M582]" office:value-type="float" office:value="1211">
            <text:p>1211</text:p>
          </table:table-cell>
          <table:table-cell table:formula="of:=([.F582]-[.P582])/100*5/3.6" office:value-type="float" office:value="16.7638888888889">
            <text:p>16,7638888889</text:p>
          </table:table-cell>
          <table:table-cell table:formula="of:=HEX2DEC([.C582])" office:value-type="float" office:value="4">
            <text:p>4</text:p>
          </table:table-cell>
          <table:table-cell table:formula="of:=[.P58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b0</text:p>
          </table:table-cell>
          <table:table-cell table:style-name="ce2" office:value-type="string">
            <text:p>04</text:p>
          </table:table-cell>
          <table:table-cell/>
          <table:table-cell table:formula="of:=HEX2DEC([.A583])" office:value-type="float" office:value="175">
            <text:p>175</text:p>
          </table:table-cell>
          <table:table-cell table:formula="of:=256*HEX2DEC([.C583])+HEX2DEC([.B583])" office:value-type="float" office:value="1200">
            <text:p>1200</text:p>
          </table:table-cell>
          <table:table-cell/>
          <table:table-cell office:value-type="float" office:value="744">
            <text:p>744</text:p>
          </table:table-cell>
          <table:table-cell office:value-type="float" office:value="1229.3196">
            <text:p>1229,3196</text:p>
          </table:table-cell>
          <table:table-cell office:value-type="float" office:value="703">
            <text:p>703</text:p>
          </table:table-cell>
          <table:table-cell/>
          <table:table-cell table:formula="of:=IF([.J583]=[.E583];&quot;X&quot;;&quot;&quot;)">
            <text:p/>
          </table:table-cell>
          <table:table-cell table:formula="of:=[.I583]-[.I582]" office:value-type="float" office:value="1">
            <text:p>1</text:p>
          </table:table-cell>
          <table:table-cell table:formula="of:=[.F583]/[.M583]" office:value-type="float" office:value="1200">
            <text:p>1200</text:p>
          </table:table-cell>
          <table:table-cell table:formula="of:=([.F583]-[.P583])/100*5/3.6" office:value-type="float" office:value="16.6111111111111">
            <text:p>16,6111111111</text:p>
          </table:table-cell>
          <table:table-cell table:formula="of:=HEX2DEC([.C583])" office:value-type="float" office:value="4">
            <text:p>4</text:p>
          </table:table-cell>
          <table:table-cell table:formula="of:=[.P58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b1</text:p>
          </table:table-cell>
          <table:table-cell table:style-name="ce2" office:value-type="string">
            <text:p>04</text:p>
          </table:table-cell>
          <table:table-cell/>
          <table:table-cell table:formula="of:=HEX2DEC([.A584])" office:value-type="float" office:value="175">
            <text:p>175</text:p>
          </table:table-cell>
          <table:table-cell table:formula="of:=256*HEX2DEC([.C584])+HEX2DEC([.B584])" office:value-type="float" office:value="1201">
            <text:p>1201</text:p>
          </table:table-cell>
          <table:table-cell/>
          <table:table-cell office:value-type="float" office:value="745">
            <text:p>745</text:p>
          </table:table-cell>
          <table:table-cell office:value-type="float" office:value="1230.3196">
            <text:p>1230,3196</text:p>
          </table:table-cell>
          <table:table-cell office:value-type="float" office:value="704">
            <text:p>704</text:p>
          </table:table-cell>
          <table:table-cell/>
          <table:table-cell table:formula="of:=IF([.J584]=[.E584];&quot;X&quot;;&quot;&quot;)">
            <text:p/>
          </table:table-cell>
          <table:table-cell table:formula="of:=[.I584]-[.I583]" office:value-type="float" office:value="1">
            <text:p>1</text:p>
          </table:table-cell>
          <table:table-cell table:formula="of:=[.F584]/[.M584]" office:value-type="float" office:value="1201">
            <text:p>1201</text:p>
          </table:table-cell>
          <table:table-cell table:formula="of:=([.F584]-[.P584])/100*5/3.6" office:value-type="float" office:value="16.625">
            <text:p>16,625</text:p>
          </table:table-cell>
          <table:table-cell table:formula="of:=HEX2DEC([.C584])" office:value-type="float" office:value="4">
            <text:p>4</text:p>
          </table:table-cell>
          <table:table-cell table:formula="of:=[.P58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b5</text:p>
          </table:table-cell>
          <table:table-cell table:style-name="ce2" office:value-type="string">
            <text:p>04</text:p>
          </table:table-cell>
          <table:table-cell/>
          <table:table-cell table:formula="of:=HEX2DEC([.A585])" office:value-type="float" office:value="175">
            <text:p>175</text:p>
          </table:table-cell>
          <table:table-cell table:formula="of:=256*HEX2DEC([.C585])+HEX2DEC([.B585])" office:value-type="float" office:value="1205">
            <text:p>1205</text:p>
          </table:table-cell>
          <table:table-cell/>
          <table:table-cell office:value-type="float" office:value="746">
            <text:p>746</text:p>
          </table:table-cell>
          <table:table-cell office:value-type="float" office:value="1231.3196">
            <text:p>1231,3196</text:p>
          </table:table-cell>
          <table:table-cell office:value-type="float" office:value="705">
            <text:p>705</text:p>
          </table:table-cell>
          <table:table-cell/>
          <table:table-cell table:formula="of:=IF([.J585]=[.E585];&quot;X&quot;;&quot;&quot;)">
            <text:p/>
          </table:table-cell>
          <table:table-cell table:formula="of:=[.I585]-[.I584]" office:value-type="float" office:value="1">
            <text:p>1</text:p>
          </table:table-cell>
          <table:table-cell table:formula="of:=[.F585]/[.M585]" office:value-type="float" office:value="1205">
            <text:p>1205</text:p>
          </table:table-cell>
          <table:table-cell table:formula="of:=([.F585]-[.P585])/100*5/3.6" office:value-type="float" office:value="16.6805555555556">
            <text:p>16,6805555556</text:p>
          </table:table-cell>
          <table:table-cell table:formula="of:=HEX2DEC([.C585])" office:value-type="float" office:value="4">
            <text:p>4</text:p>
          </table:table-cell>
          <table:table-cell table:formula="of:=[.P58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b7</text:p>
          </table:table-cell>
          <table:table-cell table:style-name="ce2" office:value-type="string">
            <text:p>04</text:p>
          </table:table-cell>
          <table:table-cell/>
          <table:table-cell table:formula="of:=HEX2DEC([.A586])" office:value-type="float" office:value="176">
            <text:p>176</text:p>
          </table:table-cell>
          <table:table-cell table:formula="of:=256*HEX2DEC([.C586])+HEX2DEC([.B586])" office:value-type="float" office:value="1207">
            <text:p>1207</text:p>
          </table:table-cell>
          <table:table-cell/>
          <table:table-cell office:value-type="float" office:value="747">
            <text:p>747</text:p>
          </table:table-cell>
          <table:table-cell office:value-type="float" office:value="1232.3196">
            <text:p>1232,3196</text:p>
          </table:table-cell>
          <table:table-cell office:value-type="float" office:value="706">
            <text:p>706</text:p>
          </table:table-cell>
          <table:table-cell/>
          <table:table-cell table:formula="of:=IF([.J586]=[.E586];&quot;X&quot;;&quot;&quot;)">
            <text:p/>
          </table:table-cell>
          <table:table-cell table:formula="of:=[.I586]-[.I585]" office:value-type="float" office:value="1">
            <text:p>1</text:p>
          </table:table-cell>
          <table:table-cell table:formula="of:=[.F586]/[.M586]" office:value-type="float" office:value="1207">
            <text:p>1207</text:p>
          </table:table-cell>
          <table:table-cell table:formula="of:=([.F586]-[.P586])/100*5/3.6" office:value-type="float" office:value="16.7083333333333">
            <text:p>16,7083333333</text:p>
          </table:table-cell>
          <table:table-cell table:formula="of:=HEX2DEC([.C586])" office:value-type="float" office:value="4">
            <text:p>4</text:p>
          </table:table-cell>
          <table:table-cell table:formula="of:=[.P58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587])" office:value-type="float" office:value="177">
            <text:p>177</text:p>
          </table:table-cell>
          <table:table-cell table:formula="of:=256*HEX2DEC([.C587])+HEX2DEC([.B587])" office:value-type="float" office:value="1222">
            <text:p>1222</text:p>
          </table:table-cell>
          <table:table-cell/>
          <table:table-cell office:value-type="float" office:value="748">
            <text:p>748</text:p>
          </table:table-cell>
          <table:table-cell office:value-type="float" office:value="1233.3196">
            <text:p>1233,3196</text:p>
          </table:table-cell>
          <table:table-cell office:value-type="float" office:value="707">
            <text:p>707</text:p>
          </table:table-cell>
          <table:table-cell/>
          <table:table-cell table:formula="of:=IF([.J587]=[.E587];&quot;X&quot;;&quot;&quot;)">
            <text:p/>
          </table:table-cell>
          <table:table-cell table:formula="of:=[.I587]-[.I586]" office:value-type="float" office:value="1">
            <text:p>1</text:p>
          </table:table-cell>
          <table:table-cell table:formula="of:=[.F587]/[.M587]" office:value-type="float" office:value="1222">
            <text:p>1222</text:p>
          </table:table-cell>
          <table:table-cell table:formula="of:=([.F587]-[.P587])/100*5/3.6" office:value-type="float" office:value="16.9166666666667">
            <text:p>16,9166666667</text:p>
          </table:table-cell>
          <table:table-cell table:formula="of:=HEX2DEC([.C587])" office:value-type="float" office:value="4">
            <text:p>4</text:p>
          </table:table-cell>
          <table:table-cell table:formula="of:=[.P58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c2</text:p>
          </table:table-cell>
          <table:table-cell table:style-name="ce2" office:value-type="string">
            <text:p>04</text:p>
          </table:table-cell>
          <table:table-cell/>
          <table:table-cell table:formula="of:=HEX2DEC([.A588])" office:value-type="float" office:value="177">
            <text:p>177</text:p>
          </table:table-cell>
          <table:table-cell table:formula="of:=256*HEX2DEC([.C588])+HEX2DEC([.B588])" office:value-type="float" office:value="1218">
            <text:p>1218</text:p>
          </table:table-cell>
          <table:table-cell/>
          <table:table-cell office:value-type="float" office:value="749">
            <text:p>749</text:p>
          </table:table-cell>
          <table:table-cell office:value-type="float" office:value="1234.3196">
            <text:p>1234,3196</text:p>
          </table:table-cell>
          <table:table-cell office:value-type="float" office:value="708">
            <text:p>708</text:p>
          </table:table-cell>
          <table:table-cell/>
          <table:table-cell table:formula="of:=IF([.J588]=[.E588];&quot;X&quot;;&quot;&quot;)">
            <text:p/>
          </table:table-cell>
          <table:table-cell table:formula="of:=[.I588]-[.I587]" office:value-type="float" office:value="1">
            <text:p>1</text:p>
          </table:table-cell>
          <table:table-cell table:formula="of:=[.F588]/[.M588]" office:value-type="float" office:value="1218">
            <text:p>1218</text:p>
          </table:table-cell>
          <table:table-cell table:formula="of:=([.F588]-[.P588])/100*5/3.6" office:value-type="float" office:value="16.8611111111111">
            <text:p>16,8611111111</text:p>
          </table:table-cell>
          <table:table-cell table:formula="of:=HEX2DEC([.C588])" office:value-type="float" office:value="4">
            <text:p>4</text:p>
          </table:table-cell>
          <table:table-cell table:formula="of:=[.P58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b1</text:p>
          </table:table-cell>
          <table:table-cell table:style-name="Default" office:value-type="string">
            <text:p>af</text:p>
          </table:table-cell>
          <table:table-cell table:style-name="ce2" office:value-type="string">
            <text:p>04</text:p>
          </table:table-cell>
          <table:table-cell/>
          <table:table-cell table:formula="of:=HEX2DEC([.A589])" office:value-type="float" office:value="177">
            <text:p>177</text:p>
          </table:table-cell>
          <table:table-cell table:formula="of:=256*HEX2DEC([.C589])+HEX2DEC([.B589])" office:value-type="float" office:value="1199">
            <text:p>1199</text:p>
          </table:table-cell>
          <table:table-cell/>
          <table:table-cell office:value-type="float" office:value="750">
            <text:p>750</text:p>
          </table:table-cell>
          <table:table-cell office:value-type="float" office:value="1235.3196">
            <text:p>1235,3196</text:p>
          </table:table-cell>
          <table:table-cell office:value-type="float" office:value="709">
            <text:p>709</text:p>
          </table:table-cell>
          <table:table-cell/>
          <table:table-cell table:formula="of:=IF([.J589]=[.E589];&quot;X&quot;;&quot;&quot;)">
            <text:p/>
          </table:table-cell>
          <table:table-cell table:formula="of:=[.I589]-[.I588]" office:value-type="float" office:value="1">
            <text:p>1</text:p>
          </table:table-cell>
          <table:table-cell table:formula="of:=[.F589]/[.M589]" office:value-type="float" office:value="1199">
            <text:p>1199</text:p>
          </table:table-cell>
          <table:table-cell table:formula="of:=([.F589]-[.P589])/100*5/3.6" office:value-type="float" office:value="16.5972222222222">
            <text:p>16,5972222222</text:p>
          </table:table-cell>
          <table:table-cell table:formula="of:=HEX2DEC([.C589])" office:value-type="float" office:value="4">
            <text:p>4</text:p>
          </table:table-cell>
          <table:table-cell table:formula="of:=[.P58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a3</text:p>
          </table:table-cell>
          <table:table-cell table:style-name="ce2" office:value-type="string">
            <text:p>04</text:p>
          </table:table-cell>
          <table:table-cell/>
          <table:table-cell table:formula="of:=HEX2DEC([.A590])" office:value-type="float" office:value="177">
            <text:p>177</text:p>
          </table:table-cell>
          <table:table-cell table:formula="of:=256*HEX2DEC([.C590])+HEX2DEC([.B590])" office:value-type="float" office:value="1187">
            <text:p>1187</text:p>
          </table:table-cell>
          <table:table-cell/>
          <table:table-cell office:value-type="float" office:value="751">
            <text:p>751</text:p>
          </table:table-cell>
          <table:table-cell office:value-type="float" office:value="1236.3196">
            <text:p>1236,3196</text:p>
          </table:table-cell>
          <table:table-cell office:value-type="float" office:value="710">
            <text:p>710</text:p>
          </table:table-cell>
          <table:table-cell/>
          <table:table-cell table:formula="of:=IF([.J590]=[.E590];&quot;X&quot;;&quot;&quot;)">
            <text:p/>
          </table:table-cell>
          <table:table-cell table:formula="of:=[.I590]-[.I589]" office:value-type="float" office:value="1">
            <text:p>1</text:p>
          </table:table-cell>
          <table:table-cell table:formula="of:=[.F590]/[.M590]" office:value-type="float" office:value="1187">
            <text:p>1187</text:p>
          </table:table-cell>
          <table:table-cell table:formula="of:=([.F590]-[.P590])/100*5/3.6" office:value-type="float" office:value="16.4305555555556">
            <text:p>16,4305555556</text:p>
          </table:table-cell>
          <table:table-cell table:formula="of:=HEX2DEC([.C590])" office:value-type="float" office:value="4">
            <text:p>4</text:p>
          </table:table-cell>
          <table:table-cell table:formula="of:=[.P59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04</text:p>
          </table:table-cell>
          <table:table-cell/>
          <table:table-cell table:formula="of:=HEX2DEC([.A591])" office:value-type="float" office:value="177">
            <text:p>177</text:p>
          </table:table-cell>
          <table:table-cell table:formula="of:=256*HEX2DEC([.C591])+HEX2DEC([.B591])" office:value-type="float" office:value="1173">
            <text:p>1173</text:p>
          </table:table-cell>
          <table:table-cell/>
          <table:table-cell office:value-type="float" office:value="752">
            <text:p>752</text:p>
          </table:table-cell>
          <table:table-cell office:value-type="float" office:value="1237.3196">
            <text:p>1237,3196</text:p>
          </table:table-cell>
          <table:table-cell office:value-type="float" office:value="711">
            <text:p>711</text:p>
          </table:table-cell>
          <table:table-cell/>
          <table:table-cell table:formula="of:=IF([.J591]=[.E591];&quot;X&quot;;&quot;&quot;)">
            <text:p/>
          </table:table-cell>
          <table:table-cell table:formula="of:=[.I591]-[.I590]" office:value-type="float" office:value="1">
            <text:p>1</text:p>
          </table:table-cell>
          <table:table-cell table:formula="of:=[.F591]/[.M591]" office:value-type="float" office:value="1173">
            <text:p>1173</text:p>
          </table:table-cell>
          <table:table-cell table:formula="of:=([.F591]-[.P591])/100*5/3.6" office:value-type="float" office:value="16.2361111111111">
            <text:p>16,2361111111</text:p>
          </table:table-cell>
          <table:table-cell table:formula="of:=HEX2DEC([.C591])" office:value-type="float" office:value="4">
            <text:p>4</text:p>
          </table:table-cell>
          <table:table-cell table:formula="of:=[.P59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8d</text:p>
          </table:table-cell>
          <table:table-cell table:style-name="ce2" office:value-type="string">
            <text:p>04</text:p>
          </table:table-cell>
          <table:table-cell/>
          <table:table-cell table:formula="of:=HEX2DEC([.A592])" office:value-type="float" office:value="177">
            <text:p>177</text:p>
          </table:table-cell>
          <table:table-cell table:formula="of:=256*HEX2DEC([.C592])+HEX2DEC([.B592])" office:value-type="float" office:value="1165">
            <text:p>1165</text:p>
          </table:table-cell>
          <table:table-cell/>
          <table:table-cell office:value-type="float" office:value="753">
            <text:p>753</text:p>
          </table:table-cell>
          <table:table-cell office:value-type="float" office:value="1238.3196">
            <text:p>1238,3196</text:p>
          </table:table-cell>
          <table:table-cell office:value-type="float" office:value="712">
            <text:p>712</text:p>
          </table:table-cell>
          <table:table-cell/>
          <table:table-cell table:formula="of:=IF([.J592]=[.E592];&quot;X&quot;;&quot;&quot;)">
            <text:p/>
          </table:table-cell>
          <table:table-cell table:formula="of:=[.I592]-[.I591]" office:value-type="float" office:value="1">
            <text:p>1</text:p>
          </table:table-cell>
          <table:table-cell table:formula="of:=[.F592]/[.M592]" office:value-type="float" office:value="1165">
            <text:p>1165</text:p>
          </table:table-cell>
          <table:table-cell table:formula="of:=([.F592]-[.P592])/100*5/3.6" office:value-type="float" office:value="16.125">
            <text:p>16,125</text:p>
          </table:table-cell>
          <table:table-cell table:formula="of:=HEX2DEC([.C592])" office:value-type="float" office:value="4">
            <text:p>4</text:p>
          </table:table-cell>
          <table:table-cell table:formula="of:=[.P59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1</text:p>
          </table:table-cell>
          <table:table-cell table:style-name="Default" office:value-type="string">
            <text:p>7e</text:p>
          </table:table-cell>
          <table:table-cell table:style-name="ce2" office:value-type="string">
            <text:p>04</text:p>
          </table:table-cell>
          <table:table-cell/>
          <table:table-cell table:formula="of:=HEX2DEC([.A593])" office:value-type="float" office:value="177">
            <text:p>177</text:p>
          </table:table-cell>
          <table:table-cell table:formula="of:=256*HEX2DEC([.C593])+HEX2DEC([.B593])" office:value-type="float" office:value="1150">
            <text:p>1150</text:p>
          </table:table-cell>
          <table:table-cell/>
          <table:table-cell office:value-type="float" office:value="754">
            <text:p>754</text:p>
          </table:table-cell>
          <table:table-cell office:value-type="float" office:value="1239.3196">
            <text:p>1239,3196</text:p>
          </table:table-cell>
          <table:table-cell office:value-type="float" office:value="713">
            <text:p>713</text:p>
          </table:table-cell>
          <table:table-cell/>
          <table:table-cell table:formula="of:=IF([.J593]=[.E593];&quot;X&quot;;&quot;&quot;)">
            <text:p/>
          </table:table-cell>
          <table:table-cell table:formula="of:=[.I593]-[.I592]" office:value-type="float" office:value="1">
            <text:p>1</text:p>
          </table:table-cell>
          <table:table-cell table:formula="of:=[.F593]/[.M593]" office:value-type="float" office:value="1150">
            <text:p>1150</text:p>
          </table:table-cell>
          <table:table-cell table:formula="of:=([.F593]-[.P593])/100*5/3.6" office:value-type="float" office:value="15.9166666666667">
            <text:p>15,9166666667</text:p>
          </table:table-cell>
          <table:table-cell table:formula="of:=HEX2DEC([.C593])" office:value-type="float" office:value="4">
            <text:p>4</text:p>
          </table:table-cell>
          <table:table-cell table:formula="of:=[.P59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0</text:p>
          </table:table-cell>
          <table:table-cell table:style-name="Default" office:value-type="string">
            <text:p>7a</text:p>
          </table:table-cell>
          <table:table-cell table:style-name="ce2" office:value-type="string">
            <text:p>04</text:p>
          </table:table-cell>
          <table:table-cell/>
          <table:table-cell table:formula="of:=HEX2DEC([.A594])" office:value-type="float" office:value="176">
            <text:p>176</text:p>
          </table:table-cell>
          <table:table-cell table:formula="of:=256*HEX2DEC([.C594])+HEX2DEC([.B594])" office:value-type="float" office:value="1146">
            <text:p>1146</text:p>
          </table:table-cell>
          <table:table-cell/>
          <table:table-cell office:value-type="float" office:value="755">
            <text:p>755</text:p>
          </table:table-cell>
          <table:table-cell office:value-type="float" office:value="1240.3196">
            <text:p>1240,3196</text:p>
          </table:table-cell>
          <table:table-cell office:value-type="float" office:value="714">
            <text:p>714</text:p>
          </table:table-cell>
          <table:table-cell/>
          <table:table-cell table:formula="of:=IF([.J594]=[.E594];&quot;X&quot;;&quot;&quot;)">
            <text:p/>
          </table:table-cell>
          <table:table-cell table:formula="of:=[.I594]-[.I593]" office:value-type="float" office:value="1">
            <text:p>1</text:p>
          </table:table-cell>
          <table:table-cell table:formula="of:=[.F594]/[.M594]" office:value-type="float" office:value="1146">
            <text:p>1146</text:p>
          </table:table-cell>
          <table:table-cell table:formula="of:=([.F594]-[.P594])/100*5/3.6" office:value-type="float" office:value="15.8611111111111">
            <text:p>15,8611111111</text:p>
          </table:table-cell>
          <table:table-cell table:formula="of:=HEX2DEC([.C594])" office:value-type="float" office:value="4">
            <text:p>4</text:p>
          </table:table-cell>
          <table:table-cell table:formula="of:=[.P59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78</text:p>
          </table:table-cell>
          <table:table-cell table:style-name="ce2" office:value-type="string">
            <text:p>04</text:p>
          </table:table-cell>
          <table:table-cell/>
          <table:table-cell table:formula="of:=HEX2DEC([.A595])" office:value-type="float" office:value="175">
            <text:p>175</text:p>
          </table:table-cell>
          <table:table-cell table:formula="of:=256*HEX2DEC([.C595])+HEX2DEC([.B595])" office:value-type="float" office:value="1144">
            <text:p>1144</text:p>
          </table:table-cell>
          <table:table-cell/>
          <table:table-cell office:value-type="float" office:value="756">
            <text:p>756</text:p>
          </table:table-cell>
          <table:table-cell office:value-type="float" office:value="1241.3196">
            <text:p>1241,3196</text:p>
          </table:table-cell>
          <table:table-cell office:value-type="float" office:value="715">
            <text:p>715</text:p>
          </table:table-cell>
          <table:table-cell/>
          <table:table-cell table:formula="of:=IF([.J595]=[.E595];&quot;X&quot;;&quot;&quot;)">
            <text:p/>
          </table:table-cell>
          <table:table-cell table:formula="of:=[.I595]-[.I594]" office:value-type="float" office:value="1">
            <text:p>1</text:p>
          </table:table-cell>
          <table:table-cell table:formula="of:=[.F595]/[.M595]" office:value-type="float" office:value="1144">
            <text:p>1144</text:p>
          </table:table-cell>
          <table:table-cell table:formula="of:=([.F595]-[.P595])/100*5/3.6" office:value-type="float" office:value="15.8333333333333">
            <text:p>15,8333333333</text:p>
          </table:table-cell>
          <table:table-cell table:formula="of:=HEX2DEC([.C595])" office:value-type="float" office:value="4">
            <text:p>4</text:p>
          </table:table-cell>
          <table:table-cell table:formula="of:=[.P59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7b</text:p>
          </table:table-cell>
          <table:table-cell table:style-name="ce2" office:value-type="string">
            <text:p>04</text:p>
          </table:table-cell>
          <table:table-cell/>
          <table:table-cell table:formula="of:=HEX2DEC([.A596])" office:value-type="float" office:value="175">
            <text:p>175</text:p>
          </table:table-cell>
          <table:table-cell table:formula="of:=256*HEX2DEC([.C596])+HEX2DEC([.B596])" office:value-type="float" office:value="1147">
            <text:p>1147</text:p>
          </table:table-cell>
          <table:table-cell/>
          <table:table-cell office:value-type="float" office:value="757">
            <text:p>757</text:p>
          </table:table-cell>
          <table:table-cell office:value-type="float" office:value="1242.3196">
            <text:p>1242,3196</text:p>
          </table:table-cell>
          <table:table-cell office:value-type="float" office:value="716">
            <text:p>716</text:p>
          </table:table-cell>
          <table:table-cell/>
          <table:table-cell table:formula="of:=IF([.J596]=[.E596];&quot;X&quot;;&quot;&quot;)">
            <text:p/>
          </table:table-cell>
          <table:table-cell table:formula="of:=[.I596]-[.I595]" office:value-type="float" office:value="1">
            <text:p>1</text:p>
          </table:table-cell>
          <table:table-cell table:formula="of:=[.F596]/[.M596]" office:value-type="float" office:value="1147">
            <text:p>1147</text:p>
          </table:table-cell>
          <table:table-cell table:formula="of:=([.F596]-[.P596])/100*5/3.6" office:value-type="float" office:value="15.875">
            <text:p>15,875</text:p>
          </table:table-cell>
          <table:table-cell table:formula="of:=HEX2DEC([.C596])" office:value-type="float" office:value="4">
            <text:p>4</text:p>
          </table:table-cell>
          <table:table-cell table:formula="of:=[.P59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04</text:p>
          </table:table-cell>
          <table:table-cell/>
          <table:table-cell table:formula="of:=HEX2DEC([.A597])" office:value-type="float" office:value="175">
            <text:p>175</text:p>
          </table:table-cell>
          <table:table-cell table:formula="of:=256*HEX2DEC([.C597])+HEX2DEC([.B597])" office:value-type="float" office:value="1152">
            <text:p>1152</text:p>
          </table:table-cell>
          <table:table-cell/>
          <table:table-cell office:value-type="float" office:value="758">
            <text:p>758</text:p>
          </table:table-cell>
          <table:table-cell office:value-type="float" office:value="1243.3196">
            <text:p>1243,3196</text:p>
          </table:table-cell>
          <table:table-cell office:value-type="float" office:value="717">
            <text:p>717</text:p>
          </table:table-cell>
          <table:table-cell/>
          <table:table-cell table:formula="of:=IF([.J597]=[.E597];&quot;X&quot;;&quot;&quot;)">
            <text:p/>
          </table:table-cell>
          <table:table-cell table:formula="of:=[.I597]-[.I596]" office:value-type="float" office:value="1">
            <text:p>1</text:p>
          </table:table-cell>
          <table:table-cell table:formula="of:=[.F597]/[.M597]" office:value-type="float" office:value="1152">
            <text:p>1152</text:p>
          </table:table-cell>
          <table:table-cell table:formula="of:=([.F597]-[.P597])/100*5/3.6" office:value-type="float" office:value="15.9444444444444">
            <text:p>15,9444444444</text:p>
          </table:table-cell>
          <table:table-cell table:formula="of:=HEX2DEC([.C597])" office:value-type="float" office:value="4">
            <text:p>4</text:p>
          </table:table-cell>
          <table:table-cell table:formula="of:=[.P59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7c</text:p>
          </table:table-cell>
          <table:table-cell table:style-name="ce2" office:value-type="string">
            <text:p>04</text:p>
          </table:table-cell>
          <table:table-cell/>
          <table:table-cell table:formula="of:=HEX2DEC([.A598])" office:value-type="float" office:value="175">
            <text:p>175</text:p>
          </table:table-cell>
          <table:table-cell table:formula="of:=256*HEX2DEC([.C598])+HEX2DEC([.B598])" office:value-type="float" office:value="1148">
            <text:p>1148</text:p>
          </table:table-cell>
          <table:table-cell/>
          <table:table-cell office:value-type="float" office:value="759">
            <text:p>759</text:p>
          </table:table-cell>
          <table:table-cell office:value-type="float" office:value="1244.3196">
            <text:p>1244,3196</text:p>
          </table:table-cell>
          <table:table-cell office:value-type="float" office:value="718">
            <text:p>718</text:p>
          </table:table-cell>
          <table:table-cell/>
          <table:table-cell table:formula="of:=IF([.J598]=[.E598];&quot;X&quot;;&quot;&quot;)">
            <text:p/>
          </table:table-cell>
          <table:table-cell table:formula="of:=[.I598]-[.I597]" office:value-type="float" office:value="1">
            <text:p>1</text:p>
          </table:table-cell>
          <table:table-cell table:formula="of:=[.F598]/[.M598]" office:value-type="float" office:value="1148">
            <text:p>1148</text:p>
          </table:table-cell>
          <table:table-cell table:formula="of:=([.F598]-[.P598])/100*5/3.6" office:value-type="float" office:value="15.8888888888889">
            <text:p>15,8888888889</text:p>
          </table:table-cell>
          <table:table-cell table:formula="of:=HEX2DEC([.C598])" office:value-type="float" office:value="4">
            <text:p>4</text:p>
          </table:table-cell>
          <table:table-cell table:formula="of:=[.P59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f</text:p>
          </table:table-cell>
          <table:table-cell table:style-name="Default" office:value-type="string">
            <text:p>7f</text:p>
          </table:table-cell>
          <table:table-cell table:style-name="ce2" office:value-type="string">
            <text:p>04</text:p>
          </table:table-cell>
          <table:table-cell/>
          <table:table-cell table:formula="of:=HEX2DEC([.A599])" office:value-type="float" office:value="175">
            <text:p>175</text:p>
          </table:table-cell>
          <table:table-cell table:formula="of:=256*HEX2DEC([.C599])+HEX2DEC([.B599])" office:value-type="float" office:value="1151">
            <text:p>1151</text:p>
          </table:table-cell>
          <table:table-cell/>
          <table:table-cell office:value-type="float" office:value="760">
            <text:p>760</text:p>
          </table:table-cell>
          <table:table-cell office:value-type="float" office:value="1245.3196">
            <text:p>1245,3196</text:p>
          </table:table-cell>
          <table:table-cell office:value-type="float" office:value="719">
            <text:p>719</text:p>
          </table:table-cell>
          <table:table-cell/>
          <table:table-cell table:formula="of:=IF([.J599]=[.E599];&quot;X&quot;;&quot;&quot;)">
            <text:p/>
          </table:table-cell>
          <table:table-cell table:formula="of:=[.I599]-[.I598]" office:value-type="float" office:value="1">
            <text:p>1</text:p>
          </table:table-cell>
          <table:table-cell table:formula="of:=[.F599]/[.M599]" office:value-type="float" office:value="1151">
            <text:p>1151</text:p>
          </table:table-cell>
          <table:table-cell table:formula="of:=([.F599]-[.P599])/100*5/3.6" office:value-type="float" office:value="15.9305555555556">
            <text:p>15,9305555556</text:p>
          </table:table-cell>
          <table:table-cell table:formula="of:=HEX2DEC([.C599])" office:value-type="float" office:value="4">
            <text:p>4</text:p>
          </table:table-cell>
          <table:table-cell table:formula="of:=[.P59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b4</text:p>
          </table:table-cell>
          <table:table-cell table:style-name="Default" office:value-type="string">
            <text:p>7b</text:p>
          </table:table-cell>
          <table:table-cell table:style-name="Default" office:value-type="string">
            <text:p>f4</text:p>
          </table:table-cell>
          <table:table-cell/>
          <table:table-cell table:formula="of:=HEX2DEC([.A600])" office:value-type="float" office:value="180">
            <text:p>180</text:p>
          </table:table-cell>
          <table:table-cell table:formula="of:=256*HEX2DEC([.C600])+HEX2DEC([.B600])" office:value-type="float" office:value="62587">
            <text:p>62587</text:p>
          </table:table-cell>
          <table:table-cell/>
          <table:table-cell office:value-type="float" office:value="761">
            <text:p>761</text:p>
          </table:table-cell>
          <table:table-cell office:value-type="float" office:value="1246.3196">
            <text:p>1246,3196</text:p>
          </table:table-cell>
          <table:table-cell office:value-type="float" office:value="720">
            <text:p>720</text:p>
          </table:table-cell>
          <table:table-cell/>
          <table:table-cell table:formula="of:=IF([.J600]=[.E600];&quot;X&quot;;&quot;&quot;)">
            <text:p/>
          </table:table-cell>
          <table:table-cell table:formula="of:=[.I600]-[.I599]" office:value-type="float" office:value="1">
            <text:p>1</text:p>
          </table:table-cell>
          <table:table-cell table:formula="of:=[.F600]/[.M600]" office:value-type="float" office:value="62587">
            <text:p>62587</text:p>
          </table:table-cell>
          <table:table-cell table:formula="of:=([.F600]-[.P600])/100*5/3.6" office:value-type="float" office:value="865.875">
            <text:p>865,875</text:p>
          </table:table-cell>
          <table:table-cell table:formula="of:=HEX2DEC([.C600])" office:value-type="float" office:value="244">
            <text:p>244</text:p>
          </table:table-cell>
          <table:table-cell table:formula="of:=[.P600]*5/(3.6*100)" office:value-type="float" office:value="3.38888888888889">
            <text:p>3,3888888889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ac</text:p>
          </table:table-cell>
          <table:table-cell table:style-name="ce2" office:value-type="string">
            <text:p>04</text:p>
          </table:table-cell>
          <table:table-cell/>
          <table:table-cell table:formula="of:=HEX2DEC([.A601])" office:value-type="float" office:value="174">
            <text:p>174</text:p>
          </table:table-cell>
          <table:table-cell table:formula="of:=256*HEX2DEC([.C601])+HEX2DEC([.B601])" office:value-type="float" office:value="1196">
            <text:p>1196</text:p>
          </table:table-cell>
          <table:table-cell/>
          <table:table-cell office:value-type="float" office:value="762">
            <text:p>762</text:p>
          </table:table-cell>
          <table:table-cell office:value-type="float" office:value="1247.3196">
            <text:p>1247,3196</text:p>
          </table:table-cell>
          <table:table-cell office:value-type="float" office:value="721">
            <text:p>721</text:p>
          </table:table-cell>
          <table:table-cell/>
          <table:table-cell table:formula="of:=IF([.J601]=[.E601];&quot;X&quot;;&quot;&quot;)">
            <text:p/>
          </table:table-cell>
          <table:table-cell table:formula="of:=[.I601]-[.I600]" office:value-type="float" office:value="1">
            <text:p>1</text:p>
          </table:table-cell>
          <table:table-cell table:formula="of:=[.F601]/[.M601]" office:value-type="float" office:value="1196">
            <text:p>1196</text:p>
          </table:table-cell>
          <table:table-cell table:formula="of:=([.F601]-[.P601])/100*5/3.6" office:value-type="float" office:value="16.5555555555556">
            <text:p>16,5555555556</text:p>
          </table:table-cell>
          <table:table-cell table:formula="of:=HEX2DEC([.C601])" office:value-type="float" office:value="4">
            <text:p>4</text:p>
          </table:table-cell>
          <table:table-cell table:formula="of:=[.P60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1</text:p>
          </table:table-cell>
          <table:table-cell table:style-name="ce2" office:value-type="string">
            <text:p>04</text:p>
          </table:table-cell>
          <table:table-cell/>
          <table:table-cell table:formula="of:=HEX2DEC([.A602])" office:value-type="float" office:value="174">
            <text:p>174</text:p>
          </table:table-cell>
          <table:table-cell table:formula="of:=256*HEX2DEC([.C602])+HEX2DEC([.B602])" office:value-type="float" office:value="1217">
            <text:p>1217</text:p>
          </table:table-cell>
          <table:table-cell/>
          <table:table-cell office:value-type="float" office:value="763">
            <text:p>763</text:p>
          </table:table-cell>
          <table:table-cell office:value-type="float" office:value="1248.3196">
            <text:p>1248,3196</text:p>
          </table:table-cell>
          <table:table-cell office:value-type="float" office:value="722">
            <text:p>722</text:p>
          </table:table-cell>
          <table:table-cell/>
          <table:table-cell table:formula="of:=IF([.J602]=[.E602];&quot;X&quot;;&quot;&quot;)">
            <text:p/>
          </table:table-cell>
          <table:table-cell table:formula="of:=[.I602]-[.I601]" office:value-type="float" office:value="1">
            <text:p>1</text:p>
          </table:table-cell>
          <table:table-cell table:formula="of:=[.F602]/[.M602]" office:value-type="float" office:value="1217">
            <text:p>1217</text:p>
          </table:table-cell>
          <table:table-cell table:formula="of:=([.F602]-[.P602])/100*5/3.6" office:value-type="float" office:value="16.8472222222222">
            <text:p>16,8472222222</text:p>
          </table:table-cell>
          <table:table-cell table:formula="of:=HEX2DEC([.C602])" office:value-type="float" office:value="4">
            <text:p>4</text:p>
          </table:table-cell>
          <table:table-cell table:formula="of:=[.P60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ba</text:p>
          </table:table-cell>
          <table:table-cell table:style-name="ce2" office:value-type="string">
            <text:p>04</text:p>
          </table:table-cell>
          <table:table-cell/>
          <table:table-cell table:formula="of:=HEX2DEC([.A603])" office:value-type="float" office:value="174">
            <text:p>174</text:p>
          </table:table-cell>
          <table:table-cell table:formula="of:=256*HEX2DEC([.C603])+HEX2DEC([.B603])" office:value-type="float" office:value="1210">
            <text:p>1210</text:p>
          </table:table-cell>
          <table:table-cell/>
          <table:table-cell office:value-type="float" office:value="764">
            <text:p>764</text:p>
          </table:table-cell>
          <table:table-cell office:value-type="float" office:value="1249.3196">
            <text:p>1249,3196</text:p>
          </table:table-cell>
          <table:table-cell office:value-type="float" office:value="723">
            <text:p>723</text:p>
          </table:table-cell>
          <table:table-cell/>
          <table:table-cell table:formula="of:=IF([.J603]=[.E603];&quot;X&quot;;&quot;&quot;)">
            <text:p/>
          </table:table-cell>
          <table:table-cell table:formula="of:=[.I603]-[.I602]" office:value-type="float" office:value="1">
            <text:p>1</text:p>
          </table:table-cell>
          <table:table-cell table:formula="of:=[.F603]/[.M603]" office:value-type="float" office:value="1210">
            <text:p>1210</text:p>
          </table:table-cell>
          <table:table-cell table:formula="of:=([.F603]-[.P603])/100*5/3.6" office:value-type="float" office:value="16.75">
            <text:p>16,75</text:p>
          </table:table-cell>
          <table:table-cell table:formula="of:=HEX2DEC([.C603])" office:value-type="float" office:value="4">
            <text:p>4</text:p>
          </table:table-cell>
          <table:table-cell table:formula="of:=[.P60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c9</text:p>
          </table:table-cell>
          <table:table-cell table:style-name="ce2" office:value-type="string">
            <text:p>04</text:p>
          </table:table-cell>
          <table:table-cell/>
          <table:table-cell table:formula="of:=HEX2DEC([.A604])" office:value-type="float" office:value="174">
            <text:p>174</text:p>
          </table:table-cell>
          <table:table-cell table:formula="of:=256*HEX2DEC([.C604])+HEX2DEC([.B604])" office:value-type="float" office:value="1225">
            <text:p>1225</text:p>
          </table:table-cell>
          <table:table-cell/>
          <table:table-cell office:value-type="float" office:value="765">
            <text:p>765</text:p>
          </table:table-cell>
          <table:table-cell office:value-type="float" office:value="1250.3196">
            <text:p>1250,3196</text:p>
          </table:table-cell>
          <table:table-cell office:value-type="float" office:value="724">
            <text:p>724</text:p>
          </table:table-cell>
          <table:table-cell/>
          <table:table-cell table:formula="of:=IF([.J604]=[.E604];&quot;X&quot;;&quot;&quot;)">
            <text:p/>
          </table:table-cell>
          <table:table-cell table:formula="of:=[.I604]-[.I603]" office:value-type="float" office:value="1">
            <text:p>1</text:p>
          </table:table-cell>
          <table:table-cell table:formula="of:=[.F604]/[.M604]" office:value-type="float" office:value="1225">
            <text:p>1225</text:p>
          </table:table-cell>
          <table:table-cell table:formula="of:=([.F604]-[.P604])/100*5/3.6" office:value-type="float" office:value="16.9583333333333">
            <text:p>16,9583333333</text:p>
          </table:table-cell>
          <table:table-cell table:formula="of:=HEX2DEC([.C604])" office:value-type="float" office:value="4">
            <text:p>4</text:p>
          </table:table-cell>
          <table:table-cell table:formula="of:=[.P60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e</text:p>
          </table:table-cell>
          <table:table-cell table:style-name="Default" office:value-type="string">
            <text:p>e1</text:p>
          </table:table-cell>
          <table:table-cell table:style-name="ce2" office:value-type="string">
            <text:p>04</text:p>
          </table:table-cell>
          <table:table-cell/>
          <table:table-cell table:formula="of:=HEX2DEC([.A605])" office:value-type="float" office:value="174">
            <text:p>174</text:p>
          </table:table-cell>
          <table:table-cell table:formula="of:=256*HEX2DEC([.C605])+HEX2DEC([.B605])" office:value-type="float" office:value="1249">
            <text:p>1249</text:p>
          </table:table-cell>
          <table:table-cell/>
          <table:table-cell office:value-type="float" office:value="766">
            <text:p>766</text:p>
          </table:table-cell>
          <table:table-cell office:value-type="float" office:value="1251.3196">
            <text:p>1251,3196</text:p>
          </table:table-cell>
          <table:table-cell office:value-type="float" office:value="725">
            <text:p>725</text:p>
          </table:table-cell>
          <table:table-cell/>
          <table:table-cell table:formula="of:=IF([.J605]=[.E605];&quot;X&quot;;&quot;&quot;)">
            <text:p/>
          </table:table-cell>
          <table:table-cell table:formula="of:=[.I605]-[.I604]" office:value-type="float" office:value="1">
            <text:p>1</text:p>
          </table:table-cell>
          <table:table-cell table:formula="of:=[.F605]/[.M605]" office:value-type="float" office:value="1249">
            <text:p>1249</text:p>
          </table:table-cell>
          <table:table-cell table:formula="of:=([.F605]-[.P605])/100*5/3.6" office:value-type="float" office:value="17.2916666666667">
            <text:p>17,2916666667</text:p>
          </table:table-cell>
          <table:table-cell table:formula="of:=HEX2DEC([.C605])" office:value-type="float" office:value="4">
            <text:p>4</text:p>
          </table:table-cell>
          <table:table-cell table:formula="of:=[.P60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d5</text:p>
          </table:table-cell>
          <table:table-cell table:style-name="ce2" office:value-type="string">
            <text:p>04</text:p>
          </table:table-cell>
          <table:table-cell/>
          <table:table-cell table:formula="of:=HEX2DEC([.A606])" office:value-type="float" office:value="172">
            <text:p>172</text:p>
          </table:table-cell>
          <table:table-cell table:formula="of:=256*HEX2DEC([.C606])+HEX2DEC([.B606])" office:value-type="float" office:value="1237">
            <text:p>1237</text:p>
          </table:table-cell>
          <table:table-cell/>
          <table:table-cell office:value-type="float" office:value="767">
            <text:p>767</text:p>
          </table:table-cell>
          <table:table-cell office:value-type="float" office:value="1252.3196">
            <text:p>1252,3196</text:p>
          </table:table-cell>
          <table:table-cell office:value-type="float" office:value="726">
            <text:p>726</text:p>
          </table:table-cell>
          <table:table-cell/>
          <table:table-cell table:formula="of:=IF([.J606]=[.E606];&quot;X&quot;;&quot;&quot;)">
            <text:p/>
          </table:table-cell>
          <table:table-cell table:formula="of:=[.I606]-[.I605]" office:value-type="float" office:value="1">
            <text:p>1</text:p>
          </table:table-cell>
          <table:table-cell table:formula="of:=[.F606]/[.M606]" office:value-type="float" office:value="1237">
            <text:p>1237</text:p>
          </table:table-cell>
          <table:table-cell table:formula="of:=([.F606]-[.P606])/100*5/3.6" office:value-type="float" office:value="17.125">
            <text:p>17,125</text:p>
          </table:table-cell>
          <table:table-cell table:formula="of:=HEX2DEC([.C606])" office:value-type="float" office:value="4">
            <text:p>4</text:p>
          </table:table-cell>
          <table:table-cell table:formula="of:=[.P60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a7</text:p>
          </table:table-cell>
          <table:table-cell table:style-name="ce2" office:value-type="string">
            <text:p>04</text:p>
          </table:table-cell>
          <table:table-cell/>
          <table:table-cell table:formula="of:=HEX2DEC([.A607])" office:value-type="float" office:value="173">
            <text:p>173</text:p>
          </table:table-cell>
          <table:table-cell table:formula="of:=256*HEX2DEC([.C607])+HEX2DEC([.B607])" office:value-type="float" office:value="1191">
            <text:p>1191</text:p>
          </table:table-cell>
          <table:table-cell/>
          <table:table-cell office:value-type="float" office:value="768">
            <text:p>768</text:p>
          </table:table-cell>
          <table:table-cell office:value-type="float" office:value="1253.3196">
            <text:p>1253,3196</text:p>
          </table:table-cell>
          <table:table-cell office:value-type="float" office:value="727">
            <text:p>727</text:p>
          </table:table-cell>
          <table:table-cell/>
          <table:table-cell table:formula="of:=IF([.J607]=[.E607];&quot;X&quot;;&quot;&quot;)">
            <text:p/>
          </table:table-cell>
          <table:table-cell table:formula="of:=[.I607]-[.I606]" office:value-type="float" office:value="1">
            <text:p>1</text:p>
          </table:table-cell>
          <table:table-cell table:formula="of:=[.F607]/[.M607]" office:value-type="float" office:value="1191">
            <text:p>1191</text:p>
          </table:table-cell>
          <table:table-cell table:formula="of:=([.F607]-[.P607])/100*5/3.6" office:value-type="float" office:value="16.4861111111111">
            <text:p>16,4861111111</text:p>
          </table:table-cell>
          <table:table-cell table:formula="of:=HEX2DEC([.C607])" office:value-type="float" office:value="4">
            <text:p>4</text:p>
          </table:table-cell>
          <table:table-cell table:formula="of:=[.P60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8c</text:p>
          </table:table-cell>
          <table:table-cell table:style-name="ce2" office:value-type="string">
            <text:p>04</text:p>
          </table:table-cell>
          <table:table-cell/>
          <table:table-cell table:formula="of:=HEX2DEC([.A608])" office:value-type="float" office:value="173">
            <text:p>173</text:p>
          </table:table-cell>
          <table:table-cell table:formula="of:=256*HEX2DEC([.C608])+HEX2DEC([.B608])" office:value-type="float" office:value="1164">
            <text:p>1164</text:p>
          </table:table-cell>
          <table:table-cell/>
          <table:table-cell office:value-type="float" office:value="769">
            <text:p>769</text:p>
          </table:table-cell>
          <table:table-cell office:value-type="float" office:value="1254.3196">
            <text:p>1254,3196</text:p>
          </table:table-cell>
          <table:table-cell office:value-type="float" office:value="728">
            <text:p>728</text:p>
          </table:table-cell>
          <table:table-cell/>
          <table:table-cell table:formula="of:=IF([.J608]=[.E608];&quot;X&quot;;&quot;&quot;)">
            <text:p/>
          </table:table-cell>
          <table:table-cell table:formula="of:=[.I608]-[.I607]" office:value-type="float" office:value="1">
            <text:p>1</text:p>
          </table:table-cell>
          <table:table-cell table:formula="of:=[.F608]/[.M608]" office:value-type="float" office:value="1164">
            <text:p>1164</text:p>
          </table:table-cell>
          <table:table-cell table:formula="of:=([.F608]-[.P608])/100*5/3.6" office:value-type="float" office:value="16.1111111111111">
            <text:p>16,1111111111</text:p>
          </table:table-cell>
          <table:table-cell table:formula="of:=HEX2DEC([.C608])" office:value-type="float" office:value="4">
            <text:p>4</text:p>
          </table:table-cell>
          <table:table-cell table:formula="of:=[.P60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04</text:p>
          </table:table-cell>
          <table:table-cell/>
          <table:table-cell table:formula="of:=HEX2DEC([.A609])" office:value-type="float" office:value="172">
            <text:p>172</text:p>
          </table:table-cell>
          <table:table-cell table:formula="of:=256*HEX2DEC([.C609])+HEX2DEC([.B609])" office:value-type="float" office:value="1152">
            <text:p>1152</text:p>
          </table:table-cell>
          <table:table-cell/>
          <table:table-cell office:value-type="float" office:value="770">
            <text:p>770</text:p>
          </table:table-cell>
          <table:table-cell office:value-type="float" office:value="1255.3196">
            <text:p>1255,3196</text:p>
          </table:table-cell>
          <table:table-cell office:value-type="float" office:value="729">
            <text:p>729</text:p>
          </table:table-cell>
          <table:table-cell/>
          <table:table-cell table:formula="of:=IF([.J609]=[.E609];&quot;X&quot;;&quot;&quot;)">
            <text:p/>
          </table:table-cell>
          <table:table-cell table:formula="of:=[.I609]-[.I608]" office:value-type="float" office:value="1">
            <text:p>1</text:p>
          </table:table-cell>
          <table:table-cell table:formula="of:=[.F609]/[.M609]" office:value-type="float" office:value="1152">
            <text:p>1152</text:p>
          </table:table-cell>
          <table:table-cell table:formula="of:=([.F609]-[.P609])/100*5/3.6" office:value-type="float" office:value="15.9444444444444">
            <text:p>15,9444444444</text:p>
          </table:table-cell>
          <table:table-cell table:formula="of:=HEX2DEC([.C609])" office:value-type="float" office:value="4">
            <text:p>4</text:p>
          </table:table-cell>
          <table:table-cell table:formula="of:=[.P60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7a</text:p>
          </table:table-cell>
          <table:table-cell table:style-name="ce2" office:value-type="string">
            <text:p>04</text:p>
          </table:table-cell>
          <table:table-cell/>
          <table:table-cell table:formula="of:=HEX2DEC([.A610])" office:value-type="float" office:value="172">
            <text:p>172</text:p>
          </table:table-cell>
          <table:table-cell table:formula="of:=256*HEX2DEC([.C610])+HEX2DEC([.B610])" office:value-type="float" office:value="1146">
            <text:p>1146</text:p>
          </table:table-cell>
          <table:table-cell/>
          <table:table-cell office:value-type="float" office:value="771">
            <text:p>771</text:p>
          </table:table-cell>
          <table:table-cell office:value-type="float" office:value="1256.3196">
            <text:p>1256,3196</text:p>
          </table:table-cell>
          <table:table-cell office:value-type="float" office:value="730">
            <text:p>730</text:p>
          </table:table-cell>
          <table:table-cell/>
          <table:table-cell table:formula="of:=IF([.J610]=[.E610];&quot;X&quot;;&quot;&quot;)">
            <text:p/>
          </table:table-cell>
          <table:table-cell table:formula="of:=[.I610]-[.I609]" office:value-type="float" office:value="1">
            <text:p>1</text:p>
          </table:table-cell>
          <table:table-cell table:formula="of:=[.F610]/[.M610]" office:value-type="float" office:value="1146">
            <text:p>1146</text:p>
          </table:table-cell>
          <table:table-cell table:formula="of:=([.F610]-[.P610])/100*5/3.6" office:value-type="float" office:value="15.8611111111111">
            <text:p>15,8611111111</text:p>
          </table:table-cell>
          <table:table-cell table:formula="of:=HEX2DEC([.C610])" office:value-type="float" office:value="4">
            <text:p>4</text:p>
          </table:table-cell>
          <table:table-cell table:formula="of:=[.P61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5e</text:p>
          </table:table-cell>
          <table:table-cell table:style-name="ce2" office:value-type="string">
            <text:p>04</text:p>
          </table:table-cell>
          <table:table-cell/>
          <table:table-cell table:formula="of:=HEX2DEC([.A611])" office:value-type="float" office:value="171">
            <text:p>171</text:p>
          </table:table-cell>
          <table:table-cell table:formula="of:=256*HEX2DEC([.C611])+HEX2DEC([.B611])" office:value-type="float" office:value="1118">
            <text:p>1118</text:p>
          </table:table-cell>
          <table:table-cell/>
          <table:table-cell office:value-type="float" office:value="772">
            <text:p>772</text:p>
          </table:table-cell>
          <table:table-cell office:value-type="float" office:value="1257.3196">
            <text:p>1257,3196</text:p>
          </table:table-cell>
          <table:table-cell office:value-type="float" office:value="731">
            <text:p>731</text:p>
          </table:table-cell>
          <table:table-cell/>
          <table:table-cell table:formula="of:=IF([.J611]=[.E611];&quot;X&quot;;&quot;&quot;)">
            <text:p/>
          </table:table-cell>
          <table:table-cell table:formula="of:=[.I611]-[.I610]" office:value-type="float" office:value="1">
            <text:p>1</text:p>
          </table:table-cell>
          <table:table-cell table:formula="of:=[.F611]/[.M611]" office:value-type="float" office:value="1118">
            <text:p>1118</text:p>
          </table:table-cell>
          <table:table-cell table:formula="of:=([.F611]-[.P611])/100*5/3.6" office:value-type="float" office:value="15.4722222222222">
            <text:p>15,4722222222</text:p>
          </table:table-cell>
          <table:table-cell table:formula="of:=HEX2DEC([.C611])" office:value-type="float" office:value="4">
            <text:p>4</text:p>
          </table:table-cell>
          <table:table-cell table:formula="of:=[.P61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5b</text:p>
          </table:table-cell>
          <table:table-cell table:style-name="ce2" office:value-type="string">
            <text:p>04</text:p>
          </table:table-cell>
          <table:table-cell/>
          <table:table-cell table:formula="of:=HEX2DEC([.A612])" office:value-type="float" office:value="171">
            <text:p>171</text:p>
          </table:table-cell>
          <table:table-cell table:formula="of:=256*HEX2DEC([.C612])+HEX2DEC([.B612])" office:value-type="float" office:value="1115">
            <text:p>1115</text:p>
          </table:table-cell>
          <table:table-cell/>
          <table:table-cell office:value-type="float" office:value="773">
            <text:p>773</text:p>
          </table:table-cell>
          <table:table-cell office:value-type="float" office:value="1258.3196">
            <text:p>1258,3196</text:p>
          </table:table-cell>
          <table:table-cell office:value-type="float" office:value="732">
            <text:p>732</text:p>
          </table:table-cell>
          <table:table-cell/>
          <table:table-cell table:formula="of:=IF([.J612]=[.E612];&quot;X&quot;;&quot;&quot;)">
            <text:p/>
          </table:table-cell>
          <table:table-cell table:formula="of:=[.I612]-[.I611]" office:value-type="float" office:value="1">
            <text:p>1</text:p>
          </table:table-cell>
          <table:table-cell table:formula="of:=[.F612]/[.M612]" office:value-type="float" office:value="1115">
            <text:p>1115</text:p>
          </table:table-cell>
          <table:table-cell table:formula="of:=([.F612]-[.P612])/100*5/3.6" office:value-type="float" office:value="15.4305555555556">
            <text:p>15,4305555556</text:p>
          </table:table-cell>
          <table:table-cell table:formula="of:=HEX2DEC([.C612])" office:value-type="float" office:value="4">
            <text:p>4</text:p>
          </table:table-cell>
          <table:table-cell table:formula="of:=[.P61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5e</text:p>
          </table:table-cell>
          <table:table-cell table:style-name="ce2" office:value-type="string">
            <text:p>04</text:p>
          </table:table-cell>
          <table:table-cell/>
          <table:table-cell table:formula="of:=HEX2DEC([.A613])" office:value-type="float" office:value="171">
            <text:p>171</text:p>
          </table:table-cell>
          <table:table-cell table:formula="of:=256*HEX2DEC([.C613])+HEX2DEC([.B613])" office:value-type="float" office:value="1118">
            <text:p>1118</text:p>
          </table:table-cell>
          <table:table-cell/>
          <table:table-cell office:value-type="float" office:value="774">
            <text:p>774</text:p>
          </table:table-cell>
          <table:table-cell office:value-type="float" office:value="1259.3196">
            <text:p>1259,3196</text:p>
          </table:table-cell>
          <table:table-cell office:value-type="float" office:value="733">
            <text:p>733</text:p>
          </table:table-cell>
          <table:table-cell/>
          <table:table-cell table:formula="of:=IF([.J613]=[.E613];&quot;X&quot;;&quot;&quot;)">
            <text:p/>
          </table:table-cell>
          <table:table-cell table:formula="of:=[.I613]-[.I612]" office:value-type="float" office:value="1">
            <text:p>1</text:p>
          </table:table-cell>
          <table:table-cell table:formula="of:=[.F613]/[.M613]" office:value-type="float" office:value="1118">
            <text:p>1118</text:p>
          </table:table-cell>
          <table:table-cell table:formula="of:=([.F613]-[.P613])/100*5/3.6" office:value-type="float" office:value="15.4722222222222">
            <text:p>15,4722222222</text:p>
          </table:table-cell>
          <table:table-cell table:formula="of:=HEX2DEC([.C613])" office:value-type="float" office:value="4">
            <text:p>4</text:p>
          </table:table-cell>
          <table:table-cell table:formula="of:=[.P61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57</text:p>
          </table:table-cell>
          <table:table-cell table:style-name="ce2" office:value-type="string">
            <text:p>04</text:p>
          </table:table-cell>
          <table:table-cell/>
          <table:table-cell table:formula="of:=HEX2DEC([.A614])" office:value-type="float" office:value="171">
            <text:p>171</text:p>
          </table:table-cell>
          <table:table-cell table:formula="of:=256*HEX2DEC([.C614])+HEX2DEC([.B614])" office:value-type="float" office:value="1111">
            <text:p>1111</text:p>
          </table:table-cell>
          <table:table-cell/>
          <table:table-cell office:value-type="float" office:value="775">
            <text:p>775</text:p>
          </table:table-cell>
          <table:table-cell office:value-type="float" office:value="1260.3196">
            <text:p>1260,3196</text:p>
          </table:table-cell>
          <table:table-cell office:value-type="float" office:value="734">
            <text:p>734</text:p>
          </table:table-cell>
          <table:table-cell/>
          <table:table-cell table:formula="of:=IF([.J614]=[.E614];&quot;X&quot;;&quot;&quot;)">
            <text:p/>
          </table:table-cell>
          <table:table-cell table:formula="of:=[.I614]-[.I613]" office:value-type="float" office:value="1">
            <text:p>1</text:p>
          </table:table-cell>
          <table:table-cell table:formula="of:=[.F614]/[.M614]" office:value-type="float" office:value="1111">
            <text:p>1111</text:p>
          </table:table-cell>
          <table:table-cell table:formula="of:=([.F614]-[.P614])/100*5/3.6" office:value-type="float" office:value="15.375">
            <text:p>15,375</text:p>
          </table:table-cell>
          <table:table-cell table:formula="of:=HEX2DEC([.C614])" office:value-type="float" office:value="4">
            <text:p>4</text:p>
          </table:table-cell>
          <table:table-cell table:formula="of:=[.P61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57</text:p>
          </table:table-cell>
          <table:table-cell table:style-name="ce2" office:value-type="string">
            <text:p>04</text:p>
          </table:table-cell>
          <table:table-cell/>
          <table:table-cell table:formula="of:=HEX2DEC([.A615])" office:value-type="float" office:value="171">
            <text:p>171</text:p>
          </table:table-cell>
          <table:table-cell table:formula="of:=256*HEX2DEC([.C615])+HEX2DEC([.B615])" office:value-type="float" office:value="1111">
            <text:p>1111</text:p>
          </table:table-cell>
          <table:table-cell/>
          <table:table-cell office:value-type="float" office:value="776">
            <text:p>776</text:p>
          </table:table-cell>
          <table:table-cell office:value-type="float" office:value="1261.3196">
            <text:p>1261,3196</text:p>
          </table:table-cell>
          <table:table-cell office:value-type="float" office:value="735">
            <text:p>735</text:p>
          </table:table-cell>
          <table:table-cell/>
          <table:table-cell table:formula="of:=IF([.J615]=[.E615];&quot;X&quot;;&quot;&quot;)">
            <text:p/>
          </table:table-cell>
          <table:table-cell table:formula="of:=[.I615]-[.I614]" office:value-type="float" office:value="1">
            <text:p>1</text:p>
          </table:table-cell>
          <table:table-cell table:formula="of:=[.F615]/[.M615]" office:value-type="float" office:value="1111">
            <text:p>1111</text:p>
          </table:table-cell>
          <table:table-cell table:formula="of:=([.F615]-[.P615])/100*5/3.6" office:value-type="float" office:value="15.375">
            <text:p>15,375</text:p>
          </table:table-cell>
          <table:table-cell table:formula="of:=HEX2DEC([.C615])" office:value-type="float" office:value="4">
            <text:p>4</text:p>
          </table:table-cell>
          <table:table-cell table:formula="of:=[.P61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4e</text:p>
          </table:table-cell>
          <table:table-cell table:style-name="ce2" office:value-type="string">
            <text:p>04</text:p>
          </table:table-cell>
          <table:table-cell/>
          <table:table-cell table:formula="of:=HEX2DEC([.A616])" office:value-type="float" office:value="170">
            <text:p>170</text:p>
          </table:table-cell>
          <table:table-cell table:formula="of:=256*HEX2DEC([.C616])+HEX2DEC([.B616])" office:value-type="float" office:value="1102">
            <text:p>1102</text:p>
          </table:table-cell>
          <table:table-cell/>
          <table:table-cell office:value-type="float" office:value="777">
            <text:p>777</text:p>
          </table:table-cell>
          <table:table-cell office:value-type="float" office:value="1262.3196">
            <text:p>1262,3196</text:p>
          </table:table-cell>
          <table:table-cell office:value-type="float" office:value="736">
            <text:p>736</text:p>
          </table:table-cell>
          <table:table-cell/>
          <table:table-cell table:formula="of:=IF([.J616]=[.E616];&quot;X&quot;;&quot;&quot;)">
            <text:p/>
          </table:table-cell>
          <table:table-cell table:formula="of:=[.I616]-[.I615]" office:value-type="float" office:value="1">
            <text:p>1</text:p>
          </table:table-cell>
          <table:table-cell table:formula="of:=[.F616]/[.M616]" office:value-type="float" office:value="1102">
            <text:p>1102</text:p>
          </table:table-cell>
          <table:table-cell table:formula="of:=([.F616]-[.P616])/100*5/3.6" office:value-type="float" office:value="15.25">
            <text:p>15,25</text:p>
          </table:table-cell>
          <table:table-cell table:formula="of:=HEX2DEC([.C616])" office:value-type="float" office:value="4">
            <text:p>4</text:p>
          </table:table-cell>
          <table:table-cell table:formula="of:=[.P61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ce2" office:value-type="string">
            <text:p>59</text:p>
          </table:table-cell>
          <table:table-cell table:style-name="ce2" office:value-type="string">
            <text:p>04</text:p>
          </table:table-cell>
          <table:table-cell/>
          <table:table-cell table:formula="of:=HEX2DEC([.A617])" office:value-type="float" office:value="168">
            <text:p>168</text:p>
          </table:table-cell>
          <table:table-cell table:formula="of:=256*HEX2DEC([.C617])+HEX2DEC([.B617])" office:value-type="float" office:value="1113">
            <text:p>1113</text:p>
          </table:table-cell>
          <table:table-cell/>
          <table:table-cell office:value-type="float" office:value="778">
            <text:p>778</text:p>
          </table:table-cell>
          <table:table-cell office:value-type="float" office:value="1263.3196">
            <text:p>1263,3196</text:p>
          </table:table-cell>
          <table:table-cell office:value-type="float" office:value="737">
            <text:p>737</text:p>
          </table:table-cell>
          <table:table-cell/>
          <table:table-cell table:formula="of:=IF([.J617]=[.E617];&quot;X&quot;;&quot;&quot;)">
            <text:p/>
          </table:table-cell>
          <table:table-cell table:formula="of:=[.I617]-[.I616]" office:value-type="float" office:value="1">
            <text:p>1</text:p>
          </table:table-cell>
          <table:table-cell table:formula="of:=[.F617]/[.M617]" office:value-type="float" office:value="1113">
            <text:p>1113</text:p>
          </table:table-cell>
          <table:table-cell table:formula="of:=([.F617]-[.P617])/100*5/3.6" office:value-type="float" office:value="15.4027777777778">
            <text:p>15,4027777778</text:p>
          </table:table-cell>
          <table:table-cell table:formula="of:=HEX2DEC([.C617])" office:value-type="float" office:value="4">
            <text:p>4</text:p>
          </table:table-cell>
          <table:table-cell table:formula="of:=[.P61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Default" office:value-type="string">
            <text:p>6e</text:p>
          </table:table-cell>
          <table:table-cell table:style-name="ce2" office:value-type="string">
            <text:p>04</text:p>
          </table:table-cell>
          <table:table-cell/>
          <table:table-cell table:formula="of:=HEX2DEC([.A618])" office:value-type="float" office:value="168">
            <text:p>168</text:p>
          </table:table-cell>
          <table:table-cell table:formula="of:=256*HEX2DEC([.C618])+HEX2DEC([.B618])" office:value-type="float" office:value="1134">
            <text:p>1134</text:p>
          </table:table-cell>
          <table:table-cell/>
          <table:table-cell office:value-type="float" office:value="779">
            <text:p>779</text:p>
          </table:table-cell>
          <table:table-cell office:value-type="float" office:value="1264.3196">
            <text:p>1264,3196</text:p>
          </table:table-cell>
          <table:table-cell office:value-type="float" office:value="738">
            <text:p>738</text:p>
          </table:table-cell>
          <table:table-cell/>
          <table:table-cell table:formula="of:=IF([.J618]=[.E618];&quot;X&quot;;&quot;&quot;)">
            <text:p/>
          </table:table-cell>
          <table:table-cell table:formula="of:=[.I618]-[.I617]" office:value-type="float" office:value="1">
            <text:p>1</text:p>
          </table:table-cell>
          <table:table-cell table:formula="of:=[.F618]/[.M618]" office:value-type="float" office:value="1134">
            <text:p>1134</text:p>
          </table:table-cell>
          <table:table-cell table:formula="of:=([.F618]-[.P618])/100*5/3.6" office:value-type="float" office:value="15.6944444444444">
            <text:p>15,6944444444</text:p>
          </table:table-cell>
          <table:table-cell table:formula="of:=HEX2DEC([.C618])" office:value-type="float" office:value="4">
            <text:p>4</text:p>
          </table:table-cell>
          <table:table-cell table:formula="of:=[.P61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8</text:p>
          </table:table-cell>
          <table:table-cell table:style-name="ce2" office:value-type="string">
            <text:p>92</text:p>
          </table:table-cell>
          <table:table-cell table:style-name="ce2" office:value-type="string">
            <text:p>04</text:p>
          </table:table-cell>
          <table:table-cell/>
          <table:table-cell table:formula="of:=HEX2DEC([.A619])" office:value-type="float" office:value="168">
            <text:p>168</text:p>
          </table:table-cell>
          <table:table-cell table:formula="of:=256*HEX2DEC([.C619])+HEX2DEC([.B619])" office:value-type="float" office:value="1170">
            <text:p>1170</text:p>
          </table:table-cell>
          <table:table-cell/>
          <table:table-cell office:value-type="float" office:value="780">
            <text:p>780</text:p>
          </table:table-cell>
          <table:table-cell office:value-type="float" office:value="1265.3196">
            <text:p>1265,3196</text:p>
          </table:table-cell>
          <table:table-cell office:value-type="float" office:value="739">
            <text:p>739</text:p>
          </table:table-cell>
          <table:table-cell/>
          <table:table-cell table:formula="of:=IF([.J619]=[.E619];&quot;X&quot;;&quot;&quot;)">
            <text:p/>
          </table:table-cell>
          <table:table-cell table:formula="of:=[.I619]-[.I618]" office:value-type="float" office:value="1">
            <text:p>1</text:p>
          </table:table-cell>
          <table:table-cell table:formula="of:=[.F619]/[.M619]" office:value-type="float" office:value="1170">
            <text:p>1170</text:p>
          </table:table-cell>
          <table:table-cell table:formula="of:=([.F619]-[.P619])/100*5/3.6" office:value-type="float" office:value="16.1944444444444">
            <text:p>16,1944444444</text:p>
          </table:table-cell>
          <table:table-cell table:formula="of:=HEX2DEC([.C619])" office:value-type="float" office:value="4">
            <text:p>4</text:p>
          </table:table-cell>
          <table:table-cell table:formula="of:=[.P61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number-columns-repeated="2" table:style-name="Default" office:value-type="string">
            <text:p>a9</text:p>
          </table:table-cell>
          <table:table-cell table:style-name="ce2" office:value-type="string">
            <text:p>04</text:p>
          </table:table-cell>
          <table:table-cell/>
          <table:table-cell table:formula="of:=HEX2DEC([.A620])" office:value-type="float" office:value="169">
            <text:p>169</text:p>
          </table:table-cell>
          <table:table-cell table:formula="of:=256*HEX2DEC([.C620])+HEX2DEC([.B620])" office:value-type="float" office:value="1193">
            <text:p>1193</text:p>
          </table:table-cell>
          <table:table-cell/>
          <table:table-cell office:value-type="float" office:value="781">
            <text:p>781</text:p>
          </table:table-cell>
          <table:table-cell office:value-type="float" office:value="1266.3196">
            <text:p>1266,3196</text:p>
          </table:table-cell>
          <table:table-cell office:value-type="float" office:value="740">
            <text:p>740</text:p>
          </table:table-cell>
          <table:table-cell/>
          <table:table-cell table:formula="of:=IF([.J620]=[.E620];&quot;X&quot;;&quot;&quot;)">
            <text:p/>
          </table:table-cell>
          <table:table-cell table:formula="of:=[.I620]-[.I619]" office:value-type="float" office:value="1">
            <text:p>1</text:p>
          </table:table-cell>
          <table:table-cell table:formula="of:=[.F620]/[.M620]" office:value-type="float" office:value="1193">
            <text:p>1193</text:p>
          </table:table-cell>
          <table:table-cell table:formula="of:=([.F620]-[.P620])/100*5/3.6" office:value-type="float" office:value="16.5138888888889">
            <text:p>16,5138888889</text:p>
          </table:table-cell>
          <table:table-cell table:formula="of:=HEX2DEC([.C620])" office:value-type="float" office:value="4">
            <text:p>4</text:p>
          </table:table-cell>
          <table:table-cell table:formula="of:=[.P62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a0</text:p>
          </table:table-cell>
          <table:table-cell table:style-name="ce2" office:value-type="string">
            <text:p>04</text:p>
          </table:table-cell>
          <table:table-cell/>
          <table:table-cell table:formula="of:=HEX2DEC([.A621])" office:value-type="float" office:value="171">
            <text:p>171</text:p>
          </table:table-cell>
          <table:table-cell table:formula="of:=256*HEX2DEC([.C621])+HEX2DEC([.B621])" office:value-type="float" office:value="1184">
            <text:p>1184</text:p>
          </table:table-cell>
          <table:table-cell/>
          <table:table-cell office:value-type="float" office:value="782">
            <text:p>782</text:p>
          </table:table-cell>
          <table:table-cell office:value-type="float" office:value="1267.3196">
            <text:p>1267,3196</text:p>
          </table:table-cell>
          <table:table-cell office:value-type="float" office:value="741">
            <text:p>741</text:p>
          </table:table-cell>
          <table:table-cell/>
          <table:table-cell table:formula="of:=IF([.J621]=[.E621];&quot;X&quot;;&quot;&quot;)">
            <text:p/>
          </table:table-cell>
          <table:table-cell table:formula="of:=[.I621]-[.I620]" office:value-type="float" office:value="1">
            <text:p>1</text:p>
          </table:table-cell>
          <table:table-cell table:formula="of:=[.F621]/[.M621]" office:value-type="float" office:value="1184">
            <text:p>1184</text:p>
          </table:table-cell>
          <table:table-cell table:formula="of:=([.F621]-[.P621])/100*5/3.6" office:value-type="float" office:value="16.3888888888889">
            <text:p>16,3888888889</text:p>
          </table:table-cell>
          <table:table-cell table:formula="of:=HEX2DEC([.C621])" office:value-type="float" office:value="4">
            <text:p>4</text:p>
          </table:table-cell>
          <table:table-cell table:formula="of:=[.P62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7b</text:p>
          </table:table-cell>
          <table:table-cell table:style-name="ce2" office:value-type="string">
            <text:p>04</text:p>
          </table:table-cell>
          <table:table-cell/>
          <table:table-cell table:formula="of:=HEX2DEC([.A622])" office:value-type="float" office:value="171">
            <text:p>171</text:p>
          </table:table-cell>
          <table:table-cell table:formula="of:=256*HEX2DEC([.C622])+HEX2DEC([.B622])" office:value-type="float" office:value="1147">
            <text:p>1147</text:p>
          </table:table-cell>
          <table:table-cell/>
          <table:table-cell office:value-type="float" office:value="783">
            <text:p>783</text:p>
          </table:table-cell>
          <table:table-cell office:value-type="float" office:value="1268.3196">
            <text:p>1268,3196</text:p>
          </table:table-cell>
          <table:table-cell office:value-type="float" office:value="742">
            <text:p>742</text:p>
          </table:table-cell>
          <table:table-cell/>
          <table:table-cell table:formula="of:=IF([.J622]=[.E622];&quot;X&quot;;&quot;&quot;)">
            <text:p/>
          </table:table-cell>
          <table:table-cell table:formula="of:=[.I622]-[.I621]" office:value-type="float" office:value="1">
            <text:p>1</text:p>
          </table:table-cell>
          <table:table-cell table:formula="of:=[.F622]/[.M622]" office:value-type="float" office:value="1147">
            <text:p>1147</text:p>
          </table:table-cell>
          <table:table-cell table:formula="of:=([.F622]-[.P622])/100*5/3.6" office:value-type="float" office:value="15.875">
            <text:p>15,875</text:p>
          </table:table-cell>
          <table:table-cell table:formula="of:=HEX2DEC([.C622])" office:value-type="float" office:value="4">
            <text:p>4</text:p>
          </table:table-cell>
          <table:table-cell table:formula="of:=[.P62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67</text:p>
          </table:table-cell>
          <table:table-cell table:style-name="ce2" office:value-type="string">
            <text:p>04</text:p>
          </table:table-cell>
          <table:table-cell/>
          <table:table-cell table:formula="of:=HEX2DEC([.A623])" office:value-type="float" office:value="171">
            <text:p>171</text:p>
          </table:table-cell>
          <table:table-cell table:formula="of:=256*HEX2DEC([.C623])+HEX2DEC([.B623])" office:value-type="float" office:value="1127">
            <text:p>1127</text:p>
          </table:table-cell>
          <table:table-cell/>
          <table:table-cell office:value-type="float" office:value="784">
            <text:p>784</text:p>
          </table:table-cell>
          <table:table-cell office:value-type="float" office:value="1269.3196">
            <text:p>1269,3196</text:p>
          </table:table-cell>
          <table:table-cell office:value-type="float" office:value="743">
            <text:p>743</text:p>
          </table:table-cell>
          <table:table-cell/>
          <table:table-cell table:formula="of:=IF([.J623]=[.E623];&quot;X&quot;;&quot;&quot;)">
            <text:p/>
          </table:table-cell>
          <table:table-cell table:formula="of:=[.I623]-[.I622]" office:value-type="float" office:value="1">
            <text:p>1</text:p>
          </table:table-cell>
          <table:table-cell table:formula="of:=[.F623]/[.M623]" office:value-type="float" office:value="1127">
            <text:p>1127</text:p>
          </table:table-cell>
          <table:table-cell table:formula="of:=([.F623]-[.P623])/100*5/3.6" office:value-type="float" office:value="15.5972222222222">
            <text:p>15,5972222222</text:p>
          </table:table-cell>
          <table:table-cell table:formula="of:=HEX2DEC([.C623])" office:value-type="float" office:value="4">
            <text:p>4</text:p>
          </table:table-cell>
          <table:table-cell table:formula="of:=[.P62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5a</text:p>
          </table:table-cell>
          <table:table-cell table:style-name="ce2" office:value-type="string">
            <text:p>04</text:p>
          </table:table-cell>
          <table:table-cell/>
          <table:table-cell table:formula="of:=HEX2DEC([.A624])" office:value-type="float" office:value="171">
            <text:p>171</text:p>
          </table:table-cell>
          <table:table-cell table:formula="of:=256*HEX2DEC([.C624])+HEX2DEC([.B624])" office:value-type="float" office:value="1114">
            <text:p>1114</text:p>
          </table:table-cell>
          <table:table-cell/>
          <table:table-cell office:value-type="float" office:value="785">
            <text:p>785</text:p>
          </table:table-cell>
          <table:table-cell office:value-type="float" office:value="1270.3196">
            <text:p>1270,3196</text:p>
          </table:table-cell>
          <table:table-cell office:value-type="float" office:value="744">
            <text:p>744</text:p>
          </table:table-cell>
          <table:table-cell/>
          <table:table-cell table:formula="of:=IF([.J624]=[.E624];&quot;X&quot;;&quot;&quot;)">
            <text:p/>
          </table:table-cell>
          <table:table-cell table:formula="of:=[.I624]-[.I623]" office:value-type="float" office:value="1">
            <text:p>1</text:p>
          </table:table-cell>
          <table:table-cell table:formula="of:=[.F624]/[.M624]" office:value-type="float" office:value="1114">
            <text:p>1114</text:p>
          </table:table-cell>
          <table:table-cell table:formula="of:=([.F624]-[.P624])/100*5/3.6" office:value-type="float" office:value="15.4166666666667">
            <text:p>15,4166666667</text:p>
          </table:table-cell>
          <table:table-cell table:formula="of:=HEX2DEC([.C624])" office:value-type="float" office:value="4">
            <text:p>4</text:p>
          </table:table-cell>
          <table:table-cell table:formula="of:=[.P62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4c</text:p>
          </table:table-cell>
          <table:table-cell table:style-name="ce2" office:value-type="string">
            <text:p>04</text:p>
          </table:table-cell>
          <table:table-cell/>
          <table:table-cell table:formula="of:=HEX2DEC([.A625])" office:value-type="float" office:value="171">
            <text:p>171</text:p>
          </table:table-cell>
          <table:table-cell table:formula="of:=256*HEX2DEC([.C625])+HEX2DEC([.B625])" office:value-type="float" office:value="1100">
            <text:p>1100</text:p>
          </table:table-cell>
          <table:table-cell/>
          <table:table-cell office:value-type="float" office:value="786">
            <text:p>786</text:p>
          </table:table-cell>
          <table:table-cell office:value-type="float" office:value="1271.3196">
            <text:p>1271,3196</text:p>
          </table:table-cell>
          <table:table-cell office:value-type="float" office:value="745">
            <text:p>745</text:p>
          </table:table-cell>
          <table:table-cell/>
          <table:table-cell table:formula="of:=IF([.J625]=[.E625];&quot;X&quot;;&quot;&quot;)">
            <text:p/>
          </table:table-cell>
          <table:table-cell table:formula="of:=[.I625]-[.I624]" office:value-type="float" office:value="1">
            <text:p>1</text:p>
          </table:table-cell>
          <table:table-cell table:formula="of:=[.F625]/[.M625]" office:value-type="float" office:value="1100">
            <text:p>1100</text:p>
          </table:table-cell>
          <table:table-cell table:formula="of:=([.F625]-[.P625])/100*5/3.6" office:value-type="float" office:value="15.2222222222222">
            <text:p>15,2222222222</text:p>
          </table:table-cell>
          <table:table-cell table:formula="of:=HEX2DEC([.C625])" office:value-type="float" office:value="4">
            <text:p>4</text:p>
          </table:table-cell>
          <table:table-cell table:formula="of:=[.P62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59</text:p>
          </table:table-cell>
          <table:table-cell table:style-name="ce2" office:value-type="string">
            <text:p>04</text:p>
          </table:table-cell>
          <table:table-cell/>
          <table:table-cell table:formula="of:=HEX2DEC([.A626])" office:value-type="float" office:value="171">
            <text:p>171</text:p>
          </table:table-cell>
          <table:table-cell table:formula="of:=256*HEX2DEC([.C626])+HEX2DEC([.B626])" office:value-type="float" office:value="1113">
            <text:p>1113</text:p>
          </table:table-cell>
          <table:table-cell/>
          <table:table-cell office:value-type="float" office:value="787">
            <text:p>787</text:p>
          </table:table-cell>
          <table:table-cell office:value-type="float" office:value="1272.3196">
            <text:p>1272,3196</text:p>
          </table:table-cell>
          <table:table-cell office:value-type="float" office:value="746">
            <text:p>746</text:p>
          </table:table-cell>
          <table:table-cell/>
          <table:table-cell table:formula="of:=IF([.J626]=[.E626];&quot;X&quot;;&quot;&quot;)">
            <text:p/>
          </table:table-cell>
          <table:table-cell table:formula="of:=[.I626]-[.I625]" office:value-type="float" office:value="1">
            <text:p>1</text:p>
          </table:table-cell>
          <table:table-cell table:formula="of:=[.F626]/[.M626]" office:value-type="float" office:value="1113">
            <text:p>1113</text:p>
          </table:table-cell>
          <table:table-cell table:formula="of:=([.F626]-[.P626])/100*5/3.6" office:value-type="float" office:value="15.4027777777778">
            <text:p>15,4027777778</text:p>
          </table:table-cell>
          <table:table-cell table:formula="of:=HEX2DEC([.C626])" office:value-type="float" office:value="4">
            <text:p>4</text:p>
          </table:table-cell>
          <table:table-cell table:formula="of:=[.P62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04</text:p>
          </table:table-cell>
          <table:table-cell/>
          <table:table-cell table:formula="of:=HEX2DEC([.A627])" office:value-type="float" office:value="171">
            <text:p>171</text:p>
          </table:table-cell>
          <table:table-cell table:formula="of:=256*HEX2DEC([.C627])+HEX2DEC([.B627])" office:value-type="float" office:value="1152">
            <text:p>1152</text:p>
          </table:table-cell>
          <table:table-cell/>
          <table:table-cell office:value-type="float" office:value="788">
            <text:p>788</text:p>
          </table:table-cell>
          <table:table-cell office:value-type="float" office:value="1273.3196">
            <text:p>1273,3196</text:p>
          </table:table-cell>
          <table:table-cell office:value-type="float" office:value="747">
            <text:p>747</text:p>
          </table:table-cell>
          <table:table-cell/>
          <table:table-cell table:formula="of:=IF([.J627]=[.E627];&quot;X&quot;;&quot;&quot;)">
            <text:p/>
          </table:table-cell>
          <table:table-cell table:formula="of:=[.I627]-[.I626]" office:value-type="float" office:value="1">
            <text:p>1</text:p>
          </table:table-cell>
          <table:table-cell table:formula="of:=[.F627]/[.M627]" office:value-type="float" office:value="1152">
            <text:p>1152</text:p>
          </table:table-cell>
          <table:table-cell table:formula="of:=([.F627]-[.P627])/100*5/3.6" office:value-type="float" office:value="15.9444444444444">
            <text:p>15,9444444444</text:p>
          </table:table-cell>
          <table:table-cell table:formula="of:=HEX2DEC([.C627])" office:value-type="float" office:value="4">
            <text:p>4</text:p>
          </table:table-cell>
          <table:table-cell table:formula="of:=[.P62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04</text:p>
          </table:table-cell>
          <table:table-cell/>
          <table:table-cell table:formula="of:=HEX2DEC([.A628])" office:value-type="float" office:value="171">
            <text:p>171</text:p>
          </table:table-cell>
          <table:table-cell table:formula="of:=256*HEX2DEC([.C628])+HEX2DEC([.B628])" office:value-type="float" office:value="1174">
            <text:p>1174</text:p>
          </table:table-cell>
          <table:table-cell/>
          <table:table-cell office:value-type="float" office:value="789">
            <text:p>789</text:p>
          </table:table-cell>
          <table:table-cell office:value-type="float" office:value="1274.3196">
            <text:p>1274,3196</text:p>
          </table:table-cell>
          <table:table-cell office:value-type="float" office:value="748">
            <text:p>748</text:p>
          </table:table-cell>
          <table:table-cell/>
          <table:table-cell table:formula="of:=IF([.J628]=[.E628];&quot;X&quot;;&quot;&quot;)">
            <text:p/>
          </table:table-cell>
          <table:table-cell table:formula="of:=[.I628]-[.I627]" office:value-type="float" office:value="1">
            <text:p>1</text:p>
          </table:table-cell>
          <table:table-cell table:formula="of:=[.F628]/[.M628]" office:value-type="float" office:value="1174">
            <text:p>1174</text:p>
          </table:table-cell>
          <table:table-cell table:formula="of:=([.F628]-[.P628])/100*5/3.6" office:value-type="float" office:value="16.25">
            <text:p>16,25</text:p>
          </table:table-cell>
          <table:table-cell table:formula="of:=HEX2DEC([.C628])" office:value-type="float" office:value="4">
            <text:p>4</text:p>
          </table:table-cell>
          <table:table-cell table:formula="of:=[.P62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b</text:p>
          </table:table-cell>
          <table:table-cell table:style-name="Default" office:value-type="string">
            <text:p>af</text:p>
          </table:table-cell>
          <table:table-cell table:style-name="ce2" office:value-type="string">
            <text:p>04</text:p>
          </table:table-cell>
          <table:table-cell/>
          <table:table-cell table:formula="of:=HEX2DEC([.A629])" office:value-type="float" office:value="171">
            <text:p>171</text:p>
          </table:table-cell>
          <table:table-cell table:formula="of:=256*HEX2DEC([.C629])+HEX2DEC([.B629])" office:value-type="float" office:value="1199">
            <text:p>1199</text:p>
          </table:table-cell>
          <table:table-cell/>
          <table:table-cell office:value-type="float" office:value="790">
            <text:p>790</text:p>
          </table:table-cell>
          <table:table-cell office:value-type="float" office:value="1275.3196">
            <text:p>1275,3196</text:p>
          </table:table-cell>
          <table:table-cell office:value-type="float" office:value="749">
            <text:p>749</text:p>
          </table:table-cell>
          <table:table-cell/>
          <table:table-cell table:formula="of:=IF([.J629]=[.E629];&quot;X&quot;;&quot;&quot;)">
            <text:p/>
          </table:table-cell>
          <table:table-cell table:formula="of:=[.I629]-[.I628]" office:value-type="float" office:value="1">
            <text:p>1</text:p>
          </table:table-cell>
          <table:table-cell table:formula="of:=[.F629]/[.M629]" office:value-type="float" office:value="1199">
            <text:p>1199</text:p>
          </table:table-cell>
          <table:table-cell table:formula="of:=([.F629]-[.P629])/100*5/3.6" office:value-type="float" office:value="16.5972222222222">
            <text:p>16,5972222222</text:p>
          </table:table-cell>
          <table:table-cell table:formula="of:=HEX2DEC([.C629])" office:value-type="float" office:value="4">
            <text:p>4</text:p>
          </table:table-cell>
          <table:table-cell table:formula="of:=[.P629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c1</text:p>
          </table:table-cell>
          <table:table-cell table:style-name="ce2" office:value-type="string">
            <text:p>04</text:p>
          </table:table-cell>
          <table:table-cell/>
          <table:table-cell table:formula="of:=HEX2DEC([.A630])" office:value-type="float" office:value="172">
            <text:p>172</text:p>
          </table:table-cell>
          <table:table-cell table:formula="of:=256*HEX2DEC([.C630])+HEX2DEC([.B630])" office:value-type="float" office:value="1217">
            <text:p>1217</text:p>
          </table:table-cell>
          <table:table-cell/>
          <table:table-cell office:value-type="float" office:value="791">
            <text:p>791</text:p>
          </table:table-cell>
          <table:table-cell office:value-type="float" office:value="1276.3196">
            <text:p>1276,3196</text:p>
          </table:table-cell>
          <table:table-cell office:value-type="float" office:value="750">
            <text:p>750</text:p>
          </table:table-cell>
          <table:table-cell/>
          <table:table-cell table:formula="of:=IF([.J630]=[.E630];&quot;X&quot;;&quot;&quot;)">
            <text:p/>
          </table:table-cell>
          <table:table-cell table:formula="of:=[.I630]-[.I629]" office:value-type="float" office:value="1">
            <text:p>1</text:p>
          </table:table-cell>
          <table:table-cell table:formula="of:=[.F630]/[.M630]" office:value-type="float" office:value="1217">
            <text:p>1217</text:p>
          </table:table-cell>
          <table:table-cell table:formula="of:=([.F630]-[.P630])/100*5/3.6" office:value-type="float" office:value="16.8472222222222">
            <text:p>16,8472222222</text:p>
          </table:table-cell>
          <table:table-cell table:formula="of:=HEX2DEC([.C630])" office:value-type="float" office:value="4">
            <text:p>4</text:p>
          </table:table-cell>
          <table:table-cell table:formula="of:=[.P630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d2</text:p>
          </table:table-cell>
          <table:table-cell table:style-name="ce2" office:value-type="string">
            <text:p>04</text:p>
          </table:table-cell>
          <table:table-cell/>
          <table:table-cell table:formula="of:=HEX2DEC([.A631])" office:value-type="float" office:value="173">
            <text:p>173</text:p>
          </table:table-cell>
          <table:table-cell table:formula="of:=256*HEX2DEC([.C631])+HEX2DEC([.B631])" office:value-type="float" office:value="1234">
            <text:p>1234</text:p>
          </table:table-cell>
          <table:table-cell/>
          <table:table-cell office:value-type="float" office:value="792">
            <text:p>792</text:p>
          </table:table-cell>
          <table:table-cell office:value-type="float" office:value="1277.3196">
            <text:p>1277,3196</text:p>
          </table:table-cell>
          <table:table-cell office:value-type="float" office:value="751">
            <text:p>751</text:p>
          </table:table-cell>
          <table:table-cell/>
          <table:table-cell table:formula="of:=IF([.J631]=[.E631];&quot;X&quot;;&quot;&quot;)">
            <text:p/>
          </table:table-cell>
          <table:table-cell table:formula="of:=[.I631]-[.I630]" office:value-type="float" office:value="1">
            <text:p>1</text:p>
          </table:table-cell>
          <table:table-cell table:formula="of:=[.F631]/[.M631]" office:value-type="float" office:value="1234">
            <text:p>1234</text:p>
          </table:table-cell>
          <table:table-cell table:formula="of:=([.F631]-[.P631])/100*5/3.6" office:value-type="float" office:value="17.0833333333333">
            <text:p>17,0833333333</text:p>
          </table:table-cell>
          <table:table-cell table:formula="of:=HEX2DEC([.C631])" office:value-type="float" office:value="4">
            <text:p>4</text:p>
          </table:table-cell>
          <table:table-cell table:formula="of:=[.P631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6</text:p>
          </table:table-cell>
          <table:table-cell table:style-name="ce2" office:value-type="string">
            <text:p>04</text:p>
          </table:table-cell>
          <table:table-cell/>
          <table:table-cell table:formula="of:=HEX2DEC([.A632])" office:value-type="float" office:value="173">
            <text:p>173</text:p>
          </table:table-cell>
          <table:table-cell table:formula="of:=256*HEX2DEC([.C632])+HEX2DEC([.B632])" office:value-type="float" office:value="1222">
            <text:p>1222</text:p>
          </table:table-cell>
          <table:table-cell/>
          <table:table-cell office:value-type="float" office:value="793">
            <text:p>793</text:p>
          </table:table-cell>
          <table:table-cell office:value-type="float" office:value="1278.3196">
            <text:p>1278,3196</text:p>
          </table:table-cell>
          <table:table-cell office:value-type="float" office:value="752">
            <text:p>752</text:p>
          </table:table-cell>
          <table:table-cell/>
          <table:table-cell table:formula="of:=IF([.J632]=[.E632];&quot;X&quot;;&quot;&quot;)">
            <text:p/>
          </table:table-cell>
          <table:table-cell table:formula="of:=[.I632]-[.I631]" office:value-type="float" office:value="1">
            <text:p>1</text:p>
          </table:table-cell>
          <table:table-cell table:formula="of:=[.F632]/[.M632]" office:value-type="float" office:value="1222">
            <text:p>1222</text:p>
          </table:table-cell>
          <table:table-cell table:formula="of:=([.F632]-[.P632])/100*5/3.6" office:value-type="float" office:value="16.9166666666667">
            <text:p>16,9166666667</text:p>
          </table:table-cell>
          <table:table-cell table:formula="of:=HEX2DEC([.C632])" office:value-type="float" office:value="4">
            <text:p>4</text:p>
          </table:table-cell>
          <table:table-cell table:formula="of:=[.P632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d</text:p>
          </table:table-cell>
          <table:table-cell table:style-name="Default" office:value-type="string">
            <text:p>c2</text:p>
          </table:table-cell>
          <table:table-cell table:style-name="ce2" office:value-type="string">
            <text:p>04</text:p>
          </table:table-cell>
          <table:table-cell/>
          <table:table-cell table:formula="of:=HEX2DEC([.A633])" office:value-type="float" office:value="173">
            <text:p>173</text:p>
          </table:table-cell>
          <table:table-cell table:formula="of:=256*HEX2DEC([.C633])+HEX2DEC([.B633])" office:value-type="float" office:value="1218">
            <text:p>1218</text:p>
          </table:table-cell>
          <table:table-cell/>
          <table:table-cell office:value-type="float" office:value="794">
            <text:p>794</text:p>
          </table:table-cell>
          <table:table-cell office:value-type="float" office:value="1279.3196">
            <text:p>1279,3196</text:p>
          </table:table-cell>
          <table:table-cell office:value-type="float" office:value="753">
            <text:p>753</text:p>
          </table:table-cell>
          <table:table-cell/>
          <table:table-cell table:formula="of:=IF([.J633]=[.E633];&quot;X&quot;;&quot;&quot;)">
            <text:p/>
          </table:table-cell>
          <table:table-cell table:formula="of:=[.I633]-[.I632]" office:value-type="float" office:value="1">
            <text:p>1</text:p>
          </table:table-cell>
          <table:table-cell table:formula="of:=[.F633]/[.M633]" office:value-type="float" office:value="1218">
            <text:p>1218</text:p>
          </table:table-cell>
          <table:table-cell table:formula="of:=([.F633]-[.P633])/100*5/3.6" office:value-type="float" office:value="16.8611111111111">
            <text:p>16,8611111111</text:p>
          </table:table-cell>
          <table:table-cell table:formula="of:=HEX2DEC([.C633])" office:value-type="float" office:value="4">
            <text:p>4</text:p>
          </table:table-cell>
          <table:table-cell table:formula="of:=[.P633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af</text:p>
          </table:table-cell>
          <table:table-cell table:style-name="ce2" office:value-type="string">
            <text:p>04</text:p>
          </table:table-cell>
          <table:table-cell/>
          <table:table-cell table:formula="of:=HEX2DEC([.A634])" office:value-type="float" office:value="172">
            <text:p>172</text:p>
          </table:table-cell>
          <table:table-cell table:formula="of:=256*HEX2DEC([.C634])+HEX2DEC([.B634])" office:value-type="float" office:value="1199">
            <text:p>1199</text:p>
          </table:table-cell>
          <table:table-cell/>
          <table:table-cell office:value-type="float" office:value="795">
            <text:p>795</text:p>
          </table:table-cell>
          <table:table-cell office:value-type="float" office:value="1280.3196">
            <text:p>1280,3196</text:p>
          </table:table-cell>
          <table:table-cell office:value-type="float" office:value="754">
            <text:p>754</text:p>
          </table:table-cell>
          <table:table-cell/>
          <table:table-cell table:formula="of:=IF([.J634]=[.E634];&quot;X&quot;;&quot;&quot;)">
            <text:p/>
          </table:table-cell>
          <table:table-cell table:formula="of:=[.I634]-[.I633]" office:value-type="float" office:value="1">
            <text:p>1</text:p>
          </table:table-cell>
          <table:table-cell table:formula="of:=[.F634]/[.M634]" office:value-type="float" office:value="1199">
            <text:p>1199</text:p>
          </table:table-cell>
          <table:table-cell table:formula="of:=([.F634]-[.P634])/100*5/3.6" office:value-type="float" office:value="16.5972222222222">
            <text:p>16,5972222222</text:p>
          </table:table-cell>
          <table:table-cell table:formula="of:=HEX2DEC([.C634])" office:value-type="float" office:value="4">
            <text:p>4</text:p>
          </table:table-cell>
          <table:table-cell table:formula="of:=[.P634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a7</text:p>
          </table:table-cell>
          <table:table-cell table:style-name="ce2" office:value-type="string">
            <text:p>04</text:p>
          </table:table-cell>
          <table:table-cell/>
          <table:table-cell table:formula="of:=HEX2DEC([.A635])" office:value-type="float" office:value="172">
            <text:p>172</text:p>
          </table:table-cell>
          <table:table-cell table:formula="of:=256*HEX2DEC([.C635])+HEX2DEC([.B635])" office:value-type="float" office:value="1191">
            <text:p>1191</text:p>
          </table:table-cell>
          <table:table-cell/>
          <table:table-cell office:value-type="float" office:value="796">
            <text:p>796</text:p>
          </table:table-cell>
          <table:table-cell office:value-type="float" office:value="1281.3196">
            <text:p>1281,3196</text:p>
          </table:table-cell>
          <table:table-cell office:value-type="float" office:value="755">
            <text:p>755</text:p>
          </table:table-cell>
          <table:table-cell/>
          <table:table-cell table:formula="of:=IF([.J635]=[.E635];&quot;X&quot;;&quot;&quot;)">
            <text:p/>
          </table:table-cell>
          <table:table-cell table:formula="of:=[.I635]-[.I634]" office:value-type="float" office:value="1">
            <text:p>1</text:p>
          </table:table-cell>
          <table:table-cell table:formula="of:=[.F635]/[.M635]" office:value-type="float" office:value="1191">
            <text:p>1191</text:p>
          </table:table-cell>
          <table:table-cell table:formula="of:=([.F635]-[.P635])/100*5/3.6" office:value-type="float" office:value="16.4861111111111">
            <text:p>16,4861111111</text:p>
          </table:table-cell>
          <table:table-cell table:formula="of:=HEX2DEC([.C635])" office:value-type="float" office:value="4">
            <text:p>4</text:p>
          </table:table-cell>
          <table:table-cell table:formula="of:=[.P635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b</text:p>
          </table:table-cell>
          <table:table-cell table:style-name="Default" office:value-type="string">
            <text:p>9a</text:p>
          </table:table-cell>
          <table:table-cell table:style-name="ce2" office:value-type="string">
            <text:p>04</text:p>
          </table:table-cell>
          <table:table-cell/>
          <table:table-cell table:formula="of:=HEX2DEC([.A636])" office:value-type="float" office:value="171">
            <text:p>171</text:p>
          </table:table-cell>
          <table:table-cell table:formula="of:=256*HEX2DEC([.C636])+HEX2DEC([.B636])" office:value-type="float" office:value="1178">
            <text:p>1178</text:p>
          </table:table-cell>
          <table:table-cell/>
          <table:table-cell office:value-type="float" office:value="797">
            <text:p>797</text:p>
          </table:table-cell>
          <table:table-cell office:value-type="float" office:value="1282.3196">
            <text:p>1282,3196</text:p>
          </table:table-cell>
          <table:table-cell office:value-type="float" office:value="756">
            <text:p>756</text:p>
          </table:table-cell>
          <table:table-cell/>
          <table:table-cell table:formula="of:=IF([.J636]=[.E636];&quot;X&quot;;&quot;&quot;)">
            <text:p/>
          </table:table-cell>
          <table:table-cell table:formula="of:=[.I636]-[.I635]" office:value-type="float" office:value="1">
            <text:p>1</text:p>
          </table:table-cell>
          <table:table-cell table:formula="of:=[.F636]/[.M636]" office:value-type="float" office:value="1178">
            <text:p>1178</text:p>
          </table:table-cell>
          <table:table-cell table:formula="of:=([.F636]-[.P636])/100*5/3.6" office:value-type="float" office:value="16.3055555555556">
            <text:p>16,3055555556</text:p>
          </table:table-cell>
          <table:table-cell table:formula="of:=HEX2DEC([.C636])" office:value-type="float" office:value="4">
            <text:p>4</text:p>
          </table:table-cell>
          <table:table-cell table:formula="of:=[.P636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aa</text:p>
          </table:table-cell>
          <table:table-cell table:style-name="Default" office:value-type="string">
            <text:p>8f</text:p>
          </table:table-cell>
          <table:table-cell table:style-name="ce2" office:value-type="string">
            <text:p>04</text:p>
          </table:table-cell>
          <table:table-cell/>
          <table:table-cell table:formula="of:=HEX2DEC([.A637])" office:value-type="float" office:value="170">
            <text:p>170</text:p>
          </table:table-cell>
          <table:table-cell table:formula="of:=256*HEX2DEC([.C637])+HEX2DEC([.B637])" office:value-type="float" office:value="1167">
            <text:p>1167</text:p>
          </table:table-cell>
          <table:table-cell/>
          <table:table-cell office:value-type="float" office:value="798">
            <text:p>798</text:p>
          </table:table-cell>
          <table:table-cell office:value-type="float" office:value="1283.3196">
            <text:p>1283,3196</text:p>
          </table:table-cell>
          <table:table-cell office:value-type="float" office:value="757">
            <text:p>757</text:p>
          </table:table-cell>
          <table:table-cell/>
          <table:table-cell table:formula="of:=IF([.J637]=[.E637];&quot;X&quot;;&quot;&quot;)">
            <text:p/>
          </table:table-cell>
          <table:table-cell table:formula="of:=[.I637]-[.I636]" office:value-type="float" office:value="1">
            <text:p>1</text:p>
          </table:table-cell>
          <table:table-cell table:formula="of:=[.F637]/[.M637]" office:value-type="float" office:value="1167">
            <text:p>1167</text:p>
          </table:table-cell>
          <table:table-cell table:formula="of:=([.F637]-[.P637])/100*5/3.6" office:value-type="float" office:value="16.1527777777778">
            <text:p>16,1527777778</text:p>
          </table:table-cell>
          <table:table-cell table:formula="of:=HEX2DEC([.C637])" office:value-type="float" office:value="4">
            <text:p>4</text:p>
          </table:table-cell>
          <table:table-cell table:formula="of:=[.P637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9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04</text:p>
          </table:table-cell>
          <table:table-cell/>
          <table:table-cell table:formula="of:=HEX2DEC([.A638])" office:value-type="float" office:value="169">
            <text:p>169</text:p>
          </table:table-cell>
          <table:table-cell table:formula="of:=256*HEX2DEC([.C638])+HEX2DEC([.B638])" office:value-type="float" office:value="1161">
            <text:p>1161</text:p>
          </table:table-cell>
          <table:table-cell/>
          <table:table-cell office:value-type="float" office:value="799">
            <text:p>799</text:p>
          </table:table-cell>
          <table:table-cell office:value-type="float" office:value="1284.3196">
            <text:p>1284,3196</text:p>
          </table:table-cell>
          <table:table-cell office:value-type="float" office:value="758">
            <text:p>758</text:p>
          </table:table-cell>
          <table:table-cell/>
          <table:table-cell table:formula="of:=IF([.J638]=[.E638];&quot;X&quot;;&quot;&quot;)">
            <text:p/>
          </table:table-cell>
          <table:table-cell table:formula="of:=[.I638]-[.I637]" office:value-type="float" office:value="1">
            <text:p>1</text:p>
          </table:table-cell>
          <table:table-cell table:formula="of:=[.F638]/[.M638]" office:value-type="float" office:value="1161">
            <text:p>1161</text:p>
          </table:table-cell>
          <table:table-cell table:formula="of:=([.F638]-[.P638])/100*5/3.6" office:value-type="float" office:value="16.0694444444444">
            <text:p>16,0694444444</text:p>
          </table:table-cell>
          <table:table-cell table:formula="of:=HEX2DEC([.C638])" office:value-type="float" office:value="4">
            <text:p>4</text:p>
          </table:table-cell>
          <table:table-cell table:formula="of:=[.P638]*5/(3.6*100)" office:value-type="float" office:value="0.0555555555555556">
            <text:p>0,0555555556</text:p>
          </table:table-cell>
          <table:table-cell table:number-columns-repeated="1007"/>
        </table:table-row>
        <table:table-row table:style-name="ro2">
          <table:table-cell table:style-name="Default" office:value-type="string">
            <text:p>ac</text:p>
          </table:table-cell>
          <table:table-cell table:style-name="Default" office:value-type="string">
            <text:p>1d</text:p>
          </table:table-cell>
          <table:table-cell table:style-name="Default" office:value-type="string">
            <text:p>f5</text:p>
          </table:table-cell>
          <table:table-cell/>
          <table:table-cell table:formula="of:=HEX2DEC([.A639])" office:value-type="float" office:value="172">
            <text:p>172</text:p>
          </table:table-cell>
          <table:table-cell table:formula="of:=256*HEX2DEC([.C639])+HEX2DEC([.B639])" office:value-type="float" office:value="62749">
            <text:p>62749</text:p>
          </table:table-cell>
          <table:table-cell/>
          <table:table-cell office:value-type="float" office:value="800">
            <text:p>800</text:p>
          </table:table-cell>
          <table:table-cell office:value-type="float" office:value="1285.3196">
            <text:p>1285,3196</text:p>
          </table:table-cell>
          <table:table-cell office:value-type="float" office:value="759">
            <text:p>759</text:p>
          </table:table-cell>
          <table:table-cell/>
          <table:table-cell table:formula="of:=IF([.J639]=[.E639];&quot;X&quot;;&quot;&quot;)">
            <text:p/>
          </table:table-cell>
          <table:table-cell table:formula="of:=[.I639]-[.I638]" office:value-type="float" office:value="1">
            <text:p>1</text:p>
          </table:table-cell>
          <table:table-cell table:formula="of:=[.F639]/[.M639]" office:value-type="float" office:value="62749">
            <text:p>62749</text:p>
          </table:table-cell>
          <table:table-cell table:formula="of:=([.F639]-[.P639])/100*5/3.6" office:value-type="float" office:value="868.111111111111">
            <text:p>868,1111111111</text:p>
          </table:table-cell>
          <table:table-cell table:formula="of:=HEX2DEC([.C639])" office:value-type="float" office:value="245">
            <text:p>245</text:p>
          </table:table-cell>
          <table:table-cell table:formula="of:=[.P639]*5/(3.6*100)" office:value-type="float" office:value="3.40277777777778">
            <text:p>3,4027777778</text:p>
          </table:table-cell>
          <table:table-cell table:number-columns-repeated="1007"/>
        </table:table-row>
        <table:table-row table:style-name="ro2" table:number-rows-repeated="10479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 style:data-style-name="N2" text:time-value="0000-00-00T21:36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9T23:16:03</dc:date>
    <meta:generator>LibreOffice/3.6$Linux_x86 LibreOffice_project/360m1$Build-3</meta:generator>
    <meta:editing-duration>P0D</meta:editing-duration>
    <meta:editing-cycles>2</meta:editing-cycles>
    <meta:document-statistic meta:table-count="1" meta:cell-count="8928" meta:object-count="0"/>
  </office:meta>
</office:document-meta>
</file>